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7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146in"/>
    </style:style>
    <style:style style:name="co4" style:family="table-column">
      <style:table-column-properties fo:break-before="auto" style:column-width="0.2362in"/>
    </style:style>
    <style:style style:name="co5" style:family="table-column">
      <style:table-column-properties fo:break-before="auto" style:column-width="0.8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11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5" table:default-cell-style-name="ce3"/>
        <table:table-column table:style-name="co2" table:number-columns-repeated="3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5" table:default-cell-style-name="Default"/>
        <table:table-column table:style-name="co2" table:number-columns-repeated="3" table:default-cell-style-name="ce3"/>
        <table:table-column table:style-name="co2" table:number-columns-repeated="4" table:default-cell-style-name="Default"/>
        <table:table-column table:style-name="co2" table:number-columns-repeated="3" table:default-cell-style-name="ce3"/>
        <table:table-column table:style-name="co2" table:number-columns-repeated="4" table:default-cell-style-name="Default"/>
        <table:table-column table:style-name="co2" table:number-columns-repeated="3" table:default-cell-style-name="ce3"/>
        <table:table-row table:style-name="ro1">
          <table:table-cell table:number-columns-repeated="5"/>
          <table:table-cell table:style-name="ce1" office:value-type="string" table:number-columns-spanned="7" table:number-rows-spanned="1">
            <text:p>matrix</text:p>
          </table:table-cell>
          <table:covered-table-cell table:number-columns-repeated="6"/>
          <table:table-cell table:style-name="ce1" office:value-type="string" table:number-columns-spanned="4" table:number-rows-spanned="1">
            <text:p>matrix_ikj</text:p>
          </table:table-cell>
          <table:covered-table-cell table:number-columns-repeated="3"/>
          <table:table-cell table:number-columns-repeated="3"/>
          <table:table-cell table:style-name="ce1" office:value-type="string" table:number-columns-spanned="4" table:number-rows-spanned="1">
            <text:p>matrix_jik</text:p>
          </table:table-cell>
          <table:covered-table-cell table:number-columns-repeated="3"/>
          <table:table-cell table:number-columns-repeated="3"/>
          <table:table-cell table:style-name="ce1" office:value-type="string" table:number-columns-spanned="4" table:number-rows-spanned="1">
            <text:p>matrix_jki</text:p>
          </table:table-cell>
          <table:covered-table-cell table:number-columns-repeated="3"/>
          <table:table-cell table:number-columns-repeated="3"/>
          <table:table-cell table:style-name="ce1" office:value-type="string" table:number-columns-spanned="4" table:number-rows-spanned="1">
            <text:p>matrix_kij</text:p>
          </table:table-cell>
          <table:covered-table-cell table:number-columns-repeated="3"/>
          <table:table-cell table:number-columns-repeated="3"/>
          <table:table-cell table:style-name="ce1" office:value-type="string" table:number-columns-spanned="4" table:number-rows-spanned="1">
            <text:p>matrix_kji</text:p>
          </table:table-cell>
          <table:covered-table-cell table:number-columns-repeated="3"/>
          <table:table-cell table:number-columns-repeated="3"/>
          <table:table-cell table:style-name="ce1" office:value-type="string" table:number-columns-spanned="4" table:number-rows-spanned="1">
            <text:p>matrix_O1</text:p>
          </table:table-cell>
          <table:covered-table-cell table:number-columns-repeated="3"/>
          <table:table-cell table:number-columns-repeated="3"/>
          <table:table-cell table:style-name="ce1" office:value-type="string" table:number-columns-spanned="4" table:number-rows-spanned="1">
            <text:p>matrix_O2</text:p>
          </table:table-cell>
          <table:covered-table-cell table:number-columns-repeated="3"/>
          <table:table-cell table:number-columns-repeated="3"/>
          <table:table-cell table:style-name="ce1" office:value-type="string" table:number-columns-spanned="4" table:number-rows-spanned="1">
            <text:p>matrix_O3</text:p>
          </table:table-cell>
          <table:covered-table-cell table:number-columns-repeated="3"/>
          <table:table-cell table:number-columns-repeated="3"/>
          <table:table-cell table:style-name="ce1" office:value-type="string" table:number-columns-spanned="4" table:number-rows-spanned="1">
            <text:p>matrix_Os</text:p>
          </table:table-cell>
          <table:covered-table-cell table:number-columns-repeated="3"/>
          <table:table-cell table:number-columns-repeated="4"/>
          <table:table-cell table:style-name="ce1" office:value-type="string" table:number-columns-spanned="4" table:number-rows-spanned="1">
            <text:p>matrix_block</text:p>
          </table:table-cell>
          <table:covered-table-cell table:number-columns-repeated="2"/>
          <table:covered-table-cell table:style-name="ce3"/>
          <table:table-cell table:number-columns-repeated="3"/>
          <table:table-cell table:style-name="ce1" office:value-type="string" table:number-columns-spanned="4" table:number-rows-spanned="1">
            <text:p>atlas</text:p>
          </table:table-cell>
          <table:covered-table-cell table:number-columns-repeated="2"/>
          <table:covered-table-cell table:style-name="ce3"/>
          <table:table-cell table:number-columns-repeated="3"/>
          <table:table-cell table:style-name="ce1" office:value-type="string" table:number-columns-spanned="4" table:number-rows-spanned="1">
            <text:p>mkl</text:p>
          </table:table-cell>
          <table:covered-table-cell table:number-columns-repeated="2"/>
          <table:covered-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n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table:style-name="ce3"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table:style-name="ce3"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table:style-name="ce3"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3]" office:value-type="float" office:value="0">
            <text:p>0</text:p>
          </table:table-cell>
          <table:table-cell office:value-type="string">
            <text:p>,</text:p>
          </table:table-cell>
          <table:table-cell table:formula="of:=[.CS3]" office:value-type="float" office:value="3536.66666666667">
            <text:p>3536.6666666667</text:p>
          </table:table-cell>
          <table:table-cell office:value-type="string">
            <text:p>)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Default" office:value-type="float" office:value="6">
            <text:p>6</text:p>
          </table:table-cell>
          <table:table-cell table:style-name="Default" table:formula="of:=[.G3]/[.I3]/10^3" office:value-type="float" office:value="0">
            <text:p>0</text:p>
          </table:table-cell>
          <table:table-cell table:style-name="Default" table:formula="of:=[.H3]/[.G3]" office:value-type="float" office:value="0">
            <text:p>#DIV/0!</text:p>
          </table:table-cell>
          <table:table-cell table:style-name="Default" table:formula="of:=[.F3]/[.G3]" office:value-type="float" office:value="0">
            <text:p>#DIV/0!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.000000</text:p>
          </table:table-cell>
          <table:table-cell table:style-name="Default" table:formula="of:=[.N3]/[.P3]/10^3" office:value-type="float" office:value="0">
            <text:p>0</text:p>
          </table:table-cell>
          <table:table-cell table:style-name="Default" table:formula="of:=[.O3]/[.N3]" office:value-type="float" office:value="0">
            <text:p>#DIV/0!</text:p>
          </table:table-cell>
          <table:table-cell table:style-name="Default" table:formula="of:=[.M3]/[.N3]" office:value-type="float" office:value="0">
            <text:p>#DIV/0!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.000000</text:p>
          </table:table-cell>
          <table:table-cell table:style-name="Default" table:formula="of:=[.U3]/[.W3]/10^3" office:value-type="float" office:value="0">
            <text:p>0</text:p>
          </table:table-cell>
          <table:table-cell table:style-name="Default" table:formula="of:=[.V3]/[.U3]" office:value-type="float" office:value="0">
            <text:p>#DIV/0!</text:p>
          </table:table-cell>
          <table:table-cell table:style-name="Default" table:formula="of:=[.T3]/[.U3]" office:value-type="float" office:value="0">
            <text:p>#DIV/0!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.000000</text:p>
          </table:table-cell>
          <table:table-cell table:style-name="Default" table:formula="of:=[.AB3]/[.AD3]/10^3" office:value-type="float" office:value="0">
            <text:p>0</text:p>
          </table:table-cell>
          <table:table-cell table:style-name="Default" table:formula="of:=[.AC3]/[.AB3]" office:value-type="float" office:value="0">
            <text:p>#DIV/0!</text:p>
          </table:table-cell>
          <table:table-cell table:style-name="Default" table:formula="of:=[.AA3]/[.AB3]" office:value-type="float" office:value="0">
            <text:p>#DIV/0!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.000000</text:p>
          </table:table-cell>
          <table:table-cell table:style-name="Default" table:formula="of:=[.AI3]/[.AK3]/10^3" office:value-type="float" office:value="0">
            <text:p>0</text:p>
          </table:table-cell>
          <table:table-cell table:style-name="Default" table:formula="of:=[.AJ3]/[.AI3]" office:value-type="float" office:value="0">
            <text:p>#DIV/0!</text:p>
          </table:table-cell>
          <table:table-cell table:style-name="Default" table:formula="of:=[.AH3]/[.AI3]" office:value-type="float" office:value="0">
            <text:p>#DIV/0!</text:p>
          </table:table-cell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.000000</text:p>
          </table:table-cell>
          <table:table-cell table:style-name="Default" table:formula="of:=[.AP3]/[.AR3]/10^3" office:value-type="float" office:value="0">
            <text:p>0</text:p>
          </table:table-cell>
          <table:table-cell table:style-name="Default" table:formula="of:=[.AQ3]/[.AP3]" office:value-type="float" office:value="0">
            <text:p>#DIV/0!</text:p>
          </table:table-cell>
          <table:table-cell table:style-name="Default" table:formula="of:=[.AO3]/[.AP3]" office:value-type="float" office:value="0">
            <text:p>#DIV/0!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.000000</text:p>
          </table:table-cell>
          <table:table-cell table:style-name="Default" table:formula="of:=[.AW3]/[.AY3]/10^3" office:value-type="float" office:value="0">
            <text:p>0</text:p>
          </table:table-cell>
          <table:table-cell table:style-name="Default" table:formula="of:=[.AX3]/[.AW3]" office:value-type="float" office:value="0">
            <text:p>#DIV/0!</text:p>
          </table:table-cell>
          <table:table-cell table:style-name="Default" table:formula="of:=[.AV3]/[.AW3]" office:value-type="float" office:value="0">
            <text:p>#DIV/0!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.000000</text:p>
          </table:table-cell>
          <table:table-cell table:style-name="Default" table:formula="of:=[.BD3]/[.BF3]/10^3" office:value-type="float" office:value="0">
            <text:p>0</text:p>
          </table:table-cell>
          <table:table-cell table:style-name="Default" table:formula="of:=[.BE3]/[.BD3]" office:value-type="float" office:value="0">
            <text:p>#DIV/0!</text:p>
          </table:table-cell>
          <table:table-cell table:style-name="Default" table:formula="of:=[.BC3]/[.BD3]" office:value-type="float" office:value="0">
            <text:p>#DIV/0!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">
            <text:p>7.000000</text:p>
          </table:table-cell>
          <table:table-cell table:style-name="Default" table:formula="of:=[.BK3]/[.BM3]/10^3" office:value-type="float" office:value="0">
            <text:p>0</text:p>
          </table:table-cell>
          <table:table-cell table:style-name="Default" table:formula="of:=[.BL3]/[.BK3]" office:value-type="float" office:value="0">
            <text:p>#DIV/0!</text:p>
          </table:table-cell>
          <table:table-cell table:style-name="Default" table:formula="of:=[.BJ3]/[.BK3]" office:value-type="float" office:value="0">
            <text:p>#DIV/0!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.000000</text:p>
          </table:table-cell>
          <table:table-cell table:style-name="Default" table:formula="of:=[.BR3]/[.BT3]/10^3" office:value-type="float" office:value="0">
            <text:p>0</text:p>
          </table:table-cell>
          <table:table-cell table:style-name="Default" table:formula="of:=[.BS3]/[.BR3]" office:value-type="float" office:value="0">
            <text:p>#DIV/0!</text:p>
          </table:table-cell>
          <table:table-cell table:style-name="Default" table:formula="of:=[.BQ3]/[.BR3]" office:value-type="float" office:value="0">
            <text:p>#DIV/0!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style-name="Default" table:formula="of:=[.BZ3]/[.CB3]/10^3" office:value-type="float" office:value="0">
            <text:p>0</text:p>
          </table:table-cell>
          <table:table-cell table:style-name="Default" table:formula="of:=[.CA3]/[.BZ3]" office:value-type="float" office:value="0">
            <text:p>#DIV/0!</text:p>
          </table:table-cell>
          <table:table-cell table:style-name="Default" table:formula="of:=[.BY3]/[.BZ3]" office:value-type="float" office:value="0">
            <text:p>#DIV/0!</text:p>
          </table:table-cell>
          <table:table-cell table:number-columns-repeated="4" office:value-type="float" office:value="0">
            <text:p>0</text:p>
          </table:table-cell>
          <table:table-cell table:style-name="Default" table:formula="of:=[.CG3]/[.CI3]/10^3" office:value-type="float" office:value="0">
            <text:p>#DIV/0!</text:p>
          </table:table-cell>
          <table:table-cell table:style-name="Default" table:formula="of:=[.CH3]/[.CG3]" office:value-type="float" office:value="0">
            <text:p>#DIV/0!</text:p>
          </table:table-cell>
          <table:table-cell table:style-name="Default" table:formula="of:=[.CF3]/[.CG3]" office:value-type="float" office:value="0">
            <text:p>#DIV/0!</text:p>
          </table:table-cell>
          <table:table-cell office:value-type="float" office:value="10610">
            <text:p>10610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table:style-name="Default" table:formula="of:=[.CN3]/[.CP3]/10^3" office:value-type="float" office:value="0.0006">
            <text:p>0.0006</text:p>
          </table:table-cell>
          <table:table-cell table:style-name="Default" table:formula="of:=[.CO3]/[.CN3]" office:value-type="float" office:value="62.6666666666667">
            <text:p>62.6666666667</text:p>
          </table:table-cell>
          <table:table-cell table:style-name="Default" table:formula="of:=[.CM3]/[.CN3]" office:value-type="float" office:value="3536.66666666667">
            <text:p>3536.666666666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4]" office:value-type="float" office:value="9">
            <text:p>9</text:p>
          </table:table-cell>
          <table:table-cell office:value-type="string">
            <text:p>,</text:p>
          </table:table-cell>
          <table:table-cell table:formula="of:=[.CS4]" office:value-type="float" office:value="7.19470046082949">
            <text:p>7.1947004608</text:p>
          </table:table-cell>
          <table:table-cell office:value-type="string">
            <text:p>)</text:p>
          </table:table-cell>
          <table:table-cell office:value-type="float" office:value="51302">
            <text:p>51302</text:p>
          </table:table-cell>
          <table:table-cell office:value-type="float" office:value="2000">
            <text:p>2000</text:p>
          </table:table-cell>
          <table:table-cell office:value-type="float" office:value="44">
            <text:p>44</text:p>
          </table:table-cell>
          <table:table-cell table:style-name="Default" office:value-type="float" office:value="5">
            <text:p>5</text:p>
          </table:table-cell>
          <table:table-cell table:style-name="Default" table:formula="of:=[.G4]/[.I4]/10^3" office:value-type="float" office:value="0.4">
            <text:p>0.4</text:p>
          </table:table-cell>
          <table:table-cell table:style-name="Default" table:formula="of:=[.H4]/[.G4]" office:value-type="float" office:value="0.022">
            <text:p>0.022</text:p>
          </table:table-cell>
          <table:table-cell table:style-name="Default" table:formula="of:=[.F4]/[.G4]" office:value-type="float" office:value="25.651">
            <text:p>25.651</text:p>
          </table:table-cell>
          <table:table-cell office:value-type="float" office:value="51302">
            <text:p>51302</text:p>
          </table:table-cell>
          <table:table-cell office:value-type="float" office:value="2000">
            <text:p>2000</text:p>
          </table:table-cell>
          <table:table-cell office:value-type="float" office:value="45">
            <text:p>45</text:p>
          </table:table-cell>
          <table:table-cell office:value-type="float" office:value="6">
            <text:p>6.000000</text:p>
          </table:table-cell>
          <table:table-cell table:style-name="Default" table:formula="of:=[.N4]/[.P4]/10^3" office:value-type="float" office:value="0.333333333333333">
            <text:p>0.3333333333</text:p>
          </table:table-cell>
          <table:table-cell table:style-name="Default" table:formula="of:=[.O4]/[.N4]" office:value-type="float" office:value="0.0225">
            <text:p>0.0225</text:p>
          </table:table-cell>
          <table:table-cell table:style-name="Default" table:formula="of:=[.M4]/[.N4]" office:value-type="float" office:value="25.651">
            <text:p>25.651</text:p>
          </table:table-cell>
          <table:table-cell office:value-type="float" office:value="51302">
            <text:p>51302</text:p>
          </table:table-cell>
          <table:table-cell office:value-type="float" office:value="2001">
            <text:p>2001</text:p>
          </table:table-cell>
          <table:table-cell office:value-type="float" office:value="51">
            <text:p>51</text:p>
          </table:table-cell>
          <table:table-cell office:value-type="float" office:value="6">
            <text:p>6.000000</text:p>
          </table:table-cell>
          <table:table-cell table:style-name="Default" table:formula="of:=[.U4]/[.W4]/10^3" office:value-type="float" office:value="0.3335">
            <text:p>0.3335</text:p>
          </table:table-cell>
          <table:table-cell table:style-name="Default" table:formula="of:=[.V4]/[.U4]" office:value-type="float" office:value="0.0254872563718141">
            <text:p>0.0254872564</text:p>
          </table:table-cell>
          <table:table-cell table:style-name="Default" table:formula="of:=[.T4]/[.U4]" office:value-type="float" office:value="25.6381809095452">
            <text:p>25.6381809095</text:p>
          </table:table-cell>
          <table:table-cell office:value-type="float" office:value="51302">
            <text:p>51302</text:p>
          </table:table-cell>
          <table:table-cell office:value-type="float" office:value="2000">
            <text:p>2000</text:p>
          </table:table-cell>
          <table:table-cell office:value-type="float" office:value="49">
            <text:p>49</text:p>
          </table:table-cell>
          <table:table-cell office:value-type="float" office:value="6">
            <text:p>6.000000</text:p>
          </table:table-cell>
          <table:table-cell table:style-name="Default" table:formula="of:=[.AB4]/[.AD4]/10^3" office:value-type="float" office:value="0.333333333333333">
            <text:p>0.3333333333</text:p>
          </table:table-cell>
          <table:table-cell table:style-name="Default" table:formula="of:=[.AC4]/[.AB4]" office:value-type="float" office:value="0.0245">
            <text:p>0.0245</text:p>
          </table:table-cell>
          <table:table-cell table:style-name="Default" table:formula="of:=[.AA4]/[.AB4]" office:value-type="float" office:value="25.651">
            <text:p>25.651</text:p>
          </table:table-cell>
          <table:table-cell office:value-type="float" office:value="51302">
            <text:p>51302</text:p>
          </table:table-cell>
          <table:table-cell office:value-type="float" office:value="2000">
            <text:p>2000</text:p>
          </table:table-cell>
          <table:table-cell office:value-type="float" office:value="44">
            <text:p>44</text:p>
          </table:table-cell>
          <table:table-cell office:value-type="float" office:value="6">
            <text:p>6.000000</text:p>
          </table:table-cell>
          <table:table-cell table:style-name="Default" table:formula="of:=[.AI4]/[.AK4]/10^3" office:value-type="float" office:value="0.333333333333333">
            <text:p>0.3333333333</text:p>
          </table:table-cell>
          <table:table-cell table:style-name="Default" table:formula="of:=[.AJ4]/[.AI4]" office:value-type="float" office:value="0.022">
            <text:p>0.022</text:p>
          </table:table-cell>
          <table:table-cell table:style-name="Default" table:formula="of:=[.AH4]/[.AI4]" office:value-type="float" office:value="25.651">
            <text:p>25.651</text:p>
          </table:table-cell>
          <table:table-cell office:value-type="float" office:value="51302">
            <text:p>51302</text:p>
          </table:table-cell>
          <table:table-cell office:value-type="float" office:value="2000">
            <text:p>2000</text:p>
          </table:table-cell>
          <table:table-cell office:value-type="float" office:value="46">
            <text:p>46</text:p>
          </table:table-cell>
          <table:table-cell office:value-type="float" office:value="4">
            <text:p>4.000000</text:p>
          </table:table-cell>
          <table:table-cell table:style-name="Default" table:formula="of:=[.AP4]/[.AR4]/10^3" office:value-type="float" office:value="0.5">
            <text:p>0.5</text:p>
          </table:table-cell>
          <table:table-cell table:style-name="Default" table:formula="of:=[.AQ4]/[.AP4]" office:value-type="float" office:value="0.023">
            <text:p>0.023</text:p>
          </table:table-cell>
          <table:table-cell table:style-name="Default" table:formula="of:=[.AO4]/[.AP4]" office:value-type="float" office:value="25.651">
            <text:p>25.651</text:p>
          </table:table-cell>
          <table:table-cell office:value-type="float" office:value="16095">
            <text:p>16095</text:p>
          </table:table-cell>
          <table:table-cell office:value-type="float" office:value="2000">
            <text:p>2000</text:p>
          </table:table-cell>
          <table:table-cell office:value-type="float" office:value="43">
            <text:p>43</text:p>
          </table:table-cell>
          <table:table-cell office:value-type="float" office:value="6">
            <text:p>6.000000</text:p>
          </table:table-cell>
          <table:table-cell table:style-name="Default" table:formula="of:=[.AW4]/[.AY4]/10^3" office:value-type="float" office:value="0.333333333333333">
            <text:p>0.3333333333</text:p>
          </table:table-cell>
          <table:table-cell table:style-name="Default" table:formula="of:=[.AX4]/[.AW4]" office:value-type="float" office:value="0.0215">
            <text:p>0.0215</text:p>
          </table:table-cell>
          <table:table-cell table:style-name="Default" table:formula="of:=[.AV4]/[.AW4]" office:value-type="float" office:value="8.0475">
            <text:p>8.0475</text:p>
          </table:table-cell>
          <table:table-cell office:value-type="float" office:value="12176">
            <text:p>12176</text:p>
          </table:table-cell>
          <table:table-cell office:value-type="float" office:value="2000">
            <text:p>2000</text:p>
          </table:table-cell>
          <table:table-cell office:value-type="float" office:value="45">
            <text:p>45</text:p>
          </table:table-cell>
          <table:table-cell office:value-type="float" office:value="6">
            <text:p>6.000000</text:p>
          </table:table-cell>
          <table:table-cell table:style-name="Default" table:formula="of:=[.BD4]/[.BF4]/10^3" office:value-type="float" office:value="0.333333333333333">
            <text:p>0.3333333333</text:p>
          </table:table-cell>
          <table:table-cell table:style-name="Default" table:formula="of:=[.BE4]/[.BD4]" office:value-type="float" office:value="0.0225">
            <text:p>0.0225</text:p>
          </table:table-cell>
          <table:table-cell table:style-name="Default" table:formula="of:=[.BC4]/[.BD4]" office:value-type="float" office:value="6.088">
            <text:p>6.088</text:p>
          </table:table-cell>
          <table:table-cell office:value-type="float" office:value="12087">
            <text:p>12087</text:p>
          </table:table-cell>
          <table:table-cell office:value-type="float" office:value="2000">
            <text:p>2000</text:p>
          </table:table-cell>
          <table:table-cell office:value-type="float" office:value="42">
            <text:p>42</text:p>
          </table:table-cell>
          <table:table-cell office:value-type="float" office:value="5">
            <text:p>5.000000</text:p>
          </table:table-cell>
          <table:table-cell table:style-name="Default" table:formula="of:=[.BK4]/[.BM4]/10^3" office:value-type="float" office:value="0.4">
            <text:p>0.4</text:p>
          </table:table-cell>
          <table:table-cell table:style-name="Default" table:formula="of:=[.BL4]/[.BK4]" office:value-type="float" office:value="0.021">
            <text:p>0.021</text:p>
          </table:table-cell>
          <table:table-cell table:style-name="Default" table:formula="of:=[.BJ4]/[.BK4]" office:value-type="float" office:value="6.0435">
            <text:p>6.0435</text:p>
          </table:table-cell>
          <table:table-cell office:value-type="float" office:value="16170">
            <text:p>16170</text:p>
          </table:table-cell>
          <table:table-cell office:value-type="float" office:value="2000">
            <text:p>2000</text:p>
          </table:table-cell>
          <table:table-cell office:value-type="float" office:value="42">
            <text:p>42</text:p>
          </table:table-cell>
          <table:table-cell office:value-type="float" office:value="6">
            <text:p>6.000000</text:p>
          </table:table-cell>
          <table:table-cell table:style-name="Default" table:formula="of:=[.BR4]/[.BT4]/10^3" office:value-type="float" office:value="0.333333333333333">
            <text:p>0.3333333333</text:p>
          </table:table-cell>
          <table:table-cell table:style-name="Default" table:formula="of:=[.BS4]/[.BR4]" office:value-type="float" office:value="0.021">
            <text:p>0.021</text:p>
          </table:table-cell>
          <table:table-cell table:style-name="Default" table:formula="of:=[.BQ4]/[.BR4]" office:value-type="float" office:value="8.085">
            <text:p>8.085</text:p>
          </table:table-cell>
          <table:table-cell office:value-type="float" office:value="9">
            <text:p>9</text:p>
          </table:table-cell>
          <table:table-cell office:value-type="float" office:value="43858">
            <text:p>43858</text:p>
          </table:table-cell>
          <table:table-cell office:value-type="float" office:value="1458">
            <text:p>1458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Default" table:formula="of:=[.BZ4]/[.CB4]/10^3" office:value-type="float" office:value="0.2916">
            <text:p>0.2916</text:p>
          </table:table-cell>
          <table:table-cell table:style-name="Default" table:formula="of:=[.CA4]/[.BZ4]" office:value-type="float" office:value="0.0315500685871056">
            <text:p>0.0315500686</text:p>
          </table:table-cell>
          <table:table-cell table:style-name="Default" table:formula="of:=[.BY4]/[.BZ4]" office:value-type="float" office:value="30.0809327846365">
            <text:p>30.0809327846</text:p>
          </table:table-cell>
          <table:table-cell office:value-type="float" office:value="7184">
            <text:p>7184</text:p>
          </table:table-cell>
          <table:table-cell office:value-type="float" office:value="2561">
            <text:p>2561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table:style-name="Default" table:formula="of:=[.CG4]/[.CI4]/10^3" office:value-type="float" office:value="0.426833333333333">
            <text:p>0.4268333333</text:p>
          </table:table-cell>
          <table:table-cell table:style-name="Default" table:formula="of:=[.CH4]/[.CG4]" office:value-type="float" office:value="0.0316282702069504">
            <text:p>0.0316282702</text:p>
          </table:table-cell>
          <table:table-cell table:style-name="Default" table:formula="of:=[.CF4]/[.CG4]" office:value-type="float" office:value="2.80515423662632">
            <text:p>2.8051542366</text:p>
          </table:table-cell>
          <table:table-cell office:value-type="float" office:value="6245">
            <text:p>6245</text:p>
          </table:table-cell>
          <table:table-cell office:value-type="float" office:value="868">
            <text:p>868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table:style-name="Default" table:formula="of:=[.CN4]/[.CP4]/10^3" office:value-type="float" office:value="0.217">
            <text:p>0.217</text:p>
          </table:table-cell>
          <table:table-cell table:style-name="Default" table:formula="of:=[.CO4]/[.CN4]" office:value-type="float" office:value="0.193548387096774">
            <text:p>0.1935483871</text:p>
          </table:table-cell>
          <table:table-cell table:style-name="Default" table:formula="of:=[.CM4]/[.CN4]" office:value-type="float" office:value="7.19470046082949">
            <text:p>7.1947004608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5]" office:value-type="float" office:value="16">
            <text:p>16</text:p>
          </table:table-cell>
          <table:table-cell office:value-type="string">
            <text:p>,</text:p>
          </table:table-cell>
          <table:table-cell table:formula="of:=[.CS5]" office:value-type="float" office:value="2.89028284671533">
            <text:p>2.8902828467</text:p>
          </table:table-cell>
          <table:table-cell office:value-type="string">
            <text:p>)</text:p>
          </table:table-cell>
          <table:table-cell office:value-type="float" office:value="382845">
            <text:p>382845</text:p>
          </table:table-cell>
          <table:table-cell office:value-type="float" office:value="16016">
            <text:p>16016</text:p>
          </table:table-cell>
          <table:table-cell office:value-type="float" office:value="117">
            <text:p>117</text:p>
          </table:table-cell>
          <table:table-cell table:style-name="Default" office:value-type="float" office:value="5">
            <text:p>5</text:p>
          </table:table-cell>
          <table:table-cell table:style-name="Default" table:formula="of:=[.G5]/[.I5]/10^3" office:value-type="float" office:value="3.2032">
            <text:p>3.2032</text:p>
          </table:table-cell>
          <table:table-cell table:style-name="Default" table:formula="of:=[.H5]/[.G5]" office:value-type="float" office:value="0.00730519480519481">
            <text:p>0.0073051948</text:p>
          </table:table-cell>
          <table:table-cell table:style-name="Default" table:formula="of:=[.F5]/[.G5]" office:value-type="float" office:value="23.9039085914086">
            <text:p>23.9039085914</text:p>
          </table:table-cell>
          <table:table-cell office:value-type="float" office:value="382845">
            <text:p>382845</text:p>
          </table:table-cell>
          <table:table-cell office:value-type="float" office:value="16000">
            <text:p>16000</text:p>
          </table:table-cell>
          <table:table-cell office:value-type="float" office:value="122">
            <text:p>122</text:p>
          </table:table-cell>
          <table:table-cell office:value-type="float" office:value="6">
            <text:p>6.000000</text:p>
          </table:table-cell>
          <table:table-cell table:style-name="Default" table:formula="of:=[.N5]/[.P5]/10^3" office:value-type="float" office:value="2.66666666666667">
            <text:p>2.6666666667</text:p>
          </table:table-cell>
          <table:table-cell table:style-name="Default" table:formula="of:=[.O5]/[.N5]" office:value-type="float" office:value="0.007625">
            <text:p>0.007625</text:p>
          </table:table-cell>
          <table:table-cell table:style-name="Default" table:formula="of:=[.M5]/[.N5]" office:value-type="float" office:value="23.9278125">
            <text:p>23.9278125</text:p>
          </table:table-cell>
          <table:table-cell office:value-type="float" office:value="382845">
            <text:p>382845</text:p>
          </table:table-cell>
          <table:table-cell office:value-type="float" office:value="16000">
            <text:p>16000</text:p>
          </table:table-cell>
          <table:table-cell office:value-type="float" office:value="113">
            <text:p>113</text:p>
          </table:table-cell>
          <table:table-cell office:value-type="float" office:value="5">
            <text:p>5.000000</text:p>
          </table:table-cell>
          <table:table-cell table:style-name="Default" table:formula="of:=[.U5]/[.W5]/10^3" office:value-type="float" office:value="3.2">
            <text:p>3.2</text:p>
          </table:table-cell>
          <table:table-cell table:style-name="Default" table:formula="of:=[.V5]/[.U5]" office:value-type="float" office:value="0.0070625">
            <text:p>0.0070625</text:p>
          </table:table-cell>
          <table:table-cell table:style-name="Default" table:formula="of:=[.T5]/[.U5]" office:value-type="float" office:value="23.9278125">
            <text:p>23.9278125</text:p>
          </table:table-cell>
          <table:table-cell office:value-type="float" office:value="382845">
            <text:p>382845</text:p>
          </table:table-cell>
          <table:table-cell office:value-type="float" office:value="16007">
            <text:p>16007</text:p>
          </table:table-cell>
          <table:table-cell office:value-type="float" office:value="122">
            <text:p>122</text:p>
          </table:table-cell>
          <table:table-cell office:value-type="float" office:value="6">
            <text:p>6.000000</text:p>
          </table:table-cell>
          <table:table-cell table:style-name="Default" table:formula="of:=[.AB5]/[.AD5]/10^3" office:value-type="float" office:value="2.66783333333333">
            <text:p>2.6678333333</text:p>
          </table:table-cell>
          <table:table-cell table:style-name="Default" table:formula="of:=[.AC5]/[.AB5]" office:value-type="float" office:value="0.00762166552133442">
            <text:p>0.0076216655</text:p>
          </table:table-cell>
          <table:table-cell table:style-name="Default" table:formula="of:=[.AA5]/[.AB5]" office:value-type="float" office:value="23.9173486599613">
            <text:p>23.91734866</text:p>
          </table:table-cell>
          <table:table-cell office:value-type="float" office:value="382845">
            <text:p>382845</text:p>
          </table:table-cell>
          <table:table-cell office:value-type="float" office:value="16000">
            <text:p>16000</text:p>
          </table:table-cell>
          <table:table-cell office:value-type="float" office:value="114">
            <text:p>114</text:p>
          </table:table-cell>
          <table:table-cell office:value-type="float" office:value="6">
            <text:p>6.000000</text:p>
          </table:table-cell>
          <table:table-cell table:style-name="Default" table:formula="of:=[.AI5]/[.AK5]/10^3" office:value-type="float" office:value="2.66666666666667">
            <text:p>2.6666666667</text:p>
          </table:table-cell>
          <table:table-cell table:style-name="Default" table:formula="of:=[.AJ5]/[.AI5]" office:value-type="float" office:value="0.007125">
            <text:p>0.007125</text:p>
          </table:table-cell>
          <table:table-cell table:style-name="Default" table:formula="of:=[.AH5]/[.AI5]" office:value-type="float" office:value="23.9278125">
            <text:p>23.9278125</text:p>
          </table:table-cell>
          <table:table-cell office:value-type="float" office:value="382845">
            <text:p>382845</text:p>
          </table:table-cell>
          <table:table-cell office:value-type="float" office:value="16000">
            <text:p>16000</text:p>
          </table:table-cell>
          <table:table-cell office:value-type="float" office:value="124">
            <text:p>124</text:p>
          </table:table-cell>
          <table:table-cell office:value-type="float" office:value="5">
            <text:p>5.000000</text:p>
          </table:table-cell>
          <table:table-cell table:style-name="Default" table:formula="of:=[.AP5]/[.AR5]/10^3" office:value-type="float" office:value="3.2">
            <text:p>3.2</text:p>
          </table:table-cell>
          <table:table-cell table:style-name="Default" table:formula="of:=[.AQ5]/[.AP5]" office:value-type="float" office:value="0.00775">
            <text:p>0.00775</text:p>
          </table:table-cell>
          <table:table-cell table:style-name="Default" table:formula="of:=[.AO5]/[.AP5]" office:value-type="float" office:value="23.9278125">
            <text:p>23.9278125</text:p>
          </table:table-cell>
          <table:table-cell office:value-type="float" office:value="106638">
            <text:p>106638</text:p>
          </table:table-cell>
          <table:table-cell office:value-type="float" office:value="16000">
            <text:p>16000</text:p>
          </table:table-cell>
          <table:table-cell office:value-type="float" office:value="115">
            <text:p>115</text:p>
          </table:table-cell>
          <table:table-cell office:value-type="float" office:value="6">
            <text:p>6.000000</text:p>
          </table:table-cell>
          <table:table-cell table:style-name="Default" table:formula="of:=[.AW5]/[.AY5]/10^3" office:value-type="float" office:value="2.66666666666667">
            <text:p>2.6666666667</text:p>
          </table:table-cell>
          <table:table-cell table:style-name="Default" table:formula="of:=[.AX5]/[.AW5]" office:value-type="float" office:value="0.0071875">
            <text:p>0.0071875</text:p>
          </table:table-cell>
          <table:table-cell table:style-name="Default" table:formula="of:=[.AV5]/[.AW5]" office:value-type="float" office:value="6.664875">
            <text:p>6.664875</text:p>
          </table:table-cell>
          <table:table-cell office:value-type="float" office:value="74990">
            <text:p>74990</text:p>
          </table:table-cell>
          <table:table-cell office:value-type="float" office:value="16001">
            <text:p>16001</text:p>
          </table:table-cell>
          <table:table-cell office:value-type="float" office:value="111">
            <text:p>111</text:p>
          </table:table-cell>
          <table:table-cell office:value-type="float" office:value="6">
            <text:p>6.000000</text:p>
          </table:table-cell>
          <table:table-cell table:style-name="Default" table:formula="of:=[.BD5]/[.BF5]/10^3" office:value-type="float" office:value="2.66683333333333">
            <text:p>2.6668333333</text:p>
          </table:table-cell>
          <table:table-cell table:style-name="Default" table:formula="of:=[.BE5]/[.BD5]" office:value-type="float" office:value="0.00693706643334792">
            <text:p>0.0069370664</text:p>
          </table:table-cell>
          <table:table-cell table:style-name="Default" table:formula="of:=[.BC5]/[.BD5]" office:value-type="float" office:value="4.68658208861946">
            <text:p>4.6865820886</text:p>
          </table:table-cell>
          <table:table-cell office:value-type="float" office:value="73889">
            <text:p>73889</text:p>
          </table:table-cell>
          <table:table-cell office:value-type="float" office:value="16002">
            <text:p>16002</text:p>
          </table:table-cell>
          <table:table-cell office:value-type="float" office:value="117">
            <text:p>117</text:p>
          </table:table-cell>
          <table:table-cell office:value-type="float" office:value="5">
            <text:p>5.000000</text:p>
          </table:table-cell>
          <table:table-cell table:style-name="Default" table:formula="of:=[.BK5]/[.BM5]/10^3" office:value-type="float" office:value="3.2004">
            <text:p>3.2004</text:p>
          </table:table-cell>
          <table:table-cell table:style-name="Default" table:formula="of:=[.BL5]/[.BK5]" office:value-type="float" office:value="0.00731158605174353">
            <text:p>0.0073115861</text:p>
          </table:table-cell>
          <table:table-cell table:style-name="Default" table:formula="of:=[.BJ5]/[.BK5]" office:value-type="float" office:value="4.61748531433571">
            <text:p>4.6174853143</text:p>
          </table:table-cell>
          <table:table-cell office:value-type="float" office:value="106983">
            <text:p>106983</text:p>
          </table:table-cell>
          <table:table-cell office:value-type="float" office:value="16005">
            <text:p>16005</text:p>
          </table:table-cell>
          <table:table-cell office:value-type="float" office:value="118">
            <text:p>118</text:p>
          </table:table-cell>
          <table:table-cell office:value-type="float" office:value="6">
            <text:p>6.000000</text:p>
          </table:table-cell>
          <table:table-cell table:style-name="Default" table:formula="of:=[.BR5]/[.BT5]/10^3" office:value-type="float" office:value="2.6675">
            <text:p>2.6675</text:p>
          </table:table-cell>
          <table:table-cell table:style-name="Default" table:formula="of:=[.BS5]/[.BR5]" office:value-type="float" office:value="0.00737269603248985">
            <text:p>0.007372696</text:p>
          </table:table-cell>
          <table:table-cell table:style-name="Default" table:formula="of:=[.BQ5]/[.BR5]" office:value-type="float" office:value="6.68434864104967">
            <text:p>6.684348641</text:p>
          </table:table-cell>
          <table:table-cell office:value-type="float" office:value="16">
            <text:p>16</text:p>
          </table:table-cell>
          <table:table-cell office:value-type="float" office:value="223672">
            <text:p>223672</text:p>
          </table:table-cell>
          <table:table-cell office:value-type="float" office:value="8199">
            <text:p>8199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table:style-name="Default" table:formula="of:=[.BZ5]/[.CB5]/10^3" office:value-type="float" office:value="1.6398">
            <text:p>1.6398</text:p>
          </table:table-cell>
          <table:table-cell table:style-name="Default" table:formula="of:=[.CA5]/[.BZ5]" office:value-type="float" office:value="0.0106110501280644">
            <text:p>0.0106110501</text:p>
          </table:table-cell>
          <table:table-cell table:style-name="Default" table:formula="of:=[.BY5]/[.BZ5]" office:value-type="float" office:value="27.2804000487864">
            <text:p>27.2804000488</text:p>
          </table:table-cell>
          <table:table-cell office:value-type="float" office:value="36691">
            <text:p>36691</text:p>
          </table:table-cell>
          <table:table-cell office:value-type="float" office:value="16848">
            <text:p>16848</text:p>
          </table:table-cell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table:style-name="Default" table:formula="of:=[.CG5]/[.CI5]/10^3" office:value-type="float" office:value="2.808">
            <text:p>2.808</text:p>
          </table:table-cell>
          <table:table-cell table:style-name="Default" table:formula="of:=[.CH5]/[.CG5]" office:value-type="float" office:value="0.0081315289648623">
            <text:p>0.008131529</text:p>
          </table:table-cell>
          <table:table-cell table:style-name="Default" table:formula="of:=[.CF5]/[.CG5]" office:value-type="float" office:value="2.17776590693257">
            <text:p>2.1777659069</text:p>
          </table:table-cell>
          <table:table-cell office:value-type="float" office:value="12671">
            <text:p>12671</text:p>
          </table:table-cell>
          <table:table-cell office:value-type="float" office:value="4384">
            <text:p>4384</text:p>
          </table:table-cell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table:style-name="Default" table:formula="of:=[.CN5]/[.CP5]/10^3" office:value-type="float" office:value="0.8768">
            <text:p>0.8768</text:p>
          </table:table-cell>
          <table:table-cell table:style-name="Default" table:formula="of:=[.CO5]/[.CN5]" office:value-type="float" office:value="0.0552007299270073">
            <text:p>0.0552007299</text:p>
          </table:table-cell>
          <table:table-cell table:style-name="Default" table:formula="of:=[.CM5]/[.CN5]" office:value-type="float" office:value="2.89028284671533">
            <text:p>2.890282846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6]" office:value-type="float" office:value="25">
            <text:p>25</text:p>
          </table:table-cell>
          <table:table-cell office:value-type="string">
            <text:p>,</text:p>
          </table:table-cell>
          <table:table-cell table:formula="of:=[.CS6]" office:value-type="float" office:value="2.32259102019812">
            <text:p>2.3225910202</text:p>
          </table:table-cell>
          <table:table-cell office:value-type="string">
            <text:p>)</text:p>
          </table:table-cell>
          <table:table-cell office:value-type="float" office:value="1271195">
            <text:p>1271195</text:p>
          </table:table-cell>
          <table:table-cell office:value-type="float" office:value="54023">
            <text:p>54023</text:p>
          </table:table-cell>
          <table:table-cell office:value-type="float" office:value="183">
            <text:p>183</text:p>
          </table:table-cell>
          <table:table-cell table:style-name="Default" office:value-type="float" office:value="5">
            <text:p>5</text:p>
          </table:table-cell>
          <table:table-cell table:style-name="Default" table:formula="of:=[.G6]/[.I6]/10^3" office:value-type="float" office:value="10.8046">
            <text:p>10.8046</text:p>
          </table:table-cell>
          <table:table-cell table:style-name="Default" table:formula="of:=[.H6]/[.G6]" office:value-type="float" office:value="0.00338744608777743">
            <text:p>0.0033874461</text:p>
          </table:table-cell>
          <table:table-cell table:style-name="Default" table:formula="of:=[.F6]/[.G6]" office:value-type="float" office:value="23.5306258445477">
            <text:p>23.5306258445</text:p>
          </table:table-cell>
          <table:table-cell office:value-type="float" office:value="1271195">
            <text:p>1271195</text:p>
          </table:table-cell>
          <table:table-cell office:value-type="float" office:value="54019">
            <text:p>54019</text:p>
          </table:table-cell>
          <table:table-cell office:value-type="float" office:value="180">
            <text:p>180</text:p>
          </table:table-cell>
          <table:table-cell office:value-type="float" office:value="6">
            <text:p>6.000000</text:p>
          </table:table-cell>
          <table:table-cell table:style-name="Default" table:formula="of:=[.N6]/[.P6]/10^3" office:value-type="float" office:value="9.00316666666667">
            <text:p>9.0031666667</text:p>
          </table:table-cell>
          <table:table-cell table:style-name="Default" table:formula="of:=[.O6]/[.N6]" office:value-type="float" office:value="0.00333216090634777">
            <text:p>0.0033321609</text:p>
          </table:table-cell>
          <table:table-cell table:style-name="Default" table:formula="of:=[.M6]/[.N6]" office:value-type="float" office:value="23.5323682408042">
            <text:p>23.5323682408</text:p>
          </table:table-cell>
          <table:table-cell office:value-type="float" office:value="1271195">
            <text:p>1271195</text:p>
          </table:table-cell>
          <table:table-cell office:value-type="float" office:value="54044">
            <text:p>54044</text:p>
          </table:table-cell>
          <table:table-cell office:value-type="float" office:value="180">
            <text:p>180</text:p>
          </table:table-cell>
          <table:table-cell office:value-type="float" office:value="5">
            <text:p>5.000000</text:p>
          </table:table-cell>
          <table:table-cell table:style-name="Default" table:formula="of:=[.U6]/[.W6]/10^3" office:value-type="float" office:value="10.8088">
            <text:p>10.8088</text:p>
          </table:table-cell>
          <table:table-cell table:style-name="Default" table:formula="of:=[.V6]/[.U6]" office:value-type="float" office:value="0.00333061949522611">
            <text:p>0.0033306195</text:p>
          </table:table-cell>
          <table:table-cell table:style-name="Default" table:formula="of:=[.T6]/[.U6]" office:value-type="float" office:value="23.5214824957442">
            <text:p>23.5214824957</text:p>
          </table:table-cell>
          <table:table-cell office:value-type="float" office:value="1271195">
            <text:p>1271195</text:p>
          </table:table-cell>
          <table:table-cell office:value-type="float" office:value="54011">
            <text:p>54011</text:p>
          </table:table-cell>
          <table:table-cell office:value-type="float" office:value="183">
            <text:p>183</text:p>
          </table:table-cell>
          <table:table-cell office:value-type="float" office:value="5">
            <text:p>5.000000</text:p>
          </table:table-cell>
          <table:table-cell table:style-name="Default" table:formula="of:=[.AB6]/[.AD6]/10^3" office:value-type="float" office:value="10.8022">
            <text:p>10.8022</text:p>
          </table:table-cell>
          <table:table-cell table:style-name="Default" table:formula="of:=[.AC6]/[.AB6]" office:value-type="float" office:value="0.00338819870026476">
            <text:p>0.0033881987</text:p>
          </table:table-cell>
          <table:table-cell table:style-name="Default" table:formula="of:=[.AA6]/[.AB6]" office:value-type="float" office:value="23.5358538075577">
            <text:p>23.5358538076</text:p>
          </table:table-cell>
          <table:table-cell office:value-type="float" office:value="1271195">
            <text:p>1271195</text:p>
          </table:table-cell>
          <table:table-cell office:value-type="float" office:value="54037">
            <text:p>54037</text:p>
          </table:table-cell>
          <table:table-cell office:value-type="float" office:value="183">
            <text:p>183</text:p>
          </table:table-cell>
          <table:table-cell office:value-type="float" office:value="5">
            <text:p>5.000000</text:p>
          </table:table-cell>
          <table:table-cell table:style-name="Default" table:formula="of:=[.AI6]/[.AK6]/10^3" office:value-type="float" office:value="10.8074">
            <text:p>10.8074</text:p>
          </table:table-cell>
          <table:table-cell table:style-name="Default" table:formula="of:=[.AJ6]/[.AI6]" office:value-type="float" office:value="0.00338656846234987">
            <text:p>0.0033865685</text:p>
          </table:table-cell>
          <table:table-cell table:style-name="Default" table:formula="of:=[.AH6]/[.AI6]" office:value-type="float" office:value="23.5245294890538">
            <text:p>23.5245294891</text:p>
          </table:table-cell>
          <table:table-cell office:value-type="float" office:value="1271195">
            <text:p>1271195</text:p>
          </table:table-cell>
          <table:table-cell office:value-type="float" office:value="54002">
            <text:p>54002</text:p>
          </table:table-cell>
          <table:table-cell office:value-type="float" office:value="183">
            <text:p>183</text:p>
          </table:table-cell>
          <table:table-cell office:value-type="float" office:value="6">
            <text:p>6.000000</text:p>
          </table:table-cell>
          <table:table-cell table:style-name="Default" table:formula="of:=[.AP6]/[.AR6]/10^3" office:value-type="float" office:value="9.00033333333333">
            <text:p>9.0003333333</text:p>
          </table:table-cell>
          <table:table-cell table:style-name="Default" table:formula="of:=[.AQ6]/[.AP6]" office:value-type="float" office:value="0.00338876337913411">
            <text:p>0.0033887634</text:p>
          </table:table-cell>
          <table:table-cell table:style-name="Default" table:formula="of:=[.AO6]/[.AP6]" office:value-type="float" office:value="23.5397763045813">
            <text:p>23.5397763046</text:p>
          </table:table-cell>
          <table:table-cell office:value-type="float" office:value="344188">
            <text:p>344188</text:p>
          </table:table-cell>
          <table:table-cell office:value-type="float" office:value="54000">
            <text:p>54000</text:p>
          </table:table-cell>
          <table:table-cell office:value-type="float" office:value="180">
            <text:p>180</text:p>
          </table:table-cell>
          <table:table-cell office:value-type="float" office:value="6">
            <text:p>6.000000</text:p>
          </table:table-cell>
          <table:table-cell table:style-name="Default" table:formula="of:=[.AW6]/[.AY6]/10^3" office:value-type="float" office:value="9">
            <text:p>9</text:p>
          </table:table-cell>
          <table:table-cell table:style-name="Default" table:formula="of:=[.AX6]/[.AW6]" office:value-type="float" office:value="0.00333333333333333">
            <text:p>0.0033333333</text:p>
          </table:table-cell>
          <table:table-cell table:style-name="Default" table:formula="of:=[.AV6]/[.AW6]" office:value-type="float" office:value="6.37385185185185">
            <text:p>6.3738518519</text:p>
          </table:table-cell>
          <table:table-cell office:value-type="float" office:value="237009">
            <text:p>237009</text:p>
          </table:table-cell>
          <table:table-cell office:value-type="float" office:value="54022">
            <text:p>54022</text:p>
          </table:table-cell>
          <table:table-cell office:value-type="float" office:value="179">
            <text:p>179</text:p>
          </table:table-cell>
          <table:table-cell office:value-type="float" office:value="6">
            <text:p>6.000000</text:p>
          </table:table-cell>
          <table:table-cell table:style-name="Default" table:formula="of:=[.BD6]/[.BF6]/10^3" office:value-type="float" office:value="9.00366666666667">
            <text:p>9.0036666667</text:p>
          </table:table-cell>
          <table:table-cell table:style-name="Default" table:formula="of:=[.BE6]/[.BD6]" office:value-type="float" office:value="0.00331346488467661">
            <text:p>0.0033134649</text:p>
          </table:table-cell>
          <table:table-cell table:style-name="Default" table:formula="of:=[.BC6]/[.BD6]" office:value-type="float" office:value="4.38726815001296">
            <text:p>4.38726815</text:p>
          </table:table-cell>
          <table:table-cell office:value-type="float" office:value="234569">
            <text:p>234569</text:p>
          </table:table-cell>
          <table:table-cell office:value-type="float" office:value="54024">
            <text:p>54024</text:p>
          </table:table-cell>
          <table:table-cell office:value-type="float" office:value="177">
            <text:p>177</text:p>
          </table:table-cell>
          <table:table-cell office:value-type="float" office:value="5">
            <text:p>5.000000</text:p>
          </table:table-cell>
          <table:table-cell table:style-name="Default" table:formula="of:=[.BK6]/[.BM6]/10^3" office:value-type="float" office:value="10.8048">
            <text:p>10.8048</text:p>
          </table:table-cell>
          <table:table-cell table:style-name="Default" table:formula="of:=[.BL6]/[.BK6]" office:value-type="float" office:value="0.00327632163482896">
            <text:p>0.0032763216</text:p>
          </table:table-cell>
          <table:table-cell table:style-name="Default" table:formula="of:=[.BJ6]/[.BK6]" office:value-type="float" office:value="4.34194061898416">
            <text:p>4.341940619</text:p>
          </table:table-cell>
          <table:table-cell office:value-type="float" office:value="345004">
            <text:p>345004</text:p>
          </table:table-cell>
          <table:table-cell office:value-type="float" office:value="54000">
            <text:p>54000</text:p>
          </table:table-cell>
          <table:table-cell office:value-type="float" office:value="184">
            <text:p>184</text:p>
          </table:table-cell>
          <table:table-cell office:value-type="float" office:value="6">
            <text:p>6.000000</text:p>
          </table:table-cell>
          <table:table-cell table:style-name="Default" table:formula="of:=[.BR6]/[.BT6]/10^3" office:value-type="float" office:value="9">
            <text:p>9</text:p>
          </table:table-cell>
          <table:table-cell table:style-name="Default" table:formula="of:=[.BS6]/[.BR6]" office:value-type="float" office:value="0.00340740740740741">
            <text:p>0.0034074074</text:p>
          </table:table-cell>
          <table:table-cell table:style-name="Default" table:formula="of:=[.BQ6]/[.BR6]" office:value-type="float" office:value="6.38896296296296">
            <text:p>6.388962963</text:p>
          </table:table-cell>
          <table:table-cell office:value-type="float" office:value="25">
            <text:p>25</text:p>
          </table:table-cell>
          <table:table-cell office:value-type="float" office:value="820186">
            <text:p>820186</text:p>
          </table:table-cell>
          <table:table-cell office:value-type="float" office:value="31263">
            <text:p>31263</text:p>
          </table:table-cell>
          <table:table-cell office:value-type="float" office:value="168">
            <text:p>168</text:p>
          </table:table-cell>
          <table:table-cell office:value-type="float" office:value="6">
            <text:p>6</text:p>
          </table:table-cell>
          <table:table-cell table:style-name="Default" table:formula="of:=[.BZ6]/[.CB6]/10^3" office:value-type="float" office:value="5.2105">
            <text:p>5.2105</text:p>
          </table:table-cell>
          <table:table-cell table:style-name="Default" table:formula="of:=[.CA6]/[.BZ6]" office:value-type="float" office:value="0.00537376451396219">
            <text:p>0.0053737645</text:p>
          </table:table-cell>
          <table:table-cell table:style-name="Default" table:formula="of:=[.BY6]/[.BZ6]" office:value-type="float" office:value="26.2350382240988">
            <text:p>26.2350382241</text:p>
          </table:table-cell>
          <table:table-cell office:value-type="float" office:value="103949">
            <text:p>103949</text:p>
          </table:table-cell>
          <table:table-cell office:value-type="float" office:value="55917">
            <text:p>55917</text:p>
          </table:table-cell>
          <table:table-cell office:value-type="float" office:value="267">
            <text:p>267</text:p>
          </table:table-cell>
          <table:table-cell office:value-type="float" office:value="6">
            <text:p>6</text:p>
          </table:table-cell>
          <table:table-cell table:style-name="Default" table:formula="of:=[.CG6]/[.CI6]/10^3" office:value-type="float" office:value="9.3195">
            <text:p>9.3195</text:p>
          </table:table-cell>
          <table:table-cell table:style-name="Default" table:formula="of:=[.CH6]/[.CG6]" office:value-type="float" office:value="0.00477493427759">
            <text:p>0.0047749343</text:p>
          </table:table-cell>
          <table:table-cell table:style-name="Default" table:formula="of:=[.CF6]/[.CG6]" office:value-type="float" office:value="1.85898742779477">
            <text:p>1.8589874278</text:p>
          </table:table-cell>
          <table:table-cell office:value-type="float" office:value="36107">
            <text:p>36107</text:p>
          </table:table-cell>
          <table:table-cell office:value-type="float" office:value="15546">
            <text:p>15546</text:p>
          </table:table-cell>
          <table:table-cell office:value-type="float" office:value="383">
            <text:p>383</text:p>
          </table:table-cell>
          <table:table-cell office:value-type="float" office:value="5">
            <text:p>5</text:p>
          </table:table-cell>
          <table:table-cell table:style-name="Default" table:formula="of:=[.CN6]/[.CP6]/10^3" office:value-type="float" office:value="3.1092">
            <text:p>3.1092</text:p>
          </table:table-cell>
          <table:table-cell table:style-name="Default" table:formula="of:=[.CO6]/[.CN6]" office:value-type="float" office:value="0.0246365624597967">
            <text:p>0.0246365625</text:p>
          </table:table-cell>
          <table:table-cell table:style-name="Default" table:formula="of:=[.CM6]/[.CN6]" office:value-type="float" office:value="2.32259102019812">
            <text:p>2.322591020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7]" office:value-type="float" office:value="36">
            <text:p>36</text:p>
          </table:table-cell>
          <table:table-cell office:value-type="string">
            <text:p>,</text:p>
          </table:table-cell>
          <table:table-cell table:formula="of:=[.CS7]" office:value-type="float" office:value="1.92518275623477">
            <text:p>1.9251827562</text:p>
          </table:table-cell>
          <table:table-cell office:value-type="string">
            <text:p>)</text:p>
          </table:table-cell>
          <table:table-cell office:value-type="float" office:value="2992066">
            <text:p>2992066</text:p>
          </table:table-cell>
          <table:table-cell office:value-type="float" office:value="128029">
            <text:p>128029</text:p>
          </table:table-cell>
          <table:table-cell office:value-type="float" office:value="330">
            <text:p>330</text:p>
          </table:table-cell>
          <table:table-cell table:style-name="Default" office:value-type="float" office:value="5">
            <text:p>5</text:p>
          </table:table-cell>
          <table:table-cell table:style-name="Default" table:formula="of:=[.G7]/[.I7]/10^3" office:value-type="float" office:value="25.6058">
            <text:p>25.6058</text:p>
          </table:table-cell>
          <table:table-cell table:style-name="Default" table:formula="of:=[.H7]/[.G7]" office:value-type="float" office:value="0.00257754102586133">
            <text:p>0.002577541</text:p>
          </table:table-cell>
          <table:table-cell table:style-name="Default" table:formula="of:=[.F7]/[.G7]" office:value-type="float" office:value="23.3702208093479">
            <text:p>23.3702208093</text:p>
          </table:table-cell>
          <table:table-cell office:value-type="float" office:value="2992066">
            <text:p>2992066</text:p>
          </table:table-cell>
          <table:table-cell office:value-type="float" office:value="128020">
            <text:p>128020</text:p>
          </table:table-cell>
          <table:table-cell office:value-type="float" office:value="328">
            <text:p>328</text:p>
          </table:table-cell>
          <table:table-cell office:value-type="float" office:value="6">
            <text:p>6.000000</text:p>
          </table:table-cell>
          <table:table-cell table:style-name="Default" table:formula="of:=[.N7]/[.P7]/10^3" office:value-type="float" office:value="21.3366666666667">
            <text:p>21.3366666667</text:p>
          </table:table-cell>
          <table:table-cell table:style-name="Default" table:formula="of:=[.O7]/[.N7]" office:value-type="float" office:value="0.00256209967192626">
            <text:p>0.0025620997</text:p>
          </table:table-cell>
          <table:table-cell table:style-name="Default" table:formula="of:=[.M7]/[.N7]" office:value-type="float" office:value="23.3718637712857">
            <text:p>23.3718637713</text:p>
          </table:table-cell>
          <table:table-cell office:value-type="float" office:value="2992066">
            <text:p>2992066</text:p>
          </table:table-cell>
          <table:table-cell office:value-type="float" office:value="128086">
            <text:p>128086</text:p>
          </table:table-cell>
          <table:table-cell office:value-type="float" office:value="340">
            <text:p>340</text:p>
          </table:table-cell>
          <table:table-cell office:value-type="float" office:value="5">
            <text:p>5.000000</text:p>
          </table:table-cell>
          <table:table-cell table:style-name="Default" table:formula="of:=[.U7]/[.W7]/10^3" office:value-type="float" office:value="25.6172">
            <text:p>25.6172</text:p>
          </table:table-cell>
          <table:table-cell table:style-name="Default" table:formula="of:=[.V7]/[.U7]" office:value-type="float" office:value="0.00265446653029995">
            <text:p>0.0026544665</text:p>
          </table:table-cell>
          <table:table-cell table:style-name="Default" table:formula="of:=[.T7]/[.U7]" office:value-type="float" office:value="23.3598207454367">
            <text:p>23.3598207454</text:p>
          </table:table-cell>
          <table:table-cell office:value-type="float" office:value="2992066">
            <text:p>2992066</text:p>
          </table:table-cell>
          <table:table-cell office:value-type="float" office:value="128037">
            <text:p>128037</text:p>
          </table:table-cell>
          <table:table-cell office:value-type="float" office:value="436">
            <text:p>436</text:p>
          </table:table-cell>
          <table:table-cell office:value-type="float" office:value="5">
            <text:p>5.000000</text:p>
          </table:table-cell>
          <table:table-cell table:style-name="Default" table:formula="of:=[.AB7]/[.AD7]/10^3" office:value-type="float" office:value="25.6074">
            <text:p>25.6074</text:p>
          </table:table-cell>
          <table:table-cell table:style-name="Default" table:formula="of:=[.AC7]/[.AB7]" office:value-type="float" office:value="0.0034052656653936">
            <text:p>0.0034052657</text:p>
          </table:table-cell>
          <table:table-cell table:style-name="Default" table:formula="of:=[.AA7]/[.AB7]" office:value-type="float" office:value="23.3687605926412">
            <text:p>23.3687605926</text:p>
          </table:table-cell>
          <table:table-cell office:value-type="float" office:value="2992066">
            <text:p>2992066</text:p>
          </table:table-cell>
          <table:table-cell office:value-type="float" office:value="128083">
            <text:p>128083</text:p>
          </table:table-cell>
          <table:table-cell office:value-type="float" office:value="324">
            <text:p>324</text:p>
          </table:table-cell>
          <table:table-cell office:value-type="float" office:value="5">
            <text:p>5.000000</text:p>
          </table:table-cell>
          <table:table-cell table:style-name="Default" table:formula="of:=[.AI7]/[.AK7]/10^3" office:value-type="float" office:value="25.6166">
            <text:p>25.6166</text:p>
          </table:table-cell>
          <table:table-cell table:style-name="Default" table:formula="of:=[.AJ7]/[.AI7]" office:value-type="float" office:value="0.00252960970620613">
            <text:p>0.0025296097</text:p>
          </table:table-cell>
          <table:table-cell table:style-name="Default" table:formula="of:=[.AH7]/[.AI7]" office:value-type="float" office:value="23.3603678864486">
            <text:p>23.3603678864</text:p>
          </table:table-cell>
          <table:table-cell office:value-type="float" office:value="2992067">
            <text:p>2992067</text:p>
          </table:table-cell>
          <table:table-cell office:value-type="float" office:value="128021">
            <text:p>128021</text:p>
          </table:table-cell>
          <table:table-cell office:value-type="float" office:value="329">
            <text:p>329</text:p>
          </table:table-cell>
          <table:table-cell office:value-type="float" office:value="6">
            <text:p>6.000000</text:p>
          </table:table-cell>
          <table:table-cell table:style-name="Default" table:formula="of:=[.AP7]/[.AR7]/10^3" office:value-type="float" office:value="21.3368333333333">
            <text:p>21.3368333333</text:p>
          </table:table-cell>
          <table:table-cell table:style-name="Default" table:formula="of:=[.AQ7]/[.AP7]" office:value-type="float" office:value="0.00256989087727795">
            <text:p>0.0025698909</text:p>
          </table:table-cell>
          <table:table-cell table:style-name="Default" table:formula="of:=[.AO7]/[.AP7]" office:value-type="float" office:value="23.3716890197702">
            <text:p>23.3716890198</text:p>
          </table:table-cell>
          <table:table-cell office:value-type="float" office:value="800459">
            <text:p>800459</text:p>
          </table:table-cell>
          <table:table-cell office:value-type="float" office:value="128000">
            <text:p>128000</text:p>
          </table:table-cell>
          <table:table-cell office:value-type="float" office:value="330">
            <text:p>330</text:p>
          </table:table-cell>
          <table:table-cell office:value-type="float" office:value="6">
            <text:p>6.000000</text:p>
          </table:table-cell>
          <table:table-cell table:style-name="Default" table:formula="of:=[.AW7]/[.AY7]/10^3" office:value-type="float" office:value="21.3333333333333">
            <text:p>21.3333333333</text:p>
          </table:table-cell>
          <table:table-cell table:style-name="Default" table:formula="of:=[.AX7]/[.AW7]" office:value-type="float" office:value="0.002578125">
            <text:p>0.002578125</text:p>
          </table:table-cell>
          <table:table-cell table:style-name="Default" table:formula="of:=[.AV7]/[.AW7]" office:value-type="float" office:value="6.2535859375">
            <text:p>6.2535859375</text:p>
          </table:table-cell>
          <table:table-cell office:value-type="float" office:value="545950">
            <text:p>545950</text:p>
          </table:table-cell>
          <table:table-cell office:value-type="float" office:value="128018">
            <text:p>128018</text:p>
          </table:table-cell>
          <table:table-cell office:value-type="float" office:value="330">
            <text:p>330</text:p>
          </table:table-cell>
          <table:table-cell office:value-type="float" office:value="5">
            <text:p>5.000000</text:p>
          </table:table-cell>
          <table:table-cell table:style-name="Default" table:formula="of:=[.BD7]/[.BF7]/10^3" office:value-type="float" office:value="25.6036">
            <text:p>25.6036</text:p>
          </table:table-cell>
          <table:table-cell table:style-name="Default" table:formula="of:=[.BE7]/[.BD7]" office:value-type="float" office:value="0.00257776250214814">
            <text:p>0.0025777625</text:p>
          </table:table-cell>
          <table:table-cell table:style-name="Default" table:formula="of:=[.BC7]/[.BD7]" office:value-type="float" office:value="4.26463466075083">
            <text:p>4.2646346608</text:p>
          </table:table-cell>
          <table:table-cell office:value-type="float" office:value="540790">
            <text:p>540790</text:p>
          </table:table-cell>
          <table:table-cell office:value-type="float" office:value="128030">
            <text:p>128030</text:p>
          </table:table-cell>
          <table:table-cell office:value-type="float" office:value="325">
            <text:p>325</text:p>
          </table:table-cell>
          <table:table-cell office:value-type="float" office:value="4">
            <text:p>4.000000</text:p>
          </table:table-cell>
          <table:table-cell table:style-name="Default" table:formula="of:=[.BK7]/[.BM7]/10^3" office:value-type="float" office:value="32.0075">
            <text:p>32.0075</text:p>
          </table:table-cell>
          <table:table-cell table:style-name="Default" table:formula="of:=[.BL7]/[.BK7]" office:value-type="float" office:value="0.00253846754666875">
            <text:p>0.0025384675</text:p>
          </table:table-cell>
          <table:table-cell table:style-name="Default" table:formula="of:=[.BJ7]/[.BK7]" office:value-type="float" office:value="4.22393189096306">
            <text:p>4.223931891</text:p>
          </table:table-cell>
          <table:table-cell office:value-type="float" office:value="801944">
            <text:p>801944</text:p>
          </table:table-cell>
          <table:table-cell office:value-type="float" office:value="128027">
            <text:p>128027</text:p>
          </table:table-cell>
          <table:table-cell office:value-type="float" office:value="324">
            <text:p>324</text:p>
          </table:table-cell>
          <table:table-cell office:value-type="float" office:value="6">
            <text:p>6.000000</text:p>
          </table:table-cell>
          <table:table-cell table:style-name="Default" table:formula="of:=[.BR7]/[.BT7]/10^3" office:value-type="float" office:value="21.3378333333333">
            <text:p>21.3378333333</text:p>
          </table:table-cell>
          <table:table-cell table:style-name="Default" table:formula="of:=[.BS7]/[.BR7]" office:value-type="float" office:value="0.0025307161770564">
            <text:p>0.0025307162</text:p>
          </table:table-cell>
          <table:table-cell table:style-name="Default" table:formula="of:=[.BQ7]/[.BR7]" office:value-type="float" office:value="6.26386621572012">
            <text:p>6.2638662157</text:p>
          </table:table-cell>
          <table:table-cell office:value-type="float" office:value="36">
            <text:p>36</text:p>
          </table:table-cell>
          <table:table-cell office:value-type="float" office:value="2397901">
            <text:p>2397901</text:p>
          </table:table-cell>
          <table:table-cell office:value-type="float" office:value="93338">
            <text:p>93338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table:style-name="Default" table:formula="of:=[.BZ7]/[.CB7]/10^3" office:value-type="float" office:value="15.5563333333333">
            <text:p>15.5563333333</text:p>
          </table:table-cell>
          <table:table-cell table:style-name="Default" table:formula="of:=[.CA7]/[.BZ7]" office:value-type="float" office:value="0.00277486125693715">
            <text:p>0.0027748613</text:p>
          </table:table-cell>
          <table:table-cell table:style-name="Default" table:formula="of:=[.BY7]/[.BZ7]" office:value-type="float" office:value="25.6905119029763">
            <text:p>25.690511903</text:p>
          </table:table-cell>
          <table:table-cell office:value-type="float" office:value="249054">
            <text:p>249054</text:p>
          </table:table-cell>
          <table:table-cell office:value-type="float" office:value="132812">
            <text:p>132812</text:p>
          </table:table-cell>
          <table:table-cell office:value-type="float" office:value="454">
            <text:p>454</text:p>
          </table:table-cell>
          <table:table-cell office:value-type="float" office:value="5">
            <text:p>5</text:p>
          </table:table-cell>
          <table:table-cell table:style-name="Default" table:formula="of:=[.CG7]/[.CI7]/10^3" office:value-type="float" office:value="26.5624">
            <text:p>26.5624</text:p>
          </table:table-cell>
          <table:table-cell table:style-name="Default" table:formula="of:=[.CH7]/[.CG7]" office:value-type="float" office:value="0.00341836581031834">
            <text:p>0.0034183658</text:p>
          </table:table-cell>
          <table:table-cell table:style-name="Default" table:formula="of:=[.CF7]/[.CG7]" office:value-type="float" office:value="1.87523717736349">
            <text:p>1.8752371774</text:p>
          </table:table-cell>
          <table:table-cell office:value-type="float" office:value="63995">
            <text:p>63995</text:p>
          </table:table-cell>
          <table:table-cell office:value-type="float" office:value="33241">
            <text:p>33241</text:p>
          </table:table-cell>
          <table:table-cell office:value-type="float" office:value="569">
            <text:p>569</text:p>
          </table:table-cell>
          <table:table-cell office:value-type="float" office:value="5">
            <text:p>5</text:p>
          </table:table-cell>
          <table:table-cell table:style-name="Default" table:formula="of:=[.CN7]/[.CP7]/10^3" office:value-type="float" office:value="6.6482">
            <text:p>6.6482</text:p>
          </table:table-cell>
          <table:table-cell table:style-name="Default" table:formula="of:=[.CO7]/[.CN7]" office:value-type="float" office:value="0.0171174152402154">
            <text:p>0.0171174152</text:p>
          </table:table-cell>
          <table:table-cell table:style-name="Default" table:formula="of:=[.CM7]/[.CN7]" office:value-type="float" office:value="1.92518275623477">
            <text:p>1.925182756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8]" office:value-type="float" office:value="49">
            <text:p>49</text:p>
          </table:table-cell>
          <table:table-cell office:value-type="string">
            <text:p>,</text:p>
          </table:table-cell>
          <table:table-cell table:formula="of:=[.CS8]" office:value-type="float" office:value="1.90386836882794">
            <text:p>1.9038683688</text:p>
          </table:table-cell>
          <table:table-cell office:value-type="string">
            <text:p>)</text:p>
          </table:table-cell>
          <table:table-cell office:value-type="float" office:value="5821947">
            <text:p>5821947</text:p>
          </table:table-cell>
          <table:table-cell office:value-type="float" office:value="250067">
            <text:p>250067</text:p>
          </table:table-cell>
          <table:table-cell office:value-type="float" office:value="495">
            <text:p>495</text:p>
          </table:table-cell>
          <table:table-cell table:style-name="Default" office:value-type="float" office:value="5">
            <text:p>5</text:p>
          </table:table-cell>
          <table:table-cell table:style-name="Default" table:formula="of:=[.G8]/[.I8]/10^3" office:value-type="float" office:value="50.0134">
            <text:p>50.0134</text:p>
          </table:table-cell>
          <table:table-cell table:style-name="Default" table:formula="of:=[.H8]/[.G8]" office:value-type="float" office:value="0.00197946950217342">
            <text:p>0.0019794695</text:p>
          </table:table-cell>
          <table:table-cell table:style-name="Default" table:formula="of:=[.F8]/[.G8]" office:value-type="float" office:value="23.2815485449899">
            <text:p>23.281548545</text:p>
          </table:table-cell>
          <table:table-cell office:value-type="float" office:value="5821947">
            <text:p>5821947</text:p>
          </table:table-cell>
          <table:table-cell office:value-type="float" office:value="250047">
            <text:p>250047</text:p>
          </table:table-cell>
          <table:table-cell office:value-type="float" office:value="466">
            <text:p>466</text:p>
          </table:table-cell>
          <table:table-cell office:value-type="float" office:value="7">
            <text:p>7.000000</text:p>
          </table:table-cell>
          <table:table-cell table:style-name="Default" table:formula="of:=[.N8]/[.P8]/10^3" office:value-type="float" office:value="35.721">
            <text:p>35.721</text:p>
          </table:table-cell>
          <table:table-cell table:style-name="Default" table:formula="of:=[.O8]/[.N8]" office:value-type="float" office:value="0.00186364963386883">
            <text:p>0.0018636496</text:p>
          </table:table-cell>
          <table:table-cell table:style-name="Default" table:formula="of:=[.M8]/[.N8]" office:value-type="float" office:value="23.2834107187849">
            <text:p>23.2834107188</text:p>
          </table:table-cell>
          <table:table-cell office:value-type="float" office:value="5821947">
            <text:p>5821947</text:p>
          </table:table-cell>
          <table:table-cell office:value-type="float" office:value="250113">
            <text:p>250113</text:p>
          </table:table-cell>
          <table:table-cell office:value-type="float" office:value="538">
            <text:p>538</text:p>
          </table:table-cell>
          <table:table-cell office:value-type="float" office:value="5">
            <text:p>5.000000</text:p>
          </table:table-cell>
          <table:table-cell table:style-name="Default" table:formula="of:=[.U8]/[.W8]/10^3" office:value-type="float" office:value="50.0226">
            <text:p>50.0226</text:p>
          </table:table-cell>
          <table:table-cell table:style-name="Default" table:formula="of:=[.V8]/[.U8]" office:value-type="float" office:value="0.00215102773546357">
            <text:p>0.0021510277</text:p>
          </table:table-cell>
          <table:table-cell table:style-name="Default" table:formula="of:=[.T8]/[.U8]" office:value-type="float" office:value="23.2772666754627">
            <text:p>23.2772666755</text:p>
          </table:table-cell>
          <table:table-cell office:value-type="float" office:value="5821947">
            <text:p>5821947</text:p>
          </table:table-cell>
          <table:table-cell office:value-type="float" office:value="250095">
            <text:p>250095</text:p>
          </table:table-cell>
          <table:table-cell office:value-type="float" office:value="620">
            <text:p>620</text:p>
          </table:table-cell>
          <table:table-cell office:value-type="float" office:value="6">
            <text:p>6.000000</text:p>
          </table:table-cell>
          <table:table-cell table:style-name="Default" table:formula="of:=[.AB8]/[.AD8]/10^3" office:value-type="float" office:value="41.6825">
            <text:p>41.6825</text:p>
          </table:table-cell>
          <table:table-cell table:style-name="Default" table:formula="of:=[.AC8]/[.AB8]" office:value-type="float" office:value="0.00247905795797597">
            <text:p>0.002479058</text:p>
          </table:table-cell>
          <table:table-cell table:style-name="Default" table:formula="of:=[.AA8]/[.AB8]" office:value-type="float" office:value="23.2789420020392">
            <text:p>23.278942002</text:p>
          </table:table-cell>
          <table:table-cell office:value-type="float" office:value="5821947">
            <text:p>5821947</text:p>
          </table:table-cell>
          <table:table-cell office:value-type="float" office:value="250127">
            <text:p>250127</text:p>
          </table:table-cell>
          <table:table-cell office:value-type="float" office:value="429">
            <text:p>429</text:p>
          </table:table-cell>
          <table:table-cell office:value-type="float" office:value="6">
            <text:p>6.000000</text:p>
          </table:table-cell>
          <table:table-cell table:style-name="Default" table:formula="of:=[.AI8]/[.AK8]/10^3" office:value-type="float" office:value="41.6878333333333">
            <text:p>41.6878333333</text:p>
          </table:table-cell>
          <table:table-cell table:style-name="Default" table:formula="of:=[.AJ8]/[.AI8]" office:value-type="float" office:value="0.00171512871461298">
            <text:p>0.0017151287</text:p>
          </table:table-cell>
          <table:table-cell table:style-name="Default" table:formula="of:=[.AH8]/[.AI8]" office:value-type="float" office:value="23.2759638103843">
            <text:p>23.2759638104</text:p>
          </table:table-cell>
          <table:table-cell office:value-type="float" office:value="5821947">
            <text:p>5821947</text:p>
          </table:table-cell>
          <table:table-cell office:value-type="float" office:value="250036">
            <text:p>250036</text:p>
          </table:table-cell>
          <table:table-cell office:value-type="float" office:value="444">
            <text:p>444</text:p>
          </table:table-cell>
          <table:table-cell office:value-type="float" office:value="7">
            <text:p>7.000000</text:p>
          </table:table-cell>
          <table:table-cell table:style-name="Default" table:formula="of:=[.AP8]/[.AR8]/10^3" office:value-type="float" office:value="35.7194285714286">
            <text:p>35.7194285714</text:p>
          </table:table-cell>
          <table:table-cell table:style-name="Default" table:formula="of:=[.AQ8]/[.AP8]" office:value-type="float" office:value="0.00177574429282183">
            <text:p>0.0017757443</text:p>
          </table:table-cell>
          <table:table-cell table:style-name="Default" table:formula="of:=[.AO8]/[.AP8]" office:value-type="float" office:value="23.284435041354">
            <text:p>23.2844350414</text:p>
          </table:table-cell>
          <table:table-cell office:value-type="float" office:value="1547940">
            <text:p>1547940</text:p>
          </table:table-cell>
          <table:table-cell office:value-type="float" office:value="250000">
            <text:p>250000</text:p>
          </table:table-cell>
          <table:table-cell office:value-type="float" office:value="484">
            <text:p>484</text:p>
          </table:table-cell>
          <table:table-cell office:value-type="float" office:value="6">
            <text:p>6.000000</text:p>
          </table:table-cell>
          <table:table-cell table:style-name="Default" table:formula="of:=[.AW8]/[.AY8]/10^3" office:value-type="float" office:value="41.6666666666667">
            <text:p>41.6666666667</text:p>
          </table:table-cell>
          <table:table-cell table:style-name="Default" table:formula="of:=[.AX8]/[.AW8]" office:value-type="float" office:value="0.001936">
            <text:p>0.001936</text:p>
          </table:table-cell>
          <table:table-cell table:style-name="Default" table:formula="of:=[.AV8]/[.AW8]" office:value-type="float" office:value="6.19176">
            <text:p>6.19176</text:p>
          </table:table-cell>
          <table:table-cell office:value-type="float" office:value="1050301">
            <text:p>1050301</text:p>
          </table:table-cell>
          <table:table-cell office:value-type="float" office:value="250042">
            <text:p>250042</text:p>
          </table:table-cell>
          <table:table-cell office:value-type="float" office:value="479">
            <text:p>479</text:p>
          </table:table-cell>
          <table:table-cell office:value-type="float" office:value="5">
            <text:p>5.000000</text:p>
          </table:table-cell>
          <table:table-cell table:style-name="Default" table:formula="of:=[.BD8]/[.BF8]/10^3" office:value-type="float" office:value="50.0084">
            <text:p>50.0084</text:p>
          </table:table-cell>
          <table:table-cell table:style-name="Default" table:formula="of:=[.BE8]/[.BD8]" office:value-type="float" office:value="0.0019156781660681">
            <text:p>0.0019156782</text:p>
          </table:table-cell>
          <table:table-cell table:style-name="Default" table:formula="of:=[.BC8]/[.BD8]" office:value-type="float" office:value="4.20049831628286">
            <text:p>4.2004983163</text:p>
          </table:table-cell>
          <table:table-cell office:value-type="float" office:value="1042511">
            <text:p>1042511</text:p>
          </table:table-cell>
          <table:table-cell office:value-type="float" office:value="250017">
            <text:p>250017</text:p>
          </table:table-cell>
          <table:table-cell office:value-type="float" office:value="466">
            <text:p>466</text:p>
          </table:table-cell>
          <table:table-cell office:value-type="float" office:value="5">
            <text:p>5.000000</text:p>
          </table:table-cell>
          <table:table-cell table:style-name="Default" table:formula="of:=[.BK8]/[.BM8]/10^3" office:value-type="float" office:value="50.0034">
            <text:p>50.0034</text:p>
          </table:table-cell>
          <table:table-cell table:style-name="Default" table:formula="of:=[.BL8]/[.BK8]" office:value-type="float" office:value="0.00186387325661855">
            <text:p>0.0018638733</text:p>
          </table:table-cell>
          <table:table-cell table:style-name="Default" table:formula="of:=[.BJ8]/[.BK8]" office:value-type="float" office:value="4.16976045628897">
            <text:p>4.1697604563</text:p>
          </table:table-cell>
          <table:table-cell office:value-type="float" office:value="1550295">
            <text:p>1550295</text:p>
          </table:table-cell>
          <table:table-cell office:value-type="float" office:value="250015">
            <text:p>250015</text:p>
          </table:table-cell>
          <table:table-cell office:value-type="float" office:value="489">
            <text:p>489</text:p>
          </table:table-cell>
          <table:table-cell office:value-type="float" office:value="6">
            <text:p>6.000000</text:p>
          </table:table-cell>
          <table:table-cell table:style-name="Default" table:formula="of:=[.BR8]/[.BT8]/10^3" office:value-type="float" office:value="41.6691666666667">
            <text:p>41.6691666667</text:p>
          </table:table-cell>
          <table:table-cell table:style-name="Default" table:formula="of:=[.BS8]/[.BR8]" office:value-type="float" office:value="0.00195588264704118">
            <text:p>0.0019558826</text:p>
          </table:table-cell>
          <table:table-cell table:style-name="Default" table:formula="of:=[.BQ8]/[.BR8]" office:value-type="float" office:value="6.20080795152291">
            <text:p>6.2008079515</text:p>
          </table:table-cell>
          <table:table-cell office:value-type="float" office:value="49">
            <text:p>49</text:p>
          </table:table-cell>
          <table:table-cell office:value-type="float" office:value="5968838">
            <text:p>5968838</text:p>
          </table:table-cell>
          <table:table-cell office:value-type="float" office:value="235347">
            <text:p>235347</text:p>
          </table:table-cell>
          <table:table-cell office:value-type="float" office:value="465">
            <text:p>465</text:p>
          </table:table-cell>
          <table:table-cell office:value-type="float" office:value="7">
            <text:p>7</text:p>
          </table:table-cell>
          <table:table-cell table:style-name="Default" table:formula="of:=[.BZ8]/[.CB8]/10^3" office:value-type="float" office:value="33.621">
            <text:p>33.621</text:p>
          </table:table-cell>
          <table:table-cell table:style-name="Default" table:formula="of:=[.CA8]/[.BZ8]" office:value-type="float" office:value="0.00197580593761552">
            <text:p>0.0019758059</text:p>
          </table:table-cell>
          <table:table-cell table:style-name="Default" table:formula="of:=[.BY8]/[.BZ8]" office:value-type="float" office:value="25.3618614216455">
            <text:p>25.3618614216</text:p>
          </table:table-cell>
          <table:table-cell office:value-type="float" office:value="449267">
            <text:p>449267</text:p>
          </table:table-cell>
          <table:table-cell office:value-type="float" office:value="253595">
            <text:p>253595</text:p>
          </table:table-cell>
          <table:table-cell office:value-type="float" office:value="1068">
            <text:p>1068</text:p>
          </table:table-cell>
          <table:table-cell office:value-type="float" office:value="5">
            <text:p>5</text:p>
          </table:table-cell>
          <table:table-cell table:style-name="Default" table:formula="of:=[.CG8]/[.CI8]/10^3" office:value-type="float" office:value="50.719">
            <text:p>50.719</text:p>
          </table:table-cell>
          <table:table-cell table:style-name="Default" table:formula="of:=[.CH8]/[.CG8]" office:value-type="float" office:value="0.00421143949999014">
            <text:p>0.0042114395</text:p>
          </table:table-cell>
          <table:table-cell table:style-name="Default" table:formula="of:=[.CF8]/[.CG8]" office:value-type="float" office:value="1.77159249985213">
            <text:p>1.7715924999</text:p>
          </table:table-cell>
          <table:table-cell office:value-type="float" office:value="128553">
            <text:p>128553</text:p>
          </table:table-cell>
          <table:table-cell office:value-type="float" office:value="67522">
            <text:p>67522</text:p>
          </table:table-cell>
          <table:table-cell office:value-type="float" office:value="983">
            <text:p>983</text:p>
          </table:table-cell>
          <table:table-cell office:value-type="float" office:value="4">
            <text:p>4</text:p>
          </table:table-cell>
          <table:table-cell table:style-name="Default" table:formula="of:=[.CN8]/[.CP8]/10^3" office:value-type="float" office:value="16.8805">
            <text:p>16.8805</text:p>
          </table:table-cell>
          <table:table-cell table:style-name="Default" table:formula="of:=[.CO8]/[.CN8]" office:value-type="float" office:value="0.0145582180622612">
            <text:p>0.0145582181</text:p>
          </table:table-cell>
          <table:table-cell table:style-name="Default" table:formula="of:=[.CM8]/[.CN8]" office:value-type="float" office:value="1.90386836882794">
            <text:p>1.9038683688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9]" office:value-type="float" office:value="49">
            <text:p>49</text:p>
          </table:table-cell>
          <table:table-cell office:value-type="string">
            <text:p>,</text:p>
          </table:table-cell>
          <table:table-cell table:formula="of:=[.CS9]" office:value-type="float" office:value="1.79570407453259">
            <text:p>1.7957040745</text:p>
          </table:table-cell>
          <table:table-cell office:value-type="string">
            <text:p>)</text:p>
          </table:table-cell>
          <table:table-cell office:value-type="float" office:value="10036621">
            <text:p>10036621</text:p>
          </table:table-cell>
          <table:table-cell office:value-type="float" office:value="432094">
            <text:p>432094</text:p>
          </table:table-cell>
          <table:table-cell office:value-type="float" office:value="967">
            <text:p>967</text:p>
          </table:table-cell>
          <table:table-cell table:style-name="Default" office:value-type="float" office:value="6">
            <text:p>6</text:p>
          </table:table-cell>
          <table:table-cell table:style-name="Default" table:formula="of:=[.G9]/[.I9]/10^3" office:value-type="float" office:value="72.0156666666667">
            <text:p>72.0156666667</text:p>
          </table:table-cell>
          <table:table-cell table:style-name="Default" table:formula="of:=[.H9]/[.G9]" office:value-type="float" office:value="0.00223793896698404">
            <text:p>0.002237939</text:p>
          </table:table-cell>
          <table:table-cell table:style-name="Default" table:formula="of:=[.F9]/[.G9]" office:value-type="float" office:value="23.2278647701658">
            <text:p>23.2278647702</text:p>
          </table:table-cell>
          <table:table-cell office:value-type="float" office:value="10036623">
            <text:p>10036623</text:p>
          </table:table-cell>
          <table:table-cell office:value-type="float" office:value="432129">
            <text:p>432129</text:p>
          </table:table-cell>
          <table:table-cell office:value-type="float" office:value="962">
            <text:p>962</text:p>
          </table:table-cell>
          <table:table-cell office:value-type="float" office:value="8">
            <text:p>8.000000</text:p>
          </table:table-cell>
          <table:table-cell table:style-name="Default" table:formula="of:=[.N9]/[.P9]/10^3" office:value-type="float" office:value="54.016125">
            <text:p>54.016125</text:p>
          </table:table-cell>
          <table:table-cell table:style-name="Default" table:formula="of:=[.O9]/[.N9]" office:value-type="float" office:value="0.00222618708765207">
            <text:p>0.0022261871</text:p>
          </table:table-cell>
          <table:table-cell table:style-name="Default" table:formula="of:=[.M9]/[.N9]" office:value-type="float" office:value="23.225988073006">
            <text:p>23.225988073</text:p>
          </table:table-cell>
          <table:table-cell office:value-type="float" office:value="10036621">
            <text:p>10036621</text:p>
          </table:table-cell>
          <table:table-cell office:value-type="float" office:value="432147">
            <text:p>432147</text:p>
          </table:table-cell>
          <table:table-cell office:value-type="float" office:value="3331">
            <text:p>3331</text:p>
          </table:table-cell>
          <table:table-cell office:value-type="float" office:value="6">
            <text:p>6.000000</text:p>
          </table:table-cell>
          <table:table-cell table:style-name="Default" table:formula="of:=[.U9]/[.W9]/10^3" office:value-type="float" office:value="72.0245">
            <text:p>72.0245</text:p>
          </table:table-cell>
          <table:table-cell table:style-name="Default" table:formula="of:=[.V9]/[.U9]" office:value-type="float" office:value="0.00770802527843535">
            <text:p>0.0077080253</text:p>
          </table:table-cell>
          <table:table-cell table:style-name="Default" table:formula="of:=[.T9]/[.U9]" office:value-type="float" office:value="23.2250160246398">
            <text:p>23.2250160246</text:p>
          </table:table-cell>
          <table:table-cell office:value-type="float" office:value="10036623">
            <text:p>10036623</text:p>
          </table:table-cell>
          <table:table-cell office:value-type="float" office:value="432106">
            <text:p>432106</text:p>
          </table:table-cell>
          <table:table-cell office:value-type="float" office:value="8232">
            <text:p>8232</text:p>
          </table:table-cell>
          <table:table-cell office:value-type="float" office:value="7">
            <text:p>7.000000</text:p>
          </table:table-cell>
          <table:table-cell table:style-name="Default" table:formula="of:=[.AB9]/[.AD9]/10^3" office:value-type="float" office:value="61.7294285714286">
            <text:p>61.7294285714</text:p>
          </table:table-cell>
          <table:table-cell table:style-name="Default" table:formula="of:=[.AC9]/[.AB9]" office:value-type="float" office:value="0.0190508810338204">
            <text:p>0.019050881</text:p>
          </table:table-cell>
          <table:table-cell table:style-name="Default" table:formula="of:=[.AA9]/[.AB9]" office:value-type="float" office:value="23.2272243384725">
            <text:p>23.2272243385</text:p>
          </table:table-cell>
          <table:table-cell office:value-type="float" office:value="10036623">
            <text:p>10036623</text:p>
          </table:table-cell>
          <table:table-cell office:value-type="float" office:value="432217">
            <text:p>432217</text:p>
          </table:table-cell>
          <table:table-cell office:value-type="float" office:value="1582">
            <text:p>1582</text:p>
          </table:table-cell>
          <table:table-cell office:value-type="float" office:value="7">
            <text:p>7.000000</text:p>
          </table:table-cell>
          <table:table-cell table:style-name="Default" table:formula="of:=[.AI9]/[.AK9]/10^3" office:value-type="float" office:value="61.7452857142857">
            <text:p>61.7452857143</text:p>
          </table:table-cell>
          <table:table-cell table:style-name="Default" table:formula="of:=[.AJ9]/[.AI9]" office:value-type="float" office:value="0.00366019846512284">
            <text:p>0.0036601985</text:p>
          </table:table-cell>
          <table:table-cell table:style-name="Default" table:formula="of:=[.AH9]/[.AI9]" office:value-type="float" office:value="23.2212592285819">
            <text:p>23.2212592286</text:p>
          </table:table-cell>
          <table:table-cell office:value-type="float" office:value="10036621">
            <text:p>10036621</text:p>
          </table:table-cell>
          <table:table-cell office:value-type="float" office:value="432087">
            <text:p>432087</text:p>
          </table:table-cell>
          <table:table-cell office:value-type="float" office:value="6266">
            <text:p>6266</text:p>
          </table:table-cell>
          <table:table-cell office:value-type="float" office:value="9">
            <text:p>9.000000</text:p>
          </table:table-cell>
          <table:table-cell table:style-name="Default" table:formula="of:=[.AP9]/[.AR9]/10^3" office:value-type="float" office:value="48.0096666666667">
            <text:p>48.0096666667</text:p>
          </table:table-cell>
          <table:table-cell table:style-name="Default" table:formula="of:=[.AQ9]/[.AP9]" office:value-type="float" office:value="0.0145017091465376">
            <text:p>0.0145017091</text:p>
          </table:table-cell>
          <table:table-cell table:style-name="Default" table:formula="of:=[.AO9]/[.AP9]" office:value-type="float" office:value="23.2282410718212">
            <text:p>23.2282410718</text:p>
          </table:table-cell>
          <table:table-cell office:value-type="float" office:value="2658414">
            <text:p>2658414</text:p>
          </table:table-cell>
          <table:table-cell office:value-type="float" office:value="432000">
            <text:p>432000</text:p>
          </table:table-cell>
          <table:table-cell office:value-type="float" office:value="754">
            <text:p>754</text:p>
          </table:table-cell>
          <table:table-cell office:value-type="float" office:value="6">
            <text:p>6.000000</text:p>
          </table:table-cell>
          <table:table-cell table:style-name="Default" table:formula="of:=[.AW9]/[.AY9]/10^3" office:value-type="float" office:value="72">
            <text:p>72</text:p>
          </table:table-cell>
          <table:table-cell table:style-name="Default" table:formula="of:=[.AX9]/[.AW9]" office:value-type="float" office:value="0.00174537037037037">
            <text:p>0.0017453704</text:p>
          </table:table-cell>
          <table:table-cell table:style-name="Default" table:formula="of:=[.AV9]/[.AW9]" office:value-type="float" office:value="6.15373611111111">
            <text:p>6.1537361111</text:p>
          </table:table-cell>
          <table:table-cell office:value-type="float" office:value="1797845">
            <text:p>1797845</text:p>
          </table:table-cell>
          <table:table-cell office:value-type="float" office:value="432063">
            <text:p>432063</text:p>
          </table:table-cell>
          <table:table-cell office:value-type="float" office:value="732">
            <text:p>732</text:p>
          </table:table-cell>
          <table:table-cell office:value-type="float" office:value="6">
            <text:p>6.000000</text:p>
          </table:table-cell>
          <table:table-cell table:style-name="Default" table:formula="of:=[.BD9]/[.BF9]/10^3" office:value-type="float" office:value="72.0105">
            <text:p>72.0105</text:p>
          </table:table-cell>
          <table:table-cell table:style-name="Default" table:formula="of:=[.BE9]/[.BD9]" office:value-type="float" office:value="0.00169419737399407">
            <text:p>0.0016941974</text:p>
          </table:table-cell>
          <table:table-cell table:style-name="Default" table:formula="of:=[.BC9]/[.BD9]" office:value-type="float" office:value="4.16107141782564">
            <text:p>4.1610714178</text:p>
          </table:table-cell>
          <table:table-cell office:value-type="float" office:value="1785625">
            <text:p>1785625</text:p>
          </table:table-cell>
          <table:table-cell office:value-type="float" office:value="432011">
            <text:p>432011</text:p>
          </table:table-cell>
          <table:table-cell office:value-type="float" office:value="732">
            <text:p>732</text:p>
          </table:table-cell>
          <table:table-cell office:value-type="float" office:value="5">
            <text:p>5.000000</text:p>
          </table:table-cell>
          <table:table-cell table:style-name="Default" table:formula="of:=[.BK9]/[.BM9]/10^3" office:value-type="float" office:value="86.4022">
            <text:p>86.4022</text:p>
          </table:table-cell>
          <table:table-cell table:style-name="Default" table:formula="of:=[.BL9]/[.BK9]" office:value-type="float" office:value="0.0016944012999669">
            <text:p>0.0016944013</text:p>
          </table:table-cell>
          <table:table-cell table:style-name="Default" table:formula="of:=[.BJ9]/[.BK9]" office:value-type="float" office:value="4.13328595799644">
            <text:p>4.133285958</text:p>
          </table:table-cell>
          <table:table-cell office:value-type="float" office:value="2661839">
            <text:p>2661839</text:p>
          </table:table-cell>
          <table:table-cell office:value-type="float" office:value="432027">
            <text:p>432027</text:p>
          </table:table-cell>
          <table:table-cell office:value-type="float" office:value="746">
            <text:p>746</text:p>
          </table:table-cell>
          <table:table-cell office:value-type="float" office:value="6">
            <text:p>6.000000</text:p>
          </table:table-cell>
          <table:table-cell table:style-name="Default" table:formula="of:=[.BR9]/[.BT9]/10^3" office:value-type="float" office:value="72.0045">
            <text:p>72.0045</text:p>
          </table:table-cell>
          <table:table-cell table:style-name="Default" table:formula="of:=[.BS9]/[.BR9]" office:value-type="float" office:value="0.0017267439303562">
            <text:p>0.0017267439</text:p>
          </table:table-cell>
          <table:table-cell table:style-name="Default" table:formula="of:=[.BQ9]/[.BR9]" office:value-type="float" office:value="6.16127927189736">
            <text:p>6.1612792719</text:p>
          </table:table-cell>
          <table:table-cell office:value-type="float" office:value="49">
            <text:p>49</text:p>
          </table:table-cell>
          <table:table-cell office:value-type="float" office:value="5968840">
            <text:p>5968840</text:p>
          </table:table-cell>
          <table:table-cell office:value-type="float" office:value="235352">
            <text:p>235352</text:p>
          </table:table-cell>
          <table:table-cell office:value-type="float" office:value="597">
            <text:p>597</text:p>
          </table:table-cell>
          <table:table-cell office:value-type="float" office:value="7">
            <text:p>7</text:p>
          </table:table-cell>
          <table:table-cell table:style-name="Default" table:formula="of:=[.BZ9]/[.CB9]/10^3" office:value-type="float" office:value="33.6217142857143">
            <text:p>33.6217142857</text:p>
          </table:table-cell>
          <table:table-cell table:style-name="Default" table:formula="of:=[.CA9]/[.BZ9]" office:value-type="float" office:value="0.00253662599000646">
            <text:p>0.002536626</text:p>
          </table:table-cell>
          <table:table-cell table:style-name="Default" table:formula="of:=[.BY9]/[.BZ9]" office:value-type="float" office:value="25.3613311125463">
            <text:p>25.3613311125</text:p>
          </table:table-cell>
          <table:table-cell office:value-type="float" office:value="738743">
            <text:p>738743</text:p>
          </table:table-cell>
          <table:table-cell office:value-type="float" office:value="432217">
            <text:p>432217</text:p>
          </table:table-cell>
          <table:table-cell office:value-type="float" office:value="2137">
            <text:p>2137</text:p>
          </table:table-cell>
          <table:table-cell office:value-type="float" office:value="5">
            <text:p>5</text:p>
          </table:table-cell>
          <table:table-cell table:style-name="Default" table:formula="of:=[.CG9]/[.CI9]/10^3" office:value-type="float" office:value="86.4434">
            <text:p>86.4434</text:p>
          </table:table-cell>
          <table:table-cell table:style-name="Default" table:formula="of:=[.CH9]/[.CG9]" office:value-type="float" office:value="0.00494427567633851">
            <text:p>0.0049442757</text:p>
          </table:table-cell>
          <table:table-cell table:style-name="Default" table:formula="of:=[.CF9]/[.CG9]" office:value-type="float" office:value="1.70919468692809">
            <text:p>1.7091946869</text:p>
          </table:table-cell>
          <table:table-cell office:value-type="float" office:value="198718">
            <text:p>198718</text:p>
          </table:table-cell>
          <table:table-cell office:value-type="float" office:value="110663">
            <text:p>110663</text:p>
          </table:table-cell>
          <table:table-cell office:value-type="float" office:value="1385">
            <text:p>1385</text:p>
          </table:table-cell>
          <table:table-cell office:value-type="float" office:value="5">
            <text:p>5</text:p>
          </table:table-cell>
          <table:table-cell table:style-name="Default" table:formula="of:=[.CN9]/[.CP9]/10^3" office:value-type="float" office:value="22.1326">
            <text:p>22.1326</text:p>
          </table:table-cell>
          <table:table-cell table:style-name="Default" table:formula="of:=[.CO9]/[.CN9]" office:value-type="float" office:value="0.0125154749103133">
            <text:p>0.0125154749</text:p>
          </table:table-cell>
          <table:table-cell table:style-name="Default" table:formula="of:=[.CM9]/[.CN9]" office:value-type="float" office:value="1.79570407453259">
            <text:p>1.795704074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0]" office:value-type="float" office:value="64">
            <text:p>64</text:p>
          </table:table-cell>
          <table:table-cell office:value-type="string">
            <text:p>,</text:p>
          </table:table-cell>
          <table:table-cell table:formula="of:=[.CS10]" office:value-type="float" office:value="1.8115517127145">
            <text:p>1.8115517127</text:p>
          </table:table-cell>
          <table:table-cell office:value-type="string">
            <text:p>)</text:p>
          </table:table-cell>
          <table:table-cell office:value-type="float" office:value="15912104">
            <text:p>15912104</text:p>
          </table:table-cell>
          <table:table-cell office:value-type="float" office:value="686067">
            <text:p>686067</text:p>
          </table:table-cell>
          <table:table-cell office:value-type="float" office:value="2037">
            <text:p>2037</text:p>
          </table:table-cell>
          <table:table-cell table:style-name="Default" office:value-type="float" office:value="7">
            <text:p>7</text:p>
          </table:table-cell>
          <table:table-cell table:style-name="Default" table:formula="of:=[.G10]/[.I10]/10^3" office:value-type="float" office:value="98.0095714285714">
            <text:p>98.0095714286</text:p>
          </table:table-cell>
          <table:table-cell table:style-name="Default" table:formula="of:=[.H10]/[.G10]" office:value-type="float" office:value="0.00296909777033438">
            <text:p>0.0029690978</text:p>
          </table:table-cell>
          <table:table-cell table:style-name="Default" table:formula="of:=[.F10]/[.G10]" office:value-type="float" office:value="23.1932216532788">
            <text:p>23.1932216533</text:p>
          </table:table-cell>
          <table:table-cell office:value-type="float" office:value="15912104">
            <text:p>15912104</text:p>
          </table:table-cell>
          <table:table-cell office:value-type="float" office:value="686179">
            <text:p>686179</text:p>
          </table:table-cell>
          <table:table-cell office:value-type="float" office:value="1769">
            <text:p>1769</text:p>
          </table:table-cell>
          <table:table-cell office:value-type="float" office:value="7">
            <text:p>7.000000</text:p>
          </table:table-cell>
          <table:table-cell table:style-name="Default" table:formula="of:=[.N10]/[.P10]/10^3" office:value-type="float" office:value="98.0255714285714">
            <text:p>98.0255714286</text:p>
          </table:table-cell>
          <table:table-cell table:style-name="Default" table:formula="of:=[.O10]/[.N10]" office:value-type="float" office:value="0.00257804450442232">
            <text:p>0.0025780445</text:p>
          </table:table-cell>
          <table:table-cell table:style-name="Default" table:formula="of:=[.M10]/[.N10]" office:value-type="float" office:value="23.1894359926491">
            <text:p>23.1894359926</text:p>
          </table:table-cell>
          <table:table-cell office:value-type="float" office:value="15912104">
            <text:p>15912104</text:p>
          </table:table-cell>
          <table:table-cell office:value-type="float" office:value="686052">
            <text:p>686052</text:p>
          </table:table-cell>
          <table:table-cell office:value-type="float" office:value="13851">
            <text:p>13851</text:p>
          </table:table-cell>
          <table:table-cell office:value-type="float" office:value="8">
            <text:p>8.000000</text:p>
          </table:table-cell>
          <table:table-cell table:style-name="Default" table:formula="of:=[.U10]/[.W10]/10^3" office:value-type="float" office:value="85.7565">
            <text:p>85.7565</text:p>
          </table:table-cell>
          <table:table-cell table:style-name="Default" table:formula="of:=[.V10]/[.U10]" office:value-type="float" office:value="0.0201894317048853">
            <text:p>0.0201894317</text:p>
          </table:table-cell>
          <table:table-cell table:style-name="Default" table:formula="of:=[.T10]/[.U10]" office:value-type="float" office:value="23.1937287552547">
            <text:p>23.1937287553</text:p>
          </table:table-cell>
          <table:table-cell office:value-type="float" office:value="15912103">
            <text:p>15912103</text:p>
          </table:table-cell>
          <table:table-cell office:value-type="float" office:value="686121">
            <text:p>686121</text:p>
          </table:table-cell>
          <table:table-cell office:value-type="float" office:value="10042">
            <text:p>10042</text:p>
          </table:table-cell>
          <table:table-cell office:value-type="float" office:value="9">
            <text:p>9.000000</text:p>
          </table:table-cell>
          <table:table-cell table:style-name="Default" table:formula="of:=[.AB10]/[.AD10]/10^3" office:value-type="float" office:value="76.2356666666667">
            <text:p>76.2356666667</text:p>
          </table:table-cell>
          <table:table-cell table:style-name="Default" table:formula="of:=[.AC10]/[.AB10]" office:value-type="float" office:value="0.0146359024137142">
            <text:p>0.0146359024</text:p>
          </table:table-cell>
          <table:table-cell table:style-name="Default" table:formula="of:=[.AA10]/[.AB10]" office:value-type="float" office:value="23.1913948122853">
            <text:p>23.1913948123</text:p>
          </table:table-cell>
          <table:table-cell office:value-type="float" office:value="15912104">
            <text:p>15912104</text:p>
          </table:table-cell>
          <table:table-cell office:value-type="float" office:value="686521">
            <text:p>686521</text:p>
          </table:table-cell>
          <table:table-cell office:value-type="float" office:value="2443">
            <text:p>2443</text:p>
          </table:table-cell>
          <table:table-cell office:value-type="float" office:value="9">
            <text:p>9.000000</text:p>
          </table:table-cell>
          <table:table-cell table:style-name="Default" table:formula="of:=[.AI10]/[.AK10]/10^3" office:value-type="float" office:value="76.2801111111111">
            <text:p>76.2801111111</text:p>
          </table:table-cell>
          <table:table-cell table:style-name="Default" table:formula="of:=[.AJ10]/[.AI10]" office:value-type="float" office:value="0.00355852188061254">
            <text:p>0.0035585219</text:p>
          </table:table-cell>
          <table:table-cell table:style-name="Default" table:formula="of:=[.AH10]/[.AI10]" office:value-type="float" office:value="23.1778838520599">
            <text:p>23.1778838521</text:p>
          </table:table-cell>
          <table:table-cell office:value-type="float" office:value="15912104">
            <text:p>15912104</text:p>
          </table:table-cell>
          <table:table-cell office:value-type="float" office:value="686186">
            <text:p>686186</text:p>
          </table:table-cell>
          <table:table-cell office:value-type="float" office:value="3782">
            <text:p>3782</text:p>
          </table:table-cell>
          <table:table-cell office:value-type="float" office:value="7">
            <text:p>7.000000</text:p>
          </table:table-cell>
          <table:table-cell table:style-name="Default" table:formula="of:=[.AP10]/[.AR10]/10^3" office:value-type="float" office:value="98.0265714285714">
            <text:p>98.0265714286</text:p>
          </table:table-cell>
          <table:table-cell table:style-name="Default" table:formula="of:=[.AQ10]/[.AP10]" office:value-type="float" office:value="0.00551162512788078">
            <text:p>0.0055116251</text:p>
          </table:table-cell>
          <table:table-cell table:style-name="Default" table:formula="of:=[.AO10]/[.AP10]" office:value-type="float" office:value="23.1891994298922">
            <text:p>23.1891994299</text:p>
          </table:table-cell>
          <table:table-cell office:value-type="float" office:value="4203895">
            <text:p>4203895</text:p>
          </table:table-cell>
          <table:table-cell office:value-type="float" office:value="686090">
            <text:p>686090</text:p>
          </table:table-cell>
          <table:table-cell office:value-type="float" office:value="1492">
            <text:p>1492</text:p>
          </table:table-cell>
          <table:table-cell office:value-type="float" office:value="5">
            <text:p>5.000000</text:p>
          </table:table-cell>
          <table:table-cell table:style-name="Default" table:formula="of:=[.AW10]/[.AY10]/10^3" office:value-type="float" office:value="137.218">
            <text:p>137.218</text:p>
          </table:table-cell>
          <table:table-cell table:style-name="Default" table:formula="of:=[.AX10]/[.AW10]" office:value-type="float" office:value="0.00217464181084114">
            <text:p>0.0021746418</text:p>
          </table:table-cell>
          <table:table-cell table:style-name="Default" table:formula="of:=[.AV10]/[.AW10]" office:value-type="float" office:value="6.12732294596919">
            <text:p>6.127322946</text:p>
          </table:table-cell>
          <table:table-cell office:value-type="float" office:value="2836596">
            <text:p>2836596</text:p>
          </table:table-cell>
          <table:table-cell office:value-type="float" office:value="686008">
            <text:p>686008</text:p>
          </table:table-cell>
          <table:table-cell office:value-type="float" office:value="1449">
            <text:p>1449</text:p>
          </table:table-cell>
          <table:table-cell office:value-type="float" office:value="6">
            <text:p>6.000000</text:p>
          </table:table-cell>
          <table:table-cell table:style-name="Default" table:formula="of:=[.BD10]/[.BF10]/10^3" office:value-type="float" office:value="114.334666666667">
            <text:p>114.3346666667</text:p>
          </table:table-cell>
          <table:table-cell table:style-name="Default" table:formula="of:=[.BE10]/[.BD10]" office:value-type="float" office:value="0.00211222026565288">
            <text:p>0.0021122203</text:p>
          </table:table-cell>
          <table:table-cell table:style-name="Default" table:formula="of:=[.BC10]/[.BD10]" office:value-type="float" office:value="4.13493137106273">
            <text:p>4.1349313711</text:p>
          </table:table-cell>
          <table:table-cell office:value-type="float" office:value="2820456">
            <text:p>2820456</text:p>
          </table:table-cell>
          <table:table-cell office:value-type="float" office:value="686007">
            <text:p>686007</text:p>
          </table:table-cell>
          <table:table-cell office:value-type="float" office:value="1437">
            <text:p>1437</text:p>
          </table:table-cell>
          <table:table-cell office:value-type="float" office:value="5">
            <text:p>5.000000</text:p>
          </table:table-cell>
          <table:table-cell table:style-name="Default" table:formula="of:=[.BK10]/[.BM10]/10^3" office:value-type="float" office:value="137.2014">
            <text:p>137.2014</text:p>
          </table:table-cell>
          <table:table-cell table:style-name="Default" table:formula="of:=[.BL10]/[.BK10]" office:value-type="float" office:value="0.00209473081178472">
            <text:p>0.0020947308</text:p>
          </table:table-cell>
          <table:table-cell table:style-name="Default" table:formula="of:=[.BJ10]/[.BK10]" office:value-type="float" office:value="4.11140994188106">
            <text:p>4.1114099419</text:p>
          </table:table-cell>
          <table:table-cell office:value-type="float" office:value="4208590">
            <text:p>4208590</text:p>
          </table:table-cell>
          <table:table-cell office:value-type="float" office:value="686109">
            <text:p>686109</text:p>
          </table:table-cell>
          <table:table-cell office:value-type="float" office:value="1449">
            <text:p>1449</text:p>
          </table:table-cell>
          <table:table-cell office:value-type="float" office:value="7">
            <text:p>7.000000</text:p>
          </table:table-cell>
          <table:table-cell table:style-name="Default" table:formula="of:=[.BR10]/[.BT10]/10^3" office:value-type="float" office:value="98.0155714285714">
            <text:p>98.0155714286</text:p>
          </table:table-cell>
          <table:table-cell table:style-name="Default" table:formula="of:=[.BS10]/[.BR10]" office:value-type="float" office:value="0.00211190933219066">
            <text:p>0.0021119093</text:p>
          </table:table-cell>
          <table:table-cell table:style-name="Default" table:formula="of:=[.BQ10]/[.BR10]" office:value-type="float" office:value="6.13399620176969">
            <text:p>6.1339962018</text:p>
          </table:table-cell>
          <table:table-cell office:value-type="float" office:value="64">
            <text:p>64</text:p>
          </table:table-cell>
          <table:table-cell office:value-type="float" office:value="13183045">
            <text:p>13183045</text:p>
          </table:table-cell>
          <table:table-cell office:value-type="float" office:value="524414">
            <text:p>524414</text:p>
          </table:table-cell>
          <table:table-cell office:value-type="float" office:value="1134">
            <text:p>1134</text:p>
          </table:table-cell>
          <table:table-cell office:value-type="float" office:value="7">
            <text:p>7</text:p>
          </table:table-cell>
          <table:table-cell table:style-name="Default" table:formula="of:=[.BZ10]/[.CB10]/10^3" office:value-type="float" office:value="74.9162857142857">
            <text:p>74.9162857143</text:p>
          </table:table-cell>
          <table:table-cell table:style-name="Default" table:formula="of:=[.CA10]/[.BZ10]" office:value-type="float" office:value="0.00216241366553906">
            <text:p>0.0021624137</text:p>
          </table:table-cell>
          <table:table-cell table:style-name="Default" table:formula="of:=[.BY10]/[.BZ10]" office:value-type="float" office:value="25.1386213945471">
            <text:p>25.1386213945</text:p>
          </table:table-cell>
          <table:table-cell office:value-type="float" office:value="1178571">
            <text:p>1178571</text:p>
          </table:table-cell>
          <table:table-cell office:value-type="float" office:value="686620">
            <text:p>686620</text:p>
          </table:table-cell>
          <table:table-cell office:value-type="float" office:value="2899">
            <text:p>2899</text:p>
          </table:table-cell>
          <table:table-cell office:value-type="float" office:value="5">
            <text:p>5</text:p>
          </table:table-cell>
          <table:table-cell table:style-name="Default" table:formula="of:=[.CG10]/[.CI10]/10^3" office:value-type="float" office:value="137.324">
            <text:p>137.324</text:p>
          </table:table-cell>
          <table:table-cell table:style-name="Default" table:formula="of:=[.CH10]/[.CG10]" office:value-type="float" office:value="0.00422213160117678">
            <text:p>0.0042221316</text:p>
          </table:table-cell>
          <table:table-cell table:style-name="Default" table:formula="of:=[.CF10]/[.CG10]" office:value-type="float" office:value="1.71648218810987">
            <text:p>1.7164821881</text:p>
          </table:table-cell>
          <table:table-cell office:value-type="float" office:value="328101">
            <text:p>328101</text:p>
          </table:table-cell>
          <table:table-cell office:value-type="float" office:value="181116">
            <text:p>181116</text:p>
          </table:table-cell>
          <table:table-cell office:value-type="float" office:value="3355">
            <text:p>3355</text:p>
          </table:table-cell>
          <table:table-cell office:value-type="float" office:value="5">
            <text:p>5</text:p>
          </table:table-cell>
          <table:table-cell table:style-name="Default" table:formula="of:=[.CN10]/[.CP10]/10^3" office:value-type="float" office:value="36.2232">
            <text:p>36.2232</text:p>
          </table:table-cell>
          <table:table-cell table:style-name="Default" table:formula="of:=[.CO10]/[.CN10]" office:value-type="float" office:value="0.0185240398418693">
            <text:p>0.0185240398</text:p>
          </table:table-cell>
          <table:table-cell table:style-name="Default" table:formula="of:=[.CM10]/[.CN10]" office:value-type="float" office:value="1.8115517127145">
            <text:p>1.811551712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1]" office:value-type="float" office:value="64">
            <text:p>64</text:p>
          </table:table-cell>
          <table:table-cell office:value-type="string">
            <text:p>,</text:p>
          </table:table-cell>
          <table:table-cell table:formula="of:=[.CS11]" office:value-type="float" office:value="1.72199782328776">
            <text:p>1.7219978233</text:p>
          </table:table-cell>
          <table:table-cell office:value-type="string">
            <text:p>)</text:p>
          </table:table-cell>
          <table:table-cell office:value-type="float" office:value="23724385">
            <text:p>23724385</text:p>
          </table:table-cell>
          <table:table-cell office:value-type="float" office:value="1024059">
            <text:p>1024059</text:p>
          </table:table-cell>
          <table:table-cell office:value-type="float" office:value="5680">
            <text:p>5680</text:p>
          </table:table-cell>
          <table:table-cell table:style-name="Default" office:value-type="float" office:value="9">
            <text:p>9</text:p>
          </table:table-cell>
          <table:table-cell table:style-name="Default" table:formula="of:=[.G11]/[.I11]/10^3" office:value-type="float" office:value="113.784333333333">
            <text:p>113.7843333333</text:p>
          </table:table-cell>
          <table:table-cell table:style-name="Default" table:formula="of:=[.H11]/[.G11]" office:value-type="float" office:value="0.00554655542307621">
            <text:p>0.0055465554</text:p>
          </table:table-cell>
          <table:table-cell table:style-name="Default" table:formula="of:=[.F11]/[.G11]" office:value-type="float" office:value="23.1670099086088">
            <text:p>23.1670099086</text:p>
          </table:table-cell>
          <table:table-cell office:value-type="float" office:value="23724384">
            <text:p>23724384</text:p>
          </table:table-cell>
          <table:table-cell office:value-type="float" office:value="1024358">
            <text:p>1024358</text:p>
          </table:table-cell>
          <table:table-cell office:value-type="float" office:value="3629">
            <text:p>3629</text:p>
          </table:table-cell>
          <table:table-cell office:value-type="float" office:value="9">
            <text:p>9.000000</text:p>
          </table:table-cell>
          <table:table-cell table:style-name="Default" table:formula="of:=[.N11]/[.P11]/10^3" office:value-type="float" office:value="113.817555555556">
            <text:p>113.8175555556</text:p>
          </table:table-cell>
          <table:table-cell table:style-name="Default" table:formula="of:=[.O11]/[.N11]" office:value-type="float" office:value="0.00354270674900767">
            <text:p>0.0035427067</text:p>
          </table:table-cell>
          <table:table-cell table:style-name="Default" table:formula="of:=[.M11]/[.N11]" office:value-type="float" office:value="23.1602467106227">
            <text:p>23.1602467106</text:p>
          </table:table-cell>
          <table:table-cell office:value-type="float" office:value="23724385">
            <text:p>23724385</text:p>
          </table:table-cell>
          <table:table-cell office:value-type="float" office:value="1024092">
            <text:p>1024092</text:p>
          </table:table-cell>
          <table:table-cell office:value-type="float" office:value="31509">
            <text:p>31509</text:p>
          </table:table-cell>
          <table:table-cell office:value-type="float" office:value="9">
            <text:p>9.000000</text:p>
          </table:table-cell>
          <table:table-cell table:style-name="Default" table:formula="of:=[.U11]/[.W11]/10^3" office:value-type="float" office:value="113.788">
            <text:p>113.788</text:p>
          </table:table-cell>
          <table:table-cell table:style-name="Default" table:formula="of:=[.V11]/[.U11]" office:value-type="float" office:value="0.0307677435230429">
            <text:p>0.0307677435</text:p>
          </table:table-cell>
          <table:table-cell table:style-name="Default" table:formula="of:=[.T11]/[.U11]" office:value-type="float" office:value="23.1662633825867">
            <text:p>23.1662633826</text:p>
          </table:table-cell>
          <table:table-cell office:value-type="float" office:value="23724383">
            <text:p>23724383</text:p>
          </table:table-cell>
          <table:table-cell office:value-type="float" office:value="1024217">
            <text:p>1024217</text:p>
          </table:table-cell>
          <table:table-cell office:value-type="float" office:value="29555">
            <text:p>29555</text:p>
          </table:table-cell>
          <table:table-cell office:value-type="float" office:value="11">
            <text:p>11.000000</text:p>
          </table:table-cell>
          <table:table-cell table:style-name="Default" table:formula="of:=[.AB11]/[.AD11]/10^3" office:value-type="float" office:value="93.1106363636364">
            <text:p>93.1106363636</text:p>
          </table:table-cell>
          <table:table-cell table:style-name="Default" table:formula="of:=[.AC11]/[.AB11]" office:value-type="float" office:value="0.0288561896551219">
            <text:p>0.0288561897</text:p>
          </table:table-cell>
          <table:table-cell table:style-name="Default" table:formula="of:=[.AA11]/[.AB11]" office:value-type="float" office:value="23.1634341160125">
            <text:p>23.163434116</text:p>
          </table:table-cell>
          <table:table-cell office:value-type="float" office:value="23724383">
            <text:p>23724383</text:p>
          </table:table-cell>
          <table:table-cell office:value-type="float" office:value="1024479">
            <text:p>1024479</text:p>
          </table:table-cell>
          <table:table-cell office:value-type="float" office:value="16669">
            <text:p>16669</text:p>
          </table:table-cell>
          <table:table-cell office:value-type="float" office:value="11">
            <text:p>11.000000</text:p>
          </table:table-cell>
          <table:table-cell table:style-name="Default" table:formula="of:=[.AI11]/[.AK11]/10^3" office:value-type="float" office:value="93.1344545454546">
            <text:p>93.1344545455</text:p>
          </table:table-cell>
          <table:table-cell table:style-name="Default" table:formula="of:=[.AJ11]/[.AI11]" office:value-type="float" office:value="0.016270709306877">
            <text:p>0.0162707093</text:p>
          </table:table-cell>
          <table:table-cell table:style-name="Default" table:formula="of:=[.AH11]/[.AI11]" office:value-type="float" office:value="23.1575103052381">
            <text:p>23.1575103052</text:p>
          </table:table-cell>
          <table:table-cell office:value-type="float" office:value="23724384">
            <text:p>23724384</text:p>
          </table:table-cell>
          <table:table-cell office:value-type="float" office:value="1024124">
            <text:p>1024124</text:p>
          </table:table-cell>
          <table:table-cell office:value-type="float" office:value="14324">
            <text:p>14324</text:p>
          </table:table-cell>
          <table:table-cell office:value-type="float" office:value="9">
            <text:p>9.000000</text:p>
          </table:table-cell>
          <table:table-cell table:style-name="Default" table:formula="of:=[.AP11]/[.AR11]/10^3" office:value-type="float" office:value="113.791555555556">
            <text:p>113.7915555556</text:p>
          </table:table-cell>
          <table:table-cell table:style-name="Default" table:formula="of:=[.AQ11]/[.AP11]" office:value-type="float" office:value="0.0139865875616625">
            <text:p>0.0139865876</text:p>
          </table:table-cell>
          <table:table-cell table:style-name="Default" table:formula="of:=[.AO11]/[.AP11]" office:value-type="float" office:value="23.1655385480664">
            <text:p>23.1655385481</text:p>
          </table:table-cell>
          <table:table-cell office:value-type="float" office:value="6256378">
            <text:p>6256378</text:p>
          </table:table-cell>
          <table:table-cell office:value-type="float" office:value="1024113">
            <text:p>1024113</text:p>
          </table:table-cell>
          <table:table-cell office:value-type="float" office:value="4951">
            <text:p>4951</text:p>
          </table:table-cell>
          <table:table-cell office:value-type="float" office:value="6">
            <text:p>6.000000</text:p>
          </table:table-cell>
          <table:table-cell table:style-name="Default" table:formula="of:=[.AW11]/[.AY11]/10^3" office:value-type="float" office:value="170.6855">
            <text:p>170.6855</text:p>
          </table:table-cell>
          <table:table-cell table:style-name="Default" table:formula="of:=[.AX11]/[.AW11]" office:value-type="float" office:value="0.004834427450877">
            <text:p>0.0048344275</text:p>
          </table:table-cell>
          <table:table-cell table:style-name="Default" table:formula="of:=[.AV11]/[.AW11]" office:value-type="float" office:value="6.10906999520561">
            <text:p>6.1090699952</text:p>
          </table:table-cell>
          <table:table-cell office:value-type="float" office:value="4214547">
            <text:p>4214547</text:p>
          </table:table-cell>
          <table:table-cell office:value-type="float" office:value="1024011">
            <text:p>1024011</text:p>
          </table:table-cell>
          <table:table-cell office:value-type="float" office:value="4482">
            <text:p>4482</text:p>
          </table:table-cell>
          <table:table-cell office:value-type="float" office:value="6">
            <text:p>6.000000</text:p>
          </table:table-cell>
          <table:table-cell table:style-name="Default" table:formula="of:=[.BD11]/[.BF11]/10^3" office:value-type="float" office:value="170.6685">
            <text:p>170.6685</text:p>
          </table:table-cell>
          <table:table-cell table:style-name="Default" table:formula="of:=[.BE11]/[.BD11]" office:value-type="float" office:value="0.00437690610745392">
            <text:p>0.0043769061</text:p>
          </table:table-cell>
          <table:table-cell table:style-name="Default" table:formula="of:=[.BC11]/[.BD11]" office:value-type="float" office:value="4.11572434280491">
            <text:p>4.1157243428</text:p>
          </table:table-cell>
          <table:table-cell office:value-type="float" office:value="4192267">
            <text:p>4192267</text:p>
          </table:table-cell>
          <table:table-cell office:value-type="float" office:value="1024006">
            <text:p>1024006</text:p>
          </table:table-cell>
          <table:table-cell office:value-type="float" office:value="4631">
            <text:p>4631</text:p>
          </table:table-cell>
          <table:table-cell office:value-type="float" office:value="6">
            <text:p>6.000000</text:p>
          </table:table-cell>
          <table:table-cell table:style-name="Default" table:formula="of:=[.BK11]/[.BM11]/10^3" office:value-type="float" office:value="170.667666666667">
            <text:p>170.6676666667</text:p>
          </table:table-cell>
          <table:table-cell table:style-name="Default" table:formula="of:=[.BL11]/[.BK11]" office:value-type="float" office:value="0.00452243443886071">
            <text:p>0.0045224344</text:p>
          </table:table-cell>
          <table:table-cell table:style-name="Default" table:formula="of:=[.BJ11]/[.BK11]" office:value-type="float" office:value="4.09398675398386">
            <text:p>4.093986754</text:p>
          </table:table-cell>
          <table:table-cell office:value-type="float" office:value="6262541">
            <text:p>6262541</text:p>
          </table:table-cell>
          <table:table-cell office:value-type="float" office:value="1024143">
            <text:p>1024143</text:p>
          </table:table-cell>
          <table:table-cell office:value-type="float" office:value="4355">
            <text:p>4355</text:p>
          </table:table-cell>
          <table:table-cell office:value-type="float" office:value="6">
            <text:p>6.000000</text:p>
          </table:table-cell>
          <table:table-cell table:style-name="Default" table:formula="of:=[.BR11]/[.BT11]/10^3" office:value-type="float" office:value="170.6905">
            <text:p>170.6905</text:p>
          </table:table-cell>
          <table:table-cell table:style-name="Default" table:formula="of:=[.BS11]/[.BR11]" office:value-type="float" office:value="0.00425233585544206">
            <text:p>0.0042523359</text:p>
          </table:table-cell>
          <table:table-cell table:style-name="Default" table:formula="of:=[.BQ11]/[.BR11]" office:value-type="float" office:value="6.11490875785901">
            <text:p>6.1149087579</text:p>
          </table:table-cell>
          <table:table-cell office:value-type="float" office:value="64">
            <text:p>64</text:p>
          </table:table-cell>
          <table:table-cell office:value-type="float" office:value="13183044">
            <text:p>13183044</text:p>
          </table:table-cell>
          <table:table-cell office:value-type="float" office:value="524401">
            <text:p>524401</text:p>
          </table:table-cell>
          <table:table-cell office:value-type="float" office:value="1140">
            <text:p>1140</text:p>
          </table:table-cell>
          <table:table-cell office:value-type="float" office:value="9">
            <text:p>9</text:p>
          </table:table-cell>
          <table:table-cell table:style-name="Default" table:formula="of:=[.BZ11]/[.CB11]/10^3" office:value-type="float" office:value="58.2667777777778">
            <text:p>58.2667777778</text:p>
          </table:table-cell>
          <table:table-cell table:style-name="Default" table:formula="of:=[.CA11]/[.BZ11]" office:value-type="float" office:value="0.00217390889796167">
            <text:p>0.0021739089</text:p>
          </table:table-cell>
          <table:table-cell table:style-name="Default" table:formula="of:=[.BY11]/[.BZ11]" office:value-type="float" office:value="25.1392426787897">
            <text:p>25.1392426788</text:p>
          </table:table-cell>
          <table:table-cell office:value-type="float" office:value="1653344">
            <text:p>1653344</text:p>
          </table:table-cell>
          <table:table-cell office:value-type="float" office:value="1025524">
            <text:p>1025524</text:p>
          </table:table-cell>
          <table:table-cell office:value-type="float" office:value="4116">
            <text:p>4116</text:p>
          </table:table-cell>
          <table:table-cell office:value-type="float" office:value="5">
            <text:p>5</text:p>
          </table:table-cell>
          <table:table-cell table:style-name="Default" table:formula="of:=[.CG11]/[.CI11]/10^3" office:value-type="float" office:value="205.1048">
            <text:p>205.1048</text:p>
          </table:table-cell>
          <table:table-cell table:style-name="Default" table:formula="of:=[.CH11]/[.CG11]" office:value-type="float" office:value="0.00401355794696175">
            <text:p>0.0040135579</text:p>
          </table:table-cell>
          <table:table-cell table:style-name="Default" table:formula="of:=[.CF11]/[.CG11]" office:value-type="float" office:value="1.61219435137549">
            <text:p>1.6121943514</text:p>
          </table:table-cell>
          <table:table-cell office:value-type="float" office:value="449345">
            <text:p>449345</text:p>
          </table:table-cell>
          <table:table-cell office:value-type="float" office:value="260944">
            <text:p>260944</text:p>
          </table:table-cell>
          <table:table-cell office:value-type="float" office:value="5140">
            <text:p>5140</text:p>
          </table:table-cell>
          <table:table-cell office:value-type="float" office:value="5">
            <text:p>5</text:p>
          </table:table-cell>
          <table:table-cell table:style-name="Default" table:formula="of:=[.CN11]/[.CP11]/10^3" office:value-type="float" office:value="52.1888">
            <text:p>52.1888</text:p>
          </table:table-cell>
          <table:table-cell table:style-name="Default" table:formula="of:=[.CO11]/[.CN11]" office:value-type="float" office:value="0.019697712919247">
            <text:p>0.0196977129</text:p>
          </table:table-cell>
          <table:table-cell table:style-name="Default" table:formula="of:=[.CM11]/[.CN11]" office:value-type="float" office:value="1.72199782328776">
            <text:p>1.721997823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2]" office:value-type="float" office:value="81">
            <text:p>81</text:p>
          </table:table-cell>
          <table:table-cell office:value-type="string">
            <text:p>,</text:p>
          </table:table-cell>
          <table:table-cell table:formula="of:=[.CS12]" office:value-type="float" office:value="1.73843813707152">
            <text:p>1.7384381371</text:p>
          </table:table-cell>
          <table:table-cell office:value-type="string">
            <text:p>)</text:p>
          </table:table-cell>
          <table:table-cell office:value-type="float" office:value="33749467">
            <text:p>33749467</text:p>
          </table:table-cell>
          <table:table-cell office:value-type="float" office:value="1458060">
            <text:p>1458060</text:p>
          </table:table-cell>
          <table:table-cell office:value-type="float" office:value="20304">
            <text:p>20304</text:p>
          </table:table-cell>
          <table:table-cell table:style-name="Default" office:value-type="float" office:value="12">
            <text:p>12</text:p>
          </table:table-cell>
          <table:table-cell table:style-name="Default" table:formula="of:=[.G12]/[.I12]/10^3" office:value-type="float" office:value="121.505">
            <text:p>121.505</text:p>
          </table:table-cell>
          <table:table-cell table:style-name="Default" table:formula="of:=[.H12]/[.G12]" office:value-type="float" office:value="0.0139253528661372">
            <text:p>0.0139253529</text:p>
          </table:table-cell>
          <table:table-cell table:style-name="Default" table:formula="of:=[.F12]/[.G12]" office:value-type="float" office:value="23.1468300344293">
            <text:p>23.1468300344</text:p>
          </table:table-cell>
          <table:table-cell office:value-type="float" office:value="33749467">
            <text:p>33749467</text:p>
          </table:table-cell>
          <table:table-cell office:value-type="float" office:value="1458431">
            <text:p>1458431</text:p>
          </table:table-cell>
          <table:table-cell office:value-type="float" office:value="22704">
            <text:p>22704</text:p>
          </table:table-cell>
          <table:table-cell office:value-type="float" office:value="11">
            <text:p>11.000000</text:p>
          </table:table-cell>
          <table:table-cell table:style-name="Default" table:formula="of:=[.N12]/[.P12]/10^3" office:value-type="float" office:value="132.584636363636">
            <text:p>132.5846363636</text:p>
          </table:table-cell>
          <table:table-cell table:style-name="Default" table:formula="of:=[.O12]/[.N12]" office:value-type="float" office:value="0.0155674145708642">
            <text:p>0.0155674146</text:p>
          </table:table-cell>
          <table:table-cell table:style-name="Default" table:formula="of:=[.M12]/[.N12]" office:value-type="float" office:value="23.140941875207">
            <text:p>23.1409418752</text:p>
          </table:table-cell>
          <table:table-cell office:value-type="float" office:value="33749467">
            <text:p>33749467</text:p>
          </table:table-cell>
          <table:table-cell office:value-type="float" office:value="1458092">
            <text:p>1458092</text:p>
          </table:table-cell>
          <table:table-cell office:value-type="float" office:value="43249">
            <text:p>43249</text:p>
          </table:table-cell>
          <table:table-cell office:value-type="float" office:value="11">
            <text:p>11.000000</text:p>
          </table:table-cell>
          <table:table-cell table:style-name="Default" table:formula="of:=[.U12]/[.W12]/10^3" office:value-type="float" office:value="132.553818181818">
            <text:p>132.5538181818</text:p>
          </table:table-cell>
          <table:table-cell table:style-name="Default" table:formula="of:=[.V12]/[.U12]" office:value-type="float" office:value="0.0296613656751426">
            <text:p>0.0296613657</text:p>
          </table:table-cell>
          <table:table-cell table:style-name="Default" table:formula="of:=[.T12]/[.U12]" office:value-type="float" office:value="23.1463220427792">
            <text:p>23.1463220428</text:p>
          </table:table-cell>
          <table:table-cell office:value-type="float" office:value="33749467">
            <text:p>33749467</text:p>
          </table:table-cell>
          <table:table-cell office:value-type="float" office:value="1458422">
            <text:p>1458422</text:p>
          </table:table-cell>
          <table:table-cell office:value-type="float" office:value="49527">
            <text:p>49527</text:p>
          </table:table-cell>
          <table:table-cell office:value-type="float" office:value="12">
            <text:p>12.000000</text:p>
          </table:table-cell>
          <table:table-cell table:style-name="Default" table:formula="of:=[.AB12]/[.AD12]/10^3" office:value-type="float" office:value="121.535166666667">
            <text:p>121.5351666667</text:p>
          </table:table-cell>
          <table:table-cell table:style-name="Default" table:formula="of:=[.AC12]/[.AB12]" office:value-type="float" office:value="0.0339593067027239">
            <text:p>0.0339593067</text:p>
          </table:table-cell>
          <table:table-cell table:style-name="Default" table:formula="of:=[.AA12]/[.AB12]" office:value-type="float" office:value="23.1410846791944">
            <text:p>23.1410846792</text:p>
          </table:table-cell>
          <table:table-cell office:value-type="float" office:value="33749467">
            <text:p>33749467</text:p>
          </table:table-cell>
          <table:table-cell office:value-type="float" office:value="1458755">
            <text:p>1458755</text:p>
          </table:table-cell>
          <table:table-cell office:value-type="float" office:value="55556">
            <text:p>55556</text:p>
          </table:table-cell>
          <table:table-cell office:value-type="float" office:value="11">
            <text:p>11.000000</text:p>
          </table:table-cell>
          <table:table-cell table:style-name="Default" table:formula="of:=[.AI12]/[.AK12]/10^3" office:value-type="float" office:value="132.614090909091">
            <text:p>132.6140909091</text:p>
          </table:table-cell>
          <table:table-cell table:style-name="Default" table:formula="of:=[.AJ12]/[.AI12]" office:value-type="float" office:value="0.0380845309870403">
            <text:p>0.038084531</text:p>
          </table:table-cell>
          <table:table-cell table:style-name="Default" table:formula="of:=[.AH12]/[.AI12]" office:value-type="float" office:value="23.1358021052199">
            <text:p>23.1358021052</text:p>
          </table:table-cell>
          <table:table-cell office:value-type="float" office:value="33749467">
            <text:p>33749467</text:p>
          </table:table-cell>
          <table:table-cell office:value-type="float" office:value="1458313">
            <text:p>1458313</text:p>
          </table:table-cell>
          <table:table-cell office:value-type="float" office:value="35697">
            <text:p>35697</text:p>
          </table:table-cell>
          <table:table-cell office:value-type="float" office:value="12">
            <text:p>12.000000</text:p>
          </table:table-cell>
          <table:table-cell table:style-name="Default" table:formula="of:=[.AP12]/[.AR12]/10^3" office:value-type="float" office:value="121.526083333333">
            <text:p>121.5260833333</text:p>
          </table:table-cell>
          <table:table-cell table:style-name="Default" table:formula="of:=[.AQ12]/[.AP12]" office:value-type="float" office:value="0.0244782841543619">
            <text:p>0.0244782842</text:p>
          </table:table-cell>
          <table:table-cell table:style-name="Default" table:formula="of:=[.AO12]/[.AP12]" office:value-type="float" office:value="23.142814334097">
            <text:p>23.1428143341</text:p>
          </table:table-cell>
          <table:table-cell office:value-type="float" office:value="8887860">
            <text:p>8887860</text:p>
          </table:table-cell>
          <table:table-cell office:value-type="float" office:value="1458139">
            <text:p>1458139</text:p>
          </table:table-cell>
          <table:table-cell office:value-type="float" office:value="19114">
            <text:p>19114</text:p>
          </table:table-cell>
          <table:table-cell office:value-type="float" office:value="7">
            <text:p>7.000000</text:p>
          </table:table-cell>
          <table:table-cell table:style-name="Default" table:formula="of:=[.AW12]/[.AY12]/10^3" office:value-type="float" office:value="208.305571428571">
            <text:p>208.3055714286</text:p>
          </table:table-cell>
          <table:table-cell table:style-name="Default" table:formula="of:=[.AX12]/[.AW12]" office:value-type="float" office:value="0.0131084896570217">
            <text:p>0.0131084897</text:p>
          </table:table-cell>
          <table:table-cell table:style-name="Default" table:formula="of:=[.AV12]/[.AW12]" office:value-type="float" office:value="6.09534481966397">
            <text:p>6.0953448197</text:p>
          </table:table-cell>
          <table:table-cell office:value-type="float" office:value="5979699">
            <text:p>5979699</text:p>
          </table:table-cell>
          <table:table-cell office:value-type="float" office:value="1458025">
            <text:p>1458025</text:p>
          </table:table-cell>
          <table:table-cell office:value-type="float" office:value="18334">
            <text:p>18334</text:p>
          </table:table-cell>
          <table:table-cell office:value-type="float" office:value="6">
            <text:p>6.000000</text:p>
          </table:table-cell>
          <table:table-cell table:style-name="Default" table:formula="of:=[.BD12]/[.BF12]/10^3" office:value-type="float" office:value="243.004166666667">
            <text:p>243.0041666667</text:p>
          </table:table-cell>
          <table:table-cell table:style-name="Default" table:formula="of:=[.BE12]/[.BD12]" office:value-type="float" office:value="0.0125745443322302">
            <text:p>0.0125745443</text:p>
          </table:table-cell>
          <table:table-cell table:style-name="Default" table:formula="of:=[.BC12]/[.BD12]" office:value-type="float" office:value="4.1012321462252">
            <text:p>4.1012321462</text:p>
          </table:table-cell>
          <table:table-cell office:value-type="float" office:value="5952209">
            <text:p>5952209</text:p>
          </table:table-cell>
          <table:table-cell office:value-type="float" office:value="1458021">
            <text:p>1458021</text:p>
          </table:table-cell>
          <table:table-cell office:value-type="float" office:value="18189">
            <text:p>18189</text:p>
          </table:table-cell>
          <table:table-cell office:value-type="float" office:value="6">
            <text:p>6.000000</text:p>
          </table:table-cell>
          <table:table-cell table:style-name="Default" table:formula="of:=[.BK12]/[.BM12]/10^3" office:value-type="float" office:value="243.0035">
            <text:p>243.0035</text:p>
          </table:table-cell>
          <table:table-cell table:style-name="Default" table:formula="of:=[.BL12]/[.BK12]" office:value-type="float" office:value="0.0124751289590479">
            <text:p>0.012475129</text:p>
          </table:table-cell>
          <table:table-cell table:style-name="Default" table:formula="of:=[.BJ12]/[.BK12]" office:value-type="float" office:value="4.0823890739571">
            <text:p>4.082389074</text:p>
          </table:table-cell>
          <table:table-cell office:value-type="float" office:value="8895695">
            <text:p>8895695</text:p>
          </table:table-cell>
          <table:table-cell office:value-type="float" office:value="1458179">
            <text:p>1458179</text:p>
          </table:table-cell>
          <table:table-cell office:value-type="float" office:value="18949">
            <text:p>18949</text:p>
          </table:table-cell>
          <table:table-cell office:value-type="float" office:value="7">
            <text:p>7.000000</text:p>
          </table:table-cell>
          <table:table-cell table:style-name="Default" table:formula="of:=[.BR12]/[.BT12]/10^3" office:value-type="float" office:value="208.311285714286">
            <text:p>208.3112857143</text:p>
          </table:table-cell>
          <table:table-cell table:style-name="Default" table:formula="of:=[.BS12]/[.BR12]" office:value-type="float" office:value="0.0129949752396654">
            <text:p>0.0129949752</text:p>
          </table:table-cell>
          <table:table-cell table:style-name="Default" table:formula="of:=[.BQ12]/[.BR12]" office:value-type="float" office:value="6.10055075542852">
            <text:p>6.1005507554</text:p>
          </table:table-cell>
          <table:table-cell office:value-type="float" office:value="81">
            <text:p>81</text:p>
          </table:table-cell>
          <table:table-cell office:value-type="float" office:value="26555701">
            <text:p>26555701</text:p>
          </table:table-cell>
          <table:table-cell office:value-type="float" office:value="1063127">
            <text:p>1063127</text:p>
          </table:table-cell>
          <table:table-cell office:value-type="float" office:value="4088">
            <text:p>4088</text:p>
          </table:table-cell>
          <table:table-cell office:value-type="float" office:value="12">
            <text:p>12</text:p>
          </table:table-cell>
          <table:table-cell table:style-name="Default" table:formula="of:=[.BZ12]/[.CB12]/10^3" office:value-type="float" office:value="88.5939166666667">
            <text:p>88.5939166667</text:p>
          </table:table-cell>
          <table:table-cell table:style-name="Default" table:formula="of:=[.CA12]/[.BZ12]" office:value-type="float" office:value="0.00384526025583021">
            <text:p>0.0038452603</text:p>
          </table:table-cell>
          <table:table-cell table:style-name="Default" table:formula="of:=[.BY12]/[.BZ12]" office:value-type="float" office:value="24.9788604748069">
            <text:p>24.9788604748</text:p>
          </table:table-cell>
          <table:table-cell office:value-type="float" office:value="2340732">
            <text:p>2340732</text:p>
          </table:table-cell>
          <table:table-cell office:value-type="float" office:value="1460911">
            <text:p>1460911</text:p>
          </table:table-cell>
          <table:table-cell office:value-type="float" office:value="5783">
            <text:p>5783</text:p>
          </table:table-cell>
          <table:table-cell office:value-type="float" office:value="5">
            <text:p>5</text:p>
          </table:table-cell>
          <table:table-cell table:style-name="Default" table:formula="of:=[.CG12]/[.CI12]/10^3" office:value-type="float" office:value="292.1822">
            <text:p>292.1822</text:p>
          </table:table-cell>
          <table:table-cell table:style-name="Default" table:formula="of:=[.CH12]/[.CG12]" office:value-type="float" office:value="0.00395848891547808">
            <text:p>0.0039584889</text:p>
          </table:table-cell>
          <table:table-cell table:style-name="Default" table:formula="of:=[.CF12]/[.CG12]" office:value-type="float" office:value="1.60224134119053">
            <text:p>1.6022413412</text:p>
          </table:table-cell>
          <table:table-cell office:value-type="float" office:value="661733">
            <text:p>661733</text:p>
          </table:table-cell>
          <table:table-cell office:value-type="float" office:value="380648">
            <text:p>380648</text:p>
          </table:table-cell>
          <table:table-cell office:value-type="float" office:value="8245">
            <text:p>8245</text:p>
          </table:table-cell>
          <table:table-cell office:value-type="float" office:value="5">
            <text:p>5</text:p>
          </table:table-cell>
          <table:table-cell table:style-name="Default" table:formula="of:=[.CN12]/[.CP12]/10^3" office:value-type="float" office:value="76.1296">
            <text:p>76.1296</text:p>
          </table:table-cell>
          <table:table-cell table:style-name="Default" table:formula="of:=[.CO12]/[.CN12]" office:value-type="float" office:value="0.0216604316849162">
            <text:p>0.0216604317</text:p>
          </table:table-cell>
          <table:table-cell table:style-name="Default" table:formula="of:=[.CM12]/[.CN12]" office:value-type="float" office:value="1.73843813707152">
            <text:p>1.738438137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3]" office:value-type="float" office:value="100">
            <text:p>100</text:p>
          </table:table-cell>
          <table:table-cell office:value-type="string">
            <text:p>,</text:p>
          </table:table-cell>
          <table:table-cell table:formula="of:=[.CS13]" office:value-type="float" office:value="1.70041491000447">
            <text:p>1.70041491</text:p>
          </table:table-cell>
          <table:table-cell office:value-type="string">
            <text:p>)</text:p>
          </table:table-cell>
          <table:table-cell office:value-type="float" office:value="46263349">
            <text:p>46263349</text:p>
          </table:table-cell>
          <table:table-cell office:value-type="float" office:value="2000086">
            <text:p>2000086</text:p>
          </table:table-cell>
          <table:table-cell office:value-type="float" office:value="63133">
            <text:p>63133</text:p>
          </table:table-cell>
          <table:table-cell table:style-name="Default" office:value-type="float" office:value="14">
            <text:p>14</text:p>
          </table:table-cell>
          <table:table-cell table:style-name="Default" table:formula="of:=[.G13]/[.I13]/10^3" office:value-type="float" office:value="142.863285714286">
            <text:p>142.8632857143</text:p>
          </table:table-cell>
          <table:table-cell table:style-name="Default" table:formula="of:=[.H13]/[.G13]" office:value-type="float" office:value="0.0315651426988639">
            <text:p>0.0315651427</text:p>
          </table:table-cell>
          <table:table-cell table:style-name="Default" table:formula="of:=[.F13]/[.G13]" office:value-type="float" office:value="23.1306798807651">
            <text:p>23.1306798808</text:p>
          </table:table-cell>
          <table:table-cell office:value-type="float" office:value="46263350">
            <text:p>46263350</text:p>
          </table:table-cell>
          <table:table-cell office:value-type="float" office:value="2000530">
            <text:p>2000530</text:p>
          </table:table-cell>
          <table:table-cell office:value-type="float" office:value="65433">
            <text:p>65433</text:p>
          </table:table-cell>
          <table:table-cell office:value-type="float" office:value="14">
            <text:p>14.000000</text:p>
          </table:table-cell>
          <table:table-cell table:style-name="Default" table:formula="of:=[.N13]/[.P13]/10^3" office:value-type="float" office:value="142.895">
            <text:p>142.895</text:p>
          </table:table-cell>
          <table:table-cell table:style-name="Default" table:formula="of:=[.O13]/[.N13]" office:value-type="float" office:value="0.0327078324244075">
            <text:p>0.0327078324</text:p>
          </table:table-cell>
          <table:table-cell table:style-name="Default" table:formula="of:=[.M13]/[.N13]" office:value-type="float" office:value="23.1255467301165">
            <text:p>23.1255467301</text:p>
          </table:table-cell>
          <table:table-cell office:value-type="float" office:value="46263349">
            <text:p>46263349</text:p>
          </table:table-cell>
          <table:table-cell office:value-type="float" office:value="2000099">
            <text:p>2000099</text:p>
          </table:table-cell>
          <table:table-cell office:value-type="float" office:value="67869">
            <text:p>67869</text:p>
          </table:table-cell>
          <table:table-cell office:value-type="float" office:value="14">
            <text:p>14.000000</text:p>
          </table:table-cell>
          <table:table-cell table:style-name="Default" table:formula="of:=[.U13]/[.W13]/10^3" office:value-type="float" office:value="142.864214285714">
            <text:p>142.8642142857</text:p>
          </table:table-cell>
          <table:table-cell table:style-name="Default" table:formula="of:=[.V13]/[.U13]" office:value-type="float" office:value="0.0339328203253939">
            <text:p>0.0339328203</text:p>
          </table:table-cell>
          <table:table-cell table:style-name="Default" table:formula="of:=[.T13]/[.U13]" office:value-type="float" office:value="23.1305295387878">
            <text:p>23.1305295388</text:p>
          </table:table-cell>
          <table:table-cell office:value-type="float" office:value="46263349">
            <text:p>46263349</text:p>
          </table:table-cell>
          <table:table-cell office:value-type="float" office:value="2000270">
            <text:p>2000270</text:p>
          </table:table-cell>
          <table:table-cell office:value-type="float" office:value="71593">
            <text:p>71593</text:p>
          </table:table-cell>
          <table:table-cell office:value-type="float" office:value="14">
            <text:p>14.000000</text:p>
          </table:table-cell>
          <table:table-cell table:style-name="Default" table:formula="of:=[.AB13]/[.AD13]/10^3" office:value-type="float" office:value="142.876428571429">
            <text:p>142.8764285714</text:p>
          </table:table-cell>
          <table:table-cell table:style-name="Default" table:formula="of:=[.AC13]/[.AB13]" office:value-type="float" office:value="0.0357916681248032">
            <text:p>0.0357916681</text:p>
          </table:table-cell>
          <table:table-cell table:style-name="Default" table:formula="of:=[.AA13]/[.AB13]" office:value-type="float" office:value="23.1285521454604">
            <text:p>23.1285521455</text:p>
          </table:table-cell>
          <table:table-cell office:value-type="float" office:value="46263349">
            <text:p>46263349</text:p>
          </table:table-cell>
          <table:table-cell office:value-type="float" office:value="2001638">
            <text:p>2001638</text:p>
          </table:table-cell>
          <table:table-cell office:value-type="float" office:value="76723">
            <text:p>76723</text:p>
          </table:table-cell>
          <table:table-cell office:value-type="float" office:value="14">
            <text:p>14.000000</text:p>
          </table:table-cell>
          <table:table-cell table:style-name="Default" table:formula="of:=[.AI13]/[.AK13]/10^3" office:value-type="float" office:value="142.974142857143">
            <text:p>142.9741428571</text:p>
          </table:table-cell>
          <table:table-cell table:style-name="Default" table:formula="of:=[.AJ13]/[.AI13]" office:value-type="float" office:value="0.0383301076418413">
            <text:p>0.0383301076</text:p>
          </table:table-cell>
          <table:table-cell table:style-name="Default" table:formula="of:=[.AH13]/[.AI13]" office:value-type="float" office:value="23.1127451617126">
            <text:p>23.1127451617</text:p>
          </table:table-cell>
          <table:table-cell office:value-type="float" office:value="46263350">
            <text:p>46263350</text:p>
          </table:table-cell>
          <table:table-cell office:value-type="float" office:value="2000255">
            <text:p>2000255</text:p>
          </table:table-cell>
          <table:table-cell office:value-type="float" office:value="61804">
            <text:p>61804</text:p>
          </table:table-cell>
          <table:table-cell office:value-type="float" office:value="14">
            <text:p>14.000000</text:p>
          </table:table-cell>
          <table:table-cell table:style-name="Default" table:formula="of:=[.AP13]/[.AR13]/10^3" office:value-type="float" office:value="142.875357142857">
            <text:p>142.8753571429</text:p>
          </table:table-cell>
          <table:table-cell table:style-name="Default" table:formula="of:=[.AQ13]/[.AP13]" office:value-type="float" office:value="0.0308980604972866">
            <text:p>0.0308980605</text:p>
          </table:table-cell>
          <table:table-cell table:style-name="Default" table:formula="of:=[.AO13]/[.AP13]" office:value-type="float" office:value="23.1287260874239">
            <text:p>23.1287260874</text:p>
          </table:table-cell>
          <table:table-cell office:value-type="float" office:value="12170342">
            <text:p>12170342</text:p>
          </table:table-cell>
          <table:table-cell office:value-type="float" office:value="2000221">
            <text:p>2000221</text:p>
          </table:table-cell>
          <table:table-cell office:value-type="float" office:value="63161">
            <text:p>63161</text:p>
          </table:table-cell>
          <table:table-cell office:value-type="float" office:value="8">
            <text:p>8.000000</text:p>
          </table:table-cell>
          <table:table-cell table:style-name="Default" table:formula="of:=[.AW13]/[.AY13]/10^3" office:value-type="float" office:value="250.027625">
            <text:p>250.027625</text:p>
          </table:table-cell>
          <table:table-cell table:style-name="Default" table:formula="of:=[.AX13]/[.AW13]" office:value-type="float" office:value="0.0315770107403132">
            <text:p>0.0315770107</text:p>
          </table:table-cell>
          <table:table-cell table:style-name="Default" table:formula="of:=[.AV13]/[.AW13]" office:value-type="float" office:value="6.08449866289775">
            <text:p>6.0844986629</text:p>
          </table:table-cell>
          <table:table-cell office:value-type="float" office:value="8180051">
            <text:p>8180051</text:p>
          </table:table-cell>
          <table:table-cell office:value-type="float" office:value="2000015">
            <text:p>2000015</text:p>
          </table:table-cell>
          <table:table-cell office:value-type="float" office:value="63347">
            <text:p>63347</text:p>
          </table:table-cell>
          <table:table-cell office:value-type="float" office:value="5">
            <text:p>5.000000</text:p>
          </table:table-cell>
          <table:table-cell table:style-name="Default" table:formula="of:=[.BD13]/[.BF13]/10^3" office:value-type="float" office:value="400.003">
            <text:p>400.003</text:p>
          </table:table-cell>
          <table:table-cell table:style-name="Default" table:formula="of:=[.BE13]/[.BD13]" office:value-type="float" office:value="0.0316732624505316">
            <text:p>0.0316732625</text:p>
          </table:table-cell>
          <table:table-cell table:style-name="Default" table:formula="of:=[.BC13]/[.BD13]" office:value-type="float" office:value="4.08999482503881">
            <text:p>4.089994825</text:p>
          </table:table-cell>
          <table:table-cell office:value-type="float" office:value="8144711">
            <text:p>8144711</text:p>
          </table:table-cell>
          <table:table-cell office:value-type="float" office:value="2000023">
            <text:p>2000023</text:p>
          </table:table-cell>
          <table:table-cell office:value-type="float" office:value="63795">
            <text:p>63795</text:p>
          </table:table-cell>
          <table:table-cell office:value-type="float" office:value="6">
            <text:p>6.000000</text:p>
          </table:table-cell>
          <table:table-cell table:style-name="Default" table:formula="of:=[.BK13]/[.BM13]/10^3" office:value-type="float" office:value="333.337166666667">
            <text:p>333.3371666667</text:p>
          </table:table-cell>
          <table:table-cell table:style-name="Default" table:formula="of:=[.BL13]/[.BK13]" office:value-type="float" office:value="0.0318971331829684">
            <text:p>0.0318971332</text:p>
          </table:table-cell>
          <table:table-cell table:style-name="Default" table:formula="of:=[.BJ13]/[.BK13]" office:value-type="float" office:value="4.07230866845031">
            <text:p>4.0723086685</text:p>
          </table:table-cell>
          <table:table-cell office:value-type="float" office:value="12180047">
            <text:p>12180047</text:p>
          </table:table-cell>
          <table:table-cell office:value-type="float" office:value="2000237">
            <text:p>2000237</text:p>
          </table:table-cell>
          <table:table-cell office:value-type="float" office:value="63160">
            <text:p>63160</text:p>
          </table:table-cell>
          <table:table-cell office:value-type="float" office:value="8">
            <text:p>8.000000</text:p>
          </table:table-cell>
          <table:table-cell table:style-name="Default" table:formula="of:=[.BR13]/[.BT13]/10^3" office:value-type="float" office:value="250.029625">
            <text:p>250.029625</text:p>
          </table:table-cell>
          <table:table-cell table:style-name="Default" table:formula="of:=[.BS13]/[.BR13]" office:value-type="float" office:value="0.0315762582134017">
            <text:p>0.0315762582</text:p>
          </table:table-cell>
          <table:table-cell table:style-name="Default" table:formula="of:=[.BQ13]/[.BR13]" office:value-type="float" office:value="6.08930191772275">
            <text:p>6.0893019177</text:p>
          </table:table-cell>
          <table:table-cell office:value-type="float" office:value="100">
            <text:p>100</text:p>
          </table:table-cell>
          <table:table-cell office:value-type="float" office:value="49727776">
            <text:p>49727776</text:p>
          </table:table-cell>
          <table:table-cell office:value-type="float" office:value="2000428">
            <text:p>2000428</text:p>
          </table:table-cell>
          <table:table-cell office:value-type="float" office:value="9408">
            <text:p>9408</text:p>
          </table:table-cell>
          <table:table-cell office:value-type="float" office:value="16">
            <text:p>16</text:p>
          </table:table-cell>
          <table:table-cell table:style-name="Default" table:formula="of:=[.BZ13]/[.CB13]/10^3" office:value-type="float" office:value="125.02675">
            <text:p>125.02675</text:p>
          </table:table-cell>
          <table:table-cell table:style-name="Default" table:formula="of:=[.CA13]/[.BZ13]" office:value-type="float" office:value="0.00470299355937829">
            <text:p>0.0047029936</text:p>
          </table:table-cell>
          <table:table-cell table:style-name="Default" table:formula="of:=[.BY13]/[.BZ13]" office:value-type="float" office:value="24.858568266391">
            <text:p>24.8585682664</text:p>
          </table:table-cell>
          <table:table-cell office:value-type="float" office:value="3185980">
            <text:p>3185980</text:p>
          </table:table-cell>
          <table:table-cell office:value-type="float" office:value="2004455">
            <text:p>2004455</text:p>
          </table:table-cell>
          <table:table-cell office:value-type="float" office:value="7553">
            <text:p>7553</text:p>
          </table:table-cell>
          <table:table-cell office:value-type="float" office:value="5">
            <text:p>5</text:p>
          </table:table-cell>
          <table:table-cell table:style-name="Default" table:formula="of:=[.CG13]/[.CI13]/10^3" office:value-type="float" office:value="400.891">
            <text:p>400.891</text:p>
          </table:table-cell>
          <table:table-cell table:style-name="Default" table:formula="of:=[.CH13]/[.CG13]" office:value-type="float" office:value="0.00376810654267619">
            <text:p>0.0037681065</text:p>
          </table:table-cell>
          <table:table-cell table:style-name="Default" table:formula="of:=[.CF13]/[.CG13]" office:value-type="float" office:value="1.589449501236">
            <text:p>1.5894495012</text:p>
          </table:table-cell>
          <table:table-cell office:value-type="float" office:value="864326">
            <text:p>864326</text:p>
          </table:table-cell>
          <table:table-cell office:value-type="float" office:value="508303">
            <text:p>508303</text:p>
          </table:table-cell>
          <table:table-cell office:value-type="float" office:value="10430">
            <text:p>10430</text:p>
          </table:table-cell>
          <table:table-cell office:value-type="float" office:value="5">
            <text:p>5</text:p>
          </table:table-cell>
          <table:table-cell table:style-name="Default" table:formula="of:=[.CN13]/[.CP13]/10^3" office:value-type="float" office:value="101.6606">
            <text:p>101.6606</text:p>
          </table:table-cell>
          <table:table-cell table:style-name="Default" table:formula="of:=[.CO13]/[.CN13]" office:value-type="float" office:value="0.0205192572146928">
            <text:p>0.0205192572</text:p>
          </table:table-cell>
          <table:table-cell table:style-name="Default" table:formula="of:=[.CM13]/[.CN13]" office:value-type="float" office:value="1.70041491000447">
            <text:p>1.7004149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4]" office:value-type="float" office:value="100">
            <text:p>100</text:p>
          </table:table-cell>
          <table:table-cell office:value-type="string">
            <text:p>,</text:p>
          </table:table-cell>
          <table:table-cell table:formula="of:=[.CS14]" office:value-type="float" office:value="1.72057578077869">
            <text:p>1.7205757808</text:p>
          </table:table-cell>
          <table:table-cell office:value-type="string">
            <text:p>)</text:p>
          </table:table-cell>
          <table:table-cell office:value-type="float" office:value="61542033">
            <text:p>61542033</text:p>
          </table:table-cell>
          <table:table-cell office:value-type="float" office:value="2662204">
            <text:p>2662204</text:p>
          </table:table-cell>
          <table:table-cell office:value-type="float" office:value="83847">
            <text:p>83847</text:p>
          </table:table-cell>
          <table:table-cell table:style-name="Default" office:value-type="float" office:value="18">
            <text:p>18</text:p>
          </table:table-cell>
          <table:table-cell table:style-name="Default" table:formula="of:=[.G14]/[.I14]/10^3" office:value-type="float" office:value="147.900222222222">
            <text:p>147.9002222222</text:p>
          </table:table-cell>
          <table:table-cell table:style-name="Default" table:formula="of:=[.H14]/[.G14]" office:value-type="float" office:value="0.0314953324388364">
            <text:p>0.0314953324</text:p>
          </table:table-cell>
          <table:table-cell table:style-name="Default" table:formula="of:=[.F14]/[.G14]" office:value-type="float" office:value="23.1169485884628">
            <text:p>23.1169485885</text:p>
          </table:table-cell>
          <table:table-cell office:value-type="float" office:value="61542033">
            <text:p>61542033</text:p>
          </table:table-cell>
          <table:table-cell office:value-type="float" office:value="2662846">
            <text:p>2662846</text:p>
          </table:table-cell>
          <table:table-cell office:value-type="float" office:value="85726">
            <text:p>85726</text:p>
          </table:table-cell>
          <table:table-cell office:value-type="float" office:value="17">
            <text:p>17.000000</text:p>
          </table:table-cell>
          <table:table-cell table:style-name="Default" table:formula="of:=[.N14]/[.P14]/10^3" office:value-type="float" office:value="156.638">
            <text:p>156.638</text:p>
          </table:table-cell>
          <table:table-cell table:style-name="Default" table:formula="of:=[.O14]/[.N14]" office:value-type="float" office:value="0.0321933750581145">
            <text:p>0.0321933751</text:p>
          </table:table-cell>
          <table:table-cell table:style-name="Default" table:formula="of:=[.M14]/[.N14]" office:value-type="float" office:value="23.1113751978147">
            <text:p>23.1113751978</text:p>
          </table:table-cell>
          <table:table-cell office:value-type="float" office:value="61542033">
            <text:p>61542033</text:p>
          </table:table-cell>
          <table:table-cell office:value-type="float" office:value="2662328">
            <text:p>2662328</text:p>
          </table:table-cell>
          <table:table-cell office:value-type="float" office:value="92729">
            <text:p>92729</text:p>
          </table:table-cell>
          <table:table-cell office:value-type="float" office:value="18">
            <text:p>18.000000</text:p>
          </table:table-cell>
          <table:table-cell table:style-name="Default" table:formula="of:=[.U14]/[.W14]/10^3" office:value-type="float" office:value="147.907111111111">
            <text:p>147.9071111111</text:p>
          </table:table-cell>
          <table:table-cell table:style-name="Default" table:formula="of:=[.V14]/[.U14]" office:value-type="float" office:value="0.0348300434807432">
            <text:p>0.0348300435</text:p>
          </table:table-cell>
          <table:table-cell table:style-name="Default" table:formula="of:=[.T14]/[.U14]" office:value-type="float" office:value="23.115871898579">
            <text:p>23.1158718986</text:p>
          </table:table-cell>
          <table:table-cell office:value-type="float" office:value="61542031">
            <text:p>61542031</text:p>
          </table:table-cell>
          <table:table-cell office:value-type="float" office:value="2662473">
            <text:p>2662473</text:p>
          </table:table-cell>
          <table:table-cell office:value-type="float" office:value="119324">
            <text:p>119324</text:p>
          </table:table-cell>
          <table:table-cell office:value-type="float" office:value="18">
            <text:p>18.000000</text:p>
          </table:table-cell>
          <table:table-cell table:style-name="Default" table:formula="of:=[.AB14]/[.AD14]/10^3" office:value-type="float" office:value="147.915166666667">
            <text:p>147.9151666667</text:p>
          </table:table-cell>
          <table:table-cell table:style-name="Default" table:formula="of:=[.AC14]/[.AB14]" office:value-type="float" office:value="0.04481698030365">
            <text:p>0.0448169803</text:p>
          </table:table-cell>
          <table:table-cell table:style-name="Default" table:formula="of:=[.AA14]/[.AB14]" office:value-type="float" office:value="23.1146122420772">
            <text:p>23.1146122421</text:p>
          </table:table-cell>
          <table:table-cell office:value-type="float" office:value="61542031">
            <text:p>61542031</text:p>
          </table:table-cell>
          <table:table-cell office:value-type="float" office:value="2664047">
            <text:p>2664047</text:p>
          </table:table-cell>
          <table:table-cell office:value-type="float" office:value="99206">
            <text:p>99206</text:p>
          </table:table-cell>
          <table:table-cell office:value-type="float" office:value="18">
            <text:p>18.000000</text:p>
          </table:table-cell>
          <table:table-cell table:style-name="Default" table:formula="of:=[.AI14]/[.AK14]/10^3" office:value-type="float" office:value="148.002611111111">
            <text:p>148.0026111111</text:p>
          </table:table-cell>
          <table:table-cell table:style-name="Default" table:formula="of:=[.AJ14]/[.AI14]" office:value-type="float" office:value="0.0372388324980753">
            <text:p>0.0372388325</text:p>
          </table:table-cell>
          <table:table-cell table:style-name="Default" table:formula="of:=[.AH14]/[.AI14]" office:value-type="float" office:value="23.1009554260867">
            <text:p>23.1009554261</text:p>
          </table:table-cell>
          <table:table-cell office:value-type="float" office:value="61542033">
            <text:p>61542033</text:p>
          </table:table-cell>
          <table:table-cell office:value-type="float" office:value="2662419">
            <text:p>2662419</text:p>
          </table:table-cell>
          <table:table-cell office:value-type="float" office:value="83260">
            <text:p>83260</text:p>
          </table:table-cell>
          <table:table-cell office:value-type="float" office:value="17">
            <text:p>17.000000</text:p>
          </table:table-cell>
          <table:table-cell table:style-name="Default" table:formula="of:=[.AP14]/[.AR14]/10^3" office:value-type="float" office:value="156.612882352941">
            <text:p>156.6128823529</text:p>
          </table:table-cell>
          <table:table-cell table:style-name="Default" table:formula="of:=[.AQ14]/[.AP14]" office:value-type="float" office:value="0.0312723128853873">
            <text:p>0.0312723129</text:p>
          </table:table-cell>
          <table:table-cell table:style-name="Default" table:formula="of:=[.AO14]/[.AP14]" office:value-type="float" office:value="23.1150818109396">
            <text:p>23.1150818109</text:p>
          </table:table-cell>
          <table:table-cell office:value-type="float" office:value="16175822">
            <text:p>16175822</text:p>
          </table:table-cell>
          <table:table-cell office:value-type="float" office:value="2662391">
            <text:p>2662391</text:p>
          </table:table-cell>
          <table:table-cell office:value-type="float" office:value="83758">
            <text:p>83758</text:p>
          </table:table-cell>
          <table:table-cell office:value-type="float" office:value="9">
            <text:p>9.000000</text:p>
          </table:table-cell>
          <table:table-cell table:style-name="Default" table:formula="of:=[.AW14]/[.AY14]/10^3" office:value-type="float" office:value="295.821222222222">
            <text:p>295.8212222222</text:p>
          </table:table-cell>
          <table:table-cell table:style-name="Default" table:formula="of:=[.AX14]/[.AW14]" office:value-type="float" office:value="0.0314596916831525">
            <text:p>0.0314596917</text:p>
          </table:table-cell>
          <table:table-cell table:style-name="Default" table:formula="of:=[.AV14]/[.AW14]" office:value-type="float" office:value="6.07567483513879">
            <text:p>6.0756748351</text:p>
          </table:table-cell>
          <table:table-cell office:value-type="float" office:value="10863603">
            <text:p>10863603</text:p>
          </table:table-cell>
          <table:table-cell office:value-type="float" office:value="2662053">
            <text:p>2662053</text:p>
          </table:table-cell>
          <table:table-cell office:value-type="float" office:value="84377">
            <text:p>84377</text:p>
          </table:table-cell>
          <table:table-cell office:value-type="float" office:value="6">
            <text:p>6.000000</text:p>
          </table:table-cell>
          <table:table-cell table:style-name="Default" table:formula="of:=[.BD14]/[.BF14]/10^3" office:value-type="float" office:value="443.6755">
            <text:p>443.6755</text:p>
          </table:table-cell>
          <table:table-cell table:style-name="Default" table:formula="of:=[.BE14]/[.BD14]" office:value-type="float" office:value="0.0316962134112281">
            <text:p>0.0316962134</text:p>
          </table:table-cell>
          <table:table-cell table:style-name="Default" table:formula="of:=[.BC14]/[.BD14]" office:value-type="float" office:value="4.08091161220306">
            <text:p>4.0809116122</text:p>
          </table:table-cell>
          <table:table-cell office:value-type="float" office:value="10821763">
            <text:p>10821763</text:p>
          </table:table-cell>
          <table:table-cell office:value-type="float" office:value="2662064">
            <text:p>2662064</text:p>
          </table:table-cell>
          <table:table-cell office:value-type="float" office:value="84454">
            <text:p>84454</text:p>
          </table:table-cell>
          <table:table-cell office:value-type="float" office:value="6">
            <text:p>6.000000</text:p>
          </table:table-cell>
          <table:table-cell table:style-name="Default" table:formula="of:=[.BK14]/[.BM14]/10^3" office:value-type="float" office:value="443.677333333333">
            <text:p>443.6773333333</text:p>
          </table:table-cell>
          <table:table-cell table:style-name="Default" table:formula="of:=[.BL14]/[.BK14]" office:value-type="float" office:value="0.031725007362708">
            <text:p>0.0317250074</text:p>
          </table:table-cell>
          <table:table-cell table:style-name="Default" table:formula="of:=[.BJ14]/[.BK14]" office:value-type="float" office:value="4.06517762157484">
            <text:p>4.0651776216</text:p>
          </table:table-cell>
          <table:table-cell office:value-type="float" office:value="16187597">
            <text:p>16187597</text:p>
          </table:table-cell>
          <table:table-cell office:value-type="float" office:value="2662461">
            <text:p>2662461</text:p>
          </table:table-cell>
          <table:table-cell office:value-type="float" office:value="83525">
            <text:p>83525</text:p>
          </table:table-cell>
          <table:table-cell office:value-type="float" office:value="10">
            <text:p>10.000000</text:p>
          </table:table-cell>
          <table:table-cell table:style-name="Default" table:formula="of:=[.BR14]/[.BT14]/10^3" office:value-type="float" office:value="266.2461">
            <text:p>266.2461</text:p>
          </table:table-cell>
          <table:table-cell table:style-name="Default" table:formula="of:=[.BS14]/[.BR14]" office:value-type="float" office:value="0.0313713515428019">
            <text:p>0.0313713515</text:p>
          </table:table-cell>
          <table:table-cell table:style-name="Default" table:formula="of:=[.BQ14]/[.BR14]" office:value-type="float" office:value="6.07993769673997">
            <text:p>6.0799376967</text:p>
          </table:table-cell>
          <table:table-cell office:value-type="float" office:value="100">
            <text:p>100</text:p>
          </table:table-cell>
          <table:table-cell office:value-type="float" office:value="49727776">
            <text:p>49727776</text:p>
          </table:table-cell>
          <table:table-cell office:value-type="float" office:value="2000650">
            <text:p>2000650</text:p>
          </table:table-cell>
          <table:table-cell office:value-type="float" office:value="9278">
            <text:p>9278</text:p>
          </table:table-cell>
          <table:table-cell office:value-type="float" office:value="15">
            <text:p>15</text:p>
          </table:table-cell>
          <table:table-cell table:style-name="Default" table:formula="of:=[.BZ14]/[.CB14]/10^3" office:value-type="float" office:value="133.376666666667">
            <text:p>133.3766666667</text:p>
          </table:table-cell>
          <table:table-cell table:style-name="Default" table:formula="of:=[.CA14]/[.BZ14]" office:value-type="float" office:value="0.00463749281483518">
            <text:p>0.0046374928</text:p>
          </table:table-cell>
          <table:table-cell table:style-name="Default" table:formula="of:=[.BY14]/[.BZ14]" office:value-type="float" office:value="24.8558098617949">
            <text:p>24.8558098618</text:p>
          </table:table-cell>
          <table:table-cell office:value-type="float" office:value="4213621">
            <text:p>4213621</text:p>
          </table:table-cell>
          <table:table-cell office:value-type="float" office:value="2668339">
            <text:p>2668339</text:p>
          </table:table-cell>
          <table:table-cell office:value-type="float" office:value="8970">
            <text:p>8970</text:p>
          </table:table-cell>
          <table:table-cell office:value-type="float" office:value="6">
            <text:p>6</text:p>
          </table:table-cell>
          <table:table-cell table:style-name="Default" table:formula="of:=[.CG14]/[.CI14]/10^3" office:value-type="float" office:value="444.723166666667">
            <text:p>444.7231666667</text:p>
          </table:table-cell>
          <table:table-cell table:style-name="Default" table:formula="of:=[.CH14]/[.CG14]" office:value-type="float" office:value="0.00336164183036713">
            <text:p>0.0033616418</text:p>
          </table:table-cell>
          <table:table-cell table:style-name="Default" table:formula="of:=[.CF14]/[.CG14]" office:value-type="float" office:value="1.57911757089335">
            <text:p>1.5791175709</text:p>
          </table:table-cell>
          <table:table-cell office:value-type="float" office:value="1186454">
            <text:p>1186454</text:p>
          </table:table-cell>
          <table:table-cell office:value-type="float" office:value="689568">
            <text:p>689568</text:p>
          </table:table-cell>
          <table:table-cell office:value-type="float" office:value="15013">
            <text:p>15013</text:p>
          </table:table-cell>
          <table:table-cell office:value-type="float" office:value="5">
            <text:p>5</text:p>
          </table:table-cell>
          <table:table-cell table:style-name="Default" table:formula="of:=[.CN14]/[.CP14]/10^3" office:value-type="float" office:value="137.9136">
            <text:p>137.9136</text:p>
          </table:table-cell>
          <table:table-cell table:style-name="Default" table:formula="of:=[.CO14]/[.CN14]" office:value-type="float" office:value="0.021771601930484">
            <text:p>0.0217716019</text:p>
          </table:table-cell>
          <table:table-cell table:style-name="Default" table:formula="of:=[.CM14]/[.CN14]" office:value-type="float" office:value="1.72057578077869">
            <text:p>1.7205757808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5]" office:value-type="float" office:value="100">
            <text:p>100</text:p>
          </table:table-cell>
          <table:table-cell office:value-type="string">
            <text:p>,</text:p>
          </table:table-cell>
          <table:table-cell table:formula="of:=[.CS15]" office:value-type="float" office:value="1.67328095736697">
            <text:p>1.6732809574</text:p>
          </table:table-cell>
          <table:table-cell office:value-type="string">
            <text:p>)</text:p>
          </table:table-cell>
          <table:table-cell office:value-type="float" office:value="79860675">
            <text:p>79860675</text:p>
          </table:table-cell>
          <table:table-cell office:value-type="float" office:value="3456138">
            <text:p>3456138</text:p>
          </table:table-cell>
          <table:table-cell office:value-type="float" office:value="113890">
            <text:p>113890</text:p>
          </table:table-cell>
          <table:table-cell table:style-name="Default" office:value-type="float" office:value="22">
            <text:p>22</text:p>
          </table:table-cell>
          <table:table-cell table:style-name="Default" table:formula="of:=[.G15]/[.I15]/10^3" office:value-type="float" office:value="157.097181818182">
            <text:p>157.0971818182</text:p>
          </table:table-cell>
          <table:table-cell table:style-name="Default" table:formula="of:=[.H15]/[.G15]" office:value-type="float" office:value="0.0329529665771448">
            <text:p>0.0329529666</text:p>
          </table:table-cell>
          <table:table-cell table:style-name="Default" table:formula="of:=[.F15]/[.G15]" office:value-type="float" office:value="23.1069115295743">
            <text:p>23.1069115296</text:p>
          </table:table-cell>
          <table:table-cell office:value-type="float" office:value="79860674">
            <text:p>79860674</text:p>
          </table:table-cell>
          <table:table-cell office:value-type="float" office:value="3457307">
            <text:p>3457307</text:p>
          </table:table-cell>
          <table:table-cell office:value-type="float" office:value="112746">
            <text:p>112746</text:p>
          </table:table-cell>
          <table:table-cell office:value-type="float" office:value="22">
            <text:p>22.000000</text:p>
          </table:table-cell>
          <table:table-cell table:style-name="Default" table:formula="of:=[.N15]/[.P15]/10^3" office:value-type="float" office:value="157.150318181818">
            <text:p>157.1503181818</text:p>
          </table:table-cell>
          <table:table-cell table:style-name="Default" table:formula="of:=[.O15]/[.N15]" office:value-type="float" office:value="0.0326109309934003">
            <text:p>0.032610931</text:p>
          </table:table-cell>
          <table:table-cell table:style-name="Default" table:formula="of:=[.M15]/[.N15]" office:value-type="float" office:value="23.0990982287659">
            <text:p>23.0990982288</text:p>
          </table:table-cell>
          <table:table-cell office:value-type="float" office:value="79860675">
            <text:p>79860675</text:p>
          </table:table-cell>
          <table:table-cell office:value-type="float" office:value="3456145">
            <text:p>3456145</text:p>
          </table:table-cell>
          <table:table-cell office:value-type="float" office:value="122189">
            <text:p>122189</text:p>
          </table:table-cell>
          <table:table-cell office:value-type="float" office:value="22">
            <text:p>22.000000</text:p>
          </table:table-cell>
          <table:table-cell table:style-name="Default" table:formula="of:=[.U15]/[.W15]/10^3" office:value-type="float" office:value="157.0975">
            <text:p>157.0975</text:p>
          </table:table-cell>
          <table:table-cell table:style-name="Default" table:formula="of:=[.V15]/[.U15]" office:value-type="float" office:value="0.0353541301073884">
            <text:p>0.0353541301</text:p>
          </table:table-cell>
          <table:table-cell table:style-name="Default" table:formula="of:=[.T15]/[.U15]" office:value-type="float" office:value="23.1068647293444">
            <text:p>23.1068647293</text:p>
          </table:table-cell>
          <table:table-cell office:value-type="float" office:value="79860676">
            <text:p>79860676</text:p>
          </table:table-cell>
          <table:table-cell office:value-type="float" office:value="3456775">
            <text:p>3456775</text:p>
          </table:table-cell>
          <table:table-cell office:value-type="float" office:value="196616">
            <text:p>196616</text:p>
          </table:table-cell>
          <table:table-cell office:value-type="float" office:value="22">
            <text:p>22.000000</text:p>
          </table:table-cell>
          <table:table-cell table:style-name="Default" table:formula="of:=[.AB15]/[.AD15]/10^3" office:value-type="float" office:value="157.126136363636">
            <text:p>157.1261363636</text:p>
          </table:table-cell>
          <table:table-cell table:style-name="Default" table:formula="of:=[.AC15]/[.AB15]" office:value-type="float" office:value="0.0568784488432137">
            <text:p>0.0568784488</text:p>
          </table:table-cell>
          <table:table-cell table:style-name="Default" table:formula="of:=[.AA15]/[.AB15]" office:value-type="float" office:value="23.1026537741103">
            <text:p>23.1026537741</text:p>
          </table:table-cell>
          <table:table-cell office:value-type="float" office:value="79860676">
            <text:p>79860676</text:p>
          </table:table-cell>
          <table:table-cell office:value-type="float" office:value="3457666">
            <text:p>3457666</text:p>
          </table:table-cell>
          <table:table-cell office:value-type="float" office:value="128722">
            <text:p>128722</text:p>
          </table:table-cell>
          <table:table-cell office:value-type="float" office:value="21">
            <text:p>21.000000</text:p>
          </table:table-cell>
          <table:table-cell table:style-name="Default" table:formula="of:=[.AI15]/[.AK15]/10^3" office:value-type="float" office:value="164.650761904762">
            <text:p>164.6507619048</text:p>
          </table:table-cell>
          <table:table-cell table:style-name="Default" table:formula="of:=[.AJ15]/[.AI15]" office:value-type="float" office:value="0.0372280029360846">
            <text:p>0.0372280029</text:p>
          </table:table-cell>
          <table:table-cell table:style-name="Default" table:formula="of:=[.AH15]/[.AI15]" office:value-type="float" office:value="23.0967004910249">
            <text:p>23.096700491</text:p>
          </table:table-cell>
          <table:table-cell office:value-type="float" office:value="79860674">
            <text:p>79860674</text:p>
          </table:table-cell>
          <table:table-cell office:value-type="float" office:value="3456827">
            <text:p>3456827</text:p>
          </table:table-cell>
          <table:table-cell office:value-type="float" office:value="218468">
            <text:p>218468</text:p>
          </table:table-cell>
          <table:table-cell office:value-type="float" office:value="22">
            <text:p>22.000000</text:p>
          </table:table-cell>
          <table:table-cell table:style-name="Default" table:formula="of:=[.AP15]/[.AR15]/10^3" office:value-type="float" office:value="157.1285">
            <text:p>157.1285</text:p>
          </table:table-cell>
          <table:table-cell table:style-name="Default" table:formula="of:=[.AQ15]/[.AP15]" office:value-type="float" office:value="0.0631989972306974">
            <text:p>0.0631989972</text:p>
          </table:table-cell>
          <table:table-cell table:style-name="Default" table:formula="of:=[.AO15]/[.AP15]" office:value-type="float" office:value="23.102305669332">
            <text:p>23.1023056693</text:p>
          </table:table-cell>
          <table:table-cell office:value-type="float" office:value="20975467">
            <text:p>20975467</text:p>
          </table:table-cell>
          <table:table-cell office:value-type="float" office:value="3456150">
            <text:p>3456150</text:p>
          </table:table-cell>
          <table:table-cell office:value-type="float" office:value="113353">
            <text:p>113353</text:p>
          </table:table-cell>
          <table:table-cell office:value-type="float" office:value="11">
            <text:p>11.000000</text:p>
          </table:table-cell>
          <table:table-cell table:style-name="Default" table:formula="of:=[.AW15]/[.AY15]/10^3" office:value-type="float" office:value="314.195454545455">
            <text:p>314.1954545455</text:p>
          </table:table-cell>
          <table:table-cell table:style-name="Default" table:formula="of:=[.AX15]/[.AW15]" office:value-type="float" office:value="0.0327974769613587">
            <text:p>0.032797477</text:p>
          </table:table-cell>
          <table:table-cell table:style-name="Default" table:formula="of:=[.AV15]/[.AW15]" office:value-type="float" office:value="6.06902680728556">
            <text:p>6.0690268073</text:p>
          </table:table-cell>
          <table:table-cell office:value-type="float" office:value="14077518">
            <text:p>14077518</text:p>
          </table:table-cell>
          <table:table-cell office:value-type="float" office:value="3456025">
            <text:p>3456025</text:p>
          </table:table-cell>
          <table:table-cell office:value-type="float" office:value="113352">
            <text:p>113352</text:p>
          </table:table-cell>
          <table:table-cell office:value-type="float" office:value="7">
            <text:p>7.000000</text:p>
          </table:table-cell>
          <table:table-cell table:style-name="Default" table:formula="of:=[.BD15]/[.BF15]/10^3" office:value-type="float" office:value="493.717857142857">
            <text:p>493.7178571429</text:p>
          </table:table-cell>
          <table:table-cell table:style-name="Default" table:formula="of:=[.BE15]/[.BD15]" office:value-type="float" office:value="0.0327983738543558">
            <text:p>0.0327983739</text:p>
          </table:table-cell>
          <table:table-cell table:style-name="Default" table:formula="of:=[.BC15]/[.BD15]" office:value-type="float" office:value="4.07332643716408">
            <text:p>4.0733264372</text:p>
          </table:table-cell>
          <table:table-cell office:value-type="float" office:value="14026118">
            <text:p>14026118</text:p>
          </table:table-cell>
          <table:table-cell office:value-type="float" office:value="3456033">
            <text:p>3456033</text:p>
          </table:table-cell>
          <table:table-cell office:value-type="float" office:value="113300">
            <text:p>113300</text:p>
          </table:table-cell>
          <table:table-cell office:value-type="float" office:value="7">
            <text:p>7.000000</text:p>
          </table:table-cell>
          <table:table-cell table:style-name="Default" table:formula="of:=[.BK15]/[.BM15]/10^3" office:value-type="float" office:value="493.719">
            <text:p>493.719</text:p>
          </table:table-cell>
          <table:table-cell table:style-name="Default" table:formula="of:=[.BL15]/[.BK15]" office:value-type="float" office:value="0.0327832517802926">
            <text:p>0.0327832518</text:p>
          </table:table-cell>
          <table:table-cell table:style-name="Default" table:formula="of:=[.BJ15]/[.BK15]" office:value-type="float" office:value="4.05844446508468">
            <text:p>4.0584444651</text:p>
          </table:table-cell>
          <table:table-cell office:value-type="float" office:value="20989512">
            <text:p>20989512</text:p>
          </table:table-cell>
          <table:table-cell office:value-type="float" office:value="3456218">
            <text:p>3456218</text:p>
          </table:table-cell>
          <table:table-cell office:value-type="float" office:value="113190">
            <text:p>113190</text:p>
          </table:table-cell>
          <table:table-cell office:value-type="float" office:value="11">
            <text:p>11.000000</text:p>
          </table:table-cell>
          <table:table-cell table:style-name="Default" table:formula="of:=[.BR15]/[.BT15]/10^3" office:value-type="float" office:value="314.201636363636">
            <text:p>314.2016363636</text:p>
          </table:table-cell>
          <table:table-cell table:style-name="Default" table:formula="of:=[.BS15]/[.BR15]" office:value-type="float" office:value="0.0327496703043616">
            <text:p>0.0327496703</text:p>
          </table:table-cell>
          <table:table-cell table:style-name="Default" table:formula="of:=[.BQ15]/[.BR15]" office:value-type="float" office:value="6.07297109152258">
            <text:p>6.0729710915</text:p>
          </table:table-cell>
          <table:table-cell office:value-type="float" office:value="100">
            <text:p>100</text:p>
          </table:table-cell>
          <table:table-cell office:value-type="float" office:value="49727778">
            <text:p>49727778</text:p>
          </table:table-cell>
          <table:table-cell office:value-type="float" office:value="2000470">
            <text:p>2000470</text:p>
          </table:table-cell>
          <table:table-cell office:value-type="float" office:value="9583">
            <text:p>9583</text:p>
          </table:table-cell>
          <table:table-cell office:value-type="float" office:value="16">
            <text:p>16</text:p>
          </table:table-cell>
          <table:table-cell table:style-name="Default" table:formula="of:=[.BZ15]/[.CB15]/10^3" office:value-type="float" office:value="125.029375">
            <text:p>125.029375</text:p>
          </table:table-cell>
          <table:table-cell table:style-name="Default" table:formula="of:=[.CA15]/[.BZ15]" office:value-type="float" office:value="0.00479037426204842">
            <text:p>0.0047903743</text:p>
          </table:table-cell>
          <table:table-cell table:style-name="Default" table:formula="of:=[.BY15]/[.BZ15]" office:value-type="float" office:value="24.8580473588707">
            <text:p>24.8580473589</text:p>
          </table:table-cell>
          <table:table-cell office:value-type="float" office:value="5635373">
            <text:p>5635373</text:p>
          </table:table-cell>
          <table:table-cell office:value-type="float" office:value="3456764">
            <text:p>3456764</text:p>
          </table:table-cell>
          <table:table-cell office:value-type="float" office:value="14325">
            <text:p>14325</text:p>
          </table:table-cell>
          <table:table-cell office:value-type="float" office:value="6">
            <text:p>6</text:p>
          </table:table-cell>
          <table:table-cell table:style-name="Default" table:formula="of:=[.CG15]/[.CI15]/10^3" office:value-type="float" office:value="576.127333333333">
            <text:p>576.1273333333</text:p>
          </table:table-cell>
          <table:table-cell table:style-name="Default" table:formula="of:=[.CH15]/[.CG15]" office:value-type="float" office:value="0.00414404917431448">
            <text:p>0.0041440492</text:p>
          </table:table-cell>
          <table:table-cell table:style-name="Default" table:formula="of:=[.CF15]/[.CG15]" office:value-type="float" office:value="1.63024522356748">
            <text:p>1.6302452236</text:p>
          </table:table-cell>
          <table:table-cell office:value-type="float" office:value="1467029">
            <text:p>1467029</text:p>
          </table:table-cell>
          <table:table-cell office:value-type="float" office:value="876738">
            <text:p>876738</text:p>
          </table:table-cell>
          <table:table-cell office:value-type="float" office:value="17125">
            <text:p>17125</text:p>
          </table:table-cell>
          <table:table-cell office:value-type="float" office:value="5">
            <text:p>5</text:p>
          </table:table-cell>
          <table:table-cell table:style-name="Default" table:formula="of:=[.CN15]/[.CP15]/10^3" office:value-type="float" office:value="175.3476">
            <text:p>175.3476</text:p>
          </table:table-cell>
          <table:table-cell table:style-name="Default" table:formula="of:=[.CO15]/[.CN15]" office:value-type="float" office:value="0.0195326311851431">
            <text:p>0.0195326312</text:p>
          </table:table-cell>
          <table:table-cell table:style-name="Default" table:formula="of:=[.CM15]/[.CN15]" office:value-type="float" office:value="1.67328095736697">
            <text:p>1.6732809574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6]" office:value-type="float" office:value="121">
            <text:p>121</text:p>
          </table:table-cell>
          <table:table-cell office:value-type="string">
            <text:p>,</text:p>
          </table:table-cell>
          <table:table-cell table:formula="of:=[.CS16]" office:value-type="float" office:value="1.69044770791993">
            <text:p>1.6904477079</text:p>
          </table:table-cell>
          <table:table-cell office:value-type="string">
            <text:p>)</text:p>
          </table:table-cell>
          <table:table-cell office:value-type="float" office:value="101496887">
            <text:p>101496887</text:p>
          </table:table-cell>
          <table:table-cell office:value-type="float" office:value="4394245">
            <text:p>4394245</text:p>
          </table:table-cell>
          <table:table-cell office:value-type="float" office:value="150841">
            <text:p>150841</text:p>
          </table:table-cell>
          <table:table-cell table:style-name="Default" office:value-type="float" office:value="26">
            <text:p>26</text:p>
          </table:table-cell>
          <table:table-cell table:style-name="Default" table:formula="of:=[.G16]/[.I16]/10^3" office:value-type="float" office:value="169.009423076923">
            <text:p>169.0094230769</text:p>
          </table:table-cell>
          <table:table-cell table:style-name="Default" table:formula="of:=[.H16]/[.G16]" office:value-type="float" office:value="0.0343269435363754">
            <text:p>0.0343269435</text:p>
          </table:table-cell>
          <table:table-cell table:style-name="Default" table:formula="of:=[.F16]/[.G16]" office:value-type="float" office:value="23.0976850403198">
            <text:p>23.0976850403</text:p>
          </table:table-cell>
          <table:table-cell office:value-type="float" office:value="101496887">
            <text:p>101496887</text:p>
          </table:table-cell>
          <table:table-cell office:value-type="float" office:value="4395804">
            <text:p>4395804</text:p>
          </table:table-cell>
          <table:table-cell office:value-type="float" office:value="140915">
            <text:p>140915</text:p>
          </table:table-cell>
          <table:table-cell office:value-type="float" office:value="26">
            <text:p>26.000000</text:p>
          </table:table-cell>
          <table:table-cell table:style-name="Default" table:formula="of:=[.N16]/[.P16]/10^3" office:value-type="float" office:value="169.069384615385">
            <text:p>169.0693846154</text:p>
          </table:table-cell>
          <table:table-cell table:style-name="Default" table:formula="of:=[.O16]/[.N16]" office:value-type="float" office:value="0.032056706804944">
            <text:p>0.0320567068</text:p>
          </table:table-cell>
          <table:table-cell table:style-name="Default" table:formula="of:=[.M16]/[.N16]" office:value-type="float" office:value="23.0894932986093">
            <text:p>23.0894932986</text:p>
          </table:table-cell>
          <table:table-cell office:value-type="float" office:value="101496887">
            <text:p>101496887</text:p>
          </table:table-cell>
          <table:table-cell office:value-type="float" office:value="4394192">
            <text:p>4394192</text:p>
          </table:table-cell>
          <table:table-cell office:value-type="float" office:value="152776">
            <text:p>152776</text:p>
          </table:table-cell>
          <table:table-cell office:value-type="float" office:value="26">
            <text:p>26.000000</text:p>
          </table:table-cell>
          <table:table-cell table:style-name="Default" table:formula="of:=[.U16]/[.W16]/10^3" office:value-type="float" office:value="169.007384615385">
            <text:p>169.0073846154</text:p>
          </table:table-cell>
          <table:table-cell table:style-name="Default" table:formula="of:=[.V16]/[.U16]" office:value-type="float" office:value="0.0347677115610788">
            <text:p>0.0347677116</text:p>
          </table:table-cell>
          <table:table-cell table:style-name="Default" table:formula="of:=[.T16]/[.U16]" office:value-type="float" office:value="23.0979636301736">
            <text:p>23.0979636302</text:p>
          </table:table-cell>
          <table:table-cell office:value-type="float" office:value="101496887">
            <text:p>101496887</text:p>
          </table:table-cell>
          <table:table-cell office:value-type="float" office:value="4394841">
            <text:p>4394841</text:p>
          </table:table-cell>
          <table:table-cell office:value-type="float" office:value="309063">
            <text:p>309063</text:p>
          </table:table-cell>
          <table:table-cell office:value-type="float" office:value="27">
            <text:p>27.000000</text:p>
          </table:table-cell>
          <table:table-cell table:style-name="Default" table:formula="of:=[.AB16]/[.AD16]/10^3" office:value-type="float" office:value="162.771888888889">
            <text:p>162.7718888889</text:p>
          </table:table-cell>
          <table:table-cell table:style-name="Default" table:formula="of:=[.AC16]/[.AB16]" office:value-type="float" office:value="0.0703240458528534">
            <text:p>0.0703240459</text:p>
          </table:table-cell>
          <table:table-cell table:style-name="Default" table:formula="of:=[.AA16]/[.AB16]" office:value-type="float" office:value="23.0945526812005">
            <text:p>23.0945526812</text:p>
          </table:table-cell>
          <table:table-cell office:value-type="float" office:value="101496887">
            <text:p>101496887</text:p>
          </table:table-cell>
          <table:table-cell office:value-type="float" office:value="4396242">
            <text:p>4396242</text:p>
          </table:table-cell>
          <table:table-cell office:value-type="float" office:value="161785">
            <text:p>161785</text:p>
          </table:table-cell>
          <table:table-cell office:value-type="float" office:value="26">
            <text:p>26.000000</text:p>
          </table:table-cell>
          <table:table-cell table:style-name="Default" table:formula="of:=[.AI16]/[.AK16]/10^3" office:value-type="float" office:value="169.086230769231">
            <text:p>169.0862307692</text:p>
          </table:table-cell>
          <table:table-cell table:style-name="Default" table:formula="of:=[.AJ16]/[.AI16]" office:value-type="float" office:value="0.0368007493673005">
            <text:p>0.0368007494</text:p>
          </table:table-cell>
          <table:table-cell table:style-name="Default" table:formula="of:=[.AH16]/[.AI16]" office:value-type="float" office:value="23.0871928797368">
            <text:p>23.0871928797</text:p>
          </table:table-cell>
          <table:table-cell office:value-type="float" office:value="101496889">
            <text:p>101496889</text:p>
          </table:table-cell>
          <table:table-cell office:value-type="float" office:value="4395611">
            <text:p>4395611</text:p>
          </table:table-cell>
          <table:table-cell office:value-type="float" office:value="282894">
            <text:p>282894</text:p>
          </table:table-cell>
          <table:table-cell office:value-type="float" office:value="27">
            <text:p>27.000000</text:p>
          </table:table-cell>
          <table:table-cell table:style-name="Default" table:formula="of:=[.AP16]/[.AR16]/10^3" office:value-type="float" office:value="162.800407407407">
            <text:p>162.8004074074</text:p>
          </table:table-cell>
          <table:table-cell table:style-name="Default" table:formula="of:=[.AQ16]/[.AP16]" office:value-type="float" office:value="0.0643582883016718">
            <text:p>0.0643582883</text:p>
          </table:table-cell>
          <table:table-cell table:style-name="Default" table:formula="of:=[.AO16]/[.AP16]" office:value-type="float" office:value="23.0905075540124">
            <text:p>23.090507554</text:p>
          </table:table-cell>
          <table:table-cell office:value-type="float" office:value="26642878">
            <text:p>26642878</text:p>
          </table:table-cell>
          <table:table-cell office:value-type="float" office:value="4394246">
            <text:p>4394246</text:p>
          </table:table-cell>
          <table:table-cell office:value-type="float" office:value="145859">
            <text:p>145859</text:p>
          </table:table-cell>
          <table:table-cell office:value-type="float" office:value="13">
            <text:p>13.000000</text:p>
          </table:table-cell>
          <table:table-cell table:style-name="Default" table:formula="of:=[.AW16]/[.AY16]/10^3" office:value-type="float" office:value="338.018923076923">
            <text:p>338.0189230769</text:p>
          </table:table-cell>
          <table:table-cell table:style-name="Default" table:formula="of:=[.AX16]/[.AW16]" office:value-type="float" office:value="0.0331931803544908">
            <text:p>0.0331931804</text:p>
          </table:table-cell>
          <table:table-cell table:style-name="Default" table:formula="of:=[.AV16]/[.AW16]" office:value-type="float" office:value="6.06312846390484">
            <text:p>6.0631284639</text:p>
          </table:table-cell>
          <table:table-cell office:value-type="float" office:value="17871399">
            <text:p>17871399</text:p>
          </table:table-cell>
          <table:table-cell office:value-type="float" office:value="4394054">
            <text:p>4394054</text:p>
          </table:table-cell>
          <table:table-cell office:value-type="float" office:value="143003">
            <text:p>143003</text:p>
          </table:table-cell>
          <table:table-cell office:value-type="float" office:value="7">
            <text:p>7.000000</text:p>
          </table:table-cell>
          <table:table-cell table:style-name="Default" table:formula="of:=[.BD16]/[.BF16]/10^3" office:value-type="float" office:value="627.722">
            <text:p>627.722</text:p>
          </table:table-cell>
          <table:table-cell table:style-name="Default" table:formula="of:=[.BE16]/[.BD16]" office:value-type="float" office:value="0.0325446614902775">
            <text:p>0.0325446615</text:p>
          </table:table-cell>
          <table:table-cell table:style-name="Default" table:formula="of:=[.BC16]/[.BD16]" office:value-type="float" office:value="4.0671778271273">
            <text:p>4.0671778271</text:p>
          </table:table-cell>
          <table:table-cell office:value-type="float" office:value="17812209">
            <text:p>17812209</text:p>
          </table:table-cell>
          <table:table-cell office:value-type="float" office:value="4394030">
            <text:p>4394030</text:p>
          </table:table-cell>
          <table:table-cell office:value-type="float" office:value="142949">
            <text:p>142949</text:p>
          </table:table-cell>
          <table:table-cell office:value-type="float" office:value="7">
            <text:p>7.000000</text:p>
          </table:table-cell>
          <table:table-cell table:style-name="Default" table:formula="of:=[.BK16]/[.BM16]/10^3" office:value-type="float" office:value="627.718571428572">
            <text:p>627.7185714286</text:p>
          </table:table-cell>
          <table:table-cell table:style-name="Default" table:formula="of:=[.BL16]/[.BK16]" office:value-type="float" office:value="0.0325325498460411">
            <text:p>0.0325325498</text:p>
          </table:table-cell>
          <table:table-cell table:style-name="Default" table:formula="of:=[.BJ16]/[.BK16]" office:value-type="float" office:value="4.05372949206082">
            <text:p>4.0537294921</text:p>
          </table:table-cell>
          <table:table-cell office:value-type="float" office:value="26659393">
            <text:p>26659393</text:p>
          </table:table-cell>
          <table:table-cell office:value-type="float" office:value="4394357">
            <text:p>4394357</text:p>
          </table:table-cell>
          <table:table-cell office:value-type="float" office:value="144261">
            <text:p>144261</text:p>
          </table:table-cell>
          <table:table-cell office:value-type="float" office:value="13">
            <text:p>13.000000</text:p>
          </table:table-cell>
          <table:table-cell table:style-name="Default" table:formula="of:=[.BR16]/[.BT16]/10^3" office:value-type="float" office:value="338.027461538462">
            <text:p>338.0274615385</text:p>
          </table:table-cell>
          <table:table-cell table:style-name="Default" table:formula="of:=[.BS16]/[.BR16]" office:value-type="float" office:value="0.0328286937087724">
            <text:p>0.0328286937</text:p>
          </table:table-cell>
          <table:table-cell table:style-name="Default" table:formula="of:=[.BQ16]/[.BR16]" office:value-type="float" office:value="6.0667335403109">
            <text:p>6.0667335403</text:p>
          </table:table-cell>
          <table:table-cell office:value-type="float" office:value="121">
            <text:p>121</text:p>
          </table:table-cell>
          <table:table-cell office:value-type="float" office:value="87760662">
            <text:p>87760662</text:p>
          </table:table-cell>
          <table:table-cell office:value-type="float" office:value="3544041">
            <text:p>3544041</text:p>
          </table:table-cell>
          <table:table-cell office:value-type="float" office:value="15225">
            <text:p>15225</text:p>
          </table:table-cell>
          <table:table-cell office:value-type="float" office:value="23">
            <text:p>23</text:p>
          </table:table-cell>
          <table:table-cell table:style-name="Default" table:formula="of:=[.BZ16]/[.CB16]/10^3" office:value-type="float" office:value="154.088739130435">
            <text:p>154.0887391304</text:p>
          </table:table-cell>
          <table:table-cell table:style-name="Default" table:formula="of:=[.CA16]/[.BZ16]" office:value-type="float" office:value="0.00429594352887001">
            <text:p>0.0042959435</text:p>
          </table:table-cell>
          <table:table-cell table:style-name="Default" table:formula="of:=[.BY16]/[.BZ16]" office:value-type="float" office:value="24.7628800005418">
            <text:p>24.7628800005</text:p>
          </table:table-cell>
          <table:table-cell office:value-type="float" office:value="6982993">
            <text:p>6982993</text:p>
          </table:table-cell>
          <table:table-cell office:value-type="float" office:value="4395947">
            <text:p>4395947</text:p>
          </table:table-cell>
          <table:table-cell office:value-type="float" office:value="17479">
            <text:p>17479</text:p>
          </table:table-cell>
          <table:table-cell office:value-type="float" office:value="5">
            <text:p>5</text:p>
          </table:table-cell>
          <table:table-cell table:style-name="Default" table:formula="of:=[.CG16]/[.CI16]/10^3" office:value-type="float" office:value="879.1894">
            <text:p>879.1894</text:p>
          </table:table-cell>
          <table:table-cell table:style-name="Default" table:formula="of:=[.CH16]/[.CG16]" office:value-type="float" office:value="0.00397616258794749">
            <text:p>0.0039761626</text:p>
          </table:table-cell>
          <table:table-cell table:style-name="Default" table:formula="of:=[.CF16]/[.CG16]" office:value-type="float" office:value="1.58850709528573">
            <text:p>1.5885070953</text:p>
          </table:table-cell>
          <table:table-cell office:value-type="float" office:value="1913340">
            <text:p>1913340</text:p>
          </table:table-cell>
          <table:table-cell office:value-type="float" office:value="1131854">
            <text:p>1131854</text:p>
          </table:table-cell>
          <table:table-cell office:value-type="float" office:value="23438">
            <text:p>23438</text:p>
          </table:table-cell>
          <table:table-cell office:value-type="float" office:value="5">
            <text:p>5</text:p>
          </table:table-cell>
          <table:table-cell table:style-name="Default" table:formula="of:=[.CN16]/[.CP16]/10^3" office:value-type="float" office:value="226.3708">
            <text:p>226.3708</text:p>
          </table:table-cell>
          <table:table-cell table:style-name="Default" table:formula="of:=[.CO16]/[.CN16]" office:value-type="float" office:value="0.0207076177669558">
            <text:p>0.0207076178</text:p>
          </table:table-cell>
          <table:table-cell table:style-name="Default" table:formula="of:=[.CM16]/[.CN16]" office:value-type="float" office:value="1.69044770791993">
            <text:p>1.690447707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7]" office:value-type="float" office:value="121">
            <text:p>121</text:p>
          </table:table-cell>
          <table:table-cell office:value-type="string">
            <text:p>,</text:p>
          </table:table-cell>
          <table:table-cell table:formula="of:=[.CS17]" office:value-type="float" office:value="1.66904465719264">
            <text:p>1.6690446572</text:p>
          </table:table-cell>
          <table:table-cell office:value-type="string">
            <text:p>)</text:p>
          </table:table-cell>
          <table:table-cell office:value-type="float" office:value="126725902">
            <text:p>126725902</text:p>
          </table:table-cell>
          <table:table-cell office:value-type="float" office:value="5488254">
            <text:p>5488254</text:p>
          </table:table-cell>
          <table:table-cell office:value-type="float" office:value="178076">
            <text:p>178076</text:p>
          </table:table-cell>
          <table:table-cell table:style-name="Default" office:value-type="float" office:value="32">
            <text:p>32</text:p>
          </table:table-cell>
          <table:table-cell table:style-name="Default" table:formula="of:=[.G17]/[.I17]/10^3" office:value-type="float" office:value="171.5079375">
            <text:p>171.5079375</text:p>
          </table:table-cell>
          <table:table-cell table:style-name="Default" table:formula="of:=[.H17]/[.G17]" office:value-type="float" office:value="0.0324467490025061">
            <text:p>0.032446749</text:p>
          </table:table-cell>
          <table:table-cell table:style-name="Default" table:formula="of:=[.F17]/[.G17]" office:value-type="float" office:value="23.0903857583851">
            <text:p>23.0903857584</text:p>
          </table:table-cell>
          <table:table-cell office:value-type="float" office:value="126725902">
            <text:p>126725902</text:p>
          </table:table-cell>
          <table:table-cell office:value-type="float" office:value="5490482">
            <text:p>5490482</text:p>
          </table:table-cell>
          <table:table-cell office:value-type="float" office:value="178299">
            <text:p>178299</text:p>
          </table:table-cell>
          <table:table-cell office:value-type="float" office:value="32">
            <text:p>32.000000</text:p>
          </table:table-cell>
          <table:table-cell table:style-name="Default" table:formula="of:=[.N17]/[.P17]/10^3" office:value-type="float" office:value="171.5775625">
            <text:p>171.5775625</text:p>
          </table:table-cell>
          <table:table-cell table:style-name="Default" table:formula="of:=[.O17]/[.N17]" office:value-type="float" office:value="0.0324741980758702">
            <text:p>0.0324741981</text:p>
          </table:table-cell>
          <table:table-cell table:style-name="Default" table:formula="of:=[.M17]/[.N17]" office:value-type="float" office:value="23.0810158379538">
            <text:p>23.081015838</text:p>
          </table:table-cell>
          <table:table-cell office:value-type="float" office:value="126725902">
            <text:p>126725902</text:p>
          </table:table-cell>
          <table:table-cell office:value-type="float" office:value="5488256">
            <text:p>5488256</text:p>
          </table:table-cell>
          <table:table-cell office:value-type="float" office:value="196290">
            <text:p>196290</text:p>
          </table:table-cell>
          <table:table-cell office:value-type="float" office:value="32">
            <text:p>32.000000</text:p>
          </table:table-cell>
          <table:table-cell table:style-name="Default" table:formula="of:=[.U17]/[.W17]/10^3" office:value-type="float" office:value="171.508">
            <text:p>171.508</text:p>
          </table:table-cell>
          <table:table-cell table:style-name="Default" table:formula="of:=[.V17]/[.U17]" office:value-type="float" office:value="0.035765459920237">
            <text:p>0.0357654599</text:p>
          </table:table-cell>
          <table:table-cell table:style-name="Default" table:formula="of:=[.T17]/[.U17]" office:value-type="float" office:value="23.090377343914">
            <text:p>23.0903773439</text:p>
          </table:table-cell>
          <table:table-cell office:value-type="float" office:value="126725902">
            <text:p>126725902</text:p>
          </table:table-cell>
          <table:table-cell office:value-type="float" office:value="5489075">
            <text:p>5489075</text:p>
          </table:table-cell>
          <table:table-cell office:value-type="float" office:value="264605">
            <text:p>264605</text:p>
          </table:table-cell>
          <table:table-cell office:value-type="float" office:value="32">
            <text:p>32.000000</text:p>
          </table:table-cell>
          <table:table-cell table:style-name="Default" table:formula="of:=[.AB17]/[.AD17]/10^3" office:value-type="float" office:value="171.53359375">
            <text:p>171.53359375</text:p>
          </table:table-cell>
          <table:table-cell table:style-name="Default" table:formula="of:=[.AC17]/[.AB17]" office:value-type="float" office:value="0.0482057541571212">
            <text:p>0.0482057542</text:p>
          </table:table-cell>
          <table:table-cell table:style-name="Default" table:formula="of:=[.AA17]/[.AB17]" office:value-type="float" office:value="23.086932133374">
            <text:p>23.0869321334</text:p>
          </table:table-cell>
          <table:table-cell office:value-type="float" office:value="126725903">
            <text:p>126725903</text:p>
          </table:table-cell>
          <table:table-cell office:value-type="float" office:value="5491631">
            <text:p>5491631</text:p>
          </table:table-cell>
          <table:table-cell office:value-type="float" office:value="199761">
            <text:p>199761</text:p>
          </table:table-cell>
          <table:table-cell office:value-type="float" office:value="32">
            <text:p>32.000000</text:p>
          </table:table-cell>
          <table:table-cell table:style-name="Default" table:formula="of:=[.AI17]/[.AK17]/10^3" office:value-type="float" office:value="171.61346875">
            <text:p>171.61346875</text:p>
          </table:table-cell>
          <table:table-cell table:style-name="Default" table:formula="of:=[.AJ17]/[.AI17]" office:value-type="float" office:value="0.0363755321506489">
            <text:p>0.0363755322</text:p>
          </table:table-cell>
          <table:table-cell table:style-name="Default" table:formula="of:=[.AH17]/[.AI17]" office:value-type="float" office:value="23.0761868377537">
            <text:p>23.0761868378</text:p>
          </table:table-cell>
          <table:table-cell office:value-type="float" office:value="126725902">
            <text:p>126725902</text:p>
          </table:table-cell>
          <table:table-cell office:value-type="float" office:value="5489250">
            <text:p>5489250</text:p>
          </table:table-cell>
          <table:table-cell office:value-type="float" office:value="277642">
            <text:p>277642</text:p>
          </table:table-cell>
          <table:table-cell office:value-type="float" office:value="31">
            <text:p>31.000000</text:p>
          </table:table-cell>
          <table:table-cell table:style-name="Default" table:formula="of:=[.AP17]/[.AR17]/10^3" office:value-type="float" office:value="177.072580645161">
            <text:p>177.0725806452</text:p>
          </table:table-cell>
          <table:table-cell table:style-name="Default" table:formula="of:=[.AQ17]/[.AP17]" office:value-type="float" office:value="0.0505792230268252">
            <text:p>0.050579223</text:p>
          </table:table-cell>
          <table:table-cell table:style-name="Default" table:formula="of:=[.AO17]/[.AP17]" office:value-type="float" office:value="23.0861961105798">
            <text:p>23.0861961106</text:p>
          </table:table-cell>
          <table:table-cell office:value-type="float" office:value="33249293">
            <text:p>33249293</text:p>
          </table:table-cell>
          <table:table-cell office:value-type="float" office:value="5488179">
            <text:p>5488179</text:p>
          </table:table-cell>
          <table:table-cell office:value-type="float" office:value="177371">
            <text:p>177371</text:p>
          </table:table-cell>
          <table:table-cell office:value-type="float" office:value="15">
            <text:p>15.000000</text:p>
          </table:table-cell>
          <table:table-cell table:style-name="Default" table:formula="of:=[.AW17]/[.AY17]/10^3" office:value-type="float" office:value="365.8786">
            <text:p>365.8786</text:p>
          </table:table-cell>
          <table:table-cell table:style-name="Default" table:formula="of:=[.AX17]/[.AW17]" office:value-type="float" office:value="0.0323187345019177">
            <text:p>0.0323187345</text:p>
          </table:table-cell>
          <table:table-cell table:style-name="Default" table:formula="of:=[.AV17]/[.AW17]" office:value-type="float" office:value="6.05834704006557">
            <text:p>6.0583470401</text:p>
          </table:table-cell>
          <table:table-cell office:value-type="float" office:value="22292480">
            <text:p>22292480</text:p>
          </table:table-cell>
          <table:table-cell office:value-type="float" office:value="5488046">
            <text:p>5488046</text:p>
          </table:table-cell>
          <table:table-cell office:value-type="float" office:value="176884">
            <text:p>176884</text:p>
          </table:table-cell>
          <table:table-cell office:value-type="float" office:value="8">
            <text:p>8.000000</text:p>
          </table:table-cell>
          <table:table-cell table:style-name="Default" table:formula="of:=[.BD17]/[.BF17]/10^3" office:value-type="float" office:value="686.00575">
            <text:p>686.00575</text:p>
          </table:table-cell>
          <table:table-cell table:style-name="Default" table:formula="of:=[.BE17]/[.BD17]" office:value-type="float" office:value="0.0322307794067324">
            <text:p>0.0322307794</text:p>
          </table:table-cell>
          <table:table-cell table:style-name="Default" table:formula="of:=[.BC17]/[.BD17]" office:value-type="float" office:value="4.0620067688937">
            <text:p>4.0620067689</text:p>
          </table:table-cell>
          <table:table-cell office:value-type="float" office:value="22222021">
            <text:p>22222021</text:p>
          </table:table-cell>
          <table:table-cell office:value-type="float" office:value="5488029">
            <text:p>5488029</text:p>
          </table:table-cell>
          <table:table-cell office:value-type="float" office:value="176883">
            <text:p>176883</text:p>
          </table:table-cell>
          <table:table-cell office:value-type="float" office:value="8">
            <text:p>8.000000</text:p>
          </table:table-cell>
          <table:table-cell table:style-name="Default" table:formula="of:=[.BK17]/[.BM17]/10^3" office:value-type="float" office:value="686.003625">
            <text:p>686.003625</text:p>
          </table:table-cell>
          <table:table-cell table:style-name="Default" table:formula="of:=[.BL17]/[.BK17]" office:value-type="float" office:value="0.0322306970316666">
            <text:p>0.032230697</text:p>
          </table:table-cell>
          <table:table-cell table:style-name="Default" table:formula="of:=[.BJ17]/[.BK17]" office:value-type="float" office:value="4.0491806803499">
            <text:p>4.0491806803</text:p>
          </table:table-cell>
          <table:table-cell office:value-type="float" office:value="33268478">
            <text:p>33268478</text:p>
          </table:table-cell>
          <table:table-cell office:value-type="float" office:value="5488328">
            <text:p>5488328</text:p>
          </table:table-cell>
          <table:table-cell office:value-type="float" office:value="177137">
            <text:p>177137</text:p>
          </table:table-cell>
          <table:table-cell office:value-type="float" office:value="16">
            <text:p>16.000000</text:p>
          </table:table-cell>
          <table:table-cell table:style-name="Default" table:formula="of:=[.BR17]/[.BT17]/10^3" office:value-type="float" office:value="343.0205">
            <text:p>343.0205</text:p>
          </table:table-cell>
          <table:table-cell table:style-name="Default" table:formula="of:=[.BS17]/[.BR17]" office:value-type="float" office:value="0.0322752211602514">
            <text:p>0.0322752212</text:p>
          </table:table-cell>
          <table:table-cell table:style-name="Default" table:formula="of:=[.BQ17]/[.BR17]" office:value-type="float" office:value="6.06167816500763">
            <text:p>6.061678165</text:p>
          </table:table-cell>
          <table:table-cell office:value-type="float" office:value="121">
            <text:p>121</text:p>
          </table:table-cell>
          <table:table-cell office:value-type="float" office:value="87760663">
            <text:p>87760663</text:p>
          </table:table-cell>
          <table:table-cell office:value-type="float" office:value="3543936">
            <text:p>3543936</text:p>
          </table:table-cell>
          <table:table-cell office:value-type="float" office:value="15293">
            <text:p>15293</text:p>
          </table:table-cell>
          <table:table-cell office:value-type="float" office:value="24">
            <text:p>24</text:p>
          </table:table-cell>
          <table:table-cell table:style-name="Default" table:formula="of:=[.BZ17]/[.CB17]/10^3" office:value-type="float" office:value="147.664">
            <text:p>147.664</text:p>
          </table:table-cell>
          <table:table-cell table:style-name="Default" table:formula="of:=[.CA17]/[.BZ17]" office:value-type="float" office:value="0.00431525851482645">
            <text:p>0.0043152585</text:p>
          </table:table-cell>
          <table:table-cell table:style-name="Default" table:formula="of:=[.BY17]/[.BZ17]" office:value-type="float" office:value="24.7636139591686">
            <text:p>24.7636139592</text:p>
          </table:table-cell>
          <table:table-cell office:value-type="float" office:value="8696551">
            <text:p>8696551</text:p>
          </table:table-cell>
          <table:table-cell office:value-type="float" office:value="5491797">
            <text:p>5491797</text:p>
          </table:table-cell>
          <table:table-cell office:value-type="float" office:value="20398">
            <text:p>20398</text:p>
          </table:table-cell>
          <table:table-cell office:value-type="float" office:value="6">
            <text:p>6</text:p>
          </table:table-cell>
          <table:table-cell table:style-name="Default" table:formula="of:=[.CG17]/[.CI17]/10^3" office:value-type="float" office:value="915.2995">
            <text:p>915.2995</text:p>
          </table:table-cell>
          <table:table-cell table:style-name="Default" table:formula="of:=[.CH17]/[.CG17]" office:value-type="float" office:value="0.00371426693302757">
            <text:p>0.0037142669</text:p>
          </table:table-cell>
          <table:table-cell table:style-name="Default" table:formula="of:=[.CF17]/[.CG17]" office:value-type="float" office:value="1.58355288806196">
            <text:p>1.5835528881</text:p>
          </table:table-cell>
          <table:table-cell office:value-type="float" office:value="2317113">
            <text:p>2317113</text:p>
          </table:table-cell>
          <table:table-cell office:value-type="float" office:value="1388287">
            <text:p>1388287</text:p>
          </table:table-cell>
          <table:table-cell office:value-type="float" office:value="27101">
            <text:p>27101</text:p>
          </table:table-cell>
          <table:table-cell office:value-type="float" office:value="5">
            <text:p>5</text:p>
          </table:table-cell>
          <table:table-cell table:style-name="Default" table:formula="of:=[.CN17]/[.CP17]/10^3" office:value-type="float" office:value="277.6574">
            <text:p>277.6574</text:p>
          </table:table-cell>
          <table:table-cell table:style-name="Default" table:formula="of:=[.CO17]/[.CN17]" office:value-type="float" office:value="0.0195211796984341">
            <text:p>0.0195211797</text:p>
          </table:table-cell>
          <table:table-cell table:style-name="Default" table:formula="of:=[.CM17]/[.CN17]" office:value-type="float" office:value="1.66904465719264">
            <text:p>1.669044657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8]" office:value-type="float" office:value="144">
            <text:p>144</text:p>
          </table:table-cell>
          <table:table-cell office:value-type="string">
            <text:p>,</text:p>
          </table:table-cell>
          <table:table-cell table:formula="of:=[.CS18]" office:value-type="float" office:value="1.68525300628828">
            <text:p>1.6852530063</text:p>
          </table:table-cell>
          <table:table-cell office:value-type="string">
            <text:p>)</text:p>
          </table:table-cell>
          <table:table-cell office:value-type="float" office:value="155823717">
            <text:p>155823717</text:p>
          </table:table-cell>
          <table:table-cell office:value-type="float" office:value="6750295">
            <text:p>6750295</text:p>
          </table:table-cell>
          <table:table-cell office:value-type="float" office:value="219610">
            <text:p>219610</text:p>
          </table:table-cell>
          <table:table-cell table:style-name="Default" office:value-type="float" office:value="38">
            <text:p>38</text:p>
          </table:table-cell>
          <table:table-cell table:style-name="Default" table:formula="of:=[.G18]/[.I18]/10^3" office:value-type="float" office:value="177.639342105263">
            <text:p>177.6393421053</text:p>
          </table:table-cell>
          <table:table-cell table:style-name="Default" table:formula="of:=[.H18]/[.G18]" office:value-type="float" office:value="0.0325333929850473">
            <text:p>0.032533393</text:p>
          </table:table-cell>
          <table:table-cell table:style-name="Default" table:formula="of:=[.F18]/[.G18]" office:value-type="float" office:value="23.0839862554155">
            <text:p>23.0839862554</text:p>
          </table:table-cell>
          <table:table-cell office:value-type="float" office:value="155823715">
            <text:p>155823715</text:p>
          </table:table-cell>
          <table:table-cell office:value-type="float" office:value="6753465">
            <text:p>6753465</text:p>
          </table:table-cell>
          <table:table-cell office:value-type="float" office:value="216236">
            <text:p>216236</text:p>
          </table:table-cell>
          <table:table-cell office:value-type="float" office:value="38">
            <text:p>38.000000</text:p>
          </table:table-cell>
          <table:table-cell table:style-name="Default" table:formula="of:=[.N18]/[.P18]/10^3" office:value-type="float" office:value="177.722763157895">
            <text:p>177.7227631579</text:p>
          </table:table-cell>
          <table:table-cell table:style-name="Default" table:formula="of:=[.O18]/[.N18]" office:value-type="float" office:value="0.0320185267858795">
            <text:p>0.0320185268</text:p>
          </table:table-cell>
          <table:table-cell table:style-name="Default" table:formula="of:=[.M18]/[.N18]" office:value-type="float" office:value="23.0731505975081">
            <text:p>23.0731505975</text:p>
          </table:table-cell>
          <table:table-cell office:value-type="float" office:value="155823715">
            <text:p>155823715</text:p>
          </table:table-cell>
          <table:table-cell office:value-type="float" office:value="6750361">
            <text:p>6750361</text:p>
          </table:table-cell>
          <table:table-cell office:value-type="float" office:value="236229">
            <text:p>236229</text:p>
          </table:table-cell>
          <table:table-cell office:value-type="float" office:value="38">
            <text:p>38.000000</text:p>
          </table:table-cell>
          <table:table-cell table:style-name="Default" table:formula="of:=[.U18]/[.W18]/10^3" office:value-type="float" office:value="177.641078947368">
            <text:p>177.6410789474</text:p>
          </table:table-cell>
          <table:table-cell table:style-name="Default" table:formula="of:=[.V18]/[.U18]" office:value-type="float" office:value="0.034995017303519">
            <text:p>0.0349950173</text:p>
          </table:table-cell>
          <table:table-cell table:style-name="Default" table:formula="of:=[.T18]/[.U18]" office:value-type="float" office:value="23.0837602611179">
            <text:p>23.0837602611</text:p>
          </table:table-cell>
          <table:table-cell office:value-type="float" office:value="155823715">
            <text:p>155823715</text:p>
          </table:table-cell>
          <table:table-cell office:value-type="float" office:value="6751247">
            <text:p>6751247</text:p>
          </table:table-cell>
          <table:table-cell office:value-type="float" office:value="355315">
            <text:p>355315</text:p>
          </table:table-cell>
          <table:table-cell office:value-type="float" office:value="38">
            <text:p>38.000000</text:p>
          </table:table-cell>
          <table:table-cell table:style-name="Default" table:formula="of:=[.AB18]/[.AD18]/10^3" office:value-type="float" office:value="177.664394736842">
            <text:p>177.6643947368</text:p>
          </table:table-cell>
          <table:table-cell table:style-name="Default" table:formula="of:=[.AC18]/[.AB18]" office:value-type="float" office:value="0.0526295364397125">
            <text:p>0.0526295364</text:p>
          </table:table-cell>
          <table:table-cell table:style-name="Default" table:formula="of:=[.AA18]/[.AB18]" office:value-type="float" office:value="23.0807308634983">
            <text:p>23.0807308635</text:p>
          </table:table-cell>
          <table:table-cell office:value-type="float" office:value="155823715">
            <text:p>155823715</text:p>
          </table:table-cell>
          <table:table-cell office:value-type="float" office:value="6754407">
            <text:p>6754407</text:p>
          </table:table-cell>
          <table:table-cell office:value-type="float" office:value="241504">
            <text:p>241504</text:p>
          </table:table-cell>
          <table:table-cell office:value-type="float" office:value="38">
            <text:p>38.000000</text:p>
          </table:table-cell>
          <table:table-cell table:style-name="Default" table:formula="of:=[.AI18]/[.AK18]/10^3" office:value-type="float" office:value="177.747552631579">
            <text:p>177.7475526316</text:p>
          </table:table-cell>
          <table:table-cell table:style-name="Default" table:formula="of:=[.AJ18]/[.AI18]" office:value-type="float" office:value="0.03575502631097">
            <text:p>0.0357550263</text:p>
          </table:table-cell>
          <table:table-cell table:style-name="Default" table:formula="of:=[.AH18]/[.AI18]" office:value-type="float" office:value="23.0699327120797">
            <text:p>23.0699327121</text:p>
          </table:table-cell>
          <table:table-cell office:value-type="float" office:value="155823717">
            <text:p>155823717</text:p>
          </table:table-cell>
          <table:table-cell office:value-type="float" office:value="6751524">
            <text:p>6751524</text:p>
          </table:table-cell>
          <table:table-cell office:value-type="float" office:value="337501">
            <text:p>337501</text:p>
          </table:table-cell>
          <table:table-cell office:value-type="float" office:value="38">
            <text:p>38.000000</text:p>
          </table:table-cell>
          <table:table-cell table:style-name="Default" table:formula="of:=[.AP18]/[.AR18]/10^3" office:value-type="float" office:value="177.671684210526">
            <text:p>177.6716842105</text:p>
          </table:table-cell>
          <table:table-cell table:style-name="Default" table:formula="of:=[.AQ18]/[.AP18]" office:value-type="float" office:value="0.0499888617740232">
            <text:p>0.0499888618</text:p>
          </table:table-cell>
          <table:table-cell table:style-name="Default" table:formula="of:=[.AO18]/[.AP18]" office:value-type="float" office:value="23.0797842087209">
            <text:p>23.0797842087</text:p>
          </table:table-cell>
          <table:table-cell office:value-type="float" office:value="40866705">
            <text:p>40866705</text:p>
          </table:table-cell>
          <table:table-cell office:value-type="float" office:value="6750640">
            <text:p>6750640</text:p>
          </table:table-cell>
          <table:table-cell office:value-type="float" office:value="217188">
            <text:p>217188</text:p>
          </table:table-cell>
          <table:table-cell office:value-type="float" office:value="18">
            <text:p>18.000000</text:p>
          </table:table-cell>
          <table:table-cell table:style-name="Default" table:formula="of:=[.AW18]/[.AY18]/10^3" office:value-type="float" office:value="375.035555555556">
            <text:p>375.0355555556</text:p>
          </table:table-cell>
          <table:table-cell table:style-name="Default" table:formula="of:=[.AX18]/[.AW18]" office:value-type="float" office:value="0.0321729495277485">
            <text:p>0.0321729495</text:p>
          </table:table-cell>
          <table:table-cell table:style-name="Default" table:formula="of:=[.AV18]/[.AW18]" office:value-type="float" office:value="6.05375268122726">
            <text:p>6.0537526812</text:p>
          </table:table-cell>
          <table:table-cell office:value-type="float" office:value="27388763">
            <text:p>27388763</text:p>
          </table:table-cell>
          <table:table-cell office:value-type="float" office:value="6750041">
            <text:p>6750041</text:p>
          </table:table-cell>
          <table:table-cell office:value-type="float" office:value="215621">
            <text:p>215621</text:p>
          </table:table-cell>
          <table:table-cell office:value-type="float" office:value="9">
            <text:p>9.000000</text:p>
          </table:table-cell>
          <table:table-cell table:style-name="Default" table:formula="of:=[.BD18]/[.BF18]/10^3" office:value-type="float" office:value="750.004555555556">
            <text:p>750.0045555556</text:p>
          </table:table-cell>
          <table:table-cell table:style-name="Default" table:formula="of:=[.BE18]/[.BD18]" office:value-type="float" office:value="0.031943657823708">
            <text:p>0.0319436578</text:p>
          </table:table-cell>
          <table:table-cell table:style-name="Default" table:formula="of:=[.BC18]/[.BD18]" office:value-type="float" office:value="4.05756987253855">
            <text:p>4.0575698725</text:p>
          </table:table-cell>
          <table:table-cell office:value-type="float" office:value="27309223">
            <text:p>27309223</text:p>
          </table:table-cell>
          <table:table-cell office:value-type="float" office:value="6750025">
            <text:p>6750025</text:p>
          </table:table-cell>
          <table:table-cell office:value-type="float" office:value="216691">
            <text:p>216691</text:p>
          </table:table-cell>
          <table:table-cell office:value-type="float" office:value="10">
            <text:p>10.000000</text:p>
          </table:table-cell>
          <table:table-cell table:style-name="Default" table:formula="of:=[.BK18]/[.BM18]/10^3" office:value-type="float" office:value="675.0025">
            <text:p>675.0025</text:p>
          </table:table-cell>
          <table:table-cell table:style-name="Default" table:formula="of:=[.BL18]/[.BK18]" office:value-type="float" office:value="0.0321022514731427">
            <text:p>0.0321022515</text:p>
          </table:table-cell>
          <table:table-cell table:style-name="Default" table:formula="of:=[.BJ18]/[.BK18]" office:value-type="float" office:value="4.04579583038581">
            <text:p>4.0457958304</text:p>
          </table:table-cell>
          <table:table-cell office:value-type="float" office:value="40888760">
            <text:p>40888760</text:p>
          </table:table-cell>
          <table:table-cell office:value-type="float" office:value="6750808">
            <text:p>6750808</text:p>
          </table:table-cell>
          <table:table-cell office:value-type="float" office:value="216821">
            <text:p>216821</text:p>
          </table:table-cell>
          <table:table-cell office:value-type="float" office:value="18">
            <text:p>18.000000</text:p>
          </table:table-cell>
          <table:table-cell table:style-name="Default" table:formula="of:=[.BR18]/[.BT18]/10^3" office:value-type="float" office:value="375.044888888889">
            <text:p>375.0448888889</text:p>
          </table:table-cell>
          <table:table-cell table:style-name="Default" table:formula="of:=[.BS18]/[.BR18]" office:value-type="float" office:value="0.032117785011809">
            <text:p>0.032117785</text:p>
          </table:table-cell>
          <table:table-cell table:style-name="Default" table:formula="of:=[.BQ18]/[.BR18]" office:value-type="float" office:value="6.05686904441661">
            <text:p>6.0568690444</text:p>
          </table:table-cell>
          <table:table-cell office:value-type="float" office:value="144">
            <text:p>144</text:p>
          </table:table-cell>
          <table:table-cell office:value-type="float" office:value="147469388">
            <text:p>147469388</text:p>
          </table:table-cell>
          <table:table-cell office:value-type="float" office:value="5973519">
            <text:p>5973519</text:p>
          </table:table-cell>
          <table:table-cell office:value-type="float" office:value="27940">
            <text:p>27940</text:p>
          </table:table-cell>
          <table:table-cell office:value-type="float" office:value="36">
            <text:p>36</text:p>
          </table:table-cell>
          <table:table-cell table:style-name="Default" table:formula="of:=[.BZ18]/[.CB18]/10^3" office:value-type="float" office:value="165.931083333333">
            <text:p>165.9310833333</text:p>
          </table:table-cell>
          <table:table-cell table:style-name="Default" table:formula="of:=[.CA18]/[.BZ18]" office:value-type="float" office:value="0.00467730997423797">
            <text:p>0.00467731</text:p>
          </table:table-cell>
          <table:table-cell table:style-name="Default" table:formula="of:=[.BY18]/[.BZ18]" office:value-type="float" office:value="24.6871882386245">
            <text:p>24.6871882386</text:p>
          </table:table-cell>
          <table:table-cell office:value-type="float" office:value="10648003">
            <text:p>10648003</text:p>
          </table:table-cell>
          <table:table-cell office:value-type="float" office:value="6755505">
            <text:p>6755505</text:p>
          </table:table-cell>
          <table:table-cell office:value-type="float" office:value="24541">
            <text:p>24541</text:p>
          </table:table-cell>
          <table:table-cell office:value-type="float" office:value="7">
            <text:p>7</text:p>
          </table:table-cell>
          <table:table-cell table:style-name="Default" table:formula="of:=[.CG18]/[.CI18]/10^3" office:value-type="float" office:value="965.072142857143">
            <text:p>965.0721428571</text:p>
          </table:table-cell>
          <table:table-cell table:style-name="Default" table:formula="of:=[.CH18]/[.CG18]" office:value-type="float" office:value="0.00363274100159796">
            <text:p>0.003632741</text:p>
          </table:table-cell>
          <table:table-cell table:style-name="Default" table:formula="of:=[.CF18]/[.CG18]" office:value-type="float" office:value="1.57619645015436">
            <text:p>1.5761964502</text:p>
          </table:table-cell>
          <table:table-cell office:value-type="float" office:value="2918779">
            <text:p>2918779</text:p>
          </table:table-cell>
          <table:table-cell office:value-type="float" office:value="1731953">
            <text:p>1731953</text:p>
          </table:table-cell>
          <table:table-cell office:value-type="float" office:value="35816">
            <text:p>35816</text:p>
          </table:table-cell>
          <table:table-cell office:value-type="float" office:value="5">
            <text:p>5</text:p>
          </table:table-cell>
          <table:table-cell table:style-name="Default" table:formula="of:=[.CN18]/[.CP18]/10^3" office:value-type="float" office:value="346.3906">
            <text:p>346.3906</text:p>
          </table:table-cell>
          <table:table-cell table:style-name="Default" table:formula="of:=[.CO18]/[.CN18]" office:value-type="float" office:value="0.0206795449992003">
            <text:p>0.020679545</text:p>
          </table:table-cell>
          <table:table-cell table:style-name="Default" table:formula="of:=[.CM18]/[.CN18]" office:value-type="float" office:value="1.68525300628828">
            <text:p>1.685253006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9]" office:value-type="float" office:value="144">
            <text:p>144</text:p>
          </table:table-cell>
          <table:table-cell office:value-type="string">
            <text:p>,</text:p>
          </table:table-cell>
          <table:table-cell table:formula="of:=[.CS19]" office:value-type="float" office:value="1.65403349524505">
            <text:p>1.6540334952</text:p>
          </table:table-cell>
          <table:table-cell office:value-type="string">
            <text:p>)</text:p>
          </table:table-cell>
          <table:table-cell office:value-type="float" office:value="189066331">
            <text:p>189066331</text:p>
          </table:table-cell>
          <table:table-cell office:value-type="float" office:value="8192251">
            <text:p>8192251</text:p>
          </table:table-cell>
          <table:table-cell office:value-type="float" office:value="346296">
            <text:p>346296</text:p>
          </table:table-cell>
          <table:table-cell table:style-name="Default" office:value-type="float" office:value="46">
            <text:p>46</text:p>
          </table:table-cell>
          <table:table-cell table:style-name="Default" table:formula="of:=[.G19]/[.I19]/10^3" office:value-type="float" office:value="178.092413043478">
            <text:p>178.0924130435</text:p>
          </table:table-cell>
          <table:table-cell table:style-name="Default" table:formula="of:=[.H19]/[.G19]" office:value-type="float" office:value="0.042271165763842">
            <text:p>0.0422711658</text:p>
          </table:table-cell>
          <table:table-cell table:style-name="Default" table:formula="of:=[.F19]/[.G19]" office:value-type="float" office:value="23.0786789857879">
            <text:p>23.0786789858</text:p>
          </table:table-cell>
          <table:table-cell office:value-type="float" office:value="189066330">
            <text:p>189066330</text:p>
          </table:table-cell>
          <table:table-cell office:value-type="float" office:value="8196327">
            <text:p>8196327</text:p>
          </table:table-cell>
          <table:table-cell office:value-type="float" office:value="264906">
            <text:p>264906</text:p>
          </table:table-cell>
          <table:table-cell office:value-type="float" office:value="45">
            <text:p>45.000000</text:p>
          </table:table-cell>
          <table:table-cell table:style-name="Default" table:formula="of:=[.N19]/[.P19]/10^3" office:value-type="float" office:value="182.1406">
            <text:p>182.1406</text:p>
          </table:table-cell>
          <table:table-cell table:style-name="Default" table:formula="of:=[.O19]/[.N19]" office:value-type="float" office:value="0.0323200867900951">
            <text:p>0.0323200868</text:p>
          </table:table-cell>
          <table:table-cell table:style-name="Default" table:formula="of:=[.M19]/[.N19]" office:value-type="float" office:value="23.0672019308161">
            <text:p>23.0672019308</text:p>
          </table:table-cell>
          <table:table-cell office:value-type="float" office:value="189066332">
            <text:p>189066332</text:p>
          </table:table-cell>
          <table:table-cell office:value-type="float" office:value="8192434">
            <text:p>8192434</text:p>
          </table:table-cell>
          <table:table-cell office:value-type="float" office:value="290499">
            <text:p>290499</text:p>
          </table:table-cell>
          <table:table-cell office:value-type="float" office:value="46">
            <text:p>46.000000</text:p>
          </table:table-cell>
          <table:table-cell table:style-name="Default" table:formula="of:=[.U19]/[.W19]/10^3" office:value-type="float" office:value="178.096391304348">
            <text:p>178.0963913043</text:p>
          </table:table-cell>
          <table:table-cell table:style-name="Default" table:formula="of:=[.V19]/[.U19]" office:value-type="float" office:value="0.0354594251232296">
            <text:p>0.0354594251</text:p>
          </table:table-cell>
          <table:table-cell table:style-name="Default" table:formula="of:=[.T19]/[.U19]" office:value-type="float" office:value="23.0781635836187">
            <text:p>23.0781635836</text:p>
          </table:table-cell>
          <table:table-cell office:value-type="float" office:value="189066330">
            <text:p>189066330</text:p>
          </table:table-cell>
          <table:table-cell office:value-type="float" office:value="8194387">
            <text:p>8194387</text:p>
          </table:table-cell>
          <table:table-cell office:value-type="float" office:value="1592411">
            <text:p>1592411</text:p>
          </table:table-cell>
          <table:table-cell office:value-type="float" office:value="46">
            <text:p>46.000000</text:p>
          </table:table-cell>
          <table:table-cell table:style-name="Default" table:formula="of:=[.AB19]/[.AD19]/10^3" office:value-type="float" office:value="178.138847826087">
            <text:p>178.1388478261</text:p>
          </table:table-cell>
          <table:table-cell table:style-name="Default" table:formula="of:=[.AC19]/[.AB19]" office:value-type="float" office:value="0.194329484316521">
            <text:p>0.1943294843</text:p>
          </table:table-cell>
          <table:table-cell table:style-name="Default" table:formula="of:=[.AA19]/[.AB19]" office:value-type="float" office:value="23.0726630314141">
            <text:p>23.0726630314</text:p>
          </table:table-cell>
          <table:table-cell office:value-type="float" office:value="189066330">
            <text:p>189066330</text:p>
          </table:table-cell>
          <table:table-cell office:value-type="float" office:value="8197283">
            <text:p>8197283</text:p>
          </table:table-cell>
          <table:table-cell office:value-type="float" office:value="293893">
            <text:p>293893</text:p>
          </table:table-cell>
          <table:table-cell office:value-type="float" office:value="45">
            <text:p>45.000000</text:p>
          </table:table-cell>
          <table:table-cell table:style-name="Default" table:formula="of:=[.AI19]/[.AK19]/10^3" office:value-type="float" office:value="182.161844444444">
            <text:p>182.1618444444</text:p>
          </table:table-cell>
          <table:table-cell table:style-name="Default" table:formula="of:=[.AJ19]/[.AI19]" office:value-type="float" office:value="0.035852489172327">
            <text:p>0.0358524892</text:p>
          </table:table-cell>
          <table:table-cell table:style-name="Default" table:formula="of:=[.AH19]/[.AI19]" office:value-type="float" office:value="23.0645117412684">
            <text:p>23.0645117413</text:p>
          </table:table-cell>
          <table:table-cell office:value-type="float" office:value="189066331">
            <text:p>189066331</text:p>
          </table:table-cell>
          <table:table-cell office:value-type="float" office:value="8194815">
            <text:p>8194815</text:p>
          </table:table-cell>
          <table:table-cell office:value-type="float" office:value="1569697">
            <text:p>1569697</text:p>
          </table:table-cell>
          <table:table-cell office:value-type="float" office:value="45">
            <text:p>45.000000</text:p>
          </table:table-cell>
          <table:table-cell table:style-name="Default" table:formula="of:=[.AP19]/[.AR19]/10^3" office:value-type="float" office:value="182.107">
            <text:p>182.107</text:p>
          </table:table-cell>
          <table:table-cell table:style-name="Default" table:formula="of:=[.AQ19]/[.AP19]" office:value-type="float" office:value="0.191547582221197">
            <text:p>0.1915475822</text:p>
          </table:table-cell>
          <table:table-cell table:style-name="Default" table:formula="of:=[.AO19]/[.AP19]" office:value-type="float" office:value="23.0714581110129">
            <text:p>23.071458111</text:p>
          </table:table-cell>
          <table:table-cell office:value-type="float" office:value="49567119">
            <text:p>49567119</text:p>
          </table:table-cell>
          <table:table-cell office:value-type="float" office:value="8192432">
            <text:p>8192432</text:p>
          </table:table-cell>
          <table:table-cell office:value-type="float" office:value="339388">
            <text:p>339388</text:p>
          </table:table-cell>
          <table:table-cell office:value-type="float" office:value="21">
            <text:p>21.000000</text:p>
          </table:table-cell>
          <table:table-cell table:style-name="Default" table:formula="of:=[.AW19]/[.AY19]/10^3" office:value-type="float" office:value="390.115809523809">
            <text:p>390.1158095238</text:p>
          </table:table-cell>
          <table:table-cell table:style-name="Default" table:formula="of:=[.AX19]/[.AW19]" office:value-type="float" office:value="0.0414270145910274">
            <text:p>0.0414270146</text:p>
          </table:table-cell>
          <table:table-cell table:style-name="Default" table:formula="of:=[.AV19]/[.AW19]" office:value-type="float" office:value="6.05035464438399">
            <text:p>6.0503546444</text:p>
          </table:table-cell>
          <table:table-cell office:value-type="float" office:value="33208248">
            <text:p>33208248</text:p>
          </table:table-cell>
          <table:table-cell office:value-type="float" office:value="8192044">
            <text:p>8192044</text:p>
          </table:table-cell>
          <table:table-cell office:value-type="float" office:value="322399">
            <text:p>322399</text:p>
          </table:table-cell>
          <table:table-cell office:value-type="float" office:value="10">
            <text:p>10.000000</text:p>
          </table:table-cell>
          <table:table-cell table:style-name="Default" table:formula="of:=[.BD19]/[.BF19]/10^3" office:value-type="float" office:value="819.2044">
            <text:p>819.2044</text:p>
          </table:table-cell>
          <table:table-cell table:style-name="Default" table:formula="of:=[.BE19]/[.BD19]" office:value-type="float" office:value="0.0393551352995663">
            <text:p>0.0393551353</text:p>
          </table:table-cell>
          <table:table-cell table:style-name="Default" table:formula="of:=[.BC19]/[.BD19]" office:value-type="float" office:value="4.05371943803036">
            <text:p>4.053719438</text:p>
          </table:table-cell>
          <table:table-cell office:value-type="float" office:value="33115728">
            <text:p>33115728</text:p>
          </table:table-cell>
          <table:table-cell office:value-type="float" office:value="8192082">
            <text:p>8192082</text:p>
          </table:table-cell>
          <table:table-cell office:value-type="float" office:value="322447">
            <text:p>322447</text:p>
          </table:table-cell>
          <table:table-cell office:value-type="float" office:value="10">
            <text:p>10.000000</text:p>
          </table:table-cell>
          <table:table-cell table:style-name="Default" table:formula="of:=[.BK19]/[.BM19]/10^3" office:value-type="float" office:value="819.2082">
            <text:p>819.2082</text:p>
          </table:table-cell>
          <table:table-cell table:style-name="Default" table:formula="of:=[.BL19]/[.BK19]" office:value-type="float" office:value="0.0393608120621839">
            <text:p>0.0393608121</text:p>
          </table:table-cell>
          <table:table-cell table:style-name="Default" table:formula="of:=[.BJ19]/[.BK19]" office:value-type="float" office:value="4.04240680208035">
            <text:p>4.0424068021</text:p>
          </table:table-cell>
          <table:table-cell office:value-type="float" office:value="49592244">
            <text:p>49592244</text:p>
          </table:table-cell>
          <table:table-cell office:value-type="float" office:value="8192567">
            <text:p>8192567</text:p>
          </table:table-cell>
          <table:table-cell office:value-type="float" office:value="338487">
            <text:p>338487</text:p>
          </table:table-cell>
          <table:table-cell office:value-type="float" office:value="22">
            <text:p>22.000000</text:p>
          </table:table-cell>
          <table:table-cell table:style-name="Default" table:formula="of:=[.BR19]/[.BT19]/10^3" office:value-type="float" office:value="372.389409090909">
            <text:p>372.3894090909</text:p>
          </table:table-cell>
          <table:table-cell table:style-name="Default" table:formula="of:=[.BS19]/[.BR19]" office:value-type="float" office:value="0.0413163542025351">
            <text:p>0.0413163542</text:p>
          </table:table-cell>
          <table:table-cell table:style-name="Default" table:formula="of:=[.BQ19]/[.BR19]" office:value-type="float" office:value="6.05332174884868">
            <text:p>6.0533217488</text:p>
          </table:table-cell>
          <table:table-cell office:value-type="float" office:value="144">
            <text:p>144</text:p>
          </table:table-cell>
          <table:table-cell office:value-type="float" office:value="147469387">
            <text:p>147469387</text:p>
          </table:table-cell>
          <table:table-cell office:value-type="float" office:value="5973393">
            <text:p>5973393</text:p>
          </table:table-cell>
          <table:table-cell office:value-type="float" office:value="27520">
            <text:p>27520</text:p>
          </table:table-cell>
          <table:table-cell office:value-type="float" office:value="37">
            <text:p>37</text:p>
          </table:table-cell>
          <table:table-cell table:style-name="Default" table:formula="of:=[.BZ19]/[.CB19]/10^3" office:value-type="float" office:value="161.443054054054">
            <text:p>161.4430540541</text:p>
          </table:table-cell>
          <table:table-cell table:style-name="Default" table:formula="of:=[.CA19]/[.BZ19]" office:value-type="float" office:value="0.00460709683759297">
            <text:p>0.0046070968</text:p>
          </table:table-cell>
          <table:table-cell table:style-name="Default" table:formula="of:=[.BY19]/[.BZ19]" office:value-type="float" office:value="24.6877088113908">
            <text:p>24.6877088114</text:p>
          </table:table-cell>
          <table:table-cell office:value-type="float" office:value="12871450">
            <text:p>12871450</text:p>
          </table:table-cell>
          <table:table-cell office:value-type="float" office:value="8200495">
            <text:p>8200495</text:p>
          </table:table-cell>
          <table:table-cell office:value-type="float" office:value="26724">
            <text:p>26724</text:p>
          </table:table-cell>
          <table:table-cell office:value-type="float" office:value="7">
            <text:p>7</text:p>
          </table:table-cell>
          <table:table-cell table:style-name="Default" table:formula="of:=[.CG19]/[.CI19]/10^3" office:value-type="float" office:value="1171.49928571429">
            <text:p>1171.4992857143</text:p>
          </table:table-cell>
          <table:table-cell table:style-name="Default" table:formula="of:=[.CH19]/[.CG19]" office:value-type="float" office:value="0.00325882766832978">
            <text:p>0.0032588277</text:p>
          </table:table-cell>
          <table:table-cell table:style-name="Default" table:formula="of:=[.CF19]/[.CG19]" office:value-type="float" office:value="1.56959427449197">
            <text:p>1.5695942745</text:p>
          </table:table-cell>
          <table:table-cell office:value-type="float" office:value="3424286">
            <text:p>3424286</text:p>
          </table:table-cell>
          <table:table-cell office:value-type="float" office:value="2070264">
            <text:p>2070264</text:p>
          </table:table-cell>
          <table:table-cell office:value-type="float" office:value="38802">
            <text:p>38802</text:p>
          </table:table-cell>
          <table:table-cell office:value-type="float" office:value="5">
            <text:p>5</text:p>
          </table:table-cell>
          <table:table-cell table:style-name="Default" table:formula="of:=[.CN19]/[.CP19]/10^3" office:value-type="float" office:value="414.0528">
            <text:p>414.0528</text:p>
          </table:table-cell>
          <table:table-cell table:style-name="Default" table:formula="of:=[.CO19]/[.CN19]" office:value-type="float" office:value="0.0187425371836635">
            <text:p>0.0187425372</text:p>
          </table:table-cell>
          <table:table-cell table:style-name="Default" table:formula="of:=[.CM19]/[.CN19]" office:value-type="float" office:value="1.65403349524505">
            <text:p>1.654033495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20]" office:value-type="float" office:value="169">
            <text:p>169</text:p>
          </table:table-cell>
          <table:table-cell office:value-type="string">
            <text:p>,</text:p>
          </table:table-cell>
          <table:table-cell table:formula="of:=[.CS20]" office:value-type="float" office:value="1.6670619431852">
            <text:p>1.6670619432</text:p>
          </table:table-cell>
          <table:table-cell office:value-type="string">
            <text:p>)</text:p>
          </table:table-cell>
          <table:table-cell office:value-type="float" office:value="226729744">
            <text:p>226729744</text:p>
          </table:table-cell>
          <table:table-cell office:value-type="float" office:value="9826267">
            <text:p>9826267</text:p>
          </table:table-cell>
          <table:table-cell office:value-type="float" office:value="361119">
            <text:p>361119</text:p>
          </table:table-cell>
          <table:table-cell table:style-name="Default" office:value-type="float" office:value="54">
            <text:p>54</text:p>
          </table:table-cell>
          <table:table-cell table:style-name="Default" table:formula="of:=[.G20]/[.I20]/10^3" office:value-type="float" office:value="181.967907407407">
            <text:p>181.9679074074</text:p>
          </table:table-cell>
          <table:table-cell table:style-name="Default" table:formula="of:=[.H20]/[.G20]" office:value-type="float" office:value="0.0367503752951146">
            <text:p>0.0367503753</text:p>
          </table:table-cell>
          <table:table-cell table:style-name="Default" table:formula="of:=[.F20]/[.G20]" office:value-type="float" office:value="23.0738432000677">
            <text:p>23.0738432001</text:p>
          </table:table-cell>
          <table:table-cell office:value-type="float" office:value="226729744">
            <text:p>226729744</text:p>
          </table:table-cell>
          <table:table-cell office:value-type="float" office:value="9831426">
            <text:p>9831426</text:p>
          </table:table-cell>
          <table:table-cell office:value-type="float" office:value="313846">
            <text:p>313846</text:p>
          </table:table-cell>
          <table:table-cell office:value-type="float" office:value="53">
            <text:p>53.000000</text:p>
          </table:table-cell>
          <table:table-cell table:style-name="Default" table:formula="of:=[.N20]/[.P20]/10^3" office:value-type="float" office:value="185.498603773585">
            <text:p>185.4986037736</text:p>
          </table:table-cell>
          <table:table-cell table:style-name="Default" table:formula="of:=[.O20]/[.N20]" office:value-type="float" office:value="0.0319227343012092">
            <text:p>0.0319227343</text:p>
          </table:table-cell>
          <table:table-cell table:style-name="Default" table:formula="of:=[.M20]/[.N20]" office:value-type="float" office:value="23.0617352965887">
            <text:p>23.0617352966</text:p>
          </table:table-cell>
          <table:table-cell office:value-type="float" office:value="226729743">
            <text:p>226729743</text:p>
          </table:table-cell>
          <table:table-cell office:value-type="float" office:value="9826393">
            <text:p>9826393</text:p>
          </table:table-cell>
          <table:table-cell office:value-type="float" office:value="340502">
            <text:p>340502</text:p>
          </table:table-cell>
          <table:table-cell office:value-type="float" office:value="54">
            <text:p>54.000000</text:p>
          </table:table-cell>
          <table:table-cell table:style-name="Default" table:formula="of:=[.U20]/[.W20]/10^3" office:value-type="float" office:value="181.970240740741">
            <text:p>181.9702407407</text:p>
          </table:table-cell>
          <table:table-cell table:style-name="Default" table:formula="of:=[.V20]/[.U20]" office:value-type="float" office:value="0.0346517791421532">
            <text:p>0.0346517791</text:p>
          </table:table-cell>
          <table:table-cell table:style-name="Default" table:formula="of:=[.T20]/[.U20]" office:value-type="float" office:value="23.0735472314205">
            <text:p>23.0735472314</text:p>
          </table:table-cell>
          <table:table-cell office:value-type="float" office:value="226729744">
            <text:p>226729744</text:p>
          </table:table-cell>
          <table:table-cell office:value-type="float" office:value="9828880">
            <text:p>9828880</text:p>
          </table:table-cell>
          <table:table-cell office:value-type="float" office:value="1540784">
            <text:p>1540784</text:p>
          </table:table-cell>
          <table:table-cell office:value-type="float" office:value="54">
            <text:p>54.000000</text:p>
          </table:table-cell>
          <table:table-cell table:style-name="Default" table:formula="of:=[.AB20]/[.AD20]/10^3" office:value-type="float" office:value="182.016296296296">
            <text:p>182.0162962963</text:p>
          </table:table-cell>
          <table:table-cell table:style-name="Default" table:formula="of:=[.AC20]/[.AB20]" office:value-type="float" office:value="0.156760892390588">
            <text:p>0.1567608924</text:p>
          </table:table-cell>
          <table:table-cell table:style-name="Default" table:formula="of:=[.AA20]/[.AB20]" office:value-type="float" office:value="23.0677090370419">
            <text:p>23.067709037</text:p>
          </table:table-cell>
          <table:table-cell office:value-type="float" office:value="226729744">
            <text:p>226729744</text:p>
          </table:table-cell>
          <table:table-cell office:value-type="float" office:value="9833530">
            <text:p>9833530</text:p>
          </table:table-cell>
          <table:table-cell office:value-type="float" office:value="346706">
            <text:p>346706</text:p>
          </table:table-cell>
          <table:table-cell office:value-type="float" office:value="53">
            <text:p>53.000000</text:p>
          </table:table-cell>
          <table:table-cell table:style-name="Default" table:formula="of:=[.AI20]/[.AK20]/10^3" office:value-type="float" office:value="185.538301886792">
            <text:p>185.5383018868</text:p>
          </table:table-cell>
          <table:table-cell table:style-name="Default" table:formula="of:=[.AJ20]/[.AI20]" office:value-type="float" office:value="0.0352575321374928">
            <text:p>0.0352575321</text:p>
          </table:table-cell>
          <table:table-cell table:style-name="Default" table:formula="of:=[.AH20]/[.AI20]" office:value-type="float" office:value="23.0568009656756">
            <text:p>23.0568009657</text:p>
          </table:table-cell>
          <table:table-cell office:value-type="float" office:value="226729744">
            <text:p>226729744</text:p>
          </table:table-cell>
          <table:table-cell office:value-type="float" office:value="9828751">
            <text:p>9828751</text:p>
          </table:table-cell>
          <table:table-cell office:value-type="float" office:value="1560554">
            <text:p>1560554</text:p>
          </table:table-cell>
          <table:table-cell office:value-type="float" office:value="53">
            <text:p>53.000000</text:p>
          </table:table-cell>
          <table:table-cell table:style-name="Default" table:formula="of:=[.AP20]/[.AR20]/10^3" office:value-type="float" office:value="185.448132075472">
            <text:p>185.4481320755</text:p>
          </table:table-cell>
          <table:table-cell table:style-name="Default" table:formula="of:=[.AQ20]/[.AP20]" office:value-type="float" office:value="0.158774395648033">
            <text:p>0.1587743956</text:p>
          </table:table-cell>
          <table:table-cell table:style-name="Default" table:formula="of:=[.AO20]/[.AP20]" office:value-type="float" office:value="23.0680117951915">
            <text:p>23.0680117952</text:p>
          </table:table-cell>
          <table:table-cell office:value-type="float" office:value="59422533">
            <text:p>59422533</text:p>
          </table:table-cell>
          <table:table-cell office:value-type="float" office:value="9826511">
            <text:p>9826511</text:p>
          </table:table-cell>
          <table:table-cell office:value-type="float" office:value="347130">
            <text:p>347130</text:p>
          </table:table-cell>
          <table:table-cell office:value-type="float" office:value="25">
            <text:p>25.000000</text:p>
          </table:table-cell>
          <table:table-cell table:style-name="Default" table:formula="of:=[.AW20]/[.AY20]/10^3" office:value-type="float" office:value="393.06044">
            <text:p>393.06044</text:p>
          </table:table-cell>
          <table:table-cell table:style-name="Default" table:formula="of:=[.AX20]/[.AW20]" office:value-type="float" office:value="0.0353258648975206">
            <text:p>0.0353258649</text:p>
          </table:table-cell>
          <table:table-cell table:style-name="Default" table:formula="of:=[.AV20]/[.AW20]" office:value-type="float" office:value="6.04716496017763">
            <text:p>6.0471649602</text:p>
          </table:table-cell>
          <table:table-cell office:value-type="float" office:value="39798931">
            <text:p>39798931</text:p>
          </table:table-cell>
          <table:table-cell office:value-type="float" office:value="9826081">
            <text:p>9826081</text:p>
          </table:table-cell>
          <table:table-cell office:value-type="float" office:value="335057">
            <text:p>335057</text:p>
          </table:table-cell>
          <table:table-cell office:value-type="float" office:value="12">
            <text:p>12.000000</text:p>
          </table:table-cell>
          <table:table-cell table:style-name="Default" table:formula="of:=[.BD20]/[.BF20]/10^3" office:value-type="float" office:value="818.840083333333">
            <text:p>818.8400833333</text:p>
          </table:table-cell>
          <table:table-cell table:style-name="Default" table:formula="of:=[.BE20]/[.BD20]" office:value-type="float" office:value="0.0340987419094143">
            <text:p>0.0340987419</text:p>
          </table:table-cell>
          <table:table-cell table:style-name="Default" table:formula="of:=[.BC20]/[.BD20]" office:value-type="float" office:value="4.05033614113297">
            <text:p>4.0503361411</text:p>
          </table:table-cell>
          <table:table-cell office:value-type="float" office:value="39696041">
            <text:p>39696041</text:p>
          </table:table-cell>
          <table:table-cell office:value-type="float" office:value="9826078">
            <text:p>9826078</text:p>
          </table:table-cell>
          <table:table-cell office:value-type="float" office:value="332244">
            <text:p>332244</text:p>
          </table:table-cell>
          <table:table-cell office:value-type="float" office:value="11">
            <text:p>11.000000</text:p>
          </table:table-cell>
          <table:table-cell table:style-name="Default" table:formula="of:=[.BK20]/[.BM20]/10^3" office:value-type="float" office:value="893.279818181818">
            <text:p>893.2798181818</text:p>
          </table:table-cell>
          <table:table-cell table:style-name="Default" table:formula="of:=[.BL20]/[.BK20]" office:value-type="float" office:value="0.0338124732980951">
            <text:p>0.0338124733</text:p>
          </table:table-cell>
          <table:table-cell table:style-name="Default" table:formula="of:=[.BJ20]/[.BK20]" office:value-type="float" office:value="4.03986626200199">
            <text:p>4.039866262</text:p>
          </table:table-cell>
          <table:table-cell office:value-type="float" office:value="59450927">
            <text:p>59450927</text:p>
          </table:table-cell>
          <table:table-cell office:value-type="float" office:value="9826574">
            <text:p>9826574</text:p>
          </table:table-cell>
          <table:table-cell office:value-type="float" office:value="347806">
            <text:p>347806</text:p>
          </table:table-cell>
          <table:table-cell office:value-type="float" office:value="25">
            <text:p>25.000000</text:p>
          </table:table-cell>
          <table:table-cell table:style-name="Default" table:formula="of:=[.BR20]/[.BT20]/10^3" office:value-type="float" office:value="393.06296">
            <text:p>393.06296</text:p>
          </table:table-cell>
          <table:table-cell table:style-name="Default" table:formula="of:=[.BS20]/[.BR20]" office:value-type="float" office:value="0.0353944314671624">
            <text:p>0.0353944315</text:p>
          </table:table-cell>
          <table:table-cell table:style-name="Default" table:formula="of:=[.BQ20]/[.BR20]" office:value-type="float" office:value="6.05001570231904">
            <text:p>6.0500157023</text:p>
          </table:table-cell>
          <table:table-cell office:value-type="float" office:value="169">
            <text:p>169</text:p>
          </table:table-cell>
          <table:table-cell office:value-type="float" office:value="237782553">
            <text:p>237782553</text:p>
          </table:table-cell>
          <table:table-cell office:value-type="float" office:value="9656114">
            <text:p>9656114</text:p>
          </table:table-cell>
          <table:table-cell office:value-type="float" office:value="58042">
            <text:p>58042</text:p>
          </table:table-cell>
          <table:table-cell office:value-type="float" office:value="55">
            <text:p>55</text:p>
          </table:table-cell>
          <table:table-cell table:style-name="Default" table:formula="of:=[.BZ20]/[.CB20]/10^3" office:value-type="float" office:value="175.565709090909">
            <text:p>175.5657090909</text:p>
          </table:table-cell>
          <table:table-cell table:style-name="Default" table:formula="of:=[.CA20]/[.BZ20]" office:value-type="float" office:value="0.00601090666493788">
            <text:p>0.0060109067</text:p>
          </table:table-cell>
          <table:table-cell table:style-name="Default" table:formula="of:=[.BY20]/[.BZ20]" office:value-type="float" office:value="24.6250772308612">
            <text:p>24.6250772309</text:p>
          </table:table-cell>
          <table:table-cell office:value-type="float" office:value="15685687">
            <text:p>15685687</text:p>
          </table:table-cell>
          <table:table-cell office:value-type="float" office:value="9827213">
            <text:p>9827213</text:p>
          </table:table-cell>
          <table:table-cell office:value-type="float" office:value="40541">
            <text:p>40541</text:p>
          </table:table-cell>
          <table:table-cell office:value-type="float" office:value="8">
            <text:p>8</text:p>
          </table:table-cell>
          <table:table-cell table:style-name="Default" table:formula="of:=[.CG20]/[.CI20]/10^3" office:value-type="float" office:value="1228.401625">
            <text:p>1228.401625</text:p>
          </table:table-cell>
          <table:table-cell table:style-name="Default" table:formula="of:=[.CH20]/[.CG20]" office:value-type="float" office:value="0.00412538122456489">
            <text:p>0.0041253812</text:p>
          </table:table-cell>
          <table:table-cell table:style-name="Default" table:formula="of:=[.CF20]/[.CG20]" office:value-type="float" office:value="1.59614806354559">
            <text:p>1.5961480635</text:p>
          </table:table-cell>
          <table:table-cell office:value-type="float" office:value="4190747">
            <text:p>4190747</text:p>
          </table:table-cell>
          <table:table-cell office:value-type="float" office:value="2513852">
            <text:p>2513852</text:p>
          </table:table-cell>
          <table:table-cell office:value-type="float" office:value="49674">
            <text:p>49674</text:p>
          </table:table-cell>
          <table:table-cell office:value-type="float" office:value="6">
            <text:p>6</text:p>
          </table:table-cell>
          <table:table-cell table:style-name="Default" table:formula="of:=[.CN20]/[.CP20]/10^3" office:value-type="float" office:value="418.975333333333">
            <text:p>418.9753333333</text:p>
          </table:table-cell>
          <table:table-cell table:style-name="Default" table:formula="of:=[.CO20]/[.CN20]" office:value-type="float" office:value="0.0197601131649755">
            <text:p>0.0197601132</text:p>
          </table:table-cell>
          <table:table-cell table:style-name="Default" table:formula="of:=[.CM20]/[.CN20]" office:value-type="float" office:value="1.6670619431852">
            <text:p>1.667061943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21]" office:value-type="float" office:value="169">
            <text:p>169</text:p>
          </table:table-cell>
          <table:table-cell office:value-type="string">
            <text:p>,</text:p>
          </table:table-cell>
          <table:table-cell table:formula="of:=[.CS21]" office:value-type="float" office:value="1.65271233286278">
            <text:p>1.6527123329</text:p>
          </table:table-cell>
          <table:table-cell office:value-type="string">
            <text:p>)</text:p>
          </table:table-cell>
          <table:table-cell office:value-type="float" office:value="269090081">
            <text:p>269090081</text:p>
          </table:table-cell>
          <table:table-cell office:value-type="float" office:value="11664612">
            <text:p>11664612</text:p>
          </table:table-cell>
          <table:table-cell office:value-type="float" office:value="412360">
            <text:p>412360</text:p>
          </table:table-cell>
          <table:table-cell table:style-name="Default" office:value-type="float" office:value="63">
            <text:p>63</text:p>
          </table:table-cell>
          <table:table-cell table:style-name="Default" table:formula="of:=[.G21]/[.I21]/10^3" office:value-type="float" office:value="185.152571428571">
            <text:p>185.1525714286</text:p>
          </table:table-cell>
          <table:table-cell table:style-name="Default" table:formula="of:=[.H21]/[.G21]" office:value-type="float" office:value="0.0353513687381972">
            <text:p>0.0353513687</text:p>
          </table:table-cell>
          <table:table-cell table:style-name="Default" table:formula="of:=[.F21]/[.G21]" office:value-type="float" office:value="23.0689268532892">
            <text:p>23.0689268533</text:p>
          </table:table-cell>
          <table:table-cell office:value-type="float" office:value="269090083">
            <text:p>269090083</text:p>
          </table:table-cell>
          <table:table-cell office:value-type="float" office:value="11670600">
            <text:p>11670600</text:p>
          </table:table-cell>
          <table:table-cell office:value-type="float" office:value="378032">
            <text:p>378032</text:p>
          </table:table-cell>
          <table:table-cell office:value-type="float" office:value="61">
            <text:p>61.000000</text:p>
          </table:table-cell>
          <table:table-cell table:style-name="Default" table:formula="of:=[.N21]/[.P21]/10^3" office:value-type="float" office:value="191.32131147541">
            <text:p>191.3213114754</text:p>
          </table:table-cell>
          <table:table-cell table:style-name="Default" table:formula="of:=[.O21]/[.N21]" office:value-type="float" office:value="0.0323918221856631">
            <text:p>0.0323918222</text:p>
          </table:table-cell>
          <table:table-cell table:style-name="Default" table:formula="of:=[.M21]/[.N21]" office:value-type="float" office:value="23.0570907236989">
            <text:p>23.0570907237</text:p>
          </table:table-cell>
          <table:table-cell office:value-type="float" office:value="269090082">
            <text:p>269090082</text:p>
          </table:table-cell>
          <table:table-cell office:value-type="float" office:value="11664547">
            <text:p>11664547</text:p>
          </table:table-cell>
          <table:table-cell office:value-type="float" office:value="417810">
            <text:p>417810</text:p>
          </table:table-cell>
          <table:table-cell office:value-type="float" office:value="63">
            <text:p>63.000000</text:p>
          </table:table-cell>
          <table:table-cell table:style-name="Default" table:formula="of:=[.U21]/[.W21]/10^3" office:value-type="float" office:value="185.15153968254">
            <text:p>185.1515396825</text:p>
          </table:table-cell>
          <table:table-cell table:style-name="Default" table:formula="of:=[.V21]/[.U21]" office:value-type="float" office:value="0.0358187934773635">
            <text:p>0.0358187935</text:p>
          </table:table-cell>
          <table:table-cell table:style-name="Default" table:formula="of:=[.T21]/[.U21]" office:value-type="float" office:value="23.069055489253">
            <text:p>23.0690554893</text:p>
          </table:table-cell>
          <table:table-cell office:value-type="float" office:value="269090083">
            <text:p>269090083</text:p>
          </table:table-cell>
          <table:table-cell office:value-type="float" office:value="11667028">
            <text:p>11667028</text:p>
          </table:table-cell>
          <table:table-cell office:value-type="float" office:value="1321933">
            <text:p>1321933</text:p>
          </table:table-cell>
          <table:table-cell office:value-type="float" office:value="63">
            <text:p>63.000000</text:p>
          </table:table-cell>
          <table:table-cell table:style-name="Default" table:formula="of:=[.AB21]/[.AD21]/10^3" office:value-type="float" office:value="185.190920634921">
            <text:p>185.1909206349</text:p>
          </table:table-cell>
          <table:table-cell table:style-name="Default" table:formula="of:=[.AC21]/[.AB21]" office:value-type="float" office:value="0.113305033638387">
            <text:p>0.1133050336</text:p>
          </table:table-cell>
          <table:table-cell table:style-name="Default" table:formula="of:=[.AA21]/[.AB21]" office:value-type="float" office:value="23.0641499274708">
            <text:p>23.0641499275</text:p>
          </table:table-cell>
          <table:table-cell office:value-type="float" office:value="269090082">
            <text:p>269090082</text:p>
          </table:table-cell>
          <table:table-cell office:value-type="float" office:value="11670810">
            <text:p>11670810</text:p>
          </table:table-cell>
          <table:table-cell office:value-type="float" office:value="418573">
            <text:p>418573</text:p>
          </table:table-cell>
          <table:table-cell office:value-type="float" office:value="62">
            <text:p>62.000000</text:p>
          </table:table-cell>
          <table:table-cell table:style-name="Default" table:formula="of:=[.AI21]/[.AK21]/10^3" office:value-type="float" office:value="188.238870967742">
            <text:p>188.2388709677</text:p>
          </table:table-cell>
          <table:table-cell table:style-name="Default" table:formula="of:=[.AJ21]/[.AI21]" office:value-type="float" office:value="0.0358649485339921">
            <text:p>0.0358649485</text:p>
          </table:table-cell>
          <table:table-cell table:style-name="Default" table:formula="of:=[.AH21]/[.AI21]" office:value-type="float" office:value="23.0566757577238">
            <text:p>23.0566757577</text:p>
          </table:table-cell>
          <table:table-cell office:value-type="float" office:value="269090082">
            <text:p>269090082</text:p>
          </table:table-cell>
          <table:table-cell office:value-type="float" office:value="11666875">
            <text:p>11666875</text:p>
          </table:table-cell>
          <table:table-cell office:value-type="float" office:value="1110830">
            <text:p>1110830</text:p>
          </table:table-cell>
          <table:table-cell office:value-type="float" office:value="63">
            <text:p>63.000000</text:p>
          </table:table-cell>
          <table:table-cell table:style-name="Default" table:formula="of:=[.AP21]/[.AR21]/10^3" office:value-type="float" office:value="185.188492063492">
            <text:p>185.1884920635</text:p>
          </table:table-cell>
          <table:table-cell table:style-name="Default" table:formula="of:=[.AQ21]/[.AP21]" office:value-type="float" office:value="0.0952122997803611">
            <text:p>0.0952122998</text:p>
          </table:table-cell>
          <table:table-cell table:style-name="Default" table:formula="of:=[.AO21]/[.AP21]" office:value-type="float" office:value="23.0644523062088">
            <text:p>23.0644523062</text:p>
          </table:table-cell>
          <table:table-cell office:value-type="float" office:value="70505069">
            <text:p>70505069</text:p>
          </table:table-cell>
          <table:table-cell office:value-type="float" office:value="11664620">
            <text:p>11664620</text:p>
          </table:table-cell>
          <table:table-cell office:value-type="float" office:value="390348">
            <text:p>390348</text:p>
          </table:table-cell>
          <table:table-cell office:value-type="float" office:value="29">
            <text:p>29.000000</text:p>
          </table:table-cell>
          <table:table-cell table:style-name="Default" table:formula="of:=[.AW21]/[.AY21]/10^3" office:value-type="float" office:value="402.228275862069">
            <text:p>402.2282758621</text:p>
          </table:table-cell>
          <table:table-cell table:style-name="Default" table:formula="of:=[.AX21]/[.AW21]" office:value-type="float" office:value="0.0334642705891834">
            <text:p>0.0334642706</text:p>
          </table:table-cell>
          <table:table-cell table:style-name="Default" table:formula="of:=[.AV21]/[.AW21]" office:value-type="float" office:value="6.0443519806046">
            <text:p>6.0443519806</text:p>
          </table:table-cell>
          <table:table-cell office:value-type="float" office:value="47208936">
            <text:p>47208936</text:p>
          </table:table-cell>
          <table:table-cell office:value-type="float" office:value="11664039">
            <text:p>11664039</text:p>
          </table:table-cell>
          <table:table-cell office:value-type="float" office:value="385381">
            <text:p>385381</text:p>
          </table:table-cell>
          <table:table-cell office:value-type="float" office:value="12">
            <text:p>12.000000</text:p>
          </table:table-cell>
          <table:table-cell table:style-name="Default" table:formula="of:=[.BD21]/[.BF21]/10^3" office:value-type="float" office:value="972.00325">
            <text:p>972.00325</text:p>
          </table:table-cell>
          <table:table-cell table:style-name="Default" table:formula="of:=[.BE21]/[.BD21]" office:value-type="float" office:value="0.033040098717091">
            <text:p>0.0330400987</text:p>
          </table:table-cell>
          <table:table-cell table:style-name="Default" table:formula="of:=[.BC21]/[.BD21]" office:value-type="float" office:value="4.04739181684835">
            <text:p>4.0473918168</text:p>
          </table:table-cell>
          <table:table-cell office:value-type="float" office:value="47091357">
            <text:p>47091357</text:p>
          </table:table-cell>
          <table:table-cell office:value-type="float" office:value="11664034">
            <text:p>11664034</text:p>
          </table:table-cell>
          <table:table-cell office:value-type="float" office:value="385858">
            <text:p>385858</text:p>
          </table:table-cell>
          <table:table-cell office:value-type="float" office:value="12">
            <text:p>12.000000</text:p>
          </table:table-cell>
          <table:table-cell table:style-name="Default" table:formula="of:=[.BK21]/[.BM21]/10^3" office:value-type="float" office:value="972.002833333333">
            <text:p>972.0028333333</text:p>
          </table:table-cell>
          <table:table-cell table:style-name="Default" table:formula="of:=[.BL21]/[.BK21]" office:value-type="float" office:value="0.033081007822851">
            <text:p>0.0330810078</text:p>
          </table:table-cell>
          <table:table-cell table:style-name="Default" table:formula="of:=[.BJ21]/[.BK21]" office:value-type="float" office:value="4.03731307710523">
            <text:p>4.0373130771</text:p>
          </table:table-cell>
          <table:table-cell office:value-type="float" office:value="70536934">
            <text:p>70536934</text:p>
          </table:table-cell>
          <table:table-cell office:value-type="float" office:value="11664724">
            <text:p>11664724</text:p>
          </table:table-cell>
          <table:table-cell office:value-type="float" office:value="391088">
            <text:p>391088</text:p>
          </table:table-cell>
          <table:table-cell office:value-type="float" office:value="29">
            <text:p>29.000000</text:p>
          </table:table-cell>
          <table:table-cell table:style-name="Default" table:formula="of:=[.BR21]/[.BT21]/10^3" office:value-type="float" office:value="402.231862068965">
            <text:p>402.231862069</text:p>
          </table:table-cell>
          <table:table-cell table:style-name="Default" table:formula="of:=[.BS21]/[.BR21]" office:value-type="float" office:value="0.0335274113643838">
            <text:p>0.0335274114</text:p>
          </table:table-cell>
          <table:table-cell table:style-name="Default" table:formula="of:=[.BQ21]/[.BR21]" office:value-type="float" office:value="6.04702983113874">
            <text:p>6.0470298311</text:p>
          </table:table-cell>
          <table:table-cell office:value-type="float" office:value="169">
            <text:p>169</text:p>
          </table:table-cell>
          <table:table-cell office:value-type="float" office:value="237782553">
            <text:p>237782553</text:p>
          </table:table-cell>
          <table:table-cell office:value-type="float" office:value="9655840">
            <text:p>9655840</text:p>
          </table:table-cell>
          <table:table-cell office:value-type="float" office:value="57687">
            <text:p>57687</text:p>
          </table:table-cell>
          <table:table-cell office:value-type="float" office:value="54">
            <text:p>54</text:p>
          </table:table-cell>
          <table:table-cell table:style-name="Default" table:formula="of:=[.BZ21]/[.CB21]/10^3" office:value-type="float" office:value="178.811851851852">
            <text:p>178.8118518519</text:p>
          </table:table-cell>
          <table:table-cell table:style-name="Default" table:formula="of:=[.CA21]/[.BZ21]" office:value-type="float" office:value="0.00597431191900446">
            <text:p>0.0059743119</text:p>
          </table:table-cell>
          <table:table-cell table:style-name="Default" table:formula="of:=[.BY21]/[.BZ21]" office:value-type="float" office:value="24.6257760070589">
            <text:p>24.6257760071</text:p>
          </table:table-cell>
          <table:table-cell office:value-type="float" office:value="18722744">
            <text:p>18722744</text:p>
          </table:table-cell>
          <table:table-cell office:value-type="float" office:value="11665968">
            <text:p>11665968</text:p>
          </table:table-cell>
          <table:table-cell office:value-type="float" office:value="43728">
            <text:p>43728</text:p>
          </table:table-cell>
          <table:table-cell office:value-type="float" office:value="7">
            <text:p>7</text:p>
          </table:table-cell>
          <table:table-cell table:style-name="Default" table:formula="of:=[.CG21]/[.CI21]/10^3" office:value-type="float" office:value="1666.56685714286">
            <text:p>1666.5668571429</text:p>
          </table:table-cell>
          <table:table-cell table:style-name="Default" table:formula="of:=[.CH21]/[.CG21]" office:value-type="float" office:value="0.00374833875765817">
            <text:p>0.0037483388</text:p>
          </table:table-cell>
          <table:table-cell table:style-name="Default" table:formula="of:=[.CF21]/[.CG21]" office:value-type="float" office:value="1.60490273931833">
            <text:p>1.6049027393</text:p>
          </table:table-cell>
          <table:table-cell office:value-type="float" office:value="4864453">
            <text:p>4864453</text:p>
          </table:table-cell>
          <table:table-cell office:value-type="float" office:value="2943315">
            <text:p>2943315</text:p>
          </table:table-cell>
          <table:table-cell office:value-type="float" office:value="55821">
            <text:p>55821</text:p>
          </table:table-cell>
          <table:table-cell office:value-type="float" office:value="6">
            <text:p>6</text:p>
          </table:table-cell>
          <table:table-cell table:style-name="Default" table:formula="of:=[.CN21]/[.CP21]/10^3" office:value-type="float" office:value="490.5525">
            <text:p>490.5525</text:p>
          </table:table-cell>
          <table:table-cell table:style-name="Default" table:formula="of:=[.CO21]/[.CN21]" office:value-type="float" office:value="0.0189653502938014">
            <text:p>0.0189653503</text:p>
          </table:table-cell>
          <table:table-cell table:style-name="Default" table:formula="of:=[.CM21]/[.CN21]" office:value-type="float" office:value="1.65271233286278">
            <text:p>1.652712332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22]" office:value-type="float" office:value="169">
            <text:p>169</text:p>
          </table:table-cell>
          <table:table-cell office:value-type="string">
            <text:p>,</text:p>
          </table:table-cell>
          <table:table-cell table:formula="of:=[.CS22]" office:value-type="float" office:value="1.66613961205352">
            <text:p>1.6661396121</text:p>
          </table:table-cell>
          <table:table-cell office:value-type="string">
            <text:p>)</text:p>
          </table:table-cell>
          <table:table-cell office:value-type="float" office:value="316423099">
            <text:p>316423099</text:p>
          </table:table-cell>
          <table:table-cell office:value-type="float" office:value="13719725">
            <text:p>13719725</text:p>
          </table:table-cell>
          <table:table-cell office:value-type="float" office:value="7169976">
            <text:p>7169976</text:p>
          </table:table-cell>
          <table:table-cell table:style-name="Default" office:value-type="float" office:value="76">
            <text:p>76</text:p>
          </table:table-cell>
          <table:table-cell table:style-name="Default" table:formula="of:=[.G22]/[.I22]/10^3" office:value-type="float" office:value="180.522697368421">
            <text:p>180.5226973684</text:p>
          </table:table-cell>
          <table:table-cell table:style-name="Default" table:formula="of:=[.H22]/[.G22]" office:value-type="float" office:value="0.522603477839388">
            <text:p>0.5226034778</text:p>
          </table:table-cell>
          <table:table-cell table:style-name="Default" table:formula="of:=[.F22]/[.G22]" office:value-type="float" office:value="23.0633703663885">
            <text:p>23.0633703664</text:p>
          </table:table-cell>
          <table:table-cell office:value-type="float" office:value="316423098">
            <text:p>316423098</text:p>
          </table:table-cell>
          <table:table-cell office:value-type="float" office:value="13725511">
            <text:p>13725511</text:p>
          </table:table-cell>
          <table:table-cell office:value-type="float" office:value="437807">
            <text:p>437807</text:p>
          </table:table-cell>
          <table:table-cell office:value-type="float" office:value="72">
            <text:p>72.000000</text:p>
          </table:table-cell>
          <table:table-cell table:style-name="Default" table:formula="of:=[.N22]/[.P22]/10^3" office:value-type="float" office:value="190.632097222222">
            <text:p>190.6320972222</text:p>
          </table:table-cell>
          <table:table-cell table:style-name="Default" table:formula="of:=[.O22]/[.N22]" office:value-type="float" office:value="0.0318973187956354">
            <text:p>0.0318973188</text:p>
          </table:table-cell>
          <table:table-cell table:style-name="Default" table:formula="of:=[.M22]/[.N22]" office:value-type="float" office:value="23.0536479115422">
            <text:p>23.0536479115</text:p>
          </table:table-cell>
          <table:table-cell office:value-type="float" office:value="316423099">
            <text:p>316423099</text:p>
          </table:table-cell>
          <table:table-cell office:value-type="float" office:value="13720165">
            <text:p>13720165</text:p>
          </table:table-cell>
          <table:table-cell office:value-type="float" office:value="7474906">
            <text:p>7474906</text:p>
          </table:table-cell>
          <table:table-cell office:value-type="float" office:value="76">
            <text:p>76.000000</text:p>
          </table:table-cell>
          <table:table-cell table:style-name="Default" table:formula="of:=[.U22]/[.W22]/10^3" office:value-type="float" office:value="180.528486842105">
            <text:p>180.5284868421</text:p>
          </table:table-cell>
          <table:table-cell table:style-name="Default" table:formula="of:=[.V22]/[.U22]" office:value-type="float" office:value="0.54481166953896">
            <text:p>0.5448116695</text:p>
          </table:table-cell>
          <table:table-cell table:style-name="Default" table:formula="of:=[.T22]/[.U22]" office:value-type="float" office:value="23.0626307336683">
            <text:p>23.0626307337</text:p>
          </table:table-cell>
          <table:table-cell office:value-type="float" office:value="316423099">
            <text:p>316423099</text:p>
          </table:table-cell>
          <table:table-cell office:value-type="float" office:value="13731147">
            <text:p>13731147</text:p>
          </table:table-cell>
          <table:table-cell office:value-type="float" office:value="14486465">
            <text:p>14486465</text:p>
          </table:table-cell>
          <table:table-cell office:value-type="float" office:value="80">
            <text:p>80.000000</text:p>
          </table:table-cell>
          <table:table-cell table:style-name="Default" table:formula="of:=[.AB22]/[.AD22]/10^3" office:value-type="float" office:value="171.6393375">
            <text:p>171.6393375</text:p>
          </table:table-cell>
          <table:table-cell table:style-name="Default" table:formula="of:=[.AC22]/[.AB22]" office:value-type="float" office:value="1.05500764065813">
            <text:p>1.0550076407</text:p>
          </table:table-cell>
          <table:table-cell table:style-name="Default" table:formula="of:=[.AA22]/[.AB22]" office:value-type="float" office:value="23.044185529439">
            <text:p>23.0441855294</text:p>
          </table:table-cell>
          <table:table-cell office:value-type="float" office:value="316423096">
            <text:p>316423096</text:p>
          </table:table-cell>
          <table:table-cell office:value-type="float" office:value="13728425">
            <text:p>13728425</text:p>
          </table:table-cell>
          <table:table-cell office:value-type="float" office:value="487486">
            <text:p>487486</text:p>
          </table:table-cell>
          <table:table-cell office:value-type="float" office:value="72">
            <text:p>72.000000</text:p>
          </table:table-cell>
          <table:table-cell table:style-name="Default" table:formula="of:=[.AI22]/[.AK22]/10^3" office:value-type="float" office:value="190.672569444444">
            <text:p>190.6725694444</text:p>
          </table:table-cell>
          <table:table-cell table:style-name="Default" table:formula="of:=[.AJ22]/[.AI22]" office:value-type="float" office:value="0.0355092445054695">
            <text:p>0.0355092445</text:p>
          </table:table-cell>
          <table:table-cell table:style-name="Default" table:formula="of:=[.AH22]/[.AI22]" office:value-type="float" office:value="23.0487543909808">
            <text:p>23.048754391</text:p>
          </table:table-cell>
          <table:table-cell office:value-type="float" office:value="316423099">
            <text:p>316423099</text:p>
          </table:table-cell>
          <table:table-cell office:value-type="float" office:value="13731376">
            <text:p>13731376</text:p>
          </table:table-cell>
          <table:table-cell office:value-type="float" office:value="14429470">
            <text:p>14429470</text:p>
          </table:table-cell>
          <table:table-cell office:value-type="float" office:value="80">
            <text:p>80.000000</text:p>
          </table:table-cell>
          <table:table-cell table:style-name="Default" table:formula="of:=[.AP22]/[.AR22]/10^3" office:value-type="float" office:value="171.6422">
            <text:p>171.6422</text:p>
          </table:table-cell>
          <table:table-cell table:style-name="Default" table:formula="of:=[.AQ22]/[.AP22]" office:value-type="float" office:value="1.05083933321759">
            <text:p>1.0508393332</text:p>
          </table:table-cell>
          <table:table-cell table:style-name="Default" table:formula="of:=[.AO22]/[.AP22]" office:value-type="float" office:value="23.0438012184649">
            <text:p>23.0438012185</text:p>
          </table:table-cell>
          <table:table-cell office:value-type="float" office:value="82886485">
            <text:p>82886485</text:p>
          </table:table-cell>
          <table:table-cell office:value-type="float" office:value="13718318">
            <text:p>13718318</text:p>
          </table:table-cell>
          <table:table-cell office:value-type="float" office:value="7182991">
            <text:p>7182991</text:p>
          </table:table-cell>
          <table:table-cell office:value-type="float" office:value="34">
            <text:p>34.000000</text:p>
          </table:table-cell>
          <table:table-cell table:style-name="Default" table:formula="of:=[.AW22]/[.AY22]/10^3" office:value-type="float" office:value="403.479941176471">
            <text:p>403.4799411765</text:p>
          </table:table-cell>
          <table:table-cell table:style-name="Default" table:formula="of:=[.AX22]/[.AW22]" office:value-type="float" office:value="0.523605809400249">
            <text:p>0.5236058094</text:p>
          </table:table-cell>
          <table:table-cell table:style-name="Default" table:formula="of:=[.AV22]/[.AW22]" office:value-type="float" office:value="6.04202971530475">
            <text:p>6.0420297153</text:p>
          </table:table-cell>
          <table:table-cell office:value-type="float" office:value="55486024">
            <text:p>55486024</text:p>
          </table:table-cell>
          <table:table-cell office:value-type="float" office:value="13718515">
            <text:p>13718515</text:p>
          </table:table-cell>
          <table:table-cell office:value-type="float" office:value="7209344">
            <text:p>7209344</text:p>
          </table:table-cell>
          <table:table-cell office:value-type="float" office:value="20">
            <text:p>20.000000</text:p>
          </table:table-cell>
          <table:table-cell table:style-name="Default" table:formula="of:=[.BD22]/[.BF22]/10^3" office:value-type="float" office:value="685.92575">
            <text:p>685.92575</text:p>
          </table:table-cell>
          <table:table-cell table:style-name="Default" table:formula="of:=[.BE22]/[.BD22]" office:value-type="float" office:value="0.525519270854025">
            <text:p>0.5255192709</text:p>
          </table:table-cell>
          <table:table-cell table:style-name="Default" table:formula="of:=[.BC22]/[.BD22]" office:value-type="float" office:value="4.04460861835264">
            <text:p>4.0446086184</text:p>
          </table:table-cell>
          <table:table-cell office:value-type="float" office:value="55356784">
            <text:p>55356784</text:p>
          </table:table-cell>
          <table:table-cell office:value-type="float" office:value="13718696">
            <text:p>13718696</text:p>
          </table:table-cell>
          <table:table-cell office:value-type="float" office:value="7208963">
            <text:p>7208963</text:p>
          </table:table-cell>
          <table:table-cell office:value-type="float" office:value="20">
            <text:p>20.000000</text:p>
          </table:table-cell>
          <table:table-cell table:style-name="Default" table:formula="of:=[.BK22]/[.BM22]/10^3" office:value-type="float" office:value="685.9348">
            <text:p>685.9348</text:p>
          </table:table-cell>
          <table:table-cell table:style-name="Default" table:formula="of:=[.BL22]/[.BK22]" office:value-type="float" office:value="0.525484565005304">
            <text:p>0.525484565</text:p>
          </table:table-cell>
          <table:table-cell table:style-name="Default" table:formula="of:=[.BJ22]/[.BK22]" office:value-type="float" office:value="4.03513453465256">
            <text:p>4.0351345347</text:p>
          </table:table-cell>
          <table:table-cell office:value-type="float" office:value="82922020">
            <text:p>82922020</text:p>
          </table:table-cell>
          <table:table-cell office:value-type="float" office:value="13718538">
            <text:p>13718538</text:p>
          </table:table-cell>
          <table:table-cell office:value-type="float" office:value="7182258">
            <text:p>7182258</text:p>
          </table:table-cell>
          <table:table-cell office:value-type="float" office:value="34">
            <text:p>34.000000</text:p>
          </table:table-cell>
          <table:table-cell table:style-name="Default" table:formula="of:=[.BR22]/[.BT22]/10^3" office:value-type="float" office:value="403.486411764706">
            <text:p>403.4864117647</text:p>
          </table:table-cell>
          <table:table-cell table:style-name="Default" table:formula="of:=[.BS22]/[.BR22]" office:value-type="float" office:value="0.523543981144346">
            <text:p>0.5235439811</text:p>
          </table:table-cell>
          <table:table-cell table:style-name="Default" table:formula="of:=[.BQ22]/[.BR22]" office:value-type="float" office:value="6.04452311171934">
            <text:p>6.0445231117</text:p>
          </table:table-cell>
          <table:table-cell office:value-type="float" office:value="169">
            <text:p>169</text:p>
          </table:table-cell>
          <table:table-cell office:value-type="float" office:value="237782553">
            <text:p>237782553</text:p>
          </table:table-cell>
          <table:table-cell office:value-type="float" office:value="9655951">
            <text:p>9655951</text:p>
          </table:table-cell>
          <table:table-cell office:value-type="float" office:value="58571">
            <text:p>58571</text:p>
          </table:table-cell>
          <table:table-cell office:value-type="float" office:value="54">
            <text:p>54</text:p>
          </table:table-cell>
          <table:table-cell table:style-name="Default" table:formula="of:=[.BZ22]/[.CB22]/10^3" office:value-type="float" office:value="178.813907407407">
            <text:p>178.8139074074</text:p>
          </table:table-cell>
          <table:table-cell table:style-name="Default" table:formula="of:=[.CA22]/[.BZ22]" office:value-type="float" office:value="0.0060657930016422">
            <text:p>0.006065793</text:p>
          </table:table-cell>
          <table:table-cell table:style-name="Default" table:formula="of:=[.BY22]/[.BZ22]" office:value-type="float" office:value="24.6254929214119">
            <text:p>24.6254929214</text:p>
          </table:table-cell>
          <table:table-cell office:value-type="float" office:value="21621491">
            <text:p>21621491</text:p>
          </table:table-cell>
          <table:table-cell office:value-type="float" office:value="13723341">
            <text:p>13723341</text:p>
          </table:table-cell>
          <table:table-cell office:value-type="float" office:value="49443">
            <text:p>49443</text:p>
          </table:table-cell>
          <table:table-cell office:value-type="float" office:value="7">
            <text:p>7</text:p>
          </table:table-cell>
          <table:table-cell table:style-name="Default" table:formula="of:=[.CG22]/[.CI22]/10^3" office:value-type="float" office:value="1960.47728571429">
            <text:p>1960.4772857143</text:p>
          </table:table-cell>
          <table:table-cell table:style-name="Default" table:formula="of:=[.CH22]/[.CG22]" office:value-type="float" office:value="0.00360283986239211">
            <text:p>0.0036028399</text:p>
          </table:table-cell>
          <table:table-cell table:style-name="Default" table:formula="of:=[.CF22]/[.CG22]" office:value-type="float" office:value="1.57552676130397">
            <text:p>1.5755267613</text:p>
          </table:table-cell>
          <table:table-cell office:value-type="float" office:value="5832465">
            <text:p>5832465</text:p>
          </table:table-cell>
          <table:table-cell office:value-type="float" office:value="3500586">
            <text:p>3500586</text:p>
          </table:table-cell>
          <table:table-cell office:value-type="float" office:value="69604">
            <text:p>69604</text:p>
          </table:table-cell>
          <table:table-cell office:value-type="float" office:value="6">
            <text:p>6</text:p>
          </table:table-cell>
          <table:table-cell table:style-name="Default" table:formula="of:=[.CN22]/[.CP22]/10^3" office:value-type="float" office:value="583.431">
            <text:p>583.431</text:p>
          </table:table-cell>
          <table:table-cell table:style-name="Default" table:formula="of:=[.CO22]/[.CN22]" office:value-type="float" office:value="0.0198835280721571">
            <text:p>0.0198835281</text:p>
          </table:table-cell>
          <table:table-cell table:style-name="Default" table:formula="of:=[.CM22]/[.CN22]" office:value-type="float" office:value="1.66613961205352">
            <text:p>1.666139612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23]" office:value-type="float" office:value="196">
            <text:p>196</text:p>
          </table:table-cell>
          <table:table-cell office:value-type="string">
            <text:p>,</text:p>
          </table:table-cell>
          <table:table-cell table:formula="of:=[.CS23]" office:value-type="float" office:value="1.6430057854472">
            <text:p>1.6430057854</text:p>
          </table:table-cell>
          <table:table-cell office:value-type="string">
            <text:p>)</text:p>
          </table:table-cell>
          <table:table-cell office:value-type="float" office:value="369004912">
            <text:p>369004912</text:p>
          </table:table-cell>
          <table:table-cell office:value-type="float" office:value="16000873">
            <text:p>16000873</text:p>
          </table:table-cell>
          <table:table-cell office:value-type="float" office:value="723424">
            <text:p>723424</text:p>
          </table:table-cell>
          <table:table-cell table:style-name="Default" office:value-type="float" office:value="85">
            <text:p>85</text:p>
          </table:table-cell>
          <table:table-cell table:style-name="Default" table:formula="of:=[.G23]/[.I23]/10^3" office:value-type="float" office:value="188.245564705882">
            <text:p>188.2455647059</text:p>
          </table:table-cell>
          <table:table-cell table:style-name="Default" table:formula="of:=[.H23]/[.G23]" office:value-type="float" office:value="0.0452115331457227">
            <text:p>0.0452115331</text:p>
          </table:table-cell>
          <table:table-cell table:style-name="Default" table:formula="of:=[.F23]/[.G23]" office:value-type="float" office:value="23.0615487042488">
            <text:p>23.0615487042</text:p>
          </table:table-cell>
          <table:table-cell office:value-type="float" office:value="369004912">
            <text:p>369004912</text:p>
          </table:table-cell>
          <table:table-cell office:value-type="float" office:value="16009982">
            <text:p>16009982</text:p>
          </table:table-cell>
          <table:table-cell office:value-type="float" office:value="515992">
            <text:p>515992</text:p>
          </table:table-cell>
          <table:table-cell office:value-type="float" office:value="83">
            <text:p>83.000000</text:p>
          </table:table-cell>
          <table:table-cell table:style-name="Default" table:formula="of:=[.N23]/[.P23]/10^3" office:value-type="float" office:value="192.89134939759">
            <text:p>192.8913493976</text:p>
          </table:table-cell>
          <table:table-cell table:style-name="Default" table:formula="of:=[.O23]/[.N23]" office:value-type="float" office:value="0.0322293928875123">
            <text:p>0.0322293929</text:p>
          </table:table-cell>
          <table:table-cell table:style-name="Default" table:formula="of:=[.M23]/[.N23]" office:value-type="float" office:value="23.0484276621922">
            <text:p>23.0484276622</text:p>
          </table:table-cell>
          <table:table-cell office:value-type="float" office:value="369004912">
            <text:p>369004912</text:p>
          </table:table-cell>
          <table:table-cell office:value-type="float" office:value="16001160">
            <text:p>16001160</text:p>
          </table:table-cell>
          <table:table-cell office:value-type="float" office:value="587137">
            <text:p>587137</text:p>
          </table:table-cell>
          <table:table-cell office:value-type="float" office:value="85">
            <text:p>85.000000</text:p>
          </table:table-cell>
          <table:table-cell table:style-name="Default" table:formula="of:=[.U23]/[.W23]/10^3" office:value-type="float" office:value="188.248941176471">
            <text:p>188.2489411765</text:p>
          </table:table-cell>
          <table:table-cell table:style-name="Default" table:formula="of:=[.V23]/[.U23]" office:value-type="float" office:value="0.0366934022283384">
            <text:p>0.0366934022</text:p>
          </table:table-cell>
          <table:table-cell table:style-name="Default" table:formula="of:=[.T23]/[.U23]" office:value-type="float" office:value="23.0611350677076">
            <text:p>23.0611350677</text:p>
          </table:table-cell>
          <table:table-cell office:value-type="float" office:value="369004912">
            <text:p>369004912</text:p>
          </table:table-cell>
          <table:table-cell office:value-type="float" office:value="16011382">
            <text:p>16011382</text:p>
          </table:table-cell>
          <table:table-cell office:value-type="float" office:value="6779817">
            <text:p>6779817</text:p>
          </table:table-cell>
          <table:table-cell office:value-type="float" office:value="89">
            <text:p>89.000000</text:p>
          </table:table-cell>
          <table:table-cell table:style-name="Default" table:formula="of:=[.AB23]/[.AD23]/10^3" office:value-type="float" office:value="179.903168539326">
            <text:p>179.9031685393</text:p>
          </table:table-cell>
          <table:table-cell table:style-name="Default" table:formula="of:=[.AC23]/[.AB23]" office:value-type="float" office:value="0.423437339762427">
            <text:p>0.4234373398</text:p>
          </table:table-cell>
          <table:table-cell table:style-name="Default" table:formula="of:=[.AA23]/[.AB23]" office:value-type="float" office:value="23.0464123584085">
            <text:p>23.0464123584</text:p>
          </table:table-cell>
          <table:table-cell office:value-type="float" office:value="369004913">
            <text:p>369004913</text:p>
          </table:table-cell>
          <table:table-cell office:value-type="float" office:value="16010490">
            <text:p>16010490</text:p>
          </table:table-cell>
          <table:table-cell office:value-type="float" office:value="572662">
            <text:p>572662</text:p>
          </table:table-cell>
          <table:table-cell office:value-type="float" office:value="83">
            <text:p>83.000000</text:p>
          </table:table-cell>
          <table:table-cell table:style-name="Default" table:formula="of:=[.AI23]/[.AK23]/10^3" office:value-type="float" office:value="192.897469879518">
            <text:p>192.8974698795</text:p>
          </table:table-cell>
          <table:table-cell table:style-name="Default" table:formula="of:=[.AJ23]/[.AI23]" office:value-type="float" office:value="0.0357679246543985">
            <text:p>0.0357679247</text:p>
          </table:table-cell>
          <table:table-cell table:style-name="Default" table:formula="of:=[.AH23]/[.AI23]" office:value-type="float" office:value="23.0476964165369">
            <text:p>23.0476964165</text:p>
          </table:table-cell>
          <table:table-cell office:value-type="float" office:value="369004912">
            <text:p>369004912</text:p>
          </table:table-cell>
          <table:table-cell office:value-type="float" office:value="16009857">
            <text:p>16009857</text:p>
          </table:table-cell>
          <table:table-cell office:value-type="float" office:value="6446416">
            <text:p>6446416</text:p>
          </table:table-cell>
          <table:table-cell office:value-type="float" office:value="89">
            <text:p>89.000000</text:p>
          </table:table-cell>
          <table:table-cell table:style-name="Default" table:formula="of:=[.AP23]/[.AR23]/10^3" office:value-type="float" office:value="179.886033707865">
            <text:p>179.8860337079</text:p>
          </table:table-cell>
          <table:table-cell table:style-name="Default" table:formula="of:=[.AQ23]/[.AP23]" office:value-type="float" office:value="0.402652940622768">
            <text:p>0.4026529406</text:p>
          </table:table-cell>
          <table:table-cell table:style-name="Default" table:formula="of:=[.AO23]/[.AP23]" office:value-type="float" office:value="23.0486076171698">
            <text:p>23.0486076172</text:p>
          </table:table-cell>
          <table:table-cell office:value-type="float" office:value="96638899">
            <text:p>96638899</text:p>
          </table:table-cell>
          <table:table-cell office:value-type="float" office:value="16001317">
            <text:p>16001317</text:p>
          </table:table-cell>
          <table:table-cell office:value-type="float" office:value="694195">
            <text:p>694195</text:p>
          </table:table-cell>
          <table:table-cell office:value-type="float" office:value="38">
            <text:p>38.000000</text:p>
          </table:table-cell>
          <table:table-cell table:style-name="Default" table:formula="of:=[.AW23]/[.AY23]/10^3" office:value-type="float" office:value="421.087289473684">
            <text:p>421.0872894737</text:p>
          </table:table-cell>
          <table:table-cell table:style-name="Default" table:formula="of:=[.AX23]/[.AW23]" office:value-type="float" office:value="0.043383616486068">
            <text:p>0.0433836165</text:p>
          </table:table-cell>
          <table:table-cell table:style-name="Default" table:formula="of:=[.AV23]/[.AW23]" office:value-type="float" office:value="6.0394340665834">
            <text:p>6.0394340666</text:p>
          </table:table-cell>
          <table:table-cell office:value-type="float" office:value="64678306">
            <text:p>64678306</text:p>
          </table:table-cell>
          <table:table-cell office:value-type="float" office:value="16000221">
            <text:p>16000221</text:p>
          </table:table-cell>
          <table:table-cell office:value-type="float" office:value="538249">
            <text:p>538249</text:p>
          </table:table-cell>
          <table:table-cell office:value-type="float" office:value="17">
            <text:p>17.000000</text:p>
          </table:table-cell>
          <table:table-cell table:style-name="Default" table:formula="of:=[.BD23]/[.BF23]/10^3" office:value-type="float" office:value="941.189470588235">
            <text:p>941.1894705882</text:p>
          </table:table-cell>
          <table:table-cell table:style-name="Default" table:formula="of:=[.BE23]/[.BD23]" office:value-type="float" office:value="0.0336400978461485">
            <text:p>0.0336400978</text:p>
          </table:table-cell>
          <table:table-cell table:style-name="Default" table:formula="of:=[.BC23]/[.BD23]" office:value-type="float" office:value="4.04233829020237">
            <text:p>4.0423382902</text:p>
          </table:table-cell>
          <table:table-cell office:value-type="float" office:value="64532666">
            <text:p>64532666</text:p>
          </table:table-cell>
          <table:table-cell office:value-type="float" office:value="16000150">
            <text:p>16000150</text:p>
          </table:table-cell>
          <table:table-cell office:value-type="float" office:value="540054">
            <text:p>540054</text:p>
          </table:table-cell>
          <table:table-cell office:value-type="float" office:value="16">
            <text:p>16.000000</text:p>
          </table:table-cell>
          <table:table-cell table:style-name="Default" table:formula="of:=[.BK23]/[.BM23]/10^3" office:value-type="float" office:value="1000.009375">
            <text:p>1000.009375</text:p>
          </table:table-cell>
          <table:table-cell table:style-name="Default" table:formula="of:=[.BL23]/[.BK23]" office:value-type="float" office:value="0.033753058565076">
            <text:p>0.0337530586</text:p>
          </table:table-cell>
          <table:table-cell table:style-name="Default" table:formula="of:=[.BJ23]/[.BK23]" office:value-type="float" office:value="4.0332538132455">
            <text:p>4.0332538132</text:p>
          </table:table-cell>
          <table:table-cell office:value-type="float" office:value="96678304">
            <text:p>96678304</text:p>
          </table:table-cell>
          <table:table-cell office:value-type="float" office:value="16001561">
            <text:p>16001561</text:p>
          </table:table-cell>
          <table:table-cell office:value-type="float" office:value="682706">
            <text:p>682706</text:p>
          </table:table-cell>
          <table:table-cell office:value-type="float" office:value="38">
            <text:p>38.000000</text:p>
          </table:table-cell>
          <table:table-cell table:style-name="Default" table:formula="of:=[.BR23]/[.BT23]/10^3" office:value-type="float" office:value="421.093710526316">
            <text:p>421.0937105263</text:p>
          </table:table-cell>
          <table:table-cell table:style-name="Default" table:formula="of:=[.BS23]/[.BR23]" office:value-type="float" office:value="0.0426649624995961">
            <text:p>0.0426649625</text:p>
          </table:table-cell>
          <table:table-cell table:style-name="Default" table:formula="of:=[.BQ23]/[.BR23]" office:value-type="float" office:value="6.04180454644394">
            <text:p>6.0418045464</text:p>
          </table:table-cell>
          <table:table-cell office:value-type="float" office:value="196">
            <text:p>196</text:p>
          </table:table-cell>
          <table:table-cell office:value-type="float" office:value="370144534">
            <text:p>370144534</text:p>
          </table:table-cell>
          <table:table-cell office:value-type="float" office:value="15062894">
            <text:p>15062894</text:p>
          </table:table-cell>
          <table:table-cell office:value-type="float" office:value="86944">
            <text:p>86944</text:p>
          </table:table-cell>
          <table:table-cell office:value-type="float" office:value="81">
            <text:p>81</text:p>
          </table:table-cell>
          <table:table-cell table:style-name="Default" table:formula="of:=[.BZ23]/[.CB23]/10^3" office:value-type="float" office:value="185.961654320988">
            <text:p>185.961654321</text:p>
          </table:table-cell>
          <table:table-cell table:style-name="Default" table:formula="of:=[.CA23]/[.BZ23]" office:value-type="float" office:value="0.00577206478383238">
            <text:p>0.0057720648</text:p>
          </table:table-cell>
          <table:table-cell table:style-name="Default" table:formula="of:=[.BY23]/[.BZ23]" office:value-type="float" office:value="24.5732681913582">
            <text:p>24.5732681914</text:p>
          </table:table-cell>
          <table:table-cell office:value-type="float" office:value="25135820">
            <text:p>25135820</text:p>
          </table:table-cell>
          <table:table-cell office:value-type="float" office:value="16006460">
            <text:p>16006460</text:p>
          </table:table-cell>
          <table:table-cell office:value-type="float" office:value="55409">
            <text:p>55409</text:p>
          </table:table-cell>
          <table:table-cell office:value-type="float" office:value="8">
            <text:p>8</text:p>
          </table:table-cell>
          <table:table-cell table:style-name="Default" table:formula="of:=[.CG23]/[.CI23]/10^3" office:value-type="float" office:value="2000.8075">
            <text:p>2000.8075</text:p>
          </table:table-cell>
          <table:table-cell table:style-name="Default" table:formula="of:=[.CH23]/[.CG23]" office:value-type="float" office:value="0.00346166485281568">
            <text:p>0.0034616649</text:p>
          </table:table-cell>
          <table:table-cell table:style-name="Default" table:formula="of:=[.CF23]/[.CG23]" office:value-type="float" office:value="1.57035471928209">
            <text:p>1.5703547193</text:p>
          </table:table-cell>
          <table:table-cell office:value-type="float" office:value="6628881">
            <text:p>6628881</text:p>
          </table:table-cell>
          <table:table-cell office:value-type="float" office:value="4034606">
            <text:p>4034606</text:p>
          </table:table-cell>
          <table:table-cell office:value-type="float" office:value="74648">
            <text:p>74648</text:p>
          </table:table-cell>
          <table:table-cell office:value-type="float" office:value="6">
            <text:p>6</text:p>
          </table:table-cell>
          <table:table-cell table:style-name="Default" table:formula="of:=[.CN23]/[.CP23]/10^3" office:value-type="float" office:value="672.434333333333">
            <text:p>672.4343333333</text:p>
          </table:table-cell>
          <table:table-cell table:style-name="Default" table:formula="of:=[.CO23]/[.CN23]" office:value-type="float" office:value="0.0185019305478651">
            <text:p>0.0185019305</text:p>
          </table:table-cell>
          <table:table-cell table:style-name="Default" table:formula="of:=[.CM23]/[.CN23]" office:value-type="float" office:value="1.6430057854472">
            <text:p>1.6430057854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24]" office:value-type="float" office:value="196">
            <text:p>196</text:p>
          </table:table-cell>
          <table:table-cell office:value-type="string">
            <text:p>,</text:p>
          </table:table-cell>
          <table:table-cell table:formula="of:=[.CS24]" office:value-type="float" office:value="1.65355560063189">
            <text:p>1.6535556006</text:p>
          </table:table-cell>
          <table:table-cell office:value-type="string">
            <text:p>)</text:p>
          </table:table-cell>
          <table:table-cell office:value-type="float" office:value="427111527">
            <text:p>427111527</text:p>
          </table:table-cell>
          <table:table-cell office:value-type="float" office:value="18523944">
            <text:p>18523944</text:p>
          </table:table-cell>
          <table:table-cell office:value-type="float" office:value="825584">
            <text:p>825584</text:p>
          </table:table-cell>
          <table:table-cell table:style-name="Default" office:value-type="float" office:value="99">
            <text:p>99</text:p>
          </table:table-cell>
          <table:table-cell table:style-name="Default" table:formula="of:=[.G24]/[.I24]/10^3" office:value-type="float" office:value="187.110545454545">
            <text:p>187.1105454545</text:p>
          </table:table-cell>
          <table:table-cell table:style-name="Default" table:formula="of:=[.H24]/[.G24]" office:value-type="float" office:value="0.0445684785054414">
            <text:p>0.0445684785</text:p>
          </table:table-cell>
          <table:table-cell table:style-name="Default" table:formula="of:=[.F24]/[.G24]" office:value-type="float" office:value="23.0572672320754">
            <text:p>23.0572672321</text:p>
          </table:table-cell>
          <table:table-cell office:value-type="float" office:value="427111527">
            <text:p>427111527</text:p>
          </table:table-cell>
          <table:table-cell office:value-type="float" office:value="18533338">
            <text:p>18533338</text:p>
          </table:table-cell>
          <table:table-cell office:value-type="float" office:value="590169">
            <text:p>590169</text:p>
          </table:table-cell>
          <table:table-cell office:value-type="float" office:value="95">
            <text:p>95.000000</text:p>
          </table:table-cell>
          <table:table-cell table:style-name="Default" table:formula="of:=[.N24]/[.P24]/10^3" office:value-type="float" office:value="195.087768421053">
            <text:p>195.0877684211</text:p>
          </table:table-cell>
          <table:table-cell table:style-name="Default" table:formula="of:=[.O24]/[.N24]" office:value-type="float" office:value="0.0318436430609532">
            <text:p>0.0318436431</text:p>
          </table:table-cell>
          <table:table-cell table:style-name="Default" table:formula="of:=[.M24]/[.N24]" office:value-type="float" office:value="23.0455801863647">
            <text:p>23.0455801864</text:p>
          </table:table-cell>
          <table:table-cell office:value-type="float" office:value="427111527">
            <text:p>427111527</text:p>
          </table:table-cell>
          <table:table-cell office:value-type="float" office:value="18523002">
            <text:p>18523002</text:p>
          </table:table-cell>
          <table:table-cell office:value-type="float" office:value="658636">
            <text:p>658636</text:p>
          </table:table-cell>
          <table:table-cell office:value-type="float" office:value="97">
            <text:p>97.000000</text:p>
          </table:table-cell>
          <table:table-cell table:style-name="Default" table:formula="of:=[.U24]/[.W24]/10^3" office:value-type="float" office:value="190.958783505155">
            <text:p>190.9587835052</text:p>
          </table:table-cell>
          <table:table-cell table:style-name="Default" table:formula="of:=[.V24]/[.U24]" office:value-type="float" office:value="0.0355577351878491">
            <text:p>0.0355577352</text:p>
          </table:table-cell>
          <table:table-cell table:style-name="Default" table:formula="of:=[.T24]/[.U24]" office:value-type="float" office:value="23.0584398252508">
            <text:p>23.0584398253</text:p>
          </table:table-cell>
          <table:table-cell office:value-type="float" office:value="427111528">
            <text:p>427111528</text:p>
          </table:table-cell>
          <table:table-cell office:value-type="float" office:value="18531511">
            <text:p>18531511</text:p>
          </table:table-cell>
          <table:table-cell office:value-type="float" office:value="6465420">
            <text:p>6465420</text:p>
          </table:table-cell>
          <table:table-cell office:value-type="float" office:value="101">
            <text:p>101.000000</text:p>
          </table:table-cell>
          <table:table-cell table:style-name="Default" table:formula="of:=[.AB24]/[.AD24]/10^3" office:value-type="float" office:value="183.480306930693">
            <text:p>183.4803069307</text:p>
          </table:table-cell>
          <table:table-cell table:style-name="Default" table:formula="of:=[.AC24]/[.AB24]" office:value-type="float" office:value="0.348887902341045">
            <text:p>0.3488879023</text:p>
          </table:table-cell>
          <table:table-cell table:style-name="Default" table:formula="of:=[.AA24]/[.AB24]" office:value-type="float" office:value="23.0478522771295">
            <text:p>23.0478522771</text:p>
          </table:table-cell>
          <table:table-cell office:value-type="float" office:value="427111528">
            <text:p>427111528</text:p>
          </table:table-cell>
          <table:table-cell office:value-type="float" office:value="18535736">
            <text:p>18535736</text:p>
          </table:table-cell>
          <table:table-cell office:value-type="float" office:value="654027">
            <text:p>654027</text:p>
          </table:table-cell>
          <table:table-cell office:value-type="float" office:value="95">
            <text:p>95.000000</text:p>
          </table:table-cell>
          <table:table-cell table:style-name="Default" table:formula="of:=[.AI24]/[.AK24]/10^3" office:value-type="float" office:value="195.113010526316">
            <text:p>195.1130105263</text:p>
          </table:table-cell>
          <table:table-cell table:style-name="Default" table:formula="of:=[.AJ24]/[.AI24]" office:value-type="float" office:value="0.0352846523062262">
            <text:p>0.0352846523</text:p>
          </table:table-cell>
          <table:table-cell table:style-name="Default" table:formula="of:=[.AH24]/[.AI24]" office:value-type="float" office:value="23.0425987940268">
            <text:p>23.042598794</text:p>
          </table:table-cell>
          <table:table-cell office:value-type="float" office:value="427111529">
            <text:p>427111529</text:p>
          </table:table-cell>
          <table:table-cell office:value-type="float" office:value="18531138">
            <text:p>18531138</text:p>
          </table:table-cell>
          <table:table-cell office:value-type="float" office:value="6328170">
            <text:p>6328170</text:p>
          </table:table-cell>
          <table:table-cell office:value-type="float" office:value="101">
            <text:p>101.000000</text:p>
          </table:table-cell>
          <table:table-cell table:style-name="Default" table:formula="of:=[.AP24]/[.AR24]/10^3" office:value-type="float" office:value="183.476613861386">
            <text:p>183.4766138614</text:p>
          </table:table-cell>
          <table:table-cell table:style-name="Default" table:formula="of:=[.AQ24]/[.AP24]" office:value-type="float" office:value="0.34148847199778">
            <text:p>0.341488472</text:p>
          </table:table-cell>
          <table:table-cell table:style-name="Default" table:formula="of:=[.AO24]/[.AP24]" office:value-type="float" office:value="23.0483162447983">
            <text:p>23.0483162448</text:p>
          </table:table-cell>
          <table:table-cell office:value-type="float" office:value="111834315">
            <text:p>111834315</text:p>
          </table:table-cell>
          <table:table-cell office:value-type="float" office:value="18522901">
            <text:p>18522901</text:p>
          </table:table-cell>
          <table:table-cell office:value-type="float" office:value="783245">
            <text:p>783245</text:p>
          </table:table-cell>
          <table:table-cell office:value-type="float" office:value="43">
            <text:p>43.000000</text:p>
          </table:table-cell>
          <table:table-cell table:style-name="Default" table:formula="of:=[.AW24]/[.AY24]/10^3" office:value-type="float" office:value="430.765139534884">
            <text:p>430.7651395349</text:p>
          </table:table-cell>
          <table:table-cell table:style-name="Default" table:formula="of:=[.AX24]/[.AW24]" office:value-type="float" office:value="0.0422852230328284">
            <text:p>0.042285223</text:p>
          </table:table-cell>
          <table:table-cell table:style-name="Default" table:formula="of:=[.AV24]/[.AW24]" office:value-type="float" office:value="6.03762418208681">
            <text:p>6.0376241821</text:p>
          </table:table-cell>
          <table:table-cell office:value-type="float" office:value="74833792">
            <text:p>74833792</text:p>
          </table:table-cell>
          <table:table-cell office:value-type="float" office:value="18522295">
            <text:p>18522295</text:p>
          </table:table-cell>
          <table:table-cell office:value-type="float" office:value="727675">
            <text:p>727675</text:p>
          </table:table-cell>
          <table:table-cell office:value-type="float" office:value="19">
            <text:p>19.000000</text:p>
          </table:table-cell>
          <table:table-cell table:style-name="Default" table:formula="of:=[.BD24]/[.BF24]/10^3" office:value-type="float" office:value="974.857631578947">
            <text:p>974.8576315789</text:p>
          </table:table-cell>
          <table:table-cell table:style-name="Default" table:formula="of:=[.BE24]/[.BD24]" office:value-type="float" office:value="0.0392864383166341">
            <text:p>0.0392864383</text:p>
          </table:table-cell>
          <table:table-cell table:style-name="Default" table:formula="of:=[.BC24]/[.BD24]" office:value-type="float" office:value="4.04020084984069">
            <text:p>4.0402008498</text:p>
          </table:table-cell>
          <table:table-cell office:value-type="float" office:value="74675200">
            <text:p>74675200</text:p>
          </table:table-cell>
          <table:table-cell office:value-type="float" office:value="18523689">
            <text:p>18523689</text:p>
          </table:table-cell>
          <table:table-cell office:value-type="float" office:value="726387">
            <text:p>726387</text:p>
          </table:table-cell>
          <table:table-cell office:value-type="float" office:value="19">
            <text:p>19.000000</text:p>
          </table:table-cell>
          <table:table-cell table:style-name="Default" table:formula="of:=[.BK24]/[.BM24]/10^3" office:value-type="float" office:value="974.931">
            <text:p>974.931</text:p>
          </table:table-cell>
          <table:table-cell table:style-name="Default" table:formula="of:=[.BL24]/[.BK24]" office:value-type="float" office:value="0.0392139492300913">
            <text:p>0.0392139492</text:p>
          </table:table-cell>
          <table:table-cell table:style-name="Default" table:formula="of:=[.BJ24]/[.BK24]" office:value-type="float" office:value="4.03133522701661">
            <text:p>4.031335227</text:p>
          </table:table-cell>
          <table:table-cell office:value-type="float" office:value="111877790">
            <text:p>111877790</text:p>
          </table:table-cell>
          <table:table-cell office:value-type="float" office:value="18523133">
            <text:p>18523133</text:p>
          </table:table-cell>
          <table:table-cell office:value-type="float" office:value="773318">
            <text:p>773318</text:p>
          </table:table-cell>
          <table:table-cell office:value-type="float" office:value="44">
            <text:p>44.000000</text:p>
          </table:table-cell>
          <table:table-cell table:style-name="Default" table:formula="of:=[.BR24]/[.BT24]/10^3" office:value-type="float" office:value="420.980295454546">
            <text:p>420.9802954545</text:p>
          </table:table-cell>
          <table:table-cell table:style-name="Default" table:formula="of:=[.BS24]/[.BR24]" office:value-type="float" office:value="0.0417487689582535">
            <text:p>0.041748769</text:p>
          </table:table-cell>
          <table:table-cell table:style-name="Default" table:formula="of:=[.BQ24]/[.BR24]" office:value-type="float" office:value="6.03989562672794">
            <text:p>6.0398956267</text:p>
          </table:table-cell>
          <table:table-cell office:value-type="float" office:value="196">
            <text:p>196</text:p>
          </table:table-cell>
          <table:table-cell office:value-type="float" office:value="370144534">
            <text:p>370144534</text:p>
          </table:table-cell>
          <table:table-cell office:value-type="float" office:value="15062715">
            <text:p>15062715</text:p>
          </table:table-cell>
          <table:table-cell office:value-type="float" office:value="86928">
            <text:p>86928</text:p>
          </table:table-cell>
          <table:table-cell office:value-type="float" office:value="81">
            <text:p>81</text:p>
          </table:table-cell>
          <table:table-cell table:style-name="Default" table:formula="of:=[.BZ24]/[.CB24]/10^3" office:value-type="float" office:value="185.959444444444">
            <text:p>185.9594444444</text:p>
          </table:table-cell>
          <table:table-cell table:style-name="Default" table:formula="of:=[.CA24]/[.BZ24]" office:value-type="float" office:value="0.00577107115151551">
            <text:p>0.0057710712</text:p>
          </table:table-cell>
          <table:table-cell table:style-name="Default" table:formula="of:=[.BY24]/[.BZ24]" office:value-type="float" office:value="24.5735602114227">
            <text:p>24.5735602114</text:p>
          </table:table-cell>
          <table:table-cell office:value-type="float" office:value="29012382">
            <text:p>29012382</text:p>
          </table:table-cell>
          <table:table-cell office:value-type="float" office:value="18530983">
            <text:p>18530983</text:p>
          </table:table-cell>
          <table:table-cell office:value-type="float" office:value="60505">
            <text:p>60505</text:p>
          </table:table-cell>
          <table:table-cell office:value-type="float" office:value="9">
            <text:p>9</text:p>
          </table:table-cell>
          <table:table-cell table:style-name="Default" table:formula="of:=[.CG24]/[.CI24]/10^3" office:value-type="float" office:value="2058.99811111111">
            <text:p>2058.9981111111</text:p>
          </table:table-cell>
          <table:table-cell table:style-name="Default" table:formula="of:=[.CH24]/[.CG24]" office:value-type="float" office:value="0.0032650723385802">
            <text:p>0.0032650723</text:p>
          </table:table-cell>
          <table:table-cell table:style-name="Default" table:formula="of:=[.CF24]/[.CG24]" office:value-type="float" office:value="1.5656148408317">
            <text:p>1.5656148408</text:p>
          </table:table-cell>
          <table:table-cell office:value-type="float" office:value="7801348">
            <text:p>7801348</text:p>
          </table:table-cell>
          <table:table-cell office:value-type="float" office:value="4717923">
            <text:p>4717923</text:p>
          </table:table-cell>
          <table:table-cell office:value-type="float" office:value="91491">
            <text:p>91491</text:p>
          </table:table-cell>
          <table:table-cell office:value-type="float" office:value="7">
            <text:p>7</text:p>
          </table:table-cell>
          <table:table-cell table:style-name="Default" table:formula="of:=[.CN24]/[.CP24]/10^3" office:value-type="float" office:value="673.989">
            <text:p>673.989</text:p>
          </table:table-cell>
          <table:table-cell table:style-name="Default" table:formula="of:=[.CO24]/[.CN24]" office:value-type="float" office:value="0.0193922198391114">
            <text:p>0.0193922198</text:p>
          </table:table-cell>
          <table:table-cell table:style-name="Default" table:formula="of:=[.CM24]/[.CN24]" office:value-type="float" office:value="1.65355560063189">
            <text:p>1.6535556006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25]" office:value-type="float" office:value="196">
            <text:p>196</text:p>
          </table:table-cell>
          <table:table-cell office:value-type="string">
            <text:p>,</text:p>
          </table:table-cell>
          <table:table-cell table:formula="of:=[.CS25]" office:value-type="float" office:value="1.64257563782183">
            <text:p>1.6425756378</text:p>
          </table:table-cell>
          <table:table-cell office:value-type="string">
            <text:p>)</text:p>
          </table:table-cell>
          <table:table-cell office:value-type="float" office:value="491018944">
            <text:p>491018944</text:p>
          </table:table-cell>
          <table:table-cell office:value-type="float" office:value="21297117">
            <text:p>21297117</text:p>
          </table:table-cell>
          <table:table-cell office:value-type="float" office:value="2130594">
            <text:p>2130594</text:p>
          </table:table-cell>
          <table:table-cell table:style-name="Default" office:value-type="float" office:value="112">
            <text:p>112</text:p>
          </table:table-cell>
          <table:table-cell table:style-name="Default" table:formula="of:=[.G25]/[.I25]/10^3" office:value-type="float" office:value="190.152830357143">
            <text:p>190.1528303571</text:p>
          </table:table-cell>
          <table:table-cell table:style-name="Default" table:formula="of:=[.H25]/[.G25]" office:value-type="float" office:value="0.100041428142598">
            <text:p>0.1000414281</text:p>
          </table:table-cell>
          <table:table-cell table:style-name="Default" table:formula="of:=[.F25]/[.G25]" office:value-type="float" office:value="23.0556532135312">
            <text:p>23.0556532135</text:p>
          </table:table-cell>
          <table:table-cell office:value-type="float" office:value="491018943">
            <text:p>491018943</text:p>
          </table:table-cell>
          <table:table-cell office:value-type="float" office:value="21309209">
            <text:p>21309209</text:p>
          </table:table-cell>
          <table:table-cell office:value-type="float" office:value="685483">
            <text:p>685483</text:p>
          </table:table-cell>
          <table:table-cell office:value-type="float" office:value="108">
            <text:p>108.000000</text:p>
          </table:table-cell>
          <table:table-cell table:style-name="Default" table:formula="of:=[.N25]/[.P25]/10^3" office:value-type="float" office:value="197.307490740741">
            <text:p>197.3074907407</text:p>
          </table:table-cell>
          <table:table-cell table:style-name="Default" table:formula="of:=[.O25]/[.N25]" office:value-type="float" office:value="0.0321683925480294">
            <text:p>0.0321683925</text:p>
          </table:table-cell>
          <table:table-cell table:style-name="Default" table:formula="of:=[.M25]/[.N25]" office:value-type="float" office:value="23.042570139511">
            <text:p>23.0425701395</text:p>
          </table:table-cell>
          <table:table-cell office:value-type="float" office:value="491018944">
            <text:p>491018944</text:p>
          </table:table-cell>
          <table:table-cell office:value-type="float" office:value="21297318">
            <text:p>21297318</text:p>
          </table:table-cell>
          <table:table-cell office:value-type="float" office:value="2223274">
            <text:p>2223274</text:p>
          </table:table-cell>
          <table:table-cell office:value-type="float" office:value="111">
            <text:p>111.000000</text:p>
          </table:table-cell>
          <table:table-cell table:style-name="Default" table:formula="of:=[.U25]/[.W25]/10^3" office:value-type="float" office:value="191.86772972973">
            <text:p>191.8677297297</text:p>
          </table:table-cell>
          <table:table-cell table:style-name="Default" table:formula="of:=[.V25]/[.U25]" office:value-type="float" office:value="0.104392205628897">
            <text:p>0.1043922056</text:p>
          </table:table-cell>
          <table:table-cell table:style-name="Default" table:formula="of:=[.T25]/[.U25]" office:value-type="float" office:value="23.0554356187009">
            <text:p>23.0554356187</text:p>
          </table:table-cell>
          <table:table-cell office:value-type="float" office:value="491018946">
            <text:p>491018946</text:p>
          </table:table-cell>
          <table:table-cell office:value-type="float" office:value="21316517">
            <text:p>21316517</text:p>
          </table:table-cell>
          <table:table-cell office:value-type="float" office:value="12935625">
            <text:p>12935625</text:p>
          </table:table-cell>
          <table:table-cell office:value-type="float" office:value="119">
            <text:p>119.000000</text:p>
          </table:table-cell>
          <table:table-cell table:style-name="Default" table:formula="of:=[.AB25]/[.AD25]/10^3" office:value-type="float" office:value="179.130394957983">
            <text:p>179.130394958</text:p>
          </table:table-cell>
          <table:table-cell table:style-name="Default" table:formula="of:=[.AC25]/[.AB25]" office:value-type="float" office:value="0.606835769652237">
            <text:p>0.6068357697</text:p>
          </table:table-cell>
          <table:table-cell table:style-name="Default" table:formula="of:=[.AA25]/[.AB25]" office:value-type="float" office:value="23.0346705327141">
            <text:p>23.0346705327</text:p>
          </table:table-cell>
          <table:table-cell office:value-type="float" office:value="491018945">
            <text:p>491018945</text:p>
          </table:table-cell>
          <table:table-cell office:value-type="float" office:value="21310948">
            <text:p>21310948</text:p>
          </table:table-cell>
          <table:table-cell office:value-type="float" office:value="759356">
            <text:p>759356</text:p>
          </table:table-cell>
          <table:table-cell office:value-type="float" office:value="108">
            <text:p>108.000000</text:p>
          </table:table-cell>
          <table:table-cell table:style-name="Default" table:formula="of:=[.AI25]/[.AK25]/10^3" office:value-type="float" office:value="197.323592592593">
            <text:p>197.3235925926</text:p>
          </table:table-cell>
          <table:table-cell table:style-name="Default" table:formula="of:=[.AJ25]/[.AI25]" office:value-type="float" office:value="0.0356322018147668">
            <text:p>0.0356322018</text:p>
          </table:table-cell>
          <table:table-cell table:style-name="Default" table:formula="of:=[.AH25]/[.AI25]" office:value-type="float" office:value="23.040689930828">
            <text:p>23.0406899308</text:p>
          </table:table-cell>
          <table:table-cell office:value-type="float" office:value="491018946">
            <text:p>491018946</text:p>
          </table:table-cell>
          <table:table-cell office:value-type="float" office:value="21309108">
            <text:p>21309108</text:p>
          </table:table-cell>
          <table:table-cell office:value-type="float" office:value="12812882">
            <text:p>12812882</text:p>
          </table:table-cell>
          <table:table-cell office:value-type="float" office:value="118">
            <text:p>118.000000</text:p>
          </table:table-cell>
          <table:table-cell table:style-name="Default" table:formula="of:=[.AP25]/[.AR25]/10^3" office:value-type="float" office:value="180.585661016949">
            <text:p>180.585661017</text:p>
          </table:table-cell>
          <table:table-cell table:style-name="Default" table:formula="of:=[.AQ25]/[.AP25]" office:value-type="float" office:value="0.601286642312761">
            <text:p>0.6012866423</text:p>
          </table:table-cell>
          <table:table-cell table:style-name="Default" table:formula="of:=[.AO25]/[.AP25]" office:value-type="float" office:value="23.0426794964857">
            <text:p>23.0426794965</text:p>
          </table:table-cell>
          <table:table-cell office:value-type="float" office:value="128544732">
            <text:p>128544732</text:p>
          </table:table-cell>
          <table:table-cell office:value-type="float" office:value="21296763">
            <text:p>21296763</text:p>
          </table:table-cell>
          <table:table-cell office:value-type="float" office:value="1858994">
            <text:p>1858994</text:p>
          </table:table-cell>
          <table:table-cell office:value-type="float" office:value="49">
            <text:p>49.000000</text:p>
          </table:table-cell>
          <table:table-cell table:style-name="Default" table:formula="of:=[.AW25]/[.AY25]/10^3" office:value-type="float" office:value="434.627816326531">
            <text:p>434.6278163265</text:p>
          </table:table-cell>
          <table:table-cell table:style-name="Default" table:formula="of:=[.AX25]/[.AW25]" office:value-type="float" office:value="0.0872899792329942">
            <text:p>0.0872899792</text:p>
          </table:table-cell>
          <table:table-cell table:style-name="Default" table:formula="of:=[.AV25]/[.AW25]" office:value-type="float" office:value="6.03588122758374">
            <text:p>6.0358812276</text:p>
          </table:table-cell>
          <table:table-cell office:value-type="float" office:value="86000475">
            <text:p>86000475</text:p>
          </table:table-cell>
          <table:table-cell office:value-type="float" office:value="21299141">
            <text:p>21299141</text:p>
          </table:table-cell>
          <table:table-cell office:value-type="float" office:value="1714666">
            <text:p>1714666</text:p>
          </table:table-cell>
          <table:table-cell office:value-type="float" office:value="20">
            <text:p>20.000000</text:p>
          </table:table-cell>
          <table:table-cell table:style-name="Default" table:formula="of:=[.BD25]/[.BF25]/10^3" office:value-type="float" office:value="1064.95705">
            <text:p>1064.95705</text:p>
          </table:table-cell>
          <table:table-cell table:style-name="Default" table:formula="of:=[.BE25]/[.BD25]" office:value-type="float" office:value="0.0805039977903334">
            <text:p>0.0805039978</text:p>
          </table:table-cell>
          <table:table-cell table:style-name="Default" table:formula="of:=[.BC25]/[.BD25]" office:value-type="float" office:value="4.03774382262646">
            <text:p>4.0377438226</text:p>
          </table:table-cell>
          <table:table-cell office:value-type="float" office:value="85823777">
            <text:p>85823777</text:p>
          </table:table-cell>
          <table:table-cell office:value-type="float" office:value="21297387">
            <text:p>21297387</text:p>
          </table:table-cell>
          <table:table-cell office:value-type="float" office:value="1716027">
            <text:p>1716027</text:p>
          </table:table-cell>
          <table:table-cell office:value-type="float" office:value="20">
            <text:p>20.000000</text:p>
          </table:table-cell>
          <table:table-cell table:style-name="Default" table:formula="of:=[.BK25]/[.BM25]/10^3" office:value-type="float" office:value="1064.86935">
            <text:p>1064.86935</text:p>
          </table:table-cell>
          <table:table-cell table:style-name="Default" table:formula="of:=[.BL25]/[.BK25]" office:value-type="float" office:value="0.0805745324532066">
            <text:p>0.0805745325</text:p>
          </table:table-cell>
          <table:table-cell table:style-name="Default" table:formula="of:=[.BJ25]/[.BK25]" office:value-type="float" office:value="4.02977966264124">
            <text:p>4.0297796626</text:p>
          </table:table-cell>
          <table:table-cell office:value-type="float" office:value="128592477">
            <text:p>128592477</text:p>
          </table:table-cell>
          <table:table-cell office:value-type="float" office:value="21297139">
            <text:p>21297139</text:p>
          </table:table-cell>
          <table:table-cell office:value-type="float" office:value="1866711">
            <text:p>1866711</text:p>
          </table:table-cell>
          <table:table-cell office:value-type="float" office:value="49">
            <text:p>49.000000</text:p>
          </table:table-cell>
          <table:table-cell table:style-name="Default" table:formula="of:=[.BR25]/[.BT25]/10^3" office:value-type="float" office:value="434.635489795918">
            <text:p>434.6354897959</text:p>
          </table:table-cell>
          <table:table-cell table:style-name="Default" table:formula="of:=[.BS25]/[.BR25]" office:value-type="float" office:value="0.0876507872724125">
            <text:p>0.0876507873</text:p>
          </table:table-cell>
          <table:table-cell table:style-name="Default" table:formula="of:=[.BQ25]/[.BR25]" office:value-type="float" office:value="6.03801651480042">
            <text:p>6.0380165148</text:p>
          </table:table-cell>
          <table:table-cell office:value-type="float" office:value="196">
            <text:p>196</text:p>
          </table:table-cell>
          <table:table-cell office:value-type="float" office:value="370144533">
            <text:p>370144533</text:p>
          </table:table-cell>
          <table:table-cell office:value-type="float" office:value="15062758">
            <text:p>15062758</text:p>
          </table:table-cell>
          <table:table-cell office:value-type="float" office:value="86709">
            <text:p>86709</text:p>
          </table:table-cell>
          <table:table-cell office:value-type="float" office:value="81">
            <text:p>81</text:p>
          </table:table-cell>
          <table:table-cell table:style-name="Default" table:formula="of:=[.BZ25]/[.CB25]/10^3" office:value-type="float" office:value="185.959975308642">
            <text:p>185.9599753086</text:p>
          </table:table-cell>
          <table:table-cell table:style-name="Default" table:formula="of:=[.CA25]/[.BZ25]" office:value-type="float" office:value="0.00575651550665555">
            <text:p>0.0057565155</text:p>
          </table:table-cell>
          <table:table-cell table:style-name="Default" table:formula="of:=[.BY25]/[.BZ25]" office:value-type="float" office:value="24.5734899943291">
            <text:p>24.5734899943</text:p>
          </table:table-cell>
          <table:table-cell office:value-type="float" office:value="33315104">
            <text:p>33315104</text:p>
          </table:table-cell>
          <table:table-cell office:value-type="float" office:value="21311123">
            <text:p>21311123</text:p>
          </table:table-cell>
          <table:table-cell office:value-type="float" office:value="69962">
            <text:p>69962</text:p>
          </table:table-cell>
          <table:table-cell office:value-type="float" office:value="9">
            <text:p>9</text:p>
          </table:table-cell>
          <table:table-cell table:style-name="Default" table:formula="of:=[.CG25]/[.CI25]/10^3" office:value-type="float" office:value="2367.90255555556">
            <text:p>2367.9025555556</text:p>
          </table:table-cell>
          <table:table-cell table:style-name="Default" table:formula="of:=[.CH25]/[.CG25]" office:value-type="float" office:value="0.00328288659401009">
            <text:p>0.0032828866</text:p>
          </table:table-cell>
          <table:table-cell table:style-name="Default" table:formula="of:=[.CF25]/[.CG25]" office:value-type="float" office:value="1.56327303821577">
            <text:p>1.5632730382</text:p>
          </table:table-cell>
          <table:table-cell office:value-type="float" office:value="8813734">
            <text:p>8813734</text:p>
          </table:table-cell>
          <table:table-cell office:value-type="float" office:value="5365801">
            <text:p>5365801</text:p>
          </table:table-cell>
          <table:table-cell office:value-type="float" office:value="99824">
            <text:p>99824</text:p>
          </table:table-cell>
          <table:table-cell office:value-type="float" office:value="7">
            <text:p>7</text:p>
          </table:table-cell>
          <table:table-cell table:style-name="Default" table:formula="of:=[.CN25]/[.CP25]/10^3" office:value-type="float" office:value="766.543">
            <text:p>766.543</text:p>
          </table:table-cell>
          <table:table-cell table:style-name="Default" table:formula="of:=[.CO25]/[.CN25]" office:value-type="float" office:value="0.0186037462067639">
            <text:p>0.0186037462</text:p>
          </table:table-cell>
          <table:table-cell table:style-name="Default" table:formula="of:=[.CM25]/[.CN25]" office:value-type="float" office:value="1.64257563782183">
            <text:p>1.6425756378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26]" office:value-type="float" office:value="225">
            <text:p>225</text:p>
          </table:table-cell>
          <table:table-cell office:value-type="string">
            <text:p>,</text:p>
          </table:table-cell>
          <table:table-cell table:formula="of:=[.CS26]" office:value-type="float" office:value="1.65397805218162">
            <text:p>1.6539780522</text:p>
          </table:table-cell>
          <table:table-cell office:value-type="string">
            <text:p>)</text:p>
          </table:table-cell>
          <table:table-cell office:value-type="float" office:value="561003159">
            <text:p>561003159</text:p>
          </table:table-cell>
          <table:table-cell office:value-type="float" office:value="24335813">
            <text:p>24335813</text:p>
          </table:table-cell>
          <table:table-cell office:value-type="float" office:value="1064612">
            <text:p>1064612</text:p>
          </table:table-cell>
          <table:table-cell table:style-name="Default" office:value-type="float" office:value="127">
            <text:p>127</text:p>
          </table:table-cell>
          <table:table-cell table:style-name="Default" table:formula="of:=[.G26]/[.I26]/10^3" office:value-type="float" office:value="191.62057480315">
            <text:p>191.6205748032</text:p>
          </table:table-cell>
          <table:table-cell table:style-name="Default" table:formula="of:=[.H26]/[.G26]" office:value-type="float" office:value="0.0437467201116314">
            <text:p>0.0437467201</text:p>
          </table:table-cell>
          <table:table-cell table:style-name="Default" table:formula="of:=[.F26]/[.G26]" office:value-type="float" office:value="23.0525751903172">
            <text:p>23.0525751903</text:p>
          </table:table-cell>
          <table:table-cell office:value-type="float" office:value="561003160">
            <text:p>561003160</text:p>
          </table:table-cell>
          <table:table-cell office:value-type="float" office:value="24349520">
            <text:p>24349520</text:p>
          </table:table-cell>
          <table:table-cell office:value-type="float" office:value="775927">
            <text:p>775927</text:p>
          </table:table-cell>
          <table:table-cell office:value-type="float" office:value="123">
            <text:p>123.000000</text:p>
          </table:table-cell>
          <table:table-cell table:style-name="Default" table:formula="of:=[.N26]/[.P26]/10^3" office:value-type="float" office:value="197.963577235772">
            <text:p>197.9635772358</text:p>
          </table:table-cell>
          <table:table-cell table:style-name="Default" table:formula="of:=[.O26]/[.N26]" office:value-type="float" office:value="0.0318662133791549">
            <text:p>0.0318662134</text:p>
          </table:table-cell>
          <table:table-cell table:style-name="Default" table:formula="of:=[.M26]/[.N26]" office:value-type="float" office:value="23.0395983165171">
            <text:p>23.0395983165</text:p>
          </table:table-cell>
          <table:table-cell office:value-type="float" office:value="561003159">
            <text:p>561003159</text:p>
          </table:table-cell>
          <table:table-cell office:value-type="float" office:value="24335700">
            <text:p>24335700</text:p>
          </table:table-cell>
          <table:table-cell office:value-type="float" office:value="878820">
            <text:p>878820</text:p>
          </table:table-cell>
          <table:table-cell office:value-type="float" office:value="126">
            <text:p>126.000000</text:p>
          </table:table-cell>
          <table:table-cell table:style-name="Default" table:formula="of:=[.U26]/[.W26]/10^3" office:value-type="float" office:value="193.140476190476">
            <text:p>193.1404761905</text:p>
          </table:table-cell>
          <table:table-cell table:style-name="Default" table:formula="of:=[.V26]/[.U26]" office:value-type="float" office:value="0.03611237811117">
            <text:p>0.0361123781</text:p>
          </table:table-cell>
          <table:table-cell table:style-name="Default" table:formula="of:=[.T26]/[.U26]" office:value-type="float" office:value="23.052682232276">
            <text:p>23.0526822323</text:p>
          </table:table-cell>
          <table:table-cell office:value-type="float" office:value="561003160">
            <text:p>561003160</text:p>
          </table:table-cell>
          <table:table-cell office:value-type="float" office:value="24350085">
            <text:p>24350085</text:p>
          </table:table-cell>
          <table:table-cell office:value-type="float" office:value="10262227">
            <text:p>10262227</text:p>
          </table:table-cell>
          <table:table-cell office:value-type="float" office:value="134">
            <text:p>134.000000</text:p>
          </table:table-cell>
          <table:table-cell table:style-name="Default" table:formula="of:=[.AB26]/[.AD26]/10^3" office:value-type="float" office:value="181.717052238806">
            <text:p>181.7170522388</text:p>
          </table:table-cell>
          <table:table-cell table:style-name="Default" table:formula="of:=[.AC26]/[.AB26]" office:value-type="float" office:value="0.421445222881152">
            <text:p>0.4214452229</text:p>
          </table:table-cell>
          <table:table-cell table:style-name="Default" table:formula="of:=[.AA26]/[.AB26]" office:value-type="float" office:value="23.0390637240075">
            <text:p>23.039063724</text:p>
          </table:table-cell>
          <table:table-cell office:value-type="float" office:value="561003159">
            <text:p>561003159</text:p>
          </table:table-cell>
          <table:table-cell office:value-type="float" office:value="24349656">
            <text:p>24349656</text:p>
          </table:table-cell>
          <table:table-cell office:value-type="float" office:value="860206">
            <text:p>860206</text:p>
          </table:table-cell>
          <table:table-cell office:value-type="float" office:value="123">
            <text:p>123.000000</text:p>
          </table:table-cell>
          <table:table-cell table:style-name="Default" table:formula="of:=[.AI26]/[.AK26]/10^3" office:value-type="float" office:value="197.964682926829">
            <text:p>197.9646829268</text:p>
          </table:table-cell>
          <table:table-cell table:style-name="Default" table:formula="of:=[.AJ26]/[.AI26]" office:value-type="float" office:value="0.0353272341917274">
            <text:p>0.0353272342</text:p>
          </table:table-cell>
          <table:table-cell table:style-name="Default" table:formula="of:=[.AH26]/[.AI26]" office:value-type="float" office:value="23.0394695925068">
            <text:p>23.0394695925</text:p>
          </table:table-cell>
          <table:table-cell office:value-type="float" office:value="561003160">
            <text:p>561003160</text:p>
          </table:table-cell>
          <table:table-cell office:value-type="float" office:value="24347907">
            <text:p>24347907</text:p>
          </table:table-cell>
          <table:table-cell office:value-type="float" office:value="10141562">
            <text:p>10141562</text:p>
          </table:table-cell>
          <table:table-cell office:value-type="float" office:value="133">
            <text:p>133.000000</text:p>
          </table:table-cell>
          <table:table-cell table:style-name="Default" table:formula="of:=[.AP26]/[.AR26]/10^3" office:value-type="float" office:value="183.066969924812">
            <text:p>183.0669699248</text:p>
          </table:table-cell>
          <table:table-cell table:style-name="Default" table:formula="of:=[.AQ26]/[.AP26]" office:value-type="float" office:value="0.416527055077054">
            <text:p>0.4165270551</text:p>
          </table:table-cell>
          <table:table-cell table:style-name="Default" table:formula="of:=[.AO26]/[.AP26]" office:value-type="float" office:value="23.0411246436911">
            <text:p>23.0411246437</text:p>
          </table:table-cell>
          <table:table-cell office:value-type="float" office:value="146842145">
            <text:p>146842145</text:p>
          </table:table-cell>
          <table:table-cell office:value-type="float" office:value="24336431">
            <text:p>24336431</text:p>
          </table:table-cell>
          <table:table-cell office:value-type="float" office:value="900417">
            <text:p>900417</text:p>
          </table:table-cell>
          <table:table-cell office:value-type="float" office:value="56">
            <text:p>56.000000</text:p>
          </table:table-cell>
          <table:table-cell table:style-name="Default" table:formula="of:=[.AW26]/[.AY26]/10^3" office:value-type="float" office:value="434.579125">
            <text:p>434.579125</text:p>
          </table:table-cell>
          <table:table-cell table:style-name="Default" table:formula="of:=[.AX26]/[.AW26]" office:value-type="float" office:value="0.03699872836736">
            <text:p>0.0369987284</text:p>
          </table:table-cell>
          <table:table-cell table:style-name="Default" table:formula="of:=[.AV26]/[.AW26]" office:value-type="float" office:value="6.03384058245846">
            <text:p>6.0338405825</text:p>
          </table:table-cell>
          <table:table-cell office:value-type="float" office:value="98226361">
            <text:p>98226361</text:p>
          </table:table-cell>
          <table:table-cell office:value-type="float" office:value="24336321">
            <text:p>24336321</text:p>
          </table:table-cell>
          <table:table-cell office:value-type="float" office:value="799674">
            <text:p>799674</text:p>
          </table:table-cell>
          <table:table-cell office:value-type="float" office:value="22">
            <text:p>22.000000</text:p>
          </table:table-cell>
          <table:table-cell table:style-name="Default" table:formula="of:=[.BD26]/[.BF26]/10^3" office:value-type="float" office:value="1106.19640909091">
            <text:p>1106.1964090909</text:p>
          </table:table-cell>
          <table:table-cell table:style-name="Default" table:formula="of:=[.BE26]/[.BD26]" office:value-type="float" office:value="0.032859280579016">
            <text:p>0.0328592806</text:p>
          </table:table-cell>
          <table:table-cell table:style-name="Default" table:formula="of:=[.BC26]/[.BD26]" office:value-type="float" office:value="4.03620419865435">
            <text:p>4.0362041987</text:p>
          </table:table-cell>
          <table:table-cell office:value-type="float" office:value="98035421">
            <text:p>98035421</text:p>
          </table:table-cell>
          <table:table-cell office:value-type="float" office:value="24336134">
            <text:p>24336134</text:p>
          </table:table-cell>
          <table:table-cell office:value-type="float" office:value="799230">
            <text:p>799230</text:p>
          </table:table-cell>
          <table:table-cell office:value-type="float" office:value="23">
            <text:p>23.000000</text:p>
          </table:table-cell>
          <table:table-cell table:style-name="Default" table:formula="of:=[.BK26]/[.BM26]/10^3" office:value-type="float" office:value="1058.0927826087">
            <text:p>1058.0927826087</text:p>
          </table:table-cell>
          <table:table-cell table:style-name="Default" table:formula="of:=[.BL26]/[.BK26]" office:value-type="float" office:value="0.0328412885957975">
            <text:p>0.0328412886</text:p>
          </table:table-cell>
          <table:table-cell table:style-name="Default" table:formula="of:=[.BJ26]/[.BK26]" office:value-type="float" office:value="4.02838926675864">
            <text:p>4.0283892668</text:p>
          </table:table-cell>
          <table:table-cell office:value-type="float" office:value="146894360">
            <text:p>146894360</text:p>
          </table:table-cell>
          <table:table-cell office:value-type="float" office:value="24336679">
            <text:p>24336679</text:p>
          </table:table-cell>
          <table:table-cell office:value-type="float" office:value="894379">
            <text:p>894379</text:p>
          </table:table-cell>
          <table:table-cell office:value-type="float" office:value="56">
            <text:p>56.000000</text:p>
          </table:table-cell>
          <table:table-cell table:style-name="Default" table:formula="of:=[.BR26]/[.BT26]/10^3" office:value-type="float" office:value="434.583553571429">
            <text:p>434.5835535714</text:p>
          </table:table-cell>
          <table:table-cell table:style-name="Default" table:formula="of:=[.BS26]/[.BR26]" office:value-type="float" office:value="0.0367502484624135">
            <text:p>0.0367502485</text:p>
          </table:table-cell>
          <table:table-cell table:style-name="Default" table:formula="of:=[.BQ26]/[.BR26]" office:value-type="float" office:value="6.03592462225434">
            <text:p>6.0359246223</text:p>
          </table:table-cell>
          <table:table-cell office:value-type="float" office:value="225">
            <text:p>225</text:p>
          </table:table-cell>
          <table:table-cell office:value-type="float" office:value="558947940">
            <text:p>558947940</text:p>
          </table:table-cell>
          <table:table-cell office:value-type="float" office:value="22786609">
            <text:p>22786609</text:p>
          </table:table-cell>
          <table:table-cell office:value-type="float" office:value="152381">
            <text:p>152381</text:p>
          </table:table-cell>
          <table:table-cell office:value-type="float" office:value="120">
            <text:p>120</text:p>
          </table:table-cell>
          <table:table-cell table:style-name="Default" table:formula="of:=[.BZ26]/[.CB26]/10^3" office:value-type="float" office:value="189.888408333333">
            <text:p>189.8884083333</text:p>
          </table:table-cell>
          <table:table-cell table:style-name="Default" table:formula="of:=[.CA26]/[.BZ26]" office:value-type="float" office:value="0.00668730481134775">
            <text:p>0.0066873048</text:p>
          </table:table-cell>
          <table:table-cell table:style-name="Default" table:formula="of:=[.BY26]/[.BZ26]" office:value-type="float" office:value="24.5296674024643">
            <text:p>24.5296674025</text:p>
          </table:table-cell>
          <table:table-cell office:value-type="float" office:value="38609448">
            <text:p>38609448</text:p>
          </table:table-cell>
          <table:table-cell office:value-type="float" office:value="24336204">
            <text:p>24336204</text:p>
          </table:table-cell>
          <table:table-cell office:value-type="float" office:value="89186">
            <text:p>89186</text:p>
          </table:table-cell>
          <table:table-cell office:value-type="float" office:value="11">
            <text:p>11</text:p>
          </table:table-cell>
          <table:table-cell table:style-name="Default" table:formula="of:=[.CG26]/[.CI26]/10^3" office:value-type="float" office:value="2212.38218181818">
            <text:p>2212.3821818182</text:p>
          </table:table-cell>
          <table:table-cell table:style-name="Default" table:formula="of:=[.CH26]/[.CG26]" office:value-type="float" office:value="0.00366474574259815">
            <text:p>0.0036647457</text:p>
          </table:table-cell>
          <table:table-cell table:style-name="Default" table:formula="of:=[.CF26]/[.CG26]" office:value-type="float" office:value="1.5865024800088">
            <text:p>1.58650248</text:p>
          </table:table-cell>
          <table:table-cell office:value-type="float" office:value="10234884">
            <text:p>10234884</text:p>
          </table:table-cell>
          <table:table-cell office:value-type="float" office:value="6188041">
            <text:p>6188041</text:p>
          </table:table-cell>
          <table:table-cell office:value-type="float" office:value="119636">
            <text:p>119636</text:p>
          </table:table-cell>
          <table:table-cell office:value-type="float" office:value="7">
            <text:p>7</text:p>
          </table:table-cell>
          <table:table-cell table:style-name="Default" table:formula="of:=[.CN26]/[.CP26]/10^3" office:value-type="float" office:value="884.005857142857">
            <text:p>884.0058571429</text:p>
          </table:table-cell>
          <table:table-cell table:style-name="Default" table:formula="of:=[.CO26]/[.CN26]" office:value-type="float" office:value="0.0193334207061653">
            <text:p>0.0193334207</text:p>
          </table:table-cell>
          <table:table-cell table:style-name="Default" table:formula="of:=[.CM26]/[.CN26]" office:value-type="float" office:value="1.65397805218162">
            <text:p>1.653978052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27]" office:value-type="float" office:value="225">
            <text:p>225</text:p>
          </table:table-cell>
          <table:table-cell office:value-type="string">
            <text:p>,</text:p>
          </table:table-cell>
          <table:table-cell table:formula="of:=[.CS27]" office:value-type="float" office:value="1.63514664128861">
            <text:p>1.6351466413</text:p>
          </table:table-cell>
          <table:table-cell office:value-type="string">
            <text:p>)</text:p>
          </table:table-cell>
          <table:table-cell office:value-type="float" office:value="637340176">
            <text:p>637340176</text:p>
          </table:table-cell>
          <table:table-cell office:value-type="float" office:value="27655277">
            <text:p>27655277</text:p>
          </table:table-cell>
          <table:table-cell office:value-type="float" office:value="1368052">
            <text:p>1368052</text:p>
          </table:table-cell>
          <table:table-cell table:style-name="Default" office:value-type="float" office:value="146">
            <text:p>146</text:p>
          </table:table-cell>
          <table:table-cell table:style-name="Default" table:formula="of:=[.G27]/[.I27]/10^3" office:value-type="float" office:value="189.419705479452">
            <text:p>189.4197054795</text:p>
          </table:table-cell>
          <table:table-cell table:style-name="Default" table:formula="of:=[.H27]/[.G27]" office:value-type="float" office:value="0.0494680273858765">
            <text:p>0.0494680274</text:p>
          </table:table-cell>
          <table:table-cell table:style-name="Default" table:formula="of:=[.F27]/[.G27]" office:value-type="float" office:value="23.0458793090375">
            <text:p>23.045879309</text:p>
          </table:table-cell>
          <table:table-cell office:value-type="float" office:value="637340175">
            <text:p>637340175</text:p>
          </table:table-cell>
          <table:table-cell office:value-type="float" office:value="27664805">
            <text:p>27664805</text:p>
          </table:table-cell>
          <table:table-cell office:value-type="float" office:value="892056">
            <text:p>892056</text:p>
          </table:table-cell>
          <table:table-cell office:value-type="float" office:value="139">
            <text:p>139.000000</text:p>
          </table:table-cell>
          <table:table-cell table:style-name="Default" table:formula="of:=[.N27]/[.P27]/10^3" office:value-type="float" office:value="199.027374100719">
            <text:p>199.0273741007</text:p>
          </table:table-cell>
          <table:table-cell table:style-name="Default" table:formula="of:=[.O27]/[.N27]" office:value-type="float" office:value="0.0322451577012742">
            <text:p>0.0322451577</text:p>
          </table:table-cell>
          <table:table-cell table:style-name="Default" table:formula="of:=[.M27]/[.N27]" office:value-type="float" office:value="23.0379420711623">
            <text:p>23.0379420712</text:p>
          </table:table-cell>
          <table:table-cell office:value-type="float" office:value="637340175">
            <text:p>637340175</text:p>
          </table:table-cell>
          <table:table-cell office:value-type="float" office:value="27651145">
            <text:p>27651145</text:p>
          </table:table-cell>
          <table:table-cell office:value-type="float" office:value="1023782">
            <text:p>1023782</text:p>
          </table:table-cell>
          <table:table-cell office:value-type="float" office:value="142">
            <text:p>142.000000</text:p>
          </table:table-cell>
          <table:table-cell table:style-name="Default" table:formula="of:=[.U27]/[.W27]/10^3" office:value-type="float" office:value="194.726373239437">
            <text:p>194.7263732394</text:p>
          </table:table-cell>
          <table:table-cell table:style-name="Default" table:formula="of:=[.V27]/[.U27]" office:value-type="float" office:value="0.0370249405585194">
            <text:p>0.0370249406</text:p>
          </table:table-cell>
          <table:table-cell table:style-name="Default" table:formula="of:=[.T27]/[.U27]" office:value-type="float" office:value="23.0493230931305">
            <text:p>23.0493230931</text:p>
          </table:table-cell>
          <table:table-cell office:value-type="float" office:value="637340176">
            <text:p>637340176</text:p>
          </table:table-cell>
          <table:table-cell office:value-type="float" office:value="27670021">
            <text:p>27670021</text:p>
          </table:table-cell>
          <table:table-cell office:value-type="float" office:value="16285019">
            <text:p>16285019</text:p>
          </table:table-cell>
          <table:table-cell office:value-type="float" office:value="155">
            <text:p>155.000000</text:p>
          </table:table-cell>
          <table:table-cell table:style-name="Default" table:formula="of:=[.AB27]/[.AD27]/10^3" office:value-type="float" office:value="178.516264516129">
            <text:p>178.5162645161</text:p>
          </table:table-cell>
          <table:table-cell table:style-name="Default" table:formula="of:=[.AC27]/[.AB27]" office:value-type="float" office:value="0.588543788962068">
            <text:p>0.588543789</text:p>
          </table:table-cell>
          <table:table-cell table:style-name="Default" table:formula="of:=[.AA27]/[.AB27]" office:value-type="float" office:value="23.0335992878357">
            <text:p>23.0335992878</text:p>
          </table:table-cell>
          <table:table-cell office:value-type="float" office:value="637340174">
            <text:p>637340174</text:p>
          </table:table-cell>
          <table:table-cell office:value-type="float" office:value="27667188">
            <text:p>27667188</text:p>
          </table:table-cell>
          <table:table-cell office:value-type="float" office:value="981288">
            <text:p>981288</text:p>
          </table:table-cell>
          <table:table-cell office:value-type="float" office:value="139">
            <text:p>139.000000</text:p>
          </table:table-cell>
          <table:table-cell table:style-name="Default" table:formula="of:=[.AI27]/[.AK27]/10^3" office:value-type="float" office:value="199.044517985612">
            <text:p>199.0445179856</text:p>
          </table:table-cell>
          <table:table-cell table:style-name="Default" table:formula="of:=[.AJ27]/[.AI27]" office:value-type="float" office:value="0.0354675726351373">
            <text:p>0.0354675726</text:p>
          </table:table-cell>
          <table:table-cell table:style-name="Default" table:formula="of:=[.AH27]/[.AI27]" office:value-type="float" office:value="23.0359577561695">
            <text:p>23.0359577562</text:p>
          </table:table-cell>
          <table:table-cell office:value-type="float" office:value="637340176">
            <text:p>637340176</text:p>
          </table:table-cell>
          <table:table-cell office:value-type="float" office:value="27673575">
            <text:p>27673575</text:p>
          </table:table-cell>
          <table:table-cell office:value-type="float" office:value="16351632">
            <text:p>16351632</text:p>
          </table:table-cell>
          <table:table-cell office:value-type="float" office:value="154">
            <text:p>154.000000</text:p>
          </table:table-cell>
          <table:table-cell table:style-name="Default" table:formula="of:=[.AP27]/[.AR27]/10^3" office:value-type="float" office:value="179.698538961039">
            <text:p>179.698538961</text:p>
          </table:table-cell>
          <table:table-cell table:style-name="Default" table:formula="of:=[.AQ27]/[.AP27]" office:value-type="float" office:value="0.590875302522352">
            <text:p>0.5908753025</text:p>
          </table:table-cell>
          <table:table-cell table:style-name="Default" table:formula="of:=[.AO27]/[.AP27]" office:value-type="float" office:value="23.0306411802595">
            <text:p>23.0306411803</text:p>
          </table:table-cell>
          <table:table-cell office:value-type="float" office:value="166798560">
            <text:p>166798560</text:p>
          </table:table-cell>
          <table:table-cell office:value-type="float" office:value="27650613">
            <text:p>27650613</text:p>
          </table:table-cell>
          <table:table-cell office:value-type="float" office:value="1270574">
            <text:p>1270574</text:p>
          </table:table-cell>
          <table:table-cell office:value-type="float" office:value="63">
            <text:p>63.000000</text:p>
          </table:table-cell>
          <table:table-cell table:style-name="Default" table:formula="of:=[.AW27]/[.AY27]/10^3" office:value-type="float" office:value="438.898619047619">
            <text:p>438.8986190476</text:p>
          </table:table-cell>
          <table:table-cell table:style-name="Default" table:formula="of:=[.AX27]/[.AW27]" office:value-type="float" office:value="0.0459510246662524">
            <text:p>0.0459510247</text:p>
          </table:table-cell>
          <table:table-cell table:style-name="Default" table:formula="of:=[.AV27]/[.AW27]" office:value-type="float" office:value="6.03236391178742">
            <text:p>6.0323639118</text:p>
          </table:table-cell>
          <table:table-cell office:value-type="float" office:value="111559445">
            <text:p>111559445</text:p>
          </table:table-cell>
          <table:table-cell office:value-type="float" office:value="27649994">
            <text:p>27649994</text:p>
          </table:table-cell>
          <table:table-cell office:value-type="float" office:value="1145291">
            <text:p>1145291</text:p>
          </table:table-cell>
          <table:table-cell office:value-type="float" office:value="26">
            <text:p>26.000000</text:p>
          </table:table-cell>
          <table:table-cell table:style-name="Default" table:formula="of:=[.BD27]/[.BF27]/10^3" office:value-type="float" office:value="1063.46130769231">
            <text:p>1063.4613076923</text:p>
          </table:table-cell>
          <table:table-cell table:style-name="Default" table:formula="of:=[.BE27]/[.BD27]" office:value-type="float" office:value="0.0414210216465146">
            <text:p>0.0414210216</text:p>
          </table:table-cell>
          <table:table-cell table:style-name="Default" table:formula="of:=[.BC27]/[.BD27]" office:value-type="float" office:value="4.03470051385906">
            <text:p>4.0347005139</text:p>
          </table:table-cell>
          <table:table-cell office:value-type="float" office:value="111348685">
            <text:p>111348685</text:p>
          </table:table-cell>
          <table:table-cell office:value-type="float" office:value="27649963">
            <text:p>27649963</text:p>
          </table:table-cell>
          <table:table-cell office:value-type="float" office:value="1143486">
            <text:p>1143486</text:p>
          </table:table-cell>
          <table:table-cell office:value-type="float" office:value="26">
            <text:p>26.000000</text:p>
          </table:table-cell>
          <table:table-cell table:style-name="Default" table:formula="of:=[.BK27]/[.BM27]/10^3" office:value-type="float" office:value="1063.46011538462">
            <text:p>1063.4601153846</text:p>
          </table:table-cell>
          <table:table-cell table:style-name="Default" table:formula="of:=[.BL27]/[.BK27]" office:value-type="float" office:value="0.0413557877093724">
            <text:p>0.0413557877</text:p>
          </table:table-cell>
          <table:table-cell table:style-name="Default" table:formula="of:=[.BJ27]/[.BK27]" office:value-type="float" office:value="4.02708260405267">
            <text:p>4.0270826041</text:p>
          </table:table-cell>
          <table:table-cell office:value-type="float" office:value="166855445">
            <text:p>166855445</text:p>
          </table:table-cell>
          <table:table-cell office:value-type="float" office:value="27650729">
            <text:p>27650729</text:p>
          </table:table-cell>
          <table:table-cell office:value-type="float" office:value="1270893">
            <text:p>1270893</text:p>
          </table:table-cell>
          <table:table-cell office:value-type="float" office:value="63">
            <text:p>63.000000</text:p>
          </table:table-cell>
          <table:table-cell table:style-name="Default" table:formula="of:=[.BR27]/[.BT27]/10^3" office:value-type="float" office:value="438.90046031746">
            <text:p>438.9004603175</text:p>
          </table:table-cell>
          <table:table-cell table:style-name="Default" table:formula="of:=[.BS27]/[.BR27]" office:value-type="float" office:value="0.0459623686594303">
            <text:p>0.0459623687</text:p>
          </table:table-cell>
          <table:table-cell table:style-name="Default" table:formula="of:=[.BQ27]/[.BR27]" office:value-type="float" office:value="6.03439587433662">
            <text:p>6.0343958743</text:p>
          </table:table-cell>
          <table:table-cell office:value-type="float" office:value="225">
            <text:p>225</text:p>
          </table:table-cell>
          <table:table-cell office:value-type="float" office:value="558947939">
            <text:p>558947939</text:p>
          </table:table-cell>
          <table:table-cell office:value-type="float" office:value="22786274">
            <text:p>22786274</text:p>
          </table:table-cell>
          <table:table-cell office:value-type="float" office:value="152178">
            <text:p>152178</text:p>
          </table:table-cell>
          <table:table-cell office:value-type="float" office:value="121">
            <text:p>121</text:p>
          </table:table-cell>
          <table:table-cell table:style-name="Default" table:formula="of:=[.BZ27]/[.CB27]/10^3" office:value-type="float" office:value="188.316314049587">
            <text:p>188.3163140496</text:p>
          </table:table-cell>
          <table:table-cell table:style-name="Default" table:formula="of:=[.CA27]/[.BZ27]" office:value-type="float" office:value="0.00667849425491855">
            <text:p>0.0066784943</text:p>
          </table:table-cell>
          <table:table-cell table:style-name="Default" table:formula="of:=[.BY27]/[.BZ27]" office:value-type="float" office:value="24.5300279896573">
            <text:p>24.5300279897</text:p>
          </table:table-cell>
          <table:table-cell office:value-type="float" office:value="44160757">
            <text:p>44160757</text:p>
          </table:table-cell>
          <table:table-cell office:value-type="float" office:value="27652875">
            <text:p>27652875</text:p>
          </table:table-cell>
          <table:table-cell office:value-type="float" office:value="94993">
            <text:p>94993</text:p>
          </table:table-cell>
          <table:table-cell office:value-type="float" office:value="11">
            <text:p>11</text:p>
          </table:table-cell>
          <table:table-cell table:style-name="Default" table:formula="of:=[.CG27]/[.CI27]/10^3" office:value-type="float" office:value="2513.89772727273">
            <text:p>2513.8977272727</text:p>
          </table:table-cell>
          <table:table-cell table:style-name="Default" table:formula="of:=[.CH27]/[.CG27]" office:value-type="float" office:value="0.00343519435140107">
            <text:p>0.0034351944</text:p>
          </table:table-cell>
          <table:table-cell table:style-name="Default" table:formula="of:=[.CF27]/[.CG27]" office:value-type="float" office:value="1.59696801869607">
            <text:p>1.5969680187</text:p>
          </table:table-cell>
          <table:table-cell office:value-type="float" office:value="11388054">
            <text:p>11388054</text:p>
          </table:table-cell>
          <table:table-cell office:value-type="float" office:value="6964546">
            <text:p>6964546</text:p>
          </table:table-cell>
          <table:table-cell office:value-type="float" office:value="125434">
            <text:p>125434</text:p>
          </table:table-cell>
          <table:table-cell office:value-type="float" office:value="5">
            <text:p>5</text:p>
          </table:table-cell>
          <table:table-cell table:style-name="Default" table:formula="of:=[.CN27]/[.CP27]/10^3" office:value-type="float" office:value="1392.9092">
            <text:p>1392.9092</text:p>
          </table:table-cell>
          <table:table-cell table:style-name="Default" table:formula="of:=[.CO27]/[.CN27]" office:value-type="float" office:value="0.0180103627716724">
            <text:p>0.0180103628</text:p>
          </table:table-cell>
          <table:table-cell table:style-name="Default" table:formula="of:=[.CM27]/[.CN27]" office:value-type="float" office:value="1.63514664128861">
            <text:p>1.635146641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28]" office:value-type="float" office:value="225">
            <text:p>225</text:p>
          </table:table-cell>
          <table:table-cell office:value-type="string">
            <text:p>,</text:p>
          </table:table-cell>
          <table:table-cell table:formula="of:=[.CS28]" office:value-type="float" office:value="1.64408119925912">
            <text:p>1.6440811993</text:p>
          </table:table-cell>
          <table:table-cell office:value-type="string">
            <text:p>)</text:p>
          </table:table-cell>
          <table:table-cell office:value-type="float" office:value="720304366">
            <text:p>720304366</text:p>
          </table:table-cell>
          <table:table-cell office:value-type="float" office:value="31257942">
            <text:p>31257942</text:p>
          </table:table-cell>
          <table:table-cell office:value-type="float" office:value="1355870">
            <text:p>1355870</text:p>
          </table:table-cell>
          <table:table-cell table:style-name="Default" office:value-type="float" office:value="164">
            <text:p>164</text:p>
          </table:table-cell>
          <table:table-cell table:style-name="Default" table:formula="of:=[.G28]/[.I28]/10^3" office:value-type="float" office:value="190.597207317073">
            <text:p>190.5972073171</text:p>
          </table:table-cell>
          <table:table-cell table:style-name="Default" table:formula="of:=[.H28]/[.G28]" office:value-type="float" office:value="0.0433768160424637">
            <text:p>0.043376816</text:p>
          </table:table-cell>
          <table:table-cell table:style-name="Default" table:formula="of:=[.F28]/[.G28]" office:value-type="float" office:value="23.043883247336">
            <text:p>23.0438832473</text:p>
          </table:table-cell>
          <table:table-cell office:value-type="float" office:value="720304365">
            <text:p>720304365</text:p>
          </table:table-cell>
          <table:table-cell office:value-type="float" office:value="31269078">
            <text:p>31269078</text:p>
          </table:table-cell>
          <table:table-cell office:value-type="float" office:value="994696">
            <text:p>994696</text:p>
          </table:table-cell>
          <table:table-cell office:value-type="float" office:value="156">
            <text:p>156.000000</text:p>
          </table:table-cell>
          <table:table-cell table:style-name="Default" table:formula="of:=[.N28]/[.P28]/10^3" office:value-type="float" office:value="200.442807692308">
            <text:p>200.4428076923</text:p>
          </table:table-cell>
          <table:table-cell table:style-name="Default" table:formula="of:=[.O28]/[.N28]" office:value-type="float" office:value="0.0318108516023402">
            <text:p>0.0318108516</text:p>
          </table:table-cell>
          <table:table-cell table:style-name="Default" table:formula="of:=[.M28]/[.N28]" office:value-type="float" office:value="23.0356764916446">
            <text:p>23.0356764916</text:p>
          </table:table-cell>
          <table:table-cell office:value-type="float" office:value="720304365">
            <text:p>720304365</text:p>
          </table:table-cell>
          <table:table-cell office:value-type="float" office:value="31252910">
            <text:p>31252910</text:p>
          </table:table-cell>
          <table:table-cell office:value-type="float" office:value="1154803">
            <text:p>1154803</text:p>
          </table:table-cell>
          <table:table-cell office:value-type="float" office:value="160">
            <text:p>160.000000</text:p>
          </table:table-cell>
          <table:table-cell table:style-name="Default" table:formula="of:=[.U28]/[.W28]/10^3" office:value-type="float" office:value="195.3306875">
            <text:p>195.3306875</text:p>
          </table:table-cell>
          <table:table-cell table:style-name="Default" table:formula="of:=[.V28]/[.U28]" office:value-type="float" office:value="0.0369502551922365">
            <text:p>0.0369502552</text:p>
          </table:table-cell>
          <table:table-cell table:style-name="Default" table:formula="of:=[.T28]/[.U28]" office:value-type="float" office:value="23.0475934880944">
            <text:p>23.0475934881</text:p>
          </table:table-cell>
          <table:table-cell office:value-type="float" office:value="720304367">
            <text:p>720304367</text:p>
          </table:table-cell>
          <table:table-cell office:value-type="float" office:value="31281195">
            <text:p>31281195</text:p>
          </table:table-cell>
          <table:table-cell office:value-type="float" office:value="23211993">
            <text:p>23211993</text:p>
          </table:table-cell>
          <table:table-cell office:value-type="float" office:value="178">
            <text:p>178.000000</text:p>
          </table:table-cell>
          <table:table-cell table:style-name="Default" table:formula="of:=[.AB28]/[.AD28]/10^3" office:value-type="float" office:value="175.737050561798">
            <text:p>175.7370505618</text:p>
          </table:table-cell>
          <table:table-cell table:style-name="Default" table:formula="of:=[.AC28]/[.AB28]" office:value-type="float" office:value="0.742043038956792">
            <text:p>0.742043039</text:p>
          </table:table-cell>
          <table:table-cell table:style-name="Default" table:formula="of:=[.AA28]/[.AB28]" office:value-type="float" office:value="23.0267535175686">
            <text:p>23.0267535176</text:p>
          </table:table-cell>
          <table:table-cell office:value-type="float" office:value="720304367">
            <text:p>720304367</text:p>
          </table:table-cell>
          <table:table-cell office:value-type="float" office:value="31269478">
            <text:p>31269478</text:p>
          </table:table-cell>
          <table:table-cell office:value-type="float" office:value="1107552">
            <text:p>1107552</text:p>
          </table:table-cell>
          <table:table-cell office:value-type="float" office:value="157">
            <text:p>157.000000</text:p>
          </table:table-cell>
          <table:table-cell table:style-name="Default" table:formula="of:=[.AI28]/[.AK28]/10^3" office:value-type="float" office:value="199.168649681529">
            <text:p>199.1686496815</text:p>
          </table:table-cell>
          <table:table-cell table:style-name="Default" table:formula="of:=[.AJ28]/[.AI28]" office:value-type="float" office:value="0.0354195871130308">
            <text:p>0.0354195871</text:p>
          </table:table-cell>
          <table:table-cell table:style-name="Default" table:formula="of:=[.AH28]/[.AI28]" office:value-type="float" office:value="23.0353818826141">
            <text:p>23.0353818826</text:p>
          </table:table-cell>
          <table:table-cell office:value-type="float" office:value="720304367">
            <text:p>720304367</text:p>
          </table:table-cell>
          <table:table-cell office:value-type="float" office:value="31279193">
            <text:p>31279193</text:p>
          </table:table-cell>
          <table:table-cell office:value-type="float" office:value="23552763">
            <text:p>23552763</text:p>
          </table:table-cell>
          <table:table-cell office:value-type="float" office:value="178">
            <text:p>178.000000</text:p>
          </table:table-cell>
          <table:table-cell table:style-name="Default" table:formula="of:=[.AP28]/[.AR28]/10^3" office:value-type="float" office:value="175.725803370787">
            <text:p>175.7258033708</text:p>
          </table:table-cell>
          <table:table-cell table:style-name="Default" table:formula="of:=[.AQ28]/[.AP28]" office:value-type="float" office:value="0.752984995488854">
            <text:p>0.7529849955</text:p>
          </table:table-cell>
          <table:table-cell table:style-name="Default" table:formula="of:=[.AO28]/[.AP28]" office:value-type="float" office:value="23.0282273267088">
            <text:p>23.0282273267</text:p>
          </table:table-cell>
          <table:table-cell office:value-type="float" office:value="188484349">
            <text:p>188484349</text:p>
          </table:table-cell>
          <table:table-cell office:value-type="float" office:value="31251532">
            <text:p>31251532</text:p>
          </table:table-cell>
          <table:table-cell office:value-type="float" office:value="1229385">
            <text:p>1229385</text:p>
          </table:table-cell>
          <table:table-cell office:value-type="float" office:value="70">
            <text:p>70.000000</text:p>
          </table:table-cell>
          <table:table-cell table:style-name="Default" table:formula="of:=[.AW28]/[.AY28]/10^3" office:value-type="float" office:value="446.450457142857">
            <text:p>446.4504571429</text:p>
          </table:table-cell>
          <table:table-cell table:style-name="Default" table:formula="of:=[.AX28]/[.AW28]" office:value-type="float" office:value="0.0393383914746963">
            <text:p>0.0393383915</text:p>
          </table:table-cell>
          <table:table-cell table:style-name="Default" table:formula="of:=[.AV28]/[.AW28]" office:value-type="float" office:value="6.0312034942799">
            <text:p>6.0312034943</text:p>
          </table:table-cell>
          <table:table-cell office:value-type="float" office:value="126046106">
            <text:p>126046106</text:p>
          </table:table-cell>
          <table:table-cell office:value-type="float" office:value="31250896">
            <text:p>31250896</text:p>
          </table:table-cell>
          <table:table-cell office:value-type="float" office:value="1021067">
            <text:p>1021067</text:p>
          </table:table-cell>
          <table:table-cell office:value-type="float" office:value="29">
            <text:p>29.000000</text:p>
          </table:table-cell>
          <table:table-cell table:style-name="Default" table:formula="of:=[.BD28]/[.BF28]/10^3" office:value-type="float" office:value="1077.61710344828">
            <text:p>1077.6171034483</text:p>
          </table:table-cell>
          <table:table-cell table:style-name="Default" table:formula="of:=[.BE28]/[.BD28]" office:value-type="float" office:value="0.0326732071938033">
            <text:p>0.0326732072</text:p>
          </table:table-cell>
          <table:table-cell table:style-name="Default" table:formula="of:=[.BC28]/[.BD28]" office:value-type="float" office:value="4.03335974750932">
            <text:p>4.0333597475</text:p>
          </table:table-cell>
          <table:table-cell office:value-type="float" office:value="125819814">
            <text:p>125819814</text:p>
          </table:table-cell>
          <table:table-cell office:value-type="float" office:value="31251185">
            <text:p>31251185</text:p>
          </table:table-cell>
          <table:table-cell office:value-type="float" office:value="1019927">
            <text:p>1019927</text:p>
          </table:table-cell>
          <table:table-cell office:value-type="float" office:value="30">
            <text:p>30.000000</text:p>
          </table:table-cell>
          <table:table-cell table:style-name="Default" table:formula="of:=[.BK28]/[.BM28]/10^3" office:value-type="float" office:value="1041.70616666667">
            <text:p>1041.7061666667</text:p>
          </table:table-cell>
          <table:table-cell table:style-name="Default" table:formula="of:=[.BL28]/[.BK28]" office:value-type="float" office:value="0.0326364264267099">
            <text:p>0.0326364264</text:p>
          </table:table-cell>
          <table:table-cell table:style-name="Default" table:formula="of:=[.BJ28]/[.BK28]" office:value-type="float" office:value="4.02608137899411">
            <text:p>4.026081379</text:p>
          </table:table-cell>
          <table:table-cell office:value-type="float" office:value="188546104">
            <text:p>188546104</text:p>
          </table:table-cell>
          <table:table-cell office:value-type="float" office:value="31251980">
            <text:p>31251980</text:p>
          </table:table-cell>
          <table:table-cell office:value-type="float" office:value="1177760">
            <text:p>1177760</text:p>
          </table:table-cell>
          <table:table-cell office:value-type="float" office:value="70">
            <text:p>70.000000</text:p>
          </table:table-cell>
          <table:table-cell table:style-name="Default" table:formula="of:=[.BR28]/[.BT28]/10^3" office:value-type="float" office:value="446.456857142857">
            <text:p>446.4568571429</text:p>
          </table:table-cell>
          <table:table-cell table:style-name="Default" table:formula="of:=[.BS28]/[.BR28]" office:value-type="float" office:value="0.0376859322193346">
            <text:p>0.0376859322</text:p>
          </table:table-cell>
          <table:table-cell table:style-name="Default" table:formula="of:=[.BQ28]/[.BR28]" office:value-type="float" office:value="6.03309307122301">
            <text:p>6.0330930712</text:p>
          </table:table-cell>
          <table:table-cell office:value-type="float" office:value="225">
            <text:p>225</text:p>
          </table:table-cell>
          <table:table-cell office:value-type="float" office:value="558947938">
            <text:p>558947938</text:p>
          </table:table-cell>
          <table:table-cell office:value-type="float" office:value="22786714">
            <text:p>22786714</text:p>
          </table:table-cell>
          <table:table-cell office:value-type="float" office:value="152700">
            <text:p>152700</text:p>
          </table:table-cell>
          <table:table-cell office:value-type="float" office:value="122">
            <text:p>122</text:p>
          </table:table-cell>
          <table:table-cell table:style-name="Default" table:formula="of:=[.BZ28]/[.CB28]/10^3" office:value-type="float" office:value="186.776344262295">
            <text:p>186.7763442623</text:p>
          </table:table-cell>
          <table:table-cell table:style-name="Default" table:formula="of:=[.CA28]/[.BZ28]" office:value-type="float" office:value="0.00670127338237536">
            <text:p>0.0067012734</text:p>
          </table:table-cell>
          <table:table-cell table:style-name="Default" table:formula="of:=[.BY28]/[.BZ28]" office:value-type="float" office:value="24.5295542832547">
            <text:p>24.5295542833</text:p>
          </table:table-cell>
          <table:table-cell office:value-type="float" office:value="48985415">
            <text:p>48985415</text:p>
          </table:table-cell>
          <table:table-cell office:value-type="float" office:value="31257607">
            <text:p>31257607</text:p>
          </table:table-cell>
          <table:table-cell office:value-type="float" office:value="105853">
            <text:p>105853</text:p>
          </table:table-cell>
          <table:table-cell office:value-type="float" office:value="12">
            <text:p>12</text:p>
          </table:table-cell>
          <table:table-cell table:style-name="Default" table:formula="of:=[.CG28]/[.CI28]/10^3" office:value-type="float" office:value="2604.80058333333">
            <text:p>2604.8005833333</text:p>
          </table:table-cell>
          <table:table-cell table:style-name="Default" table:formula="of:=[.CH28]/[.CG28]" office:value-type="float" office:value="0.0033864716515247">
            <text:p>0.0033864717</text:p>
          </table:table-cell>
          <table:table-cell table:style-name="Default" table:formula="of:=[.CF28]/[.CG28]" office:value-type="float" office:value="1.56715179764081">
            <text:p>1.5671517976</text:p>
          </table:table-cell>
          <table:table-cell office:value-type="float" office:value="13052747">
            <text:p>13052747</text:p>
          </table:table-cell>
          <table:table-cell office:value-type="float" office:value="7939235">
            <text:p>7939235</text:p>
          </table:table-cell>
          <table:table-cell office:value-type="float" office:value="149619">
            <text:p>149619</text:p>
          </table:table-cell>
          <table:table-cell office:value-type="float" office:value="6">
            <text:p>6</text:p>
          </table:table-cell>
          <table:table-cell table:style-name="Default" table:formula="of:=[.CN28]/[.CP28]/10^3" office:value-type="float" office:value="1323.20583333333">
            <text:p>1323.2058333333</text:p>
          </table:table-cell>
          <table:table-cell table:style-name="Default" table:formula="of:=[.CO28]/[.CN28]" office:value-type="float" office:value="0.0188455184913912">
            <text:p>0.0188455185</text:p>
          </table:table-cell>
          <table:table-cell table:style-name="Default" table:formula="of:=[.CM28]/[.CN28]" office:value-type="float" office:value="1.64408119925912">
            <text:p>1.644081199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29]" office:value-type="float" office:value="256">
            <text:p>256</text:p>
          </table:table-cell>
          <table:table-cell office:value-type="string">
            <text:p>,</text:p>
          </table:table-cell>
          <table:table-cell table:formula="of:=[.CS29]" office:value-type="float" office:value="1.64949325258543">
            <text:p>1.6494932526</text:p>
          </table:table-cell>
          <table:table-cell office:value-type="string">
            <text:p>)</text:p>
          </table:table-cell>
          <table:table-cell office:value-type="float" office:value="810176474">
            <text:p>810176474</text:p>
          </table:table-cell>
          <table:table-cell office:value-type="float" office:value="35155348">
            <text:p>35155348</text:p>
          </table:table-cell>
          <table:table-cell office:value-type="float" office:value="1554389">
            <text:p>1554389</text:p>
          </table:table-cell>
          <table:table-cell table:style-name="Default" office:value-type="float" office:value="184">
            <text:p>184</text:p>
          </table:table-cell>
          <table:table-cell table:style-name="Default" table:formula="of:=[.G29]/[.I29]/10^3" office:value-type="float" office:value="191.061673913043">
            <text:p>191.061673913</text:p>
          </table:table-cell>
          <table:table-cell table:style-name="Default" table:formula="of:=[.H29]/[.G29]" office:value-type="float" office:value="0.044214865971459">
            <text:p>0.044214866</text:p>
          </table:table-cell>
          <table:table-cell table:style-name="Default" table:formula="of:=[.F29]/[.G29]" office:value-type="float" office:value="23.0456109835693">
            <text:p>23.0456109836</text:p>
          </table:table-cell>
          <table:table-cell office:value-type="float" office:value="810176473">
            <text:p>810176473</text:p>
          </table:table-cell>
          <table:table-cell office:value-type="float" office:value="35173577">
            <text:p>35173577</text:p>
          </table:table-cell>
          <table:table-cell office:value-type="float" office:value="1127471">
            <text:p>1127471</text:p>
          </table:table-cell>
          <table:table-cell office:value-type="float" office:value="175">
            <text:p>175.000000</text:p>
          </table:table-cell>
          <table:table-cell table:style-name="Default" table:formula="of:=[.N29]/[.P29]/10^3" office:value-type="float" office:value="200.991868571429">
            <text:p>200.9918685714</text:p>
          </table:table-cell>
          <table:table-cell table:style-name="Default" table:formula="of:=[.O29]/[.N29]" office:value-type="float" office:value="0.0320544879470177">
            <text:p>0.0320544879</text:p>
          </table:table-cell>
          <table:table-cell table:style-name="Default" table:formula="of:=[.M29]/[.N29]" office:value-type="float" office:value="23.0336673748024">
            <text:p>23.0336673748</text:p>
          </table:table-cell>
          <table:table-cell office:value-type="float" office:value="810176474">
            <text:p>810176474</text:p>
          </table:table-cell>
          <table:table-cell office:value-type="float" office:value="35156143">
            <text:p>35156143</text:p>
          </table:table-cell>
          <table:table-cell office:value-type="float" office:value="1306298">
            <text:p>1306298</text:p>
          </table:table-cell>
          <table:table-cell office:value-type="float" office:value="180">
            <text:p>180.000000</text:p>
          </table:table-cell>
          <table:table-cell table:style-name="Default" table:formula="of:=[.U29]/[.W29]/10^3" office:value-type="float" office:value="195.311905555556">
            <text:p>195.3119055556</text:p>
          </table:table-cell>
          <table:table-cell table:style-name="Default" table:formula="of:=[.V29]/[.U29]" office:value-type="float" office:value="0.0371570339783861">
            <text:p>0.037157034</text:p>
          </table:table-cell>
          <table:table-cell table:style-name="Default" table:formula="of:=[.T29]/[.U29]" office:value-type="float" office:value="23.0450898439001">
            <text:p>23.0450898439</text:p>
          </table:table-cell>
          <table:table-cell office:value-type="float" office:value="810176477">
            <text:p>810176477</text:p>
          </table:table-cell>
          <table:table-cell office:value-type="float" office:value="35187600">
            <text:p>35187600</text:p>
          </table:table-cell>
          <table:table-cell office:value-type="float" office:value="29836442">
            <text:p>29836442</text:p>
          </table:table-cell>
          <table:table-cell office:value-type="float" office:value="202">
            <text:p>202.000000</text:p>
          </table:table-cell>
          <table:table-cell table:style-name="Default" table:formula="of:=[.AB29]/[.AD29]/10^3" office:value-type="float" office:value="174.19603960396">
            <text:p>174.196039604</text:p>
          </table:table-cell>
          <table:table-cell table:style-name="Default" table:formula="of:=[.AC29]/[.AB29]" office:value-type="float" office:value="0.847924893996749">
            <text:p>0.847924894</text:p>
          </table:table-cell>
          <table:table-cell table:style-name="Default" table:formula="of:=[.AA29]/[.AB29]" office:value-type="float" office:value="23.0244880867124">
            <text:p>23.0244880867</text:p>
          </table:table-cell>
          <table:table-cell office:value-type="float" office:value="810176473">
            <text:p>810176473</text:p>
          </table:table-cell>
          <table:table-cell office:value-type="float" office:value="35173877">
            <text:p>35173877</text:p>
          </table:table-cell>
          <table:table-cell office:value-type="float" office:value="1249069">
            <text:p>1249069</text:p>
          </table:table-cell>
          <table:table-cell office:value-type="float" office:value="176">
            <text:p>176.000000</text:p>
          </table:table-cell>
          <table:table-cell table:style-name="Default" table:formula="of:=[.AI29]/[.AK29]/10^3" office:value-type="float" office:value="199.851573863636">
            <text:p>199.8515738636</text:p>
          </table:table-cell>
          <table:table-cell table:style-name="Default" table:formula="of:=[.AJ29]/[.AI29]" office:value-type="float" office:value="0.0355112687748354">
            <text:p>0.0355112688</text:p>
          </table:table-cell>
          <table:table-cell table:style-name="Default" table:formula="of:=[.AH29]/[.AI29]" office:value-type="float" office:value="23.0334709193416">
            <text:p>23.0334709193</text:p>
          </table:table-cell>
          <table:table-cell office:value-type="float" office:value="810176476">
            <text:p>810176476</text:p>
          </table:table-cell>
          <table:table-cell office:value-type="float" office:value="35187565">
            <text:p>35187565</text:p>
          </table:table-cell>
          <table:table-cell office:value-type="float" office:value="30318041">
            <text:p>30318041</text:p>
          </table:table-cell>
          <table:table-cell office:value-type="float" office:value="201">
            <text:p>201.000000</text:p>
          </table:table-cell>
          <table:table-cell table:style-name="Default" table:formula="of:=[.AP29]/[.AR29]/10^3" office:value-type="float" office:value="175.062512437811">
            <text:p>175.0625124378</text:p>
          </table:table-cell>
          <table:table-cell table:style-name="Default" table:formula="of:=[.AQ29]/[.AP29]" office:value-type="float" office:value="0.86161236220807">
            <text:p>0.8616123622</text:p>
          </table:table-cell>
          <table:table-cell table:style-name="Default" table:formula="of:=[.AO29]/[.AP29]" office:value-type="float" office:value="23.0245109600508">
            <text:p>23.0245109601</text:p>
          </table:table-cell>
          <table:table-cell office:value-type="float" office:value="211976258">
            <text:p>211976258</text:p>
          </table:table-cell>
          <table:table-cell office:value-type="float" office:value="35153231">
            <text:p>35153231</text:p>
          </table:table-cell>
          <table:table-cell office:value-type="float" office:value="1398019">
            <text:p>1398019</text:p>
          </table:table-cell>
          <table:table-cell office:value-type="float" office:value="78">
            <text:p>78.000000</text:p>
          </table:table-cell>
          <table:table-cell table:style-name="Default" table:formula="of:=[.AW29]/[.AY29]/10^3" office:value-type="float" office:value="450.682448717949">
            <text:p>450.6824487179</text:p>
          </table:table-cell>
          <table:table-cell table:style-name="Default" table:formula="of:=[.AX29]/[.AW29]" office:value-type="float" office:value="0.0397692889168566">
            <text:p>0.0397692889</text:p>
          </table:table-cell>
          <table:table-cell table:style-name="Default" table:formula="of:=[.AV29]/[.AW29]" office:value-type="float" office:value="6.03006471865986">
            <text:p>6.0300647187</text:p>
          </table:table-cell>
          <table:table-cell office:value-type="float" office:value="141739080">
            <text:p>141739080</text:p>
          </table:table-cell>
          <table:table-cell office:value-type="float" office:value="35155636">
            <text:p>35155636</text:p>
          </table:table-cell>
          <table:table-cell office:value-type="float" office:value="1217416">
            <text:p>1217416</text:p>
          </table:table-cell>
          <table:table-cell office:value-type="float" office:value="32">
            <text:p>32.000000</text:p>
          </table:table-cell>
          <table:table-cell table:style-name="Default" table:formula="of:=[.BD29]/[.BF29]/10^3" office:value-type="float" office:value="1098.613625">
            <text:p>1098.613625</text:p>
          </table:table-cell>
          <table:table-cell table:style-name="Default" table:formula="of:=[.BE29]/[.BD29]" office:value-type="float" office:value="0.0346293265751187">
            <text:p>0.0346293266</text:p>
          </table:table-cell>
          <table:table-cell table:style-name="Default" table:formula="of:=[.BC29]/[.BD29]" office:value-type="float" office:value="4.03175980090362">
            <text:p>4.0317598009</text:p>
          </table:table-cell>
          <table:table-cell office:value-type="float" office:value="141491261">
            <text:p>141491261</text:p>
          </table:table-cell>
          <table:table-cell office:value-type="float" office:value="35155137">
            <text:p>35155137</text:p>
          </table:table-cell>
          <table:table-cell office:value-type="float" office:value="1218721">
            <text:p>1218721</text:p>
          </table:table-cell>
          <table:table-cell office:value-type="float" office:value="33">
            <text:p>33.000000</text:p>
          </table:table-cell>
          <table:table-cell table:style-name="Default" table:formula="of:=[.BK29]/[.BM29]/10^3" office:value-type="float" office:value="1065.30718181818">
            <text:p>1065.3071818182</text:p>
          </table:table-cell>
          <table:table-cell table:style-name="Default" table:formula="of:=[.BL29]/[.BK29]" office:value-type="float" office:value="0.034666939286853">
            <text:p>0.0346669393</text:p>
          </table:table-cell>
          <table:table-cell table:style-name="Default" table:formula="of:=[.BJ29]/[.BK29]" office:value-type="float" office:value="4.02476773166892">
            <text:p>4.0247677317</text:p>
          </table:table-cell>
          <table:table-cell office:value-type="float" office:value="212043082">
            <text:p>212043082</text:p>
          </table:table-cell>
          <table:table-cell office:value-type="float" office:value="35153413">
            <text:p>35153413</text:p>
          </table:table-cell>
          <table:table-cell office:value-type="float" office:value="1397261">
            <text:p>1397261</text:p>
          </table:table-cell>
          <table:table-cell office:value-type="float" office:value="78">
            <text:p>78.000000</text:p>
          </table:table-cell>
          <table:table-cell table:style-name="Default" table:formula="of:=[.BR29]/[.BT29]/10^3" office:value-type="float" office:value="450.684782051282">
            <text:p>450.6847820513</text:p>
          </table:table-cell>
          <table:table-cell table:style-name="Default" table:formula="of:=[.BS29]/[.BR29]" office:value-type="float" office:value="0.0397475203901254">
            <text:p>0.0397475204</text:p>
          </table:table-cell>
          <table:table-cell table:style-name="Default" table:formula="of:=[.BQ29]/[.BR29]" office:value-type="float" office:value="6.03193442411979">
            <text:p>6.0319344241</text:p>
          </table:table-cell>
          <table:table-cell office:value-type="float" office:value="256">
            <text:p>256</text:p>
          </table:table-cell>
          <table:table-cell office:value-type="float" office:value="822002478">
            <text:p>822002478</text:p>
          </table:table-cell>
          <table:table-cell office:value-type="float" office:value="33564378">
            <text:p>33564378</text:p>
          </table:table-cell>
          <table:table-cell office:value-type="float" office:value="208310">
            <text:p>208310</text:p>
          </table:table-cell>
          <table:table-cell office:value-type="float" office:value="174">
            <text:p>174</text:p>
          </table:table-cell>
          <table:table-cell table:style-name="Default" table:formula="of:=[.BZ29]/[.CB29]/10^3" office:value-type="float" office:value="192.898724137931">
            <text:p>192.8987241379</text:p>
          </table:table-cell>
          <table:table-cell table:style-name="Default" table:formula="of:=[.CA29]/[.BZ29]" office:value-type="float" office:value="0.00620628214829424">
            <text:p>0.0062062821</text:p>
          </table:table-cell>
          <table:table-cell table:style-name="Default" table:formula="of:=[.BY29]/[.BZ29]" office:value-type="float" office:value="24.4903235805532">
            <text:p>24.4903235806</text:p>
          </table:table-cell>
          <table:table-cell office:value-type="float" office:value="54970478">
            <text:p>54970478</text:p>
          </table:table-cell>
          <table:table-cell office:value-type="float" office:value="35162223">
            <text:p>35162223</text:p>
          </table:table-cell>
          <table:table-cell office:value-type="float" office:value="113849">
            <text:p>113849</text:p>
          </table:table-cell>
          <table:table-cell office:value-type="float" office:value="13">
            <text:p>13</text:p>
          </table:table-cell>
          <table:table-cell table:style-name="Default" table:formula="of:=[.CG29]/[.CI29]/10^3" office:value-type="float" office:value="2704.78638461538">
            <text:p>2704.7863846154</text:p>
          </table:table-cell>
          <table:table-cell table:style-name="Default" table:formula="of:=[.CH29]/[.CG29]" office:value-type="float" office:value="0.00323782145400761">
            <text:p>0.0032378215</text:p>
          </table:table-cell>
          <table:table-cell table:style-name="Default" table:formula="of:=[.CF29]/[.CG29]" office:value-type="float" office:value="1.5633390983272">
            <text:p>1.5633390983</text:p>
          </table:table-cell>
          <table:table-cell office:value-type="float" office:value="14614243">
            <text:p>14614243</text:p>
          </table:table-cell>
          <table:table-cell office:value-type="float" office:value="8859838">
            <text:p>8859838</text:p>
          </table:table-cell>
          <table:table-cell office:value-type="float" office:value="165041">
            <text:p>165041</text:p>
          </table:table-cell>
          <table:table-cell office:value-type="float" office:value="6">
            <text:p>6</text:p>
          </table:table-cell>
          <table:table-cell table:style-name="Default" table:formula="of:=[.CN29]/[.CP29]/10^3" office:value-type="float" office:value="1476.63966666667">
            <text:p>1476.6396666667</text:p>
          </table:table-cell>
          <table:table-cell table:style-name="Default" table:formula="of:=[.CO29]/[.CN29]" office:value-type="float" office:value="0.018627992972332">
            <text:p>0.018627993</text:p>
          </table:table-cell>
          <table:table-cell table:style-name="Default" table:formula="of:=[.CM29]/[.CN29]" office:value-type="float" office:value="1.64949325258543">
            <text:p>1.6494932526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30]" office:value-type="float" office:value="256">
            <text:p>256</text:p>
          </table:table-cell>
          <table:table-cell office:value-type="string">
            <text:p>,</text:p>
          </table:table-cell>
          <table:table-cell table:formula="of:=[.CS30]" office:value-type="float" office:value="1.66099013023801">
            <text:p>1.6609901302</text:p>
          </table:table-cell>
          <table:table-cell office:value-type="string">
            <text:p>)</text:p>
          </table:table-cell>
          <table:table-cell office:value-type="float" office:value="907227880">
            <text:p>907227880</text:p>
          </table:table-cell>
          <table:table-cell office:value-type="float" office:value="39373528">
            <text:p>39373528</text:p>
          </table:table-cell>
          <table:table-cell office:value-type="float" office:value="1912616">
            <text:p>1912616</text:p>
          </table:table-cell>
          <table:table-cell table:style-name="Default" office:value-type="float" office:value="205">
            <text:p>205</text:p>
          </table:table-cell>
          <table:table-cell table:style-name="Default" table:formula="of:=[.G30]/[.I30]/10^3" office:value-type="float" office:value="192.065990243902">
            <text:p>192.0659902439</text:p>
          </table:table-cell>
          <table:table-cell table:style-name="Default" table:formula="of:=[.H30]/[.G30]" office:value-type="float" office:value="0.0485761905816517">
            <text:p>0.0485761906</text:p>
          </table:table-cell>
          <table:table-cell table:style-name="Default" table:formula="of:=[.F30]/[.G30]" office:value-type="float" office:value="23.0415694524504">
            <text:p>23.0415694525</text:p>
          </table:table-cell>
          <table:table-cell office:value-type="float" office:value="907227879">
            <text:p>907227879</text:p>
          </table:table-cell>
          <table:table-cell office:value-type="float" office:value="39389890">
            <text:p>39389890</text:p>
          </table:table-cell>
          <table:table-cell office:value-type="float" office:value="1253917">
            <text:p>1253917</text:p>
          </table:table-cell>
          <table:table-cell office:value-type="float" office:value="195">
            <text:p>195.000000</text:p>
          </table:table-cell>
          <table:table-cell table:style-name="Default" table:formula="of:=[.N30]/[.P30]/10^3" office:value-type="float" office:value="201.999435897436">
            <text:p>201.9994358974</text:p>
          </table:table-cell>
          <table:table-cell table:style-name="Default" table:formula="of:=[.O30]/[.N30]" office:value-type="float" office:value="0.0318334730053829">
            <text:p>0.031833473</text:p>
          </table:table-cell>
          <table:table-cell table:style-name="Default" table:formula="of:=[.M30]/[.N30]" office:value-type="float" office:value="23.0319982868701">
            <text:p>23.0319982869</text:p>
          </table:table-cell>
          <table:table-cell office:value-type="float" office:value="907227880">
            <text:p>907227880</text:p>
          </table:table-cell>
          <table:table-cell office:value-type="float" office:value="39373271">
            <text:p>39373271</text:p>
          </table:table-cell>
          <table:table-cell office:value-type="float" office:value="1456022">
            <text:p>1456022</text:p>
          </table:table-cell>
          <table:table-cell office:value-type="float" office:value="202">
            <text:p>202.000000</text:p>
          </table:table-cell>
          <table:table-cell table:style-name="Default" table:formula="of:=[.U30]/[.W30]/10^3" office:value-type="float" office:value="194.917183168317">
            <text:p>194.9171831683</text:p>
          </table:table-cell>
          <table:table-cell table:style-name="Default" table:formula="of:=[.V30]/[.U30]" office:value-type="float" office:value="0.0369799603390838">
            <text:p>0.0369799603</text:p>
          </table:table-cell>
          <table:table-cell table:style-name="Default" table:formula="of:=[.T30]/[.U30]" office:value-type="float" office:value="23.0417198510126">
            <text:p>23.041719851</text:p>
          </table:table-cell>
          <table:table-cell office:value-type="float" office:value="907227882">
            <text:p>907227882</text:p>
          </table:table-cell>
          <table:table-cell office:value-type="float" office:value="39410052">
            <text:p>39410052</text:p>
          </table:table-cell>
          <table:table-cell office:value-type="float" office:value="36964900">
            <text:p>36964900</text:p>
          </table:table-cell>
          <table:table-cell office:value-type="float" office:value="224">
            <text:p>224.000000</text:p>
          </table:table-cell>
          <table:table-cell table:style-name="Default" table:formula="of:=[.AB30]/[.AD30]/10^3" office:value-type="float" office:value="175.937732142857">
            <text:p>175.9377321429</text:p>
          </table:table-cell>
          <table:table-cell table:style-name="Default" table:formula="of:=[.AC30]/[.AB30]" office:value-type="float" office:value="0.93795613362804">
            <text:p>0.9379561336</text:p>
          </table:table-cell>
          <table:table-cell table:style-name="Default" table:formula="of:=[.AA30]/[.AB30]" office:value-type="float" office:value="23.0202152993861">
            <text:p>23.0202152994</text:p>
          </table:table-cell>
          <table:table-cell office:value-type="float" office:value="907227879">
            <text:p>907227879</text:p>
          </table:table-cell>
          <table:table-cell office:value-type="float" office:value="39392796">
            <text:p>39392796</text:p>
          </table:table-cell>
          <table:table-cell office:value-type="float" office:value="1385121">
            <text:p>1385121</text:p>
          </table:table-cell>
          <table:table-cell office:value-type="float" office:value="196">
            <text:p>196.000000</text:p>
          </table:table-cell>
          <table:table-cell table:style-name="Default" table:formula="of:=[.AI30]/[.AK30]/10^3" office:value-type="float" office:value="200.983653061224">
            <text:p>200.9836530612</text:p>
          </table:table-cell>
          <table:table-cell table:style-name="Default" table:formula="of:=[.AJ30]/[.AI30]" office:value-type="float" office:value="0.0351617844034224">
            <text:p>0.0351617844</text:p>
          </table:table-cell>
          <table:table-cell table:style-name="Default" table:formula="of:=[.AH30]/[.AI30]" office:value-type="float" office:value="23.0302992201924">
            <text:p>23.0302992202</text:p>
          </table:table-cell>
          <table:table-cell office:value-type="float" office:value="907227882">
            <text:p>907227882</text:p>
          </table:table-cell>
          <table:table-cell office:value-type="float" office:value="39405230">
            <text:p>39405230</text:p>
          </table:table-cell>
          <table:table-cell office:value-type="float" office:value="36674235">
            <text:p>36674235</text:p>
          </table:table-cell>
          <table:table-cell office:value-type="float" office:value="224">
            <text:p>224.000000</text:p>
          </table:table-cell>
          <table:table-cell table:style-name="Default" table:formula="of:=[.AP30]/[.AR30]/10^3" office:value-type="float" office:value="175.916205357143">
            <text:p>175.9162053571</text:p>
          </table:table-cell>
          <table:table-cell table:style-name="Default" table:formula="of:=[.AQ30]/[.AP30]" office:value-type="float" office:value="0.930694605766798">
            <text:p>0.9306946058</text:p>
          </table:table-cell>
          <table:table-cell table:style-name="Default" table:formula="of:=[.AO30]/[.AP30]" office:value-type="float" office:value="23.0230322726196">
            <text:p>23.0230322726</text:p>
          </table:table-cell>
          <table:table-cell office:value-type="float" office:value="237341661">
            <text:p>237341661</text:p>
          </table:table-cell>
          <table:table-cell office:value-type="float" office:value="39370976">
            <text:p>39370976</text:p>
          </table:table-cell>
          <table:table-cell office:value-type="float" office:value="1737237">
            <text:p>1737237</text:p>
          </table:table-cell>
          <table:table-cell office:value-type="float" office:value="87">
            <text:p>87.000000</text:p>
          </table:table-cell>
          <table:table-cell table:style-name="Default" table:formula="of:=[.AW30]/[.AY30]/10^3" office:value-type="float" office:value="452.539954022989">
            <text:p>452.539954023</text:p>
          </table:table-cell>
          <table:table-cell table:style-name="Default" table:formula="of:=[.AX30]/[.AW30]" office:value-type="float" office:value="0.044124814177835">
            <text:p>0.0441248142</text:p>
          </table:table-cell>
          <table:table-cell table:style-name="Default" table:formula="of:=[.AV30]/[.AW30]" office:value-type="float" office:value="6.02834080110181">
            <text:p>6.0283408011</text:p>
          </table:table-cell>
          <table:table-cell office:value-type="float" office:value="158681757">
            <text:p>158681757</text:p>
          </table:table-cell>
          <table:table-cell office:value-type="float" office:value="39372431">
            <text:p>39372431</text:p>
          </table:table-cell>
          <table:table-cell office:value-type="float" office:value="1405256">
            <text:p>1405256</text:p>
          </table:table-cell>
          <table:table-cell office:value-type="float" office:value="36">
            <text:p>36.000000</text:p>
          </table:table-cell>
          <table:table-cell table:style-name="Default" table:formula="of:=[.BD30]/[.BF30]/10^3" office:value-type="float" office:value="1093.67863888889">
            <text:p>1093.6786388889</text:p>
          </table:table-cell>
          <table:table-cell table:style-name="Default" table:formula="of:=[.BE30]/[.BD30]" office:value-type="float" office:value="0.035691369933444">
            <text:p>0.0356913699</text:p>
          </table:table-cell>
          <table:table-cell table:style-name="Default" table:formula="of:=[.BC30]/[.BD30]" office:value-type="float" office:value="4.03027582929792">
            <text:p>4.0302758293</text:p>
          </table:table-cell>
          <table:table-cell office:value-type="float" office:value="158417116">
            <text:p>158417116</text:p>
          </table:table-cell>
          <table:table-cell office:value-type="float" office:value="39374083">
            <text:p>39374083</text:p>
          </table:table-cell>
          <table:table-cell office:value-type="float" office:value="1403565">
            <text:p>1403565</text:p>
          </table:table-cell>
          <table:table-cell office:value-type="float" office:value="36">
            <text:p>36.000000</text:p>
          </table:table-cell>
          <table:table-cell table:style-name="Default" table:formula="of:=[.BK30]/[.BM30]/10^3" office:value-type="float" office:value="1093.72452777778">
            <text:p>1093.7245277778</text:p>
          </table:table-cell>
          <table:table-cell table:style-name="Default" table:formula="of:=[.BL30]/[.BK30]" office:value-type="float" office:value="0.0356469254153805">
            <text:p>0.0356469254</text:p>
          </table:table-cell>
          <table:table-cell table:style-name="Default" table:formula="of:=[.BJ30]/[.BK30]" office:value-type="float" office:value="4.02338553509932">
            <text:p>4.0233855351</text:p>
          </table:table-cell>
          <table:table-cell office:value-type="float" office:value="237413756">
            <text:p>237413756</text:p>
          </table:table-cell>
          <table:table-cell office:value-type="float" office:value="39372336">
            <text:p>39372336</text:p>
          </table:table-cell>
          <table:table-cell office:value-type="float" office:value="1764161">
            <text:p>1764161</text:p>
          </table:table-cell>
          <table:table-cell office:value-type="float" office:value="88">
            <text:p>88.000000</text:p>
          </table:table-cell>
          <table:table-cell table:style-name="Default" table:formula="of:=[.BR30]/[.BT30]/10^3" office:value-type="float" office:value="447.412909090909">
            <text:p>447.4129090909</text:p>
          </table:table-cell>
          <table:table-cell table:style-name="Default" table:formula="of:=[.BS30]/[.BR30]" office:value-type="float" office:value="0.0448071204106355">
            <text:p>0.0448071204</text:p>
          </table:table-cell>
          <table:table-cell table:style-name="Default" table:formula="of:=[.BQ30]/[.BR30]" office:value-type="float" office:value="6.0299636780505">
            <text:p>6.0299636781</text:p>
          </table:table-cell>
          <table:table-cell office:value-type="float" office:value="256">
            <text:p>256</text:p>
          </table:table-cell>
          <table:table-cell office:value-type="float" office:value="822002478">
            <text:p>822002478</text:p>
          </table:table-cell>
          <table:table-cell office:value-type="float" office:value="33564139">
            <text:p>33564139</text:p>
          </table:table-cell>
          <table:table-cell office:value-type="float" office:value="208407">
            <text:p>208407</text:p>
          </table:table-cell>
          <table:table-cell office:value-type="float" office:value="174">
            <text:p>174</text:p>
          </table:table-cell>
          <table:table-cell table:style-name="Default" table:formula="of:=[.BZ30]/[.CB30]/10^3" office:value-type="float" office:value="192.897350574713">
            <text:p>192.8973505747</text:p>
          </table:table-cell>
          <table:table-cell table:style-name="Default" table:formula="of:=[.CA30]/[.BZ30]" office:value-type="float" office:value="0.00620921633056042">
            <text:p>0.0062092163</text:p>
          </table:table-cell>
          <table:table-cell table:style-name="Default" table:formula="of:=[.BY30]/[.BZ30]" office:value-type="float" office:value="24.4904979686802">
            <text:p>24.4904979687</text:p>
          </table:table-cell>
          <table:table-cell office:value-type="float" office:value="61496459">
            <text:p>61496459</text:p>
          </table:table-cell>
          <table:table-cell office:value-type="float" office:value="39381751">
            <text:p>39381751</text:p>
          </table:table-cell>
          <table:table-cell office:value-type="float" office:value="128208">
            <text:p>128208</text:p>
          </table:table-cell>
          <table:table-cell office:value-type="float" office:value="14">
            <text:p>14</text:p>
          </table:table-cell>
          <table:table-cell table:style-name="Default" table:formula="of:=[.CG30]/[.CI30]/10^3" office:value-type="float" office:value="2812.98221428571">
            <text:p>2812.9822142857</text:p>
          </table:table-cell>
          <table:table-cell table:style-name="Default" table:formula="of:=[.CH30]/[.CG30]" office:value-type="float" office:value="0.00325551801899311">
            <text:p>0.003255518</text:p>
          </table:table-cell>
          <table:table-cell table:style-name="Default" table:formula="of:=[.CF30]/[.CG30]" office:value-type="float" office:value="1.56154709829941">
            <text:p>1.5615470983</text:p>
          </table:table-cell>
          <table:table-cell office:value-type="float" office:value="16620231">
            <text:p>16620231</text:p>
          </table:table-cell>
          <table:table-cell office:value-type="float" office:value="10006219">
            <text:p>10006219</text:p>
          </table:table-cell>
          <table:table-cell office:value-type="float" office:value="189975">
            <text:p>189975</text:p>
          </table:table-cell>
          <table:table-cell office:value-type="float" office:value="6">
            <text:p>6</text:p>
          </table:table-cell>
          <table:table-cell table:style-name="Default" table:formula="of:=[.CN30]/[.CP30]/10^3" office:value-type="float" office:value="1667.70316666667">
            <text:p>1667.7031666667</text:p>
          </table:table-cell>
          <table:table-cell table:style-name="Default" table:formula="of:=[.CO30]/[.CN30]" office:value-type="float" office:value="0.0189856927976491">
            <text:p>0.0189856928</text:p>
          </table:table-cell>
          <table:table-cell table:style-name="Default" table:formula="of:=[.CM30]/[.CN30]" office:value-type="float" office:value="1.66099013023801">
            <text:p>1.660990130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31]" office:value-type="float" office:value="256">
            <text:p>256</text:p>
          </table:table-cell>
          <table:table-cell office:value-type="string">
            <text:p>,</text:p>
          </table:table-cell>
          <table:table-cell table:formula="of:=[.CS31]" office:value-type="float" office:value="1.64146482415286">
            <text:p>1.6414648242</text:p>
          </table:table-cell>
          <table:table-cell office:value-type="string">
            <text:p>)</text:p>
          </table:table-cell>
          <table:table-cell office:value-type="float" office:value="1011736089">
            <text:p>1011736089</text:p>
          </table:table-cell>
          <table:table-cell office:value-type="float" office:value="43923852">
            <text:p>43923852</text:p>
          </table:table-cell>
          <table:table-cell office:value-type="float" office:value="2556241">
            <text:p>2556241</text:p>
          </table:table-cell>
          <table:table-cell table:style-name="Default" office:value-type="float" office:value="234">
            <text:p>234</text:p>
          </table:table-cell>
          <table:table-cell table:style-name="Default" table:formula="of:=[.G31]/[.I31]/10^3" office:value-type="float" office:value="187.708769230769">
            <text:p>187.7087692308</text:p>
          </table:table-cell>
          <table:table-cell table:style-name="Default" table:formula="of:=[.H31]/[.G31]" office:value-type="float" office:value="0.0581971043887499">
            <text:p>0.0581971044</text:p>
          </table:table-cell>
          <table:table-cell table:style-name="Default" table:formula="of:=[.F31]/[.G31]" office:value-type="float" office:value="23.0338652675544">
            <text:p>23.0338652676</text:p>
          </table:table-cell>
          <table:table-cell office:value-type="float" office:value="1011736089">
            <text:p>1011736089</text:p>
          </table:table-cell>
          <table:table-cell office:value-type="float" office:value="43931120">
            <text:p>43931120</text:p>
          </table:table-cell>
          <table:table-cell office:value-type="float" office:value="1409982">
            <text:p>1409982</text:p>
          </table:table-cell>
          <table:table-cell office:value-type="float" office:value="217">
            <text:p>217.000000</text:p>
          </table:table-cell>
          <table:table-cell table:style-name="Default" table:formula="of:=[.N31]/[.P31]/10^3" office:value-type="float" office:value="202.447557603687">
            <text:p>202.4475576037</text:p>
          </table:table-cell>
          <table:table-cell table:style-name="Default" table:formula="of:=[.O31]/[.N31]" office:value-type="float" office:value="0.0320952891708657">
            <text:p>0.0320952892</text:p>
          </table:table-cell>
          <table:table-cell table:style-name="Default" table:formula="of:=[.M31]/[.N31]" office:value-type="float" office:value="23.0300545262675">
            <text:p>23.0300545263</text:p>
          </table:table-cell>
          <table:table-cell office:value-type="float" office:value="1011736088">
            <text:p>1011736088</text:p>
          </table:table-cell>
          <table:table-cell office:value-type="float" office:value="43912545">
            <text:p>43912545</text:p>
          </table:table-cell>
          <table:table-cell office:value-type="float" office:value="1748049">
            <text:p>1748049</text:p>
          </table:table-cell>
          <table:table-cell office:value-type="float" office:value="226">
            <text:p>226.000000</text:p>
          </table:table-cell>
          <table:table-cell table:style-name="Default" table:formula="of:=[.U31]/[.W31]/10^3" office:value-type="float" office:value="194.303296460177">
            <text:p>194.3032964602</text:p>
          </table:table-cell>
          <table:table-cell table:style-name="Default" table:formula="of:=[.V31]/[.U31]" office:value-type="float" office:value="0.0398075083099829">
            <text:p>0.0398075083</text:p>
          </table:table-cell>
          <table:table-cell table:style-name="Default" table:formula="of:=[.T31]/[.U31]" office:value-type="float" office:value="23.0397962131323">
            <text:p>23.0397962131</text:p>
          </table:table-cell>
          <table:table-cell office:value-type="float" office:value="1011736091">
            <text:p>1011736091</text:p>
          </table:table-cell>
          <table:table-cell office:value-type="float" office:value="43961983">
            <text:p>43961983</text:p>
          </table:table-cell>
          <table:table-cell office:value-type="float" office:value="42420517">
            <text:p>42420517</text:p>
          </table:table-cell>
          <table:table-cell office:value-type="float" office:value="262">
            <text:p>262.000000</text:p>
          </table:table-cell>
          <table:table-cell table:style-name="Default" table:formula="of:=[.AB31]/[.AD31]/10^3" office:value-type="float" office:value="167.793828244275">
            <text:p>167.7938282443</text:p>
          </table:table-cell>
          <table:table-cell table:style-name="Default" table:formula="of:=[.AC31]/[.AB31]" office:value-type="float" office:value="0.964936386058836">
            <text:p>0.9649363861</text:p>
          </table:table-cell>
          <table:table-cell table:style-name="Default" table:formula="of:=[.AA31]/[.AB31]" office:value-type="float" office:value="23.0138865892378">
            <text:p>23.0138865892</text:p>
          </table:table-cell>
          <table:table-cell office:value-type="float" office:value="1011736087">
            <text:p>1011736087</text:p>
          </table:table-cell>
          <table:table-cell office:value-type="float" office:value="43931269">
            <text:p>43931269</text:p>
          </table:table-cell>
          <table:table-cell office:value-type="float" office:value="1557286">
            <text:p>1557286</text:p>
          </table:table-cell>
          <table:table-cell office:value-type="float" office:value="218">
            <text:p>218.000000</text:p>
          </table:table-cell>
          <table:table-cell table:style-name="Default" table:formula="of:=[.AI31]/[.AK31]/10^3" office:value-type="float" office:value="201.519582568807">
            <text:p>201.5195825688</text:p>
          </table:table-cell>
          <table:table-cell table:style-name="Default" table:formula="of:=[.AJ31]/[.AI31]" office:value-type="float" office:value="0.0354482361982305">
            <text:p>0.0354482362</text:p>
          </table:table-cell>
          <table:table-cell table:style-name="Default" table:formula="of:=[.AH31]/[.AI31]" office:value-type="float" office:value="23.0299763705893">
            <text:p>23.0299763706</text:p>
          </table:table-cell>
          <table:table-cell office:value-type="float" office:value="1011736091">
            <text:p>1011736091</text:p>
          </table:table-cell>
          <table:table-cell office:value-type="float" office:value="43957662">
            <text:p>43957662</text:p>
          </table:table-cell>
          <table:table-cell office:value-type="float" office:value="42328913">
            <text:p>42328913</text:p>
          </table:table-cell>
          <table:table-cell office:value-type="float" office:value="255">
            <text:p>255.000000</text:p>
          </table:table-cell>
          <table:table-cell table:style-name="Default" table:formula="of:=[.AP31]/[.AR31]/10^3" office:value-type="float" office:value="172.382988235294">
            <text:p>172.3829882353</text:p>
          </table:table-cell>
          <table:table-cell table:style-name="Default" table:formula="of:=[.AQ31]/[.AP31]" office:value-type="float" office:value="0.962947324177523">
            <text:p>0.9629473242</text:p>
          </table:table-cell>
          <table:table-cell table:style-name="Default" table:formula="of:=[.AO31]/[.AP31]" office:value-type="float" office:value="23.0161488343033">
            <text:p>23.0161488343</text:p>
          </table:table-cell>
          <table:table-cell office:value-type="float" office:value="264654068">
            <text:p>264654068</text:p>
          </table:table-cell>
          <table:table-cell office:value-type="float" office:value="43907484">
            <text:p>43907484</text:p>
          </table:table-cell>
          <table:table-cell office:value-type="float" office:value="2078271">
            <text:p>2078271</text:p>
          </table:table-cell>
          <table:table-cell office:value-type="float" office:value="97">
            <text:p>97.000000</text:p>
          </table:table-cell>
          <table:table-cell table:style-name="Default" table:formula="of:=[.AW31]/[.AY31]/10^3" office:value-type="float" office:value="452.654474226804">
            <text:p>452.6544742268</text:p>
          </table:table-cell>
          <table:table-cell table:style-name="Default" table:formula="of:=[.AX31]/[.AW31]" office:value-type="float" office:value="0.0473329558122711">
            <text:p>0.0473329558</text:p>
          </table:table-cell>
          <table:table-cell table:style-name="Default" table:formula="of:=[.AV31]/[.AW31]" office:value-type="float" office:value="6.0275389043016">
            <text:p>6.0275389043</text:p>
          </table:table-cell>
          <table:table-cell office:value-type="float" office:value="176923634">
            <text:p>176923634</text:p>
          </table:table-cell>
          <table:table-cell office:value-type="float" office:value="43905095">
            <text:p>43905095</text:p>
          </table:table-cell>
          <table:table-cell office:value-type="float" office:value="1803262">
            <text:p>1803262</text:p>
          </table:table-cell>
          <table:table-cell office:value-type="float" office:value="43">
            <text:p>43.000000</text:p>
          </table:table-cell>
          <table:table-cell table:style-name="Default" table:formula="of:=[.BD31]/[.BF31]/10^3" office:value-type="float" office:value="1021.04872093023">
            <text:p>1021.0487209302</text:p>
          </table:table-cell>
          <table:table-cell table:style-name="Default" table:formula="of:=[.BE31]/[.BD31]" office:value-type="float" office:value="0.0410718163803085">
            <text:p>0.0410718164</text:p>
          </table:table-cell>
          <table:table-cell table:style-name="Default" table:formula="of:=[.BC31]/[.BD31]" office:value-type="float" office:value="4.02968343423468">
            <text:p>4.0296834342</text:p>
          </table:table-cell>
          <table:table-cell office:value-type="float" office:value="176635753">
            <text:p>176635753</text:p>
          </table:table-cell>
          <table:table-cell office:value-type="float" office:value="43907073">
            <text:p>43907073</text:p>
          </table:table-cell>
          <table:table-cell office:value-type="float" office:value="1790648">
            <text:p>1790648</text:p>
          </table:table-cell>
          <table:table-cell office:value-type="float" office:value="43">
            <text:p>43.000000</text:p>
          </table:table-cell>
          <table:table-cell table:style-name="Default" table:formula="of:=[.BK31]/[.BM31]/10^3" office:value-type="float" office:value="1021.09472093023">
            <text:p>1021.0947209302</text:p>
          </table:table-cell>
          <table:table-cell table:style-name="Default" table:formula="of:=[.BL31]/[.BK31]" office:value-type="float" office:value="0.0407826775426365">
            <text:p>0.0407826775</text:p>
          </table:table-cell>
          <table:table-cell table:style-name="Default" table:formula="of:=[.BJ31]/[.BK31]" office:value-type="float" office:value="4.02294530086303">
            <text:p>4.0229453009</text:p>
          </table:table-cell>
          <table:table-cell office:value-type="float" office:value="264731634">
            <text:p>264731634</text:p>
          </table:table-cell>
          <table:table-cell office:value-type="float" office:value="43908008">
            <text:p>43908008</text:p>
          </table:table-cell>
          <table:table-cell office:value-type="float" office:value="2112264">
            <text:p>2112264</text:p>
          </table:table-cell>
          <table:table-cell office:value-type="float" office:value="97">
            <text:p>97.000000</text:p>
          </table:table-cell>
          <table:table-cell table:style-name="Default" table:formula="of:=[.BR31]/[.BT31]/10^3" office:value-type="float" office:value="452.65987628866">
            <text:p>452.6598762887</text:p>
          </table:table-cell>
          <table:table-cell table:style-name="Default" table:formula="of:=[.BS31]/[.BR31]" office:value-type="float" office:value="0.0481065777340662">
            <text:p>0.0481065777</text:p>
          </table:table-cell>
          <table:table-cell table:style-name="Default" table:formula="of:=[.BQ31]/[.BR31]" office:value-type="float" office:value="6.02923352842607">
            <text:p>6.0292335284</text:p>
          </table:table-cell>
          <table:table-cell office:value-type="float" office:value="256">
            <text:p>256</text:p>
          </table:table-cell>
          <table:table-cell office:value-type="float" office:value="822002478">
            <text:p>822002478</text:p>
          </table:table-cell>
          <table:table-cell office:value-type="float" office:value="33564108">
            <text:p>33564108</text:p>
          </table:table-cell>
          <table:table-cell office:value-type="float" office:value="207420">
            <text:p>207420</text:p>
          </table:table-cell>
          <table:table-cell office:value-type="float" office:value="174">
            <text:p>174</text:p>
          </table:table-cell>
          <table:table-cell table:style-name="Default" table:formula="of:=[.BZ31]/[.CB31]/10^3" office:value-type="float" office:value="192.897172413793">
            <text:p>192.8971724138</text:p>
          </table:table-cell>
          <table:table-cell table:style-name="Default" table:formula="of:=[.CA31]/[.BZ31]" office:value-type="float" office:value="0.00617981565307798">
            <text:p>0.0061798157</text:p>
          </table:table-cell>
          <table:table-cell table:style-name="Default" table:formula="of:=[.BY31]/[.BZ31]" office:value-type="float" office:value="24.4905205882427">
            <text:p>24.4905205882</text:p>
          </table:table-cell>
          <table:table-cell office:value-type="float" office:value="68496489">
            <text:p>68496489</text:p>
          </table:table-cell>
          <table:table-cell office:value-type="float" office:value="43828582">
            <text:p>43828582</text:p>
          </table:table-cell>
          <table:table-cell office:value-type="float" office:value="143796">
            <text:p>143796</text:p>
          </table:table-cell>
          <table:table-cell office:value-type="float" office:value="16">
            <text:p>16</text:p>
          </table:table-cell>
          <table:table-cell table:style-name="Default" table:formula="of:=[.CG31]/[.CI31]/10^3" office:value-type="float" office:value="2739.286375">
            <text:p>2739.286375</text:p>
          </table:table-cell>
          <table:table-cell table:style-name="Default" table:formula="of:=[.CH31]/[.CG31]" office:value-type="float" office:value="0.00328087274190162">
            <text:p>0.0032808727</text:p>
          </table:table-cell>
          <table:table-cell table:style-name="Default" table:formula="of:=[.CF31]/[.CG31]" office:value-type="float" office:value="1.56282694703653">
            <text:p>1.562826947</text:p>
          </table:table-cell>
          <table:table-cell office:value-type="float" office:value="18155727">
            <text:p>18155727</text:p>
          </table:table-cell>
          <table:table-cell office:value-type="float" office:value="11060686">
            <text:p>11060686</text:p>
          </table:table-cell>
          <table:table-cell office:value-type="float" office:value="197661">
            <text:p>197661</text:p>
          </table:table-cell>
          <table:table-cell office:value-type="float" office:value="7">
            <text:p>7</text:p>
          </table:table-cell>
          <table:table-cell table:style-name="Default" table:formula="of:=[.CN31]/[.CP31]/10^3" office:value-type="float" office:value="1580.098">
            <text:p>1580.098</text:p>
          </table:table-cell>
          <table:table-cell table:style-name="Default" table:formula="of:=[.CO31]/[.CN31]" office:value-type="float" office:value="0.017870591390082">
            <text:p>0.0178705914</text:p>
          </table:table-cell>
          <table:table-cell table:style-name="Default" table:formula="of:=[.CM31]/[.CN31]" office:value-type="float" office:value="1.64146482415286">
            <text:p>1.641464824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32]" office:value-type="float" office:value="289">
            <text:p>289</text:p>
          </table:table-cell>
          <table:table-cell office:value-type="string">
            <text:p>,</text:p>
          </table:table-cell>
          <table:table-cell table:formula="of:=[.CS32]" office:value-type="float" office:value="1.65240356010731">
            <text:p>1.6524035601</text:p>
          </table:table-cell>
          <table:table-cell office:value-type="string">
            <text:p>)</text:p>
          </table:table-cell>
          <table:table-cell office:value-type="float" office:value="1123977097">
            <text:p>1123977097</text:p>
          </table:table-cell>
          <table:table-cell office:value-type="float" office:value="48803187">
            <text:p>48803187</text:p>
          </table:table-cell>
          <table:table-cell office:value-type="float" office:value="4297331">
            <text:p>4297331</text:p>
          </table:table-cell>
          <table:table-cell table:style-name="Default" office:value-type="float" office:value="262">
            <text:p>262</text:p>
          </table:table-cell>
          <table:table-cell table:style-name="Default" table:formula="of:=[.G32]/[.I32]/10^3" office:value-type="float" office:value="186.27170610687">
            <text:p>186.2717061069</text:p>
          </table:table-cell>
          <table:table-cell table:style-name="Default" table:formula="of:=[.H32]/[.G32]" office:value-type="float" office:value="0.0880543108793284">
            <text:p>0.0880543109</text:p>
          </table:table-cell>
          <table:table-cell table:style-name="Default" table:formula="of:=[.F32]/[.G32]" office:value-type="float" office:value="23.0308134794558">
            <text:p>23.0308134795</text:p>
          </table:table-cell>
          <table:table-cell office:value-type="float" office:value="1123977094">
            <text:p>1123977094</text:p>
          </table:table-cell>
          <table:table-cell office:value-type="float" office:value="48810495">
            <text:p>48810495</text:p>
          </table:table-cell>
          <table:table-cell office:value-type="float" office:value="1551506">
            <text:p>1551506</text:p>
          </table:table-cell>
          <table:table-cell office:value-type="float" office:value="242">
            <text:p>242.000000</text:p>
          </table:table-cell>
          <table:table-cell table:style-name="Default" table:formula="of:=[.N32]/[.P32]/10^3" office:value-type="float" office:value="201.696260330579">
            <text:p>201.6962603306</text:p>
          </table:table-cell>
          <table:table-cell table:style-name="Default" table:formula="of:=[.O32]/[.N32]" office:value-type="float" office:value="0.031786319724887">
            <text:p>0.0317863197</text:p>
          </table:table-cell>
          <table:table-cell table:style-name="Default" table:formula="of:=[.M32]/[.N32]" office:value-type="float" office:value="23.0273652008651">
            <text:p>23.0273652009</text:p>
          </table:table-cell>
          <table:table-cell office:value-type="float" office:value="1123977096">
            <text:p>1123977096</text:p>
          </table:table-cell>
          <table:table-cell office:value-type="float" office:value="48788917">
            <text:p>48788917</text:p>
          </table:table-cell>
          <table:table-cell office:value-type="float" office:value="3985379">
            <text:p>3985379</text:p>
          </table:table-cell>
          <table:table-cell office:value-type="float" office:value="252">
            <text:p>252.000000</text:p>
          </table:table-cell>
          <table:table-cell table:style-name="Default" table:formula="of:=[.U32]/[.W32]/10^3" office:value-type="float" office:value="193.606813492063">
            <text:p>193.6068134921</text:p>
          </table:table-cell>
          <table:table-cell table:style-name="Default" table:formula="of:=[.V32]/[.U32]" office:value-type="float" office:value="0.081686154255074">
            <text:p>0.0816861543</text:p>
          </table:table-cell>
          <table:table-cell table:style-name="Default" table:formula="of:=[.T32]/[.U32]" office:value-type="float" office:value="23.037549613983">
            <text:p>23.037549614</text:p>
          </table:table-cell>
          <table:table-cell office:value-type="float" office:value="1123977100">
            <text:p>1123977100</text:p>
          </table:table-cell>
          <table:table-cell office:value-type="float" office:value="48840196">
            <text:p>48840196</text:p>
          </table:table-cell>
          <table:table-cell office:value-type="float" office:value="46569407">
            <text:p>46569407</text:p>
          </table:table-cell>
          <table:table-cell office:value-type="float" office:value="288">
            <text:p>288.000000</text:p>
          </table:table-cell>
          <table:table-cell table:style-name="Default" table:formula="of:=[.AB32]/[.AD32]/10^3" office:value-type="float" office:value="169.584013888889">
            <text:p>169.5840138889</text:p>
          </table:table-cell>
          <table:table-cell table:style-name="Default" table:formula="of:=[.AC32]/[.AB32]" office:value-type="float" office:value="0.953505735316869">
            <text:p>0.9535057353</text:p>
          </table:table-cell>
          <table:table-cell table:style-name="Default" table:formula="of:=[.AA32]/[.AB32]" office:value-type="float" office:value="23.0133617809396">
            <text:p>23.0133617809</text:p>
          </table:table-cell>
          <table:table-cell office:value-type="float" office:value="1123977094">
            <text:p>1123977094</text:p>
          </table:table-cell>
          <table:table-cell office:value-type="float" office:value="48811560">
            <text:p>48811560</text:p>
          </table:table-cell>
          <table:table-cell office:value-type="float" office:value="1724624">
            <text:p>1724624</text:p>
          </table:table-cell>
          <table:table-cell office:value-type="float" office:value="243">
            <text:p>243.000000</text:p>
          </table:table-cell>
          <table:table-cell table:style-name="Default" table:formula="of:=[.AI32]/[.AK32]/10^3" office:value-type="float" office:value="200.870617283951">
            <text:p>200.870617284</text:p>
          </table:table-cell>
          <table:table-cell table:style-name="Default" table:formula="of:=[.AJ32]/[.AI32]" office:value-type="float" office:value="0.035332286040438">
            <text:p>0.035332286</text:p>
          </table:table-cell>
          <table:table-cell table:style-name="Default" table:formula="of:=[.AH32]/[.AI32]" office:value-type="float" office:value="23.026862775949">
            <text:p>23.0268627759</text:p>
          </table:table-cell>
          <table:table-cell office:value-type="float" office:value="1123977099">
            <text:p>1123977099</text:p>
          </table:table-cell>
          <table:table-cell office:value-type="float" office:value="48842694">
            <text:p>48842694</text:p>
          </table:table-cell>
          <table:table-cell office:value-type="float" office:value="46425216">
            <text:p>46425216</text:p>
          </table:table-cell>
          <table:table-cell office:value-type="float" office:value="285">
            <text:p>285.000000</text:p>
          </table:table-cell>
          <table:table-cell table:style-name="Default" table:formula="of:=[.AP32]/[.AR32]/10^3" office:value-type="float" office:value="171.377873684211">
            <text:p>171.3778736842</text:p>
          </table:table-cell>
          <table:table-cell table:style-name="Default" table:formula="of:=[.AQ32]/[.AP32]" office:value-type="float" office:value="0.950504818591702">
            <text:p>0.9505048186</text:p>
          </table:table-cell>
          <table:table-cell table:style-name="Default" table:formula="of:=[.AO32]/[.AP32]" office:value-type="float" office:value="23.0121847701521">
            <text:p>23.0121847702</text:p>
          </table:table-cell>
          <table:table-cell office:value-type="float" office:value="293985476">
            <text:p>293985476</text:p>
          </table:table-cell>
          <table:table-cell office:value-type="float" office:value="48781458">
            <text:p>48781458</text:p>
          </table:table-cell>
          <table:table-cell office:value-type="float" office:value="4016398">
            <text:p>4016398</text:p>
          </table:table-cell>
          <table:table-cell office:value-type="float" office:value="107">
            <text:p>107.000000</text:p>
          </table:table-cell>
          <table:table-cell table:style-name="Default" table:formula="of:=[.AW32]/[.AY32]/10^3" office:value-type="float" office:value="455.901476635514">
            <text:p>455.9014766355</text:p>
          </table:table-cell>
          <table:table-cell table:style-name="Default" table:formula="of:=[.AX32]/[.AW32]" office:value-type="float" office:value="0.0823345214487029">
            <text:p>0.0823345214</text:p>
          </table:table-cell>
          <table:table-cell table:style-name="Default" table:formula="of:=[.AV32]/[.AW32]" office:value-type="float" office:value="6.02658239530274">
            <text:p>6.0265823953</text:p>
          </table:table-cell>
          <table:table-cell office:value-type="float" office:value="196512709">
            <text:p>196512709</text:p>
          </table:table-cell>
          <table:table-cell office:value-type="float" office:value="48779968">
            <text:p>48779968</text:p>
          </table:table-cell>
          <table:table-cell office:value-type="float" office:value="3746744">
            <text:p>3746744</text:p>
          </table:table-cell>
          <table:table-cell office:value-type="float" office:value="47">
            <text:p>47.000000</text:p>
          </table:table-cell>
          <table:table-cell table:style-name="Default" table:formula="of:=[.BD32]/[.BF32]/10^3" office:value-type="float" office:value="1037.87165957447">
            <text:p>1037.8716595745</text:p>
          </table:table-cell>
          <table:table-cell table:style-name="Default" table:formula="of:=[.BE32]/[.BD32]" office:value-type="float" office:value="0.076809070477455">
            <text:p>0.0768090705</text:p>
          </table:table-cell>
          <table:table-cell table:style-name="Default" table:formula="of:=[.BC32]/[.BD32]" office:value-type="float" office:value="4.0285534627657">
            <text:p>4.0285534628</text:p>
          </table:table-cell>
          <table:table-cell office:value-type="float" office:value="196206721">
            <text:p>196206721</text:p>
          </table:table-cell>
          <table:table-cell office:value-type="float" office:value="48782248">
            <text:p>48782248</text:p>
          </table:table-cell>
          <table:table-cell office:value-type="float" office:value="3767737">
            <text:p>3767737</text:p>
          </table:table-cell>
          <table:table-cell office:value-type="float" office:value="48">
            <text:p>48.000000</text:p>
          </table:table-cell>
          <table:table-cell table:style-name="Default" table:formula="of:=[.BK32]/[.BM32]/10^3" office:value-type="float" office:value="1016.29683333333">
            <text:p>1016.2968333333</text:p>
          </table:table-cell>
          <table:table-cell table:style-name="Default" table:formula="of:=[.BL32]/[.BK32]" office:value-type="float" office:value="0.0772358215226162">
            <text:p>0.0772358215</text:p>
          </table:table-cell>
          <table:table-cell table:style-name="Default" table:formula="of:=[.BJ32]/[.BK32]" office:value-type="float" office:value="4.02209264730892">
            <text:p>4.0220926473</text:p>
          </table:table-cell>
          <table:table-cell office:value-type="float" office:value="294068709">
            <text:p>294068709</text:p>
          </table:table-cell>
          <table:table-cell office:value-type="float" office:value="48782132">
            <text:p>48782132</text:p>
          </table:table-cell>
          <table:table-cell office:value-type="float" office:value="3995916">
            <text:p>3995916</text:p>
          </table:table-cell>
          <table:table-cell office:value-type="float" office:value="108">
            <text:p>108.000000</text:p>
          </table:table-cell>
          <table:table-cell table:style-name="Default" table:formula="of:=[.BR32]/[.BT32]/10^3" office:value-type="float" office:value="451.686407407408">
            <text:p>451.6864074074</text:p>
          </table:table-cell>
          <table:table-cell table:style-name="Default" table:formula="of:=[.BS32]/[.BR32]" office:value-type="float" office:value="0.0819135170229952">
            <text:p>0.081913517</text:p>
          </table:table-cell>
          <table:table-cell table:style-name="Default" table:formula="of:=[.BQ32]/[.BR32]" office:value-type="float" office:value="6.02820534781055">
            <text:p>6.0282053478</text:p>
          </table:table-cell>
          <table:table-cell office:value-type="float" office:value="289">
            <text:p>289</text:p>
          </table:table-cell>
          <table:table-cell office:value-type="float" office:value="1181037754">
            <text:p>1181037754</text:p>
          </table:table-cell>
          <table:table-cell office:value-type="float" office:value="48285383">
            <text:p>48285383</text:p>
          </table:table-cell>
          <table:table-cell office:value-type="float" office:value="308789">
            <text:p>308789</text:p>
          </table:table-cell>
          <table:table-cell office:value-type="float" office:value="248">
            <text:p>248</text:p>
          </table:table-cell>
          <table:table-cell table:style-name="Default" table:formula="of:=[.BZ32]/[.CB32]/10^3" office:value-type="float" office:value="194.699125">
            <text:p>194.699125</text:p>
          </table:table-cell>
          <table:table-cell table:style-name="Default" table:formula="of:=[.CA32]/[.BZ32]" office:value-type="float" office:value="0.00639508233785782">
            <text:p>0.0063950823</text:p>
          </table:table-cell>
          <table:table-cell table:style-name="Default" table:formula="of:=[.BY32]/[.BZ32]" office:value-type="float" office:value="24.4595295847607">
            <text:p>24.4595295848</text:p>
          </table:table-cell>
          <table:table-cell office:value-type="float" office:value="77235412">
            <text:p>77235412</text:p>
          </table:table-cell>
          <table:table-cell office:value-type="float" office:value="48783995">
            <text:p>48783995</text:p>
          </table:table-cell>
          <table:table-cell office:value-type="float" office:value="168746">
            <text:p>168746</text:p>
          </table:table-cell>
          <table:table-cell office:value-type="float" office:value="17">
            <text:p>17</text:p>
          </table:table-cell>
          <table:table-cell table:style-name="Default" table:formula="of:=[.CG32]/[.CI32]/10^3" office:value-type="float" office:value="2869.64676470588">
            <text:p>2869.6467647059</text:p>
          </table:table-cell>
          <table:table-cell table:style-name="Default" table:formula="of:=[.CH32]/[.CG32]" office:value-type="float" office:value="0.0034590443033622">
            <text:p>0.0034590443</text:p>
          </table:table-cell>
          <table:table-cell table:style-name="Default" table:formula="of:=[.CF32]/[.CG32]" office:value-type="float" office:value="1.58321211700682">
            <text:p>1.583212117</text:p>
          </table:table-cell>
          <table:table-cell office:value-type="float" office:value="20465608">
            <text:p>20465608</text:p>
          </table:table-cell>
          <table:table-cell office:value-type="float" office:value="12385357">
            <text:p>12385357</text:p>
          </table:table-cell>
          <table:table-cell office:value-type="float" office:value="232120">
            <text:p>232120</text:p>
          </table:table-cell>
          <table:table-cell office:value-type="float" office:value="7">
            <text:p>7</text:p>
          </table:table-cell>
          <table:table-cell table:style-name="Default" table:formula="of:=[.CN32]/[.CP32]/10^3" office:value-type="float" office:value="1769.33671428571">
            <text:p>1769.3367142857</text:p>
          </table:table-cell>
          <table:table-cell table:style-name="Default" table:formula="of:=[.CO32]/[.CN32]" office:value-type="float" office:value="0.0187414864181953">
            <text:p>0.0187414864</text:p>
          </table:table-cell>
          <table:table-cell table:style-name="Default" table:formula="of:=[.CM32]/[.CN32]" office:value-type="float" office:value="1.65240356010731">
            <text:p>1.652403560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33]" office:value-type="float" office:value="289">
            <text:p>289</text:p>
          </table:table-cell>
          <table:table-cell office:value-type="string">
            <text:p>,</text:p>
          </table:table-cell>
          <table:table-cell table:formula="of:=[.CS33]" office:value-type="float" office:value="1.64280052709969">
            <text:p>1.6428005271</text:p>
          </table:table-cell>
          <table:table-cell office:value-type="string">
            <text:p>)</text:p>
          </table:table-cell>
          <table:table-cell office:value-type="float" office:value="1244226905">
            <text:p>1244226905</text:p>
          </table:table-cell>
          <table:table-cell office:value-type="float" office:value="54012515">
            <text:p>54012515</text:p>
          </table:table-cell>
          <table:table-cell office:value-type="float" office:value="2736688">
            <text:p>2736688</text:p>
          </table:table-cell>
          <table:table-cell table:style-name="Default" office:value-type="float" office:value="282">
            <text:p>282</text:p>
          </table:table-cell>
          <table:table-cell table:style-name="Default" table:formula="of:=[.G33]/[.I33]/10^3" office:value-type="float" office:value="191.533741134752">
            <text:p>191.5337411348</text:p>
          </table:table-cell>
          <table:table-cell table:style-name="Default" table:formula="of:=[.H33]/[.G33]" office:value-type="float" office:value="0.0506676647069665">
            <text:p>0.0506676647</text:p>
          </table:table-cell>
          <table:table-cell table:style-name="Default" table:formula="of:=[.F33]/[.G33]" office:value-type="float" office:value="23.0359001983151">
            <text:p>23.0359001983</text:p>
          </table:table-cell>
          <table:table-cell office:value-type="float" office:value="1244226903">
            <text:p>1244226903</text:p>
          </table:table-cell>
          <table:table-cell office:value-type="float" office:value="54032237">
            <text:p>54032237</text:p>
          </table:table-cell>
          <table:table-cell office:value-type="float" office:value="1733471">
            <text:p>1733471</text:p>
          </table:table-cell>
          <table:table-cell office:value-type="float" office:value="266">
            <text:p>266.000000</text:p>
          </table:table-cell>
          <table:table-cell table:style-name="Default" table:formula="of:=[.N33]/[.P33]/10^3" office:value-type="float" office:value="203.128710526316">
            <text:p>203.1287105263</text:p>
          </table:table-cell>
          <table:table-cell table:style-name="Default" table:formula="of:=[.O33]/[.N33]" office:value-type="float" office:value="0.0320821623580012">
            <text:p>0.0320821624</text:p>
          </table:table-cell>
          <table:table-cell table:style-name="Default" table:formula="of:=[.M33]/[.N33]" office:value-type="float" office:value="23.0274919581804">
            <text:p>23.0274919582</text:p>
          </table:table-cell>
          <table:table-cell office:value-type="float" office:value="1244226904">
            <text:p>1244226904</text:p>
          </table:table-cell>
          <table:table-cell office:value-type="float" office:value="54010062">
            <text:p>54010062</text:p>
          </table:table-cell>
          <table:table-cell office:value-type="float" office:value="2278020">
            <text:p>2278020</text:p>
          </table:table-cell>
          <table:table-cell office:value-type="float" office:value="277">
            <text:p>277.000000</text:p>
          </table:table-cell>
          <table:table-cell table:style-name="Default" table:formula="of:=[.U33]/[.W33]/10^3" office:value-type="float" office:value="194.982173285199">
            <text:p>194.9821732852</text:p>
          </table:table-cell>
          <table:table-cell table:style-name="Default" table:formula="of:=[.V33]/[.U33]" office:value-type="float" office:value="0.0421776964447847">
            <text:p>0.0421776964</text:p>
          </table:table-cell>
          <table:table-cell table:style-name="Default" table:formula="of:=[.T33]/[.U33]" office:value-type="float" office:value="23.0369464119482">
            <text:p>23.0369464119</text:p>
          </table:table-cell>
          <table:table-cell office:value-type="float" office:value="1244226908">
            <text:p>1244226908</text:p>
          </table:table-cell>
          <table:table-cell office:value-type="float" office:value="54066486">
            <text:p>54066486</text:p>
          </table:table-cell>
          <table:table-cell office:value-type="float" office:value="59205583">
            <text:p>59205583</text:p>
          </table:table-cell>
          <table:table-cell office:value-type="float" office:value="314">
            <text:p>314.000000</text:p>
          </table:table-cell>
          <table:table-cell table:style-name="Default" table:formula="of:=[.AB33]/[.AD33]/10^3" office:value-type="float" office:value="172.186261146497">
            <text:p>172.1862611465</text:p>
          </table:table-cell>
          <table:table-cell table:style-name="Default" table:formula="of:=[.AC33]/[.AB33]" office:value-type="float" office:value="1.09505143352575">
            <text:p>1.0950514335</text:p>
          </table:table-cell>
          <table:table-cell table:style-name="Default" table:formula="of:=[.AA33]/[.AB33]" office:value-type="float" office:value="23.0129050369576">
            <text:p>23.012905037</text:p>
          </table:table-cell>
          <table:table-cell office:value-type="float" office:value="1244226904">
            <text:p>1244226904</text:p>
          </table:table-cell>
          <table:table-cell office:value-type="float" office:value="54036859">
            <text:p>54036859</text:p>
          </table:table-cell>
          <table:table-cell office:value-type="float" office:value="1909571">
            <text:p>1909571</text:p>
          </table:table-cell>
          <table:table-cell office:value-type="float" office:value="267">
            <text:p>267.000000</text:p>
          </table:table-cell>
          <table:table-cell table:style-name="Default" table:formula="of:=[.AI33]/[.AK33]/10^3" office:value-type="float" office:value="202.385239700375">
            <text:p>202.3852397004</text:p>
          </table:table-cell>
          <table:table-cell table:style-name="Default" table:formula="of:=[.AJ33]/[.AI33]" office:value-type="float" office:value="0.0353383049151691">
            <text:p>0.0353383049</text:p>
          </table:table-cell>
          <table:table-cell table:style-name="Default" table:formula="of:=[.AH33]/[.AI33]" office:value-type="float" office:value="23.0255223383728">
            <text:p>23.0255223384</text:p>
          </table:table-cell>
          <table:table-cell office:value-type="float" office:value="1244226908">
            <text:p>1244226908</text:p>
          </table:table-cell>
          <table:table-cell office:value-type="float" office:value="54059863">
            <text:p>54059863</text:p>
          </table:table-cell>
          <table:table-cell office:value-type="float" office:value="58992442">
            <text:p>58992442</text:p>
          </table:table-cell>
          <table:table-cell office:value-type="float" office:value="313">
            <text:p>313.000000</text:p>
          </table:table-cell>
          <table:table-cell table:style-name="Default" table:formula="of:=[.AP33]/[.AR33]/10^3" office:value-type="float" office:value="172.715217252396">
            <text:p>172.7152172524</text:p>
          </table:table-cell>
          <table:table-cell table:style-name="Default" table:formula="of:=[.AQ33]/[.AP33]" office:value-type="float" office:value="1.09124290603548">
            <text:p>1.091242906</text:p>
          </table:table-cell>
          <table:table-cell table:style-name="Default" table:formula="of:=[.AO33]/[.AP33]" office:value-type="float" office:value="23.0157244016693">
            <text:p>23.0157244017</text:p>
          </table:table-cell>
          <table:table-cell office:value-type="float" office:value="325407881">
            <text:p>325407881</text:p>
          </table:table-cell>
          <table:table-cell office:value-type="float" office:value="54002681">
            <text:p>54002681</text:p>
          </table:table-cell>
          <table:table-cell office:value-type="float" office:value="2532711">
            <text:p>2532711</text:p>
          </table:table-cell>
          <table:table-cell office:value-type="float" office:value="118">
            <text:p>118.000000</text:p>
          </table:table-cell>
          <table:table-cell table:style-name="Default" table:formula="of:=[.AW33]/[.AY33]/10^3" office:value-type="float" office:value="457.649838983051">
            <text:p>457.6498389831</text:p>
          </table:table-cell>
          <table:table-cell table:style-name="Default" table:formula="of:=[.AX33]/[.AW33]" office:value-type="float" office:value="0.0468997270709578">
            <text:p>0.0468997271</text:p>
          </table:table-cell>
          <table:table-cell table:style-name="Default" table:formula="of:=[.AV33]/[.AW33]" office:value-type="float" office:value="6.02577270191456">
            <text:p>6.0257727019</text:p>
          </table:table-cell>
          <table:table-cell office:value-type="float" office:value="217496985">
            <text:p>217496985</text:p>
          </table:table-cell>
          <table:table-cell office:value-type="float" office:value="54009888">
            <text:p>54009888</text:p>
          </table:table-cell>
          <table:table-cell office:value-type="float" office:value="2120928">
            <text:p>2120928</text:p>
          </table:table-cell>
          <table:table-cell office:value-type="float" office:value="49">
            <text:p>49.000000</text:p>
          </table:table-cell>
          <table:table-cell table:style-name="Default" table:formula="of:=[.BD33]/[.BF33]/10^3" office:value-type="float" office:value="1102.2426122449">
            <text:p>1102.2426122449</text:p>
          </table:table-cell>
          <table:table-cell table:style-name="Default" table:formula="of:=[.BE33]/[.BD33]" office:value-type="float" office:value="0.0392692538077472">
            <text:p>0.0392692538</text:p>
          </table:table-cell>
          <table:table-cell table:style-name="Default" table:formula="of:=[.BC33]/[.BD33]" office:value-type="float" office:value="4.02698455882745">
            <text:p>4.0269845588</text:p>
          </table:table-cell>
          <table:table-cell office:value-type="float" office:value="217166045">
            <text:p>217166045</text:p>
          </table:table-cell>
          <table:table-cell office:value-type="float" office:value="54009993">
            <text:p>54009993</text:p>
          </table:table-cell>
          <table:table-cell office:value-type="float" office:value="2115043">
            <text:p>2115043</text:p>
          </table:table-cell>
          <table:table-cell office:value-type="float" office:value="49">
            <text:p>49.000000</text:p>
          </table:table-cell>
          <table:table-cell table:style-name="Default" table:formula="of:=[.BK33]/[.BM33]/10^3" office:value-type="float" office:value="1102.24475510204">
            <text:p>1102.244755102</text:p>
          </table:table-cell>
          <table:table-cell table:style-name="Default" table:formula="of:=[.BL33]/[.BK33]" office:value-type="float" office:value="0.0391602161474081">
            <text:p>0.0391602161</text:p>
          </table:table-cell>
          <table:table-cell table:style-name="Default" table:formula="of:=[.BJ33]/[.BK33]" office:value-type="float" office:value="4.0208493454165">
            <text:p>4.0208493454</text:p>
          </table:table-cell>
          <table:table-cell office:value-type="float" office:value="325496986">
            <text:p>325496986</text:p>
          </table:table-cell>
          <table:table-cell office:value-type="float" office:value="54002737">
            <text:p>54002737</text:p>
          </table:table-cell>
          <table:table-cell office:value-type="float" office:value="2555190">
            <text:p>2555190</text:p>
          </table:table-cell>
          <table:table-cell office:value-type="float" office:value="118">
            <text:p>118.000000</text:p>
          </table:table-cell>
          <table:table-cell table:style-name="Default" table:formula="of:=[.BR33]/[.BT33]/10^3" office:value-type="float" office:value="457.650313559322">
            <text:p>457.6503135593</text:p>
          </table:table-cell>
          <table:table-cell table:style-name="Default" table:formula="of:=[.BS33]/[.BR33]" office:value-type="float" office:value="0.0473159351163998">
            <text:p>0.0473159351</text:p>
          </table:table-cell>
          <table:table-cell table:style-name="Default" table:formula="of:=[.BQ33]/[.BR33]" office:value-type="float" office:value="6.02741646224339">
            <text:p>6.0274164622</text:p>
          </table:table-cell>
          <table:table-cell office:value-type="float" office:value="289">
            <text:p>289</text:p>
          </table:table-cell>
          <table:table-cell office:value-type="float" office:value="1181037754">
            <text:p>1181037754</text:p>
          </table:table-cell>
          <table:table-cell office:value-type="float" office:value="48284817">
            <text:p>48284817</text:p>
          </table:table-cell>
          <table:table-cell office:value-type="float" office:value="308353">
            <text:p>308353</text:p>
          </table:table-cell>
          <table:table-cell office:value-type="float" office:value="247">
            <text:p>247</text:p>
          </table:table-cell>
          <table:table-cell table:style-name="Default" table:formula="of:=[.BZ33]/[.CB33]/10^3" office:value-type="float" office:value="195.485089068826">
            <text:p>195.4850890688</text:p>
          </table:table-cell>
          <table:table-cell table:style-name="Default" table:formula="of:=[.CA33]/[.BZ33]" office:value-type="float" office:value="0.0063861275481276">
            <text:p>0.0063861275</text:p>
          </table:table-cell>
          <table:table-cell table:style-name="Default" table:formula="of:=[.BY33]/[.BZ33]" office:value-type="float" office:value="24.4598163020893">
            <text:p>24.4598163021</text:p>
          </table:table-cell>
          <table:table-cell office:value-type="float" office:value="84529714">
            <text:p>84529714</text:p>
          </table:table-cell>
          <table:table-cell office:value-type="float" office:value="54009727">
            <text:p>54009727</text:p>
          </table:table-cell>
          <table:table-cell office:value-type="float" office:value="182187">
            <text:p>182187</text:p>
          </table:table-cell>
          <table:table-cell office:value-type="float" office:value="18">
            <text:p>18</text:p>
          </table:table-cell>
          <table:table-cell table:style-name="Default" table:formula="of:=[.CG33]/[.CI33]/10^3" office:value-type="float" office:value="3000.54038888889">
            <text:p>3000.5403888889</text:p>
          </table:table-cell>
          <table:table-cell table:style-name="Default" table:formula="of:=[.CH33]/[.CG33]" office:value-type="float" office:value="0.00337322571543455">
            <text:p>0.0033732257</text:p>
          </table:table-cell>
          <table:table-cell table:style-name="Default" table:formula="of:=[.CF33]/[.CG33]" office:value-type="float" office:value="1.5650831562248">
            <text:p>1.5650831562</text:p>
          </table:table-cell>
          <table:table-cell office:value-type="float" office:value="22336615">
            <text:p>22336615</text:p>
          </table:table-cell>
          <table:table-cell office:value-type="float" office:value="13596669">
            <text:p>13596669</text:p>
          </table:table-cell>
          <table:table-cell office:value-type="float" office:value="246805">
            <text:p>246805</text:p>
          </table:table-cell>
          <table:table-cell office:value-type="float" office:value="7">
            <text:p>7</text:p>
          </table:table-cell>
          <table:table-cell table:style-name="Default" table:formula="of:=[.CN33]/[.CP33]/10^3" office:value-type="float" office:value="1942.38128571429">
            <text:p>1942.3812857143</text:p>
          </table:table-cell>
          <table:table-cell table:style-name="Default" table:formula="of:=[.CO33]/[.CN33]" office:value-type="float" office:value="0.0181518723446162">
            <text:p>0.0181518723</text:p>
          </table:table-cell>
          <table:table-cell table:style-name="Default" table:formula="of:=[.CM33]/[.CN33]" office:value-type="float" office:value="1.64280052709969">
            <text:p>1.642800527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34]" office:value-type="float" office:value="289">
            <text:p>289</text:p>
          </table:table-cell>
          <table:table-cell office:value-type="string">
            <text:p>,</text:p>
          </table:table-cell>
          <table:table-cell table:formula="of:=[.CS34]" office:value-type="float" office:value="1.65147935403659">
            <text:p>1.651479354</text:p>
          </table:table-cell>
          <table:table-cell office:value-type="string">
            <text:p>)</text:p>
          </table:table-cell>
          <table:table-cell office:value-type="float" office:value="1372761639">
            <text:p>1372761639</text:p>
          </table:table-cell>
          <table:table-cell office:value-type="float" office:value="59594483">
            <text:p>59594483</text:p>
          </table:table-cell>
          <table:table-cell office:value-type="float" office:value="3766651">
            <text:p>3766651</text:p>
          </table:table-cell>
          <table:table-cell table:style-name="Default" office:value-type="float" office:value="315">
            <text:p>315</text:p>
          </table:table-cell>
          <table:table-cell table:style-name="Default" table:formula="of:=[.G34]/[.I34]/10^3" office:value-type="float" office:value="189.188834920635">
            <text:p>189.1888349206</text:p>
          </table:table-cell>
          <table:table-cell table:style-name="Default" table:formula="of:=[.H34]/[.G34]" office:value-type="float" office:value="0.0632046929579035">
            <text:p>0.063204693</text:p>
          </table:table-cell>
          <table:table-cell table:style-name="Default" table:formula="of:=[.F34]/[.G34]" office:value-type="float" office:value="23.0350456937432">
            <text:p>23.0350456937</text:p>
          </table:table-cell>
          <table:table-cell office:value-type="float" office:value="1372761637">
            <text:p>1372761637</text:p>
          </table:table-cell>
          <table:table-cell office:value-type="float" office:value="59619943">
            <text:p>59619943</text:p>
          </table:table-cell>
          <table:table-cell office:value-type="float" office:value="1895090">
            <text:p>1895090</text:p>
          </table:table-cell>
          <table:table-cell office:value-type="float" office:value="293">
            <text:p>293.000000</text:p>
          </table:table-cell>
          <table:table-cell table:style-name="Default" table:formula="of:=[.N34]/[.P34]/10^3" office:value-type="float" office:value="203.481034129693">
            <text:p>203.4810341297</text:p>
          </table:table-cell>
          <table:table-cell table:style-name="Default" table:formula="of:=[.O34]/[.N34]" office:value-type="float" office:value="0.0317861759780616">
            <text:p>0.031786176</text:p>
          </table:table-cell>
          <table:table-cell table:style-name="Default" table:formula="of:=[.M34]/[.N34]" office:value-type="float" office:value="23.025208813098">
            <text:p>23.0252088131</text:p>
          </table:table-cell>
          <table:table-cell office:value-type="float" office:value="1372761638">
            <text:p>1372761638</text:p>
          </table:table-cell>
          <table:table-cell office:value-type="float" office:value="59594472">
            <text:p>59594472</text:p>
          </table:table-cell>
          <table:table-cell office:value-type="float" office:value="2765963">
            <text:p>2765963</text:p>
          </table:table-cell>
          <table:table-cell office:value-type="float" office:value="306">
            <text:p>306.000000</text:p>
          </table:table-cell>
          <table:table-cell table:style-name="Default" table:formula="of:=[.U34]/[.W34]/10^3" office:value-type="float" office:value="194.753176470588">
            <text:p>194.7531764706</text:p>
          </table:table-cell>
          <table:table-cell table:style-name="Default" table:formula="of:=[.V34]/[.U34]" office:value-type="float" office:value="0.046413080058835">
            <text:p>0.0464130801</text:p>
          </table:table-cell>
          <table:table-cell table:style-name="Default" table:formula="of:=[.T34]/[.U34]" office:value-type="float" office:value="23.0350499287921">
            <text:p>23.0350499288</text:p>
          </table:table-cell>
          <table:table-cell office:value-type="float" office:value="1372761642">
            <text:p>1372761642</text:p>
          </table:table-cell>
          <table:table-cell office:value-type="float" office:value="59648688">
            <text:p>59648688</text:p>
          </table:table-cell>
          <table:table-cell office:value-type="float" office:value="64763215">
            <text:p>64763215</text:p>
          </table:table-cell>
          <table:table-cell office:value-type="float" office:value="348">
            <text:p>348.000000</text:p>
          </table:table-cell>
          <table:table-cell table:style-name="Default" table:formula="of:=[.AB34]/[.AD34]/10^3" office:value-type="float" office:value="171.404275862069">
            <text:p>171.4042758621</text:p>
          </table:table-cell>
          <table:table-cell table:style-name="Default" table:formula="of:=[.AC34]/[.AB34]" office:value-type="float" office:value="1.08574416590688">
            <text:p>1.0857441659</text:p>
          </table:table-cell>
          <table:table-cell table:style-name="Default" table:formula="of:=[.AA34]/[.AB34]" office:value-type="float" office:value="23.0141129340515">
            <text:p>23.0141129341</text:p>
          </table:table-cell>
          <table:table-cell office:value-type="float" office:value="1372761637">
            <text:p>1372761637</text:p>
          </table:table-cell>
          <table:table-cell office:value-type="float" office:value="59619426">
            <text:p>59619426</text:p>
          </table:table-cell>
          <table:table-cell office:value-type="float" office:value="2085472">
            <text:p>2085472</text:p>
          </table:table-cell>
          <table:table-cell office:value-type="float" office:value="294">
            <text:p>294.000000</text:p>
          </table:table-cell>
          <table:table-cell table:style-name="Default" table:formula="of:=[.AI34]/[.AK34]/10^3" office:value-type="float" office:value="202.787163265306">
            <text:p>202.7871632653</text:p>
          </table:table-cell>
          <table:table-cell table:style-name="Default" table:formula="of:=[.AJ34]/[.AI34]" office:value-type="float" office:value="0.0349797396573392">
            <text:p>0.0349797397</text:p>
          </table:table-cell>
          <table:table-cell table:style-name="Default" table:formula="of:=[.AH34]/[.AI34]" office:value-type="float" office:value="23.0254084801152">
            <text:p>23.0254084801</text:p>
          </table:table-cell>
          <table:table-cell office:value-type="float" office:value="1372761645">
            <text:p>1372761645</text:p>
          </table:table-cell>
          <table:table-cell office:value-type="float" office:value="59666801">
            <text:p>59666801</text:p>
          </table:table-cell>
          <table:table-cell office:value-type="float" office:value="64794691">
            <text:p>64794691</text:p>
          </table:table-cell>
          <table:table-cell office:value-type="float" office:value="346">
            <text:p>346.000000</text:p>
          </table:table-cell>
          <table:table-cell table:style-name="Default" table:formula="of:=[.AP34]/[.AR34]/10^3" office:value-type="float" office:value="172.447401734104">
            <text:p>172.4474017341</text:p>
          </table:table-cell>
          <table:table-cell table:style-name="Default" table:formula="of:=[.AQ34]/[.AP34]" office:value-type="float" office:value="1.08594209701304">
            <text:p>1.085942097</text:p>
          </table:table-cell>
          <table:table-cell table:style-name="Default" table:formula="of:=[.AO34]/[.AP34]" office:value-type="float" office:value="23.0071266096535">
            <text:p>23.0071266097</text:p>
          </table:table-cell>
          <table:table-cell office:value-type="float" office:value="358993414">
            <text:p>358993414</text:p>
          </table:table-cell>
          <table:table-cell office:value-type="float" office:value="59586652">
            <text:p>59586652</text:p>
          </table:table-cell>
          <table:table-cell office:value-type="float" office:value="3399481">
            <text:p>3399481</text:p>
          </table:table-cell>
          <table:table-cell office:value-type="float" office:value="130">
            <text:p>130.000000</text:p>
          </table:table-cell>
          <table:table-cell table:style-name="Default" table:formula="of:=[.AW34]/[.AY34]/10^3" office:value-type="float" office:value="458.358861538462">
            <text:p>458.3588615385</text:p>
          </table:table-cell>
          <table:table-cell table:style-name="Default" table:formula="of:=[.AX34]/[.AW34]" office:value-type="float" office:value="0.0570510489496876">
            <text:p>0.0570510489</text:p>
          </table:table-cell>
          <table:table-cell table:style-name="Default" table:formula="of:=[.AV34]/[.AW34]" office:value-type="float" office:value="6.02472872615834">
            <text:p>6.0247287262</text:p>
          </table:table-cell>
          <table:table-cell office:value-type="float" office:value="239924588">
            <text:p>239924588</text:p>
          </table:table-cell>
          <table:table-cell office:value-type="float" office:value="59592443">
            <text:p>59592443</text:p>
          </table:table-cell>
          <table:table-cell office:value-type="float" office:value="3283147">
            <text:p>3283147</text:p>
          </table:table-cell>
          <table:table-cell office:value-type="float" office:value="56">
            <text:p>56.000000</text:p>
          </table:table-cell>
          <table:table-cell table:style-name="Default" table:formula="of:=[.BD34]/[.BF34]/10^3" office:value-type="float" office:value="1064.15076785714">
            <text:p>1064.1507678572</text:p>
          </table:table-cell>
          <table:table-cell table:style-name="Default" table:formula="of:=[.BE34]/[.BD34]" office:value-type="float" office:value="0.0550933446376749">
            <text:p>0.0550933446</text:p>
          </table:table-cell>
          <table:table-cell table:style-name="Default" table:formula="of:=[.BC34]/[.BD34]" office:value-type="float" office:value="4.02609082497256">
            <text:p>4.026090825</text:p>
          </table:table-cell>
          <table:table-cell office:value-type="float" office:value="239574247">
            <text:p>239574247</text:p>
          </table:table-cell>
          <table:table-cell office:value-type="float" office:value="59594881">
            <text:p>59594881</text:p>
          </table:table-cell>
          <table:table-cell office:value-type="float" office:value="3292115">
            <text:p>3292115</text:p>
          </table:table-cell>
          <table:table-cell office:value-type="float" office:value="56">
            <text:p>56.000000</text:p>
          </table:table-cell>
          <table:table-cell table:style-name="Default" table:formula="of:=[.BK34]/[.BM34]/10^3" office:value-type="float" office:value="1064.19430357143">
            <text:p>1064.1943035714</text:p>
          </table:table-cell>
          <table:table-cell table:style-name="Default" table:formula="of:=[.BL34]/[.BK34]" office:value-type="float" office:value="0.0552415735170274">
            <text:p>0.0552415735</text:p>
          </table:table-cell>
          <table:table-cell table:style-name="Default" table:formula="of:=[.BJ34]/[.BK34]" office:value-type="float" office:value="4.02004740977669">
            <text:p>4.0200474098</text:p>
          </table:table-cell>
          <table:table-cell office:value-type="float" office:value="359088590">
            <text:p>359088590</text:p>
          </table:table-cell>
          <table:table-cell office:value-type="float" office:value="59587744">
            <text:p>59587744</text:p>
          </table:table-cell>
          <table:table-cell office:value-type="float" office:value="3479402">
            <text:p>3479402</text:p>
          </table:table-cell>
          <table:table-cell office:value-type="float" office:value="130">
            <text:p>130.000000</text:p>
          </table:table-cell>
          <table:table-cell table:style-name="Default" table:formula="of:=[.BR34]/[.BT34]/10^3" office:value-type="float" office:value="458.367261538462">
            <text:p>458.3672615385</text:p>
          </table:table-cell>
          <table:table-cell table:style-name="Default" table:formula="of:=[.BS34]/[.BR34]" office:value-type="float" office:value="0.058391235620533">
            <text:p>0.0583912356</text:p>
          </table:table-cell>
          <table:table-cell table:style-name="Default" table:formula="of:=[.BQ34]/[.BR34]" office:value-type="float" office:value="6.02621555868938">
            <text:p>6.0262155587</text:p>
          </table:table-cell>
          <table:table-cell office:value-type="float" office:value="289">
            <text:p>289</text:p>
          </table:table-cell>
          <table:table-cell office:value-type="float" office:value="1181037756">
            <text:p>1181037756</text:p>
          </table:table-cell>
          <table:table-cell office:value-type="float" office:value="48285983">
            <text:p>48285983</text:p>
          </table:table-cell>
          <table:table-cell office:value-type="float" office:value="310232">
            <text:p>310232</text:p>
          </table:table-cell>
          <table:table-cell office:value-type="float" office:value="247">
            <text:p>247</text:p>
          </table:table-cell>
          <table:table-cell table:style-name="Default" table:formula="of:=[.BZ34]/[.CB34]/10^3" office:value-type="float" office:value="195.489809716599">
            <text:p>195.4898097166</text:p>
          </table:table-cell>
          <table:table-cell table:style-name="Default" table:formula="of:=[.CA34]/[.BZ34]" office:value-type="float" office:value="0.00642488732185487">
            <text:p>0.0064248873</text:p>
          </table:table-cell>
          <table:table-cell table:style-name="Default" table:formula="of:=[.BY34]/[.BZ34]" office:value-type="float" office:value="24.459225692889">
            <text:p>24.4592256929</text:p>
          </table:table-cell>
          <table:table-cell office:value-type="float" office:value="93080666">
            <text:p>93080666</text:p>
          </table:table-cell>
          <table:table-cell office:value-type="float" office:value="59593585">
            <text:p>59593585</text:p>
          </table:table-cell>
          <table:table-cell office:value-type="float" office:value="192036">
            <text:p>192036</text:p>
          </table:table-cell>
          <table:table-cell office:value-type="float" office:value="20">
            <text:p>20</text:p>
          </table:table-cell>
          <table:table-cell table:style-name="Default" table:formula="of:=[.CG34]/[.CI34]/10^3" office:value-type="float" office:value="2979.67925">
            <text:p>2979.67925</text:p>
          </table:table-cell>
          <table:table-cell table:style-name="Default" table:formula="of:=[.CH34]/[.CG34]" office:value-type="float" office:value="0.00322242738039673">
            <text:p>0.0032224274</text:p>
          </table:table-cell>
          <table:table-cell table:style-name="Default" table:formula="of:=[.CF34]/[.CG34]" office:value-type="float" office:value="1.56192425745154">
            <text:p>1.5619242575</text:p>
          </table:table-cell>
          <table:table-cell office:value-type="float" office:value="24957772">
            <text:p>24957772</text:p>
          </table:table-cell>
          <table:table-cell office:value-type="float" office:value="15112373">
            <text:p>15112373</text:p>
          </table:table-cell>
          <table:table-cell office:value-type="float" office:value="280960">
            <text:p>280960</text:p>
          </table:table-cell>
          <table:table-cell office:value-type="float" office:value="7">
            <text:p>7</text:p>
          </table:table-cell>
          <table:table-cell table:style-name="Default" table:formula="of:=[.CN34]/[.CP34]/10^3" office:value-type="float" office:value="2158.91042857143">
            <text:p>2158.9104285714</text:p>
          </table:table-cell>
          <table:table-cell table:style-name="Default" table:formula="of:=[.CO34]/[.CN34]" office:value-type="float" office:value="0.0185913886588162">
            <text:p>0.0185913887</text:p>
          </table:table-cell>
          <table:table-cell table:style-name="Default" table:formula="of:=[.CM34]/[.CN34]" office:value-type="float" office:value="1.65147935403659">
            <text:p>1.651479354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35]" office:value-type="float" office:value="289">
            <text:p>289</text:p>
          </table:table-cell>
          <table:table-cell office:value-type="string">
            <text:p>,</text:p>
          </table:table-cell>
          <table:table-cell table:formula="of:=[.CS35]" office:value-type="float" office:value="1.63765072487921">
            <text:p>1.6376507249</text:p>
          </table:table-cell>
          <table:table-cell office:value-type="string">
            <text:p>)</text:p>
          </table:table-cell>
          <table:table-cell office:value-type="float" office:value="1509857049">
            <text:p>1509857049</text:p>
          </table:table-cell>
          <table:table-cell office:value-type="float" office:value="65561208">
            <text:p>65561208</text:p>
          </table:table-cell>
          <table:table-cell office:value-type="float" office:value="4566891">
            <text:p>4566891</text:p>
          </table:table-cell>
          <table:table-cell table:style-name="Default" office:value-type="float" office:value="354">
            <text:p>354</text:p>
          </table:table-cell>
          <table:table-cell table:style-name="Default" table:formula="of:=[.G35]/[.I35]/10^3" office:value-type="float" office:value="185.201152542373">
            <text:p>185.2011525424</text:p>
          </table:table-cell>
          <table:table-cell table:style-name="Default" table:formula="of:=[.H35]/[.G35]" office:value-type="float" office:value="0.0696584327732338">
            <text:p>0.0696584328</text:p>
          </table:table-cell>
          <table:table-cell table:style-name="Default" table:formula="of:=[.F35]/[.G35]" office:value-type="float" office:value="23.0297319872446">
            <text:p>23.0297319872</text:p>
          </table:table-cell>
          <table:table-cell office:value-type="float" office:value="1509857046">
            <text:p>1509857046</text:p>
          </table:table-cell>
          <table:table-cell office:value-type="float" office:value="65575840">
            <text:p>65575840</text:p>
          </table:table-cell>
          <table:table-cell office:value-type="float" office:value="2094069">
            <text:p>2094069</text:p>
          </table:table-cell>
          <table:table-cell office:value-type="float" office:value="322">
            <text:p>322.000000</text:p>
          </table:table-cell>
          <table:table-cell table:style-name="Default" table:formula="of:=[.N35]/[.P35]/10^3" office:value-type="float" office:value="203.651677018634">
            <text:p>203.6516770186</text:p>
          </table:table-cell>
          <table:table-cell table:style-name="Default" table:formula="of:=[.O35]/[.N35]" office:value-type="float" office:value="0.0319335444273379">
            <text:p>0.0319335444</text:p>
          </table:table-cell>
          <table:table-cell table:style-name="Default" table:formula="of:=[.M35]/[.N35]" office:value-type="float" office:value="23.0245932953356">
            <text:p>23.0245932953</text:p>
          </table:table-cell>
          <table:table-cell office:value-type="float" office:value="1509857047">
            <text:p>1509857047</text:p>
          </table:table-cell>
          <table:table-cell office:value-type="float" office:value="65549006">
            <text:p>65549006</text:p>
          </table:table-cell>
          <table:table-cell office:value-type="float" office:value="2687626">
            <text:p>2687626</text:p>
          </table:table-cell>
          <table:table-cell office:value-type="float" office:value="336">
            <text:p>336.000000</text:p>
          </table:table-cell>
          <table:table-cell table:style-name="Default" table:formula="of:=[.U35]/[.W35]/10^3" office:value-type="float" office:value="195.086327380952">
            <text:p>195.086327381</text:p>
          </table:table-cell>
          <table:table-cell table:style-name="Default" table:formula="of:=[.V35]/[.U35]" office:value-type="float" office:value="0.0410017811711744">
            <text:p>0.0410017812</text:p>
          </table:table-cell>
          <table:table-cell table:style-name="Default" table:formula="of:=[.T35]/[.U35]" office:value-type="float" office:value="23.0340189597993">
            <text:p>23.0340189598</text:p>
          </table:table-cell>
          <table:table-cell office:value-type="float" office:value="1509857053">
            <text:p>1509857053</text:p>
          </table:table-cell>
          <table:table-cell office:value-type="float" office:value="65618139">
            <text:p>65618139</text:p>
          </table:table-cell>
          <table:table-cell office:value-type="float" office:value="73026261">
            <text:p>73026261</text:p>
          </table:table-cell>
          <table:table-cell office:value-type="float" office:value="389">
            <text:p>389.000000</text:p>
          </table:table-cell>
          <table:table-cell table:style-name="Default" table:formula="of:=[.AB35]/[.AD35]/10^3" office:value-type="float" office:value="168.684161953728">
            <text:p>168.6841619537</text:p>
          </table:table-cell>
          <table:table-cell table:style-name="Default" table:formula="of:=[.AC35]/[.AB35]" office:value-type="float" office:value="1.11289747184083">
            <text:p>1.1128974718</text:p>
          </table:table-cell>
          <table:table-cell table:style-name="Default" table:formula="of:=[.AA35]/[.AB35]" office:value-type="float" office:value="23.0097512061413">
            <text:p>23.0097512061</text:p>
          </table:table-cell>
          <table:table-cell office:value-type="float" office:value="1509857046">
            <text:p>1509857046</text:p>
          </table:table-cell>
          <table:table-cell office:value-type="float" office:value="65577519">
            <text:p>65577519</text:p>
          </table:table-cell>
          <table:table-cell office:value-type="float" office:value="2305520">
            <text:p>2305520</text:p>
          </table:table-cell>
          <table:table-cell office:value-type="float" office:value="323">
            <text:p>323.000000</text:p>
          </table:table-cell>
          <table:table-cell table:style-name="Default" table:formula="of:=[.AI35]/[.AK35]/10^3" office:value-type="float" office:value="203.026374613003">
            <text:p>203.026374613</text:p>
          </table:table-cell>
          <table:table-cell table:style-name="Default" table:formula="of:=[.AJ35]/[.AI35]" office:value-type="float" office:value="0.035157170249152">
            <text:p>0.0351571702</text:p>
          </table:table-cell>
          <table:table-cell table:style-name="Default" table:formula="of:=[.AH35]/[.AI35]" office:value-type="float" office:value="23.0240037900793">
            <text:p>23.0240037901</text:p>
          </table:table-cell>
          <table:table-cell office:value-type="float" office:value="1509857052">
            <text:p>1509857052</text:p>
          </table:table-cell>
          <table:table-cell office:value-type="float" office:value="65626432">
            <text:p>65626432</text:p>
          </table:table-cell>
          <table:table-cell office:value-type="float" office:value="73119611">
            <text:p>73119611</text:p>
          </table:table-cell>
          <table:table-cell office:value-type="float" office:value="388">
            <text:p>388.000000</text:p>
          </table:table-cell>
          <table:table-cell table:style-name="Default" table:formula="of:=[.AP35]/[.AR35]/10^3" office:value-type="float" office:value="169.140288659794">
            <text:p>169.1402886598</text:p>
          </table:table-cell>
          <table:table-cell table:style-name="Default" table:formula="of:=[.AQ35]/[.AP35]" office:value-type="float" office:value="1.11417928373738">
            <text:p>1.1141792837</text:p>
          </table:table-cell>
          <table:table-cell table:style-name="Default" table:formula="of:=[.AO35]/[.AP35]" office:value-type="float" office:value="23.0068435230488">
            <text:p>23.006843523</text:p>
          </table:table-cell>
          <table:table-cell office:value-type="float" office:value="394813820">
            <text:p>394813820</text:p>
          </table:table-cell>
          <table:table-cell office:value-type="float" office:value="65539300">
            <text:p>65539300</text:p>
          </table:table-cell>
          <table:table-cell office:value-type="float" office:value="3806225">
            <text:p>3806225</text:p>
          </table:table-cell>
          <table:table-cell office:value-type="float" office:value="143">
            <text:p>143.000000</text:p>
          </table:table-cell>
          <table:table-cell table:style-name="Default" table:formula="of:=[.AW35]/[.AY35]/10^3" office:value-type="float" office:value="458.316783216783">
            <text:p>458.3167832168</text:p>
          </table:table-cell>
          <table:table-cell table:style-name="Default" table:formula="of:=[.AX35]/[.AW35]" office:value-type="float" office:value="0.058075460067471">
            <text:p>0.0580754601</text:p>
          </table:table-cell>
          <table:table-cell table:style-name="Default" table:formula="of:=[.AV35]/[.AW35]" office:value-type="float" office:value="6.0240774619198">
            <text:p>6.0240774619</text:p>
          </table:table-cell>
          <table:table-cell office:value-type="float" office:value="263843264">
            <text:p>263843264</text:p>
          </table:table-cell>
          <table:table-cell office:value-type="float" office:value="65539313">
            <text:p>65539313</text:p>
          </table:table-cell>
          <table:table-cell office:value-type="float" office:value="3865064">
            <text:p>3865064</text:p>
          </table:table-cell>
          <table:table-cell office:value-type="float" office:value="64">
            <text:p>64.000000</text:p>
          </table:table-cell>
          <table:table-cell table:style-name="Default" table:formula="of:=[.BD35]/[.BF35]/10^3" office:value-type="float" office:value="1024.051765625">
            <text:p>1024.051765625</text:p>
          </table:table-cell>
          <table:table-cell table:style-name="Default" table:formula="of:=[.BE35]/[.BD35]" office:value-type="float" office:value="0.0589732150533833">
            <text:p>0.0589732151</text:p>
          </table:table-cell>
          <table:table-cell table:style-name="Default" table:formula="of:=[.BC35]/[.BD35]" office:value-type="float" office:value="4.02572520099501">
            <text:p>4.025725201</text:p>
          </table:table-cell>
          <table:table-cell office:value-type="float" office:value="263466265">
            <text:p>263466265</text:p>
          </table:table-cell>
          <table:table-cell office:value-type="float" office:value="65540429">
            <text:p>65540429</text:p>
          </table:table-cell>
          <table:table-cell office:value-type="float" office:value="3788576">
            <text:p>3788576</text:p>
          </table:table-cell>
          <table:table-cell office:value-type="float" office:value="64">
            <text:p>64.000000</text:p>
          </table:table-cell>
          <table:table-cell table:style-name="Default" table:formula="of:=[.BK35]/[.BM35]/10^3" office:value-type="float" office:value="1024.069203125">
            <text:p>1024.069203125</text:p>
          </table:table-cell>
          <table:table-cell table:style-name="Default" table:formula="of:=[.BL35]/[.BK35]" office:value-type="float" office:value="0.0578051754894677">
            <text:p>0.0578051755</text:p>
          </table:table-cell>
          <table:table-cell table:style-name="Default" table:formula="of:=[.BJ35]/[.BK35]" office:value-type="float" office:value="4.01990449284365">
            <text:p>4.0199044928</text:p>
          </table:table-cell>
          <table:table-cell office:value-type="float" office:value="394915266">
            <text:p>394915266</text:p>
          </table:table-cell>
          <table:table-cell office:value-type="float" office:value="65539959">
            <text:p>65539959</text:p>
          </table:table-cell>
          <table:table-cell office:value-type="float" office:value="3893981">
            <text:p>3893981</text:p>
          </table:table-cell>
          <table:table-cell office:value-type="float" office:value="143">
            <text:p>143.000000</text:p>
          </table:table-cell>
          <table:table-cell table:style-name="Default" table:formula="of:=[.BR35]/[.BT35]/10^3" office:value-type="float" office:value="458.321391608392">
            <text:p>458.3213916084</text:p>
          </table:table-cell>
          <table:table-cell table:style-name="Default" table:formula="of:=[.BS35]/[.BR35]" office:value-type="float" office:value="0.0594138455289543">
            <text:p>0.0594138455</text:p>
          </table:table-cell>
          <table:table-cell table:style-name="Default" table:formula="of:=[.BQ35]/[.BR35]" office:value-type="float" office:value="6.02556473982536">
            <text:p>6.0255647398</text:p>
          </table:table-cell>
          <table:table-cell office:value-type="float" office:value="289">
            <text:p>289</text:p>
          </table:table-cell>
          <table:table-cell office:value-type="float" office:value="1181037754">
            <text:p>1181037754</text:p>
          </table:table-cell>
          <table:table-cell office:value-type="float" office:value="48284987">
            <text:p>48284987</text:p>
          </table:table-cell>
          <table:table-cell office:value-type="float" office:value="310484">
            <text:p>310484</text:p>
          </table:table-cell>
          <table:table-cell office:value-type="float" office:value="247">
            <text:p>247</text:p>
          </table:table-cell>
          <table:table-cell table:style-name="Default" table:formula="of:=[.BZ35]/[.CB35]/10^3" office:value-type="float" office:value="195.485777327935">
            <text:p>195.4857773279</text:p>
          </table:table-cell>
          <table:table-cell table:style-name="Default" table:formula="of:=[.CA35]/[.BZ35]" office:value-type="float" office:value="0.00643023886492918">
            <text:p>0.0064302389</text:p>
          </table:table-cell>
          <table:table-cell table:style-name="Default" table:formula="of:=[.BY35]/[.BZ35]" office:value-type="float" office:value="24.4597301848709">
            <text:p>24.4597301849</text:p>
          </table:table-cell>
          <table:table-cell office:value-type="float" office:value="102291181">
            <text:p>102291181</text:p>
          </table:table-cell>
          <table:table-cell office:value-type="float" office:value="65555065">
            <text:p>65555065</text:p>
          </table:table-cell>
          <table:table-cell office:value-type="float" office:value="214296">
            <text:p>214296</text:p>
          </table:table-cell>
          <table:table-cell office:value-type="float" office:value="21">
            <text:p>21</text:p>
          </table:table-cell>
          <table:table-cell table:style-name="Default" table:formula="of:=[.CG35]/[.CI35]/10^3" office:value-type="float" office:value="3121.66976190476">
            <text:p>3121.6697619048</text:p>
          </table:table-cell>
          <table:table-cell table:style-name="Default" table:formula="of:=[.CH35]/[.CG35]" office:value-type="float" office:value="0.00326894649559115">
            <text:p>0.0032689465</text:p>
          </table:table-cell>
          <table:table-cell table:style-name="Default" table:formula="of:=[.CF35]/[.CG35]" office:value-type="float" office:value="1.56038562390259">
            <text:p>1.5603856239</text:p>
          </table:table-cell>
          <table:table-cell office:value-type="float" office:value="27013653">
            <text:p>27013653</text:p>
          </table:table-cell>
          <table:table-cell office:value-type="float" office:value="16495369">
            <text:p>16495369</text:p>
          </table:table-cell>
          <table:table-cell office:value-type="float" office:value="291623">
            <text:p>291623</text:p>
          </table:table-cell>
          <table:table-cell office:value-type="float" office:value="8">
            <text:p>8</text:p>
          </table:table-cell>
          <table:table-cell table:style-name="Default" table:formula="of:=[.CN35]/[.CP35]/10^3" office:value-type="float" office:value="2061.921125">
            <text:p>2061.921125</text:p>
          </table:table-cell>
          <table:table-cell table:style-name="Default" table:formula="of:=[.CO35]/[.CN35]" office:value-type="float" office:value="0.0176790831414562">
            <text:p>0.0176790831</text:p>
          </table:table-cell>
          <table:table-cell table:style-name="Default" table:formula="of:=[.CM35]/[.CN35]" office:value-type="float" office:value="1.63765072487921">
            <text:p>1.637650724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36]" office:value-type="float" office:value="324">
            <text:p>324</text:p>
          </table:table-cell>
          <table:table-cell office:value-type="string">
            <text:p>,</text:p>
          </table:table-cell>
          <table:table-cell table:formula="of:=[.CS36]" office:value-type="float" office:value="1.64569075427643">
            <text:p>1.6456907543</text:p>
          </table:table-cell>
          <table:table-cell office:value-type="string">
            <text:p>)</text:p>
          </table:table-cell>
          <table:table-cell office:value-type="float" office:value="1655789257">
            <text:p>1655789257</text:p>
          </table:table-cell>
          <table:table-cell office:value-type="float" office:value="71911270">
            <text:p>71911270</text:p>
          </table:table-cell>
          <table:table-cell office:value-type="float" office:value="5141757">
            <text:p>5141757</text:p>
          </table:table-cell>
          <table:table-cell table:style-name="Default" office:value-type="float" office:value="389">
            <text:p>389</text:p>
          </table:table-cell>
          <table:table-cell table:style-name="Default" table:formula="of:=[.G36]/[.I36]/10^3" office:value-type="float" office:value="184.861876606684">
            <text:p>184.8618766067</text:p>
          </table:table-cell>
          <table:table-cell table:style-name="Default" table:formula="of:=[.H36]/[.G36]" office:value-type="float" office:value="0.0715014072203147">
            <text:p>0.0715014072</text:p>
          </table:table-cell>
          <table:table-cell table:style-name="Default" table:formula="of:=[.F36]/[.G36]" office:value-type="float" office:value="23.0254486814097">
            <text:p>23.0254486814</text:p>
          </table:table-cell>
          <table:table-cell office:value-type="float" office:value="1655789254">
            <text:p>1655789254</text:p>
          </table:table-cell>
          <table:table-cell office:value-type="float" office:value="71917581">
            <text:p>71917581</text:p>
          </table:table-cell>
          <table:table-cell office:value-type="float" office:value="2287298">
            <text:p>2287298</text:p>
          </table:table-cell>
          <table:table-cell office:value-type="float" office:value="352">
            <text:p>352.000000</text:p>
          </table:table-cell>
          <table:table-cell table:style-name="Default" table:formula="of:=[.N36]/[.P36]/10^3" office:value-type="float" office:value="204.311309659091">
            <text:p>204.3113096591</text:p>
          </table:table-cell>
          <table:table-cell table:style-name="Default" table:formula="of:=[.O36]/[.N36]" office:value-type="float" office:value="0.0318044345790774">
            <text:p>0.0318044346</text:p>
          </table:table-cell>
          <table:table-cell table:style-name="Default" table:formula="of:=[.M36]/[.N36]" office:value-type="float" office:value="23.0234280822098">
            <text:p>23.0234280822</text:p>
          </table:table-cell>
          <table:table-cell office:value-type="float" office:value="1655789257">
            <text:p>1655789257</text:p>
          </table:table-cell>
          <table:table-cell office:value-type="float" office:value="71890600">
            <text:p>71890600</text:p>
          </table:table-cell>
          <table:table-cell office:value-type="float" office:value="3380925">
            <text:p>3380925</text:p>
          </table:table-cell>
          <table:table-cell office:value-type="float" office:value="369">
            <text:p>369.000000</text:p>
          </table:table-cell>
          <table:table-cell table:style-name="Default" table:formula="of:=[.U36]/[.W36]/10^3" office:value-type="float" office:value="194.825474254743">
            <text:p>194.8254742547</text:p>
          </table:table-cell>
          <table:table-cell table:style-name="Default" table:formula="of:=[.V36]/[.U36]" office:value-type="float" office:value="0.0470287492384262">
            <text:p>0.0470287492</text:p>
          </table:table-cell>
          <table:table-cell table:style-name="Default" table:formula="of:=[.T36]/[.U36]" office:value-type="float" office:value="23.032068963119">
            <text:p>23.0320689631</text:p>
          </table:table-cell>
          <table:table-cell office:value-type="float" office:value="1655789261">
            <text:p>1655789261</text:p>
          </table:table-cell>
          <table:table-cell office:value-type="float" office:value="71975497">
            <text:p>71975497</text:p>
          </table:table-cell>
          <table:table-cell office:value-type="float" office:value="79151038">
            <text:p>79151038</text:p>
          </table:table-cell>
          <table:table-cell office:value-type="float" office:value="426">
            <text:p>426.000000</text:p>
          </table:table-cell>
          <table:table-cell table:style-name="Default" table:formula="of:=[.AB36]/[.AD36]/10^3" office:value-type="float" office:value="168.9565657277">
            <text:p>168.9565657277</text:p>
          </table:table-cell>
          <table:table-cell table:style-name="Default" table:formula="of:=[.AC36]/[.AB36]" office:value-type="float" office:value="1.09969421954808">
            <text:p>1.0996942195</text:p>
          </table:table-cell>
          <table:table-cell table:style-name="Default" table:formula="of:=[.AA36]/[.AB36]" office:value-type="float" office:value="23.0049020849415">
            <text:p>23.0049020849</text:p>
          </table:table-cell>
          <table:table-cell office:value-type="float" office:value="1655789254">
            <text:p>1655789254</text:p>
          </table:table-cell>
          <table:table-cell office:value-type="float" office:value="71921503">
            <text:p>71921503</text:p>
          </table:table-cell>
          <table:table-cell office:value-type="float" office:value="2509926">
            <text:p>2509926</text:p>
          </table:table-cell>
          <table:table-cell office:value-type="float" office:value="354">
            <text:p>354.000000</text:p>
          </table:table-cell>
          <table:table-cell table:style-name="Default" table:formula="of:=[.AI36]/[.AK36]/10^3" office:value-type="float" office:value="203.168087570621">
            <text:p>203.1680875706</text:p>
          </table:table-cell>
          <table:table-cell table:style-name="Default" table:formula="of:=[.AJ36]/[.AI36]" office:value-type="float" office:value="0.0348981305354534">
            <text:p>0.0348981305</text:p>
          </table:table-cell>
          <table:table-cell table:style-name="Default" table:formula="of:=[.AH36]/[.AI36]" office:value-type="float" office:value="23.0221725761209">
            <text:p>23.0221725761</text:p>
          </table:table-cell>
          <table:table-cell office:value-type="float" office:value="1655789261">
            <text:p>1655789261</text:p>
          </table:table-cell>
          <table:table-cell office:value-type="float" office:value="71964615">
            <text:p>71964615</text:p>
          </table:table-cell>
          <table:table-cell office:value-type="float" office:value="79038889">
            <text:p>79038889</text:p>
          </table:table-cell>
          <table:table-cell office:value-type="float" office:value="424">
            <text:p>424.000000</text:p>
          </table:table-cell>
          <table:table-cell table:style-name="Default" table:formula="of:=[.AP36]/[.AR36]/10^3" office:value-type="float" office:value="169.727865566038">
            <text:p>169.727865566</text:p>
          </table:table-cell>
          <table:table-cell table:style-name="Default" table:formula="of:=[.AQ36]/[.AP36]" office:value-type="float" office:value="1.09830211695012">
            <text:p>1.098302117</text:p>
          </table:table-cell>
          <table:table-cell table:style-name="Default" table:formula="of:=[.AO36]/[.AP36]" office:value-type="float" office:value="23.0083807298907">
            <text:p>23.0083807299</text:p>
          </table:table-cell>
          <table:table-cell office:value-type="float" office:value="432941227">
            <text:p>432941227</text:p>
          </table:table-cell>
          <table:table-cell office:value-type="float" office:value="71879000">
            <text:p>71879000</text:p>
          </table:table-cell>
          <table:table-cell office:value-type="float" office:value="4289877">
            <text:p>4289877</text:p>
          </table:table-cell>
          <table:table-cell office:value-type="float" office:value="156">
            <text:p>156.000000</text:p>
          </table:table-cell>
          <table:table-cell table:style-name="Default" table:formula="of:=[.AW36]/[.AY36]/10^3" office:value-type="float" office:value="460.762820512821">
            <text:p>460.7628205128</text:p>
          </table:table-cell>
          <table:table-cell table:style-name="Default" table:formula="of:=[.AX36]/[.AW36]" office:value-type="float" office:value="0.0596819237885892">
            <text:p>0.0596819238</text:p>
          </table:table-cell>
          <table:table-cell table:style-name="Default" table:formula="of:=[.AV36]/[.AW36]" office:value-type="float" office:value="6.02319491089192">
            <text:p>6.0231949109</text:p>
          </table:table-cell>
          <table:table-cell office:value-type="float" office:value="289301139">
            <text:p>289301139</text:p>
          </table:table-cell>
          <table:table-cell office:value-type="float" office:value="71876970">
            <text:p>71876970</text:p>
          </table:table-cell>
          <table:table-cell office:value-type="float" office:value="4976687">
            <text:p>4976687</text:p>
          </table:table-cell>
          <table:table-cell office:value-type="float" office:value="71">
            <text:p>71.000000</text:p>
          </table:table-cell>
          <table:table-cell table:style-name="Default" table:formula="of:=[.BD36]/[.BF36]/10^3" office:value-type="float" office:value="1012.35169014085">
            <text:p>1012.3516901409</text:p>
          </table:table-cell>
          <table:table-cell table:style-name="Default" table:formula="of:=[.BE36]/[.BD36]" office:value-type="float" office:value="0.0692389648589806">
            <text:p>0.0692389649</text:p>
          </table:table-cell>
          <table:table-cell table:style-name="Default" table:formula="of:=[.BC36]/[.BD36]" office:value-type="float" office:value="4.02494900661505">
            <text:p>4.0249490066</text:p>
          </table:table-cell>
          <table:table-cell office:value-type="float" office:value="288903451">
            <text:p>288903451</text:p>
          </table:table-cell>
          <table:table-cell office:value-type="float" office:value="71878693">
            <text:p>71878693</text:p>
          </table:table-cell>
          <table:table-cell office:value-type="float" office:value="4856727">
            <text:p>4856727</text:p>
          </table:table-cell>
          <table:table-cell office:value-type="float" office:value="71">
            <text:p>71.000000</text:p>
          </table:table-cell>
          <table:table-cell table:style-name="Default" table:formula="of:=[.BK36]/[.BM36]/10^3" office:value-type="float" office:value="1012.37595774648">
            <text:p>1012.3759577465</text:p>
          </table:table-cell>
          <table:table-cell table:style-name="Default" table:formula="of:=[.BL36]/[.BK36]" office:value-type="float" office:value="0.0675683821908114">
            <text:p>0.0675683822</text:p>
          </table:table-cell>
          <table:table-cell table:style-name="Default" table:formula="of:=[.BJ36]/[.BK36]" office:value-type="float" office:value="4.01931975863835">
            <text:p>4.0193197586</text:p>
          </table:table-cell>
          <table:table-cell office:value-type="float" office:value="433049142">
            <text:p>433049142</text:p>
          </table:table-cell>
          <table:table-cell office:value-type="float" office:value="71879622">
            <text:p>71879622</text:p>
          </table:table-cell>
          <table:table-cell office:value-type="float" office:value="4421442">
            <text:p>4421442</text:p>
          </table:table-cell>
          <table:table-cell office:value-type="float" office:value="157">
            <text:p>157.000000</text:p>
          </table:table-cell>
          <table:table-cell table:style-name="Default" table:formula="of:=[.BR36]/[.BT36]/10^3" office:value-type="float" office:value="457.831987261146">
            <text:p>457.8319872611</text:p>
          </table:table-cell>
          <table:table-cell table:style-name="Default" table:formula="of:=[.BS36]/[.BR36]" office:value-type="float" office:value="0.0615117592020726">
            <text:p>0.0615117592</text:p>
          </table:table-cell>
          <table:table-cell table:style-name="Default" table:formula="of:=[.BQ36]/[.BR36]" office:value-type="float" office:value="6.02464411958093">
            <text:p>6.0246441196</text:p>
          </table:table-cell>
          <table:table-cell office:value-type="float" office:value="324">
            <text:p>324</text:p>
          </table:table-cell>
          <table:table-cell office:value-type="float" office:value="1662240182">
            <text:p>1662240182</text:p>
          </table:table-cell>
          <table:table-cell office:value-type="float" office:value="68037644">
            <text:p>68037644</text:p>
          </table:table-cell>
          <table:table-cell office:value-type="float" office:value="360946">
            <text:p>360946</text:p>
          </table:table-cell>
          <table:table-cell office:value-type="float" office:value="345">
            <text:p>345</text:p>
          </table:table-cell>
          <table:table-cell table:style-name="Default" table:formula="of:=[.BZ36]/[.CB36]/10^3" office:value-type="float" office:value="197.210562318841">
            <text:p>197.2105623188</text:p>
          </table:table-cell>
          <table:table-cell table:style-name="Default" table:formula="of:=[.CA36]/[.BZ36]" office:value-type="float" office:value="0.00530509257492808">
            <text:p>0.0053050926</text:p>
          </table:table-cell>
          <table:table-cell table:style-name="Default" table:formula="of:=[.BY36]/[.BZ36]" office:value-type="float" office:value="24.4311837429291">
            <text:p>24.4311837429</text:p>
          </table:table-cell>
          <table:table-cell office:value-type="float" office:value="111999610">
            <text:p>111999610</text:p>
          </table:table-cell>
          <table:table-cell office:value-type="float" office:value="71895346">
            <text:p>71895346</text:p>
          </table:table-cell>
          <table:table-cell office:value-type="float" office:value="224362">
            <text:p>224362</text:p>
          </table:table-cell>
          <table:table-cell office:value-type="float" office:value="23">
            <text:p>23</text:p>
          </table:table-cell>
          <table:table-cell table:style-name="Default" table:formula="of:=[.CG36]/[.CI36]/10^3" office:value-type="float" office:value="3125.88460869565">
            <text:p>3125.8846086957</text:p>
          </table:table-cell>
          <table:table-cell table:style-name="Default" table:formula="of:=[.CH36]/[.CG36]" office:value-type="float" office:value="0.00312067487650731">
            <text:p>0.0031206749</text:p>
          </table:table-cell>
          <table:table-cell table:style-name="Default" table:formula="of:=[.CF36]/[.CG36]" office:value-type="float" office:value="1.5578144654871">
            <text:p>1.5578144655</text:p>
          </table:table-cell>
          <table:table-cell office:value-type="float" office:value="29980893">
            <text:p>29980893</text:p>
          </table:table-cell>
          <table:table-cell office:value-type="float" office:value="18217817">
            <text:p>18217817</text:p>
          </table:table-cell>
          <table:table-cell office:value-type="float" office:value="335925">
            <text:p>335925</text:p>
          </table:table-cell>
          <table:table-cell office:value-type="float" office:value="8">
            <text:p>8</text:p>
          </table:table-cell>
          <table:table-cell table:style-name="Default" table:formula="of:=[.CN36]/[.CP36]/10^3" office:value-type="float" office:value="2277.227125">
            <text:p>2277.227125</text:p>
          </table:table-cell>
          <table:table-cell table:style-name="Default" table:formula="of:=[.CO36]/[.CN36]" office:value-type="float" office:value="0.0184393662533771">
            <text:p>0.0184393663</text:p>
          </table:table-cell>
          <table:table-cell table:style-name="Default" table:formula="of:=[.CM36]/[.CN36]" office:value-type="float" office:value="1.64569075427643">
            <text:p>1.645690754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37]" office:value-type="float" office:value="324">
            <text:p>324</text:p>
          </table:table-cell>
          <table:table-cell office:value-type="string">
            <text:p>,</text:p>
          </table:table-cell>
          <table:table-cell table:formula="of:=[.CS37]" office:value-type="float" office:value="1.6374257088888">
            <text:p>1.6374257089</text:p>
          </table:table-cell>
          <table:table-cell office:value-type="string">
            <text:p>)</text:p>
          </table:table-cell>
          <table:table-cell office:value-type="float" office:value="1810834268">
            <text:p>1810834268</text:p>
          </table:table-cell>
          <table:table-cell office:value-type="float" office:value="78622939">
            <text:p>78622939</text:p>
          </table:table-cell>
          <table:table-cell office:value-type="float" office:value="6789086">
            <text:p>6789086</text:p>
          </table:table-cell>
          <table:table-cell table:style-name="Default" office:value-type="float" office:value="417">
            <text:p>417</text:p>
          </table:table-cell>
          <table:table-cell table:style-name="Default" table:formula="of:=[.G37]/[.I37]/10^3" office:value-type="float" office:value="188.54421822542">
            <text:p>188.5442182254</text:p>
          </table:table-cell>
          <table:table-cell table:style-name="Default" table:formula="of:=[.H37]/[.G37]" office:value-type="float" office:value="0.0863499391697886">
            <text:p>0.0863499392</text:p>
          </table:table-cell>
          <table:table-cell table:style-name="Default" table:formula="of:=[.F37]/[.G37]" office:value-type="float" office:value="23.0318821839006">
            <text:p>23.0318821839</text:p>
          </table:table-cell>
          <table:table-cell office:value-type="float" office:value="1810834265">
            <text:p>1810834265</text:p>
          </table:table-cell>
          <table:table-cell office:value-type="float" office:value="78658471">
            <text:p>78658471</text:p>
          </table:table-cell>
          <table:table-cell office:value-type="float" office:value="2509978">
            <text:p>2509978</text:p>
          </table:table-cell>
          <table:table-cell office:value-type="float" office:value="385">
            <text:p>385.000000</text:p>
          </table:table-cell>
          <table:table-cell table:style-name="Default" table:formula="of:=[.N37]/[.P37]/10^3" office:value-type="float" office:value="204.307716883117">
            <text:p>204.3077168831</text:p>
          </table:table-cell>
          <table:table-cell table:style-name="Default" table:formula="of:=[.O37]/[.N37]" office:value-type="float" office:value="0.0319098244358195">
            <text:p>0.0319098244</text:p>
          </table:table-cell>
          <table:table-cell table:style-name="Default" table:formula="of:=[.M37]/[.N37]" office:value-type="float" office:value="23.0214780681409">
            <text:p>23.0214780681</text:p>
          </table:table-cell>
          <table:table-cell office:value-type="float" office:value="1810834267">
            <text:p>1810834267</text:p>
          </table:table-cell>
          <table:table-cell office:value-type="float" office:value="78625646">
            <text:p>78625646</text:p>
          </table:table-cell>
          <table:table-cell office:value-type="float" office:value="5003668">
            <text:p>5003668</text:p>
          </table:table-cell>
          <table:table-cell office:value-type="float" office:value="403">
            <text:p>403.000000</text:p>
          </table:table-cell>
          <table:table-cell table:style-name="Default" table:formula="of:=[.U37]/[.W37]/10^3" office:value-type="float" office:value="195.100858560794">
            <text:p>195.1008585608</text:p>
          </table:table-cell>
          <table:table-cell table:style-name="Default" table:formula="of:=[.V37]/[.U37]" office:value-type="float" office:value="0.0636391337248917">
            <text:p>0.0636391337</text:p>
          </table:table-cell>
          <table:table-cell table:style-name="Default" table:formula="of:=[.T37]/[.U37]" office:value-type="float" office:value="23.0310892072035">
            <text:p>23.0310892072</text:p>
          </table:table-cell>
          <table:table-cell office:value-type="float" office:value="1810834273">
            <text:p>1810834273</text:p>
          </table:table-cell>
          <table:table-cell office:value-type="float" office:value="78697103">
            <text:p>78697103</text:p>
          </table:table-cell>
          <table:table-cell office:value-type="float" office:value="87583210">
            <text:p>87583210</text:p>
          </table:table-cell>
          <table:table-cell office:value-type="float" office:value="463">
            <text:p>463.000000</text:p>
          </table:table-cell>
          <table:table-cell table:style-name="Default" table:formula="of:=[.AB37]/[.AD37]/10^3" office:value-type="float" office:value="169.972144708423">
            <text:p>169.9721447084</text:p>
          </table:table-cell>
          <table:table-cell table:style-name="Default" table:formula="of:=[.AC37]/[.AB37]" office:value-type="float" office:value="1.11291530007147">
            <text:p>1.1129153001</text:p>
          </table:table-cell>
          <table:table-cell table:style-name="Default" table:formula="of:=[.AA37]/[.AB37]" office:value-type="float" office:value="23.0101770455261">
            <text:p>23.0101770455</text:p>
          </table:table-cell>
          <table:table-cell office:value-type="float" office:value="1810834265">
            <text:p>1810834265</text:p>
          </table:table-cell>
          <table:table-cell office:value-type="float" office:value="78658578">
            <text:p>78658578</text:p>
          </table:table-cell>
          <table:table-cell office:value-type="float" office:value="2748363">
            <text:p>2748363</text:p>
          </table:table-cell>
          <table:table-cell office:value-type="float" office:value="386">
            <text:p>386.000000</text:p>
          </table:table-cell>
          <table:table-cell table:style-name="Default" table:formula="of:=[.AI37]/[.AK37]/10^3" office:value-type="float" office:value="203.778699481865">
            <text:p>203.7786994819</text:p>
          </table:table-cell>
          <table:table-cell table:style-name="Default" table:formula="of:=[.AJ37]/[.AI37]" office:value-type="float" office:value="0.0349404104406769">
            <text:p>0.0349404104</text:p>
          </table:table-cell>
          <table:table-cell table:style-name="Default" table:formula="of:=[.AH37]/[.AI37]" office:value-type="float" office:value="23.0214467518088">
            <text:p>23.0214467518</text:p>
          </table:table-cell>
          <table:table-cell office:value-type="float" office:value="1810834274">
            <text:p>1810834274</text:p>
          </table:table-cell>
          <table:table-cell office:value-type="float" office:value="78705433">
            <text:p>78705433</text:p>
          </table:table-cell>
          <table:table-cell office:value-type="float" office:value="87706749">
            <text:p>87706749</text:p>
          </table:table-cell>
          <table:table-cell office:value-type="float" office:value="462">
            <text:p>462.000000</text:p>
          </table:table-cell>
          <table:table-cell table:style-name="Default" table:formula="of:=[.AP37]/[.AR37]/10^3" office:value-type="float" office:value="170.35808008658">
            <text:p>170.3580800866</text:p>
          </table:table-cell>
          <table:table-cell table:style-name="Default" table:formula="of:=[.AQ37]/[.AP37]" office:value-type="float" office:value="1.11436714921573">
            <text:p>1.1143671492</text:p>
          </table:table-cell>
          <table:table-cell table:style-name="Default" table:formula="of:=[.AO37]/[.AP37]" office:value-type="float" office:value="23.0077417146031">
            <text:p>23.0077417146</text:p>
          </table:table-cell>
          <table:table-cell office:value-type="float" office:value="473447636">
            <text:p>473447636</text:p>
          </table:table-cell>
          <table:table-cell office:value-type="float" office:value="78609492">
            <text:p>78609492</text:p>
          </table:table-cell>
          <table:table-cell office:value-type="float" office:value="4632039">
            <text:p>4632039</text:p>
          </table:table-cell>
          <table:table-cell office:value-type="float" office:value="170">
            <text:p>170.000000</text:p>
          </table:table-cell>
          <table:table-cell table:style-name="Default" table:formula="of:=[.AW37]/[.AY37]/10^3" office:value-type="float" office:value="462.408776470588">
            <text:p>462.4087764706</text:p>
          </table:table-cell>
          <table:table-cell table:style-name="Default" table:formula="of:=[.AX37]/[.AW37]" office:value-type="float" office:value="0.0589246779511054">
            <text:p>0.058924678</text:p>
          </table:table-cell>
          <table:table-cell table:style-name="Default" table:formula="of:=[.AV37]/[.AW37]" office:value-type="float" office:value="6.02277948825824">
            <text:p>6.0227794883</text:p>
          </table:table-cell>
          <table:table-cell office:value-type="float" office:value="316346218">
            <text:p>316346218</text:p>
          </table:table-cell>
          <table:table-cell office:value-type="float" office:value="78616782">
            <text:p>78616782</text:p>
          </table:table-cell>
          <table:table-cell office:value-type="float" office:value="3927520">
            <text:p>3927520</text:p>
          </table:table-cell>
          <table:table-cell office:value-type="float" office:value="74">
            <text:p>74.000000</text:p>
          </table:table-cell>
          <table:table-cell table:style-name="Default" table:formula="of:=[.BD37]/[.BF37]/10^3" office:value-type="float" office:value="1062.38894594595">
            <text:p>1062.388945946</text:p>
          </table:table-cell>
          <table:table-cell table:style-name="Default" table:formula="of:=[.BE37]/[.BD37]" office:value-type="float" office:value="0.0499577812788114">
            <text:p>0.0499577813</text:p>
          </table:table-cell>
          <table:table-cell table:style-name="Default" table:formula="of:=[.BC37]/[.BD37]" office:value-type="float" office:value="4.02390189412739">
            <text:p>4.0239018941</text:p>
          </table:table-cell>
          <table:table-cell office:value-type="float" office:value="315920158">
            <text:p>315920158</text:p>
          </table:table-cell>
          <table:table-cell office:value-type="float" office:value="78617260">
            <text:p>78617260</text:p>
          </table:table-cell>
          <table:table-cell office:value-type="float" office:value="3935628">
            <text:p>3935628</text:p>
          </table:table-cell>
          <table:table-cell office:value-type="float" office:value="74">
            <text:p>74.000000</text:p>
          </table:table-cell>
          <table:table-cell table:style-name="Default" table:formula="of:=[.BK37]/[.BM37]/10^3" office:value-type="float" office:value="1062.39540540541">
            <text:p>1062.3954054054</text:p>
          </table:table-cell>
          <table:table-cell table:style-name="Default" table:formula="of:=[.BL37]/[.BK37]" office:value-type="float" office:value="0.0500606101001231">
            <text:p>0.0500606101</text:p>
          </table:table-cell>
          <table:table-cell table:style-name="Default" table:formula="of:=[.BJ37]/[.BK37]" office:value-type="float" office:value="4.01845800782169">
            <text:p>4.0184580078</text:p>
          </table:table-cell>
          <table:table-cell office:value-type="float" office:value="473562223">
            <text:p>473562223</text:p>
          </table:table-cell>
          <table:table-cell office:value-type="float" office:value="78610203">
            <text:p>78610203</text:p>
          </table:table-cell>
          <table:table-cell office:value-type="float" office:value="4702003">
            <text:p>4702003</text:p>
          </table:table-cell>
          <table:table-cell office:value-type="float" office:value="170">
            <text:p>170.000000</text:p>
          </table:table-cell>
          <table:table-cell table:style-name="Default" table:formula="of:=[.BR37]/[.BT37]/10^3" office:value-type="float" office:value="462.412958823529">
            <text:p>462.4129588235</text:p>
          </table:table-cell>
          <table:table-cell table:style-name="Default" table:formula="of:=[.BS37]/[.BR37]" office:value-type="float" office:value="0.059814156694138">
            <text:p>0.0598141567</text:p>
          </table:table-cell>
          <table:table-cell table:style-name="Default" table:formula="of:=[.BQ37]/[.BR37]" office:value-type="float" office:value="6.02418267511661">
            <text:p>6.0241826751</text:p>
          </table:table-cell>
          <table:table-cell office:value-type="float" office:value="324">
            <text:p>324</text:p>
          </table:table-cell>
          <table:table-cell office:value-type="float" office:value="1662240183">
            <text:p>1662240183</text:p>
          </table:table-cell>
          <table:table-cell office:value-type="float" office:value="68037557">
            <text:p>68037557</text:p>
          </table:table-cell>
          <table:table-cell office:value-type="float" office:value="362286">
            <text:p>362286</text:p>
          </table:table-cell>
          <table:table-cell office:value-type="float" office:value="345">
            <text:p>345</text:p>
          </table:table-cell>
          <table:table-cell table:style-name="Default" table:formula="of:=[.BZ37]/[.CB37]/10^3" office:value-type="float" office:value="197.210310144928">
            <text:p>197.2103101449</text:p>
          </table:table-cell>
          <table:table-cell table:style-name="Default" table:formula="of:=[.CA37]/[.BZ37]" office:value-type="float" office:value="0.00532479436320737">
            <text:p>0.0053247944</text:p>
          </table:table-cell>
          <table:table-cell table:style-name="Default" table:formula="of:=[.BY37]/[.BZ37]" office:value-type="float" office:value="24.4312149979165">
            <text:p>24.4312149979</text:p>
          </table:table-cell>
          <table:table-cell office:value-type="float" office:value="123697460">
            <text:p>123697460</text:p>
          </table:table-cell>
          <table:table-cell office:value-type="float" office:value="78615705">
            <text:p>78615705</text:p>
          </table:table-cell>
          <table:table-cell office:value-type="float" office:value="278110">
            <text:p>278110</text:p>
          </table:table-cell>
          <table:table-cell office:value-type="float" office:value="25">
            <text:p>25</text:p>
          </table:table-cell>
          <table:table-cell table:style-name="Default" table:formula="of:=[.CG37]/[.CI37]/10^3" office:value-type="float" office:value="3144.6282">
            <text:p>3144.6282</text:p>
          </table:table-cell>
          <table:table-cell table:style-name="Default" table:formula="of:=[.CH37]/[.CG37]" office:value-type="float" office:value="0.00353758832284211">
            <text:p>0.0035375883</text:p>
          </table:table-cell>
          <table:table-cell table:style-name="Default" table:formula="of:=[.CF37]/[.CG37]" office:value-type="float" office:value="1.57344464442569">
            <text:p>1.5734446444</text:p>
          </table:table-cell>
          <table:table-cell office:value-type="float" office:value="32390139">
            <text:p>32390139</text:p>
          </table:table-cell>
          <table:table-cell office:value-type="float" office:value="19781135">
            <text:p>19781135</text:p>
          </table:table-cell>
          <table:table-cell office:value-type="float" office:value="364810">
            <text:p>364810</text:p>
          </table:table-cell>
          <table:table-cell office:value-type="float" office:value="8">
            <text:p>8</text:p>
          </table:table-cell>
          <table:table-cell table:style-name="Default" table:formula="of:=[.CN37]/[.CP37]/10^3" office:value-type="float" office:value="2472.641875">
            <text:p>2472.641875</text:p>
          </table:table-cell>
          <table:table-cell table:style-name="Default" table:formula="of:=[.CO37]/[.CN37]" office:value-type="float" office:value="0.0184423189063722">
            <text:p>0.0184423189</text:p>
          </table:table-cell>
          <table:table-cell table:style-name="Default" table:formula="of:=[.CM37]/[.CN37]" office:value-type="float" office:value="1.6374257088888">
            <text:p>1.637425708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38]" office:value-type="float" office:value="324">
            <text:p>324</text:p>
          </table:table-cell>
          <table:table-cell office:value-type="string">
            <text:p>,</text:p>
          </table:table-cell>
          <table:table-cell table:formula="of:=[.CS38]" office:value-type="float" office:value="1.64648828485857">
            <text:p>1.6464882849</text:p>
          </table:table-cell>
          <table:table-cell office:value-type="string">
            <text:p>)</text:p>
          </table:table-cell>
          <table:table-cell office:value-type="float" office:value="1975268081">
            <text:p>1975268081</text:p>
          </table:table-cell>
          <table:table-cell office:value-type="float" office:value="85828716">
            <text:p>85828716</text:p>
          </table:table-cell>
          <table:table-cell office:value-type="float" office:value="51637954">
            <text:p>51637954</text:p>
          </table:table-cell>
          <table:table-cell table:style-name="Default" office:value-type="float" office:value="482">
            <text:p>482</text:p>
          </table:table-cell>
          <table:table-cell table:style-name="Default" table:formula="of:=[.G38]/[.I38]/10^3" office:value-type="float" office:value="178.067875518672">
            <text:p>178.0678755187</text:p>
          </table:table-cell>
          <table:table-cell table:style-name="Default" table:formula="of:=[.H38]/[.G38]" office:value-type="float" office:value="0.601639595773517">
            <text:p>0.6016395958</text:p>
          </table:table-cell>
          <table:table-cell table:style-name="Default" table:formula="of:=[.F38]/[.G38]" office:value-type="float" office:value="23.0140700345558">
            <text:p>23.0140700346</text:p>
          </table:table-cell>
          <table:table-cell office:value-type="float" office:value="1975268074">
            <text:p>1975268074</text:p>
          </table:table-cell>
          <table:table-cell office:value-type="float" office:value="85803739">
            <text:p>85803739</text:p>
          </table:table-cell>
          <table:table-cell office:value-type="float" office:value="2721558">
            <text:p>2721558</text:p>
          </table:table-cell>
          <table:table-cell office:value-type="float" office:value="419">
            <text:p>419.000000</text:p>
          </table:table-cell>
          <table:table-cell table:style-name="Default" table:formula="of:=[.N38]/[.P38]/10^3" office:value-type="float" office:value="204.782193317422">
            <text:p>204.7821933174</text:p>
          </table:table-cell>
          <table:table-cell table:style-name="Default" table:formula="of:=[.O38]/[.N38]" office:value-type="float" office:value="0.0317184079821976">
            <text:p>0.031718408</text:p>
          </table:table-cell>
          <table:table-cell table:style-name="Default" table:formula="of:=[.M38]/[.N38]" office:value-type="float" office:value="23.0207692231221">
            <text:p>23.0207692231</text:p>
          </table:table-cell>
          <table:table-cell office:value-type="float" office:value="1975268080">
            <text:p>1975268080</text:p>
          </table:table-cell>
          <table:table-cell office:value-type="float" office:value="85827869">
            <text:p>85827869</text:p>
          </table:table-cell>
          <table:table-cell office:value-type="float" office:value="52859092">
            <text:p>52859092</text:p>
          </table:table-cell>
          <table:table-cell office:value-type="float" office:value="474">
            <text:p>474.000000</text:p>
          </table:table-cell>
          <table:table-cell table:style-name="Default" table:formula="of:=[.U38]/[.W38]/10^3" office:value-type="float" office:value="181.071453586498">
            <text:p>181.0714535865</text:p>
          </table:table-cell>
          <table:table-cell table:style-name="Default" table:formula="of:=[.V38]/[.U38]" office:value-type="float" office:value="0.615873289362456">
            <text:p>0.6158732894</text:p>
          </table:table-cell>
          <table:table-cell table:style-name="Default" table:formula="of:=[.T38]/[.U38]" office:value-type="float" office:value="23.0142971393126">
            <text:p>23.0142971393</text:p>
          </table:table-cell>
          <table:table-cell office:value-type="float" office:value="1975268083">
            <text:p>1975268083</text:p>
          </table:table-cell>
          <table:table-cell office:value-type="float" office:value="85891310">
            <text:p>85891310</text:p>
          </table:table-cell>
          <table:table-cell office:value-type="float" office:value="96898822">
            <text:p>96898822</text:p>
          </table:table-cell>
          <table:table-cell office:value-type="float" office:value="503">
            <text:p>503.000000</text:p>
          </table:table-cell>
          <table:table-cell table:style-name="Default" table:formula="of:=[.AB38]/[.AD38]/10^3" office:value-type="float" office:value="170.758071570577">
            <text:p>170.7580715706</text:p>
          </table:table-cell>
          <table:table-cell table:style-name="Default" table:formula="of:=[.AC38]/[.AB38]" office:value-type="float" office:value="1.12815629427471">
            <text:p>1.1281562943</text:p>
          </table:table-cell>
          <table:table-cell table:style-name="Default" table:formula="of:=[.AA38]/[.AB38]" office:value-type="float" office:value="22.9972983646425">
            <text:p>22.9972983646</text:p>
          </table:table-cell>
          <table:table-cell office:value-type="float" office:value="1975268075">
            <text:p>1975268075</text:p>
          </table:table-cell>
          <table:table-cell office:value-type="float" office:value="85806837">
            <text:p>85806837</text:p>
          </table:table-cell>
          <table:table-cell office:value-type="float" office:value="2975637">
            <text:p>2975637</text:p>
          </table:table-cell>
          <table:table-cell office:value-type="float" office:value="420">
            <text:p>420.000000</text:p>
          </table:table-cell>
          <table:table-cell table:style-name="Default" table:formula="of:=[.AI38]/[.AK38]/10^3" office:value-type="float" office:value="204.301992857143">
            <text:p>204.3019928571</text:p>
          </table:table-cell>
          <table:table-cell table:style-name="Default" table:formula="of:=[.AJ38]/[.AI38]" office:value-type="float" office:value="0.0346783205631971">
            <text:p>0.0346783206</text:p>
          </table:table-cell>
          <table:table-cell table:style-name="Default" table:formula="of:=[.AH38]/[.AI38]" office:value-type="float" office:value="23.0199380848871">
            <text:p>23.0199380849</text:p>
          </table:table-cell>
          <table:table-cell office:value-type="float" office:value="1975268083">
            <text:p>1975268083</text:p>
          </table:table-cell>
          <table:table-cell office:value-type="float" office:value="85861845">
            <text:p>85861845</text:p>
          </table:table-cell>
          <table:table-cell office:value-type="float" office:value="96767705">
            <text:p>96767705</text:p>
          </table:table-cell>
          <table:table-cell office:value-type="float" office:value="502">
            <text:p>502.000000</text:p>
          </table:table-cell>
          <table:table-cell table:style-name="Default" table:formula="of:=[.AP38]/[.AR38]/10^3" office:value-type="float" office:value="171.03953187251">
            <text:p>171.0395318725</text:p>
          </table:table-cell>
          <table:table-cell table:style-name="Default" table:formula="of:=[.AQ38]/[.AP38]" office:value-type="float" office:value="1.12701637147443">
            <text:p>1.1270163715</text:p>
          </table:table-cell>
          <table:table-cell table:style-name="Default" table:formula="of:=[.AO38]/[.AP38]" office:value-type="float" office:value="23.0051902914502">
            <text:p>23.0051902915</text:p>
          </table:table-cell>
          <table:table-cell office:value-type="float" office:value="516405046">
            <text:p>516405046</text:p>
          </table:table-cell>
          <table:table-cell office:value-type="float" office:value="85752181">
            <text:p>85752181</text:p>
          </table:table-cell>
          <table:table-cell office:value-type="float" office:value="48911881">
            <text:p>48911881</text:p>
          </table:table-cell>
          <table:table-cell office:value-type="float" office:value="188">
            <text:p>188.000000</text:p>
          </table:table-cell>
          <table:table-cell table:style-name="Default" table:formula="of:=[.AW38]/[.AY38]/10^3" office:value-type="float" office:value="456.128622340426">
            <text:p>456.1286223404</text:p>
          </table:table-cell>
          <table:table-cell table:style-name="Default" table:formula="of:=[.AX38]/[.AW38]" office:value-type="float" office:value="0.570386437168286">
            <text:p>0.5703864372</text:p>
          </table:table-cell>
          <table:table-cell table:style-name="Default" table:formula="of:=[.AV38]/[.AW38]" office:value-type="float" office:value="6.02206311230731">
            <text:p>6.0220631123</text:p>
          </table:table-cell>
          <table:table-cell office:value-type="float" office:value="345026498">
            <text:p>345026498</text:p>
          </table:table-cell>
          <table:table-cell office:value-type="float" office:value="85782474">
            <text:p>85782474</text:p>
          </table:table-cell>
          <table:table-cell office:value-type="float" office:value="47514264">
            <text:p>47514264</text:p>
          </table:table-cell>
          <table:table-cell office:value-type="float" office:value="114">
            <text:p>114.000000</text:p>
          </table:table-cell>
          <table:table-cell table:style-name="Default" table:formula="of:=[.BD38]/[.BF38]/10^3" office:value-type="float" office:value="752.477842105263">
            <text:p>752.4778421053</text:p>
          </table:table-cell>
          <table:table-cell table:style-name="Default" table:formula="of:=[.BE38]/[.BD38]" office:value-type="float" office:value="0.553892441945659">
            <text:p>0.5538924419</text:p>
          </table:table-cell>
          <table:table-cell table:style-name="Default" table:formula="of:=[.BC38]/[.BD38]" office:value-type="float" office:value="4.02210943461481">
            <text:p>4.0221094346</text:p>
          </table:table-cell>
          <table:table-cell office:value-type="float" office:value="344578458">
            <text:p>344578458</text:p>
          </table:table-cell>
          <table:table-cell office:value-type="float" office:value="85780762">
            <text:p>85780762</text:p>
          </table:table-cell>
          <table:table-cell office:value-type="float" office:value="47508645">
            <text:p>47508645</text:p>
          </table:table-cell>
          <table:table-cell office:value-type="float" office:value="115">
            <text:p>115.000000</text:p>
          </table:table-cell>
          <table:table-cell table:style-name="Default" table:formula="of:=[.BK38]/[.BM38]/10^3" office:value-type="float" office:value="745.919669565217">
            <text:p>745.9196695652</text:p>
          </table:table-cell>
          <table:table-cell table:style-name="Default" table:formula="of:=[.BL38]/[.BK38]" office:value-type="float" office:value="0.553837992252855">
            <text:p>0.5538379923</text:p>
          </table:table-cell>
          <table:table-cell table:style-name="Default" table:formula="of:=[.BJ38]/[.BK38]" office:value-type="float" office:value="4.01696662475439">
            <text:p>4.0169666248</text:p>
          </table:table-cell>
          <table:table-cell office:value-type="float" office:value="516526499">
            <text:p>516526499</text:p>
          </table:table-cell>
          <table:table-cell office:value-type="float" office:value="85752709">
            <text:p>85752709</text:p>
          </table:table-cell>
          <table:table-cell office:value-type="float" office:value="48850549">
            <text:p>48850549</text:p>
          </table:table-cell>
          <table:table-cell office:value-type="float" office:value="189">
            <text:p>189.000000</text:p>
          </table:table-cell>
          <table:table-cell table:style-name="Default" table:formula="of:=[.BR38]/[.BT38]/10^3" office:value-type="float" office:value="453.718037037037">
            <text:p>453.718037037</text:p>
          </table:table-cell>
          <table:table-cell table:style-name="Default" table:formula="of:=[.BS38]/[.BR38]" office:value-type="float" office:value="0.569667705774753">
            <text:p>0.5696677058</text:p>
          </table:table-cell>
          <table:table-cell table:style-name="Default" table:formula="of:=[.BQ38]/[.BR38]" office:value-type="float" office:value="6.02344234979212">
            <text:p>6.0234423498</text:p>
          </table:table-cell>
          <table:table-cell office:value-type="float" office:value="324">
            <text:p>324</text:p>
          </table:table-cell>
          <table:table-cell office:value-type="float" office:value="1662240182">
            <text:p>1662240182</text:p>
          </table:table-cell>
          <table:table-cell office:value-type="float" office:value="68037611">
            <text:p>68037611</text:p>
          </table:table-cell>
          <table:table-cell office:value-type="float" office:value="360993">
            <text:p>360993</text:p>
          </table:table-cell>
          <table:table-cell office:value-type="float" office:value="346">
            <text:p>346</text:p>
          </table:table-cell>
          <table:table-cell table:style-name="Default" table:formula="of:=[.BZ38]/[.CB38]/10^3" office:value-type="float" office:value="196.640494219653">
            <text:p>196.6404942197</text:p>
          </table:table-cell>
          <table:table-cell table:style-name="Default" table:formula="of:=[.CA38]/[.BZ38]" office:value-type="float" office:value="0.00530578594242529">
            <text:p>0.0053057859</text:p>
          </table:table-cell>
          <table:table-cell table:style-name="Default" table:formula="of:=[.BY38]/[.BZ38]" office:value-type="float" office:value="24.4311955926848">
            <text:p>24.4311955927</text:p>
          </table:table-cell>
          <table:table-cell office:value-type="float" office:value="135417563">
            <text:p>135417563</text:p>
          </table:table-cell>
          <table:table-cell office:value-type="float" office:value="85757122">
            <text:p>85757122</text:p>
          </table:table-cell>
          <table:table-cell office:value-type="float" office:value="284704">
            <text:p>284704</text:p>
          </table:table-cell>
          <table:table-cell office:value-type="float" office:value="27">
            <text:p>27</text:p>
          </table:table-cell>
          <table:table-cell table:style-name="Default" table:formula="of:=[.CG38]/[.CI38]/10^3" office:value-type="float" office:value="3176.1897037037">
            <text:p>3176.1897037037</text:p>
          </table:table-cell>
          <table:table-cell table:style-name="Default" table:formula="of:=[.CH38]/[.CG38]" office:value-type="float" office:value="0.0033198875307406">
            <text:p>0.0033198875</text:p>
          </table:table-cell>
          <table:table-cell table:style-name="Default" table:formula="of:=[.CF38]/[.CG38]" office:value-type="float" office:value="1.57908241137103">
            <text:p>1.5790824114</text:p>
          </table:table-cell>
          <table:table-cell office:value-type="float" office:value="35756684">
            <text:p>35756684</text:p>
          </table:table-cell>
          <table:table-cell office:value-type="float" office:value="21716938">
            <text:p>21716938</text:p>
          </table:table-cell>
          <table:table-cell office:value-type="float" office:value="400708">
            <text:p>400708</text:p>
          </table:table-cell>
          <table:table-cell office:value-type="float" office:value="9">
            <text:p>9</text:p>
          </table:table-cell>
          <table:table-cell table:style-name="Default" table:formula="of:=[.CN38]/[.CP38]/10^3" office:value-type="float" office:value="2412.99311111111">
            <text:p>2412.9931111111</text:p>
          </table:table-cell>
          <table:table-cell table:style-name="Default" table:formula="of:=[.CO38]/[.CN38]" office:value-type="float" office:value="0.0184514041528322">
            <text:p>0.0184514042</text:p>
          </table:table-cell>
          <table:table-cell table:style-name="Default" table:formula="of:=[.CM38]/[.CN38]" office:value-type="float" office:value="1.64648828485857">
            <text:p>1.646488284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39]" office:value-type="float" office:value="324">
            <text:p>324</text:p>
          </table:table-cell>
          <table:table-cell office:value-type="string">
            <text:p>,</text:p>
          </table:table-cell>
          <table:table-cell table:formula="of:=[.CS39]" office:value-type="float" office:value="1.63180683472269">
            <text:p>1.6318068347</text:p>
          </table:table-cell>
          <table:table-cell office:value-type="string">
            <text:p>)</text:p>
          </table:table-cell>
          <table:table-cell office:value-type="float" office:value="2149366817">
            <text:p>2149366817</text:p>
          </table:table-cell>
          <table:table-cell office:value-type="float" office:value="93374651">
            <text:p>93374651</text:p>
          </table:table-cell>
          <table:table-cell office:value-type="float" office:value="37759913">
            <text:p>37759913</text:p>
          </table:table-cell>
          <table:table-cell table:style-name="Default" office:value-type="float" office:value="520">
            <text:p>520</text:p>
          </table:table-cell>
          <table:table-cell table:style-name="Default" table:formula="of:=[.G39]/[.I39]/10^3" office:value-type="float" office:value="179.566636538462">
            <text:p>179.5666365385</text:p>
          </table:table-cell>
          <table:table-cell table:style-name="Default" table:formula="of:=[.H39]/[.G39]" office:value-type="float" office:value="0.404391476654622">
            <text:p>0.4043914767</text:p>
          </table:table-cell>
          <table:table-cell table:style-name="Default" table:formula="of:=[.F39]/[.G39]" office:value-type="float" office:value="23.0187400325598">
            <text:p>23.0187400326</text:p>
          </table:table-cell>
          <table:table-cell office:value-type="float" office:value="2149366811">
            <text:p>2149366811</text:p>
          </table:table-cell>
          <table:table-cell office:value-type="float" office:value="93371704">
            <text:p>93371704</text:p>
          </table:table-cell>
          <table:table-cell office:value-type="float" office:value="2981968">
            <text:p>2981968</text:p>
          </table:table-cell>
          <table:table-cell office:value-type="float" office:value="455">
            <text:p>455.000000</text:p>
          </table:table-cell>
          <table:table-cell table:style-name="Default" table:formula="of:=[.N39]/[.P39]/10^3" office:value-type="float" office:value="205.212536263736">
            <text:p>205.2125362637</text:p>
          </table:table-cell>
          <table:table-cell table:style-name="Default" table:formula="of:=[.O39]/[.N39]" office:value-type="float" office:value="0.0319365275801328">
            <text:p>0.0319365276</text:p>
          </table:table-cell>
          <table:table-cell table:style-name="Default" table:formula="of:=[.M39]/[.N39]" office:value-type="float" office:value="23.0194664863351">
            <text:p>23.0194664863</text:p>
          </table:table-cell>
          <table:table-cell office:value-type="float" office:value="2149366814">
            <text:p>2149366814</text:p>
          </table:table-cell>
          <table:table-cell office:value-type="float" office:value="93369146">
            <text:p>93369146</text:p>
          </table:table-cell>
          <table:table-cell office:value-type="float" office:value="37020075">
            <text:p>37020075</text:p>
          </table:table-cell>
          <table:table-cell office:value-type="float" office:value="497">
            <text:p>497.000000</text:p>
          </table:table-cell>
          <table:table-cell table:style-name="Default" table:formula="of:=[.U39]/[.W39]/10^3" office:value-type="float" office:value="187.865484909457">
            <text:p>187.8654849095</text:p>
          </table:table-cell>
          <table:table-cell table:style-name="Default" table:formula="of:=[.V39]/[.U39]" office:value-type="float" office:value="0.396491524084412">
            <text:p>0.3964915241</text:p>
          </table:table-cell>
          <table:table-cell table:style-name="Default" table:formula="of:=[.T39]/[.U39]" office:value-type="float" office:value="23.020097174285">
            <text:p>23.0200971743</text:p>
          </table:table-cell>
          <table:table-cell office:value-type="float" office:value="2149366821">
            <text:p>2149366821</text:p>
          </table:table-cell>
          <table:table-cell office:value-type="float" office:value="93484607">
            <text:p>93484607</text:p>
          </table:table-cell>
          <table:table-cell office:value-type="float" office:value="114370116">
            <text:p>114370116</text:p>
          </table:table-cell>
          <table:table-cell office:value-type="float" office:value="563">
            <text:p>563.000000</text:p>
          </table:table-cell>
          <table:table-cell table:style-name="Default" table:formula="of:=[.AB39]/[.AD39]/10^3" office:value-type="float" office:value="166.047259325044">
            <text:p>166.047259325</text:p>
          </table:table-cell>
          <table:table-cell table:style-name="Default" table:formula="of:=[.AC39]/[.AB39]" office:value-type="float" office:value="1.22341120822169">
            <text:p>1.2234112082</text:p>
          </table:table-cell>
          <table:table-cell table:style-name="Default" table:formula="of:=[.AA39]/[.AB39]" office:value-type="float" office:value="22.9916655797676">
            <text:p>22.9916655798</text:p>
          </table:table-cell>
          <table:table-cell office:value-type="float" office:value="2149366810">
            <text:p>2149366810</text:p>
          </table:table-cell>
          <table:table-cell office:value-type="float" office:value="93372416">
            <text:p>93372416</text:p>
          </table:table-cell>
          <table:table-cell office:value-type="float" office:value="3246058">
            <text:p>3246058</text:p>
          </table:table-cell>
          <table:table-cell office:value-type="float" office:value="457">
            <text:p>457.000000</text:p>
          </table:table-cell>
          <table:table-cell table:style-name="Default" table:formula="of:=[.AI39]/[.AK39]/10^3" office:value-type="float" office:value="204.316008752735">
            <text:p>204.3160087527</text:p>
          </table:table-cell>
          <table:table-cell table:style-name="Default" table:formula="of:=[.AJ39]/[.AI39]" office:value-type="float" office:value="0.0347646354143819">
            <text:p>0.0347646354</text:p>
          </table:table-cell>
          <table:table-cell table:style-name="Default" table:formula="of:=[.AH39]/[.AI39]" office:value-type="float" office:value="23.0192909434838">
            <text:p>23.0192909435</text:p>
          </table:table-cell>
          <table:table-cell office:value-type="float" office:value="2149366821">
            <text:p>2149366821</text:p>
          </table:table-cell>
          <table:table-cell office:value-type="float" office:value="93451653">
            <text:p>93451653</text:p>
          </table:table-cell>
          <table:table-cell office:value-type="float" office:value="114304314">
            <text:p>114304314</text:p>
          </table:table-cell>
          <table:table-cell office:value-type="float" office:value="562">
            <text:p>562.000000</text:p>
          </table:table-cell>
          <table:table-cell table:style-name="Default" table:formula="of:=[.AP39]/[.AR39]/10^3" office:value-type="float" office:value="166.284080071174">
            <text:p>166.2840800712</text:p>
          </table:table-cell>
          <table:table-cell table:style-name="Default" table:formula="of:=[.AQ39]/[.AP39]" office:value-type="float" office:value="1.22313849279905">
            <text:p>1.2231384928</text:p>
          </table:table-cell>
          <table:table-cell table:style-name="Default" table:formula="of:=[.AO39]/[.AP39]" office:value-type="float" office:value="22.9997731661312">
            <text:p>22.9997731661</text:p>
          </table:table-cell>
          <table:table-cell office:value-type="float" office:value="561885577">
            <text:p>561885577</text:p>
          </table:table-cell>
          <table:table-cell office:value-type="float" office:value="93318417">
            <text:p>93318417</text:p>
          </table:table-cell>
          <table:table-cell office:value-type="float" office:value="25267510">
            <text:p>25267510</text:p>
          </table:table-cell>
          <table:table-cell office:value-type="float" office:value="203">
            <text:p>203.000000</text:p>
          </table:table-cell>
          <table:table-cell table:style-name="Default" table:formula="of:=[.AW39]/[.AY39]/10^3" office:value-type="float" office:value="459.69663546798">
            <text:p>459.696635468</text:p>
          </table:table-cell>
          <table:table-cell table:style-name="Default" table:formula="of:=[.AX39]/[.AW39]" office:value-type="float" office:value="0.270766594765533">
            <text:p>0.2707665948</text:p>
          </table:table-cell>
          <table:table-cell table:style-name="Default" table:formula="of:=[.AV39]/[.AW39]" office:value-type="float" office:value="6.02116490038617">
            <text:p>6.0211649004</text:p>
          </table:table-cell>
          <table:table-cell office:value-type="float" office:value="375390097">
            <text:p>375390097</text:p>
          </table:table-cell>
          <table:table-cell office:value-type="float" office:value="93316425">
            <text:p>93316425</text:p>
          </table:table-cell>
          <table:table-cell office:value-type="float" office:value="7877874">
            <text:p>7877874</text:p>
          </table:table-cell>
          <table:table-cell office:value-type="float" office:value="93">
            <text:p>93.000000</text:p>
          </table:table-cell>
          <table:table-cell table:style-name="Default" table:formula="of:=[.BD39]/[.BF39]/10^3" office:value-type="float" office:value="1003.40241935484">
            <text:p>1003.4024193548</text:p>
          </table:table-cell>
          <table:table-cell table:style-name="Default" table:formula="of:=[.BE39]/[.BD39]" office:value-type="float" office:value="0.0844210866414996">
            <text:p>0.0844210866</text:p>
          </table:table-cell>
          <table:table-cell table:style-name="Default" table:formula="of:=[.BC39]/[.BD39]" office:value-type="float" office:value="4.02276552064655">
            <text:p>4.0227655206</text:p>
          </table:table-cell>
          <table:table-cell office:value-type="float" office:value="374911977">
            <text:p>374911977</text:p>
          </table:table-cell>
          <table:table-cell office:value-type="float" office:value="93317776">
            <text:p>93317776</text:p>
          </table:table-cell>
          <table:table-cell office:value-type="float" office:value="7841142">
            <text:p>7841142</text:p>
          </table:table-cell>
          <table:table-cell office:value-type="float" office:value="93">
            <text:p>93.000000</text:p>
          </table:table-cell>
          <table:table-cell table:style-name="Default" table:formula="of:=[.BK39]/[.BM39]/10^3" office:value-type="float" office:value="1003.41694623656">
            <text:p>1003.4169462366</text:p>
          </table:table-cell>
          <table:table-cell table:style-name="Default" table:formula="of:=[.BL39]/[.BK39]" office:value-type="float" office:value="0.0840262416884003">
            <text:p>0.0840262417</text:p>
          </table:table-cell>
          <table:table-cell table:style-name="Default" table:formula="of:=[.BJ39]/[.BK39]" office:value-type="float" office:value="4.01758371309663">
            <text:p>4.0175837131</text:p>
          </table:table-cell>
          <table:table-cell office:value-type="float" office:value="562014103">
            <text:p>562014103</text:p>
          </table:table-cell>
          <table:table-cell office:value-type="float" office:value="93319120">
            <text:p>93319120</text:p>
          </table:table-cell>
          <table:table-cell office:value-type="float" office:value="21584890">
            <text:p>21584890</text:p>
          </table:table-cell>
          <table:table-cell office:value-type="float" office:value="202">
            <text:p>202.000000</text:p>
          </table:table-cell>
          <table:table-cell table:style-name="Default" table:formula="of:=[.BR39]/[.BT39]/10^3" office:value-type="float" office:value="461.975841584158">
            <text:p>461.9758415842</text:p>
          </table:table-cell>
          <table:table-cell table:style-name="Default" table:formula="of:=[.BS39]/[.BR39]" office:value-type="float" office:value="0.231301902546874">
            <text:p>0.2313019025</text:p>
          </table:table-cell>
          <table:table-cell table:style-name="Default" table:formula="of:=[.BQ39]/[.BR39]" office:value-type="float" office:value="6.02249681522929">
            <text:p>6.0224968152</text:p>
          </table:table-cell>
          <table:table-cell office:value-type="float" office:value="324">
            <text:p>324</text:p>
          </table:table-cell>
          <table:table-cell office:value-type="float" office:value="1662240182">
            <text:p>1662240182</text:p>
          </table:table-cell>
          <table:table-cell office:value-type="float" office:value="68038470">
            <text:p>68038470</text:p>
          </table:table-cell>
          <table:table-cell office:value-type="float" office:value="361209">
            <text:p>361209</text:p>
          </table:table-cell>
          <table:table-cell office:value-type="float" office:value="345">
            <text:p>345</text:p>
          </table:table-cell>
          <table:table-cell table:style-name="Default" table:formula="of:=[.BZ39]/[.CB39]/10^3" office:value-type="float" office:value="197.212956521739">
            <text:p>197.2129565217</text:p>
          </table:table-cell>
          <table:table-cell table:style-name="Default" table:formula="of:=[.CA39]/[.BZ39]" office:value-type="float" office:value="0.00530889363032414">
            <text:p>0.0053088936</text:p>
          </table:table-cell>
          <table:table-cell table:style-name="Default" table:formula="of:=[.BY39]/[.BZ39]" office:value-type="float" office:value="24.4308871436997">
            <text:p>24.4308871437</text:p>
          </table:table-cell>
          <table:table-cell office:value-type="float" office:value="145677015">
            <text:p>145677015</text:p>
          </table:table-cell>
          <table:table-cell office:value-type="float" office:value="93324558">
            <text:p>93324558</text:p>
          </table:table-cell>
          <table:table-cell office:value-type="float" office:value="298856">
            <text:p>298856</text:p>
          </table:table-cell>
          <table:table-cell office:value-type="float" office:value="29">
            <text:p>29</text:p>
          </table:table-cell>
          <table:table-cell table:style-name="Default" table:formula="of:=[.CG39]/[.CI39]/10^3" office:value-type="float" office:value="3218.08820689655">
            <text:p>3218.0882068966</text:p>
          </table:table-cell>
          <table:table-cell table:style-name="Default" table:formula="of:=[.CH39]/[.CG39]" office:value-type="float" office:value="0.00320232965903787">
            <text:p>0.0032023297</text:p>
          </table:table-cell>
          <table:table-cell table:style-name="Default" table:formula="of:=[.CF39]/[.CG39]" office:value-type="float" office:value="1.56097192552468">
            <text:p>1.5609719255</text:p>
          </table:table-cell>
          <table:table-cell office:value-type="float" office:value="38309885">
            <text:p>38309885</text:p>
          </table:table-cell>
          <table:table-cell office:value-type="float" office:value="23476973">
            <text:p>23476973</text:p>
          </table:table-cell>
          <table:table-cell office:value-type="float" office:value="411641">
            <text:p>411641</text:p>
          </table:table-cell>
          <table:table-cell office:value-type="float" office:value="9">
            <text:p>9</text:p>
          </table:table-cell>
          <table:table-cell table:style-name="Default" table:formula="of:=[.CN39]/[.CP39]/10^3" office:value-type="float" office:value="2608.55255555556">
            <text:p>2608.5525555556</text:p>
          </table:table-cell>
          <table:table-cell table:style-name="Default" table:formula="of:=[.CO39]/[.CN39]" office:value-type="float" office:value="0.0175338192023307">
            <text:p>0.0175338192</text:p>
          </table:table-cell>
          <table:table-cell table:style-name="Default" table:formula="of:=[.CM39]/[.CN39]" office:value-type="float" office:value="1.63180683472269">
            <text:p>1.631806834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40]" office:value-type="float" office:value="361">
            <text:p>361</text:p>
          </table:table-cell>
          <table:table-cell office:value-type="string">
            <text:p>,</text:p>
          </table:table-cell>
          <table:table-cell table:formula="of:=[.CS40]" office:value-type="float" office:value="1.64077414976334">
            <text:p>1.6407741498</text:p>
          </table:table-cell>
          <table:table-cell office:value-type="string">
            <text:p>)</text:p>
          </table:table-cell>
          <table:table-cell office:value-type="float" office:value="2333406228">
            <text:p>2333406228</text:p>
          </table:table-cell>
          <table:table-cell office:value-type="float" office:value="101371561">
            <text:p>101371561</text:p>
          </table:table-cell>
          <table:table-cell office:value-type="float" office:value="47726541">
            <text:p>47726541</text:p>
          </table:table-cell>
          <table:table-cell table:style-name="Default" office:value-type="float" office:value="570">
            <text:p>570</text:p>
          </table:table-cell>
          <table:table-cell table:style-name="Default" table:formula="of:=[.G40]/[.I40]/10^3" office:value-type="float" office:value="177.844843859649">
            <text:p>177.8448438597</text:p>
          </table:table-cell>
          <table:table-cell table:style-name="Default" table:formula="of:=[.H40]/[.G40]" office:value-type="float" office:value="0.470807991207712">
            <text:p>0.4708079912</text:p>
          </table:table-cell>
          <table:table-cell table:style-name="Default" table:formula="of:=[.F40]/[.G40]" office:value-type="float" office:value="23.0183515473339">
            <text:p>23.0183515473</text:p>
          </table:table-cell>
          <table:table-cell office:value-type="float" office:value="2333406221">
            <text:p>2333406221</text:p>
          </table:table-cell>
          <table:table-cell office:value-type="float" office:value="101369819">
            <text:p>101369819</text:p>
          </table:table-cell>
          <table:table-cell office:value-type="float" office:value="3218875">
            <text:p>3218875</text:p>
          </table:table-cell>
          <table:table-cell office:value-type="float" office:value="494">
            <text:p>494.000000</text:p>
          </table:table-cell>
          <table:table-cell table:style-name="Default" table:formula="of:=[.N40]/[.P40]/10^3" office:value-type="float" office:value="205.202062753036">
            <text:p>205.202062753</text:p>
          </table:table-cell>
          <table:table-cell table:style-name="Default" table:formula="of:=[.O40]/[.N40]" office:value-type="float" office:value="0.0317537806790402">
            <text:p>0.0317537807</text:p>
          </table:table-cell>
          <table:table-cell table:style-name="Default" table:formula="of:=[.M40]/[.N40]" office:value-type="float" office:value="23.0187470394911">
            <text:p>23.0187470395</text:p>
          </table:table-cell>
          <table:table-cell office:value-type="float" office:value="2333406227">
            <text:p>2333406227</text:p>
          </table:table-cell>
          <table:table-cell office:value-type="float" office:value="101367811">
            <text:p>101367811</text:p>
          </table:table-cell>
          <table:table-cell office:value-type="float" office:value="48218018">
            <text:p>48218018</text:p>
          </table:table-cell>
          <table:table-cell office:value-type="float" office:value="547">
            <text:p>547.000000</text:p>
          </table:table-cell>
          <table:table-cell table:style-name="Default" table:formula="of:=[.U40]/[.W40]/10^3" office:value-type="float" office:value="185.315925045704">
            <text:p>185.3159250457</text:p>
          </table:table-cell>
          <table:table-cell table:style-name="Default" table:formula="of:=[.V40]/[.U40]" office:value-type="float" office:value="0.475673860610446">
            <text:p>0.4756738606</text:p>
          </table:table-cell>
          <table:table-cell table:style-name="Default" table:formula="of:=[.T40]/[.U40]" office:value-type="float" office:value="23.0192030781843">
            <text:p>23.0192030782</text:p>
          </table:table-cell>
          <table:table-cell office:value-type="float" office:value="2333406234">
            <text:p>2333406234</text:p>
          </table:table-cell>
          <table:table-cell office:value-type="float" office:value="101483615">
            <text:p>101483615</text:p>
          </table:table-cell>
          <table:table-cell office:value-type="float" office:value="127079135">
            <text:p>127079135</text:p>
          </table:table-cell>
          <table:table-cell office:value-type="float" office:value="616">
            <text:p>616.000000</text:p>
          </table:table-cell>
          <table:table-cell table:style-name="Default" table:formula="of:=[.AB40]/[.AD40]/10^3" office:value-type="float" office:value="164.746128246753">
            <text:p>164.7461282468</text:p>
          </table:table-cell>
          <table:table-cell table:style-name="Default" table:formula="of:=[.AC40]/[.AB40]" office:value-type="float" office:value="1.25221332527423">
            <text:p>1.2522133253</text:p>
          </table:table-cell>
          <table:table-cell table:style-name="Default" table:formula="of:=[.AA40]/[.AB40]" office:value-type="float" office:value="22.9929356970581">
            <text:p>22.9929356971</text:p>
          </table:table-cell>
          <table:table-cell office:value-type="float" office:value="2333406221">
            <text:p>2333406221</text:p>
          </table:table-cell>
          <table:table-cell office:value-type="float" office:value="101371631">
            <text:p>101371631</text:p>
          </table:table-cell>
          <table:table-cell office:value-type="float" office:value="3497888">
            <text:p>3497888</text:p>
          </table:table-cell>
          <table:table-cell office:value-type="float" office:value="496">
            <text:p>496.000000</text:p>
          </table:table-cell>
          <table:table-cell table:style-name="Default" table:formula="of:=[.AI40]/[.AK40]/10^3" office:value-type="float" office:value="204.378288306452">
            <text:p>204.3782883065</text:p>
          </table:table-cell>
          <table:table-cell table:style-name="Default" table:formula="of:=[.AJ40]/[.AI40]" office:value-type="float" office:value="0.0345055906222916">
            <text:p>0.0345055906</text:p>
          </table:table-cell>
          <table:table-cell table:style-name="Default" table:formula="of:=[.AH40]/[.AI40]" office:value-type="float" office:value="23.0183355834533">
            <text:p>23.0183355835</text:p>
          </table:table-cell>
          <table:table-cell office:value-type="float" office:value="2333406233">
            <text:p>2333406233</text:p>
          </table:table-cell>
          <table:table-cell office:value-type="float" office:value="101462098">
            <text:p>101462098</text:p>
          </table:table-cell>
          <table:table-cell office:value-type="float" office:value="126079412">
            <text:p>126079412</text:p>
          </table:table-cell>
          <table:table-cell office:value-type="float" office:value="613">
            <text:p>613.000000</text:p>
          </table:table-cell>
          <table:table-cell table:style-name="Default" table:formula="of:=[.AP40]/[.AR40]/10^3" office:value-type="float" office:value="165.517288743883">
            <text:p>165.5172887439</text:p>
          </table:table-cell>
          <table:table-cell table:style-name="Default" table:formula="of:=[.AQ40]/[.AP40]" office:value-type="float" office:value="1.24262571428397">
            <text:p>1.2426257143</text:p>
          </table:table-cell>
          <table:table-cell table:style-name="Default" table:formula="of:=[.AO40]/[.AP40]" office:value-type="float" office:value="22.9978117838644">
            <text:p>22.9978117839</text:p>
          </table:table-cell>
          <table:table-cell office:value-type="float" office:value="609960985">
            <text:p>609960985</text:p>
          </table:table-cell>
          <table:table-cell office:value-type="float" office:value="101313508">
            <text:p>101313508</text:p>
          </table:table-cell>
          <table:table-cell office:value-type="float" office:value="34550017">
            <text:p>34550017</text:p>
          </table:table-cell>
          <table:table-cell office:value-type="float" office:value="220">
            <text:p>220.000000</text:p>
          </table:table-cell>
          <table:table-cell table:style-name="Default" table:formula="of:=[.AW40]/[.AY40]/10^3" office:value-type="float" office:value="460.515945454545">
            <text:p>460.5159454545</text:p>
          </table:table-cell>
          <table:table-cell table:style-name="Default" table:formula="of:=[.AX40]/[.AW40]" office:value-type="float" office:value="0.341020834062917">
            <text:p>0.3410208341</text:p>
          </table:table-cell>
          <table:table-cell table:style-name="Default" table:formula="of:=[.AV40]/[.AW40]" office:value-type="float" office:value="6.02052971060878">
            <text:p>6.0205297106</text:p>
          </table:table-cell>
          <table:table-cell office:value-type="float" office:value="407484776">
            <text:p>407484776</text:p>
          </table:table-cell>
          <table:table-cell office:value-type="float" office:value="101316165">
            <text:p>101316165</text:p>
          </table:table-cell>
          <table:table-cell office:value-type="float" office:value="24186943">
            <text:p>24186943</text:p>
          </table:table-cell>
          <table:table-cell office:value-type="float" office:value="112">
            <text:p>112.000000</text:p>
          </table:table-cell>
          <table:table-cell table:style-name="Default" table:formula="of:=[.BD40]/[.BF40]/10^3" office:value-type="float" office:value="904.608616071429">
            <text:p>904.6086160714</text:p>
          </table:table-cell>
          <table:table-cell table:style-name="Default" table:formula="of:=[.BE40]/[.BD40]" office:value-type="float" office:value="0.238727383729931">
            <text:p>0.2387273837</text:p>
          </table:table-cell>
          <table:table-cell table:style-name="Default" table:formula="of:=[.BC40]/[.BD40]" office:value-type="float" office:value="4.02191275202728">
            <text:p>4.021912752</text:p>
          </table:table-cell>
          <table:table-cell office:value-type="float" office:value="406983386">
            <text:p>406983386</text:p>
          </table:table-cell>
          <table:table-cell office:value-type="float" office:value="101318341">
            <text:p>101318341</text:p>
          </table:table-cell>
          <table:table-cell office:value-type="float" office:value="24176391">
            <text:p>24176391</text:p>
          </table:table-cell>
          <table:table-cell office:value-type="float" office:value="111">
            <text:p>111.000000</text:p>
          </table:table-cell>
          <table:table-cell table:style-name="Default" table:formula="of:=[.BK40]/[.BM40]/10^3" office:value-type="float" office:value="912.777846846847">
            <text:p>912.7778468468</text:p>
          </table:table-cell>
          <table:table-cell table:style-name="Default" table:formula="of:=[.BL40]/[.BK40]" office:value-type="float" office:value="0.238618109627358">
            <text:p>0.2386181096</text:p>
          </table:table-cell>
          <table:table-cell table:style-name="Default" table:formula="of:=[.BJ40]/[.BK40]" office:value-type="float" office:value="4.01687771417418">
            <text:p>4.0168777142</text:p>
          </table:table-cell>
          <table:table-cell office:value-type="float" office:value="610096781">
            <text:p>610096781</text:p>
          </table:table-cell>
          <table:table-cell office:value-type="float" office:value="101314310">
            <text:p>101314310</text:p>
          </table:table-cell>
          <table:table-cell office:value-type="float" office:value="34719282">
            <text:p>34719282</text:p>
          </table:table-cell>
          <table:table-cell office:value-type="float" office:value="220">
            <text:p>220.000000</text:p>
          </table:table-cell>
          <table:table-cell table:style-name="Default" table:formula="of:=[.BR40]/[.BT40]/10^3" office:value-type="float" office:value="460.519590909091">
            <text:p>460.5195909091</text:p>
          </table:table-cell>
          <table:table-cell table:style-name="Default" table:formula="of:=[.BS40]/[.BR40]" office:value-type="float" office:value="0.34268882648463">
            <text:p>0.3426888265</text:p>
          </table:table-cell>
          <table:table-cell table:style-name="Default" table:formula="of:=[.BQ40]/[.BR40]" office:value-type="float" office:value="6.02182239606626">
            <text:p>6.0218223961</text:p>
          </table:table-cell>
          <table:table-cell office:value-type="float" office:value="361">
            <text:p>361</text:p>
          </table:table-cell>
          <table:table-cell office:value-type="float" office:value="2296824962">
            <text:p>2296824962</text:p>
          </table:table-cell>
          <table:table-cell office:value-type="float" office:value="94109099">
            <text:p>94109099</text:p>
          </table:table-cell>
          <table:table-cell office:value-type="float" office:value="494911">
            <text:p>494911</text:p>
          </table:table-cell>
          <table:table-cell office:value-type="float" office:value="496">
            <text:p>496</text:p>
          </table:table-cell>
          <table:table-cell table:style-name="Default" table:formula="of:=[.BZ40]/[.CB40]/10^3" office:value-type="float" office:value="189.736086693548">
            <text:p>189.7360866935</text:p>
          </table:table-cell>
          <table:table-cell table:style-name="Default" table:formula="of:=[.CA40]/[.BZ40]" office:value-type="float" office:value="0.00525890700536831">
            <text:p>0.005258907</text:p>
          </table:table-cell>
          <table:table-cell table:style-name="Default" table:formula="of:=[.BY40]/[.BZ40]" office:value-type="float" office:value="24.4059818487902">
            <text:p>24.4059818488</text:p>
          </table:table-cell>
          <table:table-cell office:value-type="float" office:value="158033651">
            <text:p>158033651</text:p>
          </table:table-cell>
          <table:table-cell office:value-type="float" office:value="101325800">
            <text:p>101325800</text:p>
          </table:table-cell>
          <table:table-cell office:value-type="float" office:value="325275">
            <text:p>325275</text:p>
          </table:table-cell>
          <table:table-cell office:value-type="float" office:value="32">
            <text:p>32</text:p>
          </table:table-cell>
          <table:table-cell table:style-name="Default" table:formula="of:=[.CG40]/[.CI40]/10^3" office:value-type="float" office:value="3166.43125">
            <text:p>3166.43125</text:p>
          </table:table-cell>
          <table:table-cell table:style-name="Default" table:formula="of:=[.CH40]/[.CG40]" office:value-type="float" office:value="0.00321018931012634">
            <text:p>0.0032101893</text:p>
          </table:table-cell>
          <table:table-cell table:style-name="Default" table:formula="of:=[.CF40]/[.CG40]" office:value-type="float" office:value="1.55965855685324">
            <text:p>1.5596585569</text:p>
          </table:table-cell>
          <table:table-cell office:value-type="float" office:value="42066906">
            <text:p>42066906</text:p>
          </table:table-cell>
          <table:table-cell office:value-type="float" office:value="25638450">
            <text:p>25638450</text:p>
          </table:table-cell>
          <table:table-cell office:value-type="float" office:value="467633">
            <text:p>467633</text:p>
          </table:table-cell>
          <table:table-cell office:value-type="float" office:value="10">
            <text:p>10</text:p>
          </table:table-cell>
          <table:table-cell table:style-name="Default" table:formula="of:=[.CN40]/[.CP40]/10^3" office:value-type="float" office:value="2563.845">
            <text:p>2563.845</text:p>
          </table:table-cell>
          <table:table-cell table:style-name="Default" table:formula="of:=[.CO40]/[.CN40]" office:value-type="float" office:value="0.0182395191596996">
            <text:p>0.0182395192</text:p>
          </table:table-cell>
          <table:table-cell table:style-name="Default" table:formula="of:=[.CM40]/[.CN40]" office:value-type="float" office:value="1.64077414976334">
            <text:p>1.6407741498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41]" office:value-type="float" office:value="361">
            <text:p>361</text:p>
          </table:table-cell>
          <table:table-cell office:value-type="string">
            <text:p>,</text:p>
          </table:table-cell>
          <table:table-cell table:formula="of:=[.CS41]" office:value-type="float" office:value="1.63322040227695">
            <text:p>1.6332204023</text:p>
          </table:table-cell>
          <table:table-cell office:value-type="string">
            <text:p>)</text:p>
          </table:table-cell>
          <table:table-cell office:value-type="float" office:value="2527662449">
            <text:p>2527662449</text:p>
          </table:table-cell>
          <table:table-cell office:value-type="float" office:value="109856284">
            <text:p>109856284</text:p>
          </table:table-cell>
          <table:table-cell office:value-type="float" office:value="76896068">
            <text:p>76896068</text:p>
          </table:table-cell>
          <table:table-cell table:style-name="Default" office:value-type="float" office:value="765">
            <text:p>765</text:p>
          </table:table-cell>
          <table:table-cell table:style-name="Default" table:formula="of:=[.G41]/[.I41]/10^3" office:value-type="float" office:value="143.602985620915">
            <text:p>143.6029856209</text:p>
          </table:table-cell>
          <table:table-cell table:style-name="Default" table:formula="of:=[.H41]/[.G41]" office:value-type="float" office:value="0.69996968038715">
            <text:p>0.6999696804</text:p>
          </table:table-cell>
          <table:table-cell table:style-name="Default" table:formula="of:=[.F41]/[.G41]" office:value-type="float" office:value="23.0088107567884">
            <text:p>23.0088107568</text:p>
          </table:table-cell>
          <table:table-cell office:value-type="float" office:value="2527662426">
            <text:p>2527662426</text:p>
          </table:table-cell>
          <table:table-cell office:value-type="float" office:value="109805169">
            <text:p>109805169</text:p>
          </table:table-cell>
          <table:table-cell office:value-type="float" office:value="3501442">
            <text:p>3501442</text:p>
          </table:table-cell>
          <table:table-cell office:value-type="float" office:value="535">
            <text:p>535.000000</text:p>
          </table:table-cell>
          <table:table-cell table:style-name="Default" table:formula="of:=[.N41]/[.P41]/10^3" office:value-type="float" office:value="205.243306542056">
            <text:p>205.2433065421</text:p>
          </table:table-cell>
          <table:table-cell table:style-name="Default" table:formula="of:=[.O41]/[.N41]" office:value-type="float" office:value="0.0318877702378474">
            <text:p>0.0318877702</text:p>
          </table:table-cell>
          <table:table-cell table:style-name="Default" table:formula="of:=[.M41]/[.N41]" office:value-type="float" office:value="23.0195212941205">
            <text:p>23.0195212941</text:p>
          </table:table-cell>
          <table:table-cell office:value-type="float" office:value="2527662448">
            <text:p>2527662448</text:p>
          </table:table-cell>
          <table:table-cell office:value-type="float" office:value="109856188">
            <text:p>109856188</text:p>
          </table:table-cell>
          <table:table-cell office:value-type="float" office:value="81393709">
            <text:p>81393709</text:p>
          </table:table-cell>
          <table:table-cell office:value-type="float" office:value="755">
            <text:p>755.000000</text:p>
          </table:table-cell>
          <table:table-cell table:style-name="Default" table:formula="of:=[.U41]/[.W41]/10^3" office:value-type="float" office:value="145.504884768212">
            <text:p>145.5048847682</text:p>
          </table:table-cell>
          <table:table-cell table:style-name="Default" table:formula="of:=[.V41]/[.U41]" office:value-type="float" office:value="0.740911463266867">
            <text:p>0.7409114633</text:p>
          </table:table-cell>
          <table:table-cell table:style-name="Default" table:formula="of:=[.T41]/[.U41]" office:value-type="float" office:value="23.0088308543894">
            <text:p>23.0088308544</text:p>
          </table:table-cell>
          <table:table-cell office:value-type="float" office:value="2527662455">
            <text:p>2527662455</text:p>
          </table:table-cell>
          <table:table-cell office:value-type="float" office:value="110003935">
            <text:p>110003935</text:p>
          </table:table-cell>
          <table:table-cell office:value-type="float" office:value="146871717">
            <text:p>146871717</text:p>
          </table:table-cell>
          <table:table-cell office:value-type="float" office:value="823">
            <text:p>823.000000</text:p>
          </table:table-cell>
          <table:table-cell table:style-name="Default" table:formula="of:=[.AB41]/[.AD41]/10^3" office:value-type="float" office:value="133.662132442284">
            <text:p>133.6621324423</text:p>
          </table:table-cell>
          <table:table-cell table:style-name="Default" table:formula="of:=[.AC41]/[.AB41]" office:value-type="float" office:value="1.33514966532788">
            <text:p>1.3351496653</text:p>
          </table:table-cell>
          <table:table-cell table:style-name="Default" table:formula="of:=[.AA41]/[.AB41]" office:value-type="float" office:value="22.9779276077715">
            <text:p>22.9779276078</text:p>
          </table:table-cell>
          <table:table-cell office:value-type="float" office:value="2527662426">
            <text:p>2527662426</text:p>
          </table:table-cell>
          <table:table-cell office:value-type="float" office:value="109812459">
            <text:p>109812459</text:p>
          </table:table-cell>
          <table:table-cell office:value-type="float" office:value="3795142">
            <text:p>3795142</text:p>
          </table:table-cell>
          <table:table-cell office:value-type="float" office:value="537">
            <text:p>537.000000</text:p>
          </table:table-cell>
          <table:table-cell table:style-name="Default" table:formula="of:=[.AI41]/[.AK41]/10^3" office:value-type="float" office:value="204.492474860335">
            <text:p>204.4924748603</text:p>
          </table:table-cell>
          <table:table-cell table:style-name="Default" table:formula="of:=[.AJ41]/[.AI41]" office:value-type="float" office:value="0.0345602132450199">
            <text:p>0.0345602132</text:p>
          </table:table-cell>
          <table:table-cell table:style-name="Default" table:formula="of:=[.AH41]/[.AI41]" office:value-type="float" office:value="23.0179931222558">
            <text:p>23.0179931223</text:p>
          </table:table-cell>
          <table:table-cell office:value-type="float" office:value="2527662455">
            <text:p>2527662455</text:p>
          </table:table-cell>
          <table:table-cell office:value-type="float" office:value="109949798">
            <text:p>109949798</text:p>
          </table:table-cell>
          <table:table-cell office:value-type="float" office:value="145661047">
            <text:p>145661047</text:p>
          </table:table-cell>
          <table:table-cell office:value-type="float" office:value="820">
            <text:p>820.000000</text:p>
          </table:table-cell>
          <table:table-cell table:style-name="Default" table:formula="of:=[.AP41]/[.AR41]/10^3" office:value-type="float" office:value="134.085119512195">
            <text:p>134.0851195122</text:p>
          </table:table-cell>
          <table:table-cell table:style-name="Default" table:formula="of:=[.AQ41]/[.AP41]" office:value-type="float" office:value="1.32479594914763">
            <text:p>1.3247959491</text:p>
          </table:table-cell>
          <table:table-cell table:style-name="Default" table:formula="of:=[.AO41]/[.AP41]" office:value-type="float" office:value="22.9892414627265">
            <text:p>22.9892414627</text:p>
          </table:table-cell>
          <table:table-cell office:value-type="float" office:value="660703391">
            <text:p>660703391</text:p>
          </table:table-cell>
          <table:table-cell office:value-type="float" office:value="109747999">
            <text:p>109747999</text:p>
          </table:table-cell>
          <table:table-cell office:value-type="float" office:value="62847480">
            <text:p>62847480</text:p>
          </table:table-cell>
          <table:table-cell office:value-type="float" office:value="253">
            <text:p>253.000000</text:p>
          </table:table-cell>
          <table:table-cell table:style-name="Default" table:formula="of:=[.AW41]/[.AY41]/10^3" office:value-type="float" office:value="433.786557312253">
            <text:p>433.7865573123</text:p>
          </table:table-cell>
          <table:table-cell table:style-name="Default" table:formula="of:=[.AX41]/[.AW41]" office:value-type="float" office:value="0.572652627589137">
            <text:p>0.5726526276</text:p>
          </table:table-cell>
          <table:table-cell table:style-name="Default" table:formula="of:=[.AV41]/[.AW41]" office:value-type="float" office:value="6.02018621770042">
            <text:p>6.0201862177</text:p>
          </table:table-cell>
          <table:table-cell office:value-type="float" office:value="441358652">
            <text:p>441358652</text:p>
          </table:table-cell>
          <table:table-cell office:value-type="float" office:value="110284947">
            <text:p>110284947</text:p>
          </table:table-cell>
          <table:table-cell office:value-type="float" office:value="58202489">
            <text:p>58202489</text:p>
          </table:table-cell>
          <table:table-cell office:value-type="float" office:value="169">
            <text:p>169.000000</text:p>
          </table:table-cell>
          <table:table-cell table:style-name="Default" table:formula="of:=[.BD41]/[.BF41]/10^3" office:value-type="float" office:value="652.573650887574">
            <text:p>652.5736508876</text:p>
          </table:table-cell>
          <table:table-cell table:style-name="Default" table:formula="of:=[.BE41]/[.BD41]" office:value-type="float" office:value="0.527746447572759">
            <text:p>0.5277464476</text:p>
          </table:table-cell>
          <table:table-cell table:style-name="Default" table:formula="of:=[.BC41]/[.BD41]" office:value-type="float" office:value="4.00198453194161">
            <text:p>4.0019845319</text:p>
          </table:table-cell>
          <table:table-cell office:value-type="float" office:value="440825471">
            <text:p>440825471</text:p>
          </table:table-cell>
          <table:table-cell office:value-type="float" office:value="110060220">
            <text:p>110060220</text:p>
          </table:table-cell>
          <table:table-cell office:value-type="float" office:value="58115259">
            <text:p>58115259</text:p>
          </table:table-cell>
          <table:table-cell office:value-type="float" office:value="155">
            <text:p>155.000000</text:p>
          </table:table-cell>
          <table:table-cell table:style-name="Default" table:formula="of:=[.BK41]/[.BM41]/10^3" office:value-type="float" office:value="710.065935483871">
            <text:p>710.0659354839</text:p>
          </table:table-cell>
          <table:table-cell table:style-name="Default" table:formula="of:=[.BL41]/[.BK41]" office:value-type="float" office:value="0.528031463138998">
            <text:p>0.5280314631</text:p>
          </table:table-cell>
          <table:table-cell table:style-name="Default" table:formula="of:=[.BJ41]/[.BK41]" office:value-type="float" office:value="4.005311555801">
            <text:p>4.0053115558</text:p>
          </table:table-cell>
          <table:table-cell office:value-type="float" office:value="660846655">
            <text:p>660846655</text:p>
          </table:table-cell>
          <table:table-cell office:value-type="float" office:value="109748148">
            <text:p>109748148</text:p>
          </table:table-cell>
          <table:table-cell office:value-type="float" office:value="63170012">
            <text:p>63170012</text:p>
          </table:table-cell>
          <table:table-cell office:value-type="float" office:value="255">
            <text:p>255.000000</text:p>
          </table:table-cell>
          <table:table-cell table:style-name="Default" table:formula="of:=[.BR41]/[.BT41]/10^3" office:value-type="float" office:value="430.384894117647">
            <text:p>430.3848941176</text:p>
          </table:table-cell>
          <table:table-cell table:style-name="Default" table:formula="of:=[.BS41]/[.BR41]" office:value-type="float" office:value="0.575590687872018">
            <text:p>0.5755906879</text:p>
          </table:table-cell>
          <table:table-cell table:style-name="Default" table:formula="of:=[.BQ41]/[.BR41]" office:value-type="float" office:value="6.02148343314185">
            <text:p>6.0214834331</text:p>
          </table:table-cell>
          <table:table-cell office:value-type="float" office:value="361">
            <text:p>361</text:p>
          </table:table-cell>
          <table:table-cell office:value-type="float" office:value="2296824963">
            <text:p>2296824963</text:p>
          </table:table-cell>
          <table:table-cell office:value-type="float" office:value="94107583">
            <text:p>94107583</text:p>
          </table:table-cell>
          <table:table-cell office:value-type="float" office:value="496028">
            <text:p>496028</text:p>
          </table:table-cell>
          <table:table-cell office:value-type="float" office:value="495">
            <text:p>495</text:p>
          </table:table-cell>
          <table:table-cell table:style-name="Default" table:formula="of:=[.BZ41]/[.CB41]/10^3" office:value-type="float" office:value="190.116329292929">
            <text:p>190.1163292929</text:p>
          </table:table-cell>
          <table:table-cell table:style-name="Default" table:formula="of:=[.CA41]/[.BZ41]" office:value-type="float" office:value="0.00527086111647347">
            <text:p>0.0052708611</text:p>
          </table:table-cell>
          <table:table-cell table:style-name="Default" table:formula="of:=[.BY41]/[.BZ41]" office:value-type="float" office:value="24.40637502081">
            <text:p>24.4063750208</text:p>
          </table:table-cell>
          <table:table-cell office:value-type="float" office:value="170949381">
            <text:p>170949381</text:p>
          </table:table-cell>
          <table:table-cell office:value-type="float" office:value="109767767">
            <text:p>109767767</text:p>
          </table:table-cell>
          <table:table-cell office:value-type="float" office:value="343867">
            <text:p>343867</text:p>
          </table:table-cell>
          <table:table-cell office:value-type="float" office:value="35">
            <text:p>35</text:p>
          </table:table-cell>
          <table:table-cell table:style-name="Default" table:formula="of:=[.CG41]/[.CI41]/10^3" office:value-type="float" office:value="3136.22191428571">
            <text:p>3136.2219142857</text:p>
          </table:table-cell>
          <table:table-cell table:style-name="Default" table:formula="of:=[.CH41]/[.CG41]" office:value-type="float" office:value="0.00313267737331306">
            <text:p>0.0031326774</text:p>
          </table:table-cell>
          <table:table-cell table:style-name="Default" table:formula="of:=[.CF41]/[.CG41]" office:value-type="float" office:value="1.55737322232309">
            <text:p>1.5573732223</text:p>
          </table:table-cell>
          <table:table-cell office:value-type="float" office:value="45082227">
            <text:p>45082227</text:p>
          </table:table-cell>
          <table:table-cell office:value-type="float" office:value="27603272">
            <text:p>27603272</text:p>
          </table:table-cell>
          <table:table-cell office:value-type="float" office:value="494367">
            <text:p>494367</text:p>
          </table:table-cell>
          <table:table-cell office:value-type="float" office:value="10">
            <text:p>10</text:p>
          </table:table-cell>
          <table:table-cell table:style-name="Default" table:formula="of:=[.CN41]/[.CP41]/10^3" office:value-type="float" office:value="2760.3272">
            <text:p>2760.3272</text:p>
          </table:table-cell>
          <table:table-cell table:style-name="Default" table:formula="of:=[.CO41]/[.CN41]" office:value-type="float" office:value="0.0179097246152558">
            <text:p>0.0179097246</text:p>
          </table:table-cell>
          <table:table-cell table:style-name="Default" table:formula="of:=[.CM41]/[.CN41]" office:value-type="float" office:value="1.63322040227695">
            <text:p>1.633220402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42]" office:value-type="float" office:value="361">
            <text:p>361</text:p>
          </table:table-cell>
          <table:table-cell office:value-type="string">
            <text:p>,</text:p>
          </table:table-cell>
          <table:table-cell table:formula="of:=[.CS42]" office:value-type="float" office:value="1.64055924572746">
            <text:p>1.6405592457</text:p>
          </table:table-cell>
          <table:table-cell office:value-type="string">
            <text:p>)</text:p>
          </table:table-cell>
          <table:table-cell office:value-type="float" office:value="2732411450">
            <text:p>2732411450</text:p>
          </table:table-cell>
          <table:table-cell office:value-type="float" office:value="118726866">
            <text:p>118726866</text:p>
          </table:table-cell>
          <table:table-cell office:value-type="float" office:value="69364904">
            <text:p>69364904</text:p>
          </table:table-cell>
          <table:table-cell table:style-name="Default" office:value-type="float" office:value="663">
            <text:p>663</text:p>
          </table:table-cell>
          <table:table-cell table:style-name="Default" table:formula="of:=[.G42]/[.I42]/10^3" office:value-type="float" office:value="179.075212669683">
            <text:p>179.0752126697</text:p>
          </table:table-cell>
          <table:table-cell table:style-name="Default" table:formula="of:=[.H42]/[.G42]" office:value-type="float" office:value="0.584239324568712">
            <text:p>0.5842393246</text:p>
          </table:table-cell>
          <table:table-cell table:style-name="Default" table:formula="of:=[.F42]/[.G42]" office:value-type="float" office:value="23.0142641009323">
            <text:p>23.0142641009</text:p>
          </table:table-cell>
          <table:table-cell office:value-type="float" office:value="2732411441">
            <text:p>2732411441</text:p>
          </table:table-cell>
          <table:table-cell office:value-type="float" office:value="118711966">
            <text:p>118711966</text:p>
          </table:table-cell>
          <table:table-cell office:value-type="float" office:value="3763961">
            <text:p>3763961</text:p>
          </table:table-cell>
          <table:table-cell office:value-type="float" office:value="578">
            <text:p>578.000000</text:p>
          </table:table-cell>
          <table:table-cell table:style-name="Default" table:formula="of:=[.N42]/[.P42]/10^3" office:value-type="float" office:value="205.384024221453">
            <text:p>205.3840242215</text:p>
          </table:table-cell>
          <table:table-cell table:style-name="Default" table:formula="of:=[.O42]/[.N42]" office:value-type="float" office:value="0.0317066688963773">
            <text:p>0.0317066689</text:p>
          </table:table-cell>
          <table:table-cell table:style-name="Default" table:formula="of:=[.M42]/[.N42]" office:value-type="float" office:value="23.0171526348068">
            <text:p>23.0171526348</text:p>
          </table:table-cell>
          <table:table-cell office:value-type="float" office:value="2732411448">
            <text:p>2732411448</text:p>
          </table:table-cell>
          <table:table-cell office:value-type="float" office:value="118731664">
            <text:p>118731664</text:p>
          </table:table-cell>
          <table:table-cell office:value-type="float" office:value="67175099">
            <text:p>67175099</text:p>
          </table:table-cell>
          <table:table-cell office:value-type="float" office:value="644">
            <text:p>644.000000</text:p>
          </table:table-cell>
          <table:table-cell table:style-name="Default" table:formula="of:=[.U42]/[.W42]/10^3" office:value-type="float" office:value="184.365937888199">
            <text:p>184.3659378882</text:p>
          </table:table-cell>
          <table:table-cell table:style-name="Default" table:formula="of:=[.V42]/[.U42]" office:value-type="float" office:value="0.565772404234139">
            <text:p>0.5657724042</text:p>
          </table:table-cell>
          <table:table-cell table:style-name="Default" table:formula="of:=[.T42]/[.U42]" office:value-type="float" office:value="23.0133340673133">
            <text:p>23.0133340673</text:p>
          </table:table-cell>
          <table:table-cell office:value-type="float" office:value="2732411455">
            <text:p>2732411455</text:p>
          </table:table-cell>
          <table:table-cell office:value-type="float" office:value="118811359">
            <text:p>118811359</text:p>
          </table:table-cell>
          <table:table-cell office:value-type="float" office:value="155299021">
            <text:p>155299021</text:p>
          </table:table-cell>
          <table:table-cell office:value-type="float" office:value="713">
            <text:p>713.000000</text:p>
          </table:table-cell>
          <table:table-cell table:style-name="Default" table:formula="of:=[.AB42]/[.AD42]/10^3" office:value-type="float" office:value="166.635847124825">
            <text:p>166.6358471248</text:p>
          </table:table-cell>
          <table:table-cell table:style-name="Default" table:formula="of:=[.AC42]/[.AB42]" office:value-type="float" office:value="1.30710583825575">
            <text:p>1.3071058383</text:p>
          </table:table-cell>
          <table:table-cell table:style-name="Default" table:formula="of:=[.AA42]/[.AB42]" office:value-type="float" office:value="22.9978974905926">
            <text:p>22.9978974906</text:p>
          </table:table-cell>
          <table:table-cell office:value-type="float" office:value="2732411442">
            <text:p>2732411442</text:p>
          </table:table-cell>
          <table:table-cell office:value-type="float" office:value="118714697">
            <text:p>118714697</text:p>
          </table:table-cell>
          <table:table-cell office:value-type="float" office:value="4076420">
            <text:p>4076420</text:p>
          </table:table-cell>
          <table:table-cell office:value-type="float" office:value="579">
            <text:p>579.000000</text:p>
          </table:table-cell>
          <table:table-cell table:style-name="Default" table:formula="of:=[.AI42]/[.AK42]/10^3" office:value-type="float" office:value="205.034018998273">
            <text:p>205.0340189983</text:p>
          </table:table-cell>
          <table:table-cell table:style-name="Default" table:formula="of:=[.AJ42]/[.AI42]" office:value-type="float" office:value="0.0343379556450369">
            <text:p>0.0343379556</text:p>
          </table:table-cell>
          <table:table-cell table:style-name="Default" table:formula="of:=[.AH42]/[.AI42]" office:value-type="float" office:value="23.0166231397617">
            <text:p>23.0166231398</text:p>
          </table:table-cell>
          <table:table-cell office:value-type="float" office:value="2732411455">
            <text:p>2732411455</text:p>
          </table:table-cell>
          <table:table-cell office:value-type="float" office:value="118837998">
            <text:p>118837998</text:p>
          </table:table-cell>
          <table:table-cell office:value-type="float" office:value="155000124">
            <text:p>155000124</text:p>
          </table:table-cell>
          <table:table-cell office:value-type="float" office:value="710">
            <text:p>710.000000</text:p>
          </table:table-cell>
          <table:table-cell table:style-name="Default" table:formula="of:=[.AP42]/[.AR42]/10^3" office:value-type="float" office:value="167.377461971831">
            <text:p>167.3774619718</text:p>
          </table:table-cell>
          <table:table-cell table:style-name="Default" table:formula="of:=[.AQ42]/[.AP42]" office:value-type="float" office:value="1.30429767085104">
            <text:p>1.3042976709</text:p>
          </table:table-cell>
          <table:table-cell table:style-name="Default" table:formula="of:=[.AO42]/[.AP42]" office:value-type="float" office:value="22.9927422287945">
            <text:p>22.9927422288</text:p>
          </table:table-cell>
          <table:table-cell office:value-type="float" office:value="714184803">
            <text:p>714184803</text:p>
          </table:table-cell>
          <table:table-cell office:value-type="float" office:value="118648730">
            <text:p>118648730</text:p>
          </table:table-cell>
          <table:table-cell office:value-type="float" office:value="45129978">
            <text:p>45129978</text:p>
          </table:table-cell>
          <table:table-cell office:value-type="float" office:value="257">
            <text:p>257.000000</text:p>
          </table:table-cell>
          <table:table-cell table:style-name="Default" table:formula="of:=[.AW42]/[.AY42]/10^3" office:value-type="float" office:value="461.668210116732">
            <text:p>461.6682101167</text:p>
          </table:table-cell>
          <table:table-cell table:style-name="Default" table:formula="of:=[.AX42]/[.AW42]" office:value-type="float" office:value="0.380366296377551">
            <text:p>0.3803662964</text:p>
          </table:table-cell>
          <table:table-cell table:style-name="Default" table:formula="of:=[.AV42]/[.AW42]" office:value-type="float" office:value="6.0193210917639">
            <text:p>6.0193210918</text:p>
          </table:table-cell>
          <table:table-cell office:value-type="float" office:value="477059728">
            <text:p>477059728</text:p>
          </table:table-cell>
          <table:table-cell office:value-type="float" office:value="118652918">
            <text:p>118652918</text:p>
          </table:table-cell>
          <table:table-cell office:value-type="float" office:value="8693336">
            <text:p>8693336</text:p>
          </table:table-cell>
          <table:table-cell office:value-type="float" office:value="115">
            <text:p>115.000000</text:p>
          </table:table-cell>
          <table:table-cell table:style-name="Default" table:formula="of:=[.BD42]/[.BF42]/10^3" office:value-type="float" office:value="1031.76450434783">
            <text:p>1031.7645043478</text:p>
          </table:table-cell>
          <table:table-cell table:style-name="Default" table:formula="of:=[.BE42]/[.BD42]" office:value-type="float" office:value="0.073266938112723">
            <text:p>0.0732669381</text:p>
          </table:table-cell>
          <table:table-cell table:style-name="Default" table:formula="of:=[.BC42]/[.BD42]" office:value-type="float" office:value="4.02063207581629">
            <text:p>4.0206320758</text:p>
          </table:table-cell>
          <table:table-cell office:value-type="float" office:value="476501988">
            <text:p>476501988</text:p>
          </table:table-cell>
          <table:table-cell office:value-type="float" office:value="118655406">
            <text:p>118655406</text:p>
          </table:table-cell>
          <table:table-cell office:value-type="float" office:value="8484738">
            <text:p>8484738</text:p>
          </table:table-cell>
          <table:table-cell office:value-type="float" office:value="114">
            <text:p>114.000000</text:p>
          </table:table-cell>
          <table:table-cell table:style-name="Default" table:formula="of:=[.BK42]/[.BM42]/10^3" office:value-type="float" office:value="1040.83689473684">
            <text:p>1040.8368947369</text:p>
          </table:table-cell>
          <table:table-cell table:style-name="Default" table:formula="of:=[.BL42]/[.BK42]" office:value-type="float" office:value="0.0715073866925204">
            <text:p>0.0715073867</text:p>
          </table:table-cell>
          <table:table-cell table:style-name="Default" table:formula="of:=[.BJ42]/[.BK42]" office:value-type="float" office:value="4.01584726784383">
            <text:p>4.0158472678</text:p>
          </table:table-cell>
          <table:table-cell office:value-type="float" office:value="714335736">
            <text:p>714335736</text:p>
          </table:table-cell>
          <table:table-cell office:value-type="float" office:value="118649718">
            <text:p>118649718</text:p>
          </table:table-cell>
          <table:table-cell office:value-type="float" office:value="42982348">
            <text:p>42982348</text:p>
          </table:table-cell>
          <table:table-cell office:value-type="float" office:value="257">
            <text:p>257.000000</text:p>
          </table:table-cell>
          <table:table-cell table:style-name="Default" table:formula="of:=[.BR42]/[.BT42]/10^3" office:value-type="float" office:value="461.672054474708">
            <text:p>461.6720544747</text:p>
          </table:table-cell>
          <table:table-cell table:style-name="Default" table:formula="of:=[.BS42]/[.BR42]" office:value-type="float" office:value="0.362262538205106">
            <text:p>0.3622625382</text:p>
          </table:table-cell>
          <table:table-cell table:style-name="Default" table:formula="of:=[.BQ42]/[.BR42]" office:value-type="float" office:value="6.02054305767503">
            <text:p>6.0205430577</text:p>
          </table:table-cell>
          <table:table-cell office:value-type="float" office:value="361">
            <text:p>361</text:p>
          </table:table-cell>
          <table:table-cell office:value-type="float" office:value="2296824962">
            <text:p>2296824962</text:p>
          </table:table-cell>
          <table:table-cell office:value-type="float" office:value="94103905">
            <text:p>94103905</text:p>
          </table:table-cell>
          <table:table-cell office:value-type="float" office:value="496134">
            <text:p>496134</text:p>
          </table:table-cell>
          <table:table-cell office:value-type="float" office:value="496">
            <text:p>496</text:p>
          </table:table-cell>
          <table:table-cell table:style-name="Default" table:formula="of:=[.BZ42]/[.CB42]/10^3" office:value-type="float" office:value="189.725614919355">
            <text:p>189.7256149194</text:p>
          </table:table-cell>
          <table:table-cell table:style-name="Default" table:formula="of:=[.CA42]/[.BZ42]" office:value-type="float" office:value="0.00527219353968361">
            <text:p>0.0052721935</text:p>
          </table:table-cell>
          <table:table-cell table:style-name="Default" table:formula="of:=[.BY42]/[.BZ42]" office:value-type="float" office:value="24.407328920091">
            <text:p>24.4073289201</text:p>
          </table:table-cell>
          <table:table-cell office:value-type="float" office:value="184544014">
            <text:p>184544014</text:p>
          </table:table-cell>
          <table:table-cell office:value-type="float" office:value="118666724">
            <text:p>118666724</text:p>
          </table:table-cell>
          <table:table-cell office:value-type="float" office:value="363391">
            <text:p>363391</text:p>
          </table:table-cell>
          <table:table-cell office:value-type="float" office:value="37">
            <text:p>37</text:p>
          </table:table-cell>
          <table:table-cell table:style-name="Default" table:formula="of:=[.CG42]/[.CI42]/10^3" office:value-type="float" office:value="3207.20875675676">
            <text:p>3207.2087567568</text:p>
          </table:table-cell>
          <table:table-cell table:style-name="Default" table:formula="of:=[.CH42]/[.CG42]" office:value-type="float" office:value="0.00306228222833555">
            <text:p>0.0030622822</text:p>
          </table:table-cell>
          <table:table-cell table:style-name="Default" table:formula="of:=[.CF42]/[.CG42]" office:value-type="float" office:value="1.55514543403086">
            <text:p>1.555145434</text:p>
          </table:table-cell>
          <table:table-cell office:value-type="float" office:value="49226834">
            <text:p>49226834</text:p>
          </table:table-cell>
          <table:table-cell office:value-type="float" office:value="30006130">
            <text:p>30006130</text:p>
          </table:table-cell>
          <table:table-cell office:value-type="float" office:value="547515">
            <text:p>547515</text:p>
          </table:table-cell>
          <table:table-cell office:value-type="float" office:value="11">
            <text:p>11</text:p>
          </table:table-cell>
          <table:table-cell table:style-name="Default" table:formula="of:=[.CN42]/[.CP42]/10^3" office:value-type="float" office:value="2727.83">
            <text:p>2727.83</text:p>
          </table:table-cell>
          <table:table-cell table:style-name="Default" table:formula="of:=[.CO42]/[.CN42]" office:value-type="float" office:value="0.0182467715763412">
            <text:p>0.0182467716</text:p>
          </table:table-cell>
          <table:table-cell table:style-name="Default" table:formula="of:=[.CM42]/[.CN42]" office:value-type="float" office:value="1.64055924572746">
            <text:p>1.640559245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43]" office:value-type="float" office:value="400">
            <text:p>400</text:p>
          </table:table-cell>
          <table:table-cell office:value-type="string">
            <text:p>,</text:p>
          </table:table-cell>
          <table:table-cell table:formula="of:=[.CS43]" office:value-type="float" office:value="1.62953458506149">
            <text:p>1.6295345851</text:p>
          </table:table-cell>
          <table:table-cell office:value-type="string">
            <text:p>)</text:p>
          </table:table-cell>
          <table:table-cell office:value-type="float" office:value="2947929265">
            <text:p>2947929265</text:p>
          </table:table-cell>
          <table:table-cell office:value-type="float" office:value="128089041">
            <text:p>128089041</text:p>
          </table:table-cell>
          <table:table-cell office:value-type="float" office:value="78342445">
            <text:p>78342445</text:p>
          </table:table-cell>
          <table:table-cell table:style-name="Default" office:value-type="float" office:value="741">
            <text:p>741</text:p>
          </table:table-cell>
          <table:table-cell table:style-name="Default" table:formula="of:=[.G43]/[.I43]/10^3" office:value-type="float" office:value="172.859704453441">
            <text:p>172.8597044534</text:p>
          </table:table-cell>
          <table:table-cell table:style-name="Default" table:formula="of:=[.H43]/[.G43]" office:value-type="float" office:value="0.611624885223397">
            <text:p>0.6116248852</text:p>
          </table:table-cell>
          <table:table-cell table:style-name="Default" table:formula="of:=[.F43]/[.G43]" office:value-type="float" office:value="23.0146876109409">
            <text:p>23.0146876109</text:p>
          </table:table-cell>
          <table:table-cell office:value-type="float" office:value="2947929253">
            <text:p>2947929253</text:p>
          </table:table-cell>
          <table:table-cell office:value-type="float" office:value="128080884">
            <text:p>128080884</text:p>
          </table:table-cell>
          <table:table-cell office:value-type="float" office:value="4081820">
            <text:p>4081820</text:p>
          </table:table-cell>
          <table:table-cell office:value-type="float" office:value="623">
            <text:p>623.000000</text:p>
          </table:table-cell>
          <table:table-cell table:style-name="Default" table:formula="of:=[.N43]/[.P43]/10^3" office:value-type="float" office:value="205.587293739968">
            <text:p>205.58729374</text:p>
          </table:table-cell>
          <table:table-cell table:style-name="Default" table:formula="of:=[.O43]/[.N43]" office:value-type="float" office:value="0.0318690804788636">
            <text:p>0.0318690805</text:p>
          </table:table-cell>
          <table:table-cell table:style-name="Default" table:formula="of:=[.M43]/[.N43]" office:value-type="float" office:value="23.0161532379805">
            <text:p>23.016153238</text:p>
          </table:table-cell>
          <table:table-cell office:value-type="float" office:value="2947929260">
            <text:p>2947929260</text:p>
          </table:table-cell>
          <table:table-cell office:value-type="float" office:value="128101290">
            <text:p>128101290</text:p>
          </table:table-cell>
          <table:table-cell office:value-type="float" office:value="75396015">
            <text:p>75396015</text:p>
          </table:table-cell>
          <table:table-cell office:value-type="float" office:value="697">
            <text:p>697.000000</text:p>
          </table:table-cell>
          <table:table-cell table:style-name="Default" table:formula="of:=[.U43]/[.W43]/10^3" office:value-type="float" office:value="183.789512195122">
            <text:p>183.7895121951</text:p>
          </table:table-cell>
          <table:table-cell table:style-name="Default" table:formula="of:=[.V43]/[.U43]" office:value-type="float" office:value="0.588565618660046">
            <text:p>0.5885656187</text:p>
          </table:table-cell>
          <table:table-cell table:style-name="Default" table:formula="of:=[.T43]/[.U43]" office:value-type="float" office:value="23.0124869156275">
            <text:p>23.0124869156</text:p>
          </table:table-cell>
          <table:table-cell office:value-type="float" office:value="2947929272">
            <text:p>2947929272</text:p>
          </table:table-cell>
          <table:table-cell office:value-type="float" office:value="128227852">
            <text:p>128227852</text:p>
          </table:table-cell>
          <table:table-cell office:value-type="float" office:value="170937044">
            <text:p>170937044</text:p>
          </table:table-cell>
          <table:table-cell office:value-type="float" office:value="790">
            <text:p>790.000000</text:p>
          </table:table-cell>
          <table:table-cell table:style-name="Default" table:formula="of:=[.AB43]/[.AD43]/10^3" office:value-type="float" office:value="162.313736708861">
            <text:p>162.3137367089</text:p>
          </table:table-cell>
          <table:table-cell table:style-name="Default" table:formula="of:=[.AC43]/[.AB43]" office:value-type="float" office:value="1.33307266193619">
            <text:p>1.3330726619</text:p>
          </table:table-cell>
          <table:table-cell table:style-name="Default" table:formula="of:=[.AA43]/[.AB43]" office:value-type="float" office:value="22.9897734854047">
            <text:p>22.9897734854</text:p>
          </table:table-cell>
          <table:table-cell office:value-type="float" office:value="2947929253">
            <text:p>2947929253</text:p>
          </table:table-cell>
          <table:table-cell office:value-type="float" office:value="128090074">
            <text:p>128090074</text:p>
          </table:table-cell>
          <table:table-cell office:value-type="float" office:value="4407332">
            <text:p>4407332</text:p>
          </table:table-cell>
          <table:table-cell office:value-type="float" office:value="625">
            <text:p>625.000000</text:p>
          </table:table-cell>
          <table:table-cell table:style-name="Default" table:formula="of:=[.AI43]/[.AK43]/10^3" office:value-type="float" office:value="204.9441184">
            <text:p>204.9441184</text:p>
          </table:table-cell>
          <table:table-cell table:style-name="Default" table:formula="of:=[.AJ43]/[.AI43]" office:value-type="float" office:value="0.0344080681848931">
            <text:p>0.0344080682</text:p>
          </table:table-cell>
          <table:table-cell table:style-name="Default" table:formula="of:=[.AH43]/[.AI43]" office:value-type="float" office:value="23.0145019121466">
            <text:p>23.0145019121</text:p>
          </table:table-cell>
          <table:table-cell office:value-type="float" office:value="2947929269">
            <text:p>2947929269</text:p>
          </table:table-cell>
          <table:table-cell office:value-type="float" office:value="128248505">
            <text:p>128248505</text:p>
          </table:table-cell>
          <table:table-cell office:value-type="float" office:value="170242323">
            <text:p>170242323</text:p>
          </table:table-cell>
          <table:table-cell office:value-type="float" office:value="786">
            <text:p>786.000000</text:p>
          </table:table-cell>
          <table:table-cell table:style-name="Default" table:formula="of:=[.AP43]/[.AR43]/10^3" office:value-type="float" office:value="163.166036895674">
            <text:p>163.1660368957</text:p>
          </table:table-cell>
          <table:table-cell table:style-name="Default" table:formula="of:=[.AQ43]/[.AP43]" office:value-type="float" office:value="1.32744099434142">
            <text:p>1.3274409943</text:p>
          </table:table-cell>
          <table:table-cell table:style-name="Default" table:formula="of:=[.AO43]/[.AP43]" office:value-type="float" office:value="22.9860712138516">
            <text:p>22.9860712139</text:p>
          </table:table-cell>
          <table:table-cell office:value-type="float" office:value="770477210">
            <text:p>770477210</text:p>
          </table:table-cell>
          <table:table-cell office:value-type="float" office:value="128007736">
            <text:p>128007736</text:p>
          </table:table-cell>
          <table:table-cell office:value-type="float" office:value="54210899">
            <text:p>54210899</text:p>
          </table:table-cell>
          <table:table-cell office:value-type="float" office:value="279">
            <text:p>279.000000</text:p>
          </table:table-cell>
          <table:table-cell table:style-name="Default" table:formula="of:=[.AW43]/[.AY43]/10^3" office:value-type="float" office:value="458.809089605735">
            <text:p>458.8090896057</text:p>
          </table:table-cell>
          <table:table-cell table:style-name="Default" table:formula="of:=[.AX43]/[.AW43]" office:value-type="float" office:value="0.423497053334339">
            <text:p>0.4234970533</text:p>
          </table:table-cell>
          <table:table-cell table:style-name="Default" table:formula="of:=[.AV43]/[.AW43]" office:value-type="float" office:value="6.0189894304513">
            <text:p>6.0189894305</text:p>
          </table:table-cell>
          <table:table-cell office:value-type="float" office:value="514636007">
            <text:p>514636007</text:p>
          </table:table-cell>
          <table:table-cell office:value-type="float" office:value="128011812">
            <text:p>128011812</text:p>
          </table:table-cell>
          <table:table-cell office:value-type="float" office:value="14838424">
            <text:p>14838424</text:p>
          </table:table-cell>
          <table:table-cell office:value-type="float" office:value="130">
            <text:p>130.000000</text:p>
          </table:table-cell>
          <table:table-cell table:style-name="Default" table:formula="of:=[.BD43]/[.BF43]/10^3" office:value-type="float" office:value="984.706246153846">
            <text:p>984.7062461538</text:p>
          </table:table-cell>
          <table:table-cell table:style-name="Default" table:formula="of:=[.BE43]/[.BD43]" office:value-type="float" office:value="0.115914490765899">
            <text:p>0.1159144908</text:p>
          </table:table-cell>
          <table:table-cell table:style-name="Default" table:formula="of:=[.BC43]/[.BD43]" office:value-type="float" office:value="4.02022281350099">
            <text:p>4.0202228135</text:p>
          </table:table-cell>
          <table:table-cell office:value-type="float" office:value="514044767">
            <text:p>514044767</text:p>
          </table:table-cell>
          <table:table-cell office:value-type="float" office:value="128012777">
            <text:p>128012777</text:p>
          </table:table-cell>
          <table:table-cell office:value-type="float" office:value="14750078">
            <text:p>14750078</text:p>
          </table:table-cell>
          <table:table-cell office:value-type="float" office:value="130">
            <text:p>130.000000</text:p>
          </table:table-cell>
          <table:table-cell table:style-name="Default" table:formula="of:=[.BK43]/[.BM43]/10^3" office:value-type="float" office:value="984.713669230769">
            <text:p>984.7136692308</text:p>
          </table:table-cell>
          <table:table-cell table:style-name="Default" table:formula="of:=[.BL43]/[.BK43]" office:value-type="float" office:value="0.115223482730946">
            <text:p>0.1152234827</text:p>
          </table:table-cell>
          <table:table-cell table:style-name="Default" table:formula="of:=[.BJ43]/[.BK43]" office:value-type="float" office:value="4.0155739063453">
            <text:p>4.0155739063</text:p>
          </table:table-cell>
          <table:table-cell office:value-type="float" office:value="770636017">
            <text:p>770636017</text:p>
          </table:table-cell>
          <table:table-cell office:value-type="float" office:value="128008486">
            <text:p>128008486</text:p>
          </table:table-cell>
          <table:table-cell office:value-type="float" office:value="53644566">
            <text:p>53644566</text:p>
          </table:table-cell>
          <table:table-cell office:value-type="float" office:value="278">
            <text:p>278.000000</text:p>
          </table:table-cell>
          <table:table-cell table:style-name="Default" table:formula="of:=[.BR43]/[.BT43]/10^3" office:value-type="float" office:value="460.462179856115">
            <text:p>460.4621798561</text:p>
          </table:table-cell>
          <table:table-cell table:style-name="Default" table:formula="of:=[.BS43]/[.BR43]" office:value-type="float" office:value="0.419070388817816">
            <text:p>0.4190703888</text:p>
          </table:table-cell>
          <table:table-cell table:style-name="Default" table:formula="of:=[.BQ43]/[.BR43]" office:value-type="float" office:value="6.02019476271284">
            <text:p>6.0201947627</text:p>
          </table:table-cell>
          <table:table-cell office:value-type="float" office:value="400">
            <text:p>400</text:p>
          </table:table-cell>
          <table:table-cell office:value-type="float" office:value="3121642702">
            <text:p>3121642702</text:p>
          </table:table-cell>
          <table:table-cell office:value-type="float" office:value="128020256">
            <text:p>128020256</text:p>
          </table:table-cell>
          <table:table-cell office:value-type="float" office:value="643682">
            <text:p>643682</text:p>
          </table:table-cell>
          <table:table-cell office:value-type="float" office:value="646">
            <text:p>646</text:p>
          </table:table-cell>
          <table:table-cell table:style-name="Default" table:formula="of:=[.BZ43]/[.CB43]/10^3" office:value-type="float" office:value="198.173770897833">
            <text:p>198.1737708978</text:p>
          </table:table-cell>
          <table:table-cell table:style-name="Default" table:formula="of:=[.CA43]/[.BZ43]" office:value-type="float" office:value="0.00502796994875561">
            <text:p>0.0050279699</text:p>
          </table:table-cell>
          <table:table-cell table:style-name="Default" table:formula="of:=[.BY43]/[.BZ43]" office:value-type="float" office:value="24.3839748453557">
            <text:p>24.3839748454</text:p>
          </table:table-cell>
          <table:table-cell office:value-type="float" office:value="201182212">
            <text:p>201182212</text:p>
          </table:table-cell>
          <table:table-cell office:value-type="float" office:value="128008361">
            <text:p>128008361</text:p>
          </table:table-cell>
          <table:table-cell office:value-type="float" office:value="430278">
            <text:p>430278</text:p>
          </table:table-cell>
          <table:table-cell office:value-type="float" office:value="39">
            <text:p>39</text:p>
          </table:table-cell>
          <table:table-cell table:style-name="Default" table:formula="of:=[.CG43]/[.CI43]/10^3" office:value-type="float" office:value="3282.26566666667">
            <text:p>3282.2656666667</text:p>
          </table:table-cell>
          <table:table-cell table:style-name="Default" table:formula="of:=[.CH43]/[.CG43]" office:value-type="float" office:value="0.00336132731204956">
            <text:p>0.0033613273</text:p>
          </table:table-cell>
          <table:table-cell table:style-name="Default" table:formula="of:=[.CF43]/[.CG43]" office:value-type="float" office:value="1.57163337166703">
            <text:p>1.5716333717</text:p>
          </table:table-cell>
          <table:table-cell office:value-type="float" office:value="52454029">
            <text:p>52454029</text:p>
          </table:table-cell>
          <table:table-cell office:value-type="float" office:value="32189577">
            <text:p>32189577</text:p>
          </table:table-cell>
          <table:table-cell office:value-type="float" office:value="562800">
            <text:p>562800</text:p>
          </table:table-cell>
          <table:table-cell office:value-type="float" office:value="11">
            <text:p>11</text:p>
          </table:table-cell>
          <table:table-cell table:style-name="Default" table:formula="of:=[.CN43]/[.CP43]/10^3" office:value-type="float" office:value="2926.32518181818">
            <text:p>2926.3251818182</text:p>
          </table:table-cell>
          <table:table-cell table:style-name="Default" table:formula="of:=[.CO43]/[.CN43]" office:value-type="float" office:value="0.0174839203385618">
            <text:p>0.0174839203</text:p>
          </table:table-cell>
          <table:table-cell table:style-name="Default" table:formula="of:=[.CM43]/[.CN43]" office:value-type="float" office:value="1.62953458506149">
            <text:p>1.629534585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44]" office:value-type="float" office:value="400">
            <text:p>400</text:p>
          </table:table-cell>
          <table:table-cell office:value-type="string">
            <text:p>,</text:p>
          </table:table-cell>
          <table:table-cell table:formula="of:=[.CS44]" office:value-type="float" office:value="1.63630363998366">
            <text:p>1.63630364</text:p>
          </table:table-cell>
          <table:table-cell office:value-type="string">
            <text:p>)</text:p>
          </table:table-cell>
          <table:table-cell office:value-type="float" office:value="3174492002">
            <text:p>3174492002</text:p>
          </table:table-cell>
          <table:table-cell office:value-type="float" office:value="137945048">
            <text:p>137945048</text:p>
          </table:table-cell>
          <table:table-cell office:value-type="float" office:value="86467513">
            <text:p>86467513</text:p>
          </table:table-cell>
          <table:table-cell table:style-name="Default" office:value-type="float" office:value="797">
            <text:p>797</text:p>
          </table:table-cell>
          <table:table-cell table:style-name="Default" table:formula="of:=[.G44]/[.I44]/10^3" office:value-type="float" office:value="173.080361355082">
            <text:p>173.0803613551</text:p>
          </table:table-cell>
          <table:table-cell table:style-name="Default" table:formula="of:=[.H44]/[.G44]" office:value-type="float" office:value="0.626825785003895">
            <text:p>0.626825785</text:p>
          </table:table-cell>
          <table:table-cell table:style-name="Default" table:formula="of:=[.F44]/[.G44]" office:value-type="float" office:value="23.0127289672624">
            <text:p>23.0127289673</text:p>
          </table:table-cell>
          <table:table-cell office:value-type="float" office:value="3174491989">
            <text:p>3174491989</text:p>
          </table:table-cell>
          <table:table-cell office:value-type="float" office:value="137927999">
            <text:p>137927999</text:p>
          </table:table-cell>
          <table:table-cell office:value-type="float" office:value="4371381">
            <text:p>4371381</text:p>
          </table:table-cell>
          <table:table-cell office:value-type="float" office:value="670">
            <text:p>670.000000</text:p>
          </table:table-cell>
          <table:table-cell table:style-name="Default" table:formula="of:=[.N44]/[.P44]/10^3" office:value-type="float" office:value="205.862685074627">
            <text:p>205.8626850746</text:p>
          </table:table-cell>
          <table:table-cell table:style-name="Default" table:formula="of:=[.O44]/[.N44]" office:value-type="float" office:value="0.0316932097303898">
            <text:p>0.0316932097</text:p>
          </table:table-cell>
          <table:table-cell table:style-name="Default" table:formula="of:=[.M44]/[.N44]" office:value-type="float" office:value="23.0155734297284">
            <text:p>23.0155734297</text:p>
          </table:table-cell>
          <table:table-cell office:value-type="float" office:value="3174491997">
            <text:p>3174491997</text:p>
          </table:table-cell>
          <table:table-cell office:value-type="float" office:value="137959484">
            <text:p>137959484</text:p>
          </table:table-cell>
          <table:table-cell office:value-type="float" office:value="83007301">
            <text:p>83007301</text:p>
          </table:table-cell>
          <table:table-cell office:value-type="float" office:value="751">
            <text:p>751.000000</text:p>
          </table:table-cell>
          <table:table-cell table:style-name="Default" table:formula="of:=[.U44]/[.W44]/10^3" office:value-type="float" office:value="183.701043941411">
            <text:p>183.7010439414</text:p>
          </table:table-cell>
          <table:table-cell table:style-name="Default" table:formula="of:=[.V44]/[.U44]" office:value-type="float" office:value="0.601678830576084">
            <text:p>0.6016788306</text:p>
          </table:table-cell>
          <table:table-cell table:style-name="Default" table:formula="of:=[.T44]/[.U44]" office:value-type="float" office:value="23.010320892473">
            <text:p>23.0103208925</text:p>
          </table:table-cell>
          <table:table-cell office:value-type="float" office:value="3174492012">
            <text:p>3174492012</text:p>
          </table:table-cell>
          <table:table-cell office:value-type="float" office:value="138095842">
            <text:p>138095842</text:p>
          </table:table-cell>
          <table:table-cell office:value-type="float" office:value="186503271">
            <text:p>186503271</text:p>
          </table:table-cell>
          <table:table-cell office:value-type="float" office:value="854">
            <text:p>854.000000</text:p>
          </table:table-cell>
          <table:table-cell table:style-name="Default" table:formula="of:=[.AB44]/[.AD44]/10^3" office:value-type="float" office:value="161.704733021077">
            <text:p>161.7047330211</text:p>
          </table:table-cell>
          <table:table-cell table:style-name="Default" table:formula="of:=[.AC44]/[.AB44]" office:value-type="float" office:value="1.35053502190167">
            <text:p>1.3505350219</text:p>
          </table:table-cell>
          <table:table-cell table:style-name="Default" table:formula="of:=[.AA44]/[.AB44]" office:value-type="float" office:value="22.9876002493978">
            <text:p>22.9876002494</text:p>
          </table:table-cell>
          <table:table-cell office:value-type="float" office:value="3174491991">
            <text:p>3174491991</text:p>
          </table:table-cell>
          <table:table-cell office:value-type="float" office:value="137937038">
            <text:p>137937038</text:p>
          </table:table-cell>
          <table:table-cell office:value-type="float" office:value="4716354">
            <text:p>4716354</text:p>
          </table:table-cell>
          <table:table-cell office:value-type="float" office:value="671">
            <text:p>671.000000</text:p>
          </table:table-cell>
          <table:table-cell table:style-name="Default" table:formula="of:=[.AI44]/[.AK44]/10^3" office:value-type="float" office:value="205.569356184799">
            <text:p>205.5693561848</text:p>
          </table:table-cell>
          <table:table-cell table:style-name="Default" table:formula="of:=[.AJ44]/[.AI44]" office:value-type="float" office:value="0.0341920782726971">
            <text:p>0.0341920783</text:p>
          </table:table-cell>
          <table:table-cell table:style-name="Default" table:formula="of:=[.AH44]/[.AI44]" office:value-type="float" office:value="23.0140652360536">
            <text:p>23.0140652361</text:p>
          </table:table-cell>
          <table:table-cell office:value-type="float" office:value="3174492007">
            <text:p>3174492007</text:p>
          </table:table-cell>
          <table:table-cell office:value-type="float" office:value="138075312">
            <text:p>138075312</text:p>
          </table:table-cell>
          <table:table-cell office:value-type="float" office:value="184754110">
            <text:p>184754110</text:p>
          </table:table-cell>
          <table:table-cell office:value-type="float" office:value="846">
            <text:p>846.000000</text:p>
          </table:table-cell>
          <table:table-cell table:style-name="Default" table:formula="of:=[.AP44]/[.AR44]/10^3" office:value-type="float" office:value="163.209588652482">
            <text:p>163.2095886525</text:p>
          </table:table-cell>
          <table:table-cell table:style-name="Default" table:formula="of:=[.AQ44]/[.AP44]" office:value-type="float" office:value="1.33806766266804">
            <text:p>1.3380676627</text:p>
          </table:table-cell>
          <table:table-cell table:style-name="Default" table:formula="of:=[.AO44]/[.AP44]" office:value-type="float" office:value="22.9910181698521">
            <text:p>22.9910181699</text:p>
          </table:table-cell>
          <table:table-cell office:value-type="float" office:value="829652745">
            <text:p>829652745</text:p>
          </table:table-cell>
          <table:table-cell office:value-type="float" office:value="137850440">
            <text:p>137850440</text:p>
          </table:table-cell>
          <table:table-cell office:value-type="float" office:value="62851477">
            <text:p>62851477</text:p>
          </table:table-cell>
          <table:table-cell office:value-type="float" office:value="300">
            <text:p>300.000000</text:p>
          </table:table-cell>
          <table:table-cell table:style-name="Default" table:formula="of:=[.AW44]/[.AY44]/10^3" office:value-type="float" office:value="459.501466666667">
            <text:p>459.5014666667</text:p>
          </table:table-cell>
          <table:table-cell table:style-name="Default" table:formula="of:=[.AX44]/[.AW44]" office:value-type="float" office:value="0.455939618328385">
            <text:p>0.4559396183</text:p>
          </table:table-cell>
          <table:table-cell table:style-name="Default" table:formula="of:=[.AV44]/[.AW44]" office:value-type="float" office:value="6.01849907044185">
            <text:p>6.0184990704</text:p>
          </table:table-cell>
          <table:table-cell office:value-type="float" office:value="554135610">
            <text:p>554135610</text:p>
          </table:table-cell>
          <table:table-cell office:value-type="float" office:value="137853310">
            <text:p>137853310</text:p>
          </table:table-cell>
          <table:table-cell office:value-type="float" office:value="20127106">
            <text:p>20127106</text:p>
          </table:table-cell>
          <table:table-cell office:value-type="float" office:value="143">
            <text:p>143.000000</text:p>
          </table:table-cell>
          <table:table-cell table:style-name="Default" table:formula="of:=[.BD44]/[.BF44]/10^3" office:value-type="float" office:value="964.009160839161">
            <text:p>964.0091608392</text:p>
          </table:table-cell>
          <table:table-cell table:style-name="Default" table:formula="of:=[.BE44]/[.BD44]" office:value-type="float" office:value="0.146003792001803">
            <text:p>0.146003792</text:p>
          </table:table-cell>
          <table:table-cell table:style-name="Default" table:formula="of:=[.BC44]/[.BD44]" office:value-type="float" office:value="4.01974831072246">
            <text:p>4.0197483107</text:p>
          </table:table-cell>
          <table:table-cell office:value-type="float" office:value="553518520">
            <text:p>553518520</text:p>
          </table:table-cell>
          <table:table-cell office:value-type="float" office:value="137854907">
            <text:p>137854907</text:p>
          </table:table-cell>
          <table:table-cell office:value-type="float" office:value="20014481">
            <text:p>20014481</text:p>
          </table:table-cell>
          <table:table-cell office:value-type="float" office:value="143">
            <text:p>143.000000</text:p>
          </table:table-cell>
          <table:table-cell table:style-name="Default" table:formula="of:=[.BK44]/[.BM44]/10^3" office:value-type="float" office:value="964.020328671329">
            <text:p>964.0203286713</text:p>
          </table:table-cell>
          <table:table-cell table:style-name="Default" table:formula="of:=[.BL44]/[.BK44]" office:value-type="float" office:value="0.145185118437605">
            <text:p>0.1451851184</text:p>
          </table:table-cell>
          <table:table-cell table:style-name="Default" table:formula="of:=[.BJ44]/[.BK44]" office:value-type="float" office:value="4.01522537025106">
            <text:p>4.0152253703</text:p>
          </table:table-cell>
          <table:table-cell office:value-type="float" office:value="829819619">
            <text:p>829819619</text:p>
          </table:table-cell>
          <table:table-cell office:value-type="float" office:value="137851500">
            <text:p>137851500</text:p>
          </table:table-cell>
          <table:table-cell office:value-type="float" office:value="64587126">
            <text:p>64587126</text:p>
          </table:table-cell>
          <table:table-cell office:value-type="float" office:value="301">
            <text:p>301.000000</text:p>
          </table:table-cell>
          <table:table-cell table:style-name="Default" table:formula="of:=[.BR44]/[.BT44]/10^3" office:value-type="float" office:value="457.978405315615">
            <text:p>457.9784053156</text:p>
          </table:table-cell>
          <table:table-cell table:style-name="Default" table:formula="of:=[.BS44]/[.BR44]" office:value-type="float" office:value="0.46852682778207">
            <text:p>0.4685268278</text:p>
          </table:table-cell>
          <table:table-cell table:style-name="Default" table:formula="of:=[.BQ44]/[.BR44]" office:value-type="float" office:value="6.01966332611542">
            <text:p>6.0196633261</text:p>
          </table:table-cell>
          <table:table-cell office:value-type="float" office:value="400">
            <text:p>400</text:p>
          </table:table-cell>
          <table:table-cell office:value-type="float" office:value="3121642703">
            <text:p>3121642703</text:p>
          </table:table-cell>
          <table:table-cell office:value-type="float" office:value="128020172">
            <text:p>128020172</text:p>
          </table:table-cell>
          <table:table-cell office:value-type="float" office:value="638158">
            <text:p>638158</text:p>
          </table:table-cell>
          <table:table-cell office:value-type="float" office:value="645">
            <text:p>645</text:p>
          </table:table-cell>
          <table:table-cell table:style-name="Default" table:formula="of:=[.BZ44]/[.CB44]/10^3" office:value-type="float" office:value="198.480886821705">
            <text:p>198.4808868217</text:p>
          </table:table-cell>
          <table:table-cell table:style-name="Default" table:formula="of:=[.CA44]/[.BZ44]" office:value-type="float" office:value="0.0049848237979246">
            <text:p>0.0049848238</text:p>
          </table:table-cell>
          <table:table-cell table:style-name="Default" table:formula="of:=[.BY44]/[.BZ44]" office:value-type="float" office:value="24.3839908526291">
            <text:p>24.3839908526</text:p>
          </table:table-cell>
          <table:table-cell office:value-type="float" office:value="215094469">
            <text:p>215094469</text:p>
          </table:table-cell>
          <table:table-cell office:value-type="float" office:value="137855300">
            <text:p>137855300</text:p>
          </table:table-cell>
          <table:table-cell office:value-type="float" office:value="459048">
            <text:p>459048</text:p>
          </table:table-cell>
          <table:table-cell office:value-type="float" office:value="42">
            <text:p>42</text:p>
          </table:table-cell>
          <table:table-cell table:style-name="Default" table:formula="of:=[.CG44]/[.CI44]/10^3" office:value-type="float" office:value="3282.26904761905">
            <text:p>3282.2690476191</text:p>
          </table:table-cell>
          <table:table-cell table:style-name="Default" table:formula="of:=[.CH44]/[.CG44]" office:value-type="float" office:value="0.00332992637932673">
            <text:p>0.0033299264</text:p>
          </table:table-cell>
          <table:table-cell table:style-name="Default" table:formula="of:=[.CF44]/[.CG44]" office:value-type="float" office:value="1.56029161736981">
            <text:p>1.5602916174</text:p>
          </table:table-cell>
          <table:table-cell office:value-type="float" office:value="57031102">
            <text:p>57031102</text:p>
          </table:table-cell>
          <table:table-cell office:value-type="float" office:value="34853618">
            <text:p>34853618</text:p>
          </table:table-cell>
          <table:table-cell office:value-type="float" office:value="639780">
            <text:p>639780</text:p>
          </table:table-cell>
          <table:table-cell office:value-type="float" office:value="12">
            <text:p>12</text:p>
          </table:table-cell>
          <table:table-cell table:style-name="Default" table:formula="of:=[.CN44]/[.CP44]/10^3" office:value-type="float" office:value="2904.46816666667">
            <text:p>2904.4681666667</text:p>
          </table:table-cell>
          <table:table-cell table:style-name="Default" table:formula="of:=[.CO44]/[.CN44]" office:value-type="float" office:value="0.018356200495455">
            <text:p>0.0183562005</text:p>
          </table:table-cell>
          <table:table-cell table:style-name="Default" table:formula="of:=[.CM44]/[.CN44]" office:value-type="float" office:value="1.63630363998366">
            <text:p>1.63630364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45]" office:value-type="float" office:value="400">
            <text:p>400</text:p>
          </table:table-cell>
          <table:table-cell office:value-type="string">
            <text:p>,</text:p>
          </table:table-cell>
          <table:table-cell table:formula="of:=[.CS45]" office:value-type="float" office:value="1.63010719601136">
            <text:p>1.630107196</text:p>
          </table:table-cell>
          <table:table-cell office:value-type="string">
            <text:p>)</text:p>
          </table:table-cell>
          <table:table-cell office:value-type="float" office:value="3412375415">
            <text:p>3412375415</text:p>
          </table:table-cell>
          <table:table-cell office:value-type="float" office:value="148287629">
            <text:p>148287629</text:p>
          </table:table-cell>
          <table:table-cell office:value-type="float" office:value="93597327">
            <text:p>93597327</text:p>
          </table:table-cell>
          <table:table-cell table:style-name="Default" office:value-type="float" office:value="831">
            <text:p>831</text:p>
          </table:table-cell>
          <table:table-cell table:style-name="Default" table:formula="of:=[.G45]/[.I45]/10^3" office:value-type="float" office:value="178.444800240674">
            <text:p>178.4448002407</text:p>
          </table:table-cell>
          <table:table-cell table:style-name="Default" table:formula="of:=[.H45]/[.G45]" office:value-type="float" office:value="0.63118769671609">
            <text:p>0.6311876967</text:p>
          </table:table-cell>
          <table:table-cell table:style-name="Default" table:formula="of:=[.F45]/[.G45]" office:value-type="float" office:value="23.0118684748813">
            <text:p>23.0118684749</text:p>
          </table:table-cell>
          <table:table-cell office:value-type="float" office:value="3412375403">
            <text:p>3412375403</text:p>
          </table:table-cell>
          <table:table-cell office:value-type="float" office:value="148268929">
            <text:p>148268929</text:p>
          </table:table-cell>
          <table:table-cell office:value-type="float" office:value="4721630">
            <text:p>4721630</text:p>
          </table:table-cell>
          <table:table-cell office:value-type="float" office:value="719">
            <text:p>719.000000</text:p>
          </table:table-cell>
          <table:table-cell table:style-name="Default" table:formula="of:=[.N45]/[.P45]/10^3" office:value-type="float" office:value="206.215478442281">
            <text:p>206.2154784423</text:p>
          </table:table-cell>
          <table:table-cell table:style-name="Default" table:formula="of:=[.O45]/[.N45]" office:value-type="float" office:value="0.0318450401702166">
            <text:p>0.0318450402</text:p>
          </table:table-cell>
          <table:table-cell table:style-name="Default" table:formula="of:=[.M45]/[.N45]" office:value-type="float" office:value="23.0147707008796">
            <text:p>23.0147707009</text:p>
          </table:table-cell>
          <table:table-cell office:value-type="float" office:value="3412375412">
            <text:p>3412375412</text:p>
          </table:table-cell>
          <table:table-cell office:value-type="float" office:value="148294511">
            <text:p>148294511</text:p>
          </table:table-cell>
          <table:table-cell office:value-type="float" office:value="93006289">
            <text:p>93006289</text:p>
          </table:table-cell>
          <table:table-cell office:value-type="float" office:value="809">
            <text:p>809.000000</text:p>
          </table:table-cell>
          <table:table-cell table:style-name="Default" table:formula="of:=[.U45]/[.W45]/10^3" office:value-type="float" office:value="183.30594684796">
            <text:p>183.305946848</text:p>
          </table:table-cell>
          <table:table-cell table:style-name="Default" table:formula="of:=[.V45]/[.U45]" office:value-type="float" office:value="0.627172835817234">
            <text:p>0.6271728358</text:p>
          </table:table-cell>
          <table:table-cell table:style-name="Default" table:formula="of:=[.T45]/[.U45]" office:value-type="float" office:value="23.0108005278766">
            <text:p>23.0108005279</text:p>
          </table:table-cell>
          <table:table-cell office:value-type="float" office:value="3412375420">
            <text:p>3412375420</text:p>
          </table:table-cell>
          <table:table-cell office:value-type="float" office:value="148455472">
            <text:p>148455472</text:p>
          </table:table-cell>
          <table:table-cell office:value-type="float" office:value="201170273">
            <text:p>201170273</text:p>
          </table:table-cell>
          <table:table-cell office:value-type="float" office:value="898">
            <text:p>898.000000</text:p>
          </table:table-cell>
          <table:table-cell table:style-name="Default" table:formula="of:=[.AB45]/[.AD45]/10^3" office:value-type="float" office:value="165.317897550111">
            <text:p>165.3178975501</text:p>
          </table:table-cell>
          <table:table-cell table:style-name="Default" table:formula="of:=[.AC45]/[.AB45]" office:value-type="float" office:value="1.35508829879979">
            <text:p>1.3550882988</text:p>
          </table:table-cell>
          <table:table-cell table:style-name="Default" table:formula="of:=[.AA45]/[.AB45]" office:value-type="float" office:value="22.9858514073499">
            <text:p>22.9858514074</text:p>
          </table:table-cell>
          <table:table-cell office:value-type="float" office:value="3412375404">
            <text:p>3412375404</text:p>
          </table:table-cell>
          <table:table-cell office:value-type="float" office:value="148271777">
            <text:p>148271777</text:p>
          </table:table-cell>
          <table:table-cell office:value-type="float" office:value="5081372">
            <text:p>5081372</text:p>
          </table:table-cell>
          <table:table-cell office:value-type="float" office:value="721">
            <text:p>721.000000</text:p>
          </table:table-cell>
          <table:table-cell table:style-name="Default" table:formula="of:=[.AI45]/[.AK45]/10^3" office:value-type="float" office:value="205.64740221914">
            <text:p>205.6474022191</text:p>
          </table:table-cell>
          <table:table-cell table:style-name="Default" table:formula="of:=[.AJ45]/[.AI45]" office:value-type="float" office:value="0.0342706623122214">
            <text:p>0.0342706623</text:p>
          </table:table-cell>
          <table:table-cell table:style-name="Default" table:formula="of:=[.AH45]/[.AI45]" office:value-type="float" office:value="23.0143286405747">
            <text:p>23.0143286406</text:p>
          </table:table-cell>
          <table:table-cell office:value-type="float" office:value="3412375420">
            <text:p>3412375420</text:p>
          </table:table-cell>
          <table:table-cell office:value-type="float" office:value="148459584">
            <text:p>148459584</text:p>
          </table:table-cell>
          <table:table-cell office:value-type="float" office:value="200226628">
            <text:p>200226628</text:p>
          </table:table-cell>
          <table:table-cell office:value-type="float" office:value="892">
            <text:p>892.000000</text:p>
          </table:table-cell>
          <table:table-cell table:style-name="Default" table:formula="of:=[.AP45]/[.AR45]/10^3" office:value-type="float" office:value="166.434511210762">
            <text:p>166.4345112108</text:p>
          </table:table-cell>
          <table:table-cell table:style-name="Default" table:formula="of:=[.AQ45]/[.AP45]" office:value-type="float" office:value="1.34869452416087">
            <text:p>1.3486945242</text:p>
          </table:table-cell>
          <table:table-cell table:style-name="Default" table:formula="of:=[.AO45]/[.AP45]" office:value-type="float" office:value="22.9852147504334">
            <text:p>22.9852147504</text:p>
          </table:table-cell>
          <table:table-cell office:value-type="float" office:value="891783156">
            <text:p>891783156</text:p>
          </table:table-cell>
          <table:table-cell office:value-type="float" office:value="148181240">
            <text:p>148181240</text:p>
          </table:table-cell>
          <table:table-cell office:value-type="float" office:value="70767975">
            <text:p>70767975</text:p>
          </table:table-cell>
          <table:table-cell office:value-type="float" office:value="323">
            <text:p>323.000000</text:p>
          </table:table-cell>
          <table:table-cell table:style-name="Default" table:formula="of:=[.AW45]/[.AY45]/10^3" office:value-type="float" office:value="458.765448916409">
            <text:p>458.7654489164</text:p>
          </table:table-cell>
          <table:table-cell table:style-name="Default" table:formula="of:=[.AX45]/[.AW45]" office:value-type="float" office:value="0.477577154840923">
            <text:p>0.4775771548</text:p>
          </table:table-cell>
          <table:table-cell table:style-name="Default" table:formula="of:=[.AV45]/[.AW45]" office:value-type="float" office:value="6.01819201944862">
            <text:p>6.0181920194</text:p>
          </table:table-cell>
          <table:table-cell office:value-type="float" office:value="595606290">
            <text:p>595606290</text:p>
          </table:table-cell>
          <table:table-cell office:value-type="float" office:value="148203594">
            <text:p>148203594</text:p>
          </table:table-cell>
          <table:table-cell office:value-type="float" office:value="27538941">
            <text:p>27538941</text:p>
          </table:table-cell>
          <table:table-cell office:value-type="float" office:value="153">
            <text:p>153.000000</text:p>
          </table:table-cell>
          <table:table-cell table:style-name="Default" table:formula="of:=[.BD45]/[.BF45]/10^3" office:value-type="float" office:value="968.650941176471">
            <text:p>968.6509411765</text:p>
          </table:table-cell>
          <table:table-cell table:style-name="Default" table:formula="of:=[.BE45]/[.BD45]" office:value-type="float" office:value="0.185818307483151">
            <text:p>0.1858183075</text:p>
          </table:table-cell>
          <table:table-cell table:style-name="Default" table:formula="of:=[.BC45]/[.BD45]" office:value-type="float" office:value="4.01883836906141">
            <text:p>4.0188383691</text:p>
          </table:table-cell>
          <table:table-cell office:value-type="float" office:value="594953989">
            <text:p>594953989</text:p>
          </table:table-cell>
          <table:table-cell office:value-type="float" office:value="148204716">
            <text:p>148204716</text:p>
          </table:table-cell>
          <table:table-cell office:value-type="float" office:value="27494109">
            <text:p>27494109</text:p>
          </table:table-cell>
          <table:table-cell office:value-type="float" office:value="153">
            <text:p>153.000000</text:p>
          </table:table-cell>
          <table:table-cell table:style-name="Default" table:formula="of:=[.BK45]/[.BM45]/10^3" office:value-type="float" office:value="968.658274509804">
            <text:p>968.6582745098</text:p>
          </table:table-cell>
          <table:table-cell table:style-name="Default" table:formula="of:=[.BL45]/[.BK45]" office:value-type="float" office:value="0.185514400230017">
            <text:p>0.1855144002</text:p>
          </table:table-cell>
          <table:table-cell table:style-name="Default" table:formula="of:=[.BJ45]/[.BK45]" office:value-type="float" office:value="4.01440659283744">
            <text:p>4.0144065928</text:p>
          </table:table-cell>
          <table:table-cell office:value-type="float" office:value="891958301">
            <text:p>891958301</text:p>
          </table:table-cell>
          <table:table-cell office:value-type="float" office:value="148181531">
            <text:p>148181531</text:p>
          </table:table-cell>
          <table:table-cell office:value-type="float" office:value="73948904">
            <text:p>73948904</text:p>
          </table:table-cell>
          <table:table-cell office:value-type="float" office:value="323">
            <text:p>323.000000</text:p>
          </table:table-cell>
          <table:table-cell table:style-name="Default" table:formula="of:=[.BR45]/[.BT45]/10^3" office:value-type="float" office:value="458.766349845201">
            <text:p>458.7663498452</text:p>
          </table:table-cell>
          <table:table-cell table:style-name="Default" table:formula="of:=[.BS45]/[.BR45]" office:value-type="float" office:value="0.499042650598609">
            <text:p>0.4990426506</text:p>
          </table:table-cell>
          <table:table-cell table:style-name="Default" table:formula="of:=[.BQ45]/[.BR45]" office:value-type="float" office:value="6.01936216329146">
            <text:p>6.0193621633</text:p>
          </table:table-cell>
          <table:table-cell office:value-type="float" office:value="400">
            <text:p>400</text:p>
          </table:table-cell>
          <table:table-cell office:value-type="float" office:value="3121642702">
            <text:p>3121642702</text:p>
          </table:table-cell>
          <table:table-cell office:value-type="float" office:value="128019945">
            <text:p>128019945</text:p>
          </table:table-cell>
          <table:table-cell office:value-type="float" office:value="640125">
            <text:p>640125</text:p>
          </table:table-cell>
          <table:table-cell office:value-type="float" office:value="647">
            <text:p>647</text:p>
          </table:table-cell>
          <table:table-cell table:style-name="Default" table:formula="of:=[.BZ45]/[.CB45]/10^3" office:value-type="float" office:value="197.86699381762">
            <text:p>197.8669938176</text:p>
          </table:table-cell>
          <table:table-cell table:style-name="Default" table:formula="of:=[.CA45]/[.BZ45]" office:value-type="float" office:value="0.00500019743017387">
            <text:p>0.0050001974</text:p>
          </table:table-cell>
          <table:table-cell table:style-name="Default" table:formula="of:=[.BY45]/[.BZ45]" office:value-type="float" office:value="24.3840340815644">
            <text:p>24.3840340816</text:p>
          </table:table-cell>
          <table:table-cell office:value-type="float" office:value="231059065">
            <text:p>231059065</text:p>
          </table:table-cell>
          <table:table-cell office:value-type="float" office:value="148198282">
            <text:p>148198282</text:p>
          </table:table-cell>
          <table:table-cell office:value-type="float" office:value="473341">
            <text:p>473341</text:p>
          </table:table-cell>
          <table:table-cell office:value-type="float" office:value="45">
            <text:p>45</text:p>
          </table:table-cell>
          <table:table-cell table:style-name="Default" table:formula="of:=[.CG45]/[.CI45]/10^3" office:value-type="float" office:value="3293.29515555556">
            <text:p>3293.2951555556</text:p>
          </table:table-cell>
          <table:table-cell table:style-name="Default" table:formula="of:=[.CH45]/[.CG45]" office:value-type="float" office:value="0.00319397089906886">
            <text:p>0.0031939709</text:p>
          </table:table-cell>
          <table:table-cell table:style-name="Default" table:formula="of:=[.CF45]/[.CG45]" office:value-type="float" office:value="1.55912107672071">
            <text:p>1.5591210767</text:p>
          </table:table-cell>
          <table:table-cell office:value-type="float" office:value="60720559">
            <text:p>60720559</text:p>
          </table:table-cell>
          <table:table-cell office:value-type="float" office:value="37249427">
            <text:p>37249427</text:p>
          </table:table-cell>
          <table:table-cell office:value-type="float" office:value="664410">
            <text:p>664410</text:p>
          </table:table-cell>
          <table:table-cell office:value-type="float" office:value="12">
            <text:p>12</text:p>
          </table:table-cell>
          <table:table-cell table:style-name="Default" table:formula="of:=[.CN45]/[.CP45]/10^3" office:value-type="float" office:value="3104.11891666667">
            <text:p>3104.1189166667</text:p>
          </table:table-cell>
          <table:table-cell table:style-name="Default" table:formula="of:=[.CO45]/[.CN45]" office:value-type="float" office:value="0.0178367844423486">
            <text:p>0.0178367844</text:p>
          </table:table-cell>
          <table:table-cell table:style-name="Default" table:formula="of:=[.CM45]/[.CN45]" office:value-type="float" office:value="1.63010719601136">
            <text:p>1.630107196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46]" office:value-type="float" office:value="400">
            <text:p>400</text:p>
          </table:table-cell>
          <table:table-cell office:value-type="string">
            <text:p>,</text:p>
          </table:table-cell>
          <table:table-cell table:formula="of:=[.CS46]" office:value-type="float" office:value="1.63753605204989">
            <text:p>1.637536052</text:p>
          </table:table-cell>
          <table:table-cell office:value-type="string">
            <text:p>)</text:p>
          </table:table-cell>
          <table:table-cell office:value-type="float" office:value="3661855627">
            <text:p>3661855627</text:p>
          </table:table-cell>
          <table:table-cell office:value-type="float" office:value="159125041">
            <text:p>159125041</text:p>
          </table:table-cell>
          <table:table-cell office:value-type="float" office:value="102349071">
            <text:p>102349071</text:p>
          </table:table-cell>
          <table:table-cell table:style-name="Default" office:value-type="float" office:value="885">
            <text:p>885</text:p>
          </table:table-cell>
          <table:table-cell table:style-name="Default" table:formula="of:=[.G46]/[.I46]/10^3" office:value-type="float" office:value="179.802306214689">
            <text:p>179.8023062147</text:p>
          </table:table-cell>
          <table:table-cell table:style-name="Default" table:formula="of:=[.H46]/[.G46]" office:value-type="float" office:value="0.643199023590511">
            <text:p>0.6431990236</text:p>
          </table:table-cell>
          <table:table-cell table:style-name="Default" table:formula="of:=[.F46]/[.G46]" office:value-type="float" office:value="23.0124410588526">
            <text:p>23.0124410589</text:p>
          </table:table-cell>
          <table:table-cell office:value-type="float" office:value="3661855616">
            <text:p>3661855616</text:p>
          </table:table-cell>
          <table:table-cell office:value-type="float" office:value="159108396">
            <text:p>159108396</text:p>
          </table:table-cell>
          <table:table-cell office:value-type="float" office:value="5040446">
            <text:p>5040446</text:p>
          </table:table-cell>
          <table:table-cell office:value-type="float" office:value="771">
            <text:p>771.000000</text:p>
          </table:table-cell>
          <table:table-cell table:style-name="Default" table:formula="of:=[.N46]/[.P46]/10^3" office:value-type="float" office:value="206.366272373541">
            <text:p>206.3662723735</text:p>
          </table:table-cell>
          <table:table-cell table:style-name="Default" table:formula="of:=[.O46]/[.N46]" office:value-type="float" office:value="0.0316793213099829">
            <text:p>0.0316793213</text:p>
          </table:table-cell>
          <table:table-cell table:style-name="Default" table:formula="of:=[.M46]/[.N46]" office:value-type="float" office:value="23.0148484181815">
            <text:p>23.0148484182</text:p>
          </table:table-cell>
          <table:table-cell office:value-type="float" office:value="3661855626">
            <text:p>3661855626</text:p>
          </table:table-cell>
          <table:table-cell office:value-type="float" office:value="159128442">
            <text:p>159128442</text:p>
          </table:table-cell>
          <table:table-cell office:value-type="float" office:value="102977867">
            <text:p>102977867</text:p>
          </table:table-cell>
          <table:table-cell office:value-type="float" office:value="871">
            <text:p>871.000000</text:p>
          </table:table-cell>
          <table:table-cell table:style-name="Default" table:formula="of:=[.U46]/[.W46]/10^3" office:value-type="float" office:value="182.696259471871">
            <text:p>182.6962594719</text:p>
          </table:table-cell>
          <table:table-cell table:style-name="Default" table:formula="of:=[.V46]/[.U46]" office:value-type="float" office:value="0.647136776466397">
            <text:p>0.6471367765</text:p>
          </table:table-cell>
          <table:table-cell table:style-name="Default" table:formula="of:=[.T46]/[.U46]" office:value-type="float" office:value="23.0119492152132">
            <text:p>23.0119492152</text:p>
          </table:table-cell>
          <table:table-cell office:value-type="float" office:value="3661855634">
            <text:p>3661855634</text:p>
          </table:table-cell>
          <table:table-cell office:value-type="float" office:value="159314751">
            <text:p>159314751</text:p>
          </table:table-cell>
          <table:table-cell office:value-type="float" office:value="215808192">
            <text:p>215808192</text:p>
          </table:table-cell>
          <table:table-cell office:value-type="float" office:value="958">
            <text:p>958.000000</text:p>
          </table:table-cell>
          <table:table-cell table:style-name="Default" table:formula="of:=[.AB46]/[.AD46]/10^3" office:value-type="float" office:value="166.299322546973">
            <text:p>166.299322547</text:p>
          </table:table-cell>
          <table:table-cell table:style-name="Default" table:formula="of:=[.AC46]/[.AB46]" office:value-type="float" office:value="1.35460270091374">
            <text:p>1.3546027009</text:p>
          </table:table-cell>
          <table:table-cell table:style-name="Default" table:formula="of:=[.AA46]/[.AB46]" office:value-type="float" office:value="22.9850381776638">
            <text:p>22.9850381777</text:p>
          </table:table-cell>
          <table:table-cell office:value-type="float" office:value="3661855616">
            <text:p>3661855616</text:p>
          </table:table-cell>
          <table:table-cell office:value-type="float" office:value="159119633">
            <text:p>159119633</text:p>
          </table:table-cell>
          <table:table-cell office:value-type="float" office:value="5418258">
            <text:p>5418258</text:p>
          </table:table-cell>
          <table:table-cell office:value-type="float" office:value="773">
            <text:p>773.000000</text:p>
          </table:table-cell>
          <table:table-cell table:style-name="Default" table:formula="of:=[.AI46]/[.AK46]/10^3" office:value-type="float" office:value="205.846873221216">
            <text:p>205.8468732212</text:p>
          </table:table-cell>
          <table:table-cell table:style-name="Default" table:formula="of:=[.AJ46]/[.AI46]" office:value-type="float" office:value="0.0340514737109782">
            <text:p>0.0340514737</text:p>
          </table:table-cell>
          <table:table-cell table:style-name="Default" table:formula="of:=[.AH46]/[.AI46]" office:value-type="float" office:value="23.0132231137059">
            <text:p>23.0132231137</text:p>
          </table:table-cell>
          <table:table-cell office:value-type="float" office:value="3661855634">
            <text:p>3661855634</text:p>
          </table:table-cell>
          <table:table-cell office:value-type="float" office:value="159305040">
            <text:p>159305040</text:p>
          </table:table-cell>
          <table:table-cell office:value-type="float" office:value="215383479">
            <text:p>215383479</text:p>
          </table:table-cell>
          <table:table-cell office:value-type="float" office:value="955">
            <text:p>955.000000</text:p>
          </table:table-cell>
          <table:table-cell table:style-name="Default" table:formula="of:=[.AP46]/[.AR46]/10^3" office:value-type="float" office:value="166.811560209424">
            <text:p>166.8115602094</text:p>
          </table:table-cell>
          <table:table-cell table:style-name="Default" table:formula="of:=[.AQ46]/[.AP46]" office:value-type="float" office:value="1.35201923931597">
            <text:p>1.3520192393</text:p>
          </table:table-cell>
          <table:table-cell table:style-name="Default" table:formula="of:=[.AO46]/[.AP46]" office:value-type="float" office:value="22.9864393116501">
            <text:p>22.9864393117</text:p>
          </table:table-cell>
          <table:table-cell office:value-type="float" office:value="956940565">
            <text:p>956940565</text:p>
          </table:table-cell>
          <table:table-cell office:value-type="float" office:value="159039141">
            <text:p>159039141</text:p>
          </table:table-cell>
          <table:table-cell office:value-type="float" office:value="72597429">
            <text:p>72597429</text:p>
          </table:table-cell>
          <table:table-cell office:value-type="float" office:value="346">
            <text:p>346.000000</text:p>
          </table:table-cell>
          <table:table-cell table:style-name="Default" table:formula="of:=[.AW46]/[.AY46]/10^3" office:value-type="float" office:value="459.650696531792">
            <text:p>459.6506965318</text:p>
          </table:table-cell>
          <table:table-cell table:style-name="Default" table:formula="of:=[.AX46]/[.AW46]" office:value-type="float" office:value="0.456475233351518">
            <text:p>0.4564752334</text:p>
          </table:table-cell>
          <table:table-cell table:style-name="Default" table:formula="of:=[.AV46]/[.AW46]" office:value-type="float" office:value="6.01701291256346">
            <text:p>6.0170129126</text:p>
          </table:table-cell>
          <table:table-cell office:value-type="float" office:value="639096168">
            <text:p>639096168</text:p>
          </table:table-cell>
          <table:table-cell office:value-type="float" office:value="159060675">
            <text:p>159060675</text:p>
          </table:table-cell>
          <table:table-cell office:value-type="float" office:value="31450982">
            <text:p>31450982</text:p>
          </table:table-cell>
          <table:table-cell office:value-type="float" office:value="163">
            <text:p>163.000000</text:p>
          </table:table-cell>
          <table:table-cell table:style-name="Default" table:formula="of:=[.BD46]/[.BF46]/10^3" office:value-type="float" office:value="975.83236196319">
            <text:p>975.8323619632</text:p>
          </table:table-cell>
          <table:table-cell table:style-name="Default" table:formula="of:=[.BE46]/[.BD46]" office:value-type="float" office:value="0.197729463929409">
            <text:p>0.1977294639</text:p>
          </table:table-cell>
          <table:table-cell table:style-name="Default" table:formula="of:=[.BC46]/[.BD46]" office:value-type="float" office:value="4.01793949384409">
            <text:p>4.0179394938</text:p>
          </table:table-cell>
          <table:table-cell office:value-type="float" office:value="638416728">
            <text:p>638416728</text:p>
          </table:table-cell>
          <table:table-cell office:value-type="float" office:value="159059670">
            <text:p>159059670</text:p>
          </table:table-cell>
          <table:table-cell office:value-type="float" office:value="30730586">
            <text:p>30730586</text:p>
          </table:table-cell>
          <table:table-cell office:value-type="float" office:value="162">
            <text:p>162.000000</text:p>
          </table:table-cell>
          <table:table-cell table:style-name="Default" table:formula="of:=[.BK46]/[.BM46]/10^3" office:value-type="float" office:value="981.849814814815">
            <text:p>981.8498148148</text:p>
          </table:table-cell>
          <table:table-cell table:style-name="Default" table:formula="of:=[.BL46]/[.BK46]" office:value-type="float" office:value="0.193201620498773">
            <text:p>0.1932016205</text:p>
          </table:table-cell>
          <table:table-cell table:style-name="Default" table:formula="of:=[.BJ46]/[.BK46]" office:value-type="float" office:value="4.01369327624029">
            <text:p>4.0136932762</text:p>
          </table:table-cell>
          <table:table-cell office:value-type="float" office:value="957124180">
            <text:p>957124180</text:p>
          </table:table-cell>
          <table:table-cell office:value-type="float" office:value="159037456">
            <text:p>159037456</text:p>
          </table:table-cell>
          <table:table-cell office:value-type="float" office:value="77295832">
            <text:p>77295832</text:p>
          </table:table-cell>
          <table:table-cell office:value-type="float" office:value="345">
            <text:p>345.000000</text:p>
          </table:table-cell>
          <table:table-cell table:style-name="Default" table:formula="of:=[.BR46]/[.BT46]/10^3" office:value-type="float" office:value="460.978133333333">
            <text:p>460.9781333333</text:p>
          </table:table-cell>
          <table:table-cell table:style-name="Default" table:formula="of:=[.BS46]/[.BR46]" office:value-type="float" office:value="0.486022814650657">
            <text:p>0.4860228147</text:p>
          </table:table-cell>
          <table:table-cell table:style-name="Default" table:formula="of:=[.BQ46]/[.BR46]" office:value-type="float" office:value="6.01823120208865">
            <text:p>6.0182312021</text:p>
          </table:table-cell>
          <table:table-cell office:value-type="float" office:value="400">
            <text:p>400</text:p>
          </table:table-cell>
          <table:table-cell office:value-type="float" office:value="3121642702">
            <text:p>3121642702</text:p>
          </table:table-cell>
          <table:table-cell office:value-type="float" office:value="128020818">
            <text:p>128020818</text:p>
          </table:table-cell>
          <table:table-cell office:value-type="float" office:value="631196">
            <text:p>631196</text:p>
          </table:table-cell>
          <table:table-cell office:value-type="float" office:value="646">
            <text:p>646</text:p>
          </table:table-cell>
          <table:table-cell table:style-name="Default" table:formula="of:=[.BZ46]/[.CB46]/10^3" office:value-type="float" office:value="198.174640866873">
            <text:p>198.1746408669</text:p>
          </table:table-cell>
          <table:table-cell table:style-name="Default" table:formula="of:=[.CA46]/[.BZ46]" office:value-type="float" office:value="0.00493041686391974">
            <text:p>0.0049304169</text:p>
          </table:table-cell>
          <table:table-cell table:style-name="Default" table:formula="of:=[.BY46]/[.BZ46]" office:value-type="float" office:value="24.3838678018758">
            <text:p>24.3838678019</text:p>
          </table:table-cell>
          <table:table-cell office:value-type="float" office:value="247638855">
            <text:p>247638855</text:p>
          </table:table-cell>
          <table:table-cell office:value-type="float" office:value="159036843">
            <text:p>159036843</text:p>
          </table:table-cell>
          <table:table-cell office:value-type="float" office:value="501821">
            <text:p>501821</text:p>
          </table:table-cell>
          <table:table-cell office:value-type="float" office:value="47">
            <text:p>47</text:p>
          </table:table-cell>
          <table:table-cell table:style-name="Default" table:formula="of:=[.CG46]/[.CI46]/10^3" office:value-type="float" office:value="3383.76261702128">
            <text:p>3383.7626170213</text:p>
          </table:table-cell>
          <table:table-cell table:style-name="Default" table:formula="of:=[.CH46]/[.CG46]" office:value-type="float" office:value="0.0031553757640926">
            <text:p>0.0031553758</text:p>
          </table:table-cell>
          <table:table-cell table:style-name="Default" table:formula="of:=[.CF46]/[.CG46]" office:value-type="float" office:value="1.55711626519146">
            <text:p>1.5571162652</text:p>
          </table:table-cell>
          <table:table-cell office:value-type="float" office:value="65798067">
            <text:p>65798067</text:p>
          </table:table-cell>
          <table:table-cell office:value-type="float" office:value="40181141">
            <text:p>40181141</text:p>
          </table:table-cell>
          <table:table-cell office:value-type="float" office:value="727623">
            <text:p>727623</text:p>
          </table:table-cell>
          <table:table-cell office:value-type="float" office:value="13">
            <text:p>13</text:p>
          </table:table-cell>
          <table:table-cell table:style-name="Default" table:formula="of:=[.CN46]/[.CP46]/10^3" office:value-type="float" office:value="3090.857">
            <text:p>3090.857</text:p>
          </table:table-cell>
          <table:table-cell table:style-name="Default" table:formula="of:=[.CO46]/[.CN46]" office:value-type="float" office:value="0.0181085698885455">
            <text:p>0.0181085699</text:p>
          </table:table-cell>
          <table:table-cell table:style-name="Default" table:formula="of:=[.CM46]/[.CN46]" office:value-type="float" office:value="1.63753605204989">
            <text:p>1.63753605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47]" office:value-type="float" office:value="400">
            <text:p>400</text:p>
          </table:table-cell>
          <table:table-cell office:value-type="string">
            <text:p>,</text:p>
          </table:table-cell>
          <table:table-cell table:formula="of:=[.CS47]" office:value-type="float" office:value="1.62603773613106">
            <text:p>1.6260377361</text:p>
          </table:table-cell>
          <table:table-cell office:value-type="string">
            <text:p>)</text:p>
          </table:table-cell>
          <table:table-cell office:value-type="float" office:value="3923208646">
            <text:p>3923208646</text:p>
          </table:table-cell>
          <table:table-cell office:value-type="float" office:value="170486539">
            <text:p>170486539</text:p>
          </table:table-cell>
          <table:table-cell office:value-type="float" office:value="116574168">
            <text:p>116574168</text:p>
          </table:table-cell>
          <table:table-cell table:style-name="Default" office:value-type="float" office:value="993">
            <text:p>993</text:p>
          </table:table-cell>
          <table:table-cell table:style-name="Default" table:formula="of:=[.G47]/[.I47]/10^3" office:value-type="float" office:value="171.688357502518">
            <text:p>171.6883575025</text:p>
          </table:table-cell>
          <table:table-cell table:style-name="Default" table:formula="of:=[.H47]/[.G47]" office:value-type="float" office:value="0.683773444424254">
            <text:p>0.6837734444</text:p>
          </table:table-cell>
          <table:table-cell table:style-name="Default" table:formula="of:=[.F47]/[.G47]" office:value-type="float" office:value="23.0118381721621">
            <text:p>23.0118381722</text:p>
          </table:table-cell>
          <table:table-cell office:value-type="float" office:value="3923208630">
            <text:p>3923208630</text:p>
          </table:table-cell>
          <table:table-cell office:value-type="float" office:value="170474843">
            <text:p>170474843</text:p>
          </table:table-cell>
          <table:table-cell office:value-type="float" office:value="5425706">
            <text:p>5425706</text:p>
          </table:table-cell>
          <table:table-cell office:value-type="float" office:value="826">
            <text:p>826.000000</text:p>
          </table:table-cell>
          <table:table-cell table:style-name="Default" table:formula="of:=[.N47]/[.P47]/10^3" office:value-type="float" office:value="206.386008474576">
            <text:p>206.3860084746</text:p>
          </table:table-cell>
          <table:table-cell table:style-name="Default" table:formula="of:=[.O47]/[.N47]" office:value-type="float" office:value="0.0318270186059066">
            <text:p>0.0318270186</text:p>
          </table:table-cell>
          <table:table-cell table:style-name="Default" table:formula="of:=[.M47]/[.N47]" office:value-type="float" office:value="23.0134168828652">
            <text:p>23.0134168829</text:p>
          </table:table-cell>
          <table:table-cell office:value-type="float" office:value="3923208642">
            <text:p>3923208642</text:p>
          </table:table-cell>
          <table:table-cell office:value-type="float" office:value="170488111">
            <text:p>170488111</text:p>
          </table:table-cell>
          <table:table-cell office:value-type="float" office:value="116290301">
            <text:p>116290301</text:p>
          </table:table-cell>
          <table:table-cell office:value-type="float" office:value="939">
            <text:p>939.000000</text:p>
          </table:table-cell>
          <table:table-cell table:style-name="Default" table:formula="of:=[.U47]/[.W47]/10^3" office:value-type="float" office:value="181.563483493078">
            <text:p>181.5634834931</text:p>
          </table:table-cell>
          <table:table-cell table:style-name="Default" table:formula="of:=[.V47]/[.U47]" office:value-type="float" office:value="0.682102114440109">
            <text:p>0.6821021144</text:p>
          </table:table-cell>
          <table:table-cell table:style-name="Default" table:formula="of:=[.T47]/[.U47]" office:value-type="float" office:value="23.0116259661062">
            <text:p>23.0116259661</text:p>
          </table:table-cell>
          <table:table-cell office:value-type="float" office:value="3923208654">
            <text:p>3923208654</text:p>
          </table:table-cell>
          <table:table-cell office:value-type="float" office:value="170739914">
            <text:p>170739914</text:p>
          </table:table-cell>
          <table:table-cell office:value-type="float" office:value="235830416">
            <text:p>235830416</text:p>
          </table:table-cell>
          <table:table-cell office:value-type="float" office:value="1061">
            <text:p>1061.000000</text:p>
          </table:table-cell>
          <table:table-cell table:style-name="Default" table:formula="of:=[.AB47]/[.AD47]/10^3" office:value-type="float" office:value="160.923575871819">
            <text:p>160.9235758718</text:p>
          </table:table-cell>
          <table:table-cell table:style-name="Default" table:formula="of:=[.AC47]/[.AB47]" office:value-type="float" office:value="1.38122604419257">
            <text:p>1.3812260442</text:p>
          </table:table-cell>
          <table:table-cell table:style-name="Default" table:formula="of:=[.AA47]/[.AB47]" office:value-type="float" office:value="22.9776890598645">
            <text:p>22.9776890599</text:p>
          </table:table-cell>
          <table:table-cell office:value-type="float" office:value="3923208631">
            <text:p>3923208631</text:p>
          </table:table-cell>
          <table:table-cell office:value-type="float" office:value="170476658">
            <text:p>170476658</text:p>
          </table:table-cell>
          <table:table-cell office:value-type="float" office:value="5819800">
            <text:p>5819800</text:p>
          </table:table-cell>
          <table:table-cell office:value-type="float" office:value="828">
            <text:p>828.000000</text:p>
          </table:table-cell>
          <table:table-cell table:style-name="Default" table:formula="of:=[.AI47]/[.AK47]/10^3" office:value-type="float" office:value="205.889683574879">
            <text:p>205.8896835749</text:p>
          </table:table-cell>
          <table:table-cell table:style-name="Default" table:formula="of:=[.AJ47]/[.AI47]" office:value-type="float" office:value="0.0341383979969856">
            <text:p>0.034138398</text:p>
          </table:table-cell>
          <table:table-cell table:style-name="Default" table:formula="of:=[.AH47]/[.AI47]" office:value-type="float" office:value="23.0131718736532">
            <text:p>23.0131718737</text:p>
          </table:table-cell>
          <table:table-cell office:value-type="float" office:value="3923208653">
            <text:p>3923208653</text:p>
          </table:table-cell>
          <table:table-cell office:value-type="float" office:value="170733424">
            <text:p>170733424</text:p>
          </table:table-cell>
          <table:table-cell office:value-type="float" office:value="234120770">
            <text:p>234120770</text:p>
          </table:table-cell>
          <table:table-cell office:value-type="float" office:value="1055">
            <text:p>1055.000000</text:p>
          </table:table-cell>
          <table:table-cell table:style-name="Default" table:formula="of:=[.AP47]/[.AR47]/10^3" office:value-type="float" office:value="161.832629383886">
            <text:p>161.8326293839</text:p>
          </table:table-cell>
          <table:table-cell table:style-name="Default" table:formula="of:=[.AQ47]/[.AP47]" office:value-type="float" office:value="1.37126500784053">
            <text:p>1.3712650078</text:p>
          </table:table-cell>
          <table:table-cell table:style-name="Default" table:formula="of:=[.AO47]/[.AP47]" office:value-type="float" office:value="22.9785624928368">
            <text:p>22.9785624928</text:p>
          </table:table-cell>
          <table:table-cell office:value-type="float" office:value="1025196977">
            <text:p>1025196977</text:p>
          </table:table-cell>
          <table:table-cell office:value-type="float" office:value="170379695">
            <text:p>170379695</text:p>
          </table:table-cell>
          <table:table-cell office:value-type="float" office:value="85170320">
            <text:p>85170320</text:p>
          </table:table-cell>
          <table:table-cell office:value-type="float" office:value="373">
            <text:p>373.000000</text:p>
          </table:table-cell>
          <table:table-cell table:style-name="Default" table:formula="of:=[.AW47]/[.AY47]/10^3" office:value-type="float" office:value="456.782024128686">
            <text:p>456.7820241287</text:p>
          </table:table-cell>
          <table:table-cell table:style-name="Default" table:formula="of:=[.AX47]/[.AW47]" office:value-type="float" office:value="0.499885388338088">
            <text:p>0.4998853883</text:p>
          </table:table-cell>
          <table:table-cell table:style-name="Default" table:formula="of:=[.AV47]/[.AW47]" office:value-type="float" office:value="6.01713119042736">
            <text:p>6.0171311904</text:p>
          </table:table-cell>
          <table:table-cell office:value-type="float" office:value="684653249">
            <text:p>684653249</text:p>
          </table:table-cell>
          <table:table-cell office:value-type="float" office:value="170404367">
            <text:p>170404367</text:p>
          </table:table-cell>
          <table:table-cell office:value-type="float" office:value="48873488">
            <text:p>48873488</text:p>
          </table:table-cell>
          <table:table-cell office:value-type="float" office:value="191">
            <text:p>191.000000</text:p>
          </table:table-cell>
          <table:table-cell table:style-name="Default" table:formula="of:=[.BD47]/[.BF47]/10^3" office:value-type="float" office:value="892.169460732984">
            <text:p>892.169460733</text:p>
          </table:table-cell>
          <table:table-cell table:style-name="Default" table:formula="of:=[.BE47]/[.BD47]" office:value-type="float" office:value="0.286808893811976">
            <text:p>0.2868088938</text:p>
          </table:table-cell>
          <table:table-cell table:style-name="Default" table:formula="of:=[.BC47]/[.BD47]" office:value-type="float" office:value="4.01781515963144">
            <text:p>4.0178151596</text:p>
          </table:table-cell>
          <table:table-cell office:value-type="float" office:value="683936891">
            <text:p>683936891</text:p>
          </table:table-cell>
          <table:table-cell office:value-type="float" office:value="170405773">
            <text:p>170405773</text:p>
          </table:table-cell>
          <table:table-cell office:value-type="float" office:value="48821283">
            <text:p>48821283</text:p>
          </table:table-cell>
          <table:table-cell office:value-type="float" office:value="190">
            <text:p>190.000000</text:p>
          </table:table-cell>
          <table:table-cell table:style-name="Default" table:formula="of:=[.BK47]/[.BM47]/10^3" office:value-type="float" office:value="896.872489473684">
            <text:p>896.8724894737</text:p>
          </table:table-cell>
          <table:table-cell table:style-name="Default" table:formula="of:=[.BL47]/[.BK47]" office:value-type="float" office:value="0.286500170390354">
            <text:p>0.2865001704</text:p>
          </table:table-cell>
          <table:table-cell table:style-name="Default" table:formula="of:=[.BJ47]/[.BK47]" office:value-type="float" office:value="4.01357817261273">
            <text:p>4.0135781726</text:p>
          </table:table-cell>
          <table:table-cell office:value-type="float" office:value="1025389261">
            <text:p>1025389261</text:p>
          </table:table-cell>
          <table:table-cell office:value-type="float" office:value="170380307">
            <text:p>170380307</text:p>
          </table:table-cell>
          <table:table-cell office:value-type="float" office:value="89506568">
            <text:p>89506568</text:p>
          </table:table-cell>
          <table:table-cell office:value-type="float" office:value="372">
            <text:p>372.000000</text:p>
          </table:table-cell>
          <table:table-cell table:style-name="Default" table:formula="of:=[.BR47]/[.BT47]/10^3" office:value-type="float" office:value="458.011577956989">
            <text:p>458.011577957</text:p>
          </table:table-cell>
          <table:table-cell table:style-name="Default" table:formula="of:=[.BS47]/[.BR47]" office:value-type="float" office:value="0.525333998840605">
            <text:p>0.5253339988</text:p>
          </table:table-cell>
          <table:table-cell table:style-name="Default" table:formula="of:=[.BQ47]/[.BR47]" office:value-type="float" office:value="6.01823813476284">
            <text:p>6.0182381348</text:p>
          </table:table-cell>
          <table:table-cell office:value-type="float" office:value="400">
            <text:p>400</text:p>
          </table:table-cell>
          <table:table-cell office:value-type="float" office:value="3121642702">
            <text:p>3121642702</text:p>
          </table:table-cell>
          <table:table-cell office:value-type="float" office:value="128019720">
            <text:p>128019720</text:p>
          </table:table-cell>
          <table:table-cell office:value-type="float" office:value="641652">
            <text:p>641652</text:p>
          </table:table-cell>
          <table:table-cell office:value-type="float" office:value="647">
            <text:p>647</text:p>
          </table:table-cell>
          <table:table-cell table:style-name="Default" table:formula="of:=[.BZ47]/[.CB47]/10^3" office:value-type="float" office:value="197.866646058733">
            <text:p>197.8666460587</text:p>
          </table:table-cell>
          <table:table-cell table:style-name="Default" table:formula="of:=[.CA47]/[.BZ47]" office:value-type="float" office:value="0.00501213406809513">
            <text:p>0.0050121341</text:p>
          </table:table-cell>
          <table:table-cell table:style-name="Default" table:formula="of:=[.BY47]/[.BZ47]" office:value-type="float" office:value="24.3840769375218">
            <text:p>24.3840769375</text:p>
          </table:table-cell>
          <table:table-cell office:value-type="float" office:value="264985038">
            <text:p>264985038</text:p>
          </table:table-cell>
          <table:table-cell office:value-type="float" office:value="170401463">
            <text:p>170401463</text:p>
          </table:table-cell>
          <table:table-cell office:value-type="float" office:value="522366">
            <text:p>522366</text:p>
          </table:table-cell>
          <table:table-cell office:value-type="float" office:value="50">
            <text:p>50</text:p>
          </table:table-cell>
          <table:table-cell table:style-name="Default" table:formula="of:=[.CG47]/[.CI47]/10^3" office:value-type="float" office:value="3408.02926">
            <text:p>3408.02926</text:p>
          </table:table-cell>
          <table:table-cell table:style-name="Default" table:formula="of:=[.CH47]/[.CG47]" office:value-type="float" office:value="0.00306550184959386">
            <text:p>0.0030655018</text:p>
          </table:table-cell>
          <table:table-cell table:style-name="Default" table:formula="of:=[.CF47]/[.CG47]" office:value-type="float" office:value="1.55506316280864">
            <text:p>1.5550631628</text:p>
          </table:table-cell>
          <table:table-cell office:value-type="float" office:value="69626370">
            <text:p>69626370</text:p>
          </table:table-cell>
          <table:table-cell office:value-type="float" office:value="42819652">
            <text:p>42819652</text:p>
          </table:table-cell>
          <table:table-cell office:value-type="float" office:value="748830">
            <text:p>748830</text:p>
          </table:table-cell>
          <table:table-cell office:value-type="float" office:value="14">
            <text:p>14</text:p>
          </table:table-cell>
          <table:table-cell table:style-name="Default" table:formula="of:=[.CN47]/[.CP47]/10^3" office:value-type="float" office:value="3058.54657142857">
            <text:p>3058.5465714286</text:p>
          </table:table-cell>
          <table:table-cell table:style-name="Default" table:formula="of:=[.CO47]/[.CN47]" office:value-type="float" office:value="0.0174879982677113">
            <text:p>0.0174879983</text:p>
          </table:table-cell>
          <table:table-cell table:style-name="Default" table:formula="of:=[.CM47]/[.CN47]" office:value-type="float" office:value="1.62603773613106">
            <text:p>1.626037736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48]" office:value-type="float" office:value="441">
            <text:p>441</text:p>
          </table:table-cell>
          <table:table-cell office:value-type="string">
            <text:p>,</text:p>
          </table:table-cell>
          <table:table-cell table:formula="of:=[.CS48]" office:value-type="float" office:value="1.63330203934223">
            <text:p>1.6333020393</text:p>
          </table:table-cell>
          <table:table-cell office:value-type="string">
            <text:p>)</text:p>
          </table:table-cell>
          <table:table-cell office:value-type="float" office:value="4196710587">
            <text:p>4196710587</text:p>
          </table:table-cell>
          <table:table-cell office:value-type="float" office:value="182370312">
            <text:p>182370312</text:p>
          </table:table-cell>
          <table:table-cell office:value-type="float" office:value="126889378">
            <text:p>126889378</text:p>
          </table:table-cell>
          <table:table-cell table:style-name="Default" office:value-type="float" office:value="1065">
            <text:p>1065</text:p>
          </table:table-cell>
          <table:table-cell table:style-name="Default" table:formula="of:=[.G48]/[.I48]/10^3" office:value-type="float" office:value="171.239729577465">
            <text:p>171.2397295775</text:p>
          </table:table-cell>
          <table:table-cell table:style-name="Default" table:formula="of:=[.H48]/[.G48]" office:value-type="float" office:value="0.695778696699274">
            <text:p>0.6957786967</text:p>
          </table:table-cell>
          <table:table-cell table:style-name="Default" table:formula="of:=[.F48]/[.G48]" office:value-type="float" office:value="23.0120272371964">
            <text:p>23.0120272372</text:p>
          </table:table-cell>
          <table:table-cell office:value-type="float" office:value="4196710568">
            <text:p>4196710568</text:p>
          </table:table-cell>
          <table:table-cell office:value-type="float" office:value="182365992">
            <text:p>182365992</text:p>
          </table:table-cell>
          <table:table-cell office:value-type="float" office:value="5771773">
            <text:p>5771773</text:p>
          </table:table-cell>
          <table:table-cell office:value-type="float" office:value="883">
            <text:p>883.000000</text:p>
          </table:table-cell>
          <table:table-cell table:style-name="Default" table:formula="of:=[.N48]/[.P48]/10^3" office:value-type="float" office:value="206.530002265006">
            <text:p>206.530002265</text:p>
          </table:table-cell>
          <table:table-cell table:style-name="Default" table:formula="of:=[.O48]/[.N48]" office:value-type="float" office:value="0.0316493932706488">
            <text:p>0.0316493933</text:p>
          </table:table-cell>
          <table:table-cell table:style-name="Default" table:formula="of:=[.M48]/[.N48]" office:value-type="float" office:value="23.0125722563448">
            <text:p>23.0125722563</text:p>
          </table:table-cell>
          <table:table-cell office:value-type="float" office:value="4196710581">
            <text:p>4196710581</text:p>
          </table:table-cell>
          <table:table-cell office:value-type="float" office:value="182370017">
            <text:p>182370017</text:p>
          </table:table-cell>
          <table:table-cell office:value-type="float" office:value="126009632">
            <text:p>126009632</text:p>
          </table:table-cell>
          <table:table-cell office:value-type="float" office:value="1005">
            <text:p>1005.000000</text:p>
          </table:table-cell>
          <table:table-cell table:style-name="Default" table:formula="of:=[.U48]/[.W48]/10^3" office:value-type="float" office:value="181.462703482587">
            <text:p>181.4627034826</text:p>
          </table:table-cell>
          <table:table-cell table:style-name="Default" table:formula="of:=[.V48]/[.U48]" office:value-type="float" office:value="0.690955860359436">
            <text:p>0.6909558604</text:p>
          </table:table-cell>
          <table:table-cell table:style-name="Default" table:formula="of:=[.T48]/[.U48]" office:value-type="float" office:value="23.012064428332">
            <text:p>23.0120644283</text:p>
          </table:table-cell>
          <table:table-cell office:value-type="float" office:value="4196710594">
            <text:p>4196710594</text:p>
          </table:table-cell>
          <table:table-cell office:value-type="float" office:value="182627148">
            <text:p>182627148</text:p>
          </table:table-cell>
          <table:table-cell office:value-type="float" office:value="252332989">
            <text:p>252332989</text:p>
          </table:table-cell>
          <table:table-cell office:value-type="float" office:value="1138">
            <text:p>1138.000000</text:p>
          </table:table-cell>
          <table:table-cell table:style-name="Default" table:formula="of:=[.AB48]/[.AD48]/10^3" office:value-type="float" office:value="160.480797891037">
            <text:p>160.480797891</text:p>
          </table:table-cell>
          <table:table-cell table:style-name="Default" table:formula="of:=[.AC48]/[.AB48]" office:value-type="float" office:value="1.38168389400682">
            <text:p>1.381683894</text:p>
          </table:table-cell>
          <table:table-cell table:style-name="Default" table:formula="of:=[.AA48]/[.AB48]" office:value-type="float" office:value="22.9796645239184">
            <text:p>22.9796645239</text:p>
          </table:table-cell>
          <table:table-cell office:value-type="float" office:value="4196710569">
            <text:p>4196710569</text:p>
          </table:table-cell>
          <table:table-cell office:value-type="float" office:value="182367854">
            <text:p>182367854</text:p>
          </table:table-cell>
          <table:table-cell office:value-type="float" office:value="6187466">
            <text:p>6187466</text:p>
          </table:table-cell>
          <table:table-cell office:value-type="float" office:value="886">
            <text:p>886.000000</text:p>
          </table:table-cell>
          <table:table-cell table:style-name="Default" table:formula="of:=[.AI48]/[.AK48]/10^3" office:value-type="float" office:value="205.832792325056">
            <text:p>205.8327923251</text:p>
          </table:table-cell>
          <table:table-cell table:style-name="Default" table:formula="of:=[.AJ48]/[.AI48]" office:value-type="float" office:value="0.0339284904893381">
            <text:p>0.0339284905</text:p>
          </table:table-cell>
          <table:table-cell table:style-name="Default" table:formula="of:=[.AH48]/[.AI48]" office:value-type="float" office:value="23.0123373004104">
            <text:p>23.0123373004</text:p>
          </table:table-cell>
          <table:table-cell office:value-type="float" office:value="4196710594">
            <text:p>4196710594</text:p>
          </table:table-cell>
          <table:table-cell office:value-type="float" office:value="182591650">
            <text:p>182591650</text:p>
          </table:table-cell>
          <table:table-cell office:value-type="float" office:value="250186101">
            <text:p>250186101</text:p>
          </table:table-cell>
          <table:table-cell office:value-type="float" office:value="1127">
            <text:p>1127.000000</text:p>
          </table:table-cell>
          <table:table-cell table:style-name="Default" table:formula="of:=[.AP48]/[.AR48]/10^3" office:value-type="float" office:value="162.015661047028">
            <text:p>162.015661047</text:p>
          </table:table-cell>
          <table:table-cell table:style-name="Default" table:formula="of:=[.AQ48]/[.AP48]" office:value-type="float" office:value="1.37019464471678">
            <text:p>1.3701946447</text:p>
          </table:table-cell>
          <table:table-cell table:style-name="Default" table:formula="of:=[.AO48]/[.AP48]" office:value-type="float" office:value="22.9841320454687">
            <text:p>22.9841320455</text:p>
          </table:table-cell>
          <table:table-cell office:value-type="float" office:value="1096624512">
            <text:p>1096624512</text:p>
          </table:table-cell>
          <table:table-cell office:value-type="float" office:value="182260366">
            <text:p>182260366</text:p>
          </table:table-cell>
          <table:table-cell office:value-type="float" office:value="95006830">
            <text:p>95006830</text:p>
          </table:table-cell>
          <table:table-cell office:value-type="float" office:value="399">
            <text:p>399.000000</text:p>
          </table:table-cell>
          <table:table-cell table:style-name="Default" table:formula="of:=[.AW48]/[.AY48]/10^3" office:value-type="float" office:value="456.792897243108">
            <text:p>456.7928972431</text:p>
          </table:table-cell>
          <table:table-cell table:style-name="Default" table:formula="of:=[.AX48]/[.AW48]" office:value-type="float" office:value="0.52126982999694">
            <text:p>0.52126983</text:p>
          </table:table-cell>
          <table:table-cell table:style-name="Default" table:formula="of:=[.AV48]/[.AW48]" office:value-type="float" office:value="6.01680187562007">
            <text:p>6.0168018756</text:p>
          </table:table-cell>
          <table:table-cell office:value-type="float" office:value="732325654">
            <text:p>732325654</text:p>
          </table:table-cell>
          <table:table-cell office:value-type="float" office:value="182294940">
            <text:p>182294940</text:p>
          </table:table-cell>
          <table:table-cell office:value-type="float" office:value="60188683">
            <text:p>60188683</text:p>
          </table:table-cell>
          <table:table-cell office:value-type="float" office:value="210">
            <text:p>210.000000</text:p>
          </table:table-cell>
          <table:table-cell table:style-name="Default" table:formula="of:=[.BD48]/[.BF48]/10^3" office:value-type="float" office:value="868.071142857143">
            <text:p>868.0711428571</text:p>
          </table:table-cell>
          <table:table-cell table:style-name="Default" table:formula="of:=[.BE48]/[.BD48]" office:value-type="float" office:value="0.330171989414517">
            <text:p>0.3301719894</text:p>
          </table:table-cell>
          <table:table-cell table:style-name="Default" table:formula="of:=[.BC48]/[.BD48]" office:value-type="float" office:value="4.01725716577761">
            <text:p>4.0172571658</text:p>
          </table:table-cell>
          <table:table-cell office:value-type="float" office:value="731580864">
            <text:p>731580864</text:p>
          </table:table-cell>
          <table:table-cell office:value-type="float" office:value="182297410">
            <text:p>182297410</text:p>
          </table:table-cell>
          <table:table-cell office:value-type="float" office:value="60202162">
            <text:p>60202162</text:p>
          </table:table-cell>
          <table:table-cell office:value-type="float" office:value="209">
            <text:p>209.000000</text:p>
          </table:table-cell>
          <table:table-cell table:style-name="Default" table:formula="of:=[.BK48]/[.BM48]/10^3" office:value-type="float" office:value="872.236411483254">
            <text:p>872.2364114833</text:p>
          </table:table-cell>
          <table:table-cell table:style-name="Default" table:formula="of:=[.BL48]/[.BK48]" office:value-type="float" office:value="0.330241455432636">
            <text:p>0.3302414554</text:p>
          </table:table-cell>
          <table:table-cell table:style-name="Default" table:formula="of:=[.BJ48]/[.BK48]" office:value-type="float" office:value="4.0131171583842">
            <text:p>4.0131171584</text:p>
          </table:table-cell>
          <table:table-cell office:value-type="float" office:value="1096825668">
            <text:p>1096825668</text:p>
          </table:table-cell>
          <table:table-cell office:value-type="float" office:value="182261398">
            <text:p>182261398</text:p>
          </table:table-cell>
          <table:table-cell office:value-type="float" office:value="99301956">
            <text:p>99301956</text:p>
          </table:table-cell>
          <table:table-cell office:value-type="float" office:value="397">
            <text:p>397.000000</text:p>
          </table:table-cell>
          <table:table-cell table:style-name="Default" table:formula="of:=[.BR48]/[.BT48]/10^3" office:value-type="float" office:value="459.096720403023">
            <text:p>459.096720403</text:p>
          </table:table-cell>
          <table:table-cell table:style-name="Default" table:formula="of:=[.BS48]/[.BR48]" office:value-type="float" office:value="0.544832625501973">
            <text:p>0.5448326255</text:p>
          </table:table-cell>
          <table:table-cell table:style-name="Default" table:formula="of:=[.BQ48]/[.BR48]" office:value-type="float" office:value="6.01787147490222">
            <text:p>6.0178714749</text:p>
          </table:table-cell>
          <table:table-cell office:value-type="float" office:value="441">
            <text:p>441</text:p>
          </table:table-cell>
          <table:table-cell office:value-type="float" office:value="4179820986">
            <text:p>4179820986</text:p>
          </table:table-cell>
          <table:table-cell office:value-type="float" office:value="171557764">
            <text:p>171557764</text:p>
          </table:table-cell>
          <table:table-cell office:value-type="float" office:value="860646">
            <text:p>860646</text:p>
          </table:table-cell>
          <table:table-cell office:value-type="float" office:value="858">
            <text:p>858</text:p>
          </table:table-cell>
          <table:table-cell table:style-name="Default" table:formula="of:=[.BZ48]/[.CB48]/10^3" office:value-type="float" office:value="199.950773892774">
            <text:p>199.9507738928</text:p>
          </table:table-cell>
          <table:table-cell table:style-name="Default" table:formula="of:=[.CA48]/[.BZ48]" office:value-type="float" office:value="0.00501665433223996">
            <text:p>0.0050166543</text:p>
          </table:table-cell>
          <table:table-cell table:style-name="Default" table:formula="of:=[.BY48]/[.BZ48]" office:value-type="float" office:value="24.3639278604727">
            <text:p>24.3639278605</text:p>
          </table:table-cell>
          <table:table-cell office:value-type="float" office:value="285370379">
            <text:p>285370379</text:p>
          </table:table-cell>
          <table:table-cell office:value-type="float" office:value="182260147">
            <text:p>182260147</text:p>
          </table:table-cell>
          <table:table-cell office:value-type="float" office:value="608411">
            <text:p>608411</text:p>
          </table:table-cell>
          <table:table-cell office:value-type="float" office:value="54">
            <text:p>54</text:p>
          </table:table-cell>
          <table:table-cell table:style-name="Default" table:formula="of:=[.CG48]/[.CI48]/10^3" office:value-type="float" office:value="3375.18790740741">
            <text:p>3375.1879074074</text:p>
          </table:table-cell>
          <table:table-cell table:style-name="Default" table:formula="of:=[.CH48]/[.CG48]" office:value-type="float" office:value="0.00333814610607112">
            <text:p>0.0033381461</text:p>
          </table:table-cell>
          <table:table-cell table:style-name="Default" table:formula="of:=[.CF48]/[.CG48]" office:value-type="float" office:value="1.56573109205272">
            <text:p>1.5657310921</text:p>
          </table:table-cell>
          <table:table-cell office:value-type="float" office:value="75181115">
            <text:p>75181115</text:p>
          </table:table-cell>
          <table:table-cell office:value-type="float" office:value="46030136">
            <text:p>46030136</text:p>
          </table:table-cell>
          <table:table-cell office:value-type="float" office:value="829073">
            <text:p>829073</text:p>
          </table:table-cell>
          <table:table-cell office:value-type="float" office:value="15">
            <text:p>15</text:p>
          </table:table-cell>
          <table:table-cell table:style-name="Default" table:formula="of:=[.CN48]/[.CP48]/10^3" office:value-type="float" office:value="3068.67573333333">
            <text:p>3068.6757333333</text:p>
          </table:table-cell>
          <table:table-cell table:style-name="Default" table:formula="of:=[.CO48]/[.CN48]" office:value-type="float" office:value="0.0180115261879739">
            <text:p>0.0180115262</text:p>
          </table:table-cell>
          <table:table-cell table:style-name="Default" table:formula="of:=[.CM48]/[.CN48]" office:value-type="float" office:value="1.63330203934223">
            <text:p>1.633302039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49]" office:value-type="float" office:value="441">
            <text:p>441</text:p>
          </table:table-cell>
          <table:table-cell office:value-type="string">
            <text:p>,</text:p>
          </table:table-cell>
          <table:table-cell table:formula="of:=[.CS49]" office:value-type="float" office:value="1.62738453732398">
            <text:p>1.6273845373</text:p>
          </table:table-cell>
          <table:table-cell office:value-type="string">
            <text:p>)</text:p>
          </table:table-cell>
          <table:table-cell office:value-type="float" office:value="4482637200">
            <text:p>4482637200</text:p>
          </table:table-cell>
          <table:table-cell office:value-type="float" office:value="194792700">
            <text:p>194792700</text:p>
          </table:table-cell>
          <table:table-cell office:value-type="float" office:value="136292604">
            <text:p>136292604</text:p>
          </table:table-cell>
          <table:table-cell table:style-name="Default" office:value-type="float" office:value="1092">
            <text:p>1092</text:p>
          </table:table-cell>
          <table:table-cell table:style-name="Default" table:formula="of:=[.G49]/[.I49]/10^3" office:value-type="float" office:value="178.381593406593">
            <text:p>178.3815934066</text:p>
          </table:table-cell>
          <table:table-cell table:style-name="Default" table:formula="of:=[.H49]/[.G49]" office:value-type="float" office:value="0.699680244690895">
            <text:p>0.6996802447</text:p>
          </table:table-cell>
          <table:table-cell table:style-name="Default" table:formula="of:=[.F49]/[.G49]" office:value-type="float" office:value="23.0123469719348">
            <text:p>23.0123469719</text:p>
          </table:table-cell>
          <table:table-cell office:value-type="float" office:value="4482637185">
            <text:p>4482637185</text:p>
          </table:table-cell>
          <table:table-cell office:value-type="float" office:value="194795511">
            <text:p>194795511</text:p>
          </table:table-cell>
          <table:table-cell office:value-type="float" office:value="6190761">
            <text:p>6190761</text:p>
          </table:table-cell>
          <table:table-cell office:value-type="float" office:value="944">
            <text:p>944.000000</text:p>
          </table:table-cell>
          <table:table-cell table:style-name="Default" table:formula="of:=[.N49]/[.P49]/10^3" office:value-type="float" office:value="206.35117690678">
            <text:p>206.3511769068</text:p>
          </table:table-cell>
          <table:table-cell table:style-name="Default" table:formula="of:=[.O49]/[.N49]" office:value-type="float" office:value="0.0317808196309">
            <text:p>0.0317808196</text:p>
          </table:table-cell>
          <table:table-cell table:style-name="Default" table:formula="of:=[.M49]/[.N49]" office:value-type="float" office:value="23.0120148148589">
            <text:p>23.0120148149</text:p>
          </table:table-cell>
          <table:table-cell office:value-type="float" office:value="4482637198">
            <text:p>4482637198</text:p>
          </table:table-cell>
          <table:table-cell office:value-type="float" office:value="194795054">
            <text:p>194795054</text:p>
          </table:table-cell>
          <table:table-cell office:value-type="float" office:value="135004825">
            <text:p>135004825</text:p>
          </table:table-cell>
          <table:table-cell office:value-type="float" office:value="1073">
            <text:p>1073.000000</text:p>
          </table:table-cell>
          <table:table-cell table:style-name="Default" table:formula="of:=[.U49]/[.W49]/10^3" office:value-type="float" office:value="181.542454799627">
            <text:p>181.5424547996</text:p>
          </table:table-cell>
          <table:table-cell table:style-name="Default" table:formula="of:=[.V49]/[.U49]" office:value-type="float" office:value="0.693060846401162">
            <text:p>0.6930608464</text:p>
          </table:table-cell>
          <table:table-cell table:style-name="Default" table:formula="of:=[.T49]/[.U49]" office:value-type="float" office:value="23.0120688690587">
            <text:p>23.0120688691</text:p>
          </table:table-cell>
          <table:table-cell office:value-type="float" office:value="4482637208">
            <text:p>4482637208</text:p>
          </table:table-cell>
          <table:table-cell office:value-type="float" office:value="194994640">
            <text:p>194994640</text:p>
          </table:table-cell>
          <table:table-cell office:value-type="float" office:value="266826789">
            <text:p>266826789</text:p>
          </table:table-cell>
          <table:table-cell office:value-type="float" office:value="1174">
            <text:p>1174.000000</text:p>
          </table:table-cell>
          <table:table-cell table:style-name="Default" table:formula="of:=[.AB49]/[.AD49]/10^3" office:value-type="float" office:value="166.094241908007">
            <text:p>166.094241908</text:p>
          </table:table-cell>
          <table:table-cell table:style-name="Default" table:formula="of:=[.AC49]/[.AB49]" office:value-type="float" office:value="1.36838012060229">
            <text:p>1.3683801206</text:p>
          </table:table-cell>
          <table:table-cell table:style-name="Default" table:formula="of:=[.AA49]/[.AB49]" office:value-type="float" office:value="22.9885150073869">
            <text:p>22.9885150074</text:p>
          </table:table-cell>
          <table:table-cell office:value-type="float" office:value="4482637186">
            <text:p>4482637186</text:p>
          </table:table-cell>
          <table:table-cell office:value-type="float" office:value="194806945">
            <text:p>194806945</text:p>
          </table:table-cell>
          <table:table-cell office:value-type="float" office:value="6623352">
            <text:p>6623352</text:p>
          </table:table-cell>
          <table:table-cell office:value-type="float" office:value="946">
            <text:p>946.000000</text:p>
          </table:table-cell>
          <table:table-cell table:style-name="Default" table:formula="of:=[.AI49]/[.AK49]/10^3" office:value-type="float" office:value="205.927003171247">
            <text:p>205.9270031712</text:p>
          </table:table-cell>
          <table:table-cell table:style-name="Default" table:formula="of:=[.AJ49]/[.AI49]" office:value-type="float" office:value="0.0339995681365467">
            <text:p>0.0339995681</text:p>
          </table:table-cell>
          <table:table-cell table:style-name="Default" table:formula="of:=[.AH49]/[.AI49]" office:value-type="float" office:value="23.0106641526564">
            <text:p>23.0106641527</text:p>
          </table:table-cell>
          <table:table-cell office:value-type="float" office:value="4482637207">
            <text:p>4482637207</text:p>
          </table:table-cell>
          <table:table-cell office:value-type="float" office:value="195052710">
            <text:p>195052710</text:p>
          </table:table-cell>
          <table:table-cell office:value-type="float" office:value="266586835">
            <text:p>266586835</text:p>
          </table:table-cell>
          <table:table-cell office:value-type="float" office:value="1171">
            <text:p>1171.000000</text:p>
          </table:table-cell>
          <table:table-cell table:style-name="Default" table:formula="of:=[.AP49]/[.AR49]/10^3" office:value-type="float" office:value="166.569350982067">
            <text:p>166.5693509821</text:p>
          </table:table-cell>
          <table:table-cell table:style-name="Default" table:formula="of:=[.AQ49]/[.AP49]" office:value-type="float" office:value="1.36674253333881">
            <text:p>1.3667425333</text:p>
          </table:table-cell>
          <table:table-cell table:style-name="Default" table:formula="of:=[.AO49]/[.AP49]" office:value-type="float" office:value="22.9816709903697">
            <text:p>22.9816709904</text:p>
          </table:table-cell>
          <table:table-cell office:value-type="float" office:value="1171294924">
            <text:p>1171294924</text:p>
          </table:table-cell>
          <table:table-cell office:value-type="float" office:value="194677492">
            <text:p>194677492</text:p>
          </table:table-cell>
          <table:table-cell office:value-type="float" office:value="105733001">
            <text:p>105733001</text:p>
          </table:table-cell>
          <table:table-cell office:value-type="float" office:value="424">
            <text:p>424.000000</text:p>
          </table:table-cell>
          <table:table-cell table:style-name="Default" table:formula="of:=[.AW49]/[.AY49]/10^3" office:value-type="float" office:value="459.145028301887">
            <text:p>459.1450283019</text:p>
          </table:table-cell>
          <table:table-cell table:style-name="Default" table:formula="of:=[.AX49]/[.AW49]" office:value-type="float" office:value="0.543118775127841">
            <text:p>0.5431187751</text:p>
          </table:table-cell>
          <table:table-cell table:style-name="Default" table:formula="of:=[.AV49]/[.AW49]" office:value-type="float" office:value="6.01659139927691">
            <text:p>6.0165913993</text:p>
          </table:table-cell>
          <table:table-cell office:value-type="float" office:value="782161135">
            <text:p>782161135</text:p>
          </table:table-cell>
          <table:table-cell office:value-type="float" office:value="194742654">
            <text:p>194742654</text:p>
          </table:table-cell>
          <table:table-cell office:value-type="float" office:value="70670634">
            <text:p>70670634</text:p>
          </table:table-cell>
          <table:table-cell office:value-type="float" office:value="221">
            <text:p>221.000000</text:p>
          </table:table-cell>
          <table:table-cell table:style-name="Default" table:formula="of:=[.BD49]/[.BF49]/10^3" office:value-type="float" office:value="881.188479638009">
            <text:p>881.188479638</text:p>
          </table:table-cell>
          <table:table-cell table:style-name="Default" table:formula="of:=[.BE49]/[.BD49]" office:value-type="float" office:value="0.362892425200285">
            <text:p>0.3628924252</text:p>
          </table:table-cell>
          <table:table-cell table:style-name="Default" table:formula="of:=[.BC49]/[.BD49]" office:value-type="float" office:value="4.01638325726012">
            <text:p>4.0163832573</text:p>
          </table:table-cell>
          <table:table-cell office:value-type="float" office:value="781377714">
            <text:p>781377714</text:p>
          </table:table-cell>
          <table:table-cell office:value-type="float" office:value="194740438">
            <text:p>194740438</text:p>
          </table:table-cell>
          <table:table-cell office:value-type="float" office:value="70693216">
            <text:p>70693216</text:p>
          </table:table-cell>
          <table:table-cell office:value-type="float" office:value="221">
            <text:p>221.000000</text:p>
          </table:table-cell>
          <table:table-cell table:style-name="Default" table:formula="of:=[.BK49]/[.BM49]/10^3" office:value-type="float" office:value="881.178452488688">
            <text:p>881.1784524887</text:p>
          </table:table-cell>
          <table:table-cell table:style-name="Default" table:formula="of:=[.BL49]/[.BK49]" office:value-type="float" office:value="0.363012514124057">
            <text:p>0.3630125141</text:p>
          </table:table-cell>
          <table:table-cell table:style-name="Default" table:formula="of:=[.BJ49]/[.BK49]" office:value-type="float" office:value="4.01240606226838">
            <text:p>4.0124060623</text:p>
          </table:table-cell>
          <table:table-cell office:value-type="float" office:value="1171505149">
            <text:p>1171505149</text:p>
          </table:table-cell>
          <table:table-cell office:value-type="float" office:value="194677758">
            <text:p>194677758</text:p>
          </table:table-cell>
          <table:table-cell office:value-type="float" office:value="110058733">
            <text:p>110058733</text:p>
          </table:table-cell>
          <table:table-cell office:value-type="float" office:value="423">
            <text:p>423.000000</text:p>
          </table:table-cell>
          <table:table-cell table:style-name="Default" table:formula="of:=[.BR49]/[.BT49]/10^3" office:value-type="float" office:value="460.231106382979">
            <text:p>460.231106383</text:p>
          </table:table-cell>
          <table:table-cell table:style-name="Default" table:formula="of:=[.BS49]/[.BR49]" office:value-type="float" office:value="0.565337993054142">
            <text:p>0.5653379931</text:p>
          </table:table-cell>
          <table:table-cell table:style-name="Default" table:formula="of:=[.BQ49]/[.BR49]" office:value-type="float" office:value="6.01766303986303">
            <text:p>6.0176630399</text:p>
          </table:table-cell>
          <table:table-cell office:value-type="float" office:value="441">
            <text:p>441</text:p>
          </table:table-cell>
          <table:table-cell office:value-type="float" office:value="4179820985">
            <text:p>4179820985</text:p>
          </table:table-cell>
          <table:table-cell office:value-type="float" office:value="171557221">
            <text:p>171557221</text:p>
          </table:table-cell>
          <table:table-cell office:value-type="float" office:value="859128">
            <text:p>859128</text:p>
          </table:table-cell>
          <table:table-cell office:value-type="float" office:value="858">
            <text:p>858</text:p>
          </table:table-cell>
          <table:table-cell table:style-name="Default" table:formula="of:=[.BZ49]/[.CB49]/10^3" office:value-type="float" office:value="199.950141025641">
            <text:p>199.9501410256</text:p>
          </table:table-cell>
          <table:table-cell table:style-name="Default" table:formula="of:=[.CA49]/[.BZ49]" office:value-type="float" office:value="0.00500782185087971">
            <text:p>0.0050078219</text:p>
          </table:table-cell>
          <table:table-cell table:style-name="Default" table:formula="of:=[.BY49]/[.BZ49]" office:value-type="float" office:value="24.3640049695139">
            <text:p>24.3640049695</text:p>
          </table:table-cell>
          <table:table-cell office:value-type="float" office:value="305646000">
            <text:p>305646000</text:p>
          </table:table-cell>
          <table:table-cell office:value-type="float" office:value="194683050">
            <text:p>194683050</text:p>
          </table:table-cell>
          <table:table-cell office:value-type="float" office:value="628771">
            <text:p>628771</text:p>
          </table:table-cell>
          <table:table-cell office:value-type="float" office:value="57">
            <text:p>57</text:p>
          </table:table-cell>
          <table:table-cell table:style-name="Default" table:formula="of:=[.CG49]/[.CI49]/10^3" office:value-type="float" office:value="3415.49210526316">
            <text:p>3415.4921052632</text:p>
          </table:table-cell>
          <table:table-cell table:style-name="Default" table:formula="of:=[.CH49]/[.CG49]" office:value-type="float" office:value="0.00322971619768644">
            <text:p>0.0032297162</text:p>
          </table:table-cell>
          <table:table-cell table:style-name="Default" table:formula="of:=[.CF49]/[.CG49]" office:value-type="float" office:value="1.56996718512475">
            <text:p>1.5699671851</text:p>
          </table:table-cell>
          <table:table-cell office:value-type="float" office:value="79612545">
            <text:p>79612545</text:p>
          </table:table-cell>
          <table:table-cell office:value-type="float" office:value="48920549">
            <text:p>48920549</text:p>
          </table:table-cell>
          <table:table-cell office:value-type="float" office:value="864432">
            <text:p>864432</text:p>
          </table:table-cell>
          <table:table-cell office:value-type="float" office:value="16">
            <text:p>16</text:p>
          </table:table-cell>
          <table:table-cell table:style-name="Default" table:formula="of:=[.CN49]/[.CP49]/10^3" office:value-type="float" office:value="3057.5343125">
            <text:p>3057.5343125</text:p>
          </table:table-cell>
          <table:table-cell table:style-name="Default" table:formula="of:=[.CO49]/[.CN49]" office:value-type="float" office:value="0.0176701205867497">
            <text:p>0.0176701206</text:p>
          </table:table-cell>
          <table:table-cell table:style-name="Default" table:formula="of:=[.CM49]/[.CN49]" office:value-type="float" office:value="1.62738453732398">
            <text:p>1.627384537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50]" office:value-type="float" office:value="441">
            <text:p>441</text:p>
          </table:table-cell>
          <table:table-cell office:value-type="string">
            <text:p>,</text:p>
          </table:table-cell>
          <table:table-cell table:formula="of:=[.CS50]" office:value-type="float" office:value="1.63362877838466">
            <text:p>1.6336287784</text:p>
          </table:table-cell>
          <table:table-cell office:value-type="string">
            <text:p>)</text:p>
          </table:table-cell>
          <table:table-cell office:value-type="float" office:value="4781264618">
            <text:p>4781264618</text:p>
          </table:table-cell>
          <table:table-cell office:value-type="float" office:value="207770628">
            <text:p>207770628</text:p>
          </table:table-cell>
          <table:table-cell office:value-type="float" office:value="149096518">
            <text:p>149096518</text:p>
          </table:table-cell>
          <table:table-cell table:style-name="Default" office:value-type="float" office:value="1180">
            <text:p>1180</text:p>
          </table:table-cell>
          <table:table-cell table:style-name="Default" table:formula="of:=[.G50]/[.I50]/10^3" office:value-type="float" office:value="176.076803389831">
            <text:p>176.0768033898</text:p>
          </table:table-cell>
          <table:table-cell table:style-name="Default" table:formula="of:=[.H50]/[.G50]" office:value-type="float" office:value="0.717601517766024">
            <text:p>0.7176015178</text:p>
          </table:table-cell>
          <table:table-cell table:style-name="Default" table:formula="of:=[.F50]/[.G50]" office:value-type="float" office:value="23.0122258570639">
            <text:p>23.0122258571</text:p>
          </table:table-cell>
          <table:table-cell office:value-type="float" office:value="4781264600">
            <text:p>4781264600</text:p>
          </table:table-cell>
          <table:table-cell office:value-type="float" office:value="207777245">
            <text:p>207777245</text:p>
          </table:table-cell>
          <table:table-cell office:value-type="float" office:value="6575997">
            <text:p>6575997</text:p>
          </table:table-cell>
          <table:table-cell office:value-type="float" office:value="1006">
            <text:p>1006.000000</text:p>
          </table:table-cell>
          <table:table-cell table:style-name="Default" table:formula="of:=[.N50]/[.P50]/10^3" office:value-type="float" office:value="206.538016898608">
            <text:p>206.5380168986</text:p>
          </table:table-cell>
          <table:table-cell table:style-name="Default" table:formula="of:=[.O50]/[.N50]" office:value-type="float" office:value="0.0316492645765902">
            <text:p>0.0316492646</text:p>
          </table:table-cell>
          <table:table-cell table:style-name="Default" table:formula="of:=[.M50]/[.N50]" office:value-type="float" office:value="23.0114929091489">
            <text:p>23.0114929091</text:p>
          </table:table-cell>
          <table:table-cell office:value-type="float" office:value="4781264614">
            <text:p>4781264614</text:p>
          </table:table-cell>
          <table:table-cell office:value-type="float" office:value="207773469">
            <text:p>207773469</text:p>
          </table:table-cell>
          <table:table-cell office:value-type="float" office:value="148889810">
            <text:p>148889810</text:p>
          </table:table-cell>
          <table:table-cell office:value-type="float" office:value="1150">
            <text:p>1150.000000</text:p>
          </table:table-cell>
          <table:table-cell table:style-name="Default" table:formula="of:=[.U50]/[.W50]/10^3" office:value-type="float" office:value="180.67258173913">
            <text:p>180.6725817391</text:p>
          </table:table-cell>
          <table:table-cell table:style-name="Default" table:formula="of:=[.V50]/[.U50]" office:value-type="float" office:value="0.716596833640969">
            <text:p>0.7165968336</text:p>
          </table:table-cell>
          <table:table-cell table:style-name="Default" table:formula="of:=[.T50]/[.U50]" office:value-type="float" office:value="23.0119111790928">
            <text:p>23.0119111791</text:p>
          </table:table-cell>
          <table:table-cell office:value-type="float" office:value="4781264626">
            <text:p>4781264626</text:p>
          </table:table-cell>
          <table:table-cell office:value-type="float" office:value="208002908">
            <text:p>208002908</text:p>
          </table:table-cell>
          <table:table-cell office:value-type="float" office:value="287641973">
            <text:p>287641973</text:p>
          </table:table-cell>
          <table:table-cell office:value-type="float" office:value="1266">
            <text:p>1266.000000</text:p>
          </table:table-cell>
          <table:table-cell table:style-name="Default" table:formula="of:=[.AB50]/[.AD50]/10^3" office:value-type="float" office:value="164.299295418641">
            <text:p>164.2992954186</text:p>
          </table:table-cell>
          <table:table-cell table:style-name="Default" table:formula="of:=[.AC50]/[.AB50]" office:value-type="float" office:value="1.38287476730854">
            <text:p>1.3828747673</text:p>
          </table:table-cell>
          <table:table-cell table:style-name="Default" table:formula="of:=[.AA50]/[.AB50]" office:value-type="float" office:value="22.986527794121">
            <text:p>22.9865277941</text:p>
          </table:table-cell>
          <table:table-cell office:value-type="float" office:value="4781264600">
            <text:p>4781264600</text:p>
          </table:table-cell>
          <table:table-cell office:value-type="float" office:value="207681518">
            <text:p>207681518</text:p>
          </table:table-cell>
          <table:table-cell office:value-type="float" office:value="7030429">
            <text:p>7030429</text:p>
          </table:table-cell>
          <table:table-cell office:value-type="float" office:value="1005">
            <text:p>1005.000000</text:p>
          </table:table-cell>
          <table:table-cell table:style-name="Default" table:formula="of:=[.AI50]/[.AK50]/10^3" office:value-type="float" office:value="206.648276616915">
            <text:p>206.6482766169</text:p>
          </table:table-cell>
          <table:table-cell table:style-name="Default" table:formula="of:=[.AJ50]/[.AI50]" office:value-type="float" office:value="0.0338519723262038">
            <text:p>0.0338519723</text:p>
          </table:table-cell>
          <table:table-cell table:style-name="Default" table:formula="of:=[.AH50]/[.AI50]" office:value-type="float" office:value="23.0220996362324">
            <text:p>23.0220996362</text:p>
          </table:table-cell>
          <table:table-cell office:value-type="float" office:value="4781264625">
            <text:p>4781264625</text:p>
          </table:table-cell>
          <table:table-cell office:value-type="float" office:value="208060055">
            <text:p>208060055</text:p>
          </table:table-cell>
          <table:table-cell office:value-type="float" office:value="286531833">
            <text:p>286531833</text:p>
          </table:table-cell>
          <table:table-cell office:value-type="float" office:value="1259">
            <text:p>1259.000000</text:p>
          </table:table-cell>
          <table:table-cell table:style-name="Default" table:formula="of:=[.AP50]/[.AR50]/10^3" office:value-type="float" office:value="165.258185067514">
            <text:p>165.2581850675</text:p>
          </table:table-cell>
          <table:table-cell table:style-name="Default" table:formula="of:=[.AQ50]/[.AP50]" office:value-type="float" office:value="1.37715926778929">
            <text:p>1.3771592678</text:p>
          </table:table-cell>
          <table:table-cell table:style-name="Default" table:formula="of:=[.AO50]/[.AP50]" office:value-type="float" office:value="22.98021417422">
            <text:p>22.9802141742</text:p>
          </table:table-cell>
          <table:table-cell office:value-type="float" office:value="1249280337">
            <text:p>1249280337</text:p>
          </table:table-cell>
          <table:table-cell office:value-type="float" office:value="207665003">
            <text:p>207665003</text:p>
          </table:table-cell>
          <table:table-cell office:value-type="float" office:value="116821928">
            <text:p>116821928</text:p>
          </table:table-cell>
          <table:table-cell office:value-type="float" office:value="455">
            <text:p>455.000000</text:p>
          </table:table-cell>
          <table:table-cell table:style-name="Default" table:formula="of:=[.AW50]/[.AY50]/10^3" office:value-type="float" office:value="456.4066">
            <text:p>456.4066</text:p>
          </table:table-cell>
          <table:table-cell table:style-name="Default" table:formula="of:=[.AX50]/[.AW50]" office:value-type="float" office:value="0.562549906399009">
            <text:p>0.5625499064</text:p>
          </table:table-cell>
          <table:table-cell table:style-name="Default" table:formula="of:=[.AV50]/[.AW50]" office:value-type="float" office:value="6.01584435967769">
            <text:p>6.0158443597</text:p>
          </table:table-cell>
          <table:table-cell office:value-type="float" office:value="834207816">
            <text:p>834207816</text:p>
          </table:table-cell>
          <table:table-cell office:value-type="float" office:value="207701560">
            <text:p>207701560</text:p>
          </table:table-cell>
          <table:table-cell office:value-type="float" office:value="87522075">
            <text:p>87522075</text:p>
          </table:table-cell>
          <table:table-cell office:value-type="float" office:value="250">
            <text:p>250.000000</text:p>
          </table:table-cell>
          <table:table-cell table:style-name="Default" table:formula="of:=[.BD50]/[.BF50]/10^3" office:value-type="float" office:value="830.80624">
            <text:p>830.80624</text:p>
          </table:table-cell>
          <table:table-cell table:style-name="Default" table:formula="of:=[.BE50]/[.BD50]" office:value-type="float" office:value="0.421383811464873">
            <text:p>0.4213838115</text:p>
          </table:table-cell>
          <table:table-cell table:style-name="Default" table:formula="of:=[.BC50]/[.BD50]" office:value-type="float" office:value="4.0163772289433">
            <text:p>4.0163772289</text:p>
          </table:table-cell>
          <table:table-cell office:value-type="float" office:value="833394678">
            <text:p>833394678</text:p>
          </table:table-cell>
          <table:table-cell office:value-type="float" office:value="207699925">
            <text:p>207699925</text:p>
          </table:table-cell>
          <table:table-cell office:value-type="float" office:value="87424150">
            <text:p>87424150</text:p>
          </table:table-cell>
          <table:table-cell office:value-type="float" office:value="250">
            <text:p>250.000000</text:p>
          </table:table-cell>
          <table:table-cell table:style-name="Default" table:formula="of:=[.BK50]/[.BM50]/10^3" office:value-type="float" office:value="830.7997">
            <text:p>830.7997</text:p>
          </table:table-cell>
          <table:table-cell table:style-name="Default" table:formula="of:=[.BL50]/[.BK50]" office:value-type="float" office:value="0.420915655121204">
            <text:p>0.4209156551</text:p>
          </table:table-cell>
          <table:table-cell table:style-name="Default" table:formula="of:=[.BJ50]/[.BK50]" office:value-type="float" office:value="4.01249388029389">
            <text:p>4.0124938803</text:p>
          </table:table-cell>
          <table:table-cell office:value-type="float" office:value="1249499831">
            <text:p>1249499831</text:p>
          </table:table-cell>
          <table:table-cell office:value-type="float" office:value="207662997">
            <text:p>207662997</text:p>
          </table:table-cell>
          <table:table-cell office:value-type="float" office:value="120854280">
            <text:p>120854280</text:p>
          </table:table-cell>
          <table:table-cell office:value-type="float" office:value="453">
            <text:p>453.000000</text:p>
          </table:table-cell>
          <table:table-cell table:style-name="Default" table:formula="of:=[.BR50]/[.BT50]/10^3" office:value-type="float" office:value="458.41721192053">
            <text:p>458.4172119205</text:p>
          </table:table-cell>
          <table:table-cell table:style-name="Default" table:formula="of:=[.BS50]/[.BR50]" office:value-type="float" office:value="0.581973109056112">
            <text:p>0.5819731091</text:p>
          </table:table-cell>
          <table:table-cell table:style-name="Default" table:formula="of:=[.BQ50]/[.BR50]" office:value-type="float" office:value="6.01695944415172">
            <text:p>6.0169594442</text:p>
          </table:table-cell>
          <table:table-cell office:value-type="float" office:value="441">
            <text:p>441</text:p>
          </table:table-cell>
          <table:table-cell office:value-type="float" office:value="4179820986">
            <text:p>4179820986</text:p>
          </table:table-cell>
          <table:table-cell office:value-type="float" office:value="171557476">
            <text:p>171557476</text:p>
          </table:table-cell>
          <table:table-cell office:value-type="float" office:value="861133">
            <text:p>861133</text:p>
          </table:table-cell>
          <table:table-cell office:value-type="float" office:value="857">
            <text:p>857</text:p>
          </table:table-cell>
          <table:table-cell table:style-name="Default" table:formula="of:=[.BZ50]/[.CB50]/10^3" office:value-type="float" office:value="200.183752625438">
            <text:p>200.1837526254</text:p>
          </table:table-cell>
          <table:table-cell table:style-name="Default" table:formula="of:=[.CA50]/[.BZ50]" office:value-type="float" office:value="0.00501950145267933">
            <text:p>0.0050195015</text:p>
          </table:table-cell>
          <table:table-cell table:style-name="Default" table:formula="of:=[.BY50]/[.BZ50]" office:value-type="float" office:value="24.3639687611165">
            <text:p>24.3639687611</text:p>
          </table:table-cell>
          <table:table-cell office:value-type="float" office:value="323701200">
            <text:p>323701200</text:p>
          </table:table-cell>
          <table:table-cell office:value-type="float" office:value="207672059">
            <text:p>207672059</text:p>
          </table:table-cell>
          <table:table-cell office:value-type="float" office:value="661010">
            <text:p>661010</text:p>
          </table:table-cell>
          <table:table-cell office:value-type="float" office:value="61">
            <text:p>61</text:p>
          </table:table-cell>
          <table:table-cell table:style-name="Default" table:formula="of:=[.CG50]/[.CI50]/10^3" office:value-type="float" office:value="3404.45998360656">
            <text:p>3404.4599836066</text:p>
          </table:table-cell>
          <table:table-cell table:style-name="Default" table:formula="of:=[.CH50]/[.CG50]" office:value-type="float" office:value="0.00318295105842813">
            <text:p>0.0031829511</text:p>
          </table:table-cell>
          <table:table-cell table:style-name="Default" table:formula="of:=[.CF50]/[.CG50]" office:value-type="float" office:value="1.55871329806577">
            <text:p>1.5587132981</text:p>
          </table:table-cell>
          <table:table-cell office:value-type="float" office:value="85628206">
            <text:p>85628206</text:p>
          </table:table-cell>
          <table:table-cell office:value-type="float" office:value="52415951">
            <text:p>52415951</text:p>
          </table:table-cell>
          <table:table-cell office:value-type="float" office:value="939626">
            <text:p>939626</text:p>
          </table:table-cell>
          <table:table-cell office:value-type="float" office:value="17">
            <text:p>17</text:p>
          </table:table-cell>
          <table:table-cell table:style-name="Default" table:formula="of:=[.CN50]/[.CP50]/10^3" office:value-type="float" office:value="3083.29123529412">
            <text:p>3083.2912352941</text:p>
          </table:table-cell>
          <table:table-cell table:style-name="Default" table:formula="of:=[.CO50]/[.CN50]" office:value-type="float" office:value="0.0179263369656309">
            <text:p>0.017926337</text:p>
          </table:table-cell>
          <table:table-cell table:style-name="Default" table:formula="of:=[.CM50]/[.CN50]" office:value-type="float" office:value="1.63362877838466">
            <text:p>1.6336287784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51]" office:value-type="float" office:value="441">
            <text:p>441</text:p>
          </table:table-cell>
          <table:table-cell office:value-type="string">
            <text:p>,</text:p>
          </table:table-cell>
          <table:table-cell table:formula="of:=[.CS51]" office:value-type="float" office:value="1.62463546800086">
            <text:p>1.624635468</text:p>
          </table:table-cell>
          <table:table-cell office:value-type="string">
            <text:p>)</text:p>
          </table:table-cell>
          <table:table-cell office:value-type="float" office:value="5092868963">
            <text:p>5092868963</text:p>
          </table:table-cell>
          <table:table-cell office:value-type="float" office:value="221311251">
            <text:p>221311251</text:p>
          </table:table-cell>
          <table:table-cell office:value-type="float" office:value="162531619">
            <text:p>162531619</text:p>
          </table:table-cell>
          <table:table-cell table:style-name="Default" office:value-type="float" office:value="1300">
            <text:p>1300</text:p>
          </table:table-cell>
          <table:table-cell table:style-name="Default" table:formula="of:=[.G51]/[.I51]/10^3" office:value-type="float" office:value="170.239423846154">
            <text:p>170.2394238462</text:p>
          </table:table-cell>
          <table:table-cell table:style-name="Default" table:formula="of:=[.H51]/[.G51]" office:value-type="float" office:value="0.734402874980812">
            <text:p>0.734402875</text:p>
          </table:table-cell>
          <table:table-cell table:style-name="Default" table:formula="of:=[.F51]/[.G51]" office:value-type="float" office:value="23.0122460561212">
            <text:p>23.0122460561</text:p>
          </table:table-cell>
          <table:table-cell office:value-type="float" office:value="5092868941">
            <text:p>5092868941</text:p>
          </table:table-cell>
          <table:table-cell office:value-type="float" office:value="221324062">
            <text:p>221324062</text:p>
          </table:table-cell>
          <table:table-cell office:value-type="float" office:value="7032510">
            <text:p>7032510</text:p>
          </table:table-cell>
          <table:table-cell office:value-type="float" office:value="1070">
            <text:p>1070.000000</text:p>
          </table:table-cell>
          <table:table-cell table:style-name="Default" table:formula="of:=[.N51]/[.P51]/10^3" office:value-type="float" office:value="206.844917757009">
            <text:p>206.844917757</text:p>
          </table:table-cell>
          <table:table-cell table:style-name="Default" table:formula="of:=[.O51]/[.N51]" office:value-type="float" office:value="0.0317747195512795">
            <text:p>0.0317747196</text:p>
          </table:table-cell>
          <table:table-cell table:style-name="Default" table:formula="of:=[.M51]/[.N51]" office:value-type="float" office:value="23.0109139285542">
            <text:p>23.0109139286</text:p>
          </table:table-cell>
          <table:table-cell office:value-type="float" office:value="5092868956">
            <text:p>5092868956</text:p>
          </table:table-cell>
          <table:table-cell office:value-type="float" office:value="221329346">
            <text:p>221329346</text:p>
          </table:table-cell>
          <table:table-cell office:value-type="float" office:value="161423035">
            <text:p>161423035</text:p>
          </table:table-cell>
          <table:table-cell office:value-type="float" office:value="1226">
            <text:p>1226.000000</text:p>
          </table:table-cell>
          <table:table-cell table:style-name="Default" table:formula="of:=[.U51]/[.W51]/10^3" office:value-type="float" office:value="180.529646003263">
            <text:p>180.5296460033</text:p>
          </table:table-cell>
          <table:table-cell table:style-name="Default" table:formula="of:=[.V51]/[.U51]" office:value-type="float" office:value="0.729334080262452">
            <text:p>0.7293340803</text:p>
          </table:table-cell>
          <table:table-cell table:style-name="Default" table:formula="of:=[.T51]/[.U51]" office:value-type="float" office:value="23.0103646355147">
            <text:p>23.0103646355</text:p>
          </table:table-cell>
          <table:table-cell office:value-type="float" office:value="5092868972">
            <text:p>5092868972</text:p>
          </table:table-cell>
          <table:table-cell office:value-type="float" office:value="221644471">
            <text:p>221644471</text:p>
          </table:table-cell>
          <table:table-cell office:value-type="float" office:value="310269220">
            <text:p>310269220</text:p>
          </table:table-cell>
          <table:table-cell office:value-type="float" office:value="1383">
            <text:p>1383.000000</text:p>
          </table:table-cell>
          <table:table-cell table:style-name="Default" table:formula="of:=[.AB51]/[.AD51]/10^3" office:value-type="float" office:value="160.263536514823">
            <text:p>160.2635365148</text:p>
          </table:table-cell>
          <table:table-cell table:style-name="Default" table:formula="of:=[.AC51]/[.AB51]" office:value-type="float" office:value="1.3998509351492">
            <text:p>1.3998509351</text:p>
          </table:table-cell>
          <table:table-cell table:style-name="Default" table:formula="of:=[.AA51]/[.AB51]" office:value-type="float" office:value="22.9776495169149">
            <text:p>22.9776495169</text:p>
          </table:table-cell>
          <table:table-cell office:value-type="float" office:value="5092868941">
            <text:p>5092868941</text:p>
          </table:table-cell>
          <table:table-cell office:value-type="float" office:value="221338228">
            <text:p>221338228</text:p>
          </table:table-cell>
          <table:table-cell office:value-type="float" office:value="7504101">
            <text:p>7504101</text:p>
          </table:table-cell>
          <table:table-cell office:value-type="float" office:value="1074">
            <text:p>1074.000000</text:p>
          </table:table-cell>
          <table:table-cell table:style-name="Default" table:formula="of:=[.AI51]/[.AK51]/10^3" office:value-type="float" office:value="206.08773556797">
            <text:p>206.087735568</text:p>
          </table:table-cell>
          <table:table-cell table:style-name="Default" table:formula="of:=[.AJ51]/[.AI51]" office:value-type="float" office:value="0.0339033210295693">
            <text:p>0.033903321</text:p>
          </table:table-cell>
          <table:table-cell table:style-name="Default" table:formula="of:=[.AH51]/[.AI51]" office:value-type="float" office:value="23.0094411933216">
            <text:p>23.0094411933</text:p>
          </table:table-cell>
          <table:table-cell office:value-type="float" office:value="5092868971">
            <text:p>5092868971</text:p>
          </table:table-cell>
          <table:table-cell office:value-type="float" office:value="221601215">
            <text:p>221601215</text:p>
          </table:table-cell>
          <table:table-cell office:value-type="float" office:value="307656490">
            <text:p>307656490</text:p>
          </table:table-cell>
          <table:table-cell office:value-type="float" office:value="1374">
            <text:p>1374.000000</text:p>
          </table:table-cell>
          <table:table-cell table:style-name="Default" table:formula="of:=[.AP51]/[.AR51]/10^3" office:value-type="float" office:value="161.281815866084">
            <text:p>161.2818158661</text:p>
          </table:table-cell>
          <table:table-cell table:style-name="Default" table:formula="of:=[.AQ51]/[.AP51]" office:value-type="float" office:value="1.38833394934229">
            <text:p>1.3883339493</text:p>
          </table:table-cell>
          <table:table-cell table:style-name="Default" table:formula="of:=[.AO51]/[.AP51]" office:value-type="float" office:value="22.9821346918157">
            <text:p>22.9821346918</text:p>
          </table:table-cell>
          <table:table-cell office:value-type="float" office:value="1330652873">
            <text:p>1330652873</text:p>
          </table:table-cell>
          <table:table-cell office:value-type="float" office:value="221196808">
            <text:p>221196808</text:p>
          </table:table-cell>
          <table:table-cell office:value-type="float" office:value="130598046">
            <text:p>130598046</text:p>
          </table:table-cell>
          <table:table-cell office:value-type="float" office:value="485">
            <text:p>485.000000</text:p>
          </table:table-cell>
          <table:table-cell table:style-name="Default" table:formula="of:=[.AW51]/[.AY51]/10^3" office:value-type="float" office:value="456.075892783505">
            <text:p>456.0758927835</text:p>
          </table:table-cell>
          <table:table-cell table:style-name="Default" table:formula="of:=[.AX51]/[.AW51]" office:value-type="float" office:value="0.590415599487313">
            <text:p>0.5904155995</text:p>
          </table:table-cell>
          <table:table-cell table:style-name="Default" table:formula="of:=[.AV51]/[.AW51]" office:value-type="float" office:value="6.0156965420586">
            <text:p>6.0156965421</text:p>
          </table:table-cell>
          <table:table-cell office:value-type="float" office:value="888513823">
            <text:p>888513823</text:p>
          </table:table-cell>
          <table:table-cell office:value-type="float" office:value="221271547">
            <text:p>221271547</text:p>
          </table:table-cell>
          <table:table-cell office:value-type="float" office:value="103377052">
            <text:p>103377052</text:p>
          </table:table-cell>
          <table:table-cell office:value-type="float" office:value="275">
            <text:p>275.000000</text:p>
          </table:table-cell>
          <table:table-cell table:style-name="Default" table:formula="of:=[.BD51]/[.BF51]/10^3" office:value-type="float" office:value="804.623807272727">
            <text:p>804.6238072727</text:p>
          </table:table-cell>
          <table:table-cell table:style-name="Default" table:formula="of:=[.BE51]/[.BD51]" office:value-type="float" office:value="0.467195413967978">
            <text:p>0.467195414</text:p>
          </table:table-cell>
          <table:table-cell table:style-name="Default" table:formula="of:=[.BC51]/[.BD51]" office:value-type="float" office:value="4.01549062699869">
            <text:p>4.015490627</text:p>
          </table:table-cell>
          <table:table-cell office:value-type="float" office:value="887660343">
            <text:p>887660343</text:p>
          </table:table-cell>
          <table:table-cell office:value-type="float" office:value="221268115">
            <text:p>221268115</text:p>
          </table:table-cell>
          <table:table-cell office:value-type="float" office:value="103325495">
            <text:p>103325495</text:p>
          </table:table-cell>
          <table:table-cell office:value-type="float" office:value="275">
            <text:p>275.000000</text:p>
          </table:table-cell>
          <table:table-cell table:style-name="Default" table:formula="of:=[.BK51]/[.BM51]/10^3" office:value-type="float" office:value="804.611327272727">
            <text:p>804.6113272727</text:p>
          </table:table-cell>
          <table:table-cell table:style-name="Default" table:formula="of:=[.BL51]/[.BK51]" office:value-type="float" office:value="0.466969653535486">
            <text:p>0.4669696535</text:p>
          </table:table-cell>
          <table:table-cell table:style-name="Default" table:formula="of:=[.BJ51]/[.BK51]" office:value-type="float" office:value="4.01169568873491">
            <text:p>4.0116956887</text:p>
          </table:table-cell>
          <table:table-cell office:value-type="float" office:value="1330881838">
            <text:p>1330881838</text:p>
          </table:table-cell>
          <table:table-cell office:value-type="float" office:value="221197818">
            <text:p>221197818</text:p>
          </table:table-cell>
          <table:table-cell office:value-type="float" office:value="133805550">
            <text:p>133805550</text:p>
          </table:table-cell>
          <table:table-cell office:value-type="float" office:value="484">
            <text:p>484.000000</text:p>
          </table:table-cell>
          <table:table-cell table:style-name="Default" table:formula="of:=[.BR51]/[.BT51]/10^3" office:value-type="float" office:value="457.020285123967">
            <text:p>457.020285124</text:p>
          </table:table-cell>
          <table:table-cell table:style-name="Default" table:formula="of:=[.BS51]/[.BR51]" office:value-type="float" office:value="0.604913516823209">
            <text:p>0.6049135168</text:p>
          </table:table-cell>
          <table:table-cell table:style-name="Default" table:formula="of:=[.BQ51]/[.BR51]" office:value-type="float" office:value="6.01670418828453">
            <text:p>6.0167041883</text:p>
          </table:table-cell>
          <table:table-cell office:value-type="float" office:value="441">
            <text:p>441</text:p>
          </table:table-cell>
          <table:table-cell office:value-type="float" office:value="4179820985">
            <text:p>4179820985</text:p>
          </table:table-cell>
          <table:table-cell office:value-type="float" office:value="171556849">
            <text:p>171556849</text:p>
          </table:table-cell>
          <table:table-cell office:value-type="float" office:value="862262">
            <text:p>862262</text:p>
          </table:table-cell>
          <table:table-cell office:value-type="float" office:value="858">
            <text:p>858</text:p>
          </table:table-cell>
          <table:table-cell table:style-name="Default" table:formula="of:=[.BZ51]/[.CB51]/10^3" office:value-type="float" office:value="199.949707459207">
            <text:p>199.9497074592</text:p>
          </table:table-cell>
          <table:table-cell table:style-name="Default" table:formula="of:=[.CA51]/[.BZ51]" office:value-type="float" office:value="0.00502610070671093">
            <text:p>0.0050261007</text:p>
          </table:table-cell>
          <table:table-cell table:style-name="Default" table:formula="of:=[.BY51]/[.BZ51]" office:value-type="float" office:value="24.3640577998725">
            <text:p>24.3640577999</text:p>
          </table:table-cell>
          <table:table-cell office:value-type="float" office:value="344401661">
            <text:p>344401661</text:p>
          </table:table-cell>
          <table:table-cell office:value-type="float" office:value="221208303">
            <text:p>221208303</text:p>
          </table:table-cell>
          <table:table-cell office:value-type="float" office:value="706126">
            <text:p>706126</text:p>
          </table:table-cell>
          <table:table-cell office:value-type="float" office:value="64">
            <text:p>64</text:p>
          </table:table-cell>
          <table:table-cell table:style-name="Default" table:formula="of:=[.CG51]/[.CI51]/10^3" office:value-type="float" office:value="3456.379734375">
            <text:p>3456.379734375</text:p>
          </table:table-cell>
          <table:table-cell table:style-name="Default" table:formula="of:=[.CH51]/[.CG51]" office:value-type="float" office:value="0.00319213153585831">
            <text:p>0.0031921315</text:p>
          </table:table-cell>
          <table:table-cell table:style-name="Default" table:formula="of:=[.CF51]/[.CG51]" office:value-type="float" office:value="1.55691109388421">
            <text:p>1.5569110939</text:p>
          </table:table-cell>
          <table:table-cell office:value-type="float" office:value="90289714">
            <text:p>90289714</text:p>
          </table:table-cell>
          <table:table-cell office:value-type="float" office:value="55575368">
            <text:p>55575368</text:p>
          </table:table-cell>
          <table:table-cell office:value-type="float" office:value="959075">
            <text:p>959075</text:p>
          </table:table-cell>
          <table:table-cell office:value-type="float" office:value="17">
            <text:p>17</text:p>
          </table:table-cell>
          <table:table-cell table:style-name="Default" table:formula="of:=[.CN51]/[.CP51]/10^3" office:value-type="float" office:value="3269.13929411765">
            <text:p>3269.1392941177</text:p>
          </table:table-cell>
          <table:table-cell table:style-name="Default" table:formula="of:=[.CO51]/[.CN51]" office:value-type="float" office:value="0.0172571956698514">
            <text:p>0.0172571957</text:p>
          </table:table-cell>
          <table:table-cell table:style-name="Default" table:formula="of:=[.CM51]/[.CN51]" office:value-type="float" office:value="1.62463546800086">
            <text:p>1.624635468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52]" office:value-type="float" office:value="484">
            <text:p>484</text:p>
          </table:table-cell>
          <table:table-cell office:value-type="string">
            <text:p>,</text:p>
          </table:table-cell>
          <table:table-cell table:formula="of:=[.CS52]" office:value-type="float" office:value="1.63026338752519">
            <text:p>1.6302633875</text:p>
          </table:table-cell>
          <table:table-cell office:value-type="string">
            <text:p>)</text:p>
          </table:table-cell>
          <table:table-cell office:value-type="float" office:value="5417725981">
            <text:p>5417725981</text:p>
          </table:table-cell>
          <table:table-cell office:value-type="float" office:value="235420165">
            <text:p>235420165</text:p>
          </table:table-cell>
          <table:table-cell office:value-type="float" office:value="177930934">
            <text:p>177930934</text:p>
          </table:table-cell>
          <table:table-cell table:style-name="Default" office:value-type="float" office:value="1387">
            <text:p>1387</text:p>
          </table:table-cell>
          <table:table-cell table:style-name="Default" table:formula="of:=[.G52]/[.I52]/10^3" office:value-type="float" office:value="169.733356164384">
            <text:p>169.7333561644</text:p>
          </table:table-cell>
          <table:table-cell table:style-name="Default" table:formula="of:=[.H52]/[.G52]" office:value-type="float" office:value="0.755801585645818">
            <text:p>0.7558015856</text:p>
          </table:table-cell>
          <table:table-cell table:style-name="Default" table:formula="of:=[.F52]/[.G52]" office:value-type="float" office:value="23.0130073224611">
            <text:p>23.0130073225</text:p>
          </table:table-cell>
          <table:table-cell office:value-type="float" office:value="5417725957">
            <text:p>5417725957</text:p>
          </table:table-cell>
          <table:table-cell office:value-type="float" office:value="235445959">
            <text:p>235445959</text:p>
          </table:table-cell>
          <table:table-cell office:value-type="float" office:value="7446558">
            <text:p>7446558</text:p>
          </table:table-cell>
          <table:table-cell office:value-type="float" office:value="1138">
            <text:p>1138.000000</text:p>
          </table:table-cell>
          <table:table-cell table:style-name="Default" table:formula="of:=[.N52]/[.P52]/10^3" office:value-type="float" office:value="206.894515817223">
            <text:p>206.8945158172</text:p>
          </table:table-cell>
          <table:table-cell table:style-name="Default" table:formula="of:=[.O52]/[.N52]" office:value-type="float" office:value="0.0316274614846968">
            <text:p>0.0316274615</text:p>
          </table:table-cell>
          <table:table-cell table:style-name="Default" table:formula="of:=[.M52]/[.N52]" office:value-type="float" office:value="23.0104860580767">
            <text:p>23.0104860581</text:p>
          </table:table-cell>
          <table:table-cell office:value-type="float" office:value="5417725973">
            <text:p>5417725973</text:p>
          </table:table-cell>
          <table:table-cell office:value-type="float" office:value="235440298">
            <text:p>235440298</text:p>
          </table:table-cell>
          <table:table-cell office:value-type="float" office:value="175602890">
            <text:p>175602890</text:p>
          </table:table-cell>
          <table:table-cell office:value-type="float" office:value="1308">
            <text:p>1308.000000</text:p>
          </table:table-cell>
          <table:table-cell table:style-name="Default" table:formula="of:=[.U52]/[.W52]/10^3" office:value-type="float" office:value="180.000227828746">
            <text:p>180.0002278287</text:p>
          </table:table-cell>
          <table:table-cell table:style-name="Default" table:formula="of:=[.V52]/[.U52]" office:value-type="float" office:value="0.745848911557188">
            <text:p>0.7458489116</text:p>
          </table:table-cell>
          <table:table-cell table:style-name="Default" table:formula="of:=[.T52]/[.U52]" office:value-type="float" office:value="23.0110393973422">
            <text:p>23.0110393973</text:p>
          </table:table-cell>
          <table:table-cell office:value-type="float" office:value="5417725990">
            <text:p>5417725990</text:p>
          </table:table-cell>
          <table:table-cell office:value-type="float" office:value="235747028">
            <text:p>235747028</text:p>
          </table:table-cell>
          <table:table-cell office:value-type="float" office:value="330960082">
            <text:p>330960082</text:p>
          </table:table-cell>
          <table:table-cell office:value-type="float" office:value="1474">
            <text:p>1474.000000</text:p>
          </table:table-cell>
          <table:table-cell table:style-name="Default" table:formula="of:=[.AB52]/[.AD52]/10^3" office:value-type="float" office:value="159.936925373134">
            <text:p>159.9369253731</text:p>
          </table:table-cell>
          <table:table-cell table:style-name="Default" table:formula="of:=[.AC52]/[.AB52]" office:value-type="float" office:value="1.4038780671288">
            <text:p>1.4038780671</text:p>
          </table:table-cell>
          <table:table-cell table:style-name="Default" table:formula="of:=[.AA52]/[.AB52]" office:value-type="float" office:value="22.9810998508113">
            <text:p>22.9810998508</text:p>
          </table:table-cell>
          <table:table-cell office:value-type="float" office:value="5417725956">
            <text:p>5417725956</text:p>
          </table:table-cell>
          <table:table-cell office:value-type="float" office:value="235454879">
            <text:p>235454879</text:p>
          </table:table-cell>
          <table:table-cell office:value-type="float" office:value="7943629">
            <text:p>7943629</text:p>
          </table:table-cell>
          <table:table-cell office:value-type="float" office:value="1142">
            <text:p>1142.000000</text:p>
          </table:table-cell>
          <table:table-cell table:style-name="Default" table:formula="of:=[.AI52]/[.AK52]/10^3" office:value-type="float" office:value="206.177652364273">
            <text:p>206.1776523643</text:p>
          </table:table-cell>
          <table:table-cell table:style-name="Default" table:formula="of:=[.AJ52]/[.AI52]" office:value-type="float" office:value="0.0337373726708802">
            <text:p>0.0337373727</text:p>
          </table:table-cell>
          <table:table-cell table:style-name="Default" table:formula="of:=[.AH52]/[.AI52]" office:value-type="float" office:value="23.0096143219016">
            <text:p>23.0096143219</text:p>
          </table:table-cell>
          <table:table-cell office:value-type="float" office:value="5417725989">
            <text:p>5417725989</text:p>
          </table:table-cell>
          <table:table-cell office:value-type="float" office:value="235807834">
            <text:p>235807834</text:p>
          </table:table-cell>
          <table:table-cell office:value-type="float" office:value="328690902">
            <text:p>328690902</text:p>
          </table:table-cell>
          <table:table-cell office:value-type="float" office:value="1463">
            <text:p>1463.000000</text:p>
          </table:table-cell>
          <table:table-cell table:style-name="Default" table:formula="of:=[.AP52]/[.AR52]/10^3" office:value-type="float" office:value="161.181021189337">
            <text:p>161.1810211893</text:p>
          </table:table-cell>
          <table:table-cell table:style-name="Default" table:formula="of:=[.AQ52]/[.AP52]" office:value-type="float" office:value="1.39389305446061">
            <text:p>1.3938930545</text:p>
          </table:table-cell>
          <table:table-cell table:style-name="Default" table:formula="of:=[.AO52]/[.AP52]" office:value-type="float" office:value="22.9751738824758">
            <text:p>22.9751738825</text:p>
          </table:table-cell>
          <table:table-cell office:value-type="float" office:value="1415484285">
            <text:p>1415484285</text:p>
          </table:table-cell>
          <table:table-cell office:value-type="float" office:value="235310727">
            <text:p>235310727</text:p>
          </table:table-cell>
          <table:table-cell office:value-type="float" office:value="145770273">
            <text:p>145770273</text:p>
          </table:table-cell>
          <table:table-cell office:value-type="float" office:value="519">
            <text:p>519.000000</text:p>
          </table:table-cell>
          <table:table-cell table:style-name="Default" table:formula="of:=[.AW52]/[.AY52]/10^3" office:value-type="float" office:value="453.392537572254">
            <text:p>453.3925375723</text:p>
          </table:table-cell>
          <table:table-cell table:style-name="Default" table:formula="of:=[.AX52]/[.AW52]" office:value-type="float" office:value="0.619479931316518">
            <text:p>0.6194799313</text:p>
          </table:table-cell>
          <table:table-cell table:style-name="Default" table:formula="of:=[.AV52]/[.AW52]" office:value-type="float" office:value="6.01538358682645">
            <text:p>6.0153835868</text:p>
          </table:table-cell>
          <table:table-cell office:value-type="float" office:value="945126905">
            <text:p>945126905</text:p>
          </table:table-cell>
          <table:table-cell office:value-type="float" office:value="235415419">
            <text:p>235415419</text:p>
          </table:table-cell>
          <table:table-cell office:value-type="float" office:value="122422005">
            <text:p>122422005</text:p>
          </table:table-cell>
          <table:table-cell office:value-type="float" office:value="304">
            <text:p>304.000000</text:p>
          </table:table-cell>
          <table:table-cell table:style-name="Default" table:formula="of:=[.BD52]/[.BF52]/10^3" office:value-type="float" office:value="774.392825657895">
            <text:p>774.3928256579</text:p>
          </table:table-cell>
          <table:table-cell table:style-name="Default" table:formula="of:=[.BE52]/[.BD52]" office:value-type="float" office:value="0.520025432148945">
            <text:p>0.5200254321</text:p>
          </table:table-cell>
          <table:table-cell table:style-name="Default" table:formula="of:=[.BC52]/[.BD52]" office:value-type="float" office:value="4.01471963482562">
            <text:p>4.0147196348</text:p>
          </table:table-cell>
          <table:table-cell office:value-type="float" office:value="944242415">
            <text:p>944242415</text:p>
          </table:table-cell>
          <table:table-cell office:value-type="float" office:value="235411383">
            <text:p>235411383</text:p>
          </table:table-cell>
          <table:table-cell office:value-type="float" office:value="122420056">
            <text:p>122420056</text:p>
          </table:table-cell>
          <table:table-cell office:value-type="float" office:value="305">
            <text:p>305.000000</text:p>
          </table:table-cell>
          <table:table-cell table:style-name="Default" table:formula="of:=[.BK52]/[.BM52]/10^3" office:value-type="float" office:value="771.8406">
            <text:p>771.8406</text:p>
          </table:table-cell>
          <table:table-cell table:style-name="Default" table:formula="of:=[.BL52]/[.BK52]" office:value-type="float" office:value="0.520026068578001">
            <text:p>0.5200260686</text:p>
          </table:table-cell>
          <table:table-cell table:style-name="Default" table:formula="of:=[.BJ52]/[.BK52]" office:value-type="float" office:value="4.01103125501794">
            <text:p>4.011031255</text:p>
          </table:table-cell>
          <table:table-cell office:value-type="float" office:value="1415722920">
            <text:p>1415722920</text:p>
          </table:table-cell>
          <table:table-cell office:value-type="float" office:value="235307566">
            <text:p>235307566</text:p>
          </table:table-cell>
          <table:table-cell office:value-type="float" office:value="148622665">
            <text:p>148622665</text:p>
          </table:table-cell>
          <table:table-cell office:value-type="float" office:value="517">
            <text:p>517.000000</text:p>
          </table:table-cell>
          <table:table-cell table:style-name="Default" table:formula="of:=[.BR52]/[.BT52]/10^3" office:value-type="float" office:value="455.140359767892">
            <text:p>455.1403597679</text:p>
          </table:table-cell>
          <table:table-cell table:style-name="Default" table:formula="of:=[.BS52]/[.BR52]" office:value-type="float" office:value="0.631610226251713">
            <text:p>0.6316102263</text:p>
          </table:table-cell>
          <table:table-cell table:style-name="Default" table:formula="of:=[.BQ52]/[.BR52]" office:value-type="float" office:value="6.01647853516108">
            <text:p>6.0164785352</text:p>
          </table:table-cell>
          <table:table-cell office:value-type="float" office:value="484">
            <text:p>484</text:p>
          </table:table-cell>
          <table:table-cell office:value-type="float" office:value="5521438689">
            <text:p>5521438689</text:p>
          </table:table-cell>
          <table:table-cell office:value-type="float" office:value="226794020">
            <text:p>226794020</text:p>
          </table:table-cell>
          <table:table-cell office:value-type="float" office:value="1039094">
            <text:p>1039094</text:p>
          </table:table-cell>
          <table:table-cell office:value-type="float" office:value="1132">
            <text:p>1132</text:p>
          </table:table-cell>
          <table:table-cell table:style-name="Default" table:formula="of:=[.BZ52]/[.CB52]/10^3" office:value-type="float" office:value="200.348074204947">
            <text:p>200.3480742049</text:p>
          </table:table-cell>
          <table:table-cell table:style-name="Default" table:formula="of:=[.CA52]/[.BZ52]" office:value-type="float" office:value="0.00458166401389243">
            <text:p>0.004581664</text:p>
          </table:table-cell>
          <table:table-cell table:style-name="Default" table:formula="of:=[.BY52]/[.BZ52]" office:value-type="float" office:value="24.3456096814193">
            <text:p>24.3456096814</text:p>
          </table:table-cell>
          <table:table-cell office:value-type="float" office:value="365956920">
            <text:p>365956920</text:p>
          </table:table-cell>
          <table:table-cell office:value-type="float" office:value="235327108">
            <text:p>235327108</text:p>
          </table:table-cell>
          <table:table-cell office:value-type="float" office:value="717984">
            <text:p>717984</text:p>
          </table:table-cell>
          <table:table-cell office:value-type="float" office:value="68">
            <text:p>68</text:p>
          </table:table-cell>
          <table:table-cell table:style-name="Default" table:formula="of:=[.CG52]/[.CI52]/10^3" office:value-type="float" office:value="3460.69276470588">
            <text:p>3460.6927647059</text:p>
          </table:table-cell>
          <table:table-cell table:style-name="Default" table:formula="of:=[.CH52]/[.CG52]" office:value-type="float" office:value="0.00305100422174907">
            <text:p>0.0030510042</text:p>
          </table:table-cell>
          <table:table-cell table:style-name="Default" table:formula="of:=[.CF52]/[.CG52]" office:value-type="float" office:value="1.55509887114238">
            <text:p>1.5550988711</text:p>
          </table:table-cell>
          <table:table-cell office:value-type="float" office:value="96824220">
            <text:p>96824220</text:p>
          </table:table-cell>
          <table:table-cell office:value-type="float" office:value="59391765">
            <text:p>59391765</text:p>
          </table:table-cell>
          <table:table-cell office:value-type="float" office:value="1055570">
            <text:p>1055570</text:p>
          </table:table-cell>
          <table:table-cell office:value-type="float" office:value="18">
            <text:p>18</text:p>
          </table:table-cell>
          <table:table-cell table:style-name="Default" table:formula="of:=[.CN52]/[.CP52]/10^3" office:value-type="float" office:value="3299.5425">
            <text:p>3299.5425</text:p>
          </table:table-cell>
          <table:table-cell table:style-name="Default" table:formula="of:=[.CO52]/[.CN52]" office:value-type="float" office:value="0.0177730027050046">
            <text:p>0.0177730027</text:p>
          </table:table-cell>
          <table:table-cell table:style-name="Default" table:formula="of:=[.CM52]/[.CN52]" office:value-type="float" office:value="1.63026338752519">
            <text:p>1.630263387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53]" office:value-type="float" office:value="484">
            <text:p>484</text:p>
          </table:table-cell>
          <table:table-cell office:value-type="string">
            <text:p>,</text:p>
          </table:table-cell>
          <table:table-cell table:formula="of:=[.CS53]" office:value-type="float" office:value="1.62522289459668">
            <text:p>1.6252228946</text:p>
          </table:table-cell>
          <table:table-cell office:value-type="string">
            <text:p>)</text:p>
          </table:table-cell>
          <table:table-cell office:value-type="float" office:value="5756111796">
            <text:p>5756111796</text:p>
          </table:table-cell>
          <table:table-cell office:value-type="float" office:value="250142858">
            <text:p>250142858</text:p>
          </table:table-cell>
          <table:table-cell office:value-type="float" office:value="192694104">
            <text:p>192694104</text:p>
          </table:table-cell>
          <table:table-cell table:style-name="Default" office:value-type="float" office:value="1431">
            <text:p>1431</text:p>
          </table:table-cell>
          <table:table-cell table:style-name="Default" table:formula="of:=[.G53]/[.I53]/10^3" office:value-type="float" office:value="174.802835779175">
            <text:p>174.8028357792</text:p>
          </table:table-cell>
          <table:table-cell table:style-name="Default" table:formula="of:=[.H53]/[.G53]" office:value-type="float" office:value="0.770336221232429">
            <text:p>0.7703362212</text:p>
          </table:table-cell>
          <table:table-cell table:style-name="Default" table:formula="of:=[.F53]/[.G53]" office:value-type="float" office:value="23.0112977920801">
            <text:p>23.0112977921</text:p>
          </table:table-cell>
          <table:table-cell office:value-type="float" office:value="5756111773">
            <text:p>5756111773</text:p>
          </table:table-cell>
          <table:table-cell office:value-type="float" office:value="250159763">
            <text:p>250159763</text:p>
          </table:table-cell>
          <table:table-cell office:value-type="float" office:value="7945727">
            <text:p>7945727</text:p>
          </table:table-cell>
          <table:table-cell office:value-type="float" office:value="1209">
            <text:p>1209.000000</text:p>
          </table:table-cell>
          <table:table-cell table:style-name="Default" table:formula="of:=[.N53]/[.P53]/10^3" office:value-type="float" office:value="206.914609594706">
            <text:p>206.9146095947</text:p>
          </table:table-cell>
          <table:table-cell table:style-name="Default" table:formula="of:=[.O53]/[.N53]" office:value-type="float" office:value="0.0317626100405284">
            <text:p>0.03176261</text:p>
          </table:table-cell>
          <table:table-cell table:style-name="Default" table:formula="of:=[.M53]/[.N53]" office:value-type="float" office:value="23.0097426699273">
            <text:p>23.0097426699</text:p>
          </table:table-cell>
          <table:table-cell office:value-type="float" office:value="5756111792">
            <text:p>5756111792</text:p>
          </table:table-cell>
          <table:table-cell office:value-type="float" office:value="250146755">
            <text:p>250146755</text:p>
          </table:table-cell>
          <table:table-cell office:value-type="float" office:value="191308153">
            <text:p>191308153</text:p>
          </table:table-cell>
          <table:table-cell office:value-type="float" office:value="1394">
            <text:p>1394.000000</text:p>
          </table:table-cell>
          <table:table-cell table:style-name="Default" table:formula="of:=[.U53]/[.W53]/10^3" office:value-type="float" office:value="179.445304878049">
            <text:p>179.445304878</text:p>
          </table:table-cell>
          <table:table-cell table:style-name="Default" table:formula="of:=[.V53]/[.U53]" office:value-type="float" office:value="0.764783668690805">
            <text:p>0.7647836687</text:p>
          </table:table-cell>
          <table:table-cell table:style-name="Default" table:formula="of:=[.T53]/[.U53]" office:value-type="float" office:value="23.0109392864201">
            <text:p>23.0109392864</text:p>
          </table:table-cell>
          <table:table-cell office:value-type="float" office:value="5756111805">
            <text:p>5756111805</text:p>
          </table:table-cell>
          <table:table-cell office:value-type="float" office:value="250519355">
            <text:p>250519355</text:p>
          </table:table-cell>
          <table:table-cell office:value-type="float" office:value="352134751">
            <text:p>352134751</text:p>
          </table:table-cell>
          <table:table-cell office:value-type="float" office:value="1527">
            <text:p>1527.000000</text:p>
          </table:table-cell>
          <table:table-cell table:style-name="Default" table:formula="of:=[.AB53]/[.AD53]/10^3" office:value-type="float" office:value="164.059826457105">
            <text:p>164.0598264571</text:p>
          </table:table-cell>
          <table:table-cell table:style-name="Default" table:formula="of:=[.AC53]/[.AB53]" office:value-type="float" office:value="1.40561894309524">
            <text:p>1.4056189431</text:p>
          </table:table-cell>
          <table:table-cell table:style-name="Default" table:formula="of:=[.AA53]/[.AB53]" office:value-type="float" office:value="22.9767149328642">
            <text:p>22.9767149329</text:p>
          </table:table-cell>
          <table:table-cell office:value-type="float" office:value="5756111774">
            <text:p>5756111774</text:p>
          </table:table-cell>
          <table:table-cell office:value-type="float" office:value="250167214">
            <text:p>250167214</text:p>
          </table:table-cell>
          <table:table-cell office:value-type="float" office:value="8456679">
            <text:p>8456679</text:p>
          </table:table-cell>
          <table:table-cell office:value-type="float" office:value="1212">
            <text:p>1212.000000</text:p>
          </table:table-cell>
          <table:table-cell table:style-name="Default" table:formula="of:=[.AI53]/[.AK53]/10^3" office:value-type="float" office:value="206.408592409241">
            <text:p>206.4085924092</text:p>
          </table:table-cell>
          <table:table-cell table:style-name="Default" table:formula="of:=[.AJ53]/[.AI53]" office:value-type="float" office:value="0.0338041059209301">
            <text:p>0.0338041059</text:p>
          </table:table-cell>
          <table:table-cell table:style-name="Default" table:formula="of:=[.AH53]/[.AI53]" office:value-type="float" office:value="23.0090573499371">
            <text:p>23.0090573499</text:p>
          </table:table-cell>
          <table:table-cell office:value-type="float" office:value="5756111804">
            <text:p>5756111804</text:p>
          </table:table-cell>
          <table:table-cell office:value-type="float" office:value="250496675">
            <text:p>250496675</text:p>
          </table:table-cell>
          <table:table-cell office:value-type="float" office:value="350260259">
            <text:p>350260259</text:p>
          </table:table-cell>
          <table:table-cell office:value-type="float" office:value="1517">
            <text:p>1517.000000</text:p>
          </table:table-cell>
          <table:table-cell table:style-name="Default" table:formula="of:=[.AP53]/[.AR53]/10^3" office:value-type="float" office:value="165.126351351351">
            <text:p>165.1263513514</text:p>
          </table:table-cell>
          <table:table-cell table:style-name="Default" table:formula="of:=[.AQ53]/[.AP53]" office:value-type="float" office:value="1.39826310668595">
            <text:p>1.3982631067</text:p>
          </table:table-cell>
          <table:table-cell table:style-name="Default" table:formula="of:=[.AO53]/[.AP53]" office:value-type="float" office:value="22.9787952434898">
            <text:p>22.9787952435</text:p>
          </table:table-cell>
          <table:table-cell office:value-type="float" office:value="1503846698">
            <text:p>1503846698</text:p>
          </table:table-cell>
          <table:table-cell office:value-type="float" office:value="250007823">
            <text:p>250007823</text:p>
          </table:table-cell>
          <table:table-cell office:value-type="float" office:value="160391860">
            <text:p>160391860</text:p>
          </table:table-cell>
          <table:table-cell office:value-type="float" office:value="549">
            <text:p>549.000000</text:p>
          </table:table-cell>
          <table:table-cell table:style-name="Default" table:formula="of:=[.AW53]/[.AY53]/10^3" office:value-type="float" office:value="455.387655737705">
            <text:p>455.3876557377</text:p>
          </table:table-cell>
          <table:table-cell table:style-name="Default" table:formula="of:=[.AX53]/[.AW53]" office:value-type="float" office:value="0.641547364699864">
            <text:p>0.6415473647</text:p>
          </table:table-cell>
          <table:table-cell table:style-name="Default" table:formula="of:=[.AV53]/[.AW53]" office:value-type="float" office:value="6.01519856440652">
            <text:p>6.0151985644</text:p>
          </table:table-cell>
          <table:table-cell office:value-type="float" office:value="1004095188">
            <text:p>1004095188</text:p>
          </table:table-cell>
          <table:table-cell office:value-type="float" office:value="250122430">
            <text:p>250122430</text:p>
          </table:table-cell>
          <table:table-cell office:value-type="float" office:value="138394168">
            <text:p>138394168</text:p>
          </table:table-cell>
          <table:table-cell office:value-type="float" office:value="331">
            <text:p>331.000000</text:p>
          </table:table-cell>
          <table:table-cell table:style-name="Default" table:formula="of:=[.BD53]/[.BF53]/10^3" office:value-type="float" office:value="755.656888217523">
            <text:p>755.6568882175</text:p>
          </table:table-cell>
          <table:table-cell table:style-name="Default" table:formula="of:=[.BE53]/[.BD53]" office:value-type="float" office:value="0.553305707129105">
            <text:p>0.5533057071</text:p>
          </table:table-cell>
          <table:table-cell table:style-name="Default" table:formula="of:=[.BC53]/[.BD53]" office:value-type="float" office:value="4.01441481277789">
            <text:p>4.0144148128</text:p>
          </table:table-cell>
          <table:table-cell office:value-type="float" office:value="1003168648">
            <text:p>1003168648</text:p>
          </table:table-cell>
          <table:table-cell office:value-type="float" office:value="250119943">
            <text:p>250119943</text:p>
          </table:table-cell>
          <table:table-cell office:value-type="float" office:value="138454915">
            <text:p>138454915</text:p>
          </table:table-cell>
          <table:table-cell office:value-type="float" office:value="331">
            <text:p>331.000000</text:p>
          </table:table-cell>
          <table:table-cell table:style-name="Default" table:formula="of:=[.BK53]/[.BM53]/10^3" office:value-type="float" office:value="755.649374622357">
            <text:p>755.6493746224</text:p>
          </table:table-cell>
          <table:table-cell table:style-name="Default" table:formula="of:=[.BL53]/[.BK53]" office:value-type="float" office:value="0.553554080251809">
            <text:p>0.5535540803</text:p>
          </table:table-cell>
          <table:table-cell table:style-name="Default" table:formula="of:=[.BJ53]/[.BK53]" office:value-type="float" office:value="4.01075034628486">
            <text:p>4.0107503463</text:p>
          </table:table-cell>
          <table:table-cell office:value-type="float" office:value="1504095205">
            <text:p>1504095205</text:p>
          </table:table-cell>
          <table:table-cell office:value-type="float" office:value="250008527">
            <text:p>250008527</text:p>
          </table:table-cell>
          <table:table-cell office:value-type="float" office:value="163089815">
            <text:p>163089815</text:p>
          </table:table-cell>
          <table:table-cell office:value-type="float" office:value="547">
            <text:p>547.000000</text:p>
          </table:table-cell>
          <table:table-cell table:style-name="Default" table:formula="of:=[.BR53]/[.BT53]/10^3" office:value-type="float" office:value="457.053979890311">
            <text:p>457.0539798903</text:p>
          </table:table-cell>
          <table:table-cell table:style-name="Default" table:formula="of:=[.BS53]/[.BR53]" office:value-type="float" office:value="0.65233701008926">
            <text:p>0.6523370101</text:p>
          </table:table-cell>
          <table:table-cell table:style-name="Default" table:formula="of:=[.BQ53]/[.BR53]" office:value-type="float" office:value="6.01617562028194">
            <text:p>6.0161756203</text:p>
          </table:table-cell>
          <table:table-cell office:value-type="float" office:value="484">
            <text:p>484</text:p>
          </table:table-cell>
          <table:table-cell office:value-type="float" office:value="5521438689">
            <text:p>5521438689</text:p>
          </table:table-cell>
          <table:table-cell office:value-type="float" office:value="226793700">
            <text:p>226793700</text:p>
          </table:table-cell>
          <table:table-cell office:value-type="float" office:value="1038017">
            <text:p>1038017</text:p>
          </table:table-cell>
          <table:table-cell office:value-type="float" office:value="1132">
            <text:p>1132</text:p>
          </table:table-cell>
          <table:table-cell table:style-name="Default" table:formula="of:=[.BZ53]/[.CB53]/10^3" office:value-type="float" office:value="200.347791519435">
            <text:p>200.3477915194</text:p>
          </table:table-cell>
          <table:table-cell table:style-name="Default" table:formula="of:=[.CA53]/[.BZ53]" office:value-type="float" office:value="0.0045769216693409">
            <text:p>0.0045769217</text:p>
          </table:table-cell>
          <table:table-cell table:style-name="Default" table:formula="of:=[.BY53]/[.BZ53]" office:value-type="float" office:value="24.3456440324401">
            <text:p>24.3456440324</text:p>
          </table:table-cell>
          <table:table-cell office:value-type="float" office:value="388624251">
            <text:p>388624251</text:p>
          </table:table-cell>
          <table:table-cell office:value-type="float" office:value="250048403">
            <text:p>250048403</text:p>
          </table:table-cell>
          <table:table-cell office:value-type="float" office:value="753305">
            <text:p>753305</text:p>
          </table:table-cell>
          <table:table-cell office:value-type="float" office:value="72">
            <text:p>72</text:p>
          </table:table-cell>
          <table:table-cell table:style-name="Default" table:formula="of:=[.CG53]/[.CI53]/10^3" office:value-type="float" office:value="3472.89448611111">
            <text:p>3472.8944861111</text:p>
          </table:table-cell>
          <table:table-cell table:style-name="Default" table:formula="of:=[.CH53]/[.CG53]" office:value-type="float" office:value="0.00301263671737987">
            <text:p>0.0030126367</text:p>
          </table:table-cell>
          <table:table-cell table:style-name="Default" table:formula="of:=[.CF53]/[.CG53]" office:value-type="float" office:value="1.55419609298604">
            <text:p>1.554196093</text:p>
          </table:table-cell>
          <table:table-cell office:value-type="float" office:value="102065597">
            <text:p>102065597</text:p>
          </table:table-cell>
          <table:table-cell office:value-type="float" office:value="62800984">
            <text:p>62800984</text:p>
          </table:table-cell>
          <table:table-cell office:value-type="float" office:value="1109720">
            <text:p>1109720</text:p>
          </table:table-cell>
          <table:table-cell office:value-type="float" office:value="19">
            <text:p>19</text:p>
          </table:table-cell>
          <table:table-cell table:style-name="Default" table:formula="of:=[.CN53]/[.CP53]/10^3" office:value-type="float" office:value="3305.31494736842">
            <text:p>3305.3149473684</text:p>
          </table:table-cell>
          <table:table-cell table:style-name="Default" table:formula="of:=[.CO53]/[.CN53]" office:value-type="float" office:value="0.0176704237627869">
            <text:p>0.0176704238</text:p>
          </table:table-cell>
          <table:table-cell table:style-name="Default" table:formula="of:=[.CM53]/[.CN53]" office:value-type="float" office:value="1.62522289459668">
            <text:p>1.6252228946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54]" office:value-type="float" office:value="484">
            <text:p>484</text:p>
          </table:table-cell>
          <table:table-cell office:value-type="string">
            <text:p>,</text:p>
          </table:table-cell>
          <table:table-cell table:formula="of:=[.CS54]" office:value-type="float" office:value="1.63156089226115">
            <text:p>1.6315608923</text:p>
          </table:table-cell>
          <table:table-cell office:value-type="string">
            <text:p>)</text:p>
          </table:table-cell>
          <table:table-cell office:value-type="float" office:value="6108302451">
            <text:p>6108302451</text:p>
          </table:table-cell>
          <table:table-cell office:value-type="float" office:value="265354126">
            <text:p>265354126</text:p>
          </table:table-cell>
          <table:table-cell office:value-type="float" office:value="133607754">
            <text:p>133607754</text:p>
          </table:table-cell>
          <table:table-cell table:style-name="Default" office:value-type="float" office:value="1892">
            <text:p>1892</text:p>
          </table:table-cell>
          <table:table-cell table:style-name="Default" table:formula="of:=[.G54]/[.I54]/10^3" office:value-type="float" office:value="140.250595137421">
            <text:p>140.2505951374</text:p>
          </table:table-cell>
          <table:table-cell table:style-name="Default" table:formula="of:=[.H54]/[.G54]" office:value-type="float" office:value="0.503507354545525">
            <text:p>0.5035073545</text:p>
          </table:table-cell>
          <table:table-cell table:style-name="Default" table:formula="of:=[.F54]/[.G54]" office:value-type="float" office:value="23.0194364906917">
            <text:p>23.0194364907</text:p>
          </table:table-cell>
          <table:table-cell office:value-type="float" office:value="6108302390">
            <text:p>6108302390</text:p>
          </table:table-cell>
          <table:table-cell office:value-type="float" office:value="265560315">
            <text:p>265560315</text:p>
          </table:table-cell>
          <table:table-cell office:value-type="float" office:value="8394471">
            <text:p>8394471</text:p>
          </table:table-cell>
          <table:table-cell office:value-type="float" office:value="1285">
            <text:p>1285.000000</text:p>
          </table:table-cell>
          <table:table-cell table:style-name="Default" table:formula="of:=[.N54]/[.P54]/10^3" office:value-type="float" office:value="206.661723735409">
            <text:p>206.6617237354</text:p>
          </table:table-cell>
          <table:table-cell table:style-name="Default" table:formula="of:=[.O54]/[.N54]" office:value-type="float" office:value="0.0316104121205008">
            <text:p>0.0316104121</text:p>
          </table:table-cell>
          <table:table-cell table:style-name="Default" table:formula="of:=[.M54]/[.N54]" office:value-type="float" office:value="23.0015632795134">
            <text:p>23.0015632795</text:p>
          </table:table-cell>
          <table:table-cell office:value-type="float" office:value="6108302451">
            <text:p>6108302451</text:p>
          </table:table-cell>
          <table:table-cell office:value-type="float" office:value="265323376">
            <text:p>265323376</text:p>
          </table:table-cell>
          <table:table-cell office:value-type="float" office:value="142140779">
            <text:p>142140779</text:p>
          </table:table-cell>
          <table:table-cell office:value-type="float" office:value="1901">
            <text:p>1901.000000</text:p>
          </table:table-cell>
          <table:table-cell table:style-name="Default" table:formula="of:=[.U54]/[.W54]/10^3" office:value-type="float" office:value="139.570423987375">
            <text:p>139.5704239874</text:p>
          </table:table-cell>
          <table:table-cell table:style-name="Default" table:formula="of:=[.V54]/[.U54]" office:value-type="float" office:value="0.535726558070028">
            <text:p>0.5357265581</text:p>
          </table:table-cell>
          <table:table-cell table:style-name="Default" table:formula="of:=[.T54]/[.U54]" office:value-type="float" office:value="23.0221043584188">
            <text:p>23.0221043584</text:p>
          </table:table-cell>
          <table:table-cell office:value-type="float" office:value="6108302480">
            <text:p>6108302480</text:p>
          </table:table-cell>
          <table:table-cell office:value-type="float" office:value="265361835">
            <text:p>265361835</text:p>
          </table:table-cell>
          <table:table-cell office:value-type="float" office:value="268331264">
            <text:p>268331264</text:p>
          </table:table-cell>
          <table:table-cell office:value-type="float" office:value="2189">
            <text:p>2189.000000</text:p>
          </table:table-cell>
          <table:table-cell table:style-name="Default" table:formula="of:=[.AB54]/[.AD54]/10^3" office:value-type="float" office:value="121.225141617177">
            <text:p>121.2251416172</text:p>
          </table:table-cell>
          <table:table-cell table:style-name="Default" table:formula="of:=[.AC54]/[.AB54]" office:value-type="float" office:value="1.01119011330322">
            <text:p>1.0111901133</text:p>
          </table:table-cell>
          <table:table-cell table:style-name="Default" table:formula="of:=[.AA54]/[.AB54]" office:value-type="float" office:value="23.0187678646404">
            <text:p>23.0187678646</text:p>
          </table:table-cell>
          <table:table-cell office:value-type="float" office:value="6108302390">
            <text:p>6108302390</text:p>
          </table:table-cell>
          <table:table-cell office:value-type="float" office:value="265485110">
            <text:p>265485110</text:p>
          </table:table-cell>
          <table:table-cell office:value-type="float" office:value="8934577">
            <text:p>8934577</text:p>
          </table:table-cell>
          <table:table-cell office:value-type="float" office:value="1286">
            <text:p>1286.000000</text:p>
          </table:table-cell>
          <table:table-cell table:style-name="Default" table:formula="of:=[.AI54]/[.AK54]/10^3" office:value-type="float" office:value="206.442542768274">
            <text:p>206.4425427683</text:p>
          </table:table-cell>
          <table:table-cell table:style-name="Default" table:formula="of:=[.AJ54]/[.AI54]" office:value-type="float" office:value="0.0336537781723427">
            <text:p>0.0336537782</text:p>
          </table:table-cell>
          <table:table-cell table:style-name="Default" table:formula="of:=[.AH54]/[.AI54]" office:value-type="float" office:value="23.0080790218329">
            <text:p>23.0080790218</text:p>
          </table:table-cell>
          <table:table-cell office:value-type="float" office:value="6108302480">
            <text:p>6108302480</text:p>
          </table:table-cell>
          <table:table-cell office:value-type="float" office:value="265376520">
            <text:p>265376520</text:p>
          </table:table-cell>
          <table:table-cell office:value-type="float" office:value="267733524">
            <text:p>267733524</text:p>
          </table:table-cell>
          <table:table-cell office:value-type="float" office:value="2185">
            <text:p>2185.000000</text:p>
          </table:table-cell>
          <table:table-cell table:style-name="Default" table:formula="of:=[.AP54]/[.AR54]/10^3" office:value-type="float" office:value="121.453784897025">
            <text:p>121.453784897</text:p>
          </table:table-cell>
          <table:table-cell table:style-name="Default" table:formula="of:=[.AQ54]/[.AP54]" office:value-type="float" office:value="1.00888173527937">
            <text:p>1.0088817353</text:p>
          </table:table-cell>
          <table:table-cell table:style-name="Default" table:formula="of:=[.AO54]/[.AP54]" office:value-type="float" office:value="23.0174940872689">
            <text:p>23.0174940873</text:p>
          </table:table-cell>
          <table:table-cell office:value-type="float" office:value="1595812117">
            <text:p>1595812117</text:p>
          </table:table-cell>
          <table:table-cell office:value-type="float" office:value="265307208">
            <text:p>265307208</text:p>
          </table:table-cell>
          <table:table-cell office:value-type="float" office:value="133536762">
            <text:p>133536762</text:p>
          </table:table-cell>
          <table:table-cell office:value-type="float" office:value="641">
            <text:p>641.000000</text:p>
          </table:table-cell>
          <table:table-cell table:style-name="Default" table:formula="of:=[.AW54]/[.AY54]/10^3" office:value-type="float" office:value="413.895800312013">
            <text:p>413.895800312</text:p>
          </table:table-cell>
          <table:table-cell table:style-name="Default" table:formula="of:=[.AX54]/[.AW54]" office:value-type="float" office:value="0.503328812687215">
            <text:p>0.5033288127</text:p>
          </table:table-cell>
          <table:table-cell table:style-name="Default" table:formula="of:=[.AV54]/[.AW54]" office:value-type="float" office:value="6.01495952194409">
            <text:p>6.0149595219</text:p>
          </table:table-cell>
          <table:table-cell office:value-type="float" office:value="1065466678">
            <text:p>1065466678</text:p>
          </table:table-cell>
          <table:table-cell office:value-type="float" office:value="266043098">
            <text:p>266043098</text:p>
          </table:table-cell>
          <table:table-cell office:value-type="float" office:value="133604353">
            <text:p>133604353</text:p>
          </table:table-cell>
          <table:table-cell office:value-type="float" office:value="450">
            <text:p>450.000000</text:p>
          </table:table-cell>
          <table:table-cell table:style-name="Default" table:formula="of:=[.BD54]/[.BF54]/10^3" office:value-type="float" office:value="591.206884444445">
            <text:p>591.2068844444</text:p>
          </table:table-cell>
          <table:table-cell table:style-name="Default" table:formula="of:=[.BE54]/[.BD54]" office:value-type="float" office:value="0.502190637548507">
            <text:p>0.5021906375</text:p>
          </table:table-cell>
          <table:table-cell table:style-name="Default" table:formula="of:=[.BC54]/[.BD54]" office:value-type="float" office:value="4.00486494861069">
            <text:p>4.0048649486</text:p>
          </table:table-cell>
          <table:table-cell office:value-type="float" office:value="1064507839">
            <text:p>1064507839</text:p>
          </table:table-cell>
          <table:table-cell office:value-type="float" office:value="266040527">
            <text:p>266040527</text:p>
          </table:table-cell>
          <table:table-cell office:value-type="float" office:value="133603223">
            <text:p>133603223</text:p>
          </table:table-cell>
          <table:table-cell office:value-type="float" office:value="450">
            <text:p>450.000000</text:p>
          </table:table-cell>
          <table:table-cell table:style-name="Default" table:formula="of:=[.BK54]/[.BM54]/10^3" office:value-type="float" office:value="591.201171111111">
            <text:p>591.2011711111</text:p>
          </table:table-cell>
          <table:table-cell table:style-name="Default" table:formula="of:=[.BL54]/[.BK54]" office:value-type="float" office:value="0.502191243216113">
            <text:p>0.5021912432</text:p>
          </table:table-cell>
          <table:table-cell table:style-name="Default" table:formula="of:=[.BJ54]/[.BK54]" office:value-type="float" office:value="4.00129954260691">
            <text:p>4.0012995426</text:p>
          </table:table-cell>
          <table:table-cell office:value-type="float" office:value="1596070691">
            <text:p>1596070691</text:p>
          </table:table-cell>
          <table:table-cell office:value-type="float" office:value="265307845">
            <text:p>265307845</text:p>
          </table:table-cell>
          <table:table-cell office:value-type="float" office:value="133535946">
            <text:p>133535946</text:p>
          </table:table-cell>
          <table:table-cell office:value-type="float" office:value="638">
            <text:p>638.000000</text:p>
          </table:table-cell>
          <table:table-cell table:style-name="Default" table:formula="of:=[.BR54]/[.BT54]/10^3" office:value-type="float" office:value="415.843017241379">
            <text:p>415.8430172414</text:p>
          </table:table-cell>
          <table:table-cell table:style-name="Default" table:formula="of:=[.BS54]/[.BR54]" office:value-type="float" office:value="0.503324528530244">
            <text:p>0.5033245285</text:p>
          </table:table-cell>
          <table:table-cell table:style-name="Default" table:formula="of:=[.BQ54]/[.BR54]" office:value-type="float" office:value="6.01591969886906">
            <text:p>6.0159196989</text:p>
          </table:table-cell>
          <table:table-cell office:value-type="float" office:value="484">
            <text:p>484</text:p>
          </table:table-cell>
          <table:table-cell office:value-type="float" office:value="5521438689">
            <text:p>5521438689</text:p>
          </table:table-cell>
          <table:table-cell office:value-type="float" office:value="226794909">
            <text:p>226794909</text:p>
          </table:table-cell>
          <table:table-cell office:value-type="float" office:value="1041198">
            <text:p>1041198</text:p>
          </table:table-cell>
          <table:table-cell office:value-type="float" office:value="1132">
            <text:p>1132</text:p>
          </table:table-cell>
          <table:table-cell table:style-name="Default" table:formula="of:=[.BZ54]/[.CB54]/10^3" office:value-type="float" office:value="200.348859540636">
            <text:p>200.3488595406</text:p>
          </table:table-cell>
          <table:table-cell table:style-name="Default" table:formula="of:=[.CA54]/[.BZ54]" office:value-type="float" office:value="0.00459092315868519">
            <text:p>0.0045909232</text:p>
          </table:table-cell>
          <table:table-cell table:style-name="Default" table:formula="of:=[.BY54]/[.BZ54]" office:value-type="float" office:value="24.3455142504985">
            <text:p>24.3455142505</text:p>
          </table:table-cell>
          <table:table-cell office:value-type="float" office:value="415248982">
            <text:p>415248982</text:p>
          </table:table-cell>
          <table:table-cell office:value-type="float" office:value="265317404">
            <text:p>265317404</text:p>
          </table:table-cell>
          <table:table-cell office:value-type="float" office:value="884257">
            <text:p>884257</text:p>
          </table:table-cell>
          <table:table-cell office:value-type="float" office:value="76">
            <text:p>76</text:p>
          </table:table-cell>
          <table:table-cell table:style-name="Default" table:formula="of:=[.CG54]/[.CI54]/10^3" office:value-type="float" office:value="3491.01847368421">
            <text:p>3491.0184736842</text:p>
          </table:table-cell>
          <table:table-cell table:style-name="Default" table:formula="of:=[.CH54]/[.CG54]" office:value-type="float" office:value="0.00333282697127551">
            <text:p>0.003332827</text:p>
          </table:table-cell>
          <table:table-cell table:style-name="Default" table:formula="of:=[.CF54]/[.CG54]" office:value-type="float" office:value="1.56510268734576">
            <text:p>1.5651026873</text:p>
          </table:table-cell>
          <table:table-cell office:value-type="float" office:value="109204469">
            <text:p>109204469</text:p>
          </table:table-cell>
          <table:table-cell office:value-type="float" office:value="66932512">
            <text:p>66932512</text:p>
          </table:table-cell>
          <table:table-cell office:value-type="float" office:value="1325921">
            <text:p>1325921</text:p>
          </table:table-cell>
          <table:table-cell office:value-type="float" office:value="20">
            <text:p>20</text:p>
          </table:table-cell>
          <table:table-cell table:style-name="Default" table:formula="of:=[.CN54]/[.CP54]/10^3" office:value-type="float" office:value="3346.6256">
            <text:p>3346.6256</text:p>
          </table:table-cell>
          <table:table-cell table:style-name="Default" table:formula="of:=[.CO54]/[.CN54]" office:value-type="float" office:value="0.0198098197778682">
            <text:p>0.0198098198</text:p>
          </table:table-cell>
          <table:table-cell table:style-name="Default" table:formula="of:=[.CM54]/[.CN54]" office:value-type="float" office:value="1.63156089226115">
            <text:p>1.631560892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55]" office:value-type="float" office:value="484">
            <text:p>484</text:p>
          </table:table-cell>
          <table:table-cell office:value-type="string">
            <text:p>,</text:p>
          </table:table-cell>
          <table:table-cell table:formula="of:=[.CS55]" office:value-type="float" office:value="1.63647681429418">
            <text:p>1.6364768143</text:p>
          </table:table-cell>
          <table:table-cell office:value-type="string">
            <text:p>)</text:p>
          </table:table-cell>
          <table:table-cell office:value-type="float" office:value="6474573960">
            <text:p>6474573960</text:p>
          </table:table-cell>
          <table:table-cell office:value-type="float" office:value="281387149">
            <text:p>281387149</text:p>
          </table:table-cell>
          <table:table-cell office:value-type="float" office:value="215068243">
            <text:p>215068243</text:p>
          </table:table-cell>
          <table:table-cell table:style-name="Default" office:value-type="float" office:value="1617">
            <text:p>1617</text:p>
          </table:table-cell>
          <table:table-cell table:style-name="Default" table:formula="of:=[.G55]/[.I55]/10^3" office:value-type="float" office:value="174.018026592455">
            <text:p>174.0180265925</text:p>
          </table:table-cell>
          <table:table-cell table:style-name="Default" table:formula="of:=[.H55]/[.G55]" office:value-type="float" office:value="0.76431437528087">
            <text:p>0.7643143753</text:p>
          </table:table-cell>
          <table:table-cell table:style-name="Default" table:formula="of:=[.F55]/[.G55]" office:value-type="float" office:value="23.009487046617">
            <text:p>23.0094870466</text:p>
          </table:table-cell>
          <table:table-cell office:value-type="float" office:value="6474573934">
            <text:p>6474573934</text:p>
          </table:table-cell>
          <table:table-cell office:value-type="float" office:value="281393872">
            <text:p>281393872</text:p>
          </table:table-cell>
          <table:table-cell office:value-type="float" office:value="8934084">
            <text:p>8934084</text:p>
          </table:table-cell>
          <table:table-cell office:value-type="float" office:value="1360">
            <text:p>1360.000000</text:p>
          </table:table-cell>
          <table:table-cell table:style-name="Default" table:formula="of:=[.N55]/[.P55]/10^3" office:value-type="float" office:value="206.907258823529">
            <text:p>206.9072588235</text:p>
          </table:table-cell>
          <table:table-cell table:style-name="Default" table:formula="of:=[.O55]/[.N55]" office:value-type="float" office:value="0.0317493907614307">
            <text:p>0.0317493908</text:p>
          </table:table-cell>
          <table:table-cell table:style-name="Default" table:formula="of:=[.M55]/[.N55]" office:value-type="float" office:value="23.0089372166569">
            <text:p>23.0089372167</text:p>
          </table:table-cell>
          <table:table-cell office:value-type="float" office:value="6474573954">
            <text:p>6474573954</text:p>
          </table:table-cell>
          <table:table-cell office:value-type="float" office:value="281392559">
            <text:p>281392559</text:p>
          </table:table-cell>
          <table:table-cell office:value-type="float" office:value="214104491">
            <text:p>214104491</text:p>
          </table:table-cell>
          <table:table-cell office:value-type="float" office:value="1570">
            <text:p>1570.000000</text:p>
          </table:table-cell>
          <table:table-cell table:style-name="Default" table:formula="of:=[.U55]/[.W55]/10^3" office:value-type="float" office:value="179.230929299363">
            <text:p>179.2309292994</text:p>
          </table:table-cell>
          <table:table-cell table:style-name="Default" table:formula="of:=[.V55]/[.U55]" office:value-type="float" office:value="0.760874742960065">
            <text:p>0.760874743</text:p>
          </table:table-cell>
          <table:table-cell table:style-name="Default" table:formula="of:=[.T55]/[.U55]" office:value-type="float" office:value="23.0090446492581">
            <text:p>23.0090446493</text:p>
          </table:table-cell>
          <table:table-cell office:value-type="float" office:value="6474573974">
            <text:p>6474573974</text:p>
          </table:table-cell>
          <table:table-cell office:value-type="float" office:value="281794051">
            <text:p>281794051</text:p>
          </table:table-cell>
          <table:table-cell office:value-type="float" office:value="389907114">
            <text:p>389907114</text:p>
          </table:table-cell>
          <table:table-cell office:value-type="float" office:value="1763">
            <text:p>1763.000000</text:p>
          </table:table-cell>
          <table:table-cell table:style-name="Default" table:formula="of:=[.AB55]/[.AD55]/10^3" office:value-type="float" office:value="159.837805445264">
            <text:p>159.8378054453</text:p>
          </table:table-cell>
          <table:table-cell table:style-name="Default" table:formula="of:=[.AC55]/[.AB55]" office:value-type="float" office:value="1.38365984880213">
            <text:p>1.3836598488</text:p>
          </table:table-cell>
          <table:table-cell table:style-name="Default" table:formula="of:=[.AA55]/[.AB55]" office:value-type="float" office:value="22.9762621000115">
            <text:p>22.9762621</text:p>
          </table:table-cell>
          <table:table-cell office:value-type="float" office:value="6474573934">
            <text:p>6474573934</text:p>
          </table:table-cell>
          <table:table-cell office:value-type="float" office:value="281414216">
            <text:p>281414216</text:p>
          </table:table-cell>
          <table:table-cell office:value-type="float" office:value="9496066">
            <text:p>9496066</text:p>
          </table:table-cell>
          <table:table-cell office:value-type="float" office:value="1364">
            <text:p>1364.000000</text:p>
          </table:table-cell>
          <table:table-cell table:style-name="Default" table:formula="of:=[.AI55]/[.AK55]/10^3" office:value-type="float" office:value="206.315407624633">
            <text:p>206.3154076246</text:p>
          </table:table-cell>
          <table:table-cell table:style-name="Default" table:formula="of:=[.AJ55]/[.AI55]" office:value-type="float" office:value="0.033744087754259">
            <text:p>0.0337440878</text:p>
          </table:table-cell>
          <table:table-cell table:style-name="Default" table:formula="of:=[.AH55]/[.AI55]" office:value-type="float" office:value="23.0072738542818">
            <text:p>23.0072738543</text:p>
          </table:table-cell>
          <table:table-cell office:value-type="float" office:value="6474573972">
            <text:p>6474573972</text:p>
          </table:table-cell>
          <table:table-cell office:value-type="float" office:value="281799658">
            <text:p>281799658</text:p>
          </table:table-cell>
          <table:table-cell office:value-type="float" office:value="391528658">
            <text:p>391528658</text:p>
          </table:table-cell>
          <table:table-cell office:value-type="float" office:value="1747">
            <text:p>1747.000000</text:p>
          </table:table-cell>
          <table:table-cell table:style-name="Default" table:formula="of:=[.AP55]/[.AR55]/10^3" office:value-type="float" office:value="161.304898683457">
            <text:p>161.3048986835</text:p>
          </table:table-cell>
          <table:table-cell table:style-name="Default" table:formula="of:=[.AQ55]/[.AP55]" office:value-type="float" office:value="1.38938656199505">
            <text:p>1.389386562</text:p>
          </table:table-cell>
          <table:table-cell table:style-name="Default" table:formula="of:=[.AO55]/[.AP55]" office:value-type="float" office:value="22.9758049316014">
            <text:p>22.9758049316</text:p>
          </table:table-cell>
          <table:table-cell office:value-type="float" office:value="1691452649">
            <text:p>1691452649</text:p>
          </table:table-cell>
          <table:table-cell office:value-type="float" office:value="281233792">
            <text:p>281233792</text:p>
          </table:table-cell>
          <table:table-cell office:value-type="float" office:value="183789718">
            <text:p>183789718</text:p>
          </table:table-cell>
          <table:table-cell office:value-type="float" office:value="618">
            <text:p>618.000000</text:p>
          </table:table-cell>
          <table:table-cell table:style-name="Default" table:formula="of:=[.AW55]/[.AY55]/10^3" office:value-type="float" office:value="455.070860841424">
            <text:p>455.0708608414</text:p>
          </table:table-cell>
          <table:table-cell table:style-name="Default" table:formula="of:=[.AX55]/[.AW55]" office:value-type="float" office:value="0.653512213781194">
            <text:p>0.6535122138</text:p>
          </table:table-cell>
          <table:table-cell table:style-name="Default" table:formula="of:=[.AV55]/[.AW55]" office:value-type="float" office:value="6.0144004636541">
            <text:p>6.0144004637</text:p>
          </table:table-cell>
          <table:table-cell office:value-type="float" office:value="1129289477">
            <text:p>1129289477</text:p>
          </table:table-cell>
          <table:table-cell office:value-type="float" office:value="281455798">
            <text:p>281455798</text:p>
          </table:table-cell>
          <table:table-cell office:value-type="float" office:value="167025427">
            <text:p>167025427</text:p>
          </table:table-cell>
          <table:table-cell office:value-type="float" office:value="386">
            <text:p>386.000000</text:p>
          </table:table-cell>
          <table:table-cell table:style-name="Default" table:formula="of:=[.BD55]/[.BF55]/10^3" office:value-type="float" office:value="729.160098445596">
            <text:p>729.1600984456</text:p>
          </table:table-cell>
          <table:table-cell table:style-name="Default" table:formula="of:=[.BE55]/[.BD55]" office:value-type="float" office:value="0.593433953703807">
            <text:p>0.5934339537</text:p>
          </table:table-cell>
          <table:table-cell table:style-name="Default" table:formula="of:=[.BC55]/[.BD55]" office:value-type="float" office:value="4.01231555727269">
            <text:p>4.0123155573</text:p>
          </table:table-cell>
          <table:table-cell office:value-type="float" office:value="1128286877">
            <text:p>1128286877</text:p>
          </table:table-cell>
          <table:table-cell office:value-type="float" office:value="281451224">
            <text:p>281451224</text:p>
          </table:table-cell>
          <table:table-cell office:value-type="float" office:value="167013562">
            <text:p>167013562</text:p>
          </table:table-cell>
          <table:table-cell office:value-type="float" office:value="386">
            <text:p>386.000000</text:p>
          </table:table-cell>
          <table:table-cell table:style-name="Default" table:formula="of:=[.BK55]/[.BM55]/10^3" office:value-type="float" office:value="729.148248704663">
            <text:p>729.1482487047</text:p>
          </table:table-cell>
          <table:table-cell table:style-name="Default" table:formula="of:=[.BL55]/[.BK55]" office:value-type="float" office:value="0.593401441380834">
            <text:p>0.5934014414</text:p>
          </table:table-cell>
          <table:table-cell table:style-name="Default" table:formula="of:=[.BJ55]/[.BK55]" office:value-type="float" office:value="4.00881851201329">
            <text:p>4.008818512</text:p>
          </table:table-cell>
          <table:table-cell office:value-type="float" office:value="1691721494">
            <text:p>1691721494</text:p>
          </table:table-cell>
          <table:table-cell office:value-type="float" office:value="281234864">
            <text:p>281234864</text:p>
          </table:table-cell>
          <table:table-cell office:value-type="float" office:value="186237271">
            <text:p>186237271</text:p>
          </table:table-cell>
          <table:table-cell office:value-type="float" office:value="616">
            <text:p>616.000000</text:p>
          </table:table-cell>
          <table:table-cell table:style-name="Default" table:formula="of:=[.BR55]/[.BT55]/10^3" office:value-type="float" office:value="456.550103896104">
            <text:p>456.5501038961</text:p>
          </table:table-cell>
          <table:table-cell table:style-name="Default" table:formula="of:=[.BS55]/[.BR55]" office:value-type="float" office:value="0.662212601777566">
            <text:p>0.6622126018</text:p>
          </table:table-cell>
          <table:table-cell table:style-name="Default" table:formula="of:=[.BQ55]/[.BR55]" office:value-type="float" office:value="6.01533348297813">
            <text:p>6.015333483</text:p>
          </table:table-cell>
          <table:table-cell office:value-type="float" office:value="484">
            <text:p>484</text:p>
          </table:table-cell>
          <table:table-cell office:value-type="float" office:value="5521438689">
            <text:p>5521438689</text:p>
          </table:table-cell>
          <table:table-cell office:value-type="float" office:value="226794147">
            <text:p>226794147</text:p>
          </table:table-cell>
          <table:table-cell office:value-type="float" office:value="1044451">
            <text:p>1044451</text:p>
          </table:table-cell>
          <table:table-cell office:value-type="float" office:value="1132">
            <text:p>1132</text:p>
          </table:table-cell>
          <table:table-cell table:style-name="Default" table:formula="of:=[.BZ55]/[.CB55]/10^3" office:value-type="float" office:value="200.34818639576">
            <text:p>200.3481863958</text:p>
          </table:table-cell>
          <table:table-cell table:style-name="Default" table:formula="of:=[.CA55]/[.BZ55]" office:value-type="float" office:value="0.00460528198728162">
            <text:p>0.004605282</text:p>
          </table:table-cell>
          <table:table-cell table:style-name="Default" table:formula="of:=[.BY55]/[.BZ55]" office:value-type="float" office:value="24.3455960483848">
            <text:p>24.3455960484</text:p>
          </table:table-cell>
          <table:table-cell office:value-type="float" office:value="441540742">
            <text:p>441540742</text:p>
          </table:table-cell>
          <table:table-cell office:value-type="float" office:value="281239159">
            <text:p>281239159</text:p>
          </table:table-cell>
          <table:table-cell office:value-type="float" office:value="898683">
            <text:p>898683</text:p>
          </table:table-cell>
          <table:table-cell office:value-type="float" office:value="81">
            <text:p>81</text:p>
          </table:table-cell>
          <table:table-cell table:style-name="Default" table:formula="of:=[.CG55]/[.CI55]/10^3" office:value-type="float" office:value="3472.08838271605">
            <text:p>3472.0883827161</text:p>
          </table:table-cell>
          <table:table-cell table:style-name="Default" table:formula="of:=[.CH55]/[.CG55]" office:value-type="float" office:value="0.00319544050407291">
            <text:p>0.0031954405</text:p>
          </table:table-cell>
          <table:table-cell table:style-name="Default" table:formula="of:=[.CF55]/[.CG55]" office:value-type="float" office:value="1.56998315444401">
            <text:p>1.5699831544</text:p>
          </table:table-cell>
          <table:table-cell office:value-type="float" office:value="115724574">
            <text:p>115724574</text:p>
          </table:table-cell>
          <table:table-cell office:value-type="float" office:value="70715682">
            <text:p>70715682</text:p>
          </table:table-cell>
          <table:table-cell office:value-type="float" office:value="1284925">
            <text:p>1284925</text:p>
          </table:table-cell>
          <table:table-cell office:value-type="float" office:value="21">
            <text:p>21</text:p>
          </table:table-cell>
          <table:table-cell table:style-name="Default" table:formula="of:=[.CN55]/[.CP55]/10^3" office:value-type="float" office:value="3367.41342857143">
            <text:p>3367.4134285714</text:p>
          </table:table-cell>
          <table:table-cell table:style-name="Default" table:formula="of:=[.CO55]/[.CN55]" office:value-type="float" office:value="0.0181702977848676">
            <text:p>0.0181702978</text:p>
          </table:table-cell>
          <table:table-cell table:style-name="Default" table:formula="of:=[.CM55]/[.CN55]" office:value-type="float" office:value="1.63647681429418">
            <text:p>1.636476814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56]" office:value-type="float" office:value="529">
            <text:p>529</text:p>
          </table:table-cell>
          <table:table-cell office:value-type="string">
            <text:p>,</text:p>
          </table:table-cell>
          <table:table-cell table:formula="of:=[.CS56]" office:value-type="float" office:value="1.64584636235378">
            <text:p>1.6458463624</text:p>
          </table:table-cell>
          <table:table-cell office:value-type="string">
            <text:p>)</text:p>
          </table:table-cell>
          <table:table-cell office:value-type="float" office:value="6855202180">
            <text:p>6855202180</text:p>
          </table:table-cell>
          <table:table-cell office:value-type="float" office:value="297936549">
            <text:p>297936549</text:p>
          </table:table-cell>
          <table:table-cell office:value-type="float" office:value="221295462">
            <text:p>221295462</text:p>
          </table:table-cell>
          <table:table-cell table:style-name="Default" office:value-type="float" office:value="1721">
            <text:p>1721</text:p>
          </table:table-cell>
          <table:table-cell table:style-name="Default" table:formula="of:=[.G56]/[.I56]/10^3" office:value-type="float" office:value="173.118273678094">
            <text:p>173.1182736781</text:p>
          </table:table-cell>
          <table:table-cell table:style-name="Default" table:formula="of:=[.H56]/[.G56]" office:value-type="float" office:value="0.742760372108626">
            <text:p>0.7427603721</text:p>
          </table:table-cell>
          <table:table-cell table:style-name="Default" table:formula="of:=[.F56]/[.G56]" office:value-type="float" office:value="23.0089332880069">
            <text:p>23.008933288</text:p>
          </table:table-cell>
          <table:table-cell office:value-type="float" office:value="6855202151">
            <text:p>6855202151</text:p>
          </table:table-cell>
          <table:table-cell office:value-type="float" office:value="297940818">
            <text:p>297940818</text:p>
          </table:table-cell>
          <table:table-cell office:value-type="float" office:value="9421616">
            <text:p>9421616</text:p>
          </table:table-cell>
          <table:table-cell office:value-type="float" office:value="1439">
            <text:p>1439.000000</text:p>
          </table:table-cell>
          <table:table-cell table:style-name="Default" table:formula="of:=[.N56]/[.P56]/10^3" office:value-type="float" office:value="207.047128561501">
            <text:p>207.0471285615</text:p>
          </table:table-cell>
          <table:table-cell table:style-name="Default" table:formula="of:=[.O56]/[.N56]" office:value-type="float" office:value="0.0316224412057565">
            <text:p>0.0316224412</text:p>
          </table:table-cell>
          <table:table-cell table:style-name="Default" table:formula="of:=[.M56]/[.N56]" office:value-type="float" office:value="23.0086035106475">
            <text:p>23.0086035106</text:p>
          </table:table-cell>
          <table:table-cell office:value-type="float" office:value="6855202174">
            <text:p>6855202174</text:p>
          </table:table-cell>
          <table:table-cell office:value-type="float" office:value="297951816">
            <text:p>297951816</text:p>
          </table:table-cell>
          <table:table-cell office:value-type="float" office:value="220544105">
            <text:p>220544105</text:p>
          </table:table-cell>
          <table:table-cell office:value-type="float" office:value="1662">
            <text:p>1662.000000</text:p>
          </table:table-cell>
          <table:table-cell table:style-name="Default" table:formula="of:=[.U56]/[.W56]/10^3" office:value-type="float" office:value="179.273054151625">
            <text:p>179.2730541516</text:p>
          </table:table-cell>
          <table:table-cell table:style-name="Default" table:formula="of:=[.V56]/[.U56]" office:value-type="float" office:value="0.740200573236312">
            <text:p>0.7402005732</text:p>
          </table:table-cell>
          <table:table-cell table:style-name="Default" table:formula="of:=[.T56]/[.U56]" office:value-type="float" office:value="23.0077542940702">
            <text:p>23.0077542941</text:p>
          </table:table-cell>
          <table:table-cell office:value-type="float" office:value="6855202198">
            <text:p>6855202198</text:p>
          </table:table-cell>
          <table:table-cell office:value-type="float" office:value="298362798">
            <text:p>298362798</text:p>
          </table:table-cell>
          <table:table-cell office:value-type="float" office:value="410172552">
            <text:p>410172552</text:p>
          </table:table-cell>
          <table:table-cell office:value-type="float" office:value="1898">
            <text:p>1898.000000</text:p>
          </table:table-cell>
          <table:table-cell table:style-name="Default" table:formula="of:=[.AB56]/[.AD56]/10^3" office:value-type="float" office:value="157.198523709168">
            <text:p>157.1985237092</text:p>
          </table:table-cell>
          <table:table-cell table:style-name="Default" table:formula="of:=[.AC56]/[.AB56]" office:value-type="float" office:value="1.37474428698715">
            <text:p>1.374744287</text:p>
          </table:table-cell>
          <table:table-cell table:style-name="Default" table:formula="of:=[.AA56]/[.AB56]" office:value-type="float" office:value="22.9760621764916">
            <text:p>22.9760621765</text:p>
          </table:table-cell>
          <table:table-cell office:value-type="float" office:value="6855202151">
            <text:p>6855202151</text:p>
          </table:table-cell>
          <table:table-cell office:value-type="float" office:value="297950234">
            <text:p>297950234</text:p>
          </table:table-cell>
          <table:table-cell office:value-type="float" office:value="10020075">
            <text:p>10020075</text:p>
          </table:table-cell>
          <table:table-cell office:value-type="float" office:value="1443">
            <text:p>1443.000000</text:p>
          </table:table-cell>
          <table:table-cell table:style-name="Default" table:formula="of:=[.AI56]/[.AK56]/10^3" office:value-type="float" office:value="206.479718641719">
            <text:p>206.4797186417</text:p>
          </table:table-cell>
          <table:table-cell table:style-name="Default" table:formula="of:=[.AJ56]/[.AI56]" office:value-type="float" office:value="0.0336300289665153">
            <text:p>0.033630029</text:p>
          </table:table-cell>
          <table:table-cell table:style-name="Default" table:formula="of:=[.AH56]/[.AI56]" office:value-type="float" office:value="23.0078763791137">
            <text:p>23.0078763791</text:p>
          </table:table-cell>
          <table:table-cell office:value-type="float" office:value="6855202195">
            <text:p>6855202195</text:p>
          </table:table-cell>
          <table:table-cell office:value-type="float" office:value="298329297">
            <text:p>298329297</text:p>
          </table:table-cell>
          <table:table-cell office:value-type="float" office:value="407356927">
            <text:p>407356927</text:p>
          </table:table-cell>
          <table:table-cell office:value-type="float" office:value="1876">
            <text:p>1876.000000</text:p>
          </table:table-cell>
          <table:table-cell table:style-name="Default" table:formula="of:=[.AP56]/[.AR56]/10^3" office:value-type="float" office:value="159.024145522388">
            <text:p>159.0241455224</text:p>
          </table:table-cell>
          <table:table-cell table:style-name="Default" table:formula="of:=[.AQ56]/[.AP56]" office:value-type="float" office:value="1.36546068755694">
            <text:p>1.3654606876</text:p>
          </table:table-cell>
          <table:table-cell table:style-name="Default" table:formula="of:=[.AO56]/[.AP56]" office:value-type="float" office:value="22.9786422719321">
            <text:p>22.9786422719</text:p>
          </table:table-cell>
          <table:table-cell office:value-type="float" office:value="1790840063">
            <text:p>1790840063</text:p>
          </table:table-cell>
          <table:table-cell office:value-type="float" office:value="297770064">
            <text:p>297770064</text:p>
          </table:table-cell>
          <table:table-cell office:value-type="float" office:value="191650111">
            <text:p>191650111</text:p>
          </table:table-cell>
          <table:table-cell office:value-type="float" office:value="654">
            <text:p>654.000000</text:p>
          </table:table-cell>
          <table:table-cell table:style-name="Default" table:formula="of:=[.AW56]/[.AY56]/10^3" office:value-type="float" office:value="455.305908256881">
            <text:p>455.3059082569</text:p>
          </table:table-cell>
          <table:table-cell table:style-name="Default" table:formula="of:=[.AX56]/[.AW56]" office:value-type="float" office:value="0.643617791612524">
            <text:p>0.6436177916</text:p>
          </table:table-cell>
          <table:table-cell table:style-name="Default" table:formula="of:=[.AV56]/[.AW56]" office:value-type="float" office:value="6.01417093089653">
            <text:p>6.0141709309</text:p>
          </table:table-cell>
          <table:table-cell office:value-type="float" office:value="1195611359">
            <text:p>1195611359</text:p>
          </table:table-cell>
          <table:table-cell office:value-type="float" office:value="297992443">
            <text:p>297992443</text:p>
          </table:table-cell>
          <table:table-cell office:value-type="float" office:value="175803336">
            <text:p>175803336</text:p>
          </table:table-cell>
          <table:table-cell office:value-type="float" office:value="409">
            <text:p>409.000000</text:p>
          </table:table-cell>
          <table:table-cell table:style-name="Default" table:formula="of:=[.BD56]/[.BF56]/10^3" office:value-type="float" office:value="728.587880195599">
            <text:p>728.5878801956</text:p>
          </table:table-cell>
          <table:table-cell table:style-name="Default" table:formula="of:=[.BE56]/[.BD56]" office:value-type="float" office:value="0.589959041343877">
            <text:p>0.5899590413</text:p>
          </table:table-cell>
          <table:table-cell table:style-name="Default" table:formula="of:=[.BC56]/[.BD56]" office:value-type="float" office:value="4.0122204005019">
            <text:p>4.0122204005</text:p>
          </table:table-cell>
          <table:table-cell office:value-type="float" office:value="1194575169">
            <text:p>1194575169</text:p>
          </table:table-cell>
          <table:table-cell office:value-type="float" office:value="297986750">
            <text:p>297986750</text:p>
          </table:table-cell>
          <table:table-cell office:value-type="float" office:value="175764691">
            <text:p>175764691</text:p>
          </table:table-cell>
          <table:table-cell office:value-type="float" office:value="408">
            <text:p>408.000000</text:p>
          </table:table-cell>
          <table:table-cell table:style-name="Default" table:formula="of:=[.BK56]/[.BM56]/10^3" office:value-type="float" office:value="730.359681372549">
            <text:p>730.3596813725</text:p>
          </table:table-cell>
          <table:table-cell table:style-name="Default" table:formula="of:=[.BL56]/[.BK56]" office:value-type="float" office:value="0.589840625464052">
            <text:p>0.5898406255</text:p>
          </table:table-cell>
          <table:table-cell table:style-name="Default" table:formula="of:=[.BJ56]/[.BK56]" office:value-type="float" office:value="4.00881975121377">
            <text:p>4.0088197512</text:p>
          </table:table-cell>
          <table:table-cell office:value-type="float" office:value="1791119377">
            <text:p>1791119377</text:p>
          </table:table-cell>
          <table:table-cell office:value-type="float" office:value="297770689">
            <text:p>297770689</text:p>
          </table:table-cell>
          <table:table-cell office:value-type="float" office:value="193999905">
            <text:p>193999905</text:p>
          </table:table-cell>
          <table:table-cell office:value-type="float" office:value="652">
            <text:p>652.000000</text:p>
          </table:table-cell>
          <table:table-cell table:style-name="Default" table:formula="of:=[.BR56]/[.BT56]/10^3" office:value-type="float" office:value="456.703510736196">
            <text:p>456.7035107362</text:p>
          </table:table-cell>
          <table:table-cell table:style-name="Default" table:formula="of:=[.BS56]/[.BR56]" office:value-type="float" office:value="0.651507727814003">
            <text:p>0.6515077278</text:p>
          </table:table-cell>
          <table:table-cell table:style-name="Default" table:formula="of:=[.BQ56]/[.BR56]" office:value-type="float" office:value="6.01509632467553">
            <text:p>6.0150963247</text:p>
          </table:table-cell>
          <table:table-cell office:value-type="float" office:value="529">
            <text:p>529</text:p>
          </table:table-cell>
          <table:table-cell office:value-type="float" office:value="7204237406">
            <text:p>7204237406</text:p>
          </table:table-cell>
          <table:table-cell office:value-type="float" office:value="296121432">
            <text:p>296121432</text:p>
          </table:table-cell>
          <table:table-cell office:value-type="float" office:value="1439416">
            <text:p>1439416</text:p>
          </table:table-cell>
          <table:table-cell office:value-type="float" office:value="1477">
            <text:p>1477</text:p>
          </table:table-cell>
          <table:table-cell table:style-name="Default" table:formula="of:=[.BZ56]/[.CB56]/10^3" office:value-type="float" office:value="200.488444143534">
            <text:p>200.4884441435</text:p>
          </table:table-cell>
          <table:table-cell table:style-name="Default" table:formula="of:=[.CA56]/[.BZ56]" office:value-type="float" office:value="0.00486089774143737">
            <text:p>0.0048608977</text:p>
          </table:table-cell>
          <table:table-cell table:style-name="Default" table:formula="of:=[.BY56]/[.BZ56]" office:value-type="float" office:value="24.3286592170742">
            <text:p>24.3286592171</text:p>
          </table:table-cell>
          <table:table-cell office:value-type="float" office:value="463574644">
            <text:p>463574644</text:p>
          </table:table-cell>
          <table:table-cell office:value-type="float" office:value="297783533">
            <text:p>297783533</text:p>
          </table:table-cell>
          <table:table-cell office:value-type="float" office:value="936697">
            <text:p>936697</text:p>
          </table:table-cell>
          <table:table-cell office:value-type="float" office:value="85">
            <text:p>85</text:p>
          </table:table-cell>
          <table:table-cell table:style-name="Default" table:formula="of:=[.CG56]/[.CI56]/10^3" office:value-type="float" office:value="3503.33568235294">
            <text:p>3503.335682353</text:p>
          </table:table-cell>
          <table:table-cell table:style-name="Default" table:formula="of:=[.CH56]/[.CG56]" office:value-type="float" office:value="0.0031455634586752">
            <text:p>0.0031455635</text:p>
          </table:table-cell>
          <table:table-cell table:style-name="Default" table:formula="of:=[.CF56]/[.CG56]" office:value-type="float" office:value="1.55675043320814">
            <text:p>1.5567504332</text:p>
          </table:table-cell>
          <table:table-cell office:value-type="float" office:value="123776720">
            <text:p>123776720</text:p>
          </table:table-cell>
          <table:table-cell office:value-type="float" office:value="75205513">
            <text:p>75205513</text:p>
          </table:table-cell>
          <table:table-cell office:value-type="float" office:value="1368908">
            <text:p>1368908</text:p>
          </table:table-cell>
          <table:table-cell office:value-type="float" office:value="23">
            <text:p>23</text:p>
          </table:table-cell>
          <table:table-cell table:style-name="Default" table:formula="of:=[.CN56]/[.CP56]/10^3" office:value-type="float" office:value="3269.80491304348">
            <text:p>3269.8049130435</text:p>
          </table:table-cell>
          <table:table-cell table:style-name="Default" table:formula="of:=[.CO56]/[.CN56]" office:value-type="float" office:value="0.0182022294030492">
            <text:p>0.0182022294</text:p>
          </table:table-cell>
          <table:table-cell table:style-name="Default" table:formula="of:=[.CM56]/[.CN56]" office:value-type="float" office:value="1.64584636235378">
            <text:p>1.6458463624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57]" office:value-type="float" office:value="529">
            <text:p>529</text:p>
          </table:table-cell>
          <table:table-cell office:value-type="string">
            <text:p>,</text:p>
          </table:table-cell>
          <table:table-cell table:formula="of:=[.CS57]" office:value-type="float" office:value="1.63694862364895">
            <text:p>1.6369486236</text:p>
          </table:table-cell>
          <table:table-cell office:value-type="string">
            <text:p>)</text:p>
          </table:table-cell>
          <table:table-cell office:value-type="float" office:value="7250463197">
            <text:p>7250463197</text:p>
          </table:table-cell>
          <table:table-cell office:value-type="float" office:value="315118421">
            <text:p>315118421</text:p>
          </table:table-cell>
          <table:table-cell office:value-type="float" office:value="216596932">
            <text:p>216596932</text:p>
          </table:table-cell>
          <table:table-cell table:style-name="Default" office:value-type="float" office:value="1788">
            <text:p>1788</text:p>
          </table:table-cell>
          <table:table-cell table:style-name="Default" table:formula="of:=[.G57]/[.I57]/10^3" office:value-type="float" office:value="176.240727628635">
            <text:p>176.2407276286</text:p>
          </table:table-cell>
          <table:table-cell table:style-name="Default" table:formula="of:=[.H57]/[.G57]" office:value-type="float" office:value="0.687350905455318">
            <text:p>0.6873509055</text:p>
          </table:table-cell>
          <table:table-cell table:style-name="Default" table:formula="of:=[.F57]/[.G57]" office:value-type="float" office:value="23.0086936015715">
            <text:p>23.0086936016</text:p>
          </table:table-cell>
          <table:table-cell office:value-type="float" office:value="7250463171">
            <text:p>7250463171</text:p>
          </table:table-cell>
          <table:table-cell office:value-type="float" office:value="315128686">
            <text:p>315128686</text:p>
          </table:table-cell>
          <table:table-cell office:value-type="float" office:value="10001200">
            <text:p>10001200</text:p>
          </table:table-cell>
          <table:table-cell office:value-type="float" office:value="1521">
            <text:p>1521.000000</text:p>
          </table:table-cell>
          <table:table-cell table:style-name="Default" table:formula="of:=[.N57]/[.P57]/10^3" office:value-type="float" office:value="207.185197896121">
            <text:p>207.1851978961</text:p>
          </table:table-cell>
          <table:table-cell table:style-name="Default" table:formula="of:=[.O57]/[.N57]" office:value-type="float" office:value="0.0317368758996444">
            <text:p>0.0317368759</text:p>
          </table:table-cell>
          <table:table-cell table:style-name="Default" table:formula="of:=[.M57]/[.N57]" office:value-type="float" office:value="23.0079440340128">
            <text:p>23.007944034</text:p>
          </table:table-cell>
          <table:table-cell office:value-type="float" office:value="7250463195">
            <text:p>7250463195</text:p>
          </table:table-cell>
          <table:table-cell office:value-type="float" office:value="315135005">
            <text:p>315135005</text:p>
          </table:table-cell>
          <table:table-cell office:value-type="float" office:value="220920165">
            <text:p>220920165</text:p>
          </table:table-cell>
          <table:table-cell office:value-type="float" office:value="1769">
            <text:p>1769.000000</text:p>
          </table:table-cell>
          <table:table-cell table:style-name="Default" table:formula="of:=[.U57]/[.W57]/10^3" office:value-type="float" office:value="178.143021481063">
            <text:p>178.1430214811</text:p>
          </table:table-cell>
          <table:table-cell table:style-name="Default" table:formula="of:=[.V57]/[.U57]" office:value-type="float" office:value="0.701033403128288">
            <text:p>0.7010334031</text:p>
          </table:table-cell>
          <table:table-cell table:style-name="Default" table:formula="of:=[.T57]/[.U57]" office:value-type="float" office:value="23.0074827612375">
            <text:p>23.0074827612</text:p>
          </table:table-cell>
          <table:table-cell office:value-type="float" office:value="7250463229">
            <text:p>7250463229</text:p>
          </table:table-cell>
          <table:table-cell office:value-type="float" office:value="315476929">
            <text:p>315476929</text:p>
          </table:table-cell>
          <table:table-cell office:value-type="float" office:value="415926871">
            <text:p>415926871</text:p>
          </table:table-cell>
          <table:table-cell office:value-type="float" office:value="2099">
            <text:p>2099.000000</text:p>
          </table:table-cell>
          <table:table-cell table:style-name="Default" table:formula="of:=[.AB57]/[.AD57]/10^3" office:value-type="float" office:value="150.298679847546">
            <text:p>150.2986798475</text:p>
          </table:table-cell>
          <table:table-cell table:style-name="Default" table:formula="of:=[.AC57]/[.AB57]" office:value-type="float" office:value="1.31840661793687">
            <text:p>1.3184066179</text:p>
          </table:table-cell>
          <table:table-cell table:style-name="Default" table:formula="of:=[.AA57]/[.AB57]" office:value-type="float" office:value="22.982546622292">
            <text:p>22.9825466223</text:p>
          </table:table-cell>
          <table:table-cell office:value-type="float" office:value="7250463171">
            <text:p>7250463171</text:p>
          </table:table-cell>
          <table:table-cell office:value-type="float" office:value="315114682">
            <text:p>315114682</text:p>
          </table:table-cell>
          <table:table-cell office:value-type="float" office:value="10612834">
            <text:p>10612834</text:p>
          </table:table-cell>
          <table:table-cell office:value-type="float" office:value="1526">
            <text:p>1526.000000</text:p>
          </table:table-cell>
          <table:table-cell table:style-name="Default" table:formula="of:=[.AI57]/[.AK57]/10^3" office:value-type="float" office:value="206.497170380079">
            <text:p>206.4971703801</text:p>
          </table:table-cell>
          <table:table-cell table:style-name="Default" table:formula="of:=[.AJ57]/[.AI57]" office:value-type="float" office:value="0.0336792748996697">
            <text:p>0.0336792749</text:p>
          </table:table-cell>
          <table:table-cell table:style-name="Default" table:formula="of:=[.AH57]/[.AI57]" office:value-type="float" office:value="23.0089665292079">
            <text:p>23.0089665292</text:p>
          </table:table-cell>
          <table:table-cell office:value-type="float" office:value="7250463226">
            <text:p>7250463226</text:p>
          </table:table-cell>
          <table:table-cell office:value-type="float" office:value="315542352">
            <text:p>315542352</text:p>
          </table:table-cell>
          <table:table-cell office:value-type="float" office:value="414609010">
            <text:p>414609010</text:p>
          </table:table-cell>
          <table:table-cell office:value-type="float" office:value="2072">
            <text:p>2072.000000</text:p>
          </table:table-cell>
          <table:table-cell table:style-name="Default" table:formula="of:=[.AP57]/[.AR57]/10^3" office:value-type="float" office:value="152.28877992278">
            <text:p>152.2887799228</text:p>
          </table:table-cell>
          <table:table-cell table:style-name="Default" table:formula="of:=[.AQ57]/[.AP57]" office:value-type="float" office:value="1.31395677116586">
            <text:p>1.3139567712</text:p>
          </table:table-cell>
          <table:table-cell table:style-name="Default" table:formula="of:=[.AO57]/[.AP57]" office:value-type="float" office:value="22.9777815245543">
            <text:p>22.9777815246</text:p>
          </table:table-cell>
          <table:table-cell office:value-type="float" office:value="1894046477">
            <text:p>1894046477</text:p>
          </table:table-cell>
          <table:table-cell office:value-type="float" office:value="314935972">
            <text:p>314935972</text:p>
          </table:table-cell>
          <table:table-cell office:value-type="float" office:value="189628588">
            <text:p>189628588</text:p>
          </table:table-cell>
          <table:table-cell office:value-type="float" office:value="688">
            <text:p>688.000000</text:p>
          </table:table-cell>
          <table:table-cell table:style-name="Default" table:formula="of:=[.AW57]/[.AY57]/10^3" office:value-type="float" office:value="457.755773255814">
            <text:p>457.7557732558</text:p>
          </table:table-cell>
          <table:table-cell table:style-name="Default" table:formula="of:=[.AX57]/[.AW57]" office:value-type="float" office:value="0.602117906048535">
            <text:p>0.602117906</text:p>
          </table:table-cell>
          <table:table-cell table:style-name="Default" table:formula="of:=[.AV57]/[.AW57]" office:value-type="float" office:value="6.0140683992745">
            <text:p>6.0140683993</text:p>
          </table:table-cell>
          <table:table-cell office:value-type="float" office:value="1264480442">
            <text:p>1264480442</text:p>
          </table:table-cell>
          <table:table-cell office:value-type="float" office:value="315075756">
            <text:p>315075756</text:p>
          </table:table-cell>
          <table:table-cell office:value-type="float" office:value="175788935">
            <text:p>175788935</text:p>
          </table:table-cell>
          <table:table-cell office:value-type="float" office:value="417">
            <text:p>417.000000</text:p>
          </table:table-cell>
          <table:table-cell table:style-name="Default" table:formula="of:=[.BD57]/[.BF57]/10^3" office:value-type="float" office:value="755.577352517986">
            <text:p>755.577352518</text:p>
          </table:table-cell>
          <table:table-cell table:style-name="Default" table:formula="of:=[.BE57]/[.BD57]" office:value-type="float" office:value="0.557925932581116">
            <text:p>0.5579259326</text:p>
          </table:table-cell>
          <table:table-cell table:style-name="Default" table:formula="of:=[.BC57]/[.BD57]" office:value-type="float" office:value="4.01325845584895">
            <text:p>4.0132584558</text:p>
          </table:table-cell>
          <table:table-cell office:value-type="float" office:value="1263398782">
            <text:p>1263398782</text:p>
          </table:table-cell>
          <table:table-cell office:value-type="float" office:value="315071000">
            <text:p>315071000</text:p>
          </table:table-cell>
          <table:table-cell office:value-type="float" office:value="175812284">
            <text:p>175812284</text:p>
          </table:table-cell>
          <table:table-cell office:value-type="float" office:value="417">
            <text:p>417.000000</text:p>
          </table:table-cell>
          <table:table-cell table:style-name="Default" table:formula="of:=[.BK57]/[.BM57]/10^3" office:value-type="float" office:value="755.565947242206">
            <text:p>755.5659472422</text:p>
          </table:table-cell>
          <table:table-cell table:style-name="Default" table:formula="of:=[.BL57]/[.BK57]" office:value-type="float" office:value="0.558008461584849">
            <text:p>0.5580084616</text:p>
          </table:table-cell>
          <table:table-cell table:style-name="Default" table:formula="of:=[.BJ57]/[.BK57]" office:value-type="float" office:value="4.00988596855947">
            <text:p>4.0098859686</text:p>
          </table:table-cell>
          <table:table-cell office:value-type="float" office:value="1894336462">
            <text:p>1894336462</text:p>
          </table:table-cell>
          <table:table-cell office:value-type="float" office:value="314935926">
            <text:p>314935926</text:p>
          </table:table-cell>
          <table:table-cell office:value-type="float" office:value="191482893">
            <text:p>191482893</text:p>
          </table:table-cell>
          <table:table-cell office:value-type="float" office:value="685">
            <text:p>685.000000</text:p>
          </table:table-cell>
          <table:table-cell table:style-name="Default" table:formula="of:=[.BR57]/[.BT57]/10^3" office:value-type="float" office:value="459.760475912409">
            <text:p>459.7604759124</text:p>
          </table:table-cell>
          <table:table-cell table:style-name="Default" table:formula="of:=[.BS57]/[.BR57]" office:value-type="float" office:value="0.608005874185341">
            <text:p>0.6080058742</text:p>
          </table:table-cell>
          <table:table-cell table:style-name="Default" table:formula="of:=[.BQ57]/[.BR57]" office:value-type="float" office:value="6.014990052294">
            <text:p>6.0149900523</text:p>
          </table:table-cell>
          <table:table-cell office:value-type="float" office:value="529">
            <text:p>529</text:p>
          </table:table-cell>
          <table:table-cell office:value-type="float" office:value="7204237405">
            <text:p>7204237405</text:p>
          </table:table-cell>
          <table:table-cell office:value-type="float" office:value="296122031">
            <text:p>296122031</text:p>
          </table:table-cell>
          <table:table-cell office:value-type="float" office:value="1426884">
            <text:p>1426884</text:p>
          </table:table-cell>
          <table:table-cell office:value-type="float" office:value="1478">
            <text:p>1478</text:p>
          </table:table-cell>
          <table:table-cell table:style-name="Default" table:formula="of:=[.BZ57]/[.CB57]/10^3" office:value-type="float" office:value="200.353200947226">
            <text:p>200.3532009472</text:p>
          </table:table-cell>
          <table:table-cell table:style-name="Default" table:formula="of:=[.CA57]/[.BZ57]" office:value-type="float" office:value="0.00481856751819996">
            <text:p>0.0048185675</text:p>
          </table:table-cell>
          <table:table-cell table:style-name="Default" table:formula="of:=[.BY57]/[.BZ57]" office:value-type="float" office:value="24.3286100013275">
            <text:p>24.3286100013</text:p>
          </table:table-cell>
          <table:table-cell office:value-type="float" office:value="489793740">
            <text:p>489793740</text:p>
          </table:table-cell>
          <table:table-cell office:value-type="float" office:value="314960804">
            <text:p>314960804</text:p>
          </table:table-cell>
          <table:table-cell office:value-type="float" office:value="968859">
            <text:p>968859</text:p>
          </table:table-cell>
          <table:table-cell office:value-type="float" office:value="89">
            <text:p>89</text:p>
          </table:table-cell>
          <table:table-cell table:style-name="Default" table:formula="of:=[.CG57]/[.CI57]/10^3" office:value-type="float" office:value="3538.88543820225">
            <text:p>3538.8854382023</text:p>
          </table:table-cell>
          <table:table-cell table:style-name="Default" table:formula="of:=[.CH57]/[.CG57]" office:value-type="float" office:value="0.00307612562482537">
            <text:p>0.0030761256</text:p>
          </table:table-cell>
          <table:table-cell table:style-name="Default" table:formula="of:=[.CF57]/[.CG57]" office:value-type="float" office:value="1.5550942649994">
            <text:p>1.555094265</text:p>
          </table:table-cell>
          <table:table-cell office:value-type="float" office:value="129576394">
            <text:p>129576394</text:p>
          </table:table-cell>
          <table:table-cell office:value-type="float" office:value="79157276">
            <text:p>79157276</text:p>
          </table:table-cell>
          <table:table-cell office:value-type="float" office:value="1414043">
            <text:p>1414043</text:p>
          </table:table-cell>
          <table:table-cell office:value-type="float" office:value="23">
            <text:p>23</text:p>
          </table:table-cell>
          <table:table-cell table:style-name="Default" table:formula="of:=[.CN57]/[.CP57]/10^3" office:value-type="float" office:value="3441.62069565217">
            <text:p>3441.6206956522</text:p>
          </table:table-cell>
          <table:table-cell table:style-name="Default" table:formula="of:=[.CO57]/[.CN57]" office:value-type="float" office:value="0.0178637147645151">
            <text:p>0.0178637148</text:p>
          </table:table-cell>
          <table:table-cell table:style-name="Default" table:formula="of:=[.CM57]/[.CN57]" office:value-type="float" office:value="1.63694862364895">
            <text:p>1.6369486236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58]" office:value-type="float" office:value="529">
            <text:p>529</text:p>
          </table:table-cell>
          <table:table-cell office:value-type="string">
            <text:p>,</text:p>
          </table:table-cell>
          <table:table-cell table:formula="of:=[.CS58]" office:value-type="float" office:value="1.64702244897573">
            <text:p>1.647022449</text:p>
          </table:table-cell>
          <table:table-cell office:value-type="string">
            <text:p>)</text:p>
          </table:table-cell>
          <table:table-cell office:value-type="float" office:value="7660633142">
            <text:p>7660633142</text:p>
          </table:table-cell>
          <table:table-cell office:value-type="float" office:value="332979301">
            <text:p>332979301</text:p>
          </table:table-cell>
          <table:table-cell office:value-type="float" office:value="233784716">
            <text:p>233784716</text:p>
          </table:table-cell>
          <table:table-cell table:style-name="Default" office:value-type="float" office:value="1900">
            <text:p>1900</text:p>
          </table:table-cell>
          <table:table-cell table:style-name="Default" table:formula="of:=[.G58]/[.I58]/10^3" office:value-type="float" office:value="175.252263684211">
            <text:p>175.2522636842</text:p>
          </table:table-cell>
          <table:table-cell table:style-name="Default" table:formula="of:=[.H58]/[.G58]" office:value-type="float" office:value="0.702099846140286">
            <text:p>0.7020998461</text:p>
          </table:table-cell>
          <table:table-cell table:style-name="Default" table:formula="of:=[.F58]/[.G58]" office:value-type="float" office:value="23.006334384731">
            <text:p>23.0063343847</text:p>
          </table:table-cell>
          <table:table-cell office:value-type="float" office:value="7660633113">
            <text:p>7660633113</text:p>
          </table:table-cell>
          <table:table-cell office:value-type="float" office:value="332961012">
            <text:p>332961012</text:p>
          </table:table-cell>
          <table:table-cell office:value-type="float" office:value="10526024">
            <text:p>10526024</text:p>
          </table:table-cell>
          <table:table-cell office:value-type="float" office:value="1607">
            <text:p>1607.000000</text:p>
          </table:table-cell>
          <table:table-cell table:style-name="Default" table:formula="of:=[.N58]/[.P58]/10^3" office:value-type="float" office:value="207.194158058494">
            <text:p>207.1941580585</text:p>
          </table:table-cell>
          <table:table-cell table:style-name="Default" table:formula="of:=[.O58]/[.N58]" office:value-type="float" office:value="0.0316133830107412">
            <text:p>0.031613383</text:p>
          </table:table-cell>
          <table:table-cell table:style-name="Default" table:formula="of:=[.M58]/[.N58]" office:value-type="float" office:value="23.0075979976899">
            <text:p>23.0075979977</text:p>
          </table:table-cell>
          <table:table-cell office:value-type="float" office:value="7660633138">
            <text:p>7660633138</text:p>
          </table:table-cell>
          <table:table-cell office:value-type="float" office:value="332987467">
            <text:p>332987467</text:p>
          </table:table-cell>
          <table:table-cell office:value-type="float" office:value="232193658">
            <text:p>232193658</text:p>
          </table:table-cell>
          <table:table-cell office:value-type="float" office:value="1850">
            <text:p>1850.000000</text:p>
          </table:table-cell>
          <table:table-cell table:style-name="Default" table:formula="of:=[.U58]/[.W58]/10^3" office:value-type="float" office:value="179.993225405405">
            <text:p>179.9932254054</text:p>
          </table:table-cell>
          <table:table-cell table:style-name="Default" table:formula="of:=[.V58]/[.U58]" office:value-type="float" office:value="0.69730449644821">
            <text:p>0.6973044964</text:p>
          </table:table-cell>
          <table:table-cell table:style-name="Default" table:formula="of:=[.T58]/[.U58]" office:value-type="float" office:value="23.0057701781311">
            <text:p>23.0057701781</text:p>
          </table:table-cell>
          <table:table-cell office:value-type="float" office:value="7660633167">
            <text:p>7660633167</text:p>
          </table:table-cell>
          <table:table-cell office:value-type="float" office:value="333270410">
            <text:p>333270410</text:p>
          </table:table-cell>
          <table:table-cell office:value-type="float" office:value="442443487">
            <text:p>442443487</text:p>
          </table:table-cell>
          <table:table-cell office:value-type="float" office:value="2140">
            <text:p>2140.000000</text:p>
          </table:table-cell>
          <table:table-cell table:style-name="Default" table:formula="of:=[.AB58]/[.AD58]/10^3" office:value-type="float" office:value="155.733836448598">
            <text:p>155.7338364486</text:p>
          </table:table-cell>
          <table:table-cell table:style-name="Default" table:formula="of:=[.AC58]/[.AB58]" office:value-type="float" office:value="1.3275810684783">
            <text:p>1.3275810685</text:p>
          </table:table-cell>
          <table:table-cell table:style-name="Default" table:formula="of:=[.AA58]/[.AB58]" office:value-type="float" office:value="22.986238613263">
            <text:p>22.9862386133</text:p>
          </table:table-cell>
          <table:table-cell office:value-type="float" office:value="7660633114">
            <text:p>7660633114</text:p>
          </table:table-cell>
          <table:table-cell office:value-type="float" office:value="332981321">
            <text:p>332981321</text:p>
          </table:table-cell>
          <table:table-cell office:value-type="float" office:value="11167079">
            <text:p>11167079</text:p>
          </table:table-cell>
          <table:table-cell office:value-type="float" office:value="1612">
            <text:p>1612.000000</text:p>
          </table:table-cell>
          <table:table-cell table:style-name="Default" table:formula="of:=[.AI58]/[.AK58]/10^3" office:value-type="float" office:value="206.564094913151">
            <text:p>206.5640949132</text:p>
          </table:table-cell>
          <table:table-cell table:style-name="Default" table:formula="of:=[.AJ58]/[.AI58]" office:value-type="float" office:value="0.0335366529463675">
            <text:p>0.0335366529</text:p>
          </table:table-cell>
          <table:table-cell table:style-name="Default" table:formula="of:=[.AH58]/[.AI58]" office:value-type="float" office:value="23.0061947348692">
            <text:p>23.0061947349</text:p>
          </table:table-cell>
          <table:table-cell office:value-type="float" office:value="7660633165">
            <text:p>7660633165</text:p>
          </table:table-cell>
          <table:table-cell office:value-type="float" office:value="333285839">
            <text:p>333285839</text:p>
          </table:table-cell>
          <table:table-cell office:value-type="float" office:value="441899670">
            <text:p>441899670</text:p>
          </table:table-cell>
          <table:table-cell office:value-type="float" office:value="2124">
            <text:p>2124.000000</text:p>
          </table:table-cell>
          <table:table-cell table:style-name="Default" table:formula="of:=[.AP58]/[.AR58]/10^3" office:value-type="float" office:value="156.914236817326">
            <text:p>156.9142368173</text:p>
          </table:table-cell>
          <table:table-cell table:style-name="Default" table:formula="of:=[.AQ58]/[.AP58]" office:value-type="float" office:value="1.32588792648943">
            <text:p>1.3258879265</text:p>
          </table:table-cell>
          <table:table-cell table:style-name="Default" table:formula="of:=[.AO58]/[.AP58]" office:value-type="float" office:value="22.9851744916171">
            <text:p>22.9851744916</text:p>
          </table:table-cell>
          <table:table-cell office:value-type="float" office:value="2001144016">
            <text:p>2001144016</text:p>
          </table:table-cell>
          <table:table-cell office:value-type="float" office:value="332779978">
            <text:p>332779978</text:p>
          </table:table-cell>
          <table:table-cell office:value-type="float" office:value="208259416">
            <text:p>208259416</text:p>
          </table:table-cell>
          <table:table-cell office:value-type="float" office:value="732">
            <text:p>732.000000</text:p>
          </table:table-cell>
          <table:table-cell table:style-name="Default" table:formula="of:=[.AW58]/[.AY58]/10^3" office:value-type="float" office:value="454.617456284153">
            <text:p>454.6174562842</text:p>
          </table:table-cell>
          <table:table-cell table:style-name="Default" table:formula="of:=[.AX58]/[.AW58]" office:value-type="float" office:value="0.625817145765903">
            <text:p>0.6258171458</text:p>
          </table:table-cell>
          <table:table-cell table:style-name="Default" table:formula="of:=[.AV58]/[.AW58]" office:value-type="float" office:value="6.01341471330947">
            <text:p>6.0134147133</text:p>
          </table:table-cell>
          <table:table-cell office:value-type="float" office:value="1335944849">
            <text:p>1335944849</text:p>
          </table:table-cell>
          <table:table-cell office:value-type="float" office:value="332989753">
            <text:p>332989753</text:p>
          </table:table-cell>
          <table:table-cell office:value-type="float" office:value="197381888">
            <text:p>197381888</text:p>
          </table:table-cell>
          <table:table-cell office:value-type="float" office:value="459">
            <text:p>459.000000</text:p>
          </table:table-cell>
          <table:table-cell table:style-name="Default" table:formula="of:=[.BD58]/[.BF58]/10^3" office:value-type="float" office:value="725.467871459695">
            <text:p>725.4678714597</text:p>
          </table:table-cell>
          <table:table-cell table:style-name="Default" table:formula="of:=[.BE58]/[.BD58]" office:value-type="float" office:value="0.592756642574524">
            <text:p>0.5927566426</text:p>
          </table:table-cell>
          <table:table-cell table:style-name="Default" table:formula="of:=[.BC58]/[.BD58]" office:value-type="float" office:value="4.01196984881394">
            <text:p>4.0119698488</text:p>
          </table:table-cell>
          <table:table-cell office:value-type="float" office:value="1334828309">
            <text:p>1334828309</text:p>
          </table:table-cell>
          <table:table-cell office:value-type="float" office:value="332975699">
            <text:p>332975699</text:p>
          </table:table-cell>
          <table:table-cell office:value-type="float" office:value="197335673">
            <text:p>197335673</text:p>
          </table:table-cell>
          <table:table-cell office:value-type="float" office:value="458">
            <text:p>458.000000</text:p>
          </table:table-cell>
          <table:table-cell table:style-name="Default" table:formula="of:=[.BK58]/[.BM58]/10^3" office:value-type="float" office:value="727.021176855895">
            <text:p>727.0211768559</text:p>
          </table:table-cell>
          <table:table-cell table:style-name="Default" table:formula="of:=[.BL58]/[.BK58]" office:value-type="float" office:value="0.592642867310266">
            <text:p>0.5926428673</text:p>
          </table:table-cell>
          <table:table-cell table:style-name="Default" table:formula="of:=[.BJ58]/[.BK58]" office:value-type="float" office:value="4.00878596548873">
            <text:p>4.0087859655</text:p>
          </table:table-cell>
          <table:table-cell office:value-type="float" office:value="2001444870">
            <text:p>2001444870</text:p>
          </table:table-cell>
          <table:table-cell office:value-type="float" office:value="332776553">
            <text:p>332776553</text:p>
          </table:table-cell>
          <table:table-cell office:value-type="float" office:value="209937995">
            <text:p>209937995</text:p>
          </table:table-cell>
          <table:table-cell office:value-type="float" office:value="729">
            <text:p>729.000000</text:p>
          </table:table-cell>
          <table:table-cell table:style-name="Default" table:formula="of:=[.BR58]/[.BT58]/10^3" office:value-type="float" office:value="456.483611796982">
            <text:p>456.483611797</text:p>
          </table:table-cell>
          <table:table-cell table:style-name="Default" table:formula="of:=[.BS58]/[.BR58]" office:value-type="float" office:value="0.630867749267179">
            <text:p>0.6308677493</text:p>
          </table:table-cell>
          <table:table-cell table:style-name="Default" table:formula="of:=[.BQ58]/[.BR58]" office:value-type="float" office:value="6.01438067663379">
            <text:p>6.0143806766</text:p>
          </table:table-cell>
          <table:table-cell office:value-type="float" office:value="529">
            <text:p>529</text:p>
          </table:table-cell>
          <table:table-cell office:value-type="float" office:value="7204237405">
            <text:p>7204237405</text:p>
          </table:table-cell>
          <table:table-cell office:value-type="float" office:value="296121535">
            <text:p>296121535</text:p>
          </table:table-cell>
          <table:table-cell office:value-type="float" office:value="1429203">
            <text:p>1429203</text:p>
          </table:table-cell>
          <table:table-cell office:value-type="float" office:value="1478">
            <text:p>1478</text:p>
          </table:table-cell>
          <table:table-cell table:style-name="Default" table:formula="of:=[.BZ58]/[.CB58]/10^3" office:value-type="float" office:value="200.352865358593">
            <text:p>200.3528653586</text:p>
          </table:table-cell>
          <table:table-cell table:style-name="Default" table:formula="of:=[.CA58]/[.BZ58]" office:value-type="float" office:value="0.00482640683326189">
            <text:p>0.0048264068</text:p>
          </table:table-cell>
          <table:table-cell table:style-name="Default" table:formula="of:=[.BY58]/[.BZ58]" office:value-type="float" office:value="24.3286507514558">
            <text:p>24.3286507515</text:p>
          </table:table-cell>
          <table:table-cell office:value-type="float" office:value="517265929">
            <text:p>517265929</text:p>
          </table:table-cell>
          <table:table-cell office:value-type="float" office:value="332796828">
            <text:p>332796828</text:p>
          </table:table-cell>
          <table:table-cell office:value-type="float" office:value="1021932">
            <text:p>1021932</text:p>
          </table:table-cell>
          <table:table-cell office:value-type="float" office:value="94">
            <text:p>94</text:p>
          </table:table-cell>
          <table:table-cell table:style-name="Default" table:formula="of:=[.CG58]/[.CI58]/10^3" office:value-type="float" office:value="3540.39178723404">
            <text:p>3540.3917872341</text:p>
          </table:table-cell>
          <table:table-cell table:style-name="Default" table:formula="of:=[.CH58]/[.CG58]" office:value-type="float" office:value="0.00307073840259078">
            <text:p>0.0030707384</text:p>
          </table:table-cell>
          <table:table-cell table:style-name="Default" table:formula="of:=[.CF58]/[.CG58]" office:value-type="float" office:value="1.55429945684458">
            <text:p>1.5542994568</text:p>
          </table:table-cell>
          <table:table-cell office:value-type="float" office:value="138315626">
            <text:p>138315626</text:p>
          </table:table-cell>
          <table:table-cell office:value-type="float" office:value="83979199">
            <text:p>83979199</text:p>
          </table:table-cell>
          <table:table-cell office:value-type="float" office:value="1538320">
            <text:p>1538320</text:p>
          </table:table-cell>
          <table:table-cell office:value-type="float" office:value="25">
            <text:p>25</text:p>
          </table:table-cell>
          <table:table-cell table:style-name="Default" table:formula="of:=[.CN58]/[.CP58]/10^3" office:value-type="float" office:value="3359.16796">
            <text:p>3359.16796</text:p>
          </table:table-cell>
          <table:table-cell table:style-name="Default" table:formula="of:=[.CO58]/[.CN58]" office:value-type="float" office:value="0.0183178694047796">
            <text:p>0.0183178694</text:p>
          </table:table-cell>
          <table:table-cell table:style-name="Default" table:formula="of:=[.CM58]/[.CN58]" office:value-type="float" office:value="1.64702244897573">
            <text:p>1.64702244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59]" office:value-type="float" office:value="529">
            <text:p>529</text:p>
          </table:table-cell>
          <table:table-cell office:value-type="string">
            <text:p>,</text:p>
          </table:table-cell>
          <table:table-cell table:formula="of:=[.CS59]" office:value-type="float" office:value="1.63437713204378">
            <text:p>1.634377132</text:p>
          </table:table-cell>
          <table:table-cell office:value-type="string">
            <text:p>)</text:p>
          </table:table-cell>
          <table:table-cell office:value-type="float" office:value="8085987771">
            <text:p>8085987771</text:p>
          </table:table-cell>
          <table:table-cell office:value-type="float" office:value="351473760">
            <text:p>351473760</text:p>
          </table:table-cell>
          <table:table-cell office:value-type="float" office:value="241067049">
            <text:p>241067049</text:p>
          </table:table-cell>
          <table:table-cell table:style-name="Default" office:value-type="float" office:value="2069">
            <text:p>2069</text:p>
          </table:table-cell>
          <table:table-cell table:style-name="Default" table:formula="of:=[.G59]/[.I59]/10^3" office:value-type="float" office:value="169.876152730788">
            <text:p>169.8761527308</text:p>
          </table:table-cell>
          <table:table-cell table:style-name="Default" table:formula="of:=[.H59]/[.G59]" office:value-type="float" office:value="0.685874954079076">
            <text:p>0.6858749541</text:p>
          </table:table-cell>
          <table:table-cell table:style-name="Default" table:formula="of:=[.F59]/[.G59]" office:value-type="float" office:value="23.0059500629578">
            <text:p>23.005950063</text:p>
          </table:table-cell>
          <table:table-cell office:value-type="float" office:value="8085987734">
            <text:p>8085987734</text:p>
          </table:table-cell>
          <table:table-cell office:value-type="float" office:value="351455768">
            <text:p>351455768</text:p>
          </table:table-cell>
          <table:table-cell office:value-type="float" office:value="11148032">
            <text:p>11148032</text:p>
          </table:table-cell>
          <table:table-cell office:value-type="float" office:value="1696">
            <text:p>1696.000000</text:p>
          </table:table-cell>
          <table:table-cell table:style-name="Default" table:formula="of:=[.N59]/[.P59]/10^3" office:value-type="float" office:value="207.226278301887">
            <text:p>207.2262783019</text:p>
          </table:table-cell>
          <table:table-cell table:style-name="Default" table:formula="of:=[.O59]/[.N59]" office:value-type="float" office:value="0.031719587541383">
            <text:p>0.0317195875</text:p>
          </table:table-cell>
          <table:table-cell table:style-name="Default" table:formula="of:=[.M59]/[.N59]" office:value-type="float" office:value="23.0071276963649">
            <text:p>23.0071276964</text:p>
          </table:table-cell>
          <table:table-cell office:value-type="float" office:value="8085987758">
            <text:p>8085987758</text:p>
          </table:table-cell>
          <table:table-cell office:value-type="float" office:value="351492226">
            <text:p>351492226</text:p>
          </table:table-cell>
          <table:table-cell office:value-type="float" office:value="239267088">
            <text:p>239267088</text:p>
          </table:table-cell>
          <table:table-cell office:value-type="float" office:value="1954">
            <text:p>1954.000000</text:p>
          </table:table-cell>
          <table:table-cell table:style-name="Default" table:formula="of:=[.U59]/[.W59]/10^3" office:value-type="float" office:value="179.883431934493">
            <text:p>179.8834319345</text:p>
          </table:table-cell>
          <table:table-cell table:style-name="Default" table:formula="of:=[.V59]/[.U59]" office:value-type="float" office:value="0.680718008255466">
            <text:p>0.6807180083</text:p>
          </table:table-cell>
          <table:table-cell table:style-name="Default" table:formula="of:=[.T59]/[.U59]" office:value-type="float" office:value="23.0047413850911">
            <text:p>23.0047413851</text:p>
          </table:table-cell>
          <table:table-cell office:value-type="float" office:value="8085987798">
            <text:p>8085987798</text:p>
          </table:table-cell>
          <table:table-cell office:value-type="float" office:value="351933288">
            <text:p>351933288</text:p>
          </table:table-cell>
          <table:table-cell office:value-type="float" office:value="461953704">
            <text:p>461953704</text:p>
          </table:table-cell>
          <table:table-cell office:value-type="float" office:value="2339">
            <text:p>2339.000000</text:p>
          </table:table-cell>
          <table:table-cell table:style-name="Default" table:formula="of:=[.AB59]/[.AD59]/10^3" office:value-type="float" office:value="150.463141513467">
            <text:p>150.4631415135</text:p>
          </table:table-cell>
          <table:table-cell table:style-name="Default" table:formula="of:=[.AC59]/[.AB59]" office:value-type="float" office:value="1.31261724807345">
            <text:p>1.3126172481</text:p>
          </table:table-cell>
          <table:table-cell table:style-name="Default" table:formula="of:=[.AA59]/[.AB59]" office:value-type="float" office:value="22.9759107015759">
            <text:p>22.9759107016</text:p>
          </table:table-cell>
          <table:table-cell office:value-type="float" office:value="8085987735">
            <text:p>8085987735</text:p>
          </table:table-cell>
          <table:table-cell office:value-type="float" office:value="351465529">
            <text:p>351465529</text:p>
          </table:table-cell>
          <table:table-cell office:value-type="float" office:value="11818657">
            <text:p>11818657</text:p>
          </table:table-cell>
          <table:table-cell office:value-type="float" office:value="1701">
            <text:p>1701.000000</text:p>
          </table:table-cell>
          <table:table-cell table:style-name="Default" table:formula="of:=[.AI59]/[.AK59]/10^3" office:value-type="float" office:value="206.622885949441">
            <text:p>206.6228859494</text:p>
          </table:table-cell>
          <table:table-cell table:style-name="Default" table:formula="of:=[.AJ59]/[.AI59]" office:value-type="float" office:value="0.0336267884751793">
            <text:p>0.0336267885</text:p>
          </table:table-cell>
          <table:table-cell table:style-name="Default" table:formula="of:=[.AH59]/[.AI59]" office:value-type="float" office:value="23.0064887387576">
            <text:p>23.0064887388</text:p>
          </table:table-cell>
          <table:table-cell office:value-type="float" office:value="8085987795">
            <text:p>8085987795</text:p>
          </table:table-cell>
          <table:table-cell office:value-type="float" office:value="351806703">
            <text:p>351806703</text:p>
          </table:table-cell>
          <table:table-cell office:value-type="float" office:value="460205122">
            <text:p>460205122</text:p>
          </table:table-cell>
          <table:table-cell office:value-type="float" office:value="2319">
            <text:p>2319.000000</text:p>
          </table:table-cell>
          <table:table-cell table:style-name="Default" table:formula="of:=[.AP59]/[.AR59]/10^3" office:value-type="float" office:value="151.706210866753">
            <text:p>151.7062108668</text:p>
          </table:table-cell>
          <table:table-cell table:style-name="Default" table:formula="of:=[.AQ59]/[.AP59]" office:value-type="float" office:value="1.30811925433951">
            <text:p>1.3081192543</text:p>
          </table:table-cell>
          <table:table-cell table:style-name="Default" table:formula="of:=[.AO59]/[.AP59]" office:value-type="float" office:value="22.9841777488816">
            <text:p>22.9841777489</text:p>
          </table:table-cell>
          <table:table-cell office:value-type="float" office:value="2112204431">
            <text:p>2112204431</text:p>
          </table:table-cell>
          <table:table-cell office:value-type="float" office:value="351252713">
            <text:p>351252713</text:p>
          </table:table-cell>
          <table:table-cell office:value-type="float" office:value="220070473">
            <text:p>220070473</text:p>
          </table:table-cell>
          <table:table-cell office:value-type="float" office:value="776">
            <text:p>776.000000</text:p>
          </table:table-cell>
          <table:table-cell table:style-name="Default" table:formula="of:=[.AW59]/[.AY59]/10^3" office:value-type="float" office:value="452.64524871134">
            <text:p>452.6452487113</text:p>
          </table:table-cell>
          <table:table-cell table:style-name="Default" table:formula="of:=[.AX59]/[.AW59]" office:value-type="float" office:value="0.626530315226348">
            <text:p>0.6265303152</text:p>
          </table:table-cell>
          <table:table-cell table:style-name="Default" table:formula="of:=[.AV59]/[.AW59]" office:value-type="float" office:value="6.01334695171451">
            <text:p>6.0133469517</text:p>
          </table:table-cell>
          <table:table-cell office:value-type="float" office:value="1410052334">
            <text:p>1410052334</text:p>
          </table:table-cell>
          <table:table-cell office:value-type="float" office:value="351532455">
            <text:p>351532455</text:p>
          </table:table-cell>
          <table:table-cell office:value-type="float" office:value="210575482">
            <text:p>210575482</text:p>
          </table:table-cell>
          <table:table-cell office:value-type="float" office:value="488">
            <text:p>488.000000</text:p>
          </table:table-cell>
          <table:table-cell table:style-name="Default" table:formula="of:=[.BD59]/[.BF59]/10^3" office:value-type="float" office:value="720.353391393443">
            <text:p>720.3533913934</text:p>
          </table:table-cell>
          <table:table-cell table:style-name="Default" table:formula="of:=[.BE59]/[.BD59]" office:value-type="float" office:value="0.599021453083187">
            <text:p>0.5990214531</text:p>
          </table:table-cell>
          <table:table-cell table:style-name="Default" table:formula="of:=[.BC59]/[.BD59]" office:value-type="float" office:value="4.01115832676104">
            <text:p>4.0111583268</text:p>
          </table:table-cell>
          <table:table-cell office:value-type="float" office:value="1408888616">
            <text:p>1408888616</text:p>
          </table:table-cell>
          <table:table-cell office:value-type="float" office:value="351519396">
            <text:p>351519396</text:p>
          </table:table-cell>
          <table:table-cell office:value-type="float" office:value="210557498">
            <text:p>210557498</text:p>
          </table:table-cell>
          <table:table-cell office:value-type="float" office:value="486">
            <text:p>486.000000</text:p>
          </table:table-cell>
          <table:table-cell table:style-name="Default" table:formula="of:=[.BK59]/[.BM59]/10^3" office:value-type="float" office:value="723.290938271605">
            <text:p>723.2909382716</text:p>
          </table:table-cell>
          <table:table-cell table:style-name="Default" table:formula="of:=[.BL59]/[.BK59]" office:value-type="float" office:value="0.598992546061384">
            <text:p>0.5989925461</text:p>
          </table:table-cell>
          <table:table-cell table:style-name="Default" table:formula="of:=[.BJ59]/[.BK59]" office:value-type="float" office:value="4.00799680481927">
            <text:p>4.0079968048</text:p>
          </table:table-cell>
          <table:table-cell office:value-type="float" office:value="2112516358">
            <text:p>2112516358</text:p>
          </table:table-cell>
          <table:table-cell office:value-type="float" office:value="351253508">
            <text:p>351253508</text:p>
          </table:table-cell>
          <table:table-cell office:value-type="float" office:value="221563259">
            <text:p>221563259</text:p>
          </table:table-cell>
          <table:table-cell office:value-type="float" office:value="772">
            <text:p>772.000000</text:p>
          </table:table-cell>
          <table:table-cell table:style-name="Default" table:formula="of:=[.BR59]/[.BT59]/10^3" office:value-type="float" office:value="454.991590673575">
            <text:p>454.9915906736</text:p>
          </table:table-cell>
          <table:table-cell table:style-name="Default" table:formula="of:=[.BS59]/[.BR59]" office:value-type="float" office:value="0.630778779296917">
            <text:p>0.6307787793</text:p>
          </table:table-cell>
          <table:table-cell table:style-name="Default" table:formula="of:=[.BQ59]/[.BR59]" office:value-type="float" office:value="6.01422138110006">
            <text:p>6.0142213811</text:p>
          </table:table-cell>
          <table:table-cell office:value-type="float" office:value="529">
            <text:p>529</text:p>
          </table:table-cell>
          <table:table-cell office:value-type="float" office:value="7204237406">
            <text:p>7204237406</text:p>
          </table:table-cell>
          <table:table-cell office:value-type="float" office:value="296122522">
            <text:p>296122522</text:p>
          </table:table-cell>
          <table:table-cell office:value-type="float" office:value="1432485">
            <text:p>1432485</text:p>
          </table:table-cell>
          <table:table-cell office:value-type="float" office:value="1477">
            <text:p>1477</text:p>
          </table:table-cell>
          <table:table-cell table:style-name="Default" table:formula="of:=[.BZ59]/[.CB59]/10^3" office:value-type="float" office:value="200.489182125931">
            <text:p>200.4891821259</text:p>
          </table:table-cell>
          <table:table-cell table:style-name="Default" table:formula="of:=[.CA59]/[.BZ59]" office:value-type="float" office:value="0.00483747399665872">
            <text:p>0.004837474</text:p>
          </table:table-cell>
          <table:table-cell table:style-name="Default" table:formula="of:=[.BY59]/[.BZ59]" office:value-type="float" office:value="24.3285696654981">
            <text:p>24.3285696655</text:p>
          </table:table-cell>
          <table:table-cell office:value-type="float" office:value="545793356">
            <text:p>545793356</text:p>
          </table:table-cell>
          <table:table-cell office:value-type="float" office:value="350933887">
            <text:p>350933887</text:p>
          </table:table-cell>
          <table:table-cell office:value-type="float" office:value="1117452">
            <text:p>1117452</text:p>
          </table:table-cell>
          <table:table-cell office:value-type="float" office:value="98">
            <text:p>98</text:p>
          </table:table-cell>
          <table:table-cell table:style-name="Default" table:formula="of:=[.CG59]/[.CI59]/10^3" office:value-type="float" office:value="3580.95803061224">
            <text:p>3580.9580306123</text:p>
          </table:table-cell>
          <table:table-cell table:style-name="Default" table:formula="of:=[.CH59]/[.CG59]" office:value-type="float" office:value="0.00318422369966227">
            <text:p>0.0031842237</text:p>
          </table:table-cell>
          <table:table-cell table:style-name="Default" table:formula="of:=[.CF59]/[.CG59]" office:value-type="float" office:value="1.55525976891482">
            <text:p>1.5552597689</text:p>
          </table:table-cell>
          <table:table-cell office:value-type="float" office:value="144255542">
            <text:p>144255542</text:p>
          </table:table-cell>
          <table:table-cell office:value-type="float" office:value="88263314">
            <text:p>88263314</text:p>
          </table:table-cell>
          <table:table-cell office:value-type="float" office:value="1570391">
            <text:p>1570391</text:p>
          </table:table-cell>
          <table:table-cell office:value-type="float" office:value="25">
            <text:p>25</text:p>
          </table:table-cell>
          <table:table-cell table:style-name="Default" table:formula="of:=[.CN59]/[.CP59]/10^3" office:value-type="float" office:value="3530.53256">
            <text:p>3530.53256</text:p>
          </table:table-cell>
          <table:table-cell table:style-name="Default" table:formula="of:=[.CO59]/[.CN59]" office:value-type="float" office:value="0.0177921146264687">
            <text:p>0.0177921146</text:p>
          </table:table-cell>
          <table:table-cell table:style-name="Default" table:formula="of:=[.CM59]/[.CN59]" office:value-type="float" office:value="1.63437713204378">
            <text:p>1.63437713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60]" office:value-type="float" office:value="529">
            <text:p>529</text:p>
          </table:table-cell>
          <table:table-cell office:value-type="string">
            <text:p>,</text:p>
          </table:table-cell>
          <table:table-cell table:formula="of:=[.CS60]" office:value-type="float" office:value="1.64330511805484">
            <text:p>1.6433051181</text:p>
          </table:table-cell>
          <table:table-cell office:value-type="string">
            <text:p>)</text:p>
          </table:table-cell>
          <table:table-cell office:value-type="float" office:value="8526803192">
            <text:p>8526803192</text:p>
          </table:table-cell>
          <table:table-cell office:value-type="float" office:value="370649451">
            <text:p>370649451</text:p>
          </table:table-cell>
          <table:table-cell office:value-type="float" office:value="247261882">
            <text:p>247261882</text:p>
          </table:table-cell>
          <table:table-cell table:style-name="Default" office:value-type="float" office:value="2181">
            <text:p>2181</text:p>
          </table:table-cell>
          <table:table-cell table:style-name="Default" table:formula="of:=[.G60]/[.I60]/10^3" office:value-type="float" office:value="169.944727647868">
            <text:p>169.9447276479</text:p>
          </table:table-cell>
          <table:table-cell table:style-name="Default" table:formula="of:=[.H60]/[.G60]" office:value-type="float" office:value="0.667104406422013">
            <text:p>0.6671044064</text:p>
          </table:table-cell>
          <table:table-cell table:style-name="Default" table:formula="of:=[.F60]/[.G60]" office:value-type="float" office:value="23.0050339181536">
            <text:p>23.0050339182</text:p>
          </table:table-cell>
          <table:table-cell office:value-type="float" office:value="8526803153">
            <text:p>8526803153</text:p>
          </table:table-cell>
          <table:table-cell office:value-type="float" office:value="370620635">
            <text:p>370620635</text:p>
          </table:table-cell>
          <table:table-cell office:value-type="float" office:value="11711684">
            <text:p>11711684</text:p>
          </table:table-cell>
          <table:table-cell office:value-type="float" office:value="1788">
            <text:p>1788.000000</text:p>
          </table:table-cell>
          <table:table-cell table:style-name="Default" table:formula="of:=[.N60]/[.P60]/10^3" office:value-type="float" office:value="207.282234340045">
            <text:p>207.28223434</text:p>
          </table:table-cell>
          <table:table-cell table:style-name="Default" table:formula="of:=[.O60]/[.N60]" office:value-type="float" office:value="0.0316001940906501">
            <text:p>0.0316001941</text:p>
          </table:table-cell>
          <table:table-cell table:style-name="Default" table:formula="of:=[.M60]/[.N60]" office:value-type="float" office:value="23.0068224695584">
            <text:p>23.0068224696</text:p>
          </table:table-cell>
          <table:table-cell office:value-type="float" office:value="8526803180">
            <text:p>8526803180</text:p>
          </table:table-cell>
          <table:table-cell office:value-type="float" office:value="370676522">
            <text:p>370676522</text:p>
          </table:table-cell>
          <table:table-cell office:value-type="float" office:value="245689442">
            <text:p>245689442</text:p>
          </table:table-cell>
          <table:table-cell office:value-type="float" office:value="2058">
            <text:p>2058.000000</text:p>
          </table:table-cell>
          <table:table-cell table:style-name="Default" table:formula="of:=[.U60]/[.W60]/10^3" office:value-type="float" office:value="180.11492808552">
            <text:p>180.1149280855</text:p>
          </table:table-cell>
          <table:table-cell table:style-name="Default" table:formula="of:=[.V60]/[.U60]" office:value-type="float" office:value="0.662813605443293">
            <text:p>0.6628136054</text:p>
          </table:table-cell>
          <table:table-cell table:style-name="Default" table:formula="of:=[.T60]/[.U60]" office:value-type="float" office:value="23.0033537975194">
            <text:p>23.0033537975</text:p>
          </table:table-cell>
          <table:table-cell office:value-type="float" office:value="8526803226">
            <text:p>8526803226</text:p>
          </table:table-cell>
          <table:table-cell office:value-type="float" office:value="371037719">
            <text:p>371037719</text:p>
          </table:table-cell>
          <table:table-cell office:value-type="float" office:value="480827208">
            <text:p>480827208</text:p>
          </table:table-cell>
          <table:table-cell office:value-type="float" office:value="2512">
            <text:p>2512.000000</text:p>
          </table:table-cell>
          <table:table-cell table:style-name="Default" table:formula="of:=[.AB60]/[.AD60]/10^3" office:value-type="float" office:value="147.706098328025">
            <text:p>147.706098328</text:p>
          </table:table-cell>
          <table:table-cell table:style-name="Default" table:formula="of:=[.AC60]/[.AB60]" office:value-type="float" office:value="1.29589845823734">
            <text:p>1.2958984582</text:p>
          </table:table-cell>
          <table:table-cell table:style-name="Default" table:formula="of:=[.AA60]/[.AB60]" office:value-type="float" office:value="22.980960666158">
            <text:p>22.9809606662</text:p>
          </table:table-cell>
          <table:table-cell office:value-type="float" office:value="8526803153">
            <text:p>8526803153</text:p>
          </table:table-cell>
          <table:table-cell office:value-type="float" office:value="370627510">
            <text:p>370627510</text:p>
          </table:table-cell>
          <table:table-cell office:value-type="float" office:value="12416617">
            <text:p>12416617</text:p>
          </table:table-cell>
          <table:table-cell office:value-type="float" office:value="1794">
            <text:p>1794.000000</text:p>
          </table:table-cell>
          <table:table-cell table:style-name="Default" table:formula="of:=[.AI60]/[.AK60]/10^3" office:value-type="float" office:value="206.592814938684">
            <text:p>206.5928149387</text:p>
          </table:table-cell>
          <table:table-cell table:style-name="Default" table:formula="of:=[.AJ60]/[.AI60]" office:value-type="float" office:value="0.0335016065051404">
            <text:p>0.0335016065</text:p>
          </table:table-cell>
          <table:table-cell table:style-name="Default" table:formula="of:=[.AH60]/[.AI60]" office:value-type="float" office:value="23.0063957017114">
            <text:p>23.0063957017</text:p>
          </table:table-cell>
          <table:table-cell office:value-type="float" office:value="8526803223">
            <text:p>8526803223</text:p>
          </table:table-cell>
          <table:table-cell office:value-type="float" office:value="370918830">
            <text:p>370918830</text:p>
          </table:table-cell>
          <table:table-cell office:value-type="float" office:value="481370230">
            <text:p>481370230</text:p>
          </table:table-cell>
          <table:table-cell office:value-type="float" office:value="2490">
            <text:p>2490.000000</text:p>
          </table:table-cell>
          <table:table-cell table:style-name="Default" table:formula="of:=[.AP60]/[.AR60]/10^3" office:value-type="float" office:value="148.963385542169">
            <text:p>148.9633855422</text:p>
          </table:table-cell>
          <table:table-cell table:style-name="Default" table:formula="of:=[.AQ60]/[.AP60]" office:value-type="float" office:value="1.29777781839763">
            <text:p>1.2977778184</text:p>
          </table:table-cell>
          <table:table-cell table:style-name="Default" table:formula="of:=[.AO60]/[.AP60]" office:value-type="float" office:value="22.988326645482">
            <text:p>22.9883266455</text:p>
          </table:table-cell>
          <table:table-cell office:value-type="float" office:value="2227299847">
            <text:p>2227299847</text:p>
          </table:table-cell>
          <table:table-cell office:value-type="float" office:value="370407180">
            <text:p>370407180</text:p>
          </table:table-cell>
          <table:table-cell office:value-type="float" office:value="228951062">
            <text:p>228951062</text:p>
          </table:table-cell>
          <table:table-cell office:value-type="float" office:value="817">
            <text:p>817.000000</text:p>
          </table:table-cell>
          <table:table-cell table:style-name="Default" table:formula="of:=[.AW60]/[.AY60]/10^3" office:value-type="float" office:value="453.374761321909">
            <text:p>453.3747613219</text:p>
          </table:table-cell>
          <table:table-cell table:style-name="Default" table:formula="of:=[.AX60]/[.AW60]" office:value-type="float" office:value="0.618106436273725">
            <text:p>0.6181064363</text:p>
          </table:table-cell>
          <table:table-cell table:style-name="Default" table:formula="of:=[.AV60]/[.AW60]" office:value-type="float" office:value="6.01311196775397">
            <text:p>6.0131119678</text:p>
          </table:table-cell>
          <table:table-cell office:value-type="float" office:value="1486851017">
            <text:p>1486851017</text:p>
          </table:table-cell>
          <table:table-cell office:value-type="float" office:value="370697609">
            <text:p>370697609</text:p>
          </table:table-cell>
          <table:table-cell office:value-type="float" office:value="220947479">
            <text:p>220947479</text:p>
          </table:table-cell>
          <table:table-cell office:value-type="float" office:value="513">
            <text:p>513.000000</text:p>
          </table:table-cell>
          <table:table-cell table:style-name="Default" table:formula="of:=[.BD60]/[.BF60]/10^3" office:value-type="float" office:value="722.607424951267">
            <text:p>722.6074249513</text:p>
          </table:table-cell>
          <table:table-cell table:style-name="Default" table:formula="of:=[.BE60]/[.BD60]" office:value-type="float" office:value="0.596031573001055">
            <text:p>0.596031573</text:p>
          </table:table-cell>
          <table:table-cell table:style-name="Default" table:formula="of:=[.BC60]/[.BD60]" office:value-type="float" office:value="4.01095389045253">
            <text:p>4.0109538905</text:p>
          </table:table-cell>
          <table:table-cell office:value-type="float" office:value="1485651126">
            <text:p>1485651126</text:p>
          </table:table-cell>
          <table:table-cell office:value-type="float" office:value="370690651">
            <text:p>370690651</text:p>
          </table:table-cell>
          <table:table-cell office:value-type="float" office:value="220938571">
            <text:p>220938571</text:p>
          </table:table-cell>
          <table:table-cell office:value-type="float" office:value="513">
            <text:p>513.000000</text:p>
          </table:table-cell>
          <table:table-cell table:style-name="Default" table:formula="of:=[.BK60]/[.BM60]/10^3" office:value-type="float" office:value="722.593861598441">
            <text:p>722.5938615984</text:p>
          </table:table-cell>
          <table:table-cell table:style-name="Default" table:formula="of:=[.BL60]/[.BK60]" office:value-type="float" office:value="0.596018729913963">
            <text:p>0.5960187299</text:p>
          </table:table-cell>
          <table:table-cell table:style-name="Default" table:formula="of:=[.BJ60]/[.BK60]" office:value-type="float" office:value="4.00779227097368">
            <text:p>4.007792271</text:p>
          </table:table-cell>
          <table:table-cell office:value-type="float" office:value="2227623042">
            <text:p>2227623042</text:p>
          </table:table-cell>
          <table:table-cell office:value-type="float" office:value="370408438">
            <text:p>370408438</text:p>
          </table:table-cell>
          <table:table-cell office:value-type="float" office:value="230308174">
            <text:p>230308174</text:p>
          </table:table-cell>
          <table:table-cell office:value-type="float" office:value="814">
            <text:p>814.000000</text:p>
          </table:table-cell>
          <table:table-cell table:style-name="Default" table:formula="of:=[.BR60]/[.BT60]/10^3" office:value-type="float" office:value="455.047221130221">
            <text:p>455.0472211302</text:p>
          </table:table-cell>
          <table:table-cell table:style-name="Default" table:formula="of:=[.BS60]/[.BR60]" office:value-type="float" office:value="0.621768162851625">
            <text:p>0.6217681629</text:p>
          </table:table-cell>
          <table:table-cell table:style-name="Default" table:formula="of:=[.BQ60]/[.BR60]" office:value-type="float" office:value="6.01396408253529">
            <text:p>6.0139640825</text:p>
          </table:table-cell>
          <table:table-cell office:value-type="float" office:value="529">
            <text:p>529</text:p>
          </table:table-cell>
          <table:table-cell office:value-type="float" office:value="7204237405">
            <text:p>7204237405</text:p>
          </table:table-cell>
          <table:table-cell office:value-type="float" office:value="296122110">
            <text:p>296122110</text:p>
          </table:table-cell>
          <table:table-cell office:value-type="float" office:value="1434282">
            <text:p>1434282</text:p>
          </table:table-cell>
          <table:table-cell office:value-type="float" office:value="1478">
            <text:p>1478</text:p>
          </table:table-cell>
          <table:table-cell table:style-name="Default" table:formula="of:=[.BZ60]/[.CB60]/10^3" office:value-type="float" office:value="200.353254397835">
            <text:p>200.3532543978</text:p>
          </table:table-cell>
          <table:table-cell table:style-name="Default" table:formula="of:=[.CA60]/[.BZ60]" office:value-type="float" office:value="0.00484354916963141">
            <text:p>0.0048435492</text:p>
          </table:table-cell>
          <table:table-cell table:style-name="Default" table:formula="of:=[.BY60]/[.BZ60]" office:value-type="float" office:value="24.3286035108962">
            <text:p>24.3286035109</text:p>
          </table:table-cell>
          <table:table-cell office:value-type="float" office:value="579892569">
            <text:p>579892569</text:p>
          </table:table-cell>
          <table:table-cell office:value-type="float" office:value="370413860">
            <text:p>370413860</text:p>
          </table:table-cell>
          <table:table-cell office:value-type="float" office:value="1202103">
            <text:p>1202103</text:p>
          </table:table-cell>
          <table:table-cell office:value-type="float" office:value="105">
            <text:p>105</text:p>
          </table:table-cell>
          <table:table-cell table:style-name="Default" table:formula="of:=[.CG60]/[.CI60]/10^3" office:value-type="float" office:value="3527.75104761905">
            <text:p>3527.7510476191</text:p>
          </table:table-cell>
          <table:table-cell table:style-name="Default" table:formula="of:=[.CH60]/[.CG60]" office:value-type="float" office:value="0.00324529703073206">
            <text:p>0.003245297</text:p>
          </table:table-cell>
          <table:table-cell table:style-name="Default" table:formula="of:=[.CF60]/[.CG60]" office:value-type="float" office:value="1.56552610909322">
            <text:p>1.5655261091</text:p>
          </table:table-cell>
          <table:table-cell office:value-type="float" office:value="153565828">
            <text:p>153565828</text:p>
          </table:table-cell>
          <table:table-cell office:value-type="float" office:value="93449370">
            <text:p>93449370</text:p>
          </table:table-cell>
          <table:table-cell office:value-type="float" office:value="1686228">
            <text:p>1686228</text:p>
          </table:table-cell>
          <table:table-cell office:value-type="float" office:value="27">
            <text:p>27</text:p>
          </table:table-cell>
          <table:table-cell table:style-name="Default" table:formula="of:=[.CN60]/[.CP60]/10^3" office:value-type="float" office:value="3461.08777777778">
            <text:p>3461.0877777778</text:p>
          </table:table-cell>
          <table:table-cell table:style-name="Default" table:formula="of:=[.CO60]/[.CN60]" office:value-type="float" office:value="0.0180442950016677">
            <text:p>0.018044295</text:p>
          </table:table-cell>
          <table:table-cell table:style-name="Default" table:formula="of:=[.CM60]/[.CN60]" office:value-type="float" office:value="1.64330511805484">
            <text:p>1.643305118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61]" office:value-type="float" office:value="576">
            <text:p>576</text:p>
          </table:table-cell>
          <table:table-cell office:value-type="string">
            <text:p>,</text:p>
          </table:table-cell>
          <table:table-cell table:formula="of:=[.CS61]" office:value-type="float" office:value="1.6346656448639">
            <text:p>1.6346656449</text:p>
          </table:table-cell>
          <table:table-cell office:value-type="string">
            <text:p>)</text:p>
          </table:table-cell>
          <table:table-cell office:value-type="float" office:value="8983355532">
            <text:p>8983355532</text:p>
          </table:table-cell>
          <table:table-cell office:value-type="float" office:value="390508914">
            <text:p>390508914</text:p>
          </table:table-cell>
          <table:table-cell office:value-type="float" office:value="242152448">
            <text:p>242152448</text:p>
          </table:table-cell>
          <table:table-cell table:style-name="Default" office:value-type="float" office:value="2223">
            <text:p>2223</text:p>
          </table:table-cell>
          <table:table-cell table:style-name="Default" table:formula="of:=[.G61]/[.I61]/10^3" office:value-type="float" office:value="175.667527665317">
            <text:p>175.6675276653</text:p>
          </table:table-cell>
          <table:table-cell table:style-name="Default" table:formula="of:=[.H61]/[.G61]" office:value-type="float" office:value="0.620094546676596">
            <text:p>0.6200945467</text:p>
          </table:table-cell>
          <table:table-cell table:style-name="Default" table:formula="of:=[.F61]/[.G61]" office:value-type="float" office:value="23.0042265616503">
            <text:p>23.0042265617</text:p>
          </table:table-cell>
          <table:table-cell office:value-type="float" office:value="8983355500">
            <text:p>8983355500</text:p>
          </table:table-cell>
          <table:table-cell office:value-type="float" office:value="390473839">
            <text:p>390473839</text:p>
          </table:table-cell>
          <table:table-cell office:value-type="float" office:value="12380964">
            <text:p>12380964</text:p>
          </table:table-cell>
          <table:table-cell office:value-type="float" office:value="1884">
            <text:p>1884.000000</text:p>
          </table:table-cell>
          <table:table-cell table:style-name="Default" table:formula="of:=[.N61]/[.P61]/10^3" office:value-type="float" office:value="207.257876326964">
            <text:p>207.257876327</text:p>
          </table:table-cell>
          <table:table-cell table:style-name="Default" table:formula="of:=[.O61]/[.N61]" office:value-type="float" office:value="0.0317075377743808">
            <text:p>0.0317075378</text:p>
          </table:table-cell>
          <table:table-cell table:style-name="Default" table:formula="of:=[.M61]/[.N61]" office:value-type="float" office:value="23.0062928748474">
            <text:p>23.0062928748</text:p>
          </table:table-cell>
          <table:table-cell office:value-type="float" office:value="8983355528">
            <text:p>8983355528</text:p>
          </table:table-cell>
          <table:table-cell office:value-type="float" office:value="390518716">
            <text:p>390518716</text:p>
          </table:table-cell>
          <table:table-cell office:value-type="float" office:value="242698656">
            <text:p>242698656</text:p>
          </table:table-cell>
          <table:table-cell office:value-type="float" office:value="2163">
            <text:p>2163.000000</text:p>
          </table:table-cell>
          <table:table-cell table:style-name="Default" table:formula="of:=[.U61]/[.W61]/10^3" office:value-type="float" office:value="180.544944983819">
            <text:p>180.5449449838</text:p>
          </table:table-cell>
          <table:table-cell table:style-name="Default" table:formula="of:=[.V61]/[.U61]" office:value-type="float" office:value="0.621477655375677">
            <text:p>0.6214776554</text:p>
          </table:table-cell>
          <table:table-cell table:style-name="Default" table:formula="of:=[.T61]/[.U61]" office:value-type="float" office:value="23.0036491464855">
            <text:p>23.0036491465</text:p>
          </table:table-cell>
          <table:table-cell office:value-type="float" office:value="8983355582">
            <text:p>8983355582</text:p>
          </table:table-cell>
          <table:table-cell office:value-type="float" office:value="390552233">
            <text:p>390552233</text:p>
          </table:table-cell>
          <table:table-cell office:value-type="float" office:value="493502995">
            <text:p>493502995</text:p>
          </table:table-cell>
          <table:table-cell office:value-type="float" office:value="2640">
            <text:p>2640.000000</text:p>
          </table:table-cell>
          <table:table-cell table:style-name="Default" table:formula="of:=[.AB61]/[.AD61]/10^3" office:value-type="float" office:value="147.936451893939">
            <text:p>147.9364518939</text:p>
          </table:table-cell>
          <table:table-cell table:style-name="Default" table:formula="of:=[.AC61]/[.AB61]" office:value-type="float" office:value="1.26360305562508">
            <text:p>1.2636030556</text:p>
          </table:table-cell>
          <table:table-cell table:style-name="Default" table:formula="of:=[.AA61]/[.AB61]" office:value-type="float" office:value="23.0016751229278">
            <text:p>23.0016751229</text:p>
          </table:table-cell>
          <table:table-cell office:value-type="float" office:value="8983355500">
            <text:p>8983355500</text:p>
          </table:table-cell>
          <table:table-cell office:value-type="float" office:value="390491678">
            <text:p>390491678</text:p>
          </table:table-cell>
          <table:table-cell office:value-type="float" office:value="13113268">
            <text:p>13113268</text:p>
          </table:table-cell>
          <table:table-cell office:value-type="float" office:value="1891">
            <text:p>1891.000000</text:p>
          </table:table-cell>
          <table:table-cell table:style-name="Default" table:formula="of:=[.AI61]/[.AK61]/10^3" office:value-type="float" office:value="206.50009413009">
            <text:p>206.5000941301</text:p>
          </table:table-cell>
          <table:table-cell table:style-name="Default" table:formula="of:=[.AJ61]/[.AI61]" office:value-type="float" office:value="0.0335814275663001">
            <text:p>0.0335814276</text:p>
          </table:table-cell>
          <table:table-cell table:style-name="Default" table:formula="of:=[.AH61]/[.AI61]" office:value-type="float" office:value="23.0052418684323">
            <text:p>23.0052418684</text:p>
          </table:table-cell>
          <table:table-cell office:value-type="float" office:value="8983355580">
            <text:p>8983355580</text:p>
          </table:table-cell>
          <table:table-cell office:value-type="float" office:value="390566525">
            <text:p>390566525</text:p>
          </table:table-cell>
          <table:table-cell office:value-type="float" office:value="493077915">
            <text:p>493077915</text:p>
          </table:table-cell>
          <table:table-cell office:value-type="float" office:value="2624">
            <text:p>2624.000000</text:p>
          </table:table-cell>
          <table:table-cell table:style-name="Default" table:formula="of:=[.AP61]/[.AR61]/10^3" office:value-type="float" office:value="148.84395007622">
            <text:p>148.8439500762</text:p>
          </table:table-cell>
          <table:table-cell table:style-name="Default" table:formula="of:=[.AQ61]/[.AP61]" office:value-type="float" office:value="1.26246844887692">
            <text:p>1.2624684489</text:p>
          </table:table-cell>
          <table:table-cell table:style-name="Default" table:formula="of:=[.AO61]/[.AP61]" office:value-type="float" office:value="23.0008334175593">
            <text:p>23.0008334176</text:p>
          </table:table-cell>
          <table:table-cell office:value-type="float" office:value="2346502387">
            <text:p>2346502387</text:p>
          </table:table-cell>
          <table:table-cell office:value-type="float" office:value="390233132">
            <text:p>390233132</text:p>
          </table:table-cell>
          <table:table-cell office:value-type="float" office:value="234139145">
            <text:p>234139145</text:p>
          </table:table-cell>
          <table:table-cell office:value-type="float" office:value="856">
            <text:p>856.000000</text:p>
          </table:table-cell>
          <table:table-cell table:style-name="Default" table:formula="of:=[.AW61]/[.AY61]/10^3" office:value-type="float" office:value="455.879827102804">
            <text:p>455.8798271028</text:p>
          </table:table-cell>
          <table:table-cell table:style-name="Default" table:formula="of:=[.AX61]/[.AW61]" office:value-type="float" office:value="0.599998118560574">
            <text:p>0.5999981186</text:p>
          </table:table-cell>
          <table:table-cell table:style-name="Default" table:formula="of:=[.AV61]/[.AW61]" office:value-type="float" office:value="6.01307832313941">
            <text:p>6.0130783231</text:p>
          </table:table-cell>
          <table:table-cell office:value-type="float" office:value="1566389024">
            <text:p>1566389024</text:p>
          </table:table-cell>
          <table:table-cell office:value-type="float" office:value="390483241">
            <text:p>390483241</text:p>
          </table:table-cell>
          <table:table-cell office:value-type="float" office:value="221056012">
            <text:p>221056012</text:p>
          </table:table-cell>
          <table:table-cell office:value-type="float" office:value="524">
            <text:p>524.000000</text:p>
          </table:table-cell>
          <table:table-cell table:style-name="Default" table:formula="of:=[.BD61]/[.BF61]/10^3" office:value-type="float" office:value="745.19702480916">
            <text:p>745.1970248092</text:p>
          </table:table-cell>
          <table:table-cell table:style-name="Default" table:formula="of:=[.BE61]/[.BD61]" office:value-type="float" office:value="0.566108833336589">
            <text:p>0.5661088333</text:p>
          </table:table-cell>
          <table:table-cell table:style-name="Default" table:formula="of:=[.BC61]/[.BD61]" office:value-type="float" office:value="4.01141165492426">
            <text:p>4.0114116549</text:p>
          </table:table-cell>
          <table:table-cell office:value-type="float" office:value="1565140244">
            <text:p>1565140244</text:p>
          </table:table-cell>
          <table:table-cell office:value-type="float" office:value="390476880">
            <text:p>390476880</text:p>
          </table:table-cell>
          <table:table-cell office:value-type="float" office:value="220989797">
            <text:p>220989797</text:p>
          </table:table-cell>
          <table:table-cell office:value-type="float" office:value="524">
            <text:p>524.000000</text:p>
          </table:table-cell>
          <table:table-cell table:style-name="Default" table:formula="of:=[.BK61]/[.BM61]/10^3" office:value-type="float" office:value="745.184885496183">
            <text:p>745.1848854962</text:p>
          </table:table-cell>
          <table:table-cell table:style-name="Default" table:formula="of:=[.BL61]/[.BK61]" office:value-type="float" office:value="0.565948480739756">
            <text:p>0.5659484807</text:p>
          </table:table-cell>
          <table:table-cell table:style-name="Default" table:formula="of:=[.BJ61]/[.BK61]" office:value-type="float" office:value="4.00827891269773">
            <text:p>4.0082789127</text:p>
          </table:table-cell>
          <table:table-cell office:value-type="float" office:value="2346837052">
            <text:p>2346837052</text:p>
          </table:table-cell>
          <table:table-cell office:value-type="float" office:value="390234002">
            <text:p>390234002</text:p>
          </table:table-cell>
          <table:table-cell office:value-type="float" office:value="235328002">
            <text:p>235328002</text:p>
          </table:table-cell>
          <table:table-cell office:value-type="float" office:value="852">
            <text:p>852.000000</text:p>
          </table:table-cell>
          <table:table-cell table:style-name="Default" table:formula="of:=[.BR61]/[.BT61]/10^3" office:value-type="float" office:value="458.021129107981">
            <text:p>458.021129108</text:p>
          </table:table-cell>
          <table:table-cell table:style-name="Default" table:formula="of:=[.BS61]/[.BR61]" office:value-type="float" office:value="0.603043304258249">
            <text:p>0.6030433043</text:p>
          </table:table-cell>
          <table:table-cell table:style-name="Default" table:formula="of:=[.BQ61]/[.BR61]" office:value-type="float" office:value="6.01392251821255">
            <text:p>6.0139225182</text:p>
          </table:table-cell>
          <table:table-cell office:value-type="float" office:value="576">
            <text:p>576</text:p>
          </table:table-cell>
          <table:table-cell office:value-type="float" office:value="9294365664">
            <text:p>9294365664</text:p>
          </table:table-cell>
          <table:table-cell office:value-type="float" office:value="382279785">
            <text:p>382279785</text:p>
          </table:table-cell>
          <table:table-cell office:value-type="float" office:value="1741024">
            <text:p>1741024</text:p>
          </table:table-cell>
          <table:table-cell office:value-type="float" office:value="1905">
            <text:p>1905</text:p>
          </table:table-cell>
          <table:table-cell table:style-name="Default" table:formula="of:=[.BZ61]/[.CB61]/10^3" office:value-type="float" office:value="200.671803149606">
            <text:p>200.6718031496</text:p>
          </table:table-cell>
          <table:table-cell table:style-name="Default" table:formula="of:=[.CA61]/[.BZ61]" office:value-type="float" office:value="0.00455431876943218">
            <text:p>0.0045543188</text:p>
          </table:table-cell>
          <table:table-cell table:style-name="Default" table:formula="of:=[.BY61]/[.BZ61]" office:value-type="float" office:value="24.3129928097035">
            <text:p>24.3129928097</text:p>
          </table:table-cell>
          <table:table-cell office:value-type="float" office:value="607489745">
            <text:p>607489745</text:p>
          </table:table-cell>
          <table:table-cell office:value-type="float" office:value="390259351">
            <text:p>390259351</text:p>
          </table:table-cell>
          <table:table-cell office:value-type="float" office:value="1244980">
            <text:p>1244980</text:p>
          </table:table-cell>
          <table:table-cell office:value-type="float" office:value="110">
            <text:p>110</text:p>
          </table:table-cell>
          <table:table-cell table:style-name="Default" table:formula="of:=[.CG61]/[.CI61]/10^3" office:value-type="float" office:value="3547.81228181818">
            <text:p>3547.8122818182</text:p>
          </table:table-cell>
          <table:table-cell table:style-name="Default" table:formula="of:=[.CH61]/[.CG61]" office:value-type="float" office:value="0.00319013496232663">
            <text:p>0.003190135</text:p>
          </table:table-cell>
          <table:table-cell table:style-name="Default" table:formula="of:=[.CF61]/[.CG61]" office:value-type="float" office:value="1.55663084931436">
            <text:p>1.5566308493</text:p>
          </table:table-cell>
          <table:table-cell office:value-type="float" office:value="160255885">
            <text:p>160255885</text:p>
          </table:table-cell>
          <table:table-cell office:value-type="float" office:value="98035880">
            <text:p>98035880</text:p>
          </table:table-cell>
          <table:table-cell office:value-type="float" office:value="1740146">
            <text:p>1740146</text:p>
          </table:table-cell>
          <table:table-cell office:value-type="float" office:value="28">
            <text:p>28</text:p>
          </table:table-cell>
          <table:table-cell table:style-name="Default" table:formula="of:=[.CN61]/[.CP61]/10^3" office:value-type="float" office:value="3501.28142857143">
            <text:p>3501.2814285714</text:p>
          </table:table-cell>
          <table:table-cell table:style-name="Default" table:formula="of:=[.CO61]/[.CN61]" office:value-type="float" office:value="0.0177500931291686">
            <text:p>0.0177500931</text:p>
          </table:table-cell>
          <table:table-cell table:style-name="Default" table:formula="of:=[.CM61]/[.CN61]" office:value-type="float" office:value="1.6346656448639">
            <text:p>1.634665644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62]" office:value-type="float" office:value="576">
            <text:p>576</text:p>
          </table:table-cell>
          <table:table-cell office:value-type="string">
            <text:p>,</text:p>
          </table:table-cell>
          <table:table-cell table:formula="of:=[.CS62]" office:value-type="float" office:value="1.64390657094823">
            <text:p>1.6439065709</text:p>
          </table:table-cell>
          <table:table-cell office:value-type="string">
            <text:p>)</text:p>
          </table:table-cell>
          <table:table-cell office:value-type="float" office:value="9455920553">
            <text:p>9455920553</text:p>
          </table:table-cell>
          <table:table-cell office:value-type="float" office:value="411063110">
            <text:p>411063110</text:p>
          </table:table-cell>
          <table:table-cell office:value-type="float" office:value="258593084">
            <text:p>258593084</text:p>
          </table:table-cell>
          <table:table-cell table:style-name="Default" office:value-type="float" office:value="2318">
            <text:p>2318</text:p>
          </table:table-cell>
          <table:table-cell table:style-name="Default" table:formula="of:=[.G62]/[.I62]/10^3" office:value-type="float" office:value="177.335250215703">
            <text:p>177.3352502157</text:p>
          </table:table-cell>
          <table:table-cell table:style-name="Default" table:formula="of:=[.H62]/[.G62]" office:value-type="float" office:value="0.629083655791929">
            <text:p>0.6290836558</text:p>
          </table:table-cell>
          <table:table-cell table:style-name="Default" table:formula="of:=[.F62]/[.G62]" office:value-type="float" office:value="23.0035737164544">
            <text:p>23.0035737165</text:p>
          </table:table-cell>
          <table:table-cell office:value-type="float" office:value="9455920520">
            <text:p>9455920520</text:p>
          </table:table-cell>
          <table:table-cell office:value-type="float" office:value="411006496">
            <text:p>411006496</text:p>
          </table:table-cell>
          <table:table-cell office:value-type="float" office:value="12984552">
            <text:p>12984552</text:p>
          </table:table-cell>
          <table:table-cell office:value-type="float" office:value="1981">
            <text:p>1981.000000</text:p>
          </table:table-cell>
          <table:table-cell table:style-name="Default" table:formula="of:=[.N62]/[.P62]/10^3" office:value-type="float" office:value="207.47425340737">
            <text:p>207.4742534074</text:p>
          </table:table-cell>
          <table:table-cell table:style-name="Default" table:formula="of:=[.O62]/[.N62]" office:value-type="float" office:value="0.0315920846175628">
            <text:p>0.0315920846</text:p>
          </table:table-cell>
          <table:table-cell table:style-name="Default" table:formula="of:=[.M62]/[.N62]" office:value-type="float" office:value="23.0067422583997">
            <text:p>23.0067422584</text:p>
          </table:table-cell>
          <table:table-cell office:value-type="float" office:value="9455920550">
            <text:p>9455920550</text:p>
          </table:table-cell>
          <table:table-cell office:value-type="float" office:value="411077275">
            <text:p>411077275</text:p>
          </table:table-cell>
          <table:table-cell office:value-type="float" office:value="256569959">
            <text:p>256569959</text:p>
          </table:table-cell>
          <table:table-cell office:value-type="float" office:value="2281">
            <text:p>2281.000000</text:p>
          </table:table-cell>
          <table:table-cell table:style-name="Default" table:formula="of:=[.U62]/[.W62]/10^3" office:value-type="float" office:value="180.218007452872">
            <text:p>180.2180074529</text:p>
          </table:table-cell>
          <table:table-cell table:style-name="Default" table:formula="of:=[.V62]/[.U62]" office:value-type="float" office:value="0.624140458749514">
            <text:p>0.6241404587</text:p>
          </table:table-cell>
          <table:table-cell table:style-name="Default" table:formula="of:=[.T62]/[.U62]" office:value-type="float" office:value="23.002781046459">
            <text:p>23.0027810465</text:p>
          </table:table-cell>
          <table:table-cell office:value-type="float" office:value="9455920607">
            <text:p>9455920607</text:p>
          </table:table-cell>
          <table:table-cell office:value-type="float" office:value="411087682">
            <text:p>411087682</text:p>
          </table:table-cell>
          <table:table-cell office:value-type="float" office:value="514909037">
            <text:p>514909037</text:p>
          </table:table-cell>
          <table:table-cell office:value-type="float" office:value="2792">
            <text:p>2792.000000</text:p>
          </table:table-cell>
          <table:table-cell table:style-name="Default" table:formula="of:=[.AB62]/[.AD62]/10^3" office:value-type="float" office:value="147.237708452722">
            <text:p>147.2377084527</text:p>
          </table:table-cell>
          <table:table-cell table:style-name="Default" table:formula="of:=[.AC62]/[.AB62]" office:value-type="float" office:value="1.25255282399826">
            <text:p>1.252552824</text:p>
          </table:table-cell>
          <table:table-cell table:style-name="Default" table:formula="of:=[.AA62]/[.AB62]" office:value-type="float" office:value="23.0021988520687">
            <text:p>23.0021988521</text:p>
          </table:table-cell>
          <table:table-cell office:value-type="float" office:value="9455920520">
            <text:p>9455920520</text:p>
          </table:table-cell>
          <table:table-cell office:value-type="float" office:value="411026494">
            <text:p>411026494</text:p>
          </table:table-cell>
          <table:table-cell office:value-type="float" office:value="13746368">
            <text:p>13746368</text:p>
          </table:table-cell>
          <table:table-cell office:value-type="float" office:value="1990">
            <text:p>1990.000000</text:p>
          </table:table-cell>
          <table:table-cell table:style-name="Default" table:formula="of:=[.AI62]/[.AK62]/10^3" office:value-type="float" office:value="206.545976884422">
            <text:p>206.5459768844</text:p>
          </table:table-cell>
          <table:table-cell table:style-name="Default" table:formula="of:=[.AJ62]/[.AI62]" office:value-type="float" office:value="0.0334439949751755">
            <text:p>0.033443995</text:p>
          </table:table-cell>
          <table:table-cell table:style-name="Default" table:formula="of:=[.AH62]/[.AI62]" office:value-type="float" office:value="23.0056228930099">
            <text:p>23.005622893</text:p>
          </table:table-cell>
          <table:table-cell office:value-type="float" office:value="9455920607">
            <text:p>9455920607</text:p>
          </table:table-cell>
          <table:table-cell office:value-type="float" office:value="411226112">
            <text:p>411226112</text:p>
          </table:table-cell>
          <table:table-cell office:value-type="float" office:value="513599847">
            <text:p>513599847</text:p>
          </table:table-cell>
          <table:table-cell office:value-type="float" office:value="2799">
            <text:p>2799.000000</text:p>
          </table:table-cell>
          <table:table-cell table:style-name="Default" table:formula="of:=[.AP62]/[.AR62]/10^3" office:value-type="float" office:value="146.918939621293">
            <text:p>146.9189396213</text:p>
          </table:table-cell>
          <table:table-cell table:style-name="Default" table:formula="of:=[.AQ62]/[.AP62]" office:value-type="float" office:value="1.24894755467279">
            <text:p>1.2489475547</text:p>
          </table:table-cell>
          <table:table-cell table:style-name="Default" table:formula="of:=[.AO62]/[.AP62]" office:value-type="float" office:value="22.9944556803825">
            <text:p>22.9944556804</text:p>
          </table:table-cell>
          <table:table-cell office:value-type="float" office:value="2469883802">
            <text:p>2469883802</text:p>
          </table:table-cell>
          <table:table-cell office:value-type="float" office:value="410819058">
            <text:p>410819058</text:p>
          </table:table-cell>
          <table:table-cell office:value-type="float" office:value="248871773">
            <text:p>248871773</text:p>
          </table:table-cell>
          <table:table-cell office:value-type="float" office:value="900">
            <text:p>900.000000</text:p>
          </table:table-cell>
          <table:table-cell table:style-name="Default" table:formula="of:=[.AW62]/[.AY62]/10^3" office:value-type="float" office:value="456.46562">
            <text:p>456.46562</text:p>
          </table:table-cell>
          <table:table-cell table:style-name="Default" table:formula="of:=[.AX62]/[.AW62]" office:value-type="float" office:value="0.605794127983225">
            <text:p>0.605794128</text:p>
          </table:table-cell>
          <table:table-cell table:style-name="Default" table:formula="of:=[.AV62]/[.AW62]" office:value-type="float" office:value="6.01209645439575">
            <text:p>6.0120964544</text:p>
          </table:table-cell>
          <table:table-cell office:value-type="float" office:value="1648714110">
            <text:p>1648714110</text:p>
          </table:table-cell>
          <table:table-cell office:value-type="float" office:value="411089347">
            <text:p>411089347</text:p>
          </table:table-cell>
          <table:table-cell office:value-type="float" office:value="246136762">
            <text:p>246136762</text:p>
          </table:table-cell>
          <table:table-cell office:value-type="float" office:value="569">
            <text:p>569.000000</text:p>
          </table:table-cell>
          <table:table-cell table:style-name="Default" table:formula="of:=[.BD62]/[.BF62]/10^3" office:value-type="float" office:value="722.47688400703">
            <text:p>722.476884007</text:p>
          </table:table-cell>
          <table:table-cell table:style-name="Default" table:formula="of:=[.BE62]/[.BD62]" office:value-type="float" office:value="0.598742739981535">
            <text:p>0.59874274</text:p>
          </table:table-cell>
          <table:table-cell table:style-name="Default" table:formula="of:=[.BC62]/[.BD62]" office:value-type="float" office:value="4.01059799294677">
            <text:p>4.0105979929</text:p>
          </table:table-cell>
          <table:table-cell office:value-type="float" office:value="1647427868">
            <text:p>1647427868</text:p>
          </table:table-cell>
          <table:table-cell office:value-type="float" office:value="411070094">
            <text:p>411070094</text:p>
          </table:table-cell>
          <table:table-cell office:value-type="float" office:value="246059699">
            <text:p>246059699</text:p>
          </table:table-cell>
          <table:table-cell office:value-type="float" office:value="569">
            <text:p>569.000000</text:p>
          </table:table-cell>
          <table:table-cell table:style-name="Default" table:formula="of:=[.BK62]/[.BM62]/10^3" office:value-type="float" office:value="722.44304745167">
            <text:p>722.4430474517</text:p>
          </table:table-cell>
          <table:table-cell table:style-name="Default" table:formula="of:=[.BL62]/[.BK62]" office:value-type="float" office:value="0.598583313628259">
            <text:p>0.5985833136</text:p>
          </table:table-cell>
          <table:table-cell table:style-name="Default" table:formula="of:=[.BJ62]/[.BK62]" office:value-type="float" office:value="4.00765682555345">
            <text:p>4.0076568256</text:p>
          </table:table-cell>
          <table:table-cell office:value-type="float" office:value="2470230137">
            <text:p>2470230137</text:p>
          </table:table-cell>
          <table:table-cell office:value-type="float" office:value="410816117">
            <text:p>410816117</text:p>
          </table:table-cell>
          <table:table-cell office:value-type="float" office:value="249826709">
            <text:p>249826709</text:p>
          </table:table-cell>
          <table:table-cell office:value-type="float" office:value="897">
            <text:p>897.000000</text:p>
          </table:table-cell>
          <table:table-cell table:style-name="Default" table:formula="of:=[.BR62]/[.BT62]/10^3" office:value-type="float" office:value="457.988982162765">
            <text:p>457.9889821628</text:p>
          </table:table-cell>
          <table:table-cell table:style-name="Default" table:formula="of:=[.BS62]/[.BR62]" office:value-type="float" office:value="0.608122950054562">
            <text:p>0.6081229501</text:p>
          </table:table-cell>
          <table:table-cell table:style-name="Default" table:formula="of:=[.BQ62]/[.BR62]" office:value-type="float" office:value="6.01298253593103">
            <text:p>6.0129825359</text:p>
          </table:table-cell>
          <table:table-cell office:value-type="float" office:value="576">
            <text:p>576</text:p>
          </table:table-cell>
          <table:table-cell office:value-type="float" office:value="9294365664">
            <text:p>9294365664</text:p>
          </table:table-cell>
          <table:table-cell office:value-type="float" office:value="382281528">
            <text:p>382281528</text:p>
          </table:table-cell>
          <table:table-cell office:value-type="float" office:value="1744700">
            <text:p>1744700</text:p>
          </table:table-cell>
          <table:table-cell office:value-type="float" office:value="1906">
            <text:p>1906</text:p>
          </table:table-cell>
          <table:table-cell table:style-name="Default" table:formula="of:=[.BZ62]/[.CB62]/10^3" office:value-type="float" office:value="200.567433368311">
            <text:p>200.5674333683</text:p>
          </table:table-cell>
          <table:table-cell table:style-name="Default" table:formula="of:=[.CA62]/[.BZ62]" office:value-type="float" office:value="0.0045639139540114">
            <text:p>0.004563914</text:p>
          </table:table-cell>
          <table:table-cell table:style-name="Default" table:formula="of:=[.BY62]/[.BZ62]" office:value-type="float" office:value="24.3128819554159">
            <text:p>24.3128819554</text:p>
          </table:table-cell>
          <table:table-cell office:value-type="float" office:value="638830630">
            <text:p>638830630</text:p>
          </table:table-cell>
          <table:table-cell office:value-type="float" office:value="410794596">
            <text:p>410794596</text:p>
          </table:table-cell>
          <table:table-cell office:value-type="float" office:value="1276618">
            <text:p>1276618</text:p>
          </table:table-cell>
          <table:table-cell office:value-type="float" office:value="114">
            <text:p>114</text:p>
          </table:table-cell>
          <table:table-cell table:style-name="Default" table:formula="of:=[.CG62]/[.CI62]/10^3" office:value-type="float" office:value="3603.46136842105">
            <text:p>3603.4613684211</text:p>
          </table:table-cell>
          <table:table-cell table:style-name="Default" table:formula="of:=[.CH62]/[.CG62]" office:value-type="float" office:value="0.0031076796346172">
            <text:p>0.0031076796</text:p>
          </table:table-cell>
          <table:table-cell table:style-name="Default" table:formula="of:=[.CF62]/[.CG62]" office:value-type="float" office:value="1.55510962466507">
            <text:p>1.5551096247</text:p>
          </table:table-cell>
          <table:table-cell office:value-type="float" office:value="170309112">
            <text:p>170309112</text:p>
          </table:table-cell>
          <table:table-cell office:value-type="float" office:value="103600238">
            <text:p>103600238</text:p>
          </table:table-cell>
          <table:table-cell office:value-type="float" office:value="1882614">
            <text:p>1882614</text:p>
          </table:table-cell>
          <table:table-cell office:value-type="float" office:value="29">
            <text:p>29</text:p>
          </table:table-cell>
          <table:table-cell table:style-name="Default" table:formula="of:=[.CN62]/[.CP62]/10^3" office:value-type="float" office:value="3572.422">
            <text:p>3572.422</text:p>
          </table:table-cell>
          <table:table-cell table:style-name="Default" table:formula="of:=[.CO62]/[.CN62]" office:value-type="float" office:value="0.0181719080606745">
            <text:p>0.0181719081</text:p>
          </table:table-cell>
          <table:table-cell table:style-name="Default" table:formula="of:=[.CM62]/[.CN62]" office:value-type="float" office:value="1.64390657094823">
            <text:p>1.643906570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63]" office:value-type="float" office:value="576">
            <text:p>576</text:p>
          </table:table-cell>
          <table:table-cell office:value-type="string">
            <text:p>,</text:p>
          </table:table-cell>
          <table:table-cell table:formula="of:=[.CS63]" office:value-type="float" office:value="1.63231291381377">
            <text:p>1.6323129138</text:p>
          </table:table-cell>
          <table:table-cell office:value-type="string">
            <text:p>)</text:p>
          </table:table-cell>
          <table:table-cell office:value-type="float" office:value="9944774389">
            <text:p>9944774389</text:p>
          </table:table-cell>
          <table:table-cell office:value-type="float" office:value="432353785">
            <text:p>432353785</text:p>
          </table:table-cell>
          <table:table-cell office:value-type="float" office:value="259175272">
            <text:p>259175272</text:p>
          </table:table-cell>
          <table:table-cell table:style-name="Default" office:value-type="float" office:value="2544">
            <text:p>2544</text:p>
          </table:table-cell>
          <table:table-cell table:style-name="Default" table:formula="of:=[.G63]/[.I63]/10^3" office:value-type="float" office:value="169.950387185535">
            <text:p>169.9503871855</text:p>
          </table:table-cell>
          <table:table-cell table:style-name="Default" table:formula="of:=[.H63]/[.G63]" office:value-type="float" office:value="0.599451840117463">
            <text:p>0.5994518401</text:p>
          </table:table-cell>
          <table:table-cell table:style-name="Default" table:formula="of:=[.F63]/[.G63]" office:value-type="float" office:value="23.0014741029733">
            <text:p>23.001474103</text:p>
          </table:table-cell>
          <table:table-cell office:value-type="float" office:value="9944774342">
            <text:p>9944774342</text:p>
          </table:table-cell>
          <table:table-cell office:value-type="float" office:value="432276167">
            <text:p>432276167</text:p>
          </table:table-cell>
          <table:table-cell office:value-type="float" office:value="13698977">
            <text:p>13698977</text:p>
          </table:table-cell>
          <table:table-cell office:value-type="float" office:value="2084">
            <text:p>2084.000000</text:p>
          </table:table-cell>
          <table:table-cell table:style-name="Default" table:formula="of:=[.N63]/[.P63]/10^3" office:value-type="float" office:value="207.42618378119">
            <text:p>207.4261837812</text:p>
          </table:table-cell>
          <table:table-cell table:style-name="Default" table:formula="of:=[.O63]/[.N63]" office:value-type="float" office:value="0.0316903360531556">
            <text:p>0.0316903361</text:p>
          </table:table-cell>
          <table:table-cell table:style-name="Default" table:formula="of:=[.M63]/[.N63]" office:value-type="float" office:value="23.0056040586665">
            <text:p>23.0056040587</text:p>
          </table:table-cell>
          <table:table-cell office:value-type="float" office:value="9944774375">
            <text:p>9944774375</text:p>
          </table:table-cell>
          <table:table-cell office:value-type="float" office:value="432389166">
            <text:p>432389166</text:p>
          </table:table-cell>
          <table:table-cell office:value-type="float" office:value="256689596">
            <text:p>256689596</text:p>
          </table:table-cell>
          <table:table-cell office:value-type="float" office:value="2402">
            <text:p>2402.000000</text:p>
          </table:table-cell>
          <table:table-cell table:style-name="Default" table:formula="of:=[.U63]/[.W63]/10^3" office:value-type="float" office:value="180.012142381349">
            <text:p>180.0121423813</text:p>
          </table:table-cell>
          <table:table-cell table:style-name="Default" table:formula="of:=[.V63]/[.U63]" office:value-type="float" office:value="0.5936540879935">
            <text:p>0.593654088</text:p>
          </table:table-cell>
          <table:table-cell table:style-name="Default" table:formula="of:=[.T63]/[.U63]" office:value-type="float" office:value="22.9995919347341">
            <text:p>22.9995919347</text:p>
          </table:table-cell>
          <table:table-cell office:value-type="float" office:value="9944774440">
            <text:p>9944774440</text:p>
          </table:table-cell>
          <table:table-cell office:value-type="float" office:value="432667145">
            <text:p>432667145</text:p>
          </table:table-cell>
          <table:table-cell office:value-type="float" office:value="533866378">
            <text:p>533866378</text:p>
          </table:table-cell>
          <table:table-cell office:value-type="float" office:value="2997">
            <text:p>2997.000000</text:p>
          </table:table-cell>
          <table:table-cell table:style-name="Default" table:formula="of:=[.AB63]/[.AD63]/10^3" office:value-type="float" office:value="144.366748415082">
            <text:p>144.3667484151</text:p>
          </table:table-cell>
          <table:table-cell table:style-name="Default" table:formula="of:=[.AC63]/[.AB63]" office:value-type="float" office:value="1.23389627377415">
            <text:p>1.2338962738</text:p>
          </table:table-cell>
          <table:table-cell table:style-name="Default" table:formula="of:=[.AA63]/[.AB63]" office:value-type="float" office:value="22.9848153596225">
            <text:p>22.9848153596</text:p>
          </table:table-cell>
          <table:table-cell office:value-type="float" office:value="9944774344">
            <text:p>9944774344</text:p>
          </table:table-cell>
          <table:table-cell office:value-type="float" office:value="432287632">
            <text:p>432287632</text:p>
          </table:table-cell>
          <table:table-cell office:value-type="float" office:value="14481900">
            <text:p>14481900</text:p>
          </table:table-cell>
          <table:table-cell office:value-type="float" office:value="2093">
            <text:p>2093.000000</text:p>
          </table:table-cell>
          <table:table-cell table:style-name="Default" table:formula="of:=[.AI63]/[.AK63]/10^3" office:value-type="float" office:value="206.539719063545">
            <text:p>206.5397190635</text:p>
          </table:table-cell>
          <table:table-cell table:style-name="Default" table:formula="of:=[.AJ63]/[.AI63]" office:value-type="float" office:value="0.0335006114632491">
            <text:p>0.0335006115</text:p>
          </table:table-cell>
          <table:table-cell table:style-name="Default" table:formula="of:=[.AH63]/[.AI63]" office:value-type="float" office:value="23.0049939157177">
            <text:p>23.0049939157</text:p>
          </table:table-cell>
          <table:table-cell office:value-type="float" office:value="9944774438">
            <text:p>9944774438</text:p>
          </table:table-cell>
          <table:table-cell office:value-type="float" office:value="432436986">
            <text:p>432436986</text:p>
          </table:table-cell>
          <table:table-cell office:value-type="float" office:value="534109917">
            <text:p>534109917</text:p>
          </table:table-cell>
          <table:table-cell office:value-type="float" office:value="2978">
            <text:p>2978.000000</text:p>
          </table:table-cell>
          <table:table-cell table:style-name="Default" table:formula="of:=[.AP63]/[.AR63]/10^3" office:value-type="float" office:value="145.210539288113">
            <text:p>145.2105392881</text:p>
          </table:table-cell>
          <table:table-cell table:style-name="Default" table:formula="of:=[.AQ63]/[.AP63]" office:value-type="float" office:value="1.23511617713477">
            <text:p>1.2351161771</text:p>
          </table:table-cell>
          <table:table-cell table:style-name="Default" table:formula="of:=[.AO63]/[.AP63]" office:value-type="float" office:value="22.9970487260773">
            <text:p>22.9970487261</text:p>
          </table:table-cell>
          <table:table-cell office:value-type="float" office:value="2597516220">
            <text:p>2597516220</text:p>
          </table:table-cell>
          <table:table-cell office:value-type="float" office:value="432025209">
            <text:p>432025209</text:p>
          </table:table-cell>
          <table:table-cell office:value-type="float" office:value="258263643">
            <text:p>258263643</text:p>
          </table:table-cell>
          <table:table-cell office:value-type="float" office:value="953">
            <text:p>953.000000</text:p>
          </table:table-cell>
          <table:table-cell table:style-name="Default" table:formula="of:=[.AW63]/[.AY63]/10^3" office:value-type="float" office:value="453.331803777545">
            <text:p>453.3318037775</text:p>
          </table:table-cell>
          <table:table-cell table:style-name="Default" table:formula="of:=[.AX63]/[.AW63]" office:value-type="float" office:value="0.597797622962321">
            <text:p>0.597797623</text:p>
          </table:table-cell>
          <table:table-cell table:style-name="Default" table:formula="of:=[.AV63]/[.AW63]" office:value-type="float" office:value="6.01241817812534">
            <text:p>6.0124181781</text:p>
          </table:table-cell>
          <table:table-cell office:value-type="float" office:value="1733874395">
            <text:p>1733874395</text:p>
          </table:table-cell>
          <table:table-cell office:value-type="float" office:value="432369054">
            <text:p>432369054</text:p>
          </table:table-cell>
          <table:table-cell office:value-type="float" office:value="257939808">
            <text:p>257939808</text:p>
          </table:table-cell>
          <table:table-cell office:value-type="float" office:value="599">
            <text:p>599.000000</text:p>
          </table:table-cell>
          <table:table-cell table:style-name="Default" table:formula="of:=[.BD63]/[.BF63]/10^3" office:value-type="float" office:value="721.818120200334">
            <text:p>721.8181202003</text:p>
          </table:table-cell>
          <table:table-cell table:style-name="Default" table:formula="of:=[.BE63]/[.BD63]" office:value-type="float" office:value="0.596573241340256">
            <text:p>0.5965732413</text:p>
          </table:table-cell>
          <table:table-cell table:style-name="Default" table:formula="of:=[.BC63]/[.BD63]" office:value-type="float" office:value="4.01017227981353">
            <text:p>4.0101722798</text:p>
          </table:table-cell>
          <table:table-cell office:value-type="float" office:value="1732537555">
            <text:p>1732537555</text:p>
          </table:table-cell>
          <table:table-cell office:value-type="float" office:value="432360203">
            <text:p>432360203</text:p>
          </table:table-cell>
          <table:table-cell office:value-type="float" office:value="257920750">
            <text:p>257920750</text:p>
          </table:table-cell>
          <table:table-cell office:value-type="float" office:value="599">
            <text:p>599.000000</text:p>
          </table:table-cell>
          <table:table-cell table:style-name="Default" table:formula="of:=[.BK63]/[.BM63]/10^3" office:value-type="float" office:value="721.803343906511">
            <text:p>721.8033439065</text:p>
          </table:table-cell>
          <table:table-cell table:style-name="Default" table:formula="of:=[.BL63]/[.BK63]" office:value-type="float" office:value="0.596541375016424">
            <text:p>0.596541375</text:p>
          </table:table-cell>
          <table:table-cell table:style-name="Default" table:formula="of:=[.BJ63]/[.BK63]" office:value-type="float" office:value="4.00716241452963">
            <text:p>4.0071624145</text:p>
          </table:table-cell>
          <table:table-cell office:value-type="float" office:value="2597874424">
            <text:p>2597874424</text:p>
          </table:table-cell>
          <table:table-cell office:value-type="float" office:value="432026975">
            <text:p>432026975</text:p>
          </table:table-cell>
          <table:table-cell office:value-type="float" office:value="258854761">
            <text:p>258854761</text:p>
          </table:table-cell>
          <table:table-cell office:value-type="float" office:value="949">
            <text:p>949.000000</text:p>
          </table:table-cell>
          <table:table-cell table:style-name="Default" table:formula="of:=[.BR63]/[.BT63]/10^3" office:value-type="float" office:value="455.244441517387">
            <text:p>455.2444415174</text:p>
          </table:table-cell>
          <table:table-cell table:style-name="Default" table:formula="of:=[.BS63]/[.BR63]" office:value-type="float" office:value="0.599163422608044">
            <text:p>0.5991634226</text:p>
          </table:table-cell>
          <table:table-cell table:style-name="Default" table:formula="of:=[.BQ63]/[.BR63]" office:value-type="float" office:value="6.0132227252708">
            <text:p>6.0132227253</text:p>
          </table:table-cell>
          <table:table-cell office:value-type="float" office:value="576">
            <text:p>576</text:p>
          </table:table-cell>
          <table:table-cell office:value-type="float" office:value="9294365664">
            <text:p>9294365664</text:p>
          </table:table-cell>
          <table:table-cell office:value-type="float" office:value="382279977">
            <text:p>382279977</text:p>
          </table:table-cell>
          <table:table-cell office:value-type="float" office:value="1743490">
            <text:p>1743490</text:p>
          </table:table-cell>
          <table:table-cell office:value-type="float" office:value="1905">
            <text:p>1905</text:p>
          </table:table-cell>
          <table:table-cell table:style-name="Default" table:formula="of:=[.BZ63]/[.CB63]/10^3" office:value-type="float" office:value="200.671903937008">
            <text:p>200.671903937</text:p>
          </table:table-cell>
          <table:table-cell table:style-name="Default" table:formula="of:=[.CA63]/[.BZ63]" office:value-type="float" office:value="0.0045607672514849">
            <text:p>0.0045607673</text:p>
          </table:table-cell>
          <table:table-cell table:style-name="Default" table:formula="of:=[.BY63]/[.BZ63]" office:value-type="float" office:value="24.3129805985104">
            <text:p>24.3129805985</text:p>
          </table:table-cell>
          <table:table-cell office:value-type="float" office:value="671568645">
            <text:p>671568645</text:p>
          </table:table-cell>
          <table:table-cell office:value-type="float" office:value="432058727">
            <text:p>432058727</text:p>
          </table:table-cell>
          <table:table-cell office:value-type="float" office:value="1367585">
            <text:p>1367585</text:p>
          </table:table-cell>
          <table:table-cell office:value-type="float" office:value="121">
            <text:p>121</text:p>
          </table:table-cell>
          <table:table-cell table:style-name="Default" table:formula="of:=[.CG63]/[.CI63]/10^3" office:value-type="float" office:value="3570.73328099174">
            <text:p>3570.7332809917</text:p>
          </table:table-cell>
          <table:table-cell table:style-name="Default" table:formula="of:=[.CH63]/[.CG63]" office:value-type="float" office:value="0.00316527572419571">
            <text:p>0.0031652757</text:p>
          </table:table-cell>
          <table:table-cell table:style-name="Default" table:formula="of:=[.CF63]/[.CG63]" office:value-type="float" office:value="1.55434574754001">
            <text:p>1.5543457475</text:p>
          </table:table-cell>
          <table:table-cell office:value-type="float" office:value="177128211">
            <text:p>177128211</text:p>
          </table:table-cell>
          <table:table-cell office:value-type="float" office:value="108513637">
            <text:p>108513637</text:p>
          </table:table-cell>
          <table:table-cell office:value-type="float" office:value="1924430">
            <text:p>1924430</text:p>
          </table:table-cell>
          <table:table-cell office:value-type="float" office:value="30">
            <text:p>30</text:p>
          </table:table-cell>
          <table:table-cell table:style-name="Default" table:formula="of:=[.CN63]/[.CP63]/10^3" office:value-type="float" office:value="3617.12123333333">
            <text:p>3617.1212333333</text:p>
          </table:table-cell>
          <table:table-cell table:style-name="Default" table:formula="of:=[.CO63]/[.CN63]" office:value-type="float" office:value="0.0177344530439064">
            <text:p>0.017734453</text:p>
          </table:table-cell>
          <table:table-cell table:style-name="Default" table:formula="of:=[.CM63]/[.CN63]" office:value-type="float" office:value="1.63231291381377">
            <text:p>1.6323129138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64]" office:value-type="float" office:value="576">
            <text:p>576</text:p>
          </table:table-cell>
          <table:table-cell office:value-type="string">
            <text:p>,</text:p>
          </table:table-cell>
          <table:table-cell table:formula="of:=[.CS64]" office:value-type="float" office:value="1.64049586516949">
            <text:p>1.6404958652</text:p>
          </table:table-cell>
          <table:table-cell office:value-type="string">
            <text:p>)</text:p>
          </table:table-cell>
          <table:table-cell office:value-type="float" office:value="10450193142">
            <text:p>10450193142</text:p>
          </table:table-cell>
          <table:table-cell office:value-type="float" office:value="454330220">
            <text:p>454330220</text:p>
          </table:table-cell>
          <table:table-cell office:value-type="float" office:value="268958845">
            <text:p>268958845</text:p>
          </table:table-cell>
          <table:table-cell table:style-name="Default" office:value-type="float" office:value="2669">
            <text:p>2669</text:p>
          </table:table-cell>
          <table:table-cell table:style-name="Default" table:formula="of:=[.G64]/[.I64]/10^3" office:value-type="float" office:value="170.224885724991">
            <text:p>170.224885725</text:p>
          </table:table-cell>
          <table:table-cell table:style-name="Default" table:formula="of:=[.H64]/[.G64]" office:value-type="float" office:value="0.591989775630598">
            <text:p>0.5919897756</text:p>
          </table:table-cell>
          <table:table-cell table:style-name="Default" table:formula="of:=[.F64]/[.G64]" office:value-type="float" office:value="23.0013164037382">
            <text:p>23.0013164037</text:p>
          </table:table-cell>
          <table:table-cell office:value-type="float" office:value="10450193088">
            <text:p>10450193088</text:p>
          </table:table-cell>
          <table:table-cell office:value-type="float" office:value="454248707">
            <text:p>454248707</text:p>
          </table:table-cell>
          <table:table-cell office:value-type="float" office:value="14347569">
            <text:p>14347569</text:p>
          </table:table-cell>
          <table:table-cell office:value-type="float" office:value="2189">
            <text:p>2189.000000</text:p>
          </table:table-cell>
          <table:table-cell table:style-name="Default" table:formula="of:=[.N64]/[.P64]/10^3" office:value-type="float" office:value="207.514256281407">
            <text:p>207.5142562814</text:p>
          </table:table-cell>
          <table:table-cell table:style-name="Default" table:formula="of:=[.O64]/[.N64]" office:value-type="float" office:value="0.0315852720743132">
            <text:p>0.0315852721</text:p>
          </table:table-cell>
          <table:table-cell table:style-name="Default" table:formula="of:=[.M64]/[.N64]" office:value-type="float" office:value="23.005443773338">
            <text:p>23.0054437733</text:p>
          </table:table-cell>
          <table:table-cell office:value-type="float" office:value="10450193120">
            <text:p>10450193120</text:p>
          </table:table-cell>
          <table:table-cell office:value-type="float" office:value="454370092">
            <text:p>454370092</text:p>
          </table:table-cell>
          <table:table-cell office:value-type="float" office:value="267483738">
            <text:p>267483738</text:p>
          </table:table-cell>
          <table:table-cell office:value-type="float" office:value="2515">
            <text:p>2515.000000</text:p>
          </table:table-cell>
          <table:table-cell table:style-name="Default" table:formula="of:=[.U64]/[.W64]/10^3" office:value-type="float" office:value="180.664052485089">
            <text:p>180.6640524851</text:p>
          </table:table-cell>
          <table:table-cell table:style-name="Default" table:formula="of:=[.V64]/[.U64]" office:value-type="float" office:value="0.588691339305845">
            <text:p>0.5886913393</text:p>
          </table:table-cell>
          <table:table-cell table:style-name="Default" table:formula="of:=[.T64]/[.U64]" office:value-type="float" office:value="22.9992979379461">
            <text:p>22.9992979379</text:p>
          </table:table-cell>
          <table:table-cell office:value-type="float" office:value="10450193192">
            <text:p>10450193192</text:p>
          </table:table-cell>
          <table:table-cell office:value-type="float" office:value="454675732">
            <text:p>454675732</text:p>
          </table:table-cell>
          <table:table-cell office:value-type="float" office:value="558183217">
            <text:p>558183217</text:p>
          </table:table-cell>
          <table:table-cell office:value-type="float" office:value="3164">
            <text:p>3164.000000</text:p>
          </table:table-cell>
          <table:table-cell table:style-name="Default" table:formula="of:=[.AB64]/[.AD64]/10^3" office:value-type="float" office:value="143.70282300885">
            <text:p>143.7028230089</text:p>
          </table:table-cell>
          <table:table-cell table:style-name="Default" table:formula="of:=[.AC64]/[.AB64]" office:value-type="float" office:value="1.22765121979283">
            <text:p>1.2276512198</text:p>
          </table:table-cell>
          <table:table-cell table:style-name="Default" table:formula="of:=[.AA64]/[.AB64]" office:value-type="float" office:value="22.9838376155075">
            <text:p>22.9838376155</text:p>
          </table:table-cell>
          <table:table-cell office:value-type="float" office:value="10450193089">
            <text:p>10450193089</text:p>
          </table:table-cell>
          <table:table-cell office:value-type="float" office:value="454260886">
            <text:p>454260886</text:p>
          </table:table-cell>
          <table:table-cell office:value-type="float" office:value="15163579">
            <text:p>15163579</text:p>
          </table:table-cell>
          <table:table-cell office:value-type="float" office:value="2197">
            <text:p>2197.000000</text:p>
          </table:table-cell>
          <table:table-cell table:style-name="Default" table:formula="of:=[.AI64]/[.AK64]/10^3" office:value-type="float" office:value="206.764172052799">
            <text:p>206.7641720528</text:p>
          </table:table-cell>
          <table:table-cell table:style-name="Default" table:formula="of:=[.AJ64]/[.AI64]" office:value-type="float" office:value="0.0333807718589269">
            <text:p>0.0333807719</text:p>
          </table:table-cell>
          <table:table-cell table:style-name="Default" table:formula="of:=[.AH64]/[.AI64]" office:value-type="float" office:value="23.0048269861385">
            <text:p>23.0048269861</text:p>
          </table:table-cell>
          <table:table-cell office:value-type="float" office:value="10450193189">
            <text:p>10450193189</text:p>
          </table:table-cell>
          <table:table-cell office:value-type="float" office:value="454418676">
            <text:p>454418676</text:p>
          </table:table-cell>
          <table:table-cell office:value-type="float" office:value="557786722">
            <text:p>557786722</text:p>
          </table:table-cell>
          <table:table-cell office:value-type="float" office:value="3147">
            <text:p>3147.000000</text:p>
          </table:table-cell>
          <table:table-cell table:style-name="Default" table:formula="of:=[.AP64]/[.AR64]/10^3" office:value-type="float" office:value="144.397418493804">
            <text:p>144.3974184938</text:p>
          </table:table-cell>
          <table:table-cell table:style-name="Default" table:formula="of:=[.AQ64]/[.AP64]" office:value-type="float" office:value="1.22747314637218">
            <text:p>1.2274731464</text:p>
          </table:table-cell>
          <table:table-cell table:style-name="Default" table:formula="of:=[.AO64]/[.AP64]" office:value-type="float" office:value="22.9968391285925">
            <text:p>22.9968391286</text:p>
          </table:table-cell>
          <table:table-cell office:value-type="float" office:value="2729471761">
            <text:p>2729471761</text:p>
          </table:table-cell>
          <table:table-cell office:value-type="float" office:value="453989247">
            <text:p>453989247</text:p>
          </table:table-cell>
          <table:table-cell office:value-type="float" office:value="270613213">
            <text:p>270613213</text:p>
          </table:table-cell>
          <table:table-cell office:value-type="float" office:value="1000">
            <text:p>1000.000000</text:p>
          </table:table-cell>
          <table:table-cell table:style-name="Default" table:formula="of:=[.AW64]/[.AY64]/10^3" office:value-type="float" office:value="453.989247">
            <text:p>453.989247</text:p>
          </table:table-cell>
          <table:table-cell table:style-name="Default" table:formula="of:=[.AX64]/[.AW64]" office:value-type="float" office:value="0.596078463946526">
            <text:p>0.5960784639</text:p>
          </table:table-cell>
          <table:table-cell table:style-name="Default" table:formula="of:=[.AV64]/[.AW64]" office:value-type="float" office:value="6.01219473596915">
            <text:p>6.012194736</text:p>
          </table:table-cell>
          <table:table-cell office:value-type="float" office:value="1821918002">
            <text:p>1821918002</text:p>
          </table:table-cell>
          <table:table-cell office:value-type="float" office:value="454343035">
            <text:p>454343035</text:p>
          </table:table-cell>
          <table:table-cell office:value-type="float" office:value="271054576">
            <text:p>271054576</text:p>
          </table:table-cell>
          <table:table-cell office:value-type="float" office:value="630">
            <text:p>630.000000</text:p>
          </table:table-cell>
          <table:table-cell table:style-name="Default" table:formula="of:=[.BD64]/[.BF64]/10^3" office:value-type="float" office:value="721.179420634921">
            <text:p>721.1794206349</text:p>
          </table:table-cell>
          <table:table-cell table:style-name="Default" table:formula="of:=[.BE64]/[.BD64]" office:value-type="float" office:value="0.59658574055174">
            <text:p>0.5965857406</text:p>
          </table:table-cell>
          <table:table-cell table:style-name="Default" table:formula="of:=[.BC64]/[.BD64]" office:value-type="float" office:value="4.01000535201337">
            <text:p>4.010005352</text:p>
          </table:table-cell>
          <table:table-cell office:value-type="float" office:value="1820542412">
            <text:p>1820542412</text:p>
          </table:table-cell>
          <table:table-cell office:value-type="float" office:value="454338835">
            <text:p>454338835</text:p>
          </table:table-cell>
          <table:table-cell office:value-type="float" office:value="271036551">
            <text:p>271036551</text:p>
          </table:table-cell>
          <table:table-cell office:value-type="float" office:value="629">
            <text:p>629.000000</text:p>
          </table:table-cell>
          <table:table-cell table:style-name="Default" table:formula="of:=[.BK64]/[.BM64]/10^3" office:value-type="float" office:value="722.319292527822">
            <text:p>722.3192925278</text:p>
          </table:table-cell>
          <table:table-cell table:style-name="Default" table:formula="of:=[.BL64]/[.BK64]" office:value-type="float" office:value="0.596551582476985">
            <text:p>0.5965515825</text:p>
          </table:table-cell>
          <table:table-cell table:style-name="Default" table:formula="of:=[.BJ64]/[.BK64]" office:value-type="float" office:value="4.00701474704446">
            <text:p>4.007014747</text:p>
          </table:table-cell>
          <table:table-cell office:value-type="float" office:value="2729842034">
            <text:p>2729842034</text:p>
          </table:table-cell>
          <table:table-cell office:value-type="float" office:value="453983468">
            <text:p>453983468</text:p>
          </table:table-cell>
          <table:table-cell office:value-type="float" office:value="270944533">
            <text:p>270944533</text:p>
          </table:table-cell>
          <table:table-cell office:value-type="float" office:value="996">
            <text:p>996.000000</text:p>
          </table:table-cell>
          <table:table-cell table:style-name="Default" table:formula="of:=[.BR64]/[.BT64]/10^3" office:value-type="float" office:value="455.806694779117">
            <text:p>455.8066947791</text:p>
          </table:table-cell>
          <table:table-cell table:style-name="Default" table:formula="of:=[.BS64]/[.BR64]" office:value-type="float" office:value="0.596815858061157">
            <text:p>0.5968158581</text:p>
          </table:table-cell>
          <table:table-cell table:style-name="Default" table:formula="of:=[.BQ64]/[.BR64]" office:value-type="float" office:value="6.01308687742788">
            <text:p>6.0130868774</text:p>
          </table:table-cell>
          <table:table-cell office:value-type="float" office:value="576">
            <text:p>576</text:p>
          </table:table-cell>
          <table:table-cell office:value-type="float" office:value="9294365664">
            <text:p>9294365664</text:p>
          </table:table-cell>
          <table:table-cell office:value-type="float" office:value="382282527">
            <text:p>382282527</text:p>
          </table:table-cell>
          <table:table-cell office:value-type="float" office:value="1739523">
            <text:p>1739523</text:p>
          </table:table-cell>
          <table:table-cell office:value-type="float" office:value="1905">
            <text:p>1905</text:p>
          </table:table-cell>
          <table:table-cell table:style-name="Default" table:formula="of:=[.BZ64]/[.CB64]/10^3" office:value-type="float" office:value="200.673242519685">
            <text:p>200.6732425197</text:p>
          </table:table-cell>
          <table:table-cell table:style-name="Default" table:formula="of:=[.CA64]/[.BZ64]" office:value-type="float" office:value="0.00455035968724775">
            <text:p>0.0045503597</text:p>
          </table:table-cell>
          <table:table-cell table:style-name="Default" table:formula="of:=[.BY64]/[.BZ64]" office:value-type="float" office:value="24.3128184197652">
            <text:p>24.3128184198</text:p>
          </table:table-cell>
          <table:table-cell office:value-type="float" office:value="705105085">
            <text:p>705105085</text:p>
          </table:table-cell>
          <table:table-cell office:value-type="float" office:value="454017622">
            <text:p>454017622</text:p>
          </table:table-cell>
          <table:table-cell office:value-type="float" office:value="1388426">
            <text:p>1388426</text:p>
          </table:table-cell>
          <table:table-cell office:value-type="float" office:value="126">
            <text:p>126</text:p>
          </table:table-cell>
          <table:table-cell table:style-name="Default" table:formula="of:=[.CG64]/[.CI64]/10^3" office:value-type="float" office:value="3603.31446031746">
            <text:p>3603.3144603175</text:p>
          </table:table-cell>
          <table:table-cell table:style-name="Default" table:formula="of:=[.CH64]/[.CG64]" office:value-type="float" office:value="0.00305808834882625">
            <text:p>0.0030580883</text:p>
          </table:table-cell>
          <table:table-cell table:style-name="Default" table:formula="of:=[.CF64]/[.CG64]" office:value-type="float" office:value="1.55303461987649">
            <text:p>1.5530346199</text:p>
          </table:table-cell>
          <table:table-cell office:value-type="float" office:value="187787939">
            <text:p>187787939</text:p>
          </table:table-cell>
          <table:table-cell office:value-type="float" office:value="114470230">
            <text:p>114470230</text:p>
          </table:table-cell>
          <table:table-cell office:value-type="float" office:value="2060312">
            <text:p>2060312</text:p>
          </table:table-cell>
          <table:table-cell office:value-type="float" office:value="32">
            <text:p>32</text:p>
          </table:table-cell>
          <table:table-cell table:style-name="Default" table:formula="of:=[.CN64]/[.CP64]/10^3" office:value-type="float" office:value="3577.1946875">
            <text:p>3577.1946875</text:p>
          </table:table-cell>
          <table:table-cell table:style-name="Default" table:formula="of:=[.CO64]/[.CN64]" office:value-type="float" office:value="0.017998670920815">
            <text:p>0.0179986709</text:p>
          </table:table-cell>
          <table:table-cell table:style-name="Default" table:formula="of:=[.CM64]/[.CN64]" office:value-type="float" office:value="1.64049586516949">
            <text:p>1.640495865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65]" office:value-type="float" office:value="576">
            <text:p>576</text:p>
          </table:table-cell>
          <table:table-cell office:value-type="string">
            <text:p>,</text:p>
          </table:table-cell>
          <table:table-cell table:formula="of:=[.CS65]" office:value-type="float" office:value="1.63254517171945">
            <text:p>1.6325451717</text:p>
          </table:table-cell>
          <table:table-cell office:value-type="string">
            <text:p>)</text:p>
          </table:table-cell>
          <table:table-cell office:value-type="float" office:value="10972452558">
            <text:p>10972452558</text:p>
          </table:table-cell>
          <table:table-cell office:value-type="float" office:value="477060230">
            <text:p>477060230</text:p>
          </table:table-cell>
          <table:table-cell office:value-type="float" office:value="282885257">
            <text:p>282885257</text:p>
          </table:table-cell>
          <table:table-cell table:style-name="Default" office:value-type="float" office:value="2686">
            <text:p>2686</text:p>
          </table:table-cell>
          <table:table-cell table:style-name="Default" table:formula="of:=[.G65]/[.I65]/10^3" office:value-type="float" office:value="177.609914370812">
            <text:p>177.6099143708</text:p>
          </table:table-cell>
          <table:table-cell table:style-name="Default" table:formula="of:=[.H65]/[.G65]" office:value-type="float" office:value="0.592975979154666">
            <text:p>0.5929759792</text:p>
          </table:table-cell>
          <table:table-cell table:style-name="Default" table:formula="of:=[.F65]/[.G65]" office:value-type="float" office:value="23.0001410052563">
            <text:p>23.0001410053</text:p>
          </table:table-cell>
          <table:table-cell office:value-type="float" office:value="10972452513">
            <text:p>10972452513</text:p>
          </table:table-cell>
          <table:table-cell office:value-type="float" office:value="476960149">
            <text:p>476960149</text:p>
          </table:table-cell>
          <table:table-cell office:value-type="float" office:value="15109447">
            <text:p>15109447</text:p>
          </table:table-cell>
          <table:table-cell office:value-type="float" office:value="2299">
            <text:p>2299.000000</text:p>
          </table:table-cell>
          <table:table-cell table:style-name="Default" table:formula="of:=[.N65]/[.P65]/10^3" office:value-type="float" office:value="207.464179643323">
            <text:p>207.4641796433</text:p>
          </table:table-cell>
          <table:table-cell table:style-name="Default" table:formula="of:=[.O65]/[.N65]" office:value-type="float" office:value="0.0316786361117981">
            <text:p>0.0316786361</text:p>
          </table:table-cell>
          <table:table-cell table:style-name="Default" table:formula="of:=[.M65]/[.N65]" office:value-type="float" office:value="23.0049670522893">
            <text:p>23.0049670523</text:p>
          </table:table-cell>
          <table:table-cell office:value-type="float" office:value="10972452554">
            <text:p>10972452554</text:p>
          </table:table-cell>
          <table:table-cell office:value-type="float" office:value="477077845">
            <text:p>477077845</text:p>
          </table:table-cell>
          <table:table-cell office:value-type="float" office:value="281416216">
            <text:p>281416216</text:p>
          </table:table-cell>
          <table:table-cell office:value-type="float" office:value="2643">
            <text:p>2643.000000</text:p>
          </table:table-cell>
          <table:table-cell table:style-name="Default" table:formula="of:=[.U65]/[.W65]/10^3" office:value-type="float" office:value="180.50618426031">
            <text:p>180.5061842603</text:p>
          </table:table-cell>
          <table:table-cell table:style-name="Default" table:formula="of:=[.V65]/[.U65]" office:value-type="float" office:value="0.589874836883276">
            <text:p>0.5898748369</text:p>
          </table:table-cell>
          <table:table-cell table:style-name="Default" table:formula="of:=[.T65]/[.U65]" office:value-type="float" office:value="22.9992917696692">
            <text:p>22.9992917697</text:p>
          </table:table-cell>
          <table:table-cell office:value-type="float" office:value="10972452618">
            <text:p>10972452618</text:p>
          </table:table-cell>
          <table:table-cell office:value-type="float" office:value="477015360">
            <text:p>477015360</text:p>
          </table:table-cell>
          <table:table-cell office:value-type="float" office:value="585481785">
            <text:p>585481785</text:p>
          </table:table-cell>
          <table:table-cell office:value-type="float" office:value="3289">
            <text:p>3289.000000</text:p>
          </table:table-cell>
          <table:table-cell table:style-name="Default" table:formula="of:=[.AB65]/[.AD65]/10^3" office:value-type="float" office:value="145.033554271815">
            <text:p>145.0335542718</text:p>
          </table:table-cell>
          <table:table-cell table:style-name="Default" table:formula="of:=[.AC65]/[.AB65]" office:value-type="float" office:value="1.22738560242588">
            <text:p>1.2273856024</text:p>
          </table:table-cell>
          <table:table-cell table:style-name="Default" table:formula="of:=[.AA65]/[.AB65]" office:value-type="float" office:value="23.0023046176123">
            <text:p>23.0023046176</text:p>
          </table:table-cell>
          <table:table-cell office:value-type="float" office:value="10972452514">
            <text:p>10972452514</text:p>
          </table:table-cell>
          <table:table-cell office:value-type="float" office:value="476976336">
            <text:p>476976336</text:p>
          </table:table-cell>
          <table:table-cell office:value-type="float" office:value="15950158">
            <text:p>15950158</text:p>
          </table:table-cell>
          <table:table-cell office:value-type="float" office:value="2308">
            <text:p>2308.000000</text:p>
          </table:table-cell>
          <table:table-cell table:style-name="Default" table:formula="of:=[.AI65]/[.AK65]/10^3" office:value-type="float" office:value="206.662190641248">
            <text:p>206.6621906412</text:p>
          </table:table-cell>
          <table:table-cell table:style-name="Default" table:formula="of:=[.AJ65]/[.AI65]" office:value-type="float" office:value="0.0334401453408791">
            <text:p>0.0334401453</text:p>
          </table:table-cell>
          <table:table-cell table:style-name="Default" table:formula="of:=[.AH65]/[.AI65]" office:value-type="float" office:value="23.0041863418566">
            <text:p>23.0041863419</text:p>
          </table:table-cell>
          <table:table-cell office:value-type="float" office:value="10972452617">
            <text:p>10972452617</text:p>
          </table:table-cell>
          <table:table-cell office:value-type="float" office:value="477030525">
            <text:p>477030525</text:p>
          </table:table-cell>
          <table:table-cell office:value-type="float" office:value="583862448">
            <text:p>583862448</text:p>
          </table:table-cell>
          <table:table-cell office:value-type="float" office:value="3276">
            <text:p>3276.000000</text:p>
          </table:table-cell>
          <table:table-cell table:style-name="Default" table:formula="of:=[.AP65]/[.AR65]/10^3" office:value-type="float" office:value="145.613713369963">
            <text:p>145.61371337</text:p>
          </table:table-cell>
          <table:table-cell table:style-name="Default" table:formula="of:=[.AQ65]/[.AP65]" office:value-type="float" office:value="1.22395196408029">
            <text:p>1.2239519641</text:p>
          </table:table-cell>
          <table:table-cell table:style-name="Default" table:formula="of:=[.AO65]/[.AP65]" office:value-type="float" office:value="23.0015733626271">
            <text:p>23.0015733626</text:p>
          </table:table-cell>
          <table:table-cell office:value-type="float" office:value="2865822177">
            <text:p>2865822177</text:p>
          </table:table-cell>
          <table:table-cell office:value-type="float" office:value="476669513">
            <text:p>476669513</text:p>
          </table:table-cell>
          <table:table-cell office:value-type="float" office:value="284220166">
            <text:p>284220166</text:p>
          </table:table-cell>
          <table:table-cell office:value-type="float" office:value="1043">
            <text:p>1043.000000</text:p>
          </table:table-cell>
          <table:table-cell table:style-name="Default" table:formula="of:=[.AW65]/[.AY65]/10^3" office:value-type="float" office:value="457.017749760307">
            <text:p>457.0177497603</text:p>
          </table:table-cell>
          <table:table-cell table:style-name="Default" table:formula="of:=[.AX65]/[.AW65]" office:value-type="float" office:value="0.596262522037989">
            <text:p>0.596262522</text:p>
          </table:table-cell>
          <table:table-cell table:style-name="Default" table:formula="of:=[.AV65]/[.AW65]" office:value-type="float" office:value="6.01217845664906">
            <text:p>6.0121784566</text:p>
          </table:table-cell>
          <table:table-cell office:value-type="float" office:value="1912892689">
            <text:p>1912892689</text:p>
          </table:table-cell>
          <table:table-cell office:value-type="float" office:value="477031499">
            <text:p>477031499</text:p>
          </table:table-cell>
          <table:table-cell office:value-type="float" office:value="285081557">
            <text:p>285081557</text:p>
          </table:table-cell>
          <table:table-cell office:value-type="float" office:value="659">
            <text:p>659.000000</text:p>
          </table:table-cell>
          <table:table-cell table:style-name="Default" table:formula="of:=[.BD65]/[.BF65]/10^3" office:value-type="float" office:value="723.871773899848">
            <text:p>723.8717738998</text:p>
          </table:table-cell>
          <table:table-cell table:style-name="Default" table:formula="of:=[.BE65]/[.BD65]" office:value-type="float" office:value="0.597615791824263">
            <text:p>0.5976157918</text:p>
          </table:table-cell>
          <table:table-cell table:style-name="Default" table:formula="of:=[.BC65]/[.BD65]" office:value-type="float" office:value="4.00999240723095">
            <text:p>4.0099924072</text:p>
          </table:table-cell>
          <table:table-cell office:value-type="float" office:value="1911464788">
            <text:p>1911464788</text:p>
          </table:table-cell>
          <table:table-cell office:value-type="float" office:value="477018753">
            <text:p>477018753</text:p>
          </table:table-cell>
          <table:table-cell office:value-type="float" office:value="285086458">
            <text:p>285086458</text:p>
          </table:table-cell>
          <table:table-cell office:value-type="float" office:value="659">
            <text:p>659.000000</text:p>
          </table:table-cell>
          <table:table-cell table:style-name="Default" table:formula="of:=[.BK65]/[.BM65]/10^3" office:value-type="float" office:value="723.852432473445">
            <text:p>723.8524324734</text:p>
          </table:table-cell>
          <table:table-cell table:style-name="Default" table:formula="of:=[.BL65]/[.BK65]" office:value-type="float" office:value="0.597642034421234">
            <text:p>0.5976420344</text:p>
          </table:table-cell>
          <table:table-cell table:style-name="Default" table:formula="of:=[.BJ65]/[.BK65]" office:value-type="float" office:value="4.00710616926207">
            <text:p>4.0071061693</text:p>
          </table:table-cell>
          <table:table-cell office:value-type="float" office:value="2866204721">
            <text:p>2866204721</text:p>
          </table:table-cell>
          <table:table-cell office:value-type="float" office:value="476669695">
            <text:p>476669695</text:p>
          </table:table-cell>
          <table:table-cell office:value-type="float" office:value="284496444">
            <text:p>284496444</text:p>
          </table:table-cell>
          <table:table-cell office:value-type="float" office:value="1038">
            <text:p>1038.000000</text:p>
          </table:table-cell>
          <table:table-cell table:style-name="Default" table:formula="of:=[.BR65]/[.BT65]/10^3" office:value-type="float" office:value="459.219359344894">
            <text:p>459.2193593449</text:p>
          </table:table-cell>
          <table:table-cell table:style-name="Default" table:formula="of:=[.BS65]/[.BR65]" office:value-type="float" office:value="0.59684189488908">
            <text:p>0.5968418949</text:p>
          </table:table-cell>
          <table:table-cell table:style-name="Default" table:formula="of:=[.BQ65]/[.BR65]" office:value-type="float" office:value="6.01297869586612">
            <text:p>6.0129786959</text:p>
          </table:table-cell>
          <table:table-cell office:value-type="float" office:value="576">
            <text:p>576</text:p>
          </table:table-cell>
          <table:table-cell office:value-type="float" office:value="9294365664">
            <text:p>9294365664</text:p>
          </table:table-cell>
          <table:table-cell office:value-type="float" office:value="382278995">
            <text:p>382278995</text:p>
          </table:table-cell>
          <table:table-cell office:value-type="float" office:value="1747147">
            <text:p>1747147</text:p>
          </table:table-cell>
          <table:table-cell office:value-type="float" office:value="1905">
            <text:p>1905</text:p>
          </table:table-cell>
          <table:table-cell table:style-name="Default" table:formula="of:=[.BZ65]/[.CB65]/10^3" office:value-type="float" office:value="200.671388451444">
            <text:p>200.6713884514</text:p>
          </table:table-cell>
          <table:table-cell table:style-name="Default" table:formula="of:=[.CA65]/[.BZ65]" office:value-type="float" office:value="0.00457034527884536">
            <text:p>0.0045703453</text:p>
          </table:table-cell>
          <table:table-cell table:style-name="Default" table:formula="of:=[.BY65]/[.BZ65]" office:value-type="float" office:value="24.3130430538042">
            <text:p>24.3130430538</text:p>
          </table:table-cell>
          <table:table-cell office:value-type="float" office:value="744454356">
            <text:p>744454356</text:p>
          </table:table-cell>
          <table:table-cell office:value-type="float" office:value="476685704">
            <text:p>476685704</text:p>
          </table:table-cell>
          <table:table-cell office:value-type="float" office:value="1558745">
            <text:p>1558745</text:p>
          </table:table-cell>
          <table:table-cell office:value-type="float" office:value="133">
            <text:p>133</text:p>
          </table:table-cell>
          <table:table-cell table:style-name="Default" table:formula="of:=[.CG65]/[.CI65]/10^3" office:value-type="float" office:value="3584.10303759398">
            <text:p>3584.103037594</text:p>
          </table:table-cell>
          <table:table-cell table:style-name="Default" table:formula="of:=[.CH65]/[.CG65]" office:value-type="float" office:value="0.00326996380827062">
            <text:p>0.0032699638</text:p>
          </table:table-cell>
          <table:table-cell table:style-name="Default" table:formula="of:=[.CF65]/[.CG65]" office:value-type="float" office:value="1.56172998215193">
            <text:p>1.5617299822</text:p>
          </table:table-cell>
          <table:table-cell office:value-type="float" office:value="195431927">
            <text:p>195431927</text:p>
          </table:table-cell>
          <table:table-cell office:value-type="float" office:value="119709966">
            <text:p>119709966</text:p>
          </table:table-cell>
          <table:table-cell office:value-type="float" office:value="2123328">
            <text:p>2123328</text:p>
          </table:table-cell>
          <table:table-cell office:value-type="float" office:value="33">
            <text:p>33</text:p>
          </table:table-cell>
          <table:table-cell table:style-name="Default" table:formula="of:=[.CN65]/[.CP65]/10^3" office:value-type="float" office:value="3627.57472727273">
            <text:p>3627.5747272727</text:p>
          </table:table-cell>
          <table:table-cell table:style-name="Default" table:formula="of:=[.CO65]/[.CN65]" office:value-type="float" office:value="0.017737270094956">
            <text:p>0.0177372701</text:p>
          </table:table-cell>
          <table:table-cell table:style-name="Default" table:formula="of:=[.CM65]/[.CN65]" office:value-type="float" office:value="1.63254517171945">
            <text:p>1.632545171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66]" office:value-type="float" office:value="625">
            <text:p>625</text:p>
          </table:table-cell>
          <table:table-cell office:value-type="string">
            <text:p>,</text:p>
          </table:table-cell>
          <table:table-cell table:formula="of:=[.CS66]" office:value-type="float" office:value="1.64123732089936">
            <text:p>1.6412373209</text:p>
          </table:table-cell>
          <table:table-cell office:value-type="string">
            <text:p>)</text:p>
          </table:table-cell>
          <table:table-cell office:value-type="float" office:value="11511828910">
            <text:p>11511828910</text:p>
          </table:table-cell>
          <table:table-cell office:value-type="float" office:value="500519529">
            <text:p>500519529</text:p>
          </table:table-cell>
          <table:table-cell office:value-type="float" office:value="296534455">
            <text:p>296534455</text:p>
          </table:table-cell>
          <table:table-cell table:style-name="Default" office:value-type="float" office:value="2848">
            <text:p>2848</text:p>
          </table:table-cell>
          <table:table-cell table:style-name="Default" table:formula="of:=[.G66]/[.I66]/10^3" office:value-type="float" office:value="175.744216643258">
            <text:p>175.7442166433</text:p>
          </table:table-cell>
          <table:table-cell table:style-name="Default" table:formula="of:=[.H66]/[.G66]" office:value-type="float" office:value="0.592453316641717">
            <text:p>0.5924533166</text:p>
          </table:table-cell>
          <table:table-cell table:style-name="Default" table:formula="of:=[.F66]/[.G66]" office:value-type="float" office:value="22.9997597356486">
            <text:p>22.9997597356</text:p>
          </table:table-cell>
          <table:table-cell office:value-type="float" office:value="11511828860">
            <text:p>11511828860</text:p>
          </table:table-cell>
          <table:table-cell office:value-type="float" office:value="500416362">
            <text:p>500416362</text:p>
          </table:table-cell>
          <table:table-cell office:value-type="float" office:value="15799873">
            <text:p>15799873</text:p>
          </table:table-cell>
          <table:table-cell office:value-type="float" office:value="2411">
            <text:p>2411.000000</text:p>
          </table:table-cell>
          <table:table-cell table:style-name="Default" table:formula="of:=[.N66]/[.P66]/10^3" office:value-type="float" office:value="207.555521360431">
            <text:p>207.5555213604</text:p>
          </table:table-cell>
          <table:table-cell table:style-name="Default" table:formula="of:=[.O66]/[.N66]" office:value-type="float" office:value="0.0315734540270688">
            <text:p>0.031573454</text:p>
          </table:table-cell>
          <table:table-cell table:style-name="Default" table:formula="of:=[.M66]/[.N66]" office:value-type="float" office:value="23.0045013196431">
            <text:p>23.0045013196</text:p>
          </table:table-cell>
          <table:table-cell office:value-type="float" office:value="11511828902">
            <text:p>11511828902</text:p>
          </table:table-cell>
          <table:table-cell office:value-type="float" office:value="500527320">
            <text:p>500527320</text:p>
          </table:table-cell>
          <table:table-cell office:value-type="float" office:value="294282304">
            <text:p>294282304</text:p>
          </table:table-cell>
          <table:table-cell office:value-type="float" office:value="2772">
            <text:p>2772.000000</text:p>
          </table:table-cell>
          <table:table-cell table:style-name="Default" table:formula="of:=[.U66]/[.W66]/10^3" office:value-type="float" office:value="180.565411255411">
            <text:p>180.5654112554</text:p>
          </table:table-cell>
          <table:table-cell table:style-name="Default" table:formula="of:=[.V66]/[.U66]" office:value-type="float" office:value="0.587944538172262">
            <text:p>0.5879445382</text:p>
          </table:table-cell>
          <table:table-cell table:style-name="Default" table:formula="of:=[.T66]/[.U66]" office:value-type="float" office:value="22.9994017149753">
            <text:p>22.999401715</text:p>
          </table:table-cell>
          <table:table-cell office:value-type="float" office:value="11511828973">
            <text:p>11511828973</text:p>
          </table:table-cell>
          <table:table-cell office:value-type="float" office:value="500460002">
            <text:p>500460002</text:p>
          </table:table-cell>
          <table:table-cell office:value-type="float" office:value="611263851">
            <text:p>611263851</text:p>
          </table:table-cell>
          <table:table-cell office:value-type="float" office:value="3473">
            <text:p>3473.000000</text:p>
          </table:table-cell>
          <table:table-cell table:style-name="Default" table:formula="of:=[.AB66]/[.AD66]/10^3" office:value-type="float" office:value="144.100202130723">
            <text:p>144.1002021307</text:p>
          </table:table-cell>
          <table:table-cell table:style-name="Default" table:formula="of:=[.AC66]/[.AB66]" office:value-type="float" office:value="1.22140400542939">
            <text:p>1.2214040054</text:p>
          </table:table-cell>
          <table:table-cell table:style-name="Default" table:formula="of:=[.AA66]/[.AB66]" office:value-type="float" office:value="23.0024955580766">
            <text:p>23.0024955581</text:p>
          </table:table-cell>
          <table:table-cell office:value-type="float" office:value="11511828861">
            <text:p>11511828861</text:p>
          </table:table-cell>
          <table:table-cell office:value-type="float" office:value="500424823">
            <text:p>500424823</text:p>
          </table:table-cell>
          <table:table-cell office:value-type="float" office:value="16670603">
            <text:p>16670603</text:p>
          </table:table-cell>
          <table:table-cell office:value-type="float" office:value="2420">
            <text:p>2420.000000</text:p>
          </table:table-cell>
          <table:table-cell table:style-name="Default" table:formula="of:=[.AI66]/[.AK66]/10^3" office:value-type="float" office:value="206.787116942149">
            <text:p>206.7871169421</text:p>
          </table:table-cell>
          <table:table-cell table:style-name="Default" table:formula="of:=[.AJ66]/[.AI66]" office:value-type="float" office:value="0.033312901826215">
            <text:p>0.0333129018</text:p>
          </table:table-cell>
          <table:table-cell table:style-name="Default" table:formula="of:=[.AH66]/[.AI66]" office:value-type="float" office:value="23.0041123699413">
            <text:p>23.0041123699</text:p>
          </table:table-cell>
          <table:table-cell office:value-type="float" office:value="11511828973">
            <text:p>11511828973</text:p>
          </table:table-cell>
          <table:table-cell office:value-type="float" office:value="500534255">
            <text:p>500534255</text:p>
          </table:table-cell>
          <table:table-cell office:value-type="float" office:value="611166926">
            <text:p>611166926</text:p>
          </table:table-cell>
          <table:table-cell office:value-type="float" office:value="3474">
            <text:p>3474.000000</text:p>
          </table:table-cell>
          <table:table-cell table:style-name="Default" table:formula="of:=[.AP66]/[.AR66]/10^3" office:value-type="float" office:value="144.080096430628">
            <text:p>144.0800964306</text:p>
          </table:table-cell>
          <table:table-cell table:style-name="Default" table:formula="of:=[.AQ66]/[.AP66]" office:value-type="float" office:value="1.22102917012143">
            <text:p>1.2210291701</text:p>
          </table:table-cell>
          <table:table-cell table:style-name="Default" table:formula="of:=[.AO66]/[.AP66]" office:value-type="float" office:value="22.9990831956147">
            <text:p>22.9990831956</text:p>
          </table:table-cell>
          <table:table-cell office:value-type="float" office:value="3006639719">
            <text:p>3006639719</text:p>
          </table:table-cell>
          <table:table-cell office:value-type="float" office:value="500137883">
            <text:p>500137883</text:p>
          </table:table-cell>
          <table:table-cell office:value-type="float" office:value="297751861">
            <text:p>297751861</text:p>
          </table:table-cell>
          <table:table-cell office:value-type="float" office:value="1099">
            <text:p>1099.000000</text:p>
          </table:table-cell>
          <table:table-cell table:style-name="Default" table:formula="of:=[.AW66]/[.AY66]/10^3" office:value-type="float" office:value="455.084515923567">
            <text:p>455.0845159236</text:p>
          </table:table-cell>
          <table:table-cell table:style-name="Default" table:formula="of:=[.AX66]/[.AW66]" office:value-type="float" office:value="0.595339547594318">
            <text:p>0.5953395476</text:p>
          </table:table-cell>
          <table:table-cell table:style-name="Default" table:formula="of:=[.AV66]/[.AW66]" office:value-type="float" office:value="6.01162163714761">
            <text:p>6.0116216371</text:p>
          </table:table-cell>
          <table:table-cell office:value-type="float" office:value="2006846698">
            <text:p>2006846698</text:p>
          </table:table-cell>
          <table:table-cell office:value-type="float" office:value="500529173">
            <text:p>500529173</text:p>
          </table:table-cell>
          <table:table-cell office:value-type="float" office:value="299059435">
            <text:p>299059435</text:p>
          </table:table-cell>
          <table:table-cell office:value-type="float" office:value="695">
            <text:p>695.000000</text:p>
          </table:table-cell>
          <table:table-cell table:style-name="Default" table:formula="of:=[.BD66]/[.BF66]/10^3" office:value-type="float" office:value="720.185860431655">
            <text:p>720.1858604317</text:p>
          </table:table-cell>
          <table:table-cell table:style-name="Default" table:formula="of:=[.BE66]/[.BD66]" office:value-type="float" office:value="0.597486522528828">
            <text:p>0.5974865225</text:p>
          </table:table-cell>
          <table:table-cell table:style-name="Default" table:formula="of:=[.BC66]/[.BD66]" office:value-type="float" office:value="4.00945001061906">
            <text:p>4.0094500106</text:p>
          </table:table-cell>
          <table:table-cell office:value-type="float" office:value="2005378758">
            <text:p>2005378758</text:p>
          </table:table-cell>
          <table:table-cell office:value-type="float" office:value="500511054">
            <text:p>500511054</text:p>
          </table:table-cell>
          <table:table-cell office:value-type="float" office:value="299010069">
            <text:p>299010069</text:p>
          </table:table-cell>
          <table:table-cell office:value-type="float" office:value="695">
            <text:p>695.000000</text:p>
          </table:table-cell>
          <table:table-cell table:style-name="Default" table:formula="of:=[.BK66]/[.BM66]/10^3" office:value-type="float" office:value="720.159789928058">
            <text:p>720.1597899281</text:p>
          </table:table-cell>
          <table:table-cell table:style-name="Default" table:formula="of:=[.BL66]/[.BK66]" office:value-type="float" office:value="0.597409520949361">
            <text:p>0.5974095209</text:p>
          </table:table-cell>
          <table:table-cell table:style-name="Default" table:formula="of:=[.BJ66]/[.BK66]" office:value-type="float" office:value="4.006662274436">
            <text:p>4.0066622744</text:p>
          </table:table-cell>
          <table:table-cell office:value-type="float" office:value="3007034733">
            <text:p>3007034733</text:p>
          </table:table-cell>
          <table:table-cell office:value-type="float" office:value="500140836">
            <text:p>500140836</text:p>
          </table:table-cell>
          <table:table-cell office:value-type="float" office:value="297957661">
            <text:p>297957661</text:p>
          </table:table-cell>
          <table:table-cell office:value-type="float" office:value="1094">
            <text:p>1094.000000</text:p>
          </table:table-cell>
          <table:table-cell table:style-name="Default" table:formula="of:=[.BR66]/[.BT66]/10^3" office:value-type="float" office:value="457.167126142596">
            <text:p>457.1671261426</text:p>
          </table:table-cell>
          <table:table-cell table:style-name="Default" table:formula="of:=[.BS66]/[.BR66]" office:value-type="float" office:value="0.595747516605503">
            <text:p>0.5957475166</text:p>
          </table:table-cell>
          <table:table-cell table:style-name="Default" table:formula="of:=[.BQ66]/[.BR66]" office:value-type="float" office:value="6.01237594804196">
            <text:p>6.012375948</text:p>
          </table:table-cell>
          <table:table-cell office:value-type="float" office:value="625">
            <text:p>625</text:p>
          </table:table-cell>
          <table:table-cell office:value-type="float" office:value="11867157840">
            <text:p>11867157840</text:p>
          </table:table-cell>
          <table:table-cell office:value-type="float" office:value="488362296">
            <text:p>488362296</text:p>
          </table:table-cell>
          <table:table-cell office:value-type="float" office:value="2499222">
            <text:p>2499222</text:p>
          </table:table-cell>
          <table:table-cell office:value-type="float" office:value="2429">
            <text:p>2429</text:p>
          </table:table-cell>
          <table:table-cell table:style-name="Default" table:formula="of:=[.BZ66]/[.CB66]/10^3" office:value-type="float" office:value="201.054876904076">
            <text:p>201.0548769041</text:p>
          </table:table-cell>
          <table:table-cell table:style-name="Default" table:formula="of:=[.CA66]/[.BZ66]" office:value-type="float" office:value="0.00511755723255097">
            <text:p>0.0051175572</text:p>
          </table:table-cell>
          <table:table-cell table:style-name="Default" table:formula="of:=[.BY66]/[.BZ66]" office:value-type="float" office:value="24.2999059042838">
            <text:p>24.2999059043</text:p>
          </table:table-cell>
          <table:table-cell office:value-type="float" office:value="782706588">
            <text:p>782706588</text:p>
          </table:table-cell>
          <table:table-cell office:value-type="float" office:value="500121851">
            <text:p>500121851</text:p>
          </table:table-cell>
          <table:table-cell office:value-type="float" office:value="1636559">
            <text:p>1636559</text:p>
          </table:table-cell>
          <table:table-cell office:value-type="float" office:value="139">
            <text:p>139</text:p>
          </table:table-cell>
          <table:table-cell table:style-name="Default" table:formula="of:=[.CG66]/[.CI66]/10^3" office:value-type="float" office:value="3597.99892805755">
            <text:p>3597.9989280576</text:p>
          </table:table-cell>
          <table:table-cell table:style-name="Default" table:formula="of:=[.CH66]/[.CG66]" office:value-type="float" office:value="0.00327232052894246">
            <text:p>0.0032723205</text:p>
          </table:table-cell>
          <table:table-cell table:style-name="Default" table:formula="of:=[.CF66]/[.CG66]" office:value-type="float" office:value="1.56503177462646">
            <text:p>1.5650317746</text:p>
          </table:table-cell>
          <table:table-cell office:value-type="float" office:value="206891150">
            <text:p>206891150</text:p>
          </table:table-cell>
          <table:table-cell office:value-type="float" office:value="126058034">
            <text:p>126058034</text:p>
          </table:table-cell>
          <table:table-cell office:value-type="float" office:value="2282056">
            <text:p>2282056</text:p>
          </table:table-cell>
          <table:table-cell office:value-type="float" office:value="34">
            <text:p>34</text:p>
          </table:table-cell>
          <table:table-cell table:style-name="Default" table:formula="of:=[.CN66]/[.CP66]/10^3" office:value-type="float" office:value="3707.58923529412">
            <text:p>3707.5892352941</text:p>
          </table:table-cell>
          <table:table-cell table:style-name="Default" table:formula="of:=[.CO66]/[.CN66]" office:value-type="float" office:value="0.0181032174434832">
            <text:p>0.0181032174</text:p>
          </table:table-cell>
          <table:table-cell table:style-name="Default" table:formula="of:=[.CM66]/[.CN66]" office:value-type="float" office:value="1.64123732089936">
            <text:p>1.641237320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67]" office:value-type="float" office:value="625">
            <text:p>625</text:p>
          </table:table-cell>
          <table:table-cell office:value-type="string">
            <text:p>,</text:p>
          </table:table-cell>
          <table:table-cell table:formula="of:=[.CS67]" office:value-type="float" office:value="1.63041188858952">
            <text:p>1.6304118886</text:p>
          </table:table-cell>
          <table:table-cell office:value-type="string">
            <text:p>)</text:p>
          </table:table-cell>
          <table:table-cell office:value-type="float" office:value="12068597946">
            <text:p>12068597946</text:p>
          </table:table-cell>
          <table:table-cell office:value-type="float" office:value="524717151">
            <text:p>524717151</text:p>
          </table:table-cell>
          <table:table-cell office:value-type="float" office:value="311411414">
            <text:p>311411414</text:p>
          </table:table-cell>
          <table:table-cell table:style-name="Default" office:value-type="float" office:value="3089">
            <text:p>3089</text:p>
          </table:table-cell>
          <table:table-cell table:style-name="Default" table:formula="of:=[.G67]/[.I67]/10^3" office:value-type="float" office:value="169.866348656523">
            <text:p>169.8663486565</text:p>
          </table:table-cell>
          <table:table-cell table:style-name="Default" table:formula="of:=[.H67]/[.G67]" office:value-type="float" office:value="0.593484343720261">
            <text:p>0.5934843437</text:p>
          </table:table-cell>
          <table:table-cell table:style-name="Default" table:formula="of:=[.F67]/[.G67]" office:value-type="float" office:value="23.0001971976708">
            <text:p>23.0001971977</text:p>
          </table:table-cell>
          <table:table-cell office:value-type="float" office:value="12068597885">
            <text:p>12068597885</text:p>
          </table:table-cell>
          <table:table-cell office:value-type="float" office:value="524620349">
            <text:p>524620349</text:p>
          </table:table-cell>
          <table:table-cell office:value-type="float" office:value="16618715">
            <text:p>16618715</text:p>
          </table:table-cell>
          <table:table-cell office:value-type="float" office:value="2528">
            <text:p>2528.000000</text:p>
          </table:table-cell>
          <table:table-cell table:style-name="Default" table:formula="of:=[.N67]/[.P67]/10^3" office:value-type="float" office:value="207.523872231013">
            <text:p>207.523872231</text:p>
          </table:table-cell>
          <table:table-cell table:style-name="Default" table:formula="of:=[.O67]/[.N67]" office:value-type="float" office:value="0.0316776027305796">
            <text:p>0.0316776027</text:p>
          </table:table-cell>
          <table:table-cell table:style-name="Default" table:formula="of:=[.M67]/[.N67]" office:value-type="float" office:value="23.004441036274">
            <text:p>23.0044410363</text:p>
          </table:table-cell>
          <table:table-cell office:value-type="float" office:value="12068597929">
            <text:p>12068597929</text:p>
          </table:table-cell>
          <table:table-cell office:value-type="float" office:value="524780151">
            <text:p>524780151</text:p>
          </table:table-cell>
          <table:table-cell office:value-type="float" office:value="309938883">
            <text:p>309938883</text:p>
          </table:table-cell>
          <table:table-cell office:value-type="float" office:value="2909">
            <text:p>2909.000000</text:p>
          </table:table-cell>
          <table:table-cell table:style-name="Default" table:formula="of:=[.U67]/[.W67]/10^3" office:value-type="float" office:value="180.398814369199">
            <text:p>180.3988143692</text:p>
          </table:table-cell>
          <table:table-cell table:style-name="Default" table:formula="of:=[.V67]/[.U67]" office:value-type="float" office:value="0.590607099771958">
            <text:p>0.5906070998</text:p>
          </table:table-cell>
          <table:table-cell table:style-name="Default" table:formula="of:=[.T67]/[.U67]" office:value-type="float" office:value="22.9974359853408">
            <text:p>22.9974359853</text:p>
          </table:table-cell>
          <table:table-cell office:value-type="float" office:value="12068598011">
            <text:p>12068598011</text:p>
          </table:table-cell>
          <table:table-cell office:value-type="float" office:value="525129330">
            <text:p>525129330</text:p>
          </table:table-cell>
          <table:table-cell office:value-type="float" office:value="640480285">
            <text:p>640480285</text:p>
          </table:table-cell>
          <table:table-cell office:value-type="float" office:value="3737">
            <text:p>3737.000000</text:p>
          </table:table-cell>
          <table:table-cell table:style-name="Default" table:formula="of:=[.AB67]/[.AD67]/10^3" office:value-type="float" office:value="140.521629649451">
            <text:p>140.5216296495</text:p>
          </table:table-cell>
          <table:table-cell table:style-name="Default" table:formula="of:=[.AC67]/[.AB67]" office:value-type="float" office:value="1.21966199259904">
            <text:p>1.2196619926</text:p>
          </table:table-cell>
          <table:table-cell table:style-name="Default" table:formula="of:=[.AA67]/[.AB67]" office:value-type="float" office:value="22.9821442481607">
            <text:p>22.9821442482</text:p>
          </table:table-cell>
          <table:table-cell office:value-type="float" office:value="12068597886">
            <text:p>12068597886</text:p>
          </table:table-cell>
          <table:table-cell office:value-type="float" office:value="524655682">
            <text:p>524655682</text:p>
          </table:table-cell>
          <table:table-cell office:value-type="float" office:value="17514756">
            <text:p>17514756</text:p>
          </table:table-cell>
          <table:table-cell office:value-type="float" office:value="2537">
            <text:p>2537.000000</text:p>
          </table:table-cell>
          <table:table-cell table:style-name="Default" table:formula="of:=[.AI67]/[.AK67]/10^3" office:value-type="float" office:value="206.801608986992">
            <text:p>206.801608987</text:p>
          </table:table-cell>
          <table:table-cell table:style-name="Default" table:formula="of:=[.AJ67]/[.AI67]" office:value-type="float" office:value="0.0333833342531112">
            <text:p>0.0333833343</text:p>
          </table:table-cell>
          <table:table-cell table:style-name="Default" table:formula="of:=[.AH67]/[.AI67]" office:value-type="float" office:value="23.0028918013319">
            <text:p>23.0028918013</text:p>
          </table:table-cell>
          <table:table-cell office:value-type="float" office:value="12068598008">
            <text:p>12068598008</text:p>
          </table:table-cell>
          <table:table-cell office:value-type="float" office:value="524730208">
            <text:p>524730208</text:p>
          </table:table-cell>
          <table:table-cell office:value-type="float" office:value="639164294">
            <text:p>639164294</text:p>
          </table:table-cell>
          <table:table-cell office:value-type="float" office:value="3701">
            <text:p>3701.000000</text:p>
          </table:table-cell>
          <table:table-cell table:style-name="Default" table:formula="of:=[.AP67]/[.AR67]/10^3" office:value-type="float" office:value="141.780656038908">
            <text:p>141.7806560389</text:p>
          </table:table-cell>
          <table:table-cell table:style-name="Default" table:formula="of:=[.AQ67]/[.AP67]" office:value-type="float" office:value="1.21808175754959">
            <text:p>1.2180817575</text:p>
          </table:table-cell>
          <table:table-cell table:style-name="Default" table:formula="of:=[.AO67]/[.AP67]" office:value-type="float" office:value="22.9996249958607">
            <text:p>22.9996249959</text:p>
          </table:table-cell>
          <table:table-cell office:value-type="float" office:value="3151996137">
            <text:p>3151996137</text:p>
          </table:table-cell>
          <table:table-cell office:value-type="float" office:value="524318312">
            <text:p>524318312</text:p>
          </table:table-cell>
          <table:table-cell office:value-type="float" office:value="312278490">
            <text:p>312278490</text:p>
          </table:table-cell>
          <table:table-cell office:value-type="float" office:value="1157">
            <text:p>1157.000000</text:p>
          </table:table-cell>
          <table:table-cell table:style-name="Default" table:formula="of:=[.AW67]/[.AY67]/10^3" office:value-type="float" office:value="453.170537597234">
            <text:p>453.1705375972</text:p>
          </table:table-cell>
          <table:table-cell table:style-name="Default" table:formula="of:=[.AX67]/[.AW67]" office:value-type="float" office:value="0.595589516621727">
            <text:p>0.5955895166</text:p>
          </table:table-cell>
          <table:table-cell table:style-name="Default" table:formula="of:=[.AV67]/[.AW67]" office:value-type="float" office:value="6.01160795810618">
            <text:p>6.0116079581</text:p>
          </table:table-cell>
          <table:table-cell office:value-type="float" office:value="2103827784">
            <text:p>2103827784</text:p>
          </table:table-cell>
          <table:table-cell office:value-type="float" office:value="524791965">
            <text:p>524791965</text:p>
          </table:table-cell>
          <table:table-cell office:value-type="float" office:value="313751711">
            <text:p>313751711</text:p>
          </table:table-cell>
          <table:table-cell office:value-type="float" office:value="729">
            <text:p>729.000000</text:p>
          </table:table-cell>
          <table:table-cell table:style-name="Default" table:formula="of:=[.BD67]/[.BF67]/10^3" office:value-type="float" office:value="719.879238683128">
            <text:p>719.8792386831</text:p>
          </table:table-cell>
          <table:table-cell table:style-name="Default" table:formula="of:=[.BE67]/[.BD67]" office:value-type="float" office:value="0.597859212650102">
            <text:p>0.5978592127</text:p>
          </table:table-cell>
          <table:table-cell table:style-name="Default" table:formula="of:=[.BC67]/[.BD67]" office:value-type="float" office:value="4.00887956430507">
            <text:p>4.0088795643</text:p>
          </table:table-cell>
          <table:table-cell office:value-type="float" office:value="2102305825">
            <text:p>2102305825</text:p>
          </table:table-cell>
          <table:table-cell office:value-type="float" office:value="524770522">
            <text:p>524770522</text:p>
          </table:table-cell>
          <table:table-cell office:value-type="float" office:value="313727854">
            <text:p>313727854</text:p>
          </table:table-cell>
          <table:table-cell office:value-type="float" office:value="729">
            <text:p>729.000000</text:p>
          </table:table-cell>
          <table:table-cell table:style-name="Default" table:formula="of:=[.BK67]/[.BM67]/10^3" office:value-type="float" office:value="719.84982441701">
            <text:p>719.849824417</text:p>
          </table:table-cell>
          <table:table-cell table:style-name="Default" table:formula="of:=[.BL67]/[.BK67]" office:value-type="float" office:value="0.597838180399927">
            <text:p>0.5978381804</text:p>
          </table:table-cell>
          <table:table-cell table:style-name="Default" table:formula="of:=[.BJ67]/[.BK67]" office:value-type="float" office:value="4.00614313659943">
            <text:p>4.0061431366</text:p>
          </table:table-cell>
          <table:table-cell office:value-type="float" office:value="3152403822">
            <text:p>3152403822</text:p>
          </table:table-cell>
          <table:table-cell office:value-type="float" office:value="524319914">
            <text:p>524319914</text:p>
          </table:table-cell>
          <table:table-cell office:value-type="float" office:value="312417286">
            <text:p>312417286</text:p>
          </table:table-cell>
          <table:table-cell office:value-type="float" office:value="1152">
            <text:p>1152.000000</text:p>
          </table:table-cell>
          <table:table-cell table:style-name="Default" table:formula="of:=[.BR67]/[.BT67]/10^3" office:value-type="float" office:value="455.138814236111">
            <text:p>455.1388142361</text:p>
          </table:table-cell>
          <table:table-cell table:style-name="Default" table:formula="of:=[.BS67]/[.BR67]" office:value-type="float" office:value="0.595852413112808">
            <text:p>0.5958524131</text:p>
          </table:table-cell>
          <table:table-cell table:style-name="Default" table:formula="of:=[.BQ67]/[.BR67]" office:value-type="float" office:value="6.01236714041725">
            <text:p>6.0123671404</text:p>
          </table:table-cell>
          <table:table-cell office:value-type="float" office:value="625">
            <text:p>625</text:p>
          </table:table-cell>
          <table:table-cell office:value-type="float" office:value="11867157839">
            <text:p>11867157839</text:p>
          </table:table-cell>
          <table:table-cell office:value-type="float" office:value="488358669">
            <text:p>488358669</text:p>
          </table:table-cell>
          <table:table-cell office:value-type="float" office:value="2485341">
            <text:p>2485341</text:p>
          </table:table-cell>
          <table:table-cell office:value-type="float" office:value="2430">
            <text:p>2430</text:p>
          </table:table-cell>
          <table:table-cell table:style-name="Default" table:formula="of:=[.BZ67]/[.CB67]/10^3" office:value-type="float" office:value="200.970645679012">
            <text:p>200.970645679</text:p>
          </table:table-cell>
          <table:table-cell table:style-name="Default" table:formula="of:=[.CA67]/[.BZ67]" office:value-type="float" office:value="0.00508917145893851">
            <text:p>0.0050891715</text:p>
          </table:table-cell>
          <table:table-cell table:style-name="Default" table:formula="of:=[.BY67]/[.BZ67]" office:value-type="float" office:value="24.3000863756552">
            <text:p>24.3000863757</text:p>
          </table:table-cell>
          <table:table-cell office:value-type="float" office:value="815401272">
            <text:p>815401272</text:p>
          </table:table-cell>
          <table:table-cell office:value-type="float" office:value="524329809">
            <text:p>524329809</text:p>
          </table:table-cell>
          <table:table-cell office:value-type="float" office:value="1718843">
            <text:p>1718843</text:p>
          </table:table-cell>
          <table:table-cell office:value-type="float" office:value="145">
            <text:p>145</text:p>
          </table:table-cell>
          <table:table-cell table:style-name="Default" table:formula="of:=[.CG67]/[.CI67]/10^3" office:value-type="float" office:value="3616.06764827586">
            <text:p>3616.0676482759</text:p>
          </table:table-cell>
          <table:table-cell table:style-name="Default" table:formula="of:=[.CH67]/[.CG67]" office:value-type="float" office:value="0.00327817143045552">
            <text:p>0.0032781714</text:p>
          </table:table-cell>
          <table:table-cell table:style-name="Default" table:formula="of:=[.CF67]/[.CG67]" office:value-type="float" office:value="1.55513048848993">
            <text:p>1.5551304885</text:p>
          </table:table-cell>
          <table:table-cell office:value-type="float" office:value="214650087">
            <text:p>214650087</text:p>
          </table:table-cell>
          <table:table-cell office:value-type="float" office:value="131653902">
            <text:p>131653902</text:p>
          </table:table-cell>
          <table:table-cell office:value-type="float" office:value="2311948">
            <text:p>2311948</text:p>
          </table:table-cell>
          <table:table-cell office:value-type="float" office:value="35">
            <text:p>35</text:p>
          </table:table-cell>
          <table:table-cell table:style-name="Default" table:formula="of:=[.CN67]/[.CP67]/10^3" office:value-type="float" office:value="3761.54005714286">
            <text:p>3761.5400571429</text:p>
          </table:table-cell>
          <table:table-cell table:style-name="Default" table:formula="of:=[.CO67]/[.CN67]" office:value-type="float" office:value="0.0175608011982812">
            <text:p>0.0175608012</text:p>
          </table:table-cell>
          <table:table-cell table:style-name="Default" table:formula="of:=[.CM67]/[.CN67]" office:value-type="float" office:value="1.63041188858952">
            <text:p>1.6304118886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68]" office:value-type="float" office:value="625">
            <text:p>625</text:p>
          </table:table-cell>
          <table:table-cell office:value-type="string">
            <text:p>,</text:p>
          </table:table-cell>
          <table:table-cell table:formula="of:=[.CS68]" office:value-type="float" office:value="1.63817126205995">
            <text:p>1.6381712621</text:p>
          </table:table-cell>
          <table:table-cell office:value-type="string">
            <text:p>)</text:p>
          </table:table-cell>
          <table:table-cell office:value-type="float" office:value="12643035772">
            <text:p>12643035772</text:p>
          </table:table-cell>
          <table:table-cell office:value-type="float" office:value="549739520">
            <text:p>549739520</text:p>
          </table:table-cell>
          <table:table-cell office:value-type="float" office:value="322491543">
            <text:p>322491543</text:p>
          </table:table-cell>
          <table:table-cell table:style-name="Default" office:value-type="float" office:value="3235">
            <text:p>3235</text:p>
          </table:table-cell>
          <table:table-cell table:style-name="Default" table:formula="of:=[.G68]/[.I68]/10^3" office:value-type="float" office:value="169.934936630603">
            <text:p>169.9349366306</text:p>
          </table:table-cell>
          <table:table-cell table:style-name="Default" table:formula="of:=[.H68]/[.G68]" office:value-type="float" office:value="0.586626086114384">
            <text:p>0.5866260861</text:p>
          </table:table-cell>
          <table:table-cell table:style-name="Default" table:formula="of:=[.F68]/[.G68]" office:value-type="float" office:value="22.9982297288723">
            <text:p>22.9982297289</text:p>
          </table:table-cell>
          <table:table-cell office:value-type="float" office:value="12643035714">
            <text:p>12643035714</text:p>
          </table:table-cell>
          <table:table-cell office:value-type="float" office:value="549603033">
            <text:p>549603033</text:p>
          </table:table-cell>
          <table:table-cell office:value-type="float" office:value="17350572">
            <text:p>17350572</text:p>
          </table:table-cell>
          <table:table-cell office:value-type="float" office:value="2647">
            <text:p>2647.000000</text:p>
          </table:table-cell>
          <table:table-cell table:style-name="Default" table:formula="of:=[.N68]/[.P68]/10^3" office:value-type="float" office:value="207.632426520589">
            <text:p>207.6324265206</text:p>
          </table:table-cell>
          <table:table-cell table:style-name="Default" table:formula="of:=[.O68]/[.N68]" office:value-type="float" office:value="0.0315692799315392">
            <text:p>0.0315692799</text:p>
          </table:table-cell>
          <table:table-cell table:style-name="Default" table:formula="of:=[.M68]/[.N68]" office:value-type="float" office:value="23.0039409444089">
            <text:p>23.0039409444</text:p>
          </table:table-cell>
          <table:table-cell office:value-type="float" office:value="12643035754">
            <text:p>12643035754</text:p>
          </table:table-cell>
          <table:table-cell office:value-type="float" office:value="549735758">
            <text:p>549735758</text:p>
          </table:table-cell>
          <table:table-cell office:value-type="float" office:value="320895799">
            <text:p>320895799</text:p>
          </table:table-cell>
          <table:table-cell office:value-type="float" office:value="3044">
            <text:p>3044.000000</text:p>
          </table:table-cell>
          <table:table-cell table:style-name="Default" table:formula="of:=[.U68]/[.W68]/10^3" office:value-type="float" office:value="180.596503942181">
            <text:p>180.5965039422</text:p>
          </table:table-cell>
          <table:table-cell table:style-name="Default" table:formula="of:=[.V68]/[.U68]" office:value-type="float" office:value="0.583727353242319">
            <text:p>0.5837273532</text:p>
          </table:table-cell>
          <table:table-cell table:style-name="Default" table:formula="of:=[.T68]/[.U68]" office:value-type="float" office:value="22.998387079634">
            <text:p>22.9983870796</text:p>
          </table:table-cell>
          <table:table-cell office:value-type="float" office:value="12643035844">
            <text:p>12643035844</text:p>
          </table:table-cell>
          <table:table-cell office:value-type="float" office:value="550172335">
            <text:p>550172335</text:p>
          </table:table-cell>
          <table:table-cell office:value-type="float" office:value="670414709">
            <text:p>670414709</text:p>
          </table:table-cell>
          <table:table-cell office:value-type="float" office:value="3956">
            <text:p>3956.000000</text:p>
          </table:table-cell>
          <table:table-cell table:style-name="Default" table:formula="of:=[.AB68]/[.AD68]/10^3" office:value-type="float" office:value="139.072885490394">
            <text:p>139.0728854904</text:p>
          </table:table-cell>
          <table:table-cell table:style-name="Default" table:formula="of:=[.AC68]/[.AB68]" office:value-type="float" office:value="1.21855401726079">
            <text:p>1.2185540173</text:p>
          </table:table-cell>
          <table:table-cell table:style-name="Default" table:formula="of:=[.AA68]/[.AB68]" office:value-type="float" office:value="22.9801373854976">
            <text:p>22.9801373855</text:p>
          </table:table-cell>
          <table:table-cell office:value-type="float" office:value="12643035714">
            <text:p>12643035714</text:p>
          </table:table-cell>
          <table:table-cell office:value-type="float" office:value="549613155">
            <text:p>549613155</text:p>
          </table:table-cell>
          <table:table-cell office:value-type="float" office:value="18278223">
            <text:p>18278223</text:p>
          </table:table-cell>
          <table:table-cell office:value-type="float" office:value="2658">
            <text:p>2658.000000</text:p>
          </table:table-cell>
          <table:table-cell table:style-name="Default" table:formula="of:=[.AI68]/[.AK68]/10^3" office:value-type="float" office:value="206.776958239278">
            <text:p>206.7769582393</text:p>
          </table:table-cell>
          <table:table-cell table:style-name="Default" table:formula="of:=[.AJ68]/[.AI68]" office:value-type="float" office:value="0.0332565238544918">
            <text:p>0.0332565239</text:p>
          </table:table-cell>
          <table:table-cell table:style-name="Default" table:formula="of:=[.AH68]/[.AI68]" office:value-type="float" office:value="23.0035172902657">
            <text:p>23.0035172903</text:p>
          </table:table-cell>
          <table:table-cell office:value-type="float" office:value="12643035838">
            <text:p>12643035838</text:p>
          </table:table-cell>
          <table:table-cell office:value-type="float" office:value="549552275">
            <text:p>549552275</text:p>
          </table:table-cell>
          <table:table-cell office:value-type="float" office:value="670967619">
            <text:p>670967619</text:p>
          </table:table-cell>
          <table:table-cell office:value-type="float" office:value="3888">
            <text:p>3888.000000</text:p>
          </table:table-cell>
          <table:table-cell table:style-name="Default" table:formula="of:=[.AP68]/[.AR68]/10^3" office:value-type="float" office:value="141.345749742798">
            <text:p>141.3457497428</text:p>
          </table:table-cell>
          <table:table-cell table:style-name="Default" table:formula="of:=[.AQ68]/[.AP68]" office:value-type="float" office:value="1.22093502205955">
            <text:p>1.2209350221</text:p>
          </table:table-cell>
          <table:table-cell table:style-name="Default" table:formula="of:=[.AO68]/[.AP68]" office:value-type="float" office:value="23.0060658706217">
            <text:p>23.0060658706</text:p>
          </table:table-cell>
          <table:table-cell office:value-type="float" office:value="3301963553">
            <text:p>3301963553</text:p>
          </table:table-cell>
          <table:table-cell office:value-type="float" office:value="549284075">
            <text:p>549284075</text:p>
          </table:table-cell>
          <table:table-cell office:value-type="float" office:value="323456759">
            <text:p>323456759</text:p>
          </table:table-cell>
          <table:table-cell office:value-type="float" office:value="1211">
            <text:p>1211.000000</text:p>
          </table:table-cell>
          <table:table-cell table:style-name="Default" table:formula="of:=[.AW68]/[.AY68]/10^3" office:value-type="float" office:value="453.5789223782">
            <text:p>453.5789223782</text:p>
          </table:table-cell>
          <table:table-cell table:style-name="Default" table:formula="of:=[.AX68]/[.AW68]" office:value-type="float" office:value="0.588869719188564">
            <text:p>0.5888697192</text:p>
          </table:table-cell>
          <table:table-cell table:style-name="Default" table:formula="of:=[.AV68]/[.AW68]" office:value-type="float" office:value="6.01139501996303">
            <text:p>6.01139502</text:p>
          </table:table-cell>
          <table:table-cell office:value-type="float" office:value="2203884069">
            <text:p>2203884069</text:p>
          </table:table-cell>
          <table:table-cell office:value-type="float" office:value="549784616">
            <text:p>549784616</text:p>
          </table:table-cell>
          <table:table-cell office:value-type="float" office:value="325412897">
            <text:p>325412897</text:p>
          </table:table-cell>
          <table:table-cell office:value-type="float" office:value="761">
            <text:p>761.000000</text:p>
          </table:table-cell>
          <table:table-cell table:style-name="Default" table:formula="of:=[.BD68]/[.BF68]/10^3" office:value-type="float" office:value="722.450218134034">
            <text:p>722.450218134</text:p>
          </table:table-cell>
          <table:table-cell table:style-name="Default" table:formula="of:=[.BE68]/[.BD68]" office:value-type="float" office:value="0.591891601783197">
            <text:p>0.5918916018</text:p>
          </table:table-cell>
          <table:table-cell table:style-name="Default" table:formula="of:=[.BC68]/[.BD68]" office:value-type="float" office:value="4.00863175298452">
            <text:p>4.008631753</text:p>
          </table:table-cell>
          <table:table-cell office:value-type="float" office:value="2202320780">
            <text:p>2202320780</text:p>
          </table:table-cell>
          <table:table-cell office:value-type="float" office:value="549773798">
            <text:p>549773798</text:p>
          </table:table-cell>
          <table:table-cell office:value-type="float" office:value="325374754">
            <text:p>325374754</text:p>
          </table:table-cell>
          <table:table-cell office:value-type="float" office:value="761">
            <text:p>761.000000</text:p>
          </table:table-cell>
          <table:table-cell table:style-name="Default" table:formula="of:=[.BK68]/[.BM68]/10^3" office:value-type="float" office:value="722.436002628121">
            <text:p>722.4360026281</text:p>
          </table:table-cell>
          <table:table-cell table:style-name="Default" table:formula="of:=[.BL68]/[.BK68]" office:value-type="float" office:value="0.591833869099742">
            <text:p>0.5918338691</text:p>
          </table:table-cell>
          <table:table-cell table:style-name="Default" table:formula="of:=[.BJ68]/[.BK68]" office:value-type="float" office:value="4.00586711846169">
            <text:p>4.0058671185</text:p>
          </table:table-cell>
          <table:table-cell office:value-type="float" office:value="3302384108">
            <text:p>3302384108</text:p>
          </table:table-cell>
          <table:table-cell office:value-type="float" office:value="549285895">
            <text:p>549285895</text:p>
          </table:table-cell>
          <table:table-cell office:value-type="float" office:value="323490170">
            <text:p>323490170</text:p>
          </table:table-cell>
          <table:table-cell office:value-type="float" office:value="1207">
            <text:p>1207.000000</text:p>
          </table:table-cell>
          <table:table-cell table:style-name="Default" table:formula="of:=[.BR68]/[.BT68]/10^3" office:value-type="float" office:value="455.083591549296">
            <text:p>455.0835915493</text:p>
          </table:table-cell>
          <table:table-cell table:style-name="Default" table:formula="of:=[.BS68]/[.BR68]" office:value-type="float" office:value="0.588928594279669">
            <text:p>0.5889285943</text:p>
          </table:table-cell>
          <table:table-cell table:style-name="Default" table:formula="of:=[.BQ68]/[.BR68]" office:value-type="float" office:value="6.01214074138933">
            <text:p>6.0121407414</text:p>
          </table:table-cell>
          <table:table-cell office:value-type="float" office:value="625">
            <text:p>625</text:p>
          </table:table-cell>
          <table:table-cell office:value-type="float" office:value="11867157839">
            <text:p>11867157839</text:p>
          </table:table-cell>
          <table:table-cell office:value-type="float" office:value="488358544">
            <text:p>488358544</text:p>
          </table:table-cell>
          <table:table-cell office:value-type="float" office:value="2500078">
            <text:p>2500078</text:p>
          </table:table-cell>
          <table:table-cell office:value-type="float" office:value="2430">
            <text:p>2430</text:p>
          </table:table-cell>
          <table:table-cell table:style-name="Default" table:formula="of:=[.BZ68]/[.CB68]/10^3" office:value-type="float" office:value="200.970594238683">
            <text:p>200.9705942387</text:p>
          </table:table-cell>
          <table:table-cell table:style-name="Default" table:formula="of:=[.CA68]/[.BZ68]" office:value-type="float" office:value="0.00511934936066154">
            <text:p>0.0051193494</text:p>
          </table:table-cell>
          <table:table-cell table:style-name="Default" table:formula="of:=[.BY68]/[.BZ68]" office:value-type="float" office:value="24.3000925954927">
            <text:p>24.3000925955</text:p>
          </table:table-cell>
          <table:table-cell office:value-type="float" office:value="853867188">
            <text:p>853867188</text:p>
          </table:table-cell>
          <table:table-cell office:value-type="float" office:value="549306163">
            <text:p>549306163</text:p>
          </table:table-cell>
          <table:table-cell office:value-type="float" office:value="1713098">
            <text:p>1713098</text:p>
          </table:table-cell>
          <table:table-cell office:value-type="float" office:value="152">
            <text:p>152</text:p>
          </table:table-cell>
          <table:table-cell table:style-name="Default" table:formula="of:=[.CG68]/[.CI68]/10^3" office:value-type="float" office:value="3613.85633552632">
            <text:p>3613.8563355263</text:p>
          </table:table-cell>
          <table:table-cell table:style-name="Default" table:formula="of:=[.CH68]/[.CG68]" office:value-type="float" office:value="0.003118657891337">
            <text:p>0.0031186579</text:p>
          </table:table-cell>
          <table:table-cell table:style-name="Default" table:formula="of:=[.CF68]/[.CG68]" office:value-type="float" office:value="1.55444676487273">
            <text:p>1.5544467649</text:p>
          </table:table-cell>
          <table:table-cell office:value-type="float" office:value="226750555">
            <text:p>226750555</text:p>
          </table:table-cell>
          <table:table-cell office:value-type="float" office:value="138416880">
            <text:p>138416880</text:p>
          </table:table-cell>
          <table:table-cell office:value-type="float" office:value="2457686">
            <text:p>2457686</text:p>
          </table:table-cell>
          <table:table-cell office:value-type="float" office:value="37">
            <text:p>37</text:p>
          </table:table-cell>
          <table:table-cell table:style-name="Default" table:formula="of:=[.CN68]/[.CP68]/10^3" office:value-type="float" office:value="3740.99675675676">
            <text:p>3740.9967567568</text:p>
          </table:table-cell>
          <table:table-cell table:style-name="Default" table:formula="of:=[.CO68]/[.CN68]" office:value-type="float" office:value="0.0177556812435015">
            <text:p>0.0177556812</text:p>
          </table:table-cell>
          <table:table-cell table:style-name="Default" table:formula="of:=[.CM68]/[.CN68]" office:value-type="float" office:value="1.63817126205995">
            <text:p>1.638171262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69]" office:value-type="float" office:value="625">
            <text:p>625</text:p>
          </table:table-cell>
          <table:table-cell office:value-type="string">
            <text:p>,</text:p>
          </table:table-cell>
          <table:table-cell table:formula="of:=[.CS69]" office:value-type="float" office:value="1.6307634264602">
            <text:p>1.6307634265</text:p>
          </table:table-cell>
          <table:table-cell office:value-type="string">
            <text:p>)</text:p>
          </table:table-cell>
          <table:table-cell office:value-type="float" office:value="13235418516">
            <text:p>13235418516</text:p>
          </table:table-cell>
          <table:table-cell office:value-type="float" office:value="575464233">
            <text:p>575464233</text:p>
          </table:table-cell>
          <table:table-cell office:value-type="float" office:value="341447778">
            <text:p>341447778</text:p>
          </table:table-cell>
          <table:table-cell table:style-name="Default" office:value-type="float" office:value="3282">
            <text:p>3282</text:p>
          </table:table-cell>
          <table:table-cell table:style-name="Default" table:formula="of:=[.G69]/[.I69]/10^3" office:value-type="float" office:value="175.339498171846">
            <text:p>175.3394981718</text:p>
          </table:table-cell>
          <table:table-cell table:style-name="Default" table:formula="of:=[.H69]/[.G69]" office:value-type="float" office:value="0.593343180026968">
            <text:p>0.59334318</text:p>
          </table:table-cell>
          <table:table-cell table:style-name="Default" table:formula="of:=[.F69]/[.G69]" office:value-type="float" office:value="22.999550201411">
            <text:p>22.9995502014</text:p>
          </table:table-cell>
          <table:table-cell office:value-type="float" office:value="13235418466">
            <text:p>13235418466</text:p>
          </table:table-cell>
          <table:table-cell office:value-type="float" office:value="575361581">
            <text:p>575361581</text:p>
          </table:table-cell>
          <table:table-cell office:value-type="float" office:value="18218872">
            <text:p>18218872</text:p>
          </table:table-cell>
          <table:table-cell office:value-type="float" office:value="2772">
            <text:p>2772.000000</text:p>
          </table:table-cell>
          <table:table-cell table:style-name="Default" table:formula="of:=[.N69]/[.P69]/10^3" office:value-type="float" office:value="207.561897907648">
            <text:p>207.5618979076</text:p>
          </table:table-cell>
          <table:table-cell table:style-name="Default" table:formula="of:=[.O69]/[.N69]" office:value-type="float" office:value="0.031665082622192">
            <text:p>0.0316650826</text:p>
          </table:table-cell>
          <table:table-cell table:style-name="Default" table:formula="of:=[.M69]/[.N69]" office:value-type="float" office:value="23.0036535338288">
            <text:p>23.0036535338</text:p>
          </table:table-cell>
          <table:table-cell office:value-type="float" office:value="13235418508">
            <text:p>13235418508</text:p>
          </table:table-cell>
          <table:table-cell office:value-type="float" office:value="575486944">
            <text:p>575486944</text:p>
          </table:table-cell>
          <table:table-cell office:value-type="float" office:value="339769187">
            <text:p>339769187</text:p>
          </table:table-cell>
          <table:table-cell office:value-type="float" office:value="3191">
            <text:p>3191.000000</text:p>
          </table:table-cell>
          <table:table-cell table:style-name="Default" table:formula="of:=[.U69]/[.W69]/10^3" office:value-type="float" office:value="180.346895643999">
            <text:p>180.346895644</text:p>
          </table:table-cell>
          <table:table-cell table:style-name="Default" table:formula="of:=[.V69]/[.U69]" office:value-type="float" office:value="0.590402945787768">
            <text:p>0.5904029458</text:p>
          </table:table-cell>
          <table:table-cell table:style-name="Default" table:formula="of:=[.T69]/[.U69]" office:value-type="float" office:value="22.9986425339304">
            <text:p>22.9986425339</text:p>
          </table:table-cell>
          <table:table-cell office:value-type="float" office:value="13235418595">
            <text:p>13235418595</text:p>
          </table:table-cell>
          <table:table-cell office:value-type="float" office:value="575359494">
            <text:p>575359494</text:p>
          </table:table-cell>
          <table:table-cell office:value-type="float" office:value="701621307">
            <text:p>701621307</text:p>
          </table:table-cell>
          <table:table-cell office:value-type="float" office:value="4059">
            <text:p>4059.000000</text:p>
          </table:table-cell>
          <table:table-cell table:style-name="Default" table:formula="of:=[.AB69]/[.AD69]/10^3" office:value-type="float" office:value="141.749074648928">
            <text:p>141.7490746489</text:p>
          </table:table-cell>
          <table:table-cell table:style-name="Default" table:formula="of:=[.AC69]/[.AB69]" office:value-type="float" office:value="1.21944856097221">
            <text:p>1.219448561</text:p>
          </table:table-cell>
          <table:table-cell table:style-name="Default" table:formula="of:=[.AA69]/[.AB69]" office:value-type="float" office:value="23.0037371991293">
            <text:p>23.0037371991</text:p>
          </table:table-cell>
          <table:table-cell office:value-type="float" office:value="13235418465">
            <text:p>13235418465</text:p>
          </table:table-cell>
          <table:table-cell office:value-type="float" office:value="575355299">
            <text:p>575355299</text:p>
          </table:table-cell>
          <table:table-cell office:value-type="float" office:value="19175674">
            <text:p>19175674</text:p>
          </table:table-cell>
          <table:table-cell office:value-type="float" office:value="2781">
            <text:p>2781.000000</text:p>
          </table:table-cell>
          <table:table-cell table:style-name="Default" table:formula="of:=[.AI69]/[.AK69]/10^3" office:value-type="float" office:value="206.88791765552">
            <text:p>206.8879176555</text:p>
          </table:table-cell>
          <table:table-cell table:style-name="Default" table:formula="of:=[.AJ69]/[.AI69]" office:value-type="float" office:value="0.0333284042631195">
            <text:p>0.0333284043</text:p>
          </table:table-cell>
          <table:table-cell table:style-name="Default" table:formula="of:=[.AH69]/[.AI69]" office:value-type="float" office:value="23.0039046968089">
            <text:p>23.0039046968</text:p>
          </table:table-cell>
          <table:table-cell office:value-type="float" office:value="13235418594">
            <text:p>13235418594</text:p>
          </table:table-cell>
          <table:table-cell office:value-type="float" office:value="575519227">
            <text:p>575519227</text:p>
          </table:table-cell>
          <table:table-cell office:value-type="float" office:value="700458686">
            <text:p>700458686</text:p>
          </table:table-cell>
          <table:table-cell office:value-type="float" office:value="4063">
            <text:p>4063.000000</text:p>
          </table:table-cell>
          <table:table-cell table:style-name="Default" table:formula="of:=[.AP69]/[.AR69]/10^3" office:value-type="float" office:value="141.648837558454">
            <text:p>141.6488375585</text:p>
          </table:table-cell>
          <table:table-cell table:style-name="Default" table:formula="of:=[.AQ69]/[.AP69]" office:value-type="float" office:value="1.21708998264275">
            <text:p>1.2170899826</text:p>
          </table:table-cell>
          <table:table-cell table:style-name="Default" table:formula="of:=[.AO69]/[.AP69]" office:value-type="float" office:value="22.9973526045204">
            <text:p>22.9973526045</text:p>
          </table:table-cell>
          <table:table-cell office:value-type="float" office:value="3456614096">
            <text:p>3456614096</text:p>
          </table:table-cell>
          <table:table-cell office:value-type="float" office:value="575009113">
            <text:p>575009113</text:p>
          </table:table-cell>
          <table:table-cell office:value-type="float" office:value="342595635">
            <text:p>342595635</text:p>
          </table:table-cell>
          <table:table-cell office:value-type="float" office:value="1263">
            <text:p>1263.000000</text:p>
          </table:table-cell>
          <table:table-cell table:style-name="Default" table:formula="of:=[.AW69]/[.AY69]/10^3" office:value-type="float" office:value="455.272456848773">
            <text:p>455.2724568488</text:p>
          </table:table-cell>
          <table:table-cell table:style-name="Default" table:formula="of:=[.AX69]/[.AW69]" office:value-type="float" office:value="0.595809052855828">
            <text:p>0.5958090529</text:p>
          </table:table-cell>
          <table:table-cell table:style-name="Default" table:formula="of:=[.AV69]/[.AW69]" office:value-type="float" office:value="6.01140750268422">
            <text:p>6.0114075027</text:p>
          </table:table-cell>
          <table:table-cell office:value-type="float" office:value="2307063682">
            <text:p>2307063682</text:p>
          </table:table-cell>
          <table:table-cell office:value-type="float" office:value="575555411">
            <text:p>575555411</text:p>
          </table:table-cell>
          <table:table-cell office:value-type="float" office:value="344167302">
            <text:p>344167302</text:p>
          </table:table-cell>
          <table:table-cell office:value-type="float" office:value="800">
            <text:p>800.000000</text:p>
          </table:table-cell>
          <table:table-cell table:style-name="Default" table:formula="of:=[.BD69]/[.BF69]/10^3" office:value-type="float" office:value="719.44426375">
            <text:p>719.44426375</text:p>
          </table:table-cell>
          <table:table-cell table:style-name="Default" table:formula="of:=[.BE69]/[.BD69]" office:value-type="float" office:value="0.597974227020168">
            <text:p>0.597974227</text:p>
          </table:table-cell>
          <table:table-cell table:style-name="Default" table:formula="of:=[.BC69]/[.BD69]" office:value-type="float" office:value="4.00841280944885">
            <text:p>4.0084128094</text:p>
          </table:table-cell>
          <table:table-cell office:value-type="float" office:value="2305444661">
            <text:p>2305444661</text:p>
          </table:table-cell>
          <table:table-cell office:value-type="float" office:value="575532549">
            <text:p>575532549</text:p>
          </table:table-cell>
          <table:table-cell office:value-type="float" office:value="344176229">
            <text:p>344176229</text:p>
          </table:table-cell>
          <table:table-cell office:value-type="float" office:value="799">
            <text:p>799.000000</text:p>
          </table:table-cell>
          <table:table-cell table:style-name="Default" table:formula="of:=[.BK69]/[.BM69]/10^3" office:value-type="float" office:value="720.31608135169">
            <text:p>720.3160813517</text:p>
          </table:table-cell>
          <table:table-cell table:style-name="Default" table:formula="of:=[.BL69]/[.BK69]" office:value-type="float" office:value="0.598013491327317">
            <text:p>0.5980134913</text:p>
          </table:table-cell>
          <table:table-cell table:style-name="Default" table:formula="of:=[.BJ69]/[.BK69]" office:value-type="float" office:value="4.00575895317434">
            <text:p>4.0057589532</text:p>
          </table:table-cell>
          <table:table-cell office:value-type="float" office:value="3457047722">
            <text:p>3457047722</text:p>
          </table:table-cell>
          <table:table-cell office:value-type="float" office:value="575009429">
            <text:p>575009429</text:p>
          </table:table-cell>
          <table:table-cell office:value-type="float" office:value="342643860">
            <text:p>342643860</text:p>
          </table:table-cell>
          <table:table-cell office:value-type="float" office:value="1257">
            <text:p>1257.000000</text:p>
          </table:table-cell>
          <table:table-cell table:style-name="Default" table:formula="of:=[.BR69]/[.BT69]/10^3" office:value-type="float" office:value="457.445846459825">
            <text:p>457.4458464598</text:p>
          </table:table-cell>
          <table:table-cell table:style-name="Default" table:formula="of:=[.BS69]/[.BR69]" office:value-type="float" office:value="0.595892593615191">
            <text:p>0.5958925936</text:p>
          </table:table-cell>
          <table:table-cell table:style-name="Default" table:formula="of:=[.BQ69]/[.BR69]" office:value-type="float" office:value="6.01215831888559">
            <text:p>6.0121583189</text:p>
          </table:table-cell>
          <table:table-cell office:value-type="float" office:value="625">
            <text:p>625</text:p>
          </table:table-cell>
          <table:table-cell office:value-type="float" office:value="11867157838">
            <text:p>11867157838</text:p>
          </table:table-cell>
          <table:table-cell office:value-type="float" office:value="488358328">
            <text:p>488358328</text:p>
          </table:table-cell>
          <table:table-cell office:value-type="float" office:value="2503432">
            <text:p>2503432</text:p>
          </table:table-cell>
          <table:table-cell office:value-type="float" office:value="2430">
            <text:p>2430</text:p>
          </table:table-cell>
          <table:table-cell table:style-name="Default" table:formula="of:=[.BZ69]/[.CB69]/10^3" office:value-type="float" office:value="200.970505349794">
            <text:p>200.9705053498</text:p>
          </table:table-cell>
          <table:table-cell table:style-name="Default" table:formula="of:=[.CA69]/[.BZ69]" office:value-type="float" office:value="0.00512621953280174">
            <text:p>0.0051262195</text:p>
          </table:table-cell>
          <table:table-cell table:style-name="Default" table:formula="of:=[.BY69]/[.BZ69]" office:value-type="float" office:value="24.3001033413318">
            <text:p>24.3001033413</text:p>
          </table:table-cell>
          <table:table-cell office:value-type="float" office:value="893168948">
            <text:p>893168948</text:p>
          </table:table-cell>
          <table:table-cell office:value-type="float" office:value="575052891">
            <text:p>575052891</text:p>
          </table:table-cell>
          <table:table-cell office:value-type="float" office:value="1782551">
            <text:p>1782551</text:p>
          </table:table-cell>
          <table:table-cell office:value-type="float" office:value="158">
            <text:p>158</text:p>
          </table:table-cell>
          <table:table-cell table:style-name="Default" table:formula="of:=[.CG69]/[.CI69]/10^3" office:value-type="float" office:value="3639.57525949367">
            <text:p>3639.5752594937</text:p>
          </table:table-cell>
          <table:table-cell table:style-name="Default" table:formula="of:=[.CH69]/[.CG69]" office:value-type="float" office:value="0.00309980356224311">
            <text:p>0.0030998036</text:p>
          </table:table-cell>
          <table:table-cell table:style-name="Default" table:formula="of:=[.CF69]/[.CG69]" office:value-type="float" office:value="1.55319443129276">
            <text:p>1.5531944313</text:p>
          </table:table-cell>
          <table:table-cell office:value-type="float" office:value="235412023">
            <text:p>235412023</text:p>
          </table:table-cell>
          <table:table-cell office:value-type="float" office:value="144356943">
            <text:p>144356943</text:p>
          </table:table-cell>
          <table:table-cell office:value-type="float" office:value="2531933">
            <text:p>2531933</text:p>
          </table:table-cell>
          <table:table-cell office:value-type="float" office:value="38">
            <text:p>38</text:p>
          </table:table-cell>
          <table:table-cell table:style-name="Default" table:formula="of:=[.CN69]/[.CP69]/10^3" office:value-type="float" office:value="3798.86692105263">
            <text:p>3798.8669210526</text:p>
          </table:table-cell>
          <table:table-cell table:style-name="Default" table:formula="of:=[.CO69]/[.CN69]" office:value-type="float" office:value="0.0175393919224239">
            <text:p>0.0175393919</text:p>
          </table:table-cell>
          <table:table-cell table:style-name="Default" table:formula="of:=[.CM69]/[.CN69]" office:value-type="float" office:value="1.6307634264602">
            <text:p>1.630763426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70]" office:value-type="float" office:value="625">
            <text:p>625</text:p>
          </table:table-cell>
          <table:table-cell office:value-type="string">
            <text:p>,</text:p>
          </table:table-cell>
          <table:table-cell table:formula="of:=[.CS70]" office:value-type="float" office:value="1.6389132725391">
            <text:p>1.6389132725</text:p>
          </table:table-cell>
          <table:table-cell office:value-type="string">
            <text:p>)</text:p>
          </table:table-cell>
          <table:table-cell office:value-type="float" office:value="13846021944">
            <text:p>13846021944</text:p>
          </table:table-cell>
          <table:table-cell office:value-type="float" office:value="602061628">
            <text:p>602061628</text:p>
          </table:table-cell>
          <table:table-cell office:value-type="float" office:value="329832956">
            <text:p>329832956</text:p>
          </table:table-cell>
          <table:table-cell table:style-name="Default" office:value-type="float" office:value="3437">
            <text:p>3437</text:p>
          </table:table-cell>
          <table:table-cell table:style-name="Default" table:formula="of:=[.G70]/[.I70]/10^3" office:value-type="float" office:value="175.170680244399">
            <text:p>175.1706802444</text:p>
          </table:table-cell>
          <table:table-cell table:style-name="Default" table:formula="of:=[.H70]/[.G70]" office:value-type="float" office:value="0.547839192302752">
            <text:p>0.5478391923</text:p>
          </table:table-cell>
          <table:table-cell table:style-name="Default" table:formula="of:=[.F70]/[.G70]" office:value-type="float" office:value="22.9976821309728">
            <text:p>22.997682131</text:p>
          </table:table-cell>
          <table:table-cell office:value-type="float" office:value="13846021891">
            <text:p>13846021891</text:p>
          </table:table-cell>
          <table:table-cell office:value-type="float" office:value="601896146">
            <text:p>601896146</text:p>
          </table:table-cell>
          <table:table-cell office:value-type="float" office:value="19000911">
            <text:p>19000911</text:p>
          </table:table-cell>
          <table:table-cell office:value-type="float" office:value="2899">
            <text:p>2899.000000</text:p>
          </table:table-cell>
          <table:table-cell table:style-name="Default" table:formula="of:=[.N70]/[.P70]/10^3" office:value-type="float" office:value="207.621988961711">
            <text:p>207.6219889617</text:p>
          </table:table-cell>
          <table:table-cell table:style-name="Default" table:formula="of:=[.O70]/[.N70]" office:value-type="float" office:value="0.0315684211076507">
            <text:p>0.0315684211</text:p>
          </table:table-cell>
          <table:table-cell table:style-name="Default" table:formula="of:=[.M70]/[.N70]" office:value-type="float" office:value="23.0040048985461">
            <text:p>23.0040048985</text:p>
          </table:table-cell>
          <table:table-cell office:value-type="float" office:value="13846021943">
            <text:p>13846021943</text:p>
          </table:table-cell>
          <table:table-cell office:value-type="float" office:value="601981324">
            <text:p>601981324</text:p>
          </table:table-cell>
          <table:table-cell office:value-type="float" office:value="339091660">
            <text:p>339091660</text:p>
          </table:table-cell>
          <table:table-cell office:value-type="float" office:value="3437">
            <text:p>3437.000000</text:p>
          </table:table-cell>
          <table:table-cell table:style-name="Default" table:formula="of:=[.U70]/[.W70]/10^3" office:value-type="float" office:value="175.147315682281">
            <text:p>175.1473156823</text:p>
          </table:table-cell>
          <table:table-cell table:style-name="Default" table:formula="of:=[.V70]/[.U70]" office:value-type="float" office:value="0.563292657896477">
            <text:p>0.5632926579</text:p>
          </table:table-cell>
          <table:table-cell table:style-name="Default" table:formula="of:=[.T70]/[.U70]" office:value-type="float" office:value="23.0007500083175">
            <text:p>23.0007500083</text:p>
          </table:table-cell>
          <table:table-cell office:value-type="float" office:value="13846022043">
            <text:p>13846022043</text:p>
          </table:table-cell>
          <table:table-cell office:value-type="float" office:value="602146690">
            <text:p>602146690</text:p>
          </table:table-cell>
          <table:table-cell office:value-type="float" office:value="705079605">
            <text:p>705079605</text:p>
          </table:table-cell>
          <table:table-cell office:value-type="float" office:value="4424">
            <text:p>4424.000000</text:p>
          </table:table-cell>
          <table:table-cell table:style-name="Default" table:formula="of:=[.AB70]/[.AD70]/10^3" office:value-type="float" office:value="136.109107142857">
            <text:p>136.1091071429</text:p>
          </table:table-cell>
          <table:table-cell table:style-name="Default" table:formula="of:=[.AC70]/[.AB70]" office:value-type="float" office:value="1.17094325470759">
            <text:p>1.1709432547</text:p>
          </table:table-cell>
          <table:table-cell table:style-name="Default" table:formula="of:=[.AA70]/[.AB70]" office:value-type="float" office:value="22.9944335374492">
            <text:p>22.9944335374</text:p>
          </table:table-cell>
          <table:table-cell office:value-type="float" office:value="13846021891">
            <text:p>13846021891</text:p>
          </table:table-cell>
          <table:table-cell office:value-type="float" office:value="601924172">
            <text:p>601924172</text:p>
          </table:table-cell>
          <table:table-cell office:value-type="float" office:value="19986717">
            <text:p>19986717</text:p>
          </table:table-cell>
          <table:table-cell office:value-type="float" office:value="2909">
            <text:p>2909.000000</text:p>
          </table:table-cell>
          <table:table-cell table:style-name="Default" table:formula="of:=[.AI70]/[.AK70]/10^3" office:value-type="float" office:value="206.917900309385">
            <text:p>206.9179003094</text:p>
          </table:table-cell>
          <table:table-cell table:style-name="Default" table:formula="of:=[.AJ70]/[.AI70]" office:value-type="float" office:value="0.0332047090476373">
            <text:p>0.033204709</text:p>
          </table:table-cell>
          <table:table-cell table:style-name="Default" table:formula="of:=[.AH70]/[.AI70]" office:value-type="float" office:value="23.0029338163878">
            <text:p>23.0029338164</text:p>
          </table:table-cell>
          <table:table-cell office:value-type="float" office:value="13846022040">
            <text:p>13846022040</text:p>
          </table:table-cell>
          <table:table-cell office:value-type="float" office:value="602159785">
            <text:p>602159785</text:p>
          </table:table-cell>
          <table:table-cell office:value-type="float" office:value="705581178">
            <text:p>705581178</text:p>
          </table:table-cell>
          <table:table-cell office:value-type="float" office:value="4397">
            <text:p>4397.000000</text:p>
          </table:table-cell>
          <table:table-cell table:style-name="Default" table:formula="of:=[.AP70]/[.AR70]/10^3" office:value-type="float" office:value="136.947870138731">
            <text:p>136.9478701387</text:p>
          </table:table-cell>
          <table:table-cell table:style-name="Default" table:formula="of:=[.AQ70]/[.AP70]" office:value-type="float" office:value="1.17175074718748">
            <text:p>1.1717507472</text:p>
          </table:table-cell>
          <table:table-cell table:style-name="Default" table:formula="of:=[.AO70]/[.AP70]" office:value-type="float" office:value="22.9939334789685">
            <text:p>22.993933479</text:p>
          </table:table-cell>
          <table:table-cell office:value-type="float" office:value="3616019515">
            <text:p>3616019515</text:p>
          </table:table-cell>
          <table:table-cell office:value-type="float" office:value="601541010">
            <text:p>601541010</text:p>
          </table:table-cell>
          <table:table-cell office:value-type="float" office:value="330351210">
            <text:p>330351210</text:p>
          </table:table-cell>
          <table:table-cell office:value-type="float" office:value="1325">
            <text:p>1325.000000</text:p>
          </table:table-cell>
          <table:table-cell table:style-name="Default" table:formula="of:=[.AW70]/[.AY70]/10^3" office:value-type="float" office:value="453.99321509434">
            <text:p>453.9932150943</text:p>
          </table:table-cell>
          <table:table-cell table:style-name="Default" table:formula="of:=[.AX70]/[.AW70]" office:value-type="float" office:value="0.549174876705414">
            <text:p>0.5491748767</text:p>
          </table:table-cell>
          <table:table-cell table:style-name="Default" table:formula="of:=[.AV70]/[.AW70]" office:value-type="float" office:value="6.01126017160493">
            <text:p>6.0112601716</text:p>
          </table:table-cell>
          <table:table-cell office:value-type="float" office:value="2413414364">
            <text:p>2413414364</text:p>
          </table:table-cell>
          <table:table-cell office:value-type="float" office:value="601960745">
            <text:p>601960745</text:p>
          </table:table-cell>
          <table:table-cell office:value-type="float" office:value="331798704">
            <text:p>331798704</text:p>
          </table:table-cell>
          <table:table-cell office:value-type="float" office:value="799">
            <text:p>799.000000</text:p>
          </table:table-cell>
          <table:table-cell table:style-name="Default" table:formula="of:=[.BD70]/[.BF70]/10^3" office:value-type="float" office:value="753.392672090113">
            <text:p>753.3926720901</text:p>
          </table:table-cell>
          <table:table-cell table:style-name="Default" table:formula="of:=[.BE70]/[.BD70]" office:value-type="float" office:value="0.551196580102578">
            <text:p>0.5511965801</text:p>
          </table:table-cell>
          <table:table-cell table:style-name="Default" table:formula="of:=[.BC70]/[.BD70]" office:value-type="float" office:value="4.0092553942201">
            <text:p>4.0092553942</text:p>
          </table:table-cell>
          <table:table-cell office:value-type="float" office:value="2411752724">
            <text:p>2411752724</text:p>
          </table:table-cell>
          <table:table-cell office:value-type="float" office:value="602177054">
            <text:p>602177054</text:p>
          </table:table-cell>
          <table:table-cell office:value-type="float" office:value="331925806">
            <text:p>331925806</text:p>
          </table:table-cell>
          <table:table-cell office:value-type="float" office:value="806">
            <text:p>806.000000</text:p>
          </table:table-cell>
          <table:table-cell table:style-name="Default" table:formula="of:=[.BK70]/[.BM70]/10^3" office:value-type="float" office:value="747.117933002481">
            <text:p>747.1179330025</text:p>
          </table:table-cell>
          <table:table-cell table:style-name="Default" table:formula="of:=[.BL70]/[.BK70]" office:value-type="float" office:value="0.551209654694016">
            <text:p>0.5512096547</text:p>
          </table:table-cell>
          <table:table-cell table:style-name="Default" table:formula="of:=[.BJ70]/[.BK70]" office:value-type="float" office:value="4.00505583528927">
            <text:p>4.0050558353</text:p>
          </table:table-cell>
          <table:table-cell office:value-type="float" office:value="3616466408">
            <text:p>3616466408</text:p>
          </table:table-cell>
          <table:table-cell office:value-type="float" office:value="601542618">
            <text:p>601542618</text:p>
          </table:table-cell>
          <table:table-cell office:value-type="float" office:value="330369977">
            <text:p>330369977</text:p>
          </table:table-cell>
          <table:table-cell office:value-type="float" office:value="1307">
            <text:p>1307.000000</text:p>
          </table:table-cell>
          <table:table-cell table:style-name="Default" table:formula="of:=[.BR70]/[.BT70]/10^3" office:value-type="float" office:value="460.246838561591">
            <text:p>460.2468385616</text:p>
          </table:table-cell>
          <table:table-cell table:style-name="Default" table:formula="of:=[.BS70]/[.BR70]" office:value-type="float" office:value="0.549204606813079">
            <text:p>0.5492046068</text:p>
          </table:table-cell>
          <table:table-cell table:style-name="Default" table:formula="of:=[.BQ70]/[.BR70]" office:value-type="float" office:value="6.0119870143598">
            <text:p>6.0119870144</text:p>
          </table:table-cell>
          <table:table-cell office:value-type="float" office:value="625">
            <text:p>625</text:p>
          </table:table-cell>
          <table:table-cell office:value-type="float" office:value="11867157838">
            <text:p>11867157838</text:p>
          </table:table-cell>
          <table:table-cell office:value-type="float" office:value="488360637">
            <text:p>488360637</text:p>
          </table:table-cell>
          <table:table-cell office:value-type="float" office:value="2501071">
            <text:p>2501071</text:p>
          </table:table-cell>
          <table:table-cell office:value-type="float" office:value="2430">
            <text:p>2430</text:p>
          </table:table-cell>
          <table:table-cell table:style-name="Default" table:formula="of:=[.BZ70]/[.CB70]/10^3" office:value-type="float" office:value="200.971455555556">
            <text:p>200.9714555556</text:p>
          </table:table-cell>
          <table:table-cell table:style-name="Default" table:formula="of:=[.CA70]/[.BZ70]" office:value-type="float" office:value="0.00512136075373331">
            <text:p>0.0051213608</text:p>
          </table:table-cell>
          <table:table-cell table:style-name="Default" table:formula="of:=[.BY70]/[.BZ70]" office:value-type="float" office:value="24.2999884489052">
            <text:p>24.2999884489</text:p>
          </table:table-cell>
          <table:table-cell office:value-type="float" office:value="933633854">
            <text:p>933633854</text:p>
          </table:table-cell>
          <table:table-cell office:value-type="float" office:value="601593006">
            <text:p>601593006</text:p>
          </table:table-cell>
          <table:table-cell office:value-type="float" office:value="1813879">
            <text:p>1813879</text:p>
          </table:table-cell>
          <table:table-cell office:value-type="float" office:value="168">
            <text:p>168</text:p>
          </table:table-cell>
          <table:table-cell table:style-name="Default" table:formula="of:=[.CG70]/[.CI70]/10^3" office:value-type="float" office:value="3580.91075">
            <text:p>3580.91075</text:p>
          </table:table-cell>
          <table:table-cell table:style-name="Default" table:formula="of:=[.CH70]/[.CG70]" office:value-type="float" office:value="0.00301512647572236">
            <text:p>0.0030151265</text:p>
          </table:table-cell>
          <table:table-cell table:style-name="Default" table:formula="of:=[.CF70]/[.CG70]" office:value-type="float" office:value="1.55193601768701">
            <text:p>1.5519360177</text:p>
          </table:table-cell>
          <table:table-cell office:value-type="float" office:value="248369243">
            <text:p>248369243</text:p>
          </table:table-cell>
          <table:table-cell office:value-type="float" office:value="151545080">
            <text:p>151545080</text:p>
          </table:table-cell>
          <table:table-cell office:value-type="float" office:value="2715125">
            <text:p>2715125</text:p>
          </table:table-cell>
          <table:table-cell office:value-type="float" office:value="40">
            <text:p>40</text:p>
          </table:table-cell>
          <table:table-cell table:style-name="Default" table:formula="of:=[.CN70]/[.CP70]/10^3" office:value-type="float" office:value="3788.627">
            <text:p>3788.627</text:p>
          </table:table-cell>
          <table:table-cell table:style-name="Default" table:formula="of:=[.CO70]/[.CN70]" office:value-type="float" office:value="0.0179162860318527">
            <text:p>0.017916286</text:p>
          </table:table-cell>
          <table:table-cell table:style-name="Default" table:formula="of:=[.CM70]/[.CN70]" office:value-type="float" office:value="1.6389132725391">
            <text:p>1.638913272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71]" office:value-type="float" office:value="676">
            <text:p>676</text:p>
          </table:table-cell>
          <table:table-cell office:value-type="string">
            <text:p>,</text:p>
          </table:table-cell>
          <table:table-cell table:formula="of:=[.CS71]" office:value-type="float" office:value="1.62860534832137">
            <text:p>1.6286053483</text:p>
          </table:table-cell>
          <table:table-cell office:value-type="string">
            <text:p>)</text:p>
          </table:table-cell>
          <table:table-cell office:value-type="float" office:value="14475122185">
            <text:p>14475122185</text:p>
          </table:table-cell>
          <table:table-cell office:value-type="float" office:value="629511331">
            <text:p>629511331</text:p>
          </table:table-cell>
          <table:table-cell office:value-type="float" office:value="370856675">
            <text:p>370856675</text:p>
          </table:table-cell>
          <table:table-cell table:style-name="Default" office:value-type="float" office:value="3713">
            <text:p>3713</text:p>
          </table:table-cell>
          <table:table-cell table:style-name="Default" table:formula="of:=[.G71]/[.I71]/10^3" office:value-type="float" office:value="169.542507675734">
            <text:p>169.5425076757</text:p>
          </table:table-cell>
          <table:table-cell table:style-name="Default" table:formula="of:=[.H71]/[.G71]" office:value-type="float" office:value="0.589118347418595">
            <text:p>0.5891183474</text:p>
          </table:table-cell>
          <table:table-cell table:style-name="Default" table:formula="of:=[.F71]/[.G71]" office:value-type="float" office:value="22.9942202342979">
            <text:p>22.9942202343</text:p>
          </table:table-cell>
          <table:table-cell office:value-type="float" office:value="14475122119">
            <text:p>14475122119</text:p>
          </table:table-cell>
          <table:table-cell office:value-type="float" office:value="629271140">
            <text:p>629271140</text:p>
          </table:table-cell>
          <table:table-cell office:value-type="float" office:value="19918839">
            <text:p>19918839</text:p>
          </table:table-cell>
          <table:table-cell office:value-type="float" office:value="3031">
            <text:p>3031.000000</text:p>
          </table:table-cell>
          <table:table-cell table:style-name="Default" table:formula="of:=[.N71]/[.P71]/10^3" office:value-type="float" office:value="207.611725503134">
            <text:p>207.6117255031</text:p>
          </table:table-cell>
          <table:table-cell table:style-name="Default" table:formula="of:=[.O71]/[.N71]" office:value-type="float" office:value="0.0316538257260614">
            <text:p>0.0316538257</text:p>
          </table:table-cell>
          <table:table-cell table:style-name="Default" table:formula="of:=[.M71]/[.N71]" office:value-type="float" office:value="23.0029969577184">
            <text:p>23.0029969577</text:p>
          </table:table-cell>
          <table:table-cell office:value-type="float" office:value="14475122163">
            <text:p>14475122163</text:p>
          </table:table-cell>
          <table:table-cell office:value-type="float" office:value="629437143">
            <text:p>629437143</text:p>
          </table:table-cell>
          <table:table-cell office:value-type="float" office:value="369353906">
            <text:p>369353906</text:p>
          </table:table-cell>
          <table:table-cell office:value-type="float" office:value="3493">
            <text:p>3493.000000</text:p>
          </table:table-cell>
          <table:table-cell table:style-name="Default" table:formula="of:=[.U71]/[.W71]/10^3" office:value-type="float" office:value="180.199582880046">
            <text:p>180.19958288</text:p>
          </table:table-cell>
          <table:table-cell table:style-name="Default" table:formula="of:=[.V71]/[.U71]" office:value-type="float" office:value="0.586800302631648">
            <text:p>0.5868003026</text:p>
          </table:table-cell>
          <table:table-cell table:style-name="Default" table:formula="of:=[.T71]/[.U71]" office:value-type="float" office:value="22.9969303908714">
            <text:p>22.9969303909</text:p>
          </table:table-cell>
          <table:table-cell office:value-type="float" office:value="14475122269">
            <text:p>14475122269</text:p>
          </table:table-cell>
          <table:table-cell office:value-type="float" office:value="629700976">
            <text:p>629700976</text:p>
          </table:table-cell>
          <table:table-cell office:value-type="float" office:value="768183904">
            <text:p>768183904</text:p>
          </table:table-cell>
          <table:table-cell office:value-type="float" office:value="4541">
            <text:p>4541.000000</text:p>
          </table:table-cell>
          <table:table-cell table:style-name="Default" table:formula="of:=[.AB71]/[.AD71]/10^3" office:value-type="float" office:value="138.670111429201">
            <text:p>138.6701114292</text:p>
          </table:table-cell>
          <table:table-cell table:style-name="Default" table:formula="of:=[.AC71]/[.AB71]" office:value-type="float" office:value="1.21991855385023">
            <text:p>1.2199185539</text:p>
          </table:table-cell>
          <table:table-cell table:style-name="Default" table:formula="of:=[.AA71]/[.AB71]" office:value-type="float" office:value="22.9872952729868">
            <text:p>22.987295273</text:p>
          </table:table-cell>
          <table:table-cell office:value-type="float" office:value="14475122119">
            <text:p>14475122119</text:p>
          </table:table-cell>
          <table:table-cell office:value-type="float" office:value="629271012">
            <text:p>629271012</text:p>
          </table:table-cell>
          <table:table-cell office:value-type="float" office:value="20928542">
            <text:p>20928542</text:p>
          </table:table-cell>
          <table:table-cell office:value-type="float" office:value="3040">
            <text:p>3040.000000</text:p>
          </table:table-cell>
          <table:table-cell table:style-name="Default" table:formula="of:=[.AI71]/[.AK71]/10^3" office:value-type="float" office:value="206.997043421053">
            <text:p>206.9970434211</text:p>
          </table:table-cell>
          <table:table-cell table:style-name="Default" table:formula="of:=[.AJ71]/[.AI71]" office:value-type="float" office:value="0.0332583920137735">
            <text:p>0.033258392</text:p>
          </table:table-cell>
          <table:table-cell table:style-name="Default" table:formula="of:=[.AH71]/[.AI71]" office:value-type="float" office:value="23.0030016367574">
            <text:p>23.0030016368</text:p>
          </table:table-cell>
          <table:table-cell office:value-type="float" office:value="14475122265">
            <text:p>14475122265</text:p>
          </table:table-cell>
          <table:table-cell office:value-type="float" office:value="629287165">
            <text:p>629287165</text:p>
          </table:table-cell>
          <table:table-cell office:value-type="float" office:value="767887774">
            <text:p>767887774</text:p>
          </table:table-cell>
          <table:table-cell office:value-type="float" office:value="4496">
            <text:p>4496.000000</text:p>
          </table:table-cell>
          <table:table-cell table:style-name="Default" table:formula="of:=[.AP71]/[.AR71]/10^3" office:value-type="float" office:value="139.966006450178">
            <text:p>139.9660064502</text:p>
          </table:table-cell>
          <table:table-cell table:style-name="Default" table:formula="of:=[.AQ71]/[.AP71]" office:value-type="float" office:value="1.22025017624505">
            <text:p>1.2202501762</text:p>
          </table:table-cell>
          <table:table-cell table:style-name="Default" table:formula="of:=[.AO71]/[.AP71]" office:value-type="float" office:value="23.002411411013">
            <text:p>23.002411411</text:p>
          </table:table-cell>
          <table:table-cell office:value-type="float" office:value="3780251936">
            <text:p>3780251936</text:p>
          </table:table-cell>
          <table:table-cell office:value-type="float" office:value="628900048">
            <text:p>628900048</text:p>
          </table:table-cell>
          <table:table-cell office:value-type="float" office:value="368219073">
            <text:p>368219073</text:p>
          </table:table-cell>
          <table:table-cell office:value-type="float" office:value="1388">
            <text:p>1388.000000</text:p>
          </table:table-cell>
          <table:table-cell table:style-name="Default" table:formula="of:=[.AW71]/[.AY71]/10^3" office:value-type="float" office:value="453.098017291066">
            <text:p>453.0980172911</text:p>
          </table:table-cell>
          <table:table-cell table:style-name="Default" table:formula="of:=[.AX71]/[.AW71]" office:value-type="float" office:value="0.585496970736437">
            <text:p>0.5854969707</text:p>
          </table:table-cell>
          <table:table-cell table:style-name="Default" table:formula="of:=[.AV71]/[.AW71]" office:value-type="float" office:value="6.01089465332653">
            <text:p>6.0108946533</text:p>
          </table:table-cell>
          <table:table-cell office:value-type="float" office:value="2522984254">
            <text:p>2522984254</text:p>
          </table:table-cell>
          <table:table-cell office:value-type="float" office:value="629556018">
            <text:p>629556018</text:p>
          </table:table-cell>
          <table:table-cell office:value-type="float" office:value="354386642">
            <text:p>354386642</text:p>
          </table:table-cell>
          <table:table-cell office:value-type="float" office:value="852">
            <text:p>852.000000</text:p>
          </table:table-cell>
          <table:table-cell table:style-name="Default" table:formula="of:=[.BD71]/[.BF71]/10^3" office:value-type="float" office:value="738.915514084507">
            <text:p>738.9155140845</text:p>
          </table:table-cell>
          <table:table-cell table:style-name="Default" table:formula="of:=[.BE71]/[.BD71]" office:value-type="float" office:value="0.562915184459407">
            <text:p>0.5629151845</text:p>
          </table:table-cell>
          <table:table-cell table:style-name="Default" table:formula="of:=[.BC71]/[.BD71]" office:value-type="float" office:value="4.00756117305514">
            <text:p>4.0075611731</text:p>
          </table:table-cell>
          <table:table-cell office:value-type="float" office:value="2521265174">
            <text:p>2521265174</text:p>
          </table:table-cell>
          <table:table-cell office:value-type="float" office:value="629536682">
            <text:p>629536682</text:p>
          </table:table-cell>
          <table:table-cell office:value-type="float" office:value="354461702">
            <text:p>354461702</text:p>
          </table:table-cell>
          <table:table-cell office:value-type="float" office:value="853">
            <text:p>853.000000</text:p>
          </table:table-cell>
          <table:table-cell table:style-name="Default" table:formula="of:=[.BK71]/[.BM71]/10^3" office:value-type="float" office:value="738.026590855803">
            <text:p>738.0265908558</text:p>
          </table:table-cell>
          <table:table-cell table:style-name="Default" table:formula="of:=[.BL71]/[.BK71]" office:value-type="float" office:value="0.563051704745618">
            <text:p>0.5630517047</text:p>
          </table:table-cell>
          <table:table-cell table:style-name="Default" table:formula="of:=[.BJ71]/[.BK71]" office:value-type="float" office:value="4.00495355725753">
            <text:p>4.0049535573</text:p>
          </table:table-cell>
          <table:table-cell office:value-type="float" office:value="3780712300">
            <text:p>3780712300</text:p>
          </table:table-cell>
          <table:table-cell office:value-type="float" office:value="628901430">
            <text:p>628901430</text:p>
          </table:table-cell>
          <table:table-cell office:value-type="float" office:value="368196297">
            <text:p>368196297</text:p>
          </table:table-cell>
          <table:table-cell office:value-type="float" office:value="1381">
            <text:p>1381.000000</text:p>
          </table:table-cell>
          <table:table-cell table:style-name="Default" table:formula="of:=[.BR71]/[.BT71]/10^3" office:value-type="float" office:value="455.395677045619">
            <text:p>455.3956770456</text:p>
          </table:table-cell>
          <table:table-cell table:style-name="Default" table:formula="of:=[.BS71]/[.BR71]" office:value-type="float" office:value="0.585459468584767">
            <text:p>0.5854594686</text:p>
          </table:table-cell>
          <table:table-cell table:style-name="Default" table:formula="of:=[.BQ71]/[.BR71]" office:value-type="float" office:value="6.0116134574539">
            <text:p>6.0116134575</text:p>
          </table:table-cell>
          <table:table-cell office:value-type="float" office:value="676">
            <text:p>676</text:p>
          </table:table-cell>
          <table:table-cell office:value-type="float" office:value="15007948864">
            <text:p>15007948864</text:p>
          </table:table-cell>
          <table:table-cell office:value-type="float" office:value="617923094">
            <text:p>617923094</text:p>
          </table:table-cell>
          <table:table-cell office:value-type="float" office:value="16178894">
            <text:p>16178894</text:p>
          </table:table-cell>
          <table:table-cell office:value-type="float" office:value="3088">
            <text:p>3088</text:p>
          </table:table-cell>
          <table:table-cell table:style-name="Default" table:formula="of:=[.BZ71]/[.CB71]/10^3" office:value-type="float" office:value="200.10462888601">
            <text:p>200.104628886</text:p>
          </table:table-cell>
          <table:table-cell table:style-name="Default" table:formula="of:=[.CA71]/[.BZ71]" office:value-type="float" office:value="0.0261826983925608">
            <text:p>0.0261826984</text:p>
          </table:table-cell>
          <table:table-cell table:style-name="Default" table:formula="of:=[.BY71]/[.BZ71]" office:value-type="float" office:value="24.2877293464614">
            <text:p>24.2877293465</text:p>
          </table:table-cell>
          <table:table-cell office:value-type="float" office:value="985442662">
            <text:p>985442662</text:p>
          </table:table-cell>
          <table:table-cell office:value-type="float" office:value="628878153">
            <text:p>628878153</text:p>
          </table:table-cell>
          <table:table-cell office:value-type="float" office:value="1824332">
            <text:p>1824332</text:p>
          </table:table-cell>
          <table:table-cell office:value-type="float" office:value="175">
            <text:p>175</text:p>
          </table:table-cell>
          <table:table-cell table:style-name="Default" table:formula="of:=[.CG71]/[.CI71]/10^3" office:value-type="float" office:value="3593.58944571429">
            <text:p>3593.5894457143</text:p>
          </table:table-cell>
          <table:table-cell table:style-name="Default" table:formula="of:=[.CH71]/[.CG71]" office:value-type="float" office:value="0.00290093079445868">
            <text:p>0.0029009308</text:p>
          </table:table-cell>
          <table:table-cell table:style-name="Default" table:formula="of:=[.CF71]/[.CG71]" office:value-type="float" office:value="1.56698504678378">
            <text:p>1.5669850468</text:p>
          </table:table-cell>
          <table:table-cell office:value-type="float" office:value="257128665">
            <text:p>257128665</text:p>
          </table:table-cell>
          <table:table-cell office:value-type="float" office:value="157882734">
            <text:p>157882734</text:p>
          </table:table-cell>
          <table:table-cell office:value-type="float" office:value="2857728">
            <text:p>2857728</text:p>
          </table:table-cell>
          <table:table-cell office:value-type="float" office:value="41">
            <text:p>41</text:p>
          </table:table-cell>
          <table:table-cell table:style-name="Default" table:formula="of:=[.CN71]/[.CP71]/10^3" office:value-type="float" office:value="3850.7983902439">
            <text:p>3850.7983902439</text:p>
          </table:table-cell>
          <table:table-cell table:style-name="Default" table:formula="of:=[.CO71]/[.CN71]" office:value-type="float" office:value="0.018100319950122">
            <text:p>0.01810032</text:p>
          </table:table-cell>
          <table:table-cell table:style-name="Default" table:formula="of:=[.CM71]/[.CN71]" office:value-type="float" office:value="1.62860534832137">
            <text:p>1.628605348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72]" office:value-type="float" office:value="676">
            <text:p>676</text:p>
          </table:table-cell>
          <table:table-cell office:value-type="string">
            <text:p>,</text:p>
          </table:table-cell>
          <table:table-cell table:formula="of:=[.CS72]" office:value-type="float" office:value="1.63601325696712">
            <text:p>1.636013257</text:p>
          </table:table-cell>
          <table:table-cell office:value-type="string">
            <text:p>)</text:p>
          </table:table-cell>
          <table:table-cell office:value-type="float" office:value="15122995340">
            <text:p>15122995340</text:p>
          </table:table-cell>
          <table:table-cell office:value-type="float" office:value="657729326">
            <text:p>657729326</text:p>
          </table:table-cell>
          <table:table-cell office:value-type="float" office:value="391166218">
            <text:p>391166218</text:p>
          </table:table-cell>
          <table:table-cell table:style-name="Default" office:value-type="float" office:value="3884">
            <text:p>3884</text:p>
          </table:table-cell>
          <table:table-cell table:style-name="Default" table:formula="of:=[.G72]/[.I72]/10^3" office:value-type="float" office:value="169.343286817714">
            <text:p>169.3432868177</text:p>
          </table:table-cell>
          <table:table-cell table:style-name="Default" table:formula="of:=[.H72]/[.G72]" office:value-type="float" office:value="0.594722179074618">
            <text:p>0.5947221791</text:p>
          </table:table-cell>
          <table:table-cell table:style-name="Default" table:formula="of:=[.F72]/[.G72]" office:value-type="float" office:value="22.9927338529528">
            <text:p>22.992733853</text:p>
          </table:table-cell>
          <table:table-cell office:value-type="float" office:value="15122995268">
            <text:p>15122995268</text:p>
          </table:table-cell>
          <table:table-cell office:value-type="float" office:value="657436870">
            <text:p>657436870</text:p>
          </table:table-cell>
          <table:table-cell office:value-type="float" office:value="20749199">
            <text:p>20749199</text:p>
          </table:table-cell>
          <table:table-cell office:value-type="float" office:value="3165">
            <text:p>3165.000000</text:p>
          </table:table-cell>
          <table:table-cell table:style-name="Default" table:formula="of:=[.N72]/[.P72]/10^3" office:value-type="float" office:value="207.720969984202">
            <text:p>207.7209699842</text:p>
          </table:table-cell>
          <table:table-cell table:style-name="Default" table:formula="of:=[.O72]/[.N72]" office:value-type="float" office:value="0.03156074742203">
            <text:p>0.0315607474</text:p>
          </table:table-cell>
          <table:table-cell table:style-name="Default" table:formula="of:=[.M72]/[.N72]" office:value-type="float" office:value="23.0029618935123">
            <text:p>23.0029618935</text:p>
          </table:table-cell>
          <table:table-cell office:value-type="float" office:value="15122995317">
            <text:p>15122995317</text:p>
          </table:table-cell>
          <table:table-cell office:value-type="float" office:value="657601250">
            <text:p>657601250</text:p>
          </table:table-cell>
          <table:table-cell office:value-type="float" office:value="388950004">
            <text:p>388950004</text:p>
          </table:table-cell>
          <table:table-cell office:value-type="float" office:value="3652">
            <text:p>3652.000000</text:p>
          </table:table-cell>
          <table:table-cell table:style-name="Default" table:formula="of:=[.U72]/[.W72]/10^3" office:value-type="float" office:value="180.066059693319">
            <text:p>180.0660596933</text:p>
          </table:table-cell>
          <table:table-cell table:style-name="Default" table:formula="of:=[.V72]/[.U72]" office:value-type="float" office:value="0.591467859892298">
            <text:p>0.5914678599</text:p>
          </table:table-cell>
          <table:table-cell table:style-name="Default" table:formula="of:=[.T72]/[.U72]" office:value-type="float" office:value="22.9972119380856">
            <text:p>22.9972119381</text:p>
          </table:table-cell>
          <table:table-cell office:value-type="float" office:value="15122995429">
            <text:p>15122995429</text:p>
          </table:table-cell>
          <table:table-cell office:value-type="float" office:value="657810855">
            <text:p>657810855</text:p>
          </table:table-cell>
          <table:table-cell office:value-type="float" office:value="802495075">
            <text:p>802495075</text:p>
          </table:table-cell>
          <table:table-cell office:value-type="float" office:value="4776">
            <text:p>4776.000000</text:p>
          </table:table-cell>
          <table:table-cell table:style-name="Default" table:formula="of:=[.AB72]/[.AD72]/10^3" office:value-type="float" office:value="137.732591080402">
            <text:p>137.7325910804</text:p>
          </table:table-cell>
          <table:table-cell table:style-name="Default" table:formula="of:=[.AC72]/[.AB72]" office:value-type="float" office:value="1.21994805786536">
            <text:p>1.2199480579</text:p>
          </table:table-cell>
          <table:table-cell table:style-name="Default" table:formula="of:=[.AA72]/[.AB72]" office:value-type="float" office:value="22.9898842715206">
            <text:p>22.9898842715</text:p>
          </table:table-cell>
          <table:table-cell office:value-type="float" office:value="15122995269">
            <text:p>15122995269</text:p>
          </table:table-cell>
          <table:table-cell office:value-type="float" office:value="657421459">
            <text:p>657421459</text:p>
          </table:table-cell>
          <table:table-cell office:value-type="float" office:value="21798286">
            <text:p>21798286</text:p>
          </table:table-cell>
          <table:table-cell office:value-type="float" office:value="3176">
            <text:p>3176.000000</text:p>
          </table:table-cell>
          <table:table-cell table:style-name="Default" table:formula="of:=[.AI72]/[.AK72]/10^3" office:value-type="float" office:value="206.99668104534">
            <text:p>206.9966810453</text:p>
          </table:table-cell>
          <table:table-cell table:style-name="Default" table:formula="of:=[.AJ72]/[.AI72]" office:value-type="float" office:value="0.0331572474576009">
            <text:p>0.0331572475</text:p>
          </table:table-cell>
          <table:table-cell table:style-name="Default" table:formula="of:=[.AH72]/[.AI72]" office:value-type="float" office:value="23.0035011208845">
            <text:p>23.0035011209</text:p>
          </table:table-cell>
          <table:table-cell office:value-type="float" office:value="15122995424">
            <text:p>15122995424</text:p>
          </table:table-cell>
          <table:table-cell office:value-type="float" office:value="657424531">
            <text:p>657424531</text:p>
          </table:table-cell>
          <table:table-cell office:value-type="float" office:value="803211734">
            <text:p>803211734</text:p>
          </table:table-cell>
          <table:table-cell office:value-type="float" office:value="4729">
            <text:p>4729.000000</text:p>
          </table:table-cell>
          <table:table-cell table:style-name="Default" table:formula="of:=[.AP72]/[.AR72]/10^3" office:value-type="float" office:value="139.019778177204">
            <text:p>139.0197781772</text:p>
          </table:table-cell>
          <table:table-cell table:style-name="Default" table:formula="of:=[.AQ72]/[.AP72]" office:value-type="float" office:value="1.22175503974311">
            <text:p>1.2217550397</text:p>
          </table:table-cell>
          <table:table-cell table:style-name="Default" table:formula="of:=[.AO72]/[.AP72]" office:value-type="float" office:value="23.00339386636">
            <text:p>23.0033938664</text:p>
          </table:table-cell>
          <table:table-cell office:value-type="float" office:value="3949383477">
            <text:p>3949383477</text:p>
          </table:table-cell>
          <table:table-cell office:value-type="float" office:value="657051052">
            <text:p>657051052</text:p>
          </table:table-cell>
          <table:table-cell office:value-type="float" office:value="391507238">
            <text:p>391507238</text:p>
          </table:table-cell>
          <table:table-cell office:value-type="float" office:value="1452">
            <text:p>1452.000000</text:p>
          </table:table-cell>
          <table:table-cell table:style-name="Default" table:formula="of:=[.AW72]/[.AY72]/10^3" office:value-type="float" office:value="452.51449862259">
            <text:p>452.5144986226</text:p>
          </table:table-cell>
          <table:table-cell table:style-name="Default" table:formula="of:=[.AX72]/[.AW72]" office:value-type="float" office:value="0.595855126946818">
            <text:p>0.5958551269</text:p>
          </table:table-cell>
          <table:table-cell table:style-name="Default" table:formula="of:=[.AV72]/[.AW72]" office:value-type="float" office:value="6.01077110367369">
            <text:p>6.0107711037</text:p>
          </table:table-cell>
          <table:table-cell office:value-type="float" office:value="2635821466">
            <text:p>2635821466</text:p>
          </table:table-cell>
          <table:table-cell office:value-type="float" office:value="657909950">
            <text:p>657909950</text:p>
          </table:table-cell>
          <table:table-cell office:value-type="float" office:value="395744809">
            <text:p>395744809</text:p>
          </table:table-cell>
          <table:table-cell office:value-type="float" office:value="922">
            <text:p>922.000000</text:p>
          </table:table-cell>
          <table:table-cell table:style-name="Default" table:formula="of:=[.BD72]/[.BF72]/10^3" office:value-type="float" office:value="713.568275488069">
            <text:p>713.5682754881</text:p>
          </table:table-cell>
          <table:table-cell table:style-name="Default" table:formula="of:=[.BE72]/[.BD72]" office:value-type="float" office:value="0.601518200173139">
            <text:p>0.6015182002</text:p>
          </table:table-cell>
          <table:table-cell table:style-name="Default" table:formula="of:=[.BC72]/[.BD72]" office:value-type="float" office:value="4.0063559853442">
            <text:p>4.0063559853</text:p>
          </table:table-cell>
          <table:table-cell office:value-type="float" office:value="2634058476">
            <text:p>2634058476</text:p>
          </table:table-cell>
          <table:table-cell office:value-type="float" office:value="657867414">
            <text:p>657867414</text:p>
          </table:table-cell>
          <table:table-cell office:value-type="float" office:value="395703355">
            <text:p>395703355</text:p>
          </table:table-cell>
          <table:table-cell office:value-type="float" office:value="922">
            <text:p>922.000000</text:p>
          </table:table-cell>
          <table:table-cell table:style-name="Default" table:formula="of:=[.BK72]/[.BM72]/10^3" office:value-type="float" office:value="713.522140997831">
            <text:p>713.5221409978</text:p>
          </table:table-cell>
          <table:table-cell table:style-name="Default" table:formula="of:=[.BL72]/[.BK72]" office:value-type="float" office:value="0.601494080082222">
            <text:p>0.6014940801</text:p>
          </table:table-cell>
          <table:table-cell table:style-name="Default" table:formula="of:=[.BJ72]/[.BK72]" office:value-type="float" office:value="4.00393516983044">
            <text:p>4.0039351698</text:p>
          </table:table-cell>
          <table:table-cell office:value-type="float" office:value="3949857512">
            <text:p>3949857512</text:p>
          </table:table-cell>
          <table:table-cell office:value-type="float" office:value="657052058">
            <text:p>657052058</text:p>
          </table:table-cell>
          <table:table-cell office:value-type="float" office:value="391578806">
            <text:p>391578806</text:p>
          </table:table-cell>
          <table:table-cell office:value-type="float" office:value="1445">
            <text:p>1445.000000</text:p>
          </table:table-cell>
          <table:table-cell table:style-name="Default" table:formula="of:=[.BR72]/[.BT72]/10^3" office:value-type="float" office:value="454.707306574394">
            <text:p>454.7073065744</text:p>
          </table:table-cell>
          <table:table-cell table:style-name="Default" table:formula="of:=[.BS72]/[.BR72]" office:value-type="float" office:value="0.595963137520528">
            <text:p>0.5959631375</text:p>
          </table:table-cell>
          <table:table-cell table:style-name="Default" table:formula="of:=[.BQ72]/[.BR72]" office:value-type="float" office:value="6.01148335798988">
            <text:p>6.011483358</text:p>
          </table:table-cell>
          <table:table-cell office:value-type="float" office:value="676">
            <text:p>676</text:p>
          </table:table-cell>
          <table:table-cell office:value-type="float" office:value="15007948865">
            <text:p>15007948865</text:p>
          </table:table-cell>
          <table:table-cell office:value-type="float" office:value="617921104">
            <text:p>617921104</text:p>
          </table:table-cell>
          <table:table-cell office:value-type="float" office:value="16425160">
            <text:p>16425160</text:p>
          </table:table-cell>
          <table:table-cell office:value-type="float" office:value="3087">
            <text:p>3087</text:p>
          </table:table-cell>
          <table:table-cell table:style-name="Default" table:formula="of:=[.BZ72]/[.CB72]/10^3" office:value-type="float" office:value="200.168805960479">
            <text:p>200.1688059605</text:p>
          </table:table-cell>
          <table:table-cell table:style-name="Default" table:formula="of:=[.CA72]/[.BZ72]" office:value-type="float" office:value="0.0265813222653745">
            <text:p>0.0265813223</text:p>
          </table:table-cell>
          <table:table-cell table:style-name="Default" table:formula="of:=[.BY72]/[.BZ72]" office:value-type="float" office:value="24.2878075661258">
            <text:p>24.2878075661</text:p>
          </table:table-cell>
          <table:table-cell office:value-type="float" office:value="1025221062">
            <text:p>1025221062</text:p>
          </table:table-cell>
          <table:table-cell office:value-type="float" office:value="657035233">
            <text:p>657035233</text:p>
          </table:table-cell>
          <table:table-cell office:value-type="float" office:value="1873351">
            <text:p>1873351</text:p>
          </table:table-cell>
          <table:table-cell office:value-type="float" office:value="180">
            <text:p>180</text:p>
          </table:table-cell>
          <table:table-cell table:style-name="Default" table:formula="of:=[.CG72]/[.CI72]/10^3" office:value-type="float" office:value="3650.19573888889">
            <text:p>3650.1957388889</text:p>
          </table:table-cell>
          <table:table-cell table:style-name="Default" table:formula="of:=[.CH72]/[.CG72]" office:value-type="float" office:value="0.00285121848252543">
            <text:p>0.0028512185</text:p>
          </table:table-cell>
          <table:table-cell table:style-name="Default" table:formula="of:=[.CF72]/[.CG72]" office:value-type="float" office:value="1.56037455909157">
            <text:p>1.5603745591</text:p>
          </table:table-cell>
          <table:table-cell office:value-type="float" office:value="270761174">
            <text:p>270761174</text:p>
          </table:table-cell>
          <table:table-cell office:value-type="float" office:value="165500599">
            <text:p>165500599</text:p>
          </table:table-cell>
          <table:table-cell office:value-type="float" office:value="2941418">
            <text:p>2941418</text:p>
          </table:table-cell>
          <table:table-cell office:value-type="float" office:value="43">
            <text:p>43</text:p>
          </table:table-cell>
          <table:table-cell table:style-name="Default" table:formula="of:=[.CN72]/[.CP72]/10^3" office:value-type="float" office:value="3848.85113953488">
            <text:p>3848.8511395349</text:p>
          </table:table-cell>
          <table:table-cell table:style-name="Default" table:formula="of:=[.CO72]/[.CN72]" office:value-type="float" office:value="0.0177728541030839">
            <text:p>0.0177728541</text:p>
          </table:table-cell>
          <table:table-cell table:style-name="Default" table:formula="of:=[.CM72]/[.CN72]" office:value-type="float" office:value="1.63601325696712">
            <text:p>1.63601325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73]" office:value-type="float" office:value="676">
            <text:p>676</text:p>
          </table:table-cell>
          <table:table-cell office:value-type="string">
            <text:p>,</text:p>
          </table:table-cell>
          <table:table-cell table:formula="of:=[.CS73]" office:value-type="float" office:value="1.6290682746992">
            <text:p>1.6290682747</text:p>
          </table:table-cell>
          <table:table-cell office:value-type="string">
            <text:p>)</text:p>
          </table:table-cell>
          <table:table-cell office:value-type="float" office:value="15789917206">
            <text:p>15789917206</text:p>
          </table:table-cell>
          <table:table-cell office:value-type="float" office:value="686521227">
            <text:p>686521227</text:p>
          </table:table-cell>
          <table:table-cell office:value-type="float" office:value="360389869">
            <text:p>360389869</text:p>
          </table:table-cell>
          <table:table-cell table:style-name="Default" office:value-type="float" office:value="4405">
            <text:p>4405</text:p>
          </table:table-cell>
          <table:table-cell table:style-name="Default" table:formula="of:=[.G73]/[.I73]/10^3" office:value-type="float" office:value="155.850448808173">
            <text:p>155.8504488082</text:p>
          </table:table-cell>
          <table:table-cell table:style-name="Default" table:formula="of:=[.H73]/[.G73]" office:value-type="float" office:value="0.524950802431634">
            <text:p>0.5249508024</text:p>
          </table:table-cell>
          <table:table-cell table:style-name="Default" table:formula="of:=[.F73]/[.G73]" office:value-type="float" office:value="22.9998965581876">
            <text:p>22.9998965582</text:p>
          </table:table-cell>
          <table:table-cell office:value-type="float" office:value="15789917097">
            <text:p>15789917097</text:p>
          </table:table-cell>
          <table:table-cell office:value-type="float" office:value="686440649">
            <text:p>686440649</text:p>
          </table:table-cell>
          <table:table-cell office:value-type="float" office:value="21725237">
            <text:p>21725237</text:p>
          </table:table-cell>
          <table:table-cell office:value-type="float" office:value="3307">
            <text:p>3307.000000</text:p>
          </table:table-cell>
          <table:table-cell table:style-name="Default" table:formula="of:=[.N73]/[.P73]/10^3" office:value-type="float" office:value="207.572013607499">
            <text:p>207.5720136075</text:p>
          </table:table-cell>
          <table:table-cell table:style-name="Default" table:formula="of:=[.O73]/[.N73]" office:value-type="float" office:value="0.0316491120268724">
            <text:p>0.031649112</text:p>
          </table:table-cell>
          <table:table-cell table:style-name="Default" table:formula="of:=[.M73]/[.N73]" office:value-type="float" office:value="23.0025962477639">
            <text:p>23.0025962478</text:p>
          </table:table-cell>
          <table:table-cell office:value-type="float" office:value="15789917204">
            <text:p>15789917204</text:p>
          </table:table-cell>
          <table:table-cell office:value-type="float" office:value="686587925">
            <text:p>686587925</text:p>
          </table:table-cell>
          <table:table-cell office:value-type="float" office:value="376752823">
            <text:p>376752823</text:p>
          </table:table-cell>
          <table:table-cell office:value-type="float" office:value="4378">
            <text:p>4378.000000</text:p>
          </table:table-cell>
          <table:table-cell table:style-name="Default" table:formula="of:=[.U73]/[.W73]/10^3" office:value-type="float" office:value="156.82684444952">
            <text:p>156.8268444495</text:p>
          </table:table-cell>
          <table:table-cell table:style-name="Default" table:formula="of:=[.V73]/[.U73]" office:value-type="float" office:value="0.54873208409542">
            <text:p>0.5487320841</text:p>
          </table:table-cell>
          <table:table-cell table:style-name="Default" table:formula="of:=[.T73]/[.U73]" office:value-type="float" office:value="22.9976622498859">
            <text:p>22.9976622499</text:p>
          </table:table-cell>
          <table:table-cell office:value-type="float" office:value="15789917354">
            <text:p>15789917354</text:p>
          </table:table-cell>
          <table:table-cell office:value-type="float" office:value="687079981">
            <text:p>687079981</text:p>
          </table:table-cell>
          <table:table-cell office:value-type="float" office:value="757538577">
            <text:p>757538577</text:p>
          </table:table-cell>
          <table:table-cell office:value-type="float" office:value="5813">
            <text:p>5813.000000</text:p>
          </table:table-cell>
          <table:table-cell table:style-name="Default" table:formula="of:=[.AB73]/[.AD73]/10^3" office:value-type="float" office:value="118.197141063134">
            <text:p>118.1971410631</text:p>
          </table:table-cell>
          <table:table-cell table:style-name="Default" table:formula="of:=[.AC73]/[.AB73]" office:value-type="float" office:value="1.10254788081215">
            <text:p>1.1025478808</text:p>
          </table:table-cell>
          <table:table-cell table:style-name="Default" table:formula="of:=[.AA73]/[.AB73]" office:value-type="float" office:value="22.9811925694863">
            <text:p>22.9811925695</text:p>
          </table:table-cell>
          <table:table-cell office:value-type="float" office:value="15789917098">
            <text:p>15789917098</text:p>
          </table:table-cell>
          <table:table-cell office:value-type="float" office:value="686434723">
            <text:p>686434723</text:p>
          </table:table-cell>
          <table:table-cell office:value-type="float" office:value="22801359">
            <text:p>22801359</text:p>
          </table:table-cell>
          <table:table-cell office:value-type="float" office:value="3315">
            <text:p>3315.000000</text:p>
          </table:table-cell>
          <table:table-cell table:style-name="Default" table:formula="of:=[.AI73]/[.AK73]/10^3" office:value-type="float" office:value="207.069298039216">
            <text:p>207.0692980392</text:p>
          </table:table-cell>
          <table:table-cell table:style-name="Default" table:formula="of:=[.AJ73]/[.AI73]" office:value-type="float" office:value="0.0332170827552965">
            <text:p>0.0332170828</text:p>
          </table:table-cell>
          <table:table-cell table:style-name="Default" table:formula="of:=[.AH73]/[.AI73]" office:value-type="float" office:value="23.0027948309369">
            <text:p>23.0027948309</text:p>
          </table:table-cell>
          <table:table-cell office:value-type="float" office:value="15789917351">
            <text:p>15789917351</text:p>
          </table:table-cell>
          <table:table-cell office:value-type="float" office:value="686940530">
            <text:p>686940530</text:p>
          </table:table-cell>
          <table:table-cell office:value-type="float" office:value="759110783">
            <text:p>759110783</text:p>
          </table:table-cell>
          <table:table-cell office:value-type="float" office:value="5787">
            <text:p>5787.000000</text:p>
          </table:table-cell>
          <table:table-cell table:style-name="Default" table:formula="of:=[.AP73]/[.AR73]/10^3" office:value-type="float" office:value="118.704083290133">
            <text:p>118.7040832901</text:p>
          </table:table-cell>
          <table:table-cell table:style-name="Default" table:formula="of:=[.AQ73]/[.AP73]" office:value-type="float" office:value="1.10506040894108">
            <text:p>1.1050604089</text:p>
          </table:table-cell>
          <table:table-cell table:style-name="Default" table:formula="of:=[.AO73]/[.AP73]" office:value-type="float" office:value="22.985857816542">
            <text:p>22.9858578165</text:p>
          </table:table-cell>
          <table:table-cell office:value-type="float" office:value="4123485904">
            <text:p>4123485904</text:p>
          </table:table-cell>
          <table:table-cell office:value-type="float" office:value="686018647">
            <text:p>686018647</text:p>
          </table:table-cell>
          <table:table-cell office:value-type="float" office:value="360963592">
            <text:p>360963592</text:p>
          </table:table-cell>
          <table:table-cell office:value-type="float" office:value="1571">
            <text:p>1571.000000</text:p>
          </table:table-cell>
          <table:table-cell table:style-name="Default" table:formula="of:=[.AW73]/[.AY73]/10^3" office:value-type="float" office:value="436.676414385742">
            <text:p>436.6764143857</text:p>
          </table:table-cell>
          <table:table-cell table:style-name="Default" table:formula="of:=[.AX73]/[.AW73]" office:value-type="float" office:value="0.526171691656656">
            <text:p>0.5261716917</text:p>
          </table:table-cell>
          <table:table-cell table:style-name="Default" table:formula="of:=[.AV73]/[.AW73]" office:value-type="float" office:value="6.01074901102506">
            <text:p>6.010749011</text:p>
          </table:table-cell>
          <table:table-cell office:value-type="float" office:value="2751973759">
            <text:p>2751973759</text:p>
          </table:table-cell>
          <table:table-cell office:value-type="float" office:value="689653509">
            <text:p>689653509</text:p>
          </table:table-cell>
          <table:table-cell office:value-type="float" office:value="362859778">
            <text:p>362859778</text:p>
          </table:table-cell>
          <table:table-cell office:value-type="float" office:value="1001">
            <text:p>1001.000000</text:p>
          </table:table-cell>
          <table:table-cell table:style-name="Default" table:formula="of:=[.BD73]/[.BF73]/10^3" office:value-type="float" office:value="688.964544455545">
            <text:p>688.9645444555</text:p>
          </table:table-cell>
          <table:table-cell table:style-name="Default" table:formula="of:=[.BE73]/[.BD73]" office:value-type="float" office:value="0.526147947142541">
            <text:p>0.5261479471</text:p>
          </table:table-cell>
          <table:table-cell table:style-name="Default" table:formula="of:=[.BC73]/[.BD73]" office:value-type="float" office:value="3.99037157512672">
            <text:p>3.9903715751</text:p>
          </table:table-cell>
          <table:table-cell office:value-type="float" office:value="2750151618">
            <text:p>2750151618</text:p>
          </table:table-cell>
          <table:table-cell office:value-type="float" office:value="689285768">
            <text:p>689285768</text:p>
          </table:table-cell>
          <table:table-cell office:value-type="float" office:value="362910000">
            <text:p>362910000</text:p>
          </table:table-cell>
          <table:table-cell office:value-type="float" office:value="995">
            <text:p>995.000000</text:p>
          </table:table-cell>
          <table:table-cell table:style-name="Default" table:formula="of:=[.BK73]/[.BM73]/10^3" office:value-type="float" office:value="692.749515577889">
            <text:p>692.7495155779</text:p>
          </table:table-cell>
          <table:table-cell table:style-name="Default" table:formula="of:=[.BL73]/[.BK73]" office:value-type="float" office:value="0.526501513375219">
            <text:p>0.5265015134</text:p>
          </table:table-cell>
          <table:table-cell table:style-name="Default" table:formula="of:=[.BJ73]/[.BK73]" office:value-type="float" office:value="3.98985695871788">
            <text:p>3.9898569587</text:p>
          </table:table-cell>
          <table:table-cell office:value-type="float" office:value="4123973809">
            <text:p>4123973809</text:p>
          </table:table-cell>
          <table:table-cell office:value-type="float" office:value="686020092">
            <text:p>686020092</text:p>
          </table:table-cell>
          <table:table-cell office:value-type="float" office:value="360934002">
            <text:p>360934002</text:p>
          </table:table-cell>
          <table:table-cell office:value-type="float" office:value="1566">
            <text:p>1566.000000</text:p>
          </table:table-cell>
          <table:table-cell table:style-name="Default" table:formula="of:=[.BR73]/[.BT73]/10^3" office:value-type="float" office:value="438.071578544061">
            <text:p>438.0715785441</text:p>
          </table:table-cell>
          <table:table-cell table:style-name="Default" table:formula="of:=[.BS73]/[.BR73]" office:value-type="float" office:value="0.526127450506216">
            <text:p>0.5261274505</text:p>
          </table:table-cell>
          <table:table-cell table:style-name="Default" table:formula="of:=[.BQ73]/[.BR73]" office:value-type="float" office:value="6.01144756121808">
            <text:p>6.0114475612</text:p>
          </table:table-cell>
          <table:table-cell office:value-type="float" office:value="676">
            <text:p>676</text:p>
          </table:table-cell>
          <table:table-cell office:value-type="float" office:value="15007948864">
            <text:p>15007948864</text:p>
          </table:table-cell>
          <table:table-cell office:value-type="float" office:value="617923865">
            <text:p>617923865</text:p>
          </table:table-cell>
          <table:table-cell office:value-type="float" office:value="16425153">
            <text:p>16425153</text:p>
          </table:table-cell>
          <table:table-cell office:value-type="float" office:value="3088">
            <text:p>3088</text:p>
          </table:table-cell>
          <table:table-cell table:style-name="Default" table:formula="of:=[.BZ73]/[.CB73]/10^3" office:value-type="float" office:value="200.104878562176">
            <text:p>200.1048785622</text:p>
          </table:table-cell>
          <table:table-cell table:style-name="Default" table:formula="of:=[.CA73]/[.BZ73]" office:value-type="float" office:value="0.0265811921667728">
            <text:p>0.0265811922</text:p>
          </table:table-cell>
          <table:table-cell table:style-name="Default" table:formula="of:=[.BY73]/[.BZ73]" office:value-type="float" office:value="24.2876990420171">
            <text:p>24.287699042</text:p>
          </table:table-cell>
          <table:table-cell office:value-type="float" office:value="1069974643">
            <text:p>1069974643</text:p>
          </table:table-cell>
          <table:table-cell office:value-type="float" office:value="686036253">
            <text:p>686036253</text:p>
          </table:table-cell>
          <table:table-cell office:value-type="float" office:value="1925457">
            <text:p>1925457</text:p>
          </table:table-cell>
          <table:table-cell office:value-type="float" office:value="188">
            <text:p>188</text:p>
          </table:table-cell>
          <table:table-cell table:style-name="Default" table:formula="of:=[.CG73]/[.CI73]/10^3" office:value-type="float" office:value="3649.12900531915">
            <text:p>3649.1290053192</text:p>
          </table:table-cell>
          <table:table-cell table:style-name="Default" table:formula="of:=[.CH73]/[.CG73]" office:value-type="float" office:value="0.00280664030738912">
            <text:p>0.0028066403</text:p>
          </table:table-cell>
          <table:table-cell table:style-name="Default" table:formula="of:=[.CF73]/[.CG73]" office:value-type="float" office:value="1.55964737770206">
            <text:p>1.5596473777</text:p>
          </table:table-cell>
          <table:table-cell office:value-type="float" office:value="280503672">
            <text:p>280503672</text:p>
          </table:table-cell>
          <table:table-cell office:value-type="float" office:value="172186566">
            <text:p>172186566</text:p>
          </table:table-cell>
          <table:table-cell office:value-type="float" office:value="3006746">
            <text:p>3006746</text:p>
          </table:table-cell>
          <table:table-cell office:value-type="float" office:value="44">
            <text:p>44</text:p>
          </table:table-cell>
          <table:table-cell table:style-name="Default" table:formula="of:=[.CN73]/[.CP73]/10^3" office:value-type="float" office:value="3913.33104545455">
            <text:p>3913.3310454546</text:p>
          </table:table-cell>
          <table:table-cell table:style-name="Default" table:formula="of:=[.CO73]/[.CN73]" office:value-type="float" office:value="0.0174621404552548">
            <text:p>0.0174621405</text:p>
          </table:table-cell>
          <table:table-cell table:style-name="Default" table:formula="of:=[.CM73]/[.CN73]" office:value-type="float" office:value="1.6290682746992">
            <text:p>1.629068274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74]" office:value-type="float" office:value="676">
            <text:p>676</text:p>
          </table:table-cell>
          <table:table-cell office:value-type="string">
            <text:p>,</text:p>
          </table:table-cell>
          <table:table-cell table:formula="of:=[.CS74]" office:value-type="float" office:value="1.63676241656413">
            <text:p>1.6367624166</text:p>
          </table:table-cell>
          <table:table-cell office:value-type="string">
            <text:p>)</text:p>
          </table:table-cell>
          <table:table-cell office:value-type="float" office:value="16476163912">
            <text:p>16476163912</text:p>
          </table:table-cell>
          <table:table-cell office:value-type="float" office:value="716399207">
            <text:p>716399207</text:p>
          </table:table-cell>
          <table:table-cell office:value-type="float" office:value="426350340">
            <text:p>426350340</text:p>
          </table:table-cell>
          <table:table-cell table:style-name="Default" office:value-type="float" office:value="4092">
            <text:p>4092</text:p>
          </table:table-cell>
          <table:table-cell table:style-name="Default" table:formula="of:=[.G74]/[.I74]/10^3" office:value-type="float" office:value="175.073119990225">
            <text:p>175.0731199902</text:p>
          </table:table-cell>
          <table:table-cell table:style-name="Default" table:formula="of:=[.H74]/[.G74]" office:value-type="float" office:value="0.595129553235254">
            <text:p>0.5951295532</text:p>
          </table:table-cell>
          <table:table-cell table:style-name="Default" table:formula="of:=[.F74]/[.G74]" office:value-type="float" office:value="22.9985792153452">
            <text:p>22.9985792153</text:p>
          </table:table-cell>
          <table:table-cell office:value-type="float" office:value="16476163850">
            <text:p>16476163850</text:p>
          </table:table-cell>
          <table:table-cell office:value-type="float" office:value="716285154">
            <text:p>716285154</text:p>
          </table:table-cell>
          <table:table-cell office:value-type="float" office:value="22601655">
            <text:p>22601655</text:p>
          </table:table-cell>
          <table:table-cell office:value-type="float" office:value="3449">
            <text:p>3449.000000</text:p>
          </table:table-cell>
          <table:table-cell table:style-name="Default" table:formula="of:=[.N74]/[.P74]/10^3" office:value-type="float" office:value="207.679082052769">
            <text:p>207.6790820528</text:p>
          </table:table-cell>
          <table:table-cell table:style-name="Default" table:formula="of:=[.O74]/[.N74]" office:value-type="float" office:value="0.0315539905773337">
            <text:p>0.0315539906</text:p>
          </table:table-cell>
          <table:table-cell table:style-name="Default" table:formula="of:=[.M74]/[.N74]" office:value-type="float" office:value="23.0022411577164">
            <text:p>23.0022411577</text:p>
          </table:table-cell>
          <table:table-cell office:value-type="float" office:value="16476163901">
            <text:p>16476163901</text:p>
          </table:table-cell>
          <table:table-cell office:value-type="float" office:value="716428393">
            <text:p>716428393</text:p>
          </table:table-cell>
          <table:table-cell office:value-type="float" office:value="424075093">
            <text:p>424075093</text:p>
          </table:table-cell>
          <table:table-cell office:value-type="float" office:value="3981">
            <text:p>3981.000000</text:p>
          </table:table-cell>
          <table:table-cell table:style-name="Default" table:formula="of:=[.U74]/[.W74]/10^3" office:value-type="float" office:value="179.961917357448">
            <text:p>179.9619173574</text:p>
          </table:table-cell>
          <table:table-cell table:style-name="Default" table:formula="of:=[.V74]/[.U74]" office:value-type="float" office:value="0.591929489595201">
            <text:p>0.5919294896</text:p>
          </table:table-cell>
          <table:table-cell table:style-name="Default" table:formula="of:=[.T74]/[.U74]" office:value-type="float" office:value="22.9976422793729">
            <text:p>22.9976422794</text:p>
          </table:table-cell>
          <table:table-cell office:value-type="float" office:value="16476164035">
            <text:p>16476164035</text:p>
          </table:table-cell>
          <table:table-cell office:value-type="float" office:value="716324613">
            <text:p>716324613</text:p>
          </table:table-cell>
          <table:table-cell office:value-type="float" office:value="875435584">
            <text:p>875435584</text:p>
          </table:table-cell>
          <table:table-cell office:value-type="float" office:value="5260">
            <text:p>5260.000000</text:p>
          </table:table-cell>
          <table:table-cell table:style-name="Default" table:formula="of:=[.AB74]/[.AD74]/10^3" office:value-type="float" office:value="136.183386501901">
            <text:p>136.1833865019</text:p>
          </table:table-cell>
          <table:table-cell table:style-name="Default" table:formula="of:=[.AC74]/[.AB74]" office:value-type="float" office:value="1.22212132336712">
            <text:p>1.2221213234</text:p>
          </table:table-cell>
          <table:table-cell table:style-name="Default" table:formula="of:=[.AA74]/[.AB74]" office:value-type="float" office:value="23.000974329218">
            <text:p>23.0009743292</text:p>
          </table:table-cell>
          <table:table-cell office:value-type="float" office:value="16476163849">
            <text:p>16476163849</text:p>
          </table:table-cell>
          <table:table-cell office:value-type="float" office:value="716300766">
            <text:p>716300766</text:p>
          </table:table-cell>
          <table:table-cell office:value-type="float" office:value="23710657">
            <text:p>23710657</text:p>
          </table:table-cell>
          <table:table-cell office:value-type="float" office:value="3460">
            <text:p>3460.000000</text:p>
          </table:table-cell>
          <table:table-cell table:style-name="Default" table:formula="of:=[.AI74]/[.AK74]/10^3" office:value-type="float" office:value="207.023342774566">
            <text:p>207.0233427746</text:p>
          </table:table-cell>
          <table:table-cell table:style-name="Default" table:formula="of:=[.AJ74]/[.AI74]" office:value-type="float" office:value="0.0331015379648498">
            <text:p>0.033101538</text:p>
          </table:table-cell>
          <table:table-cell table:style-name="Default" table:formula="of:=[.AH74]/[.AI74]" office:value-type="float" office:value="23.0017398152552">
            <text:p>23.0017398153</text:p>
          </table:table-cell>
          <table:table-cell office:value-type="float" office:value="16476164035">
            <text:p>16476164035</text:p>
          </table:table-cell>
          <table:table-cell office:value-type="float" office:value="716340449">
            <text:p>716340449</text:p>
          </table:table-cell>
          <table:table-cell office:value-type="float" office:value="875338393">
            <text:p>875338393</text:p>
          </table:table-cell>
          <table:table-cell office:value-type="float" office:value="5244">
            <text:p>5244.000000</text:p>
          </table:table-cell>
          <table:table-cell table:style-name="Default" table:formula="of:=[.AP74]/[.AR74]/10^3" office:value-type="float" office:value="136.601916285278">
            <text:p>136.6019162853</text:p>
          </table:table-cell>
          <table:table-cell table:style-name="Default" table:formula="of:=[.AQ74]/[.AP74]" office:value-type="float" office:value="1.22195862905963">
            <text:p>1.2219586291</text:p>
          </table:table-cell>
          <table:table-cell table:style-name="Default" table:formula="of:=[.AO74]/[.AP74]" office:value-type="float" office:value="23.0004658511193">
            <text:p>23.0004658511</text:p>
          </table:table-cell>
          <table:table-cell office:value-type="float" office:value="4302631444">
            <text:p>4302631444</text:p>
          </table:table-cell>
          <table:table-cell office:value-type="float" office:value="715884747">
            <text:p>715884747</text:p>
          </table:table-cell>
          <table:table-cell office:value-type="float" office:value="427288218">
            <text:p>427288218</text:p>
          </table:table-cell>
          <table:table-cell office:value-type="float" office:value="1576">
            <text:p>1576.000000</text:p>
          </table:table-cell>
          <table:table-cell table:style-name="Default" table:formula="of:=[.AW74]/[.AY74]/10^3" office:value-type="float" office:value="454.241590736041">
            <text:p>454.241590736</text:p>
          </table:table-cell>
          <table:table-cell table:style-name="Default" table:formula="of:=[.AX74]/[.AW74]" office:value-type="float" office:value="0.596867330657067">
            <text:p>0.5968673307</text:p>
          </table:table-cell>
          <table:table-cell table:style-name="Default" table:formula="of:=[.AV74]/[.AW74]" office:value-type="float" office:value="6.01022924713886">
            <text:p>6.0102292471</text:p>
          </table:table-cell>
          <table:table-cell office:value-type="float" office:value="2871489368">
            <text:p>2871489368</text:p>
          </table:table-cell>
          <table:table-cell office:value-type="float" office:value="717046729">
            <text:p>717046729</text:p>
          </table:table-cell>
          <table:table-cell office:value-type="float" office:value="433921903">
            <text:p>433921903</text:p>
          </table:table-cell>
          <table:table-cell office:value-type="float" office:value="1011">
            <text:p>1011.000000</text:p>
          </table:table-cell>
          <table:table-cell table:style-name="Default" table:formula="of:=[.BD74]/[.BF74]/10^3" office:value-type="float" office:value="709.245033630069">
            <text:p>709.2450336301</text:p>
          </table:table-cell>
          <table:table-cell table:style-name="Default" table:formula="of:=[.BE74]/[.BD74]" office:value-type="float" office:value="0.605151499129145">
            <text:p>0.6051514991</text:p>
          </table:table-cell>
          <table:table-cell table:style-name="Default" table:formula="of:=[.BC74]/[.BD74]" office:value-type="float" office:value="4.00460563010253">
            <text:p>4.0046056301</text:p>
          </table:table-cell>
          <table:table-cell office:value-type="float" office:value="2869622028">
            <text:p>2869622028</text:p>
          </table:table-cell>
          <table:table-cell office:value-type="float" office:value="716877616">
            <text:p>716877616</text:p>
          </table:table-cell>
          <table:table-cell office:value-type="float" office:value="433590157">
            <text:p>433590157</text:p>
          </table:table-cell>
          <table:table-cell office:value-type="float" office:value="1010">
            <text:p>1010.000000</text:p>
          </table:table-cell>
          <table:table-cell table:style-name="Default" table:formula="of:=[.BK74]/[.BM74]/10^3" office:value-type="float" office:value="709.779817821782">
            <text:p>709.7798178218</text:p>
          </table:table-cell>
          <table:table-cell table:style-name="Default" table:formula="of:=[.BL74]/[.BK74]" office:value-type="float" office:value="0.604831490512043">
            <text:p>0.6048314905</text:p>
          </table:table-cell>
          <table:table-cell table:style-name="Default" table:formula="of:=[.BJ74]/[.BK74]" office:value-type="float" office:value="4.00294550136993">
            <text:p>4.0029455014</text:p>
          </table:table-cell>
          <table:table-cell office:value-type="float" office:value="4303133418">
            <text:p>4303133418</text:p>
          </table:table-cell>
          <table:table-cell office:value-type="float" office:value="715877156">
            <text:p>715877156</text:p>
          </table:table-cell>
          <table:table-cell office:value-type="float" office:value="427371592">
            <text:p>427371592</text:p>
          </table:table-cell>
          <table:table-cell office:value-type="float" office:value="1570">
            <text:p>1570.000000</text:p>
          </table:table-cell>
          <table:table-cell table:style-name="Default" table:formula="of:=[.BR74]/[.BT74]/10^3" office:value-type="float" office:value="455.972710828025">
            <text:p>455.972710828</text:p>
          </table:table-cell>
          <table:table-cell table:style-name="Default" table:formula="of:=[.BS74]/[.BR74]" office:value-type="float" office:value="0.596990123819512">
            <text:p>0.5969901238</text:p>
          </table:table-cell>
          <table:table-cell table:style-name="Default" table:formula="of:=[.BQ74]/[.BR74]" office:value-type="float" office:value="6.01099417956563">
            <text:p>6.0109941796</text:p>
          </table:table-cell>
          <table:table-cell office:value-type="float" office:value="676">
            <text:p>676</text:p>
          </table:table-cell>
          <table:table-cell office:value-type="float" office:value="15007948864">
            <text:p>15007948864</text:p>
          </table:table-cell>
          <table:table-cell office:value-type="float" office:value="617921285">
            <text:p>617921285</text:p>
          </table:table-cell>
          <table:table-cell office:value-type="float" office:value="16393977">
            <text:p>16393977</text:p>
          </table:table-cell>
          <table:table-cell office:value-type="float" office:value="3087">
            <text:p>3087</text:p>
          </table:table-cell>
          <table:table-cell table:style-name="Default" table:formula="of:=[.BZ74]/[.CB74]/10^3" office:value-type="float" office:value="200.168864593456">
            <text:p>200.1688645935</text:p>
          </table:table-cell>
          <table:table-cell table:style-name="Default" table:formula="of:=[.CA74]/[.BZ74]" office:value-type="float" office:value="0.0265308501227628">
            <text:p>0.0265308501</text:p>
          </table:table-cell>
          <table:table-cell table:style-name="Default" table:formula="of:=[.BY74]/[.BZ74]" office:value-type="float" office:value="24.2878004501819">
            <text:p>24.2878004502</text:p>
          </table:table-cell>
          <table:table-cell office:value-type="float" office:value="1115597519">
            <text:p>1115597519</text:p>
          </table:table-cell>
          <table:table-cell office:value-type="float" office:value="715859714">
            <text:p>715859714</text:p>
          </table:table-cell>
          <table:table-cell office:value-type="float" office:value="1999169">
            <text:p>1999169</text:p>
          </table:table-cell>
          <table:table-cell office:value-type="float" office:value="195">
            <text:p>195</text:p>
          </table:table-cell>
          <table:table-cell table:style-name="Default" table:formula="of:=[.CG74]/[.CI74]/10^3" office:value-type="float" office:value="3671.07545641026">
            <text:p>3671.0754564103</text:p>
          </table:table-cell>
          <table:table-cell table:style-name="Default" table:formula="of:=[.CH74]/[.CG74]" office:value-type="float" office:value="0.00279268264563914">
            <text:p>0.0027926826</text:p>
          </table:table-cell>
          <table:table-cell table:style-name="Default" table:formula="of:=[.CF74]/[.CG74]" office:value-type="float" office:value="1.55840243162503">
            <text:p>1.5584024316</text:p>
          </table:table-cell>
          <table:table-cell office:value-type="float" office:value="295050887">
            <text:p>295050887</text:p>
          </table:table-cell>
          <table:table-cell office:value-type="float" office:value="180264945">
            <text:p>180264945</text:p>
          </table:table-cell>
          <table:table-cell office:value-type="float" office:value="3212920">
            <text:p>3212920</text:p>
          </table:table-cell>
          <table:table-cell office:value-type="float" office:value="47">
            <text:p>47</text:p>
          </table:table-cell>
          <table:table-cell table:style-name="Default" table:formula="of:=[.CN74]/[.CP74]/10^3" office:value-type="float" office:value="3835.42436170213">
            <text:p>3835.4243617021</text:p>
          </table:table-cell>
          <table:table-cell table:style-name="Default" table:formula="of:=[.CO74]/[.CN74]" office:value-type="float" office:value="0.0178233211121552">
            <text:p>0.0178233211</text:p>
          </table:table-cell>
          <table:table-cell table:style-name="Default" table:formula="of:=[.CM74]/[.CN74]" office:value-type="float" office:value="1.63676241656413">
            <text:p>1.6367624166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75]" office:value-type="float" office:value="676">
            <text:p>676</text:p>
          </table:table-cell>
          <table:table-cell office:value-type="string">
            <text:p>,</text:p>
          </table:table-cell>
          <table:table-cell table:formula="of:=[.CS75]" office:value-type="float" office:value="1.62726402703136">
            <text:p>1.627264027</text:p>
          </table:table-cell>
          <table:table-cell office:value-type="string">
            <text:p>)</text:p>
          </table:table-cell>
          <table:table-cell office:value-type="float" office:value="17182011362">
            <text:p>17182011362</text:p>
          </table:table-cell>
          <table:table-cell office:value-type="float" office:value="747096106">
            <text:p>747096106</text:p>
          </table:table-cell>
          <table:table-cell office:value-type="float" office:value="445120601">
            <text:p>445120601</text:p>
          </table:table-cell>
          <table:table-cell table:style-name="Default" office:value-type="float" office:value="4415">
            <text:p>4415</text:p>
          </table:table-cell>
          <table:table-cell table:style-name="Default" table:formula="of:=[.G75]/[.I75]/10^3" office:value-type="float" office:value="169.217691053228">
            <text:p>169.2176910532</text:p>
          </table:table-cell>
          <table:table-cell table:style-name="Default" table:formula="of:=[.H75]/[.G75]" office:value-type="float" office:value="0.595800991900766">
            <text:p>0.5958009919</text:p>
          </table:table-cell>
          <table:table-cell table:style-name="Default" table:formula="of:=[.F75]/[.G75]" office:value-type="float" office:value="22.9983950177355">
            <text:p>22.9983950177</text:p>
          </table:table-cell>
          <table:table-cell office:value-type="float" office:value="17182011280">
            <text:p>17182011280</text:p>
          </table:table-cell>
          <table:table-cell office:value-type="float" office:value="746972383">
            <text:p>746972383</text:p>
          </table:table-cell>
          <table:table-cell office:value-type="float" office:value="23639267">
            <text:p>23639267</text:p>
          </table:table-cell>
          <table:table-cell office:value-type="float" office:value="3596">
            <text:p>3596.000000</text:p>
          </table:table-cell>
          <table:table-cell table:style-name="Default" table:formula="of:=[.N75]/[.P75]/10^3" office:value-type="float" office:value="207.723132091212">
            <text:p>207.7231320912</text:p>
          </table:table-cell>
          <table:table-cell table:style-name="Default" table:formula="of:=[.O75]/[.N75]" office:value-type="float" office:value="0.0316467750856594">
            <text:p>0.0316467751</text:p>
          </table:table-cell>
          <table:table-cell table:style-name="Default" table:formula="of:=[.M75]/[.N75]" office:value-type="float" office:value="23.0022041926013">
            <text:p>23.0022041926</text:p>
          </table:table-cell>
          <table:table-cell office:value-type="float" office:value="17182011336">
            <text:p>17182011336</text:p>
          </table:table-cell>
          <table:table-cell office:value-type="float" office:value="747145487">
            <text:p>747145487</text:p>
          </table:table-cell>
          <table:table-cell office:value-type="float" office:value="443982156">
            <text:p>443982156</text:p>
          </table:table-cell>
          <table:table-cell office:value-type="float" office:value="4154">
            <text:p>4154.000000</text:p>
          </table:table-cell>
          <table:table-cell table:style-name="Default" table:formula="of:=[.U75]/[.W75]/10^3" office:value-type="float" office:value="179.861696437169">
            <text:p>179.8616964372</text:p>
          </table:table-cell>
          <table:table-cell table:style-name="Default" table:formula="of:=[.V75]/[.U75]" office:value-type="float" office:value="0.594237887700712">
            <text:p>0.5942378877</text:p>
          </table:table-cell>
          <table:table-cell table:style-name="Default" table:formula="of:=[.T75]/[.U75]" office:value-type="float" office:value="22.9968749526824">
            <text:p>22.9968749527</text:p>
          </table:table-cell>
          <table:table-cell office:value-type="float" office:value="17182011479">
            <text:p>17182011479</text:p>
          </table:table-cell>
          <table:table-cell office:value-type="float" office:value="747158511">
            <text:p>747158511</text:p>
          </table:table-cell>
          <table:table-cell office:value-type="float" office:value="917673937">
            <text:p>917673937</text:p>
          </table:table-cell>
          <table:table-cell office:value-type="float" office:value="5542">
            <text:p>5542.000000</text:p>
          </table:table-cell>
          <table:table-cell table:style-name="Default" table:formula="of:=[.AB75]/[.AD75]/10^3" office:value-type="float" office:value="134.81748664742">
            <text:p>134.8174866474</text:p>
          </table:table-cell>
          <table:table-cell table:style-name="Default" table:formula="of:=[.AC75]/[.AB75]" office:value-type="float" office:value="1.2282185419688">
            <text:p>1.228218542</text:p>
          </table:table-cell>
          <table:table-cell table:style-name="Default" table:formula="of:=[.AA75]/[.AB75]" office:value-type="float" office:value="22.9964742769289">
            <text:p>22.9964742769</text:p>
          </table:table-cell>
          <table:table-cell office:value-type="float" office:value="17182011281">
            <text:p>17182011281</text:p>
          </table:table-cell>
          <table:table-cell office:value-type="float" office:value="747007807">
            <text:p>747007807</text:p>
          </table:table-cell>
          <table:table-cell office:value-type="float" office:value="24774239">
            <text:p>24774239</text:p>
          </table:table-cell>
          <table:table-cell office:value-type="float" office:value="3608">
            <text:p>3608.000000</text:p>
          </table:table-cell>
          <table:table-cell table:style-name="Default" table:formula="of:=[.AI75]/[.AK75]/10^3" office:value-type="float" office:value="207.042075110865">
            <text:p>207.0420751109</text:p>
          </table:table-cell>
          <table:table-cell table:style-name="Default" table:formula="of:=[.AJ75]/[.AI75]" office:value-type="float" office:value="0.033164631972849">
            <text:p>0.033164632</text:p>
          </table:table-cell>
          <table:table-cell table:style-name="Default" table:formula="of:=[.AH75]/[.AI75]" office:value-type="float" office:value="23.0011134020183">
            <text:p>23.001113402</text:p>
          </table:table-cell>
          <table:table-cell office:value-type="float" office:value="17182011476">
            <text:p>17182011476</text:p>
          </table:table-cell>
          <table:table-cell office:value-type="float" office:value="746981014">
            <text:p>746981014</text:p>
          </table:table-cell>
          <table:table-cell office:value-type="float" office:value="917024555">
            <text:p>917024555</text:p>
          </table:table-cell>
          <table:table-cell office:value-type="float" office:value="5512">
            <text:p>5512.000000</text:p>
          </table:table-cell>
          <table:table-cell table:style-name="Default" table:formula="of:=[.AP75]/[.AR75]/10^3" office:value-type="float" office:value="135.519051886792">
            <text:p>135.5190518868</text:p>
          </table:table-cell>
          <table:table-cell table:style-name="Default" table:formula="of:=[.AQ75]/[.AP75]" office:value-type="float" office:value="1.22764104818332">
            <text:p>1.2276410482</text:p>
          </table:table-cell>
          <table:table-cell table:style-name="Default" table:formula="of:=[.AO75]/[.AP75]" office:value-type="float" office:value="23.0019386757801">
            <text:p>23.0019386758</text:p>
          </table:table-cell>
          <table:table-cell office:value-type="float" office:value="4486891867">
            <text:p>4486891867</text:p>
          </table:table-cell>
          <table:table-cell office:value-type="float" office:value="746536827">
            <text:p>746536827</text:p>
          </table:table-cell>
          <table:table-cell office:value-type="float" office:value="445875376">
            <text:p>445875376</text:p>
          </table:table-cell>
          <table:table-cell office:value-type="float" office:value="1650">
            <text:p>1650.000000</text:p>
          </table:table-cell>
          <table:table-cell table:style-name="Default" table:formula="of:=[.AW75]/[.AY75]/10^3" office:value-type="float" office:value="452.446561818182">
            <text:p>452.4465618182</text:p>
          </table:table-cell>
          <table:table-cell table:style-name="Default" table:formula="of:=[.AX75]/[.AW75]" office:value-type="float" office:value="0.597258380128111">
            <text:p>0.5972583801</text:p>
          </table:table-cell>
          <table:table-cell table:style-name="Default" table:formula="of:=[.AV75]/[.AW75]" office:value-type="float" office:value="6.01027532028236">
            <text:p>6.0102753203</text:p>
          </table:table-cell>
          <table:table-cell office:value-type="float" office:value="2994416057">
            <text:p>2994416057</text:p>
          </table:table-cell>
          <table:table-cell office:value-type="float" office:value="747878997">
            <text:p>747878997</text:p>
          </table:table-cell>
          <table:table-cell office:value-type="float" office:value="452357450">
            <text:p>452357450</text:p>
          </table:table-cell>
          <table:table-cell office:value-type="float" office:value="1055">
            <text:p>1055.000000</text:p>
          </table:table-cell>
          <table:table-cell table:style-name="Default" table:formula="of:=[.BD75]/[.BF75]/10^3" office:value-type="float" office:value="708.890044549763">
            <text:p>708.8900445498</text:p>
          </table:table-cell>
          <table:table-cell table:style-name="Default" table:formula="of:=[.BE75]/[.BD75]" office:value-type="float" office:value="0.604853795620095">
            <text:p>0.6048537956</text:p>
          </table:table-cell>
          <table:table-cell table:style-name="Default" table:formula="of:=[.BC75]/[.BD75]" office:value-type="float" office:value="4.00387772488816">
            <text:p>4.0038777249</text:p>
          </table:table-cell>
          <table:table-cell office:value-type="float" office:value="2992487857">
            <text:p>2992487857</text:p>
          </table:table-cell>
          <table:table-cell office:value-type="float" office:value="747731314">
            <text:p>747731314</text:p>
          </table:table-cell>
          <table:table-cell office:value-type="float" office:value="452278444">
            <text:p>452278444</text:p>
          </table:table-cell>
          <table:table-cell office:value-type="float" office:value="1055">
            <text:p>1055.000000</text:p>
          </table:table-cell>
          <table:table-cell table:style-name="Default" table:formula="of:=[.BK75]/[.BM75]/10^3" office:value-type="float" office:value="708.750060663507">
            <text:p>708.7500606635</text:p>
          </table:table-cell>
          <table:table-cell table:style-name="Default" table:formula="of:=[.BL75]/[.BK75]" office:value-type="float" office:value="0.604867598202528">
            <text:p>0.6048675982</text:p>
          </table:table-cell>
          <table:table-cell table:style-name="Default" table:formula="of:=[.BJ75]/[.BK75]" office:value-type="float" office:value="4.00208978943471">
            <text:p>4.0020897894</text:p>
          </table:table-cell>
          <table:table-cell office:value-type="float" office:value="4487408110">
            <text:p>4487408110</text:p>
          </table:table-cell>
          <table:table-cell office:value-type="float" office:value="746538927">
            <text:p>746538927</text:p>
          </table:table-cell>
          <table:table-cell office:value-type="float" office:value="446023953">
            <text:p>446023953</text:p>
          </table:table-cell>
          <table:table-cell office:value-type="float" office:value="1644">
            <text:p>1644.000000</text:p>
          </table:table-cell>
          <table:table-cell table:style-name="Default" table:formula="of:=[.BR75]/[.BT75]/10^3" office:value-type="float" office:value="454.099104014599">
            <text:p>454.0991040146</text:p>
          </table:table-cell>
          <table:table-cell table:style-name="Default" table:formula="of:=[.BS75]/[.BR75]" office:value-type="float" office:value="0.597455721153574">
            <text:p>0.5974557212</text:p>
          </table:table-cell>
          <table:table-cell table:style-name="Default" table:formula="of:=[.BQ75]/[.BR75]" office:value-type="float" office:value="6.01094992866996">
            <text:p>6.0109499287</text:p>
          </table:table-cell>
          <table:table-cell office:value-type="float" office:value="676">
            <text:p>676</text:p>
          </table:table-cell>
          <table:table-cell office:value-type="float" office:value="15007948864">
            <text:p>15007948864</text:p>
          </table:table-cell>
          <table:table-cell office:value-type="float" office:value="617924117">
            <text:p>617924117</text:p>
          </table:table-cell>
          <table:table-cell office:value-type="float" office:value="16496162">
            <text:p>16496162</text:p>
          </table:table-cell>
          <table:table-cell office:value-type="float" office:value="3087">
            <text:p>3087</text:p>
          </table:table-cell>
          <table:table-cell table:style-name="Default" table:formula="of:=[.BZ75]/[.CB75]/10^3" office:value-type="float" office:value="200.169781988986">
            <text:p>200.169781989</text:p>
          </table:table-cell>
          <table:table-cell table:style-name="Default" table:formula="of:=[.CA75]/[.BZ75]" office:value-type="float" office:value="0.0266960967312431">
            <text:p>0.0266960967</text:p>
          </table:table-cell>
          <table:table-cell table:style-name="Default" table:formula="of:=[.BY75]/[.BZ75]" office:value-type="float" office:value="24.2876891370789">
            <text:p>24.2876891371</text:p>
          </table:table-cell>
          <table:table-cell office:value-type="float" office:value="1162470289">
            <text:p>1162470289</text:p>
          </table:table-cell>
          <table:table-cell office:value-type="float" office:value="746546383">
            <text:p>746546383</text:p>
          </table:table-cell>
          <table:table-cell office:value-type="float" office:value="2037982">
            <text:p>2037982</text:p>
          </table:table-cell>
          <table:table-cell office:value-type="float" office:value="203">
            <text:p>203</text:p>
          </table:table-cell>
          <table:table-cell table:style-name="Default" table:formula="of:=[.CG75]/[.CI75]/10^3" office:value-type="float" office:value="3677.56838916256">
            <text:p>3677.5683891626</text:p>
          </table:table-cell>
          <table:table-cell table:style-name="Default" table:formula="of:=[.CH75]/[.CG75]" office:value-type="float" office:value="0.00272987994638774">
            <text:p>0.0027298799</text:p>
          </table:table-cell>
          <table:table-cell table:style-name="Default" table:formula="of:=[.CF75]/[.CG75]" office:value-type="float" office:value="1.5571306960575">
            <text:p>1.5571306961</text:p>
          </table:table-cell>
          <table:table-cell office:value-type="float" office:value="304871445">
            <text:p>304871445</text:p>
          </table:table-cell>
          <table:table-cell office:value-type="float" office:value="187352169">
            <text:p>187352169</text:p>
          </table:table-cell>
          <table:table-cell office:value-type="float" office:value="3252146">
            <text:p>3252146</text:p>
          </table:table-cell>
          <table:table-cell office:value-type="float" office:value="48">
            <text:p>48</text:p>
          </table:table-cell>
          <table:table-cell table:style-name="Default" table:formula="of:=[.CN75]/[.CP75]/10^3" office:value-type="float" office:value="3903.1701875">
            <text:p>3903.1701875</text:p>
          </table:table-cell>
          <table:table-cell table:style-name="Default" table:formula="of:=[.CO75]/[.CN75]" office:value-type="float" office:value="0.0173584646356563">
            <text:p>0.0173584646</text:p>
          </table:table-cell>
          <table:table-cell table:style-name="Default" table:formula="of:=[.CM75]/[.CN75]" office:value-type="float" office:value="1.62726402703136">
            <text:p>1.62726402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76]" office:value-type="float" office:value="729">
            <text:p>729</text:p>
          </table:table-cell>
          <table:table-cell office:value-type="string">
            <text:p>,</text:p>
          </table:table-cell>
          <table:table-cell table:formula="of:=[.CS76]" office:value-type="float" office:value="1.6341385791546">
            <text:p>1.6341385792</text:p>
          </table:table-cell>
          <table:table-cell office:value-type="string">
            <text:p>)</text:p>
          </table:table-cell>
          <table:table-cell office:value-type="float" office:value="17907735719">
            <text:p>17907735719</text:p>
          </table:table-cell>
          <table:table-cell office:value-type="float" office:value="778718320">
            <text:p>778718320</text:p>
          </table:table-cell>
          <table:table-cell office:value-type="float" office:value="468638303">
            <text:p>468638303</text:p>
          </table:table-cell>
          <table:table-cell table:style-name="Default" office:value-type="float" office:value="4636">
            <text:p>4636</text:p>
          </table:table-cell>
          <table:table-cell table:style-name="Default" table:formula="of:=[.G76]/[.I76]/10^3" office:value-type="float" office:value="167.972027610009">
            <text:p>167.97202761</text:p>
          </table:table-cell>
          <table:table-cell table:style-name="Default" table:formula="of:=[.H76]/[.G76]" office:value-type="float" office:value="0.601807214449507">
            <text:p>0.6018072144</text:p>
          </table:table-cell>
          <table:table-cell table:style-name="Default" table:formula="of:=[.F76]/[.G76]" office:value-type="float" office:value="22.9964227873822">
            <text:p>22.9964227874</text:p>
          </table:table-cell>
          <table:table-cell office:value-type="float" office:value="17907735632">
            <text:p>17907735632</text:p>
          </table:table-cell>
          <table:table-cell office:value-type="float" office:value="778543869">
            <text:p>778543869</text:p>
          </table:table-cell>
          <table:table-cell office:value-type="float" office:value="24573709">
            <text:p>24573709</text:p>
          </table:table-cell>
          <table:table-cell office:value-type="float" office:value="3756">
            <text:p>3756.000000</text:p>
          </table:table-cell>
          <table:table-cell table:style-name="Default" table:formula="of:=[.N76]/[.P76]/10^3" office:value-type="float" office:value="207.280050319489">
            <text:p>207.2800503195</text:p>
          </table:table-cell>
          <table:table-cell table:style-name="Default" table:formula="of:=[.O76]/[.N76]" office:value-type="float" office:value="0.0315636792973062">
            <text:p>0.0315636793</text:p>
          </table:table-cell>
          <table:table-cell table:style-name="Default" table:formula="of:=[.M76]/[.N76]" office:value-type="float" office:value="23.0015755631106">
            <text:p>23.0015755631</text:p>
          </table:table-cell>
          <table:table-cell office:value-type="float" office:value="17907735691">
            <text:p>17907735691</text:p>
          </table:table-cell>
          <table:table-cell office:value-type="float" office:value="778795497">
            <text:p>778795497</text:p>
          </table:table-cell>
          <table:table-cell office:value-type="float" office:value="469159420">
            <text:p>469159420</text:p>
          </table:table-cell>
          <table:table-cell office:value-type="float" office:value="4360">
            <text:p>4360.000000</text:p>
          </table:table-cell>
          <table:table-cell table:style-name="Default" table:formula="of:=[.U76]/[.W76]/10^3" office:value-type="float" office:value="178.622820412844">
            <text:p>178.6228204128</text:p>
          </table:table-cell>
          <table:table-cell table:style-name="Default" table:formula="of:=[.V76]/[.U76]" office:value-type="float" office:value="0.602416708631791">
            <text:p>0.6024167086</text:p>
          </table:table-cell>
          <table:table-cell table:style-name="Default" table:formula="of:=[.T76]/[.U76]" office:value-type="float" office:value="22.9941438541728">
            <text:p>22.9941438542</text:p>
          </table:table-cell>
          <table:table-cell office:value-type="float" office:value="17907735852">
            <text:p>17907735852</text:p>
          </table:table-cell>
          <table:table-cell office:value-type="float" office:value="778802493">
            <text:p>778802493</text:p>
          </table:table-cell>
          <table:table-cell office:value-type="float" office:value="955438304">
            <text:p>955438304</text:p>
          </table:table-cell>
          <table:table-cell office:value-type="float" office:value="5892">
            <text:p>5892.000000</text:p>
          </table:table-cell>
          <table:table-cell table:style-name="Default" table:formula="of:=[.AB76]/[.AD76]/10^3" office:value-type="float" office:value="132.179649185336">
            <text:p>132.1796491853</text:p>
          </table:table-cell>
          <table:table-cell table:style-name="Default" table:formula="of:=[.AC76]/[.AB76]" office:value-type="float" office:value="1.22680437285144">
            <text:p>1.2268043729</text:p>
          </table:table-cell>
          <table:table-cell table:style-name="Default" table:formula="of:=[.AA76]/[.AB76]" office:value-type="float" office:value="22.9939375039982">
            <text:p>22.993937504</text:p>
          </table:table-cell>
          <table:table-cell office:value-type="float" office:value="17907735632">
            <text:p>17907735632</text:p>
          </table:table-cell>
          <table:table-cell office:value-type="float" office:value="778524090">
            <text:p>778524090</text:p>
          </table:table-cell>
          <table:table-cell office:value-type="float" office:value="25739707">
            <text:p>25739707</text:p>
          </table:table-cell>
          <table:table-cell office:value-type="float" office:value="3760">
            <text:p>3760.000000</text:p>
          </table:table-cell>
          <table:table-cell table:style-name="Default" table:formula="of:=[.AI76]/[.AK76]/10^3" office:value-type="float" office:value="207.054279255319">
            <text:p>207.0542792553</text:p>
          </table:table-cell>
          <table:table-cell table:style-name="Default" table:formula="of:=[.AJ76]/[.AI76]" office:value-type="float" office:value="0.0330621843699146">
            <text:p>0.0330621844</text:p>
          </table:table-cell>
          <table:table-cell table:style-name="Default" table:formula="of:=[.AH76]/[.AI76]" office:value-type="float" office:value="23.0021599357317">
            <text:p>23.0021599357</text:p>
          </table:table-cell>
          <table:table-cell office:value-type="float" office:value="17907735846">
            <text:p>17907735846</text:p>
          </table:table-cell>
          <table:table-cell office:value-type="float" office:value="778640810">
            <text:p>778640810</text:p>
          </table:table-cell>
          <table:table-cell office:value-type="float" office:value="955055061">
            <text:p>955055061</text:p>
          </table:table-cell>
          <table:table-cell office:value-type="float" office:value="5835">
            <text:p>5835.000000</text:p>
          </table:table-cell>
          <table:table-cell table:style-name="Default" table:formula="of:=[.AP76]/[.AR76]/10^3" office:value-type="float" office:value="133.443155098543">
            <text:p>133.4431550985</text:p>
          </table:table-cell>
          <table:table-cell table:style-name="Default" table:formula="of:=[.AQ76]/[.AP76]" office:value-type="float" office:value="1.22656692114558">
            <text:p>1.2265669211</text:p>
          </table:table-cell>
          <table:table-cell table:style-name="Default" table:formula="of:=[.AO76]/[.AP76]" office:value-type="float" office:value="22.9987121353169">
            <text:p>22.9987121353</text:p>
          </table:table-cell>
          <table:table-cell office:value-type="float" office:value="4676339420">
            <text:p>4676339420</text:p>
          </table:table-cell>
          <table:table-cell office:value-type="float" office:value="778068654">
            <text:p>778068654</text:p>
          </table:table-cell>
          <table:table-cell office:value-type="float" office:value="472126103">
            <text:p>472126103</text:p>
          </table:table-cell>
          <table:table-cell office:value-type="float" office:value="1822">
            <text:p>1822.000000</text:p>
          </table:table-cell>
          <table:table-cell table:style-name="Default" table:formula="of:=[.AW76]/[.AY76]/10^3" office:value-type="float" office:value="427.040973655324">
            <text:p>427.0409736553</text:p>
          </table:table-cell>
          <table:table-cell table:style-name="Default" table:formula="of:=[.AX76]/[.AW76]" office:value-type="float" office:value="0.606792344830794">
            <text:p>0.6067923448</text:p>
          </table:table-cell>
          <table:table-cell table:style-name="Default" table:formula="of:=[.AV76]/[.AW76]" office:value-type="float" office:value="6.01018868445509">
            <text:p>6.0101886845</text:p>
          </table:table-cell>
          <table:table-cell office:value-type="float" office:value="3120802083">
            <text:p>3120802083</text:p>
          </table:table-cell>
          <table:table-cell office:value-type="float" office:value="786702295">
            <text:p>786702295</text:p>
          </table:table-cell>
          <table:table-cell office:value-type="float" office:value="478243810">
            <text:p>478243810</text:p>
          </table:table-cell>
          <table:table-cell office:value-type="float" office:value="1264">
            <text:p>1264.000000</text:p>
          </table:table-cell>
          <table:table-cell table:style-name="Default" table:formula="of:=[.BD76]/[.BF76]/10^3" office:value-type="float" office:value="622.391056170886">
            <text:p>622.3910561709</text:p>
          </table:table-cell>
          <table:table-cell table:style-name="Default" table:formula="of:=[.BE76]/[.BD76]" office:value-type="float" office:value="0.607909514233717">
            <text:p>0.6079095142</text:p>
          </table:table-cell>
          <table:table-cell table:style-name="Default" table:formula="of:=[.BC76]/[.BD76]" office:value-type="float" office:value="3.96694162815427">
            <text:p>3.9669416282</text:p>
          </table:table-cell>
          <table:table-cell office:value-type="float" office:value="3118827393">
            <text:p>3118827393</text:p>
          </table:table-cell>
          <table:table-cell office:value-type="float" office:value="785935622">
            <text:p>785935622</text:p>
          </table:table-cell>
          <table:table-cell office:value-type="float" office:value="475538713">
            <text:p>475538713</text:p>
          </table:table-cell>
          <table:table-cell office:value-type="float" office:value="1256">
            <text:p>1256.000000</text:p>
          </table:table-cell>
          <table:table-cell table:style-name="Default" table:formula="of:=[.BK76]/[.BM76]/10^3" office:value-type="float" office:value="625.744921974522">
            <text:p>625.7449219745</text:p>
          </table:table-cell>
          <table:table-cell table:style-name="Default" table:formula="of:=[.BL76]/[.BK76]" office:value-type="float" office:value="0.60506064324948">
            <text:p>0.6050606432</text:p>
          </table:table-cell>
          <table:table-cell table:style-name="Default" table:formula="of:=[.BJ76]/[.BK76]" office:value-type="float" office:value="3.96829880933937">
            <text:p>3.9682988093</text:p>
          </table:table-cell>
          <table:table-cell office:value-type="float" office:value="4676870134">
            <text:p>4676870134</text:p>
          </table:table-cell>
          <table:table-cell office:value-type="float" office:value="778072533">
            <text:p>778072533</text:p>
          </table:table-cell>
          <table:table-cell office:value-type="float" office:value="471744341">
            <text:p>471744341</text:p>
          </table:table-cell>
          <table:table-cell office:value-type="float" office:value="1817">
            <text:p>1817.000000</text:p>
          </table:table-cell>
          <table:table-cell table:style-name="Default" table:formula="of:=[.BR76]/[.BT76]/10^3" office:value-type="float" office:value="428.218235002752">
            <text:p>428.2182350028</text:p>
          </table:table-cell>
          <table:table-cell table:style-name="Default" table:formula="of:=[.BS76]/[.BR76]" office:value-type="float" office:value="0.606298668815752">
            <text:p>0.6062986688</text:p>
          </table:table-cell>
          <table:table-cell table:style-name="Default" table:formula="of:=[.BQ76]/[.BR76]" office:value-type="float" office:value="6.01084080936192">
            <text:p>6.0108408094</text:p>
          </table:table-cell>
          <table:table-cell office:value-type="float" office:value="729">
            <text:p>729</text:p>
          </table:table-cell>
          <table:table-cell office:value-type="float" office:value="18812921861">
            <text:p>18812921861</text:p>
          </table:table-cell>
          <table:table-cell office:value-type="float" office:value="774977512">
            <text:p>774977512</text:p>
          </table:table-cell>
          <table:table-cell office:value-type="float" office:value="11979573">
            <text:p>11979573</text:p>
          </table:table-cell>
          <table:table-cell office:value-type="float" office:value="3864">
            <text:p>3864</text:p>
          </table:table-cell>
          <table:table-cell table:style-name="Default" table:formula="of:=[.BZ76]/[.CB76]/10^3" office:value-type="float" office:value="200.563538302277">
            <text:p>200.5635383023</text:p>
          </table:table-cell>
          <table:table-cell table:style-name="Default" table:formula="of:=[.CA76]/[.BZ76]" office:value-type="float" office:value="0.0154579620885825">
            <text:p>0.0154579621</text:p>
          </table:table-cell>
          <table:table-cell table:style-name="Default" table:formula="of:=[.BY76]/[.BZ76]" office:value-type="float" office:value="24.2754422801884">
            <text:p>24.2754422802</text:p>
          </table:table-cell>
          <table:table-cell office:value-type="float" office:value="1216636830">
            <text:p>1216636830</text:p>
          </table:table-cell>
          <table:table-cell office:value-type="float" office:value="778054316">
            <text:p>778054316</text:p>
          </table:table-cell>
          <table:table-cell office:value-type="float" office:value="2262477">
            <text:p>2262477</text:p>
          </table:table-cell>
          <table:table-cell office:value-type="float" office:value="213">
            <text:p>213</text:p>
          </table:table-cell>
          <table:table-cell table:style-name="Default" table:formula="of:=[.CG76]/[.CI76]/10^3" office:value-type="float" office:value="3652.83716431925">
            <text:p>3652.8371643193</text:p>
          </table:table-cell>
          <table:table-cell table:style-name="Default" table:formula="of:=[.CH76]/[.CG76]" office:value-type="float" office:value="0.00290786511105222">
            <text:p>0.0029078651</text:p>
          </table:table-cell>
          <table:table-cell table:style-name="Default" table:formula="of:=[.CF76]/[.CG76]" office:value-type="float" office:value="1.56369138372597">
            <text:p>1.5636913837</text:p>
          </table:table-cell>
          <table:table-cell office:value-type="float" office:value="320127295">
            <text:p>320127295</text:p>
          </table:table-cell>
          <table:table-cell office:value-type="float" office:value="195899723">
            <text:p>195899723</text:p>
          </table:table-cell>
          <table:table-cell office:value-type="float" office:value="3454646">
            <text:p>3454646</text:p>
          </table:table-cell>
          <table:table-cell office:value-type="float" office:value="50">
            <text:p>50</text:p>
          </table:table-cell>
          <table:table-cell table:style-name="Default" table:formula="of:=[.CN76]/[.CP76]/10^3" office:value-type="float" office:value="3917.99446">
            <text:p>3917.99446</text:p>
          </table:table-cell>
          <table:table-cell table:style-name="Default" table:formula="of:=[.CO76]/[.CN76]" office:value-type="float" office:value="0.0176347671507427">
            <text:p>0.0176347672</text:p>
          </table:table-cell>
          <table:table-cell table:style-name="Default" table:formula="of:=[.CM76]/[.CN76]" office:value-type="float" office:value="1.6341385791546">
            <text:p>1.634138579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77]" office:value-type="float" office:value="729">
            <text:p>729</text:p>
          </table:table-cell>
          <table:table-cell office:value-type="string">
            <text:p>,</text:p>
          </table:table-cell>
          <table:table-cell table:formula="of:=[.CS77]" office:value-type="float" office:value="1.6276460583318">
            <text:p>1.6276460583</text:p>
          </table:table-cell>
          <table:table-cell office:value-type="string">
            <text:p>)</text:p>
          </table:table-cell>
          <table:table-cell office:value-type="float" office:value="18653612744">
            <text:p>18653612744</text:p>
          </table:table-cell>
          <table:table-cell office:value-type="float" office:value="811283683">
            <text:p>811283683</text:p>
          </table:table-cell>
          <table:table-cell office:value-type="float" office:value="494186268">
            <text:p>494186268</text:p>
          </table:table-cell>
          <table:table-cell table:style-name="Default" office:value-type="float" office:value="4714">
            <text:p>4714</text:p>
          </table:table-cell>
          <table:table-cell table:style-name="Default" table:formula="of:=[.G77]/[.I77]/10^3" office:value-type="float" office:value="172.100908570216">
            <text:p>172.1009085702</text:p>
          </table:table-cell>
          <table:table-cell table:style-name="Default" table:formula="of:=[.H77]/[.G77]" office:value-type="float" office:value="0.609141140584236">
            <text:p>0.6091411406</text:p>
          </table:table-cell>
          <table:table-cell table:style-name="Default" table:formula="of:=[.F77]/[.G77]" office:value-type="float" office:value="22.9927128264454">
            <text:p>22.9927128264</text:p>
          </table:table-cell>
          <table:table-cell office:value-type="float" office:value="18653612664">
            <text:p>18653612664</text:p>
          </table:table-cell>
          <table:table-cell office:value-type="float" office:value="810967119">
            <text:p>810967119</text:p>
          </table:table-cell>
          <table:table-cell office:value-type="float" office:value="25670690">
            <text:p>25670690</text:p>
          </table:table-cell>
          <table:table-cell office:value-type="float" office:value="3915">
            <text:p>3915.000000</text:p>
          </table:table-cell>
          <table:table-cell table:style-name="Default" table:formula="of:=[.N77]/[.P77]/10^3" office:value-type="float" office:value="207.143580842912">
            <text:p>207.1435808429</text:p>
          </table:table-cell>
          <table:table-cell table:style-name="Default" table:formula="of:=[.O77]/[.N77]" office:value-type="float" office:value="0.0316544153253148">
            <text:p>0.0316544153</text:p>
          </table:table-cell>
          <table:table-cell table:style-name="Default" table:formula="of:=[.M77]/[.N77]" office:value-type="float" office:value="23.0016880178837">
            <text:p>23.0016880179</text:p>
          </table:table-cell>
          <table:table-cell office:value-type="float" office:value="18653612730">
            <text:p>18653612730</text:p>
          </table:table-cell>
          <table:table-cell office:value-type="float" office:value="811244076">
            <text:p>811244076</text:p>
          </table:table-cell>
          <table:table-cell office:value-type="float" office:value="492101247">
            <text:p>492101247</text:p>
          </table:table-cell>
          <table:table-cell office:value-type="float" office:value="4572">
            <text:p>4572.000000</text:p>
          </table:table-cell>
          <table:table-cell table:style-name="Default" table:formula="of:=[.U77]/[.W77]/10^3" office:value-type="float" office:value="177.437461942257">
            <text:p>177.4374619423</text:p>
          </table:table-cell>
          <table:table-cell table:style-name="Default" table:formula="of:=[.V77]/[.U77]" office:value-type="float" office:value="0.606600727892403">
            <text:p>0.6066007279</text:p>
          </table:table-cell>
          <table:table-cell table:style-name="Default" table:formula="of:=[.T77]/[.U77]" office:value-type="float" office:value="22.9938353719331">
            <text:p>22.9938353719</text:p>
          </table:table-cell>
          <table:table-cell office:value-type="float" office:value="18653612890">
            <text:p>18653612890</text:p>
          </table:table-cell>
          <table:table-cell office:value-type="float" office:value="810919440">
            <text:p>810919440</text:p>
          </table:table-cell>
          <table:table-cell office:value-type="float" office:value="994483871">
            <text:p>994483871</text:p>
          </table:table-cell>
          <table:table-cell office:value-type="float" office:value="6127">
            <text:p>6127.000000</text:p>
          </table:table-cell>
          <table:table-cell table:style-name="Default" table:formula="of:=[.AB77]/[.AD77]/10^3" office:value-type="float" office:value="132.351793700016">
            <text:p>132.3517937</text:p>
          </table:table-cell>
          <table:table-cell table:style-name="Default" table:formula="of:=[.AC77]/[.AB77]" office:value-type="float" office:value="1.22636580398171">
            <text:p>1.226365804</text:p>
          </table:table-cell>
          <table:table-cell table:style-name="Default" table:formula="of:=[.AA77]/[.AB77]" office:value-type="float" office:value="23.0030407089513">
            <text:p>23.003040709</text:p>
          </table:table-cell>
          <table:table-cell office:value-type="float" office:value="18653612664">
            <text:p>18653612664</text:p>
          </table:table-cell>
          <table:table-cell office:value-type="float" office:value="810975051">
            <text:p>810975051</text:p>
          </table:table-cell>
          <table:table-cell office:value-type="float" office:value="26858874">
            <text:p>26858874</text:p>
          </table:table-cell>
          <table:table-cell office:value-type="float" office:value="3917">
            <text:p>3917.000000</text:p>
          </table:table-cell>
          <table:table-cell table:style-name="Default" table:formula="of:=[.AI77]/[.AK77]/10^3" office:value-type="float" office:value="207.039839417922">
            <text:p>207.0398394179</text:p>
          </table:table-cell>
          <table:table-cell table:style-name="Default" table:formula="of:=[.AJ77]/[.AI77]" office:value-type="float" office:value="0.0331192358715361">
            <text:p>0.0331192359</text:p>
          </table:table-cell>
          <table:table-cell table:style-name="Default" table:formula="of:=[.AH77]/[.AI77]" office:value-type="float" office:value="23.0014630425419">
            <text:p>23.0014630425</text:p>
          </table:table-cell>
          <table:table-cell office:value-type="float" office:value="18653612886">
            <text:p>18653612886</text:p>
          </table:table-cell>
          <table:table-cell office:value-type="float" office:value="811044299">
            <text:p>811044299</text:p>
          </table:table-cell>
          <table:table-cell office:value-type="float" office:value="993560352">
            <text:p>993560352</text:p>
          </table:table-cell>
          <table:table-cell office:value-type="float" office:value="6080">
            <text:p>6080.000000</text:p>
          </table:table-cell>
          <table:table-cell table:style-name="Default" table:formula="of:=[.AP77]/[.AR77]/10^3" office:value-type="float" office:value="133.395443914474">
            <text:p>133.3954439145</text:p>
          </table:table-cell>
          <table:table-cell table:style-name="Default" table:formula="of:=[.AQ77]/[.AP77]" office:value-type="float" office:value="1.22503832802356">
            <text:p>1.225038328</text:p>
          </table:table-cell>
          <table:table-cell table:style-name="Default" table:formula="of:=[.AO77]/[.AP77]" office:value-type="float" office:value="22.9994994219175">
            <text:p>22.9994994219</text:p>
          </table:table-cell>
          <table:table-cell office:value-type="float" office:value="4871045857">
            <text:p>4871045857</text:p>
          </table:table-cell>
          <table:table-cell office:value-type="float" office:value="810464210">
            <text:p>810464210</text:p>
          </table:table-cell>
          <table:table-cell office:value-type="float" office:value="495239751">
            <text:p>495239751</text:p>
          </table:table-cell>
          <table:table-cell office:value-type="float" office:value="2041">
            <text:p>2041.000000</text:p>
          </table:table-cell>
          <table:table-cell table:style-name="Default" table:formula="of:=[.AW77]/[.AY77]/10^3" office:value-type="float" office:value="397.091724644782">
            <text:p>397.0917246448</text:p>
          </table:table-cell>
          <table:table-cell table:style-name="Default" table:formula="of:=[.AX77]/[.AW77]" office:value-type="float" office:value="0.611056904042684">
            <text:p>0.611056904</text:p>
          </table:table-cell>
          <table:table-cell table:style-name="Default" table:formula="of:=[.AV77]/[.AW77]" office:value-type="float" office:value="6.01019242663411">
            <text:p>6.0101924266</text:p>
          </table:table-cell>
          <table:table-cell office:value-type="float" office:value="3250695201">
            <text:p>3250695201</text:p>
          </table:table-cell>
          <table:table-cell office:value-type="float" office:value="826546245">
            <text:p>826546245</text:p>
          </table:table-cell>
          <table:table-cell office:value-type="float" office:value="502460977">
            <text:p>502460977</text:p>
          </table:table-cell>
          <table:table-cell office:value-type="float" office:value="1575">
            <text:p>1575.000000</text:p>
          </table:table-cell>
          <table:table-cell table:style-name="Default" table:formula="of:=[.BD77]/[.BF77]/10^3" office:value-type="float" office:value="524.791266666667">
            <text:p>524.7912666667</text:p>
          </table:table-cell>
          <table:table-cell table:style-name="Default" table:formula="of:=[.BE77]/[.BD77]" office:value-type="float" office:value="0.60790425222971">
            <text:p>0.6079042522</text:p>
          </table:table-cell>
          <table:table-cell table:style-name="Default" table:formula="of:=[.BC77]/[.BD77]" office:value-type="float" office:value="3.93286548776227">
            <text:p>3.9328654878</text:p>
          </table:table-cell>
          <table:table-cell office:value-type="float" office:value="3248657941">
            <text:p>3248657941</text:p>
          </table:table-cell>
          <table:table-cell office:value-type="float" office:value="826094662">
            <text:p>826094662</text:p>
          </table:table-cell>
          <table:table-cell office:value-type="float" office:value="502624831">
            <text:p>502624831</text:p>
          </table:table-cell>
          <table:table-cell office:value-type="float" office:value="1575">
            <text:p>1575.000000</text:p>
          </table:table-cell>
          <table:table-cell table:style-name="Default" table:formula="of:=[.BK77]/[.BM77]/10^3" office:value-type="float" office:value="524.504547301587">
            <text:p>524.5045473016</text:p>
          </table:table-cell>
          <table:table-cell table:style-name="Default" table:formula="of:=[.BL77]/[.BK77]" office:value-type="float" office:value="0.608434909606037">
            <text:p>0.6084349096</text:p>
          </table:table-cell>
          <table:table-cell table:style-name="Default" table:formula="of:=[.BJ77]/[.BK77]" office:value-type="float" office:value="3.93254924700143">
            <text:p>3.932549247</text:p>
          </table:table-cell>
          <table:table-cell office:value-type="float" office:value="4871591242">
            <text:p>4871591242</text:p>
          </table:table-cell>
          <table:table-cell office:value-type="float" office:value="810463472">
            <text:p>810463472</text:p>
          </table:table-cell>
          <table:table-cell office:value-type="float" office:value="495820934">
            <text:p>495820934</text:p>
          </table:table-cell>
          <table:table-cell office:value-type="float" office:value="2038">
            <text:p>2038.000000</text:p>
          </table:table-cell>
          <table:table-cell table:style-name="Default" table:formula="of:=[.BR77]/[.BT77]/10^3" office:value-type="float" office:value="397.675894013739">
            <text:p>397.6758940137</text:p>
          </table:table-cell>
          <table:table-cell table:style-name="Default" table:formula="of:=[.BS77]/[.BR77]" office:value-type="float" office:value="0.611774560026069">
            <text:p>0.61177456</text:p>
          </table:table-cell>
          <table:table-cell table:style-name="Default" table:formula="of:=[.BQ77]/[.BR77]" office:value-type="float" office:value="6.01087082922844">
            <text:p>6.0108708292</text:p>
          </table:table-cell>
          <table:table-cell office:value-type="float" office:value="729">
            <text:p>729</text:p>
          </table:table-cell>
          <table:table-cell office:value-type="float" office:value="18812921861">
            <text:p>18812921861</text:p>
          </table:table-cell>
          <table:table-cell office:value-type="float" office:value="774976568">
            <text:p>774976568</text:p>
          </table:table-cell>
          <table:table-cell office:value-type="float" office:value="10945641">
            <text:p>10945641</text:p>
          </table:table-cell>
          <table:table-cell office:value-type="float" office:value="3863">
            <text:p>3863</text:p>
          </table:table-cell>
          <table:table-cell table:style-name="Default" table:formula="of:=[.BZ77]/[.CB77]/10^3" office:value-type="float" office:value="200.615213046855">
            <text:p>200.6152130469</text:p>
          </table:table-cell>
          <table:table-cell table:style-name="Default" table:formula="of:=[.CA77]/[.BZ77]" office:value-type="float" office:value="0.0141238347738018">
            <text:p>0.0141238348</text:p>
          </table:table-cell>
          <table:table-cell table:style-name="Default" table:formula="of:=[.BY77]/[.BZ77]" office:value-type="float" office:value="24.2754718501373">
            <text:p>24.2754718501</text:p>
          </table:table-cell>
          <table:table-cell office:value-type="float" office:value="1269494123">
            <text:p>1269494123</text:p>
          </table:table-cell>
          <table:table-cell office:value-type="float" office:value="810464441">
            <text:p>810464441</text:p>
          </table:table-cell>
          <table:table-cell office:value-type="float" office:value="2308293">
            <text:p>2308293</text:p>
          </table:table-cell>
          <table:table-cell office:value-type="float" office:value="221">
            <text:p>221</text:p>
          </table:table-cell>
          <table:table-cell table:style-name="Default" table:formula="of:=[.CG77]/[.CI77]/10^3" office:value-type="float" office:value="3667.25991402715">
            <text:p>3667.2599140272</text:p>
          </table:table-cell>
          <table:table-cell table:style-name="Default" table:formula="of:=[.CH77]/[.CG77]" office:value-type="float" office:value="0.00284811138308781">
            <text:p>0.0028481114</text:p>
          </table:table-cell>
          <table:table-cell table:style-name="Default" table:formula="of:=[.CF77]/[.CG77]" office:value-type="float" office:value="1.56637855873556">
            <text:p>1.5663785587</text:p>
          </table:table-cell>
          <table:table-cell office:value-type="float" office:value="331014374">
            <text:p>331014374</text:p>
          </table:table-cell>
          <table:table-cell office:value-type="float" office:value="203369997">
            <text:p>203369997</text:p>
          </table:table-cell>
          <table:table-cell office:value-type="float" office:value="3523004">
            <text:p>3523004</text:p>
          </table:table-cell>
          <table:table-cell office:value-type="float" office:value="51">
            <text:p>51</text:p>
          </table:table-cell>
          <table:table-cell table:style-name="Default" table:formula="of:=[.CN77]/[.CP77]/10^3" office:value-type="float" office:value="3987.647">
            <text:p>3987.647</text:p>
          </table:table-cell>
          <table:table-cell table:style-name="Default" table:formula="of:=[.CO77]/[.CN77]" office:value-type="float" office:value="0.0173231255935948">
            <text:p>0.0173231256</text:p>
          </table:table-cell>
          <table:table-cell table:style-name="Default" table:formula="of:=[.CM77]/[.CN77]" office:value-type="float" office:value="1.6276460583318">
            <text:p>1.627646058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78]" office:value-type="float" office:value="729">
            <text:p>729</text:p>
          </table:table-cell>
          <table:table-cell office:value-type="string">
            <text:p>,</text:p>
          </table:table-cell>
          <table:table-cell table:formula="of:=[.CS78]" office:value-type="float" office:value="1.63501237570675">
            <text:p>1.6350123757</text:p>
          </table:table-cell>
          <table:table-cell office:value-type="string">
            <text:p>)</text:p>
          </table:table-cell>
          <table:table-cell office:value-type="float" office:value="19419913323">
            <text:p>19419913323</text:p>
          </table:table-cell>
          <table:table-cell office:value-type="float" office:value="844636754">
            <text:p>844636754</text:p>
          </table:table-cell>
          <table:table-cell office:value-type="float" office:value="518315926">
            <text:p>518315926</text:p>
          </table:table-cell>
          <table:table-cell table:style-name="Default" office:value-type="float" office:value="4877">
            <text:p>4877</text:p>
          </table:table-cell>
          <table:table-cell table:style-name="Default" table:formula="of:=[.G78]/[.I78]/10^3" office:value-type="float" office:value="173.187769940537">
            <text:p>173.1877699405</text:p>
          </table:table-cell>
          <table:table-cell table:style-name="Default" table:formula="of:=[.H78]/[.G78]" office:value-type="float" office:value="0.61365542470817">
            <text:p>0.6136554247</text:p>
          </table:table-cell>
          <table:table-cell table:style-name="Default" table:formula="of:=[.F78]/[.G78]" office:value-type="float" office:value="22.992029687356">
            <text:p>22.9920296874</text:p>
          </table:table-cell>
          <table:table-cell office:value-type="float" office:value="19419913242">
            <text:p>19419913242</text:p>
          </table:table-cell>
          <table:table-cell office:value-type="float" office:value="844316048">
            <text:p>844316048</text:p>
          </table:table-cell>
          <table:table-cell office:value-type="float" office:value="26652209">
            <text:p>26652209</text:p>
          </table:table-cell>
          <table:table-cell office:value-type="float" office:value="4064">
            <text:p>4064.000000</text:p>
          </table:table-cell>
          <table:table-cell table:style-name="Default" table:formula="of:=[.N78]/[.P78]/10^3" office:value-type="float" office:value="207.754933070866">
            <text:p>207.7549330709</text:p>
          </table:table-cell>
          <table:table-cell table:style-name="Default" table:formula="of:=[.O78]/[.N78]" office:value-type="float" office:value="0.0315666261030253">
            <text:p>0.0315666261</text:p>
          </table:table-cell>
          <table:table-cell table:style-name="Default" table:formula="of:=[.M78]/[.N78]" office:value-type="float" office:value="23.0007629109994">
            <text:p>23.000762911</text:p>
          </table:table-cell>
          <table:table-cell office:value-type="float" office:value="19419913314">
            <text:p>19419913314</text:p>
          </table:table-cell>
          <table:table-cell office:value-type="float" office:value="844642604">
            <text:p>844642604</text:p>
          </table:table-cell>
          <table:table-cell office:value-type="float" office:value="516187457">
            <text:p>516187457</text:p>
          </table:table-cell>
          <table:table-cell office:value-type="float" office:value="4782">
            <text:p>4782.000000</text:p>
          </table:table-cell>
          <table:table-cell table:style-name="Default" table:formula="of:=[.U78]/[.W78]/10^3" office:value-type="float" office:value="176.629570054371">
            <text:p>176.6295700544</text:p>
          </table:table-cell>
          <table:table-cell table:style-name="Default" table:formula="of:=[.V78]/[.U78]" office:value-type="float" office:value="0.611131210473489">
            <text:p>0.6111312105</text:p>
          </table:table-cell>
          <table:table-cell table:style-name="Default" table:formula="of:=[.T78]/[.U78]" office:value-type="float" office:value="22.991870433758">
            <text:p>22.9918704338</text:p>
          </table:table-cell>
          <table:table-cell office:value-type="float" office:value="19419913481">
            <text:p>19419913481</text:p>
          </table:table-cell>
          <table:table-cell office:value-type="float" office:value="844238767">
            <text:p>844238767</text:p>
          </table:table-cell>
          <table:table-cell office:value-type="float" office:value="1035549366">
            <text:p>1035549366</text:p>
          </table:table-cell>
          <table:table-cell office:value-type="float" office:value="6397">
            <text:p>6397.000000</text:p>
          </table:table-cell>
          <table:table-cell table:style-name="Default" table:formula="of:=[.AB78]/[.AD78]/10^3" office:value-type="float" office:value="131.974170236048">
            <text:p>131.974170236</text:p>
          </table:table-cell>
          <table:table-cell table:style-name="Default" table:formula="of:=[.AC78]/[.AB78]" office:value-type="float" office:value="1.22660721880828">
            <text:p>1.2266072188</text:p>
          </table:table-cell>
          <table:table-cell table:style-name="Default" table:formula="of:=[.AA78]/[.AB78]" office:value-type="float" office:value="23.0028686671291">
            <text:p>23.0028686671</text:p>
          </table:table-cell>
          <table:table-cell office:value-type="float" office:value="19419913244">
            <text:p>19419913244</text:p>
          </table:table-cell>
          <table:table-cell office:value-type="float" office:value="844337460">
            <text:p>844337460</text:p>
          </table:table-cell>
          <table:table-cell office:value-type="float" office:value="27869414">
            <text:p>27869414</text:p>
          </table:table-cell>
          <table:table-cell office:value-type="float" office:value="4077">
            <text:p>4077.000000</text:p>
          </table:table-cell>
          <table:table-cell table:style-name="Default" table:formula="of:=[.AI78]/[.AK78]/10^3" office:value-type="float" office:value="207.097733627667">
            <text:p>207.0977336277</text:p>
          </table:table-cell>
          <table:table-cell table:style-name="Default" table:formula="of:=[.AJ78]/[.AI78]" office:value-type="float" office:value="0.0330074352025078">
            <text:p>0.0330074352</text:p>
          </table:table-cell>
          <table:table-cell table:style-name="Default" table:formula="of:=[.AH78]/[.AI78]" office:value-type="float" office:value="23.0001796248623">
            <text:p>23.0001796249</text:p>
          </table:table-cell>
          <table:table-cell office:value-type="float" office:value="19419913476">
            <text:p>19419913476</text:p>
          </table:table-cell>
          <table:table-cell office:value-type="float" office:value="844078712">
            <text:p>844078712</text:p>
          </table:table-cell>
          <table:table-cell office:value-type="float" office:value="1035992472">
            <text:p>1035992472</text:p>
          </table:table-cell>
          <table:table-cell office:value-type="float" office:value="6327">
            <text:p>6327.000000</text:p>
          </table:table-cell>
          <table:table-cell table:style-name="Default" table:formula="of:=[.AP78]/[.AR78]/10^3" office:value-type="float" office:value="133.408995100364">
            <text:p>133.4089951004</text:p>
          </table:table-cell>
          <table:table-cell table:style-name="Default" table:formula="of:=[.AQ78]/[.AP78]" office:value-type="float" office:value="1.22736476737492">
            <text:p>1.2273647674</text:p>
          </table:table-cell>
          <table:table-cell table:style-name="Default" table:formula="of:=[.AO78]/[.AP78]" office:value-type="float" office:value="23.0072304868174">
            <text:p>23.0072304868</text:p>
          </table:table-cell>
          <table:table-cell office:value-type="float" office:value="5071078038">
            <text:p>5071078038</text:p>
          </table:table-cell>
          <table:table-cell office:value-type="float" office:value="843807026">
            <text:p>843807026</text:p>
          </table:table-cell>
          <table:table-cell office:value-type="float" office:value="519856225">
            <text:p>519856225</text:p>
          </table:table-cell>
          <table:table-cell office:value-type="float" office:value="2222">
            <text:p>2222.000000</text:p>
          </table:table-cell>
          <table:table-cell table:style-name="Default" table:formula="of:=[.AW78]/[.AY78]/10^3" office:value-type="float" office:value="379.751136813681">
            <text:p>379.7511368137</text:p>
          </table:table-cell>
          <table:table-cell table:style-name="Default" table:formula="of:=[.AX78]/[.AW78]" office:value-type="float" office:value="0.616084257397497">
            <text:p>0.6160842574</text:p>
          </table:table-cell>
          <table:table-cell table:style-name="Default" table:formula="of:=[.AV78]/[.AW78]" office:value-type="float" office:value="6.00976038566429">
            <text:p>6.0097603857</text:p>
          </table:table-cell>
          <table:table-cell office:value-type="float" office:value="3384138261">
            <text:p>3384138261</text:p>
          </table:table-cell>
          <table:table-cell office:value-type="float" office:value="862663219">
            <text:p>862663219</text:p>
          </table:table-cell>
          <table:table-cell office:value-type="float" office:value="527506424">
            <text:p>527506424</text:p>
          </table:table-cell>
          <table:table-cell office:value-type="float" office:value="1846">
            <text:p>1846.000000</text:p>
          </table:table-cell>
          <table:table-cell table:style-name="Default" table:formula="of:=[.BD78]/[.BF78]/10^3" office:value-type="float" office:value="467.3148531961">
            <text:p>467.3148531961</text:p>
          </table:table-cell>
          <table:table-cell table:style-name="Default" table:formula="of:=[.BE78]/[.BD78]" office:value-type="float" office:value="0.611485933770871">
            <text:p>0.6114859338</text:p>
          </table:table-cell>
          <table:table-cell table:style-name="Default" table:formula="of:=[.BC78]/[.BD78]" office:value-type="float" office:value="3.92289619687611">
            <text:p>3.9228961969</text:p>
          </table:table-cell>
          <table:table-cell office:value-type="float" office:value="3382053221">
            <text:p>3382053221</text:p>
          </table:table-cell>
          <table:table-cell office:value-type="float" office:value="862204986">
            <text:p>862204986</text:p>
          </table:table-cell>
          <table:table-cell office:value-type="float" office:value="525453424">
            <text:p>525453424</text:p>
          </table:table-cell>
          <table:table-cell office:value-type="float" office:value="1846">
            <text:p>1846.000000</text:p>
          </table:table-cell>
          <table:table-cell table:style-name="Default" table:formula="of:=[.BK78]/[.BM78]/10^3" office:value-type="float" office:value="467.066622968581">
            <text:p>467.0666229686</text:p>
          </table:table-cell>
          <table:table-cell table:style-name="Default" table:formula="of:=[.BL78]/[.BK78]" office:value-type="float" office:value="0.609429813712536">
            <text:p>0.6094298137</text:p>
          </table:table-cell>
          <table:table-cell table:style-name="Default" table:formula="of:=[.BJ78]/[.BK78]" office:value-type="float" office:value="3.92256281964948">
            <text:p>3.9225628196</text:p>
          </table:table-cell>
          <table:table-cell office:value-type="float" office:value="5071638293">
            <text:p>5071638293</text:p>
          </table:table-cell>
          <table:table-cell office:value-type="float" office:value="843815269">
            <text:p>843815269</text:p>
          </table:table-cell>
          <table:table-cell office:value-type="float" office:value="520078611">
            <text:p>520078611</text:p>
          </table:table-cell>
          <table:table-cell office:value-type="float" office:value="2214">
            <text:p>2214.000000</text:p>
          </table:table-cell>
          <table:table-cell table:style-name="Default" table:formula="of:=[.BR78]/[.BT78]/10^3" office:value-type="float" office:value="381.127041102078">
            <text:p>381.1270411021</text:p>
          </table:table-cell>
          <table:table-cell table:style-name="Default" table:formula="of:=[.BS78]/[.BR78]" office:value-type="float" office:value="0.616341787244905">
            <text:p>0.6163417872</text:p>
          </table:table-cell>
          <table:table-cell table:style-name="Default" table:formula="of:=[.BQ78]/[.BR78]" office:value-type="float" office:value="6.01036563252804">
            <text:p>6.0103656325</text:p>
          </table:table-cell>
          <table:table-cell office:value-type="float" office:value="729">
            <text:p>729</text:p>
          </table:table-cell>
          <table:table-cell office:value-type="float" office:value="18812921862">
            <text:p>18812921862</text:p>
          </table:table-cell>
          <table:table-cell office:value-type="float" office:value="774976218">
            <text:p>774976218</text:p>
          </table:table-cell>
          <table:table-cell office:value-type="float" office:value="8503645">
            <text:p>8503645</text:p>
          </table:table-cell>
          <table:table-cell office:value-type="float" office:value="3860">
            <text:p>3860</text:p>
          </table:table-cell>
          <table:table-cell table:style-name="Default" table:formula="of:=[.BZ78]/[.CB78]/10^3" office:value-type="float" office:value="200.771040932642">
            <text:p>200.7710409326</text:p>
          </table:table-cell>
          <table:table-cell table:style-name="Default" table:formula="of:=[.CA78]/[.BZ78]" office:value-type="float" office:value="0.0109727818770305">
            <text:p>0.0109727819</text:p>
          </table:table-cell>
          <table:table-cell table:style-name="Default" table:formula="of:=[.BY78]/[.BZ78]" office:value-type="float" office:value="24.2754828148804">
            <text:p>24.2754828149</text:p>
          </table:table-cell>
          <table:table-cell office:value-type="float" office:value="1315782921">
            <text:p>1315782921</text:p>
          </table:table-cell>
          <table:table-cell office:value-type="float" office:value="843793218">
            <text:p>843793218</text:p>
          </table:table-cell>
          <table:table-cell office:value-type="float" office:value="2368442">
            <text:p>2368442</text:p>
          </table:table-cell>
          <table:table-cell office:value-type="float" office:value="231">
            <text:p>231</text:p>
          </table:table-cell>
          <table:table-cell table:style-name="Default" table:formula="of:=[.CG78]/[.CI78]/10^3" office:value-type="float" office:value="3652.78449350649">
            <text:p>3652.7844935065</text:p>
          </table:table-cell>
          <table:table-cell table:style-name="Default" table:formula="of:=[.CH78]/[.CG78]" office:value-type="float" office:value="0.00280689859728169">
            <text:p>0.0028068986</text:p>
          </table:table-cell>
          <table:table-cell table:style-name="Default" table:formula="of:=[.CF78]/[.CG78]" office:value-type="float" office:value="1.55936655205494">
            <text:p>1.5593665521</text:p>
          </table:table-cell>
          <table:table-cell office:value-type="float" office:value="347243585">
            <text:p>347243585</text:p>
          </table:table-cell>
          <table:table-cell office:value-type="float" office:value="212379790">
            <text:p>212379790</text:p>
          </table:table-cell>
          <table:table-cell office:value-type="float" office:value="3754038">
            <text:p>3754038</text:p>
          </table:table-cell>
          <table:table-cell office:value-type="float" office:value="54">
            <text:p>54</text:p>
          </table:table-cell>
          <table:table-cell table:style-name="Default" table:formula="of:=[.CN78]/[.CP78]/10^3" office:value-type="float" office:value="3932.95907407407">
            <text:p>3932.9590740741</text:p>
          </table:table-cell>
          <table:table-cell table:style-name="Default" table:formula="of:=[.CO78]/[.CN78]" office:value-type="float" office:value="0.0176760604198733">
            <text:p>0.0176760604</text:p>
          </table:table-cell>
          <table:table-cell table:style-name="Default" table:formula="of:=[.CM78]/[.CN78]" office:value-type="float" office:value="1.63501237570675">
            <text:p>1.635012375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79]" office:value-type="float" office:value="729">
            <text:p>729</text:p>
          </table:table-cell>
          <table:table-cell office:value-type="string">
            <text:p>,</text:p>
          </table:table-cell>
          <table:table-cell table:formula="of:=[.CS79]" office:value-type="float" office:value="1.62595417515248">
            <text:p>1.6259541752</text:p>
          </table:table-cell>
          <table:table-cell office:value-type="string">
            <text:p>)</text:p>
          </table:table-cell>
          <table:table-cell office:value-type="float" office:value="20206924047">
            <text:p>20206924047</text:p>
          </table:table-cell>
          <table:table-cell office:value-type="float" office:value="878909757">
            <text:p>878909757</text:p>
          </table:table-cell>
          <table:table-cell office:value-type="float" office:value="545078243">
            <text:p>545078243</text:p>
          </table:table-cell>
          <table:table-cell table:style-name="Default" office:value-type="float" office:value="5343">
            <text:p>5343</text:p>
          </table:table-cell>
          <table:table-cell table:style-name="Default" table:formula="of:=[.G79]/[.I79]/10^3" office:value-type="float" office:value="164.497427849523">
            <text:p>164.4974278495</text:p>
          </table:table-cell>
          <table:table-cell table:style-name="Default" table:formula="of:=[.H79]/[.G79]" office:value-type="float" office:value="0.620175437419794">
            <text:p>0.6201754374</text:p>
          </table:table-cell>
          <table:table-cell table:style-name="Default" table:formula="of:=[.F79]/[.G79]" office:value-type="float" office:value="22.9908973999477">
            <text:p>22.9908973999</text:p>
          </table:table-cell>
          <table:table-cell office:value-type="float" office:value="20206923929">
            <text:p>20206923929</text:p>
          </table:table-cell>
          <table:table-cell office:value-type="float" office:value="878515648">
            <text:p>878515648</text:p>
          </table:table-cell>
          <table:table-cell office:value-type="float" office:value="27806799">
            <text:p>27806799</text:p>
          </table:table-cell>
          <table:table-cell office:value-type="float" office:value="4228">
            <text:p>4228.000000</text:p>
          </table:table-cell>
          <table:table-cell table:style-name="Default" table:formula="of:=[.N79]/[.P79]/10^3" office:value-type="float" office:value="207.785157994324">
            <text:p>207.7851579943</text:p>
          </table:table-cell>
          <table:table-cell table:style-name="Default" table:formula="of:=[.O79]/[.N79]" office:value-type="float" office:value="0.0316520247115735">
            <text:p>0.0316520247</text:p>
          </table:table-cell>
          <table:table-cell table:style-name="Default" table:formula="of:=[.M79]/[.N79]" office:value-type="float" office:value="23.0012111622626">
            <text:p>23.0012111623</text:p>
          </table:table-cell>
          <table:table-cell office:value-type="float" office:value="20206924009">
            <text:p>20206924009</text:p>
          </table:table-cell>
          <table:table-cell office:value-type="float" office:value="879020492">
            <text:p>879020492</text:p>
          </table:table-cell>
          <table:table-cell office:value-type="float" office:value="542995008">
            <text:p>542995008</text:p>
          </table:table-cell>
          <table:table-cell office:value-type="float" office:value="5013">
            <text:p>5013.000000</text:p>
          </table:table-cell>
          <table:table-cell table:style-name="Default" table:formula="of:=[.U79]/[.W79]/10^3" office:value-type="float" office:value="175.348193097945">
            <text:p>175.3481930979</text:p>
          </table:table-cell>
          <table:table-cell table:style-name="Default" table:formula="of:=[.V79]/[.U79]" office:value-type="float" office:value="0.617727360103455">
            <text:p>0.6177273601</text:p>
          </table:table-cell>
          <table:table-cell table:style-name="Default" table:formula="of:=[.T79]/[.U79]" office:value-type="float" office:value="22.9880010681253">
            <text:p>22.9880010681</text:p>
          </table:table-cell>
          <table:table-cell office:value-type="float" office:value="20206924191">
            <text:p>20206924191</text:p>
          </table:table-cell>
          <table:table-cell office:value-type="float" office:value="878544792">
            <text:p>878544792</text:p>
          </table:table-cell>
          <table:table-cell office:value-type="float" office:value="1079686268">
            <text:p>1079686268</text:p>
          </table:table-cell>
          <table:table-cell office:value-type="float" office:value="6775">
            <text:p>6775.000000</text:p>
          </table:table-cell>
          <table:table-cell table:style-name="Default" table:formula="of:=[.AB79]/[.AD79]/10^3" office:value-type="float" office:value="129.67450804428">
            <text:p>129.6745080443</text:p>
          </table:table-cell>
          <table:table-cell table:style-name="Default" table:formula="of:=[.AC79]/[.AB79]" office:value-type="float" office:value="1.22894845866891">
            <text:p>1.2289484587</text:p>
          </table:table-cell>
          <table:table-cell table:style-name="Default" table:formula="of:=[.AA79]/[.AB79]" office:value-type="float" office:value="23.0004484404251">
            <text:p>23.0004484404</text:p>
          </table:table-cell>
          <table:table-cell office:value-type="float" office:value="20206923932">
            <text:p>20206923932</text:p>
          </table:table-cell>
          <table:table-cell office:value-type="float" office:value="878533799">
            <text:p>878533799</text:p>
          </table:table-cell>
          <table:table-cell office:value-type="float" office:value="29054469">
            <text:p>29054469</text:p>
          </table:table-cell>
          <table:table-cell office:value-type="float" office:value="4241">
            <text:p>4241.000000</text:p>
          </table:table-cell>
          <table:table-cell table:style-name="Default" table:formula="of:=[.AI79]/[.AK79]/10^3" office:value-type="float" office:value="207.152510964395">
            <text:p>207.1525109644</text:p>
          </table:table-cell>
          <table:table-cell table:style-name="Default" table:formula="of:=[.AJ79]/[.AI79]" office:value-type="float" office:value="0.0330715437847372">
            <text:p>0.0330715438</text:p>
          </table:table-cell>
          <table:table-cell table:style-name="Default" table:formula="of:=[.AH79]/[.AI79]" office:value-type="float" office:value="23.0007359477811">
            <text:p>23.0007359478</text:p>
          </table:table-cell>
          <table:table-cell office:value-type="float" office:value="20206924185">
            <text:p>20206924185</text:p>
          </table:table-cell>
          <table:table-cell office:value-type="float" office:value="878510081">
            <text:p>878510081</text:p>
          </table:table-cell>
          <table:table-cell office:value-type="float" office:value="1080385815">
            <text:p>1080385815</text:p>
          </table:table-cell>
          <table:table-cell office:value-type="float" office:value="6715">
            <text:p>6715.000000</text:p>
          </table:table-cell>
          <table:table-cell table:style-name="Default" table:formula="of:=[.AP79]/[.AR79]/10^3" office:value-type="float" office:value="130.82800908414">
            <text:p>130.8280090841</text:p>
          </table:table-cell>
          <table:table-cell table:style-name="Default" table:formula="of:=[.AQ79]/[.AP79]" office:value-type="float" office:value="1.22979330387445">
            <text:p>1.2297933039</text:p>
          </table:table-cell>
          <table:table-cell table:style-name="Default" table:formula="of:=[.AO79]/[.AP79]" office:value-type="float" office:value="23.0013572092407">
            <text:p>23.0013572092</text:p>
          </table:table-cell>
          <table:table-cell office:value-type="float" office:value="5276518536">
            <text:p>5276518536</text:p>
          </table:table-cell>
          <table:table-cell office:value-type="float" office:value="877974218">
            <text:p>877974218</text:p>
          </table:table-cell>
          <table:table-cell office:value-type="float" office:value="547358777">
            <text:p>547358777</text:p>
          </table:table-cell>
          <table:table-cell office:value-type="float" office:value="2490">
            <text:p>2490.000000</text:p>
          </table:table-cell>
          <table:table-cell table:style-name="Default" table:formula="of:=[.AW79]/[.AY79]/10^3" office:value-type="float" office:value="352.600087550201">
            <text:p>352.6000875502</text:p>
          </table:table-cell>
          <table:table-cell table:style-name="Default" table:formula="of:=[.AX79]/[.AW79]" office:value-type="float" office:value="0.623433770352468">
            <text:p>0.6234337704</text:p>
          </table:table-cell>
          <table:table-cell table:style-name="Default" table:formula="of:=[.AV79]/[.AW79]" office:value-type="float" office:value="6.00987868188175">
            <text:p>6.0098786819</text:p>
          </table:table-cell>
          <table:table-cell office:value-type="float" office:value="3521189840">
            <text:p>3521189840</text:p>
          </table:table-cell>
          <table:table-cell office:value-type="float" office:value="909237083">
            <text:p>909237083</text:p>
          </table:table-cell>
          <table:table-cell office:value-type="float" office:value="554695357">
            <text:p>554695357</text:p>
          </table:table-cell>
          <table:table-cell office:value-type="float" office:value="2224">
            <text:p>2224.000000</text:p>
          </table:table-cell>
          <table:table-cell table:style-name="Default" table:formula="of:=[.BD79]/[.BF79]/10^3" office:value-type="float" office:value="408.829623651079">
            <text:p>408.8296236511</text:p>
          </table:table-cell>
          <table:table-cell table:style-name="Default" table:formula="of:=[.BE79]/[.BD79]" office:value-type="float" office:value="0.610066799266259">
            <text:p>0.6100667993</text:p>
          </table:table-cell>
          <table:table-cell table:style-name="Default" table:formula="of:=[.BC79]/[.BD79]" office:value-type="float" office:value="3.8726861297627">
            <text:p>3.8726861298</text:p>
          </table:table-cell>
          <table:table-cell office:value-type="float" office:value="3519040520">
            <text:p>3519040520</text:p>
          </table:table-cell>
          <table:table-cell office:value-type="float" office:value="908662855">
            <text:p>908662855</text:p>
          </table:table-cell>
          <table:table-cell office:value-type="float" office:value="554551648">
            <text:p>554551648</text:p>
          </table:table-cell>
          <table:table-cell office:value-type="float" office:value="2223">
            <text:p>2223.000000</text:p>
          </table:table-cell>
          <table:table-cell table:style-name="Default" table:formula="of:=[.BK79]/[.BM79]/10^3" office:value-type="float" office:value="408.755220422852">
            <text:p>408.7552204229</text:p>
          </table:table-cell>
          <table:table-cell table:style-name="Default" table:formula="of:=[.BL79]/[.BK79]" office:value-type="float" office:value="0.610294175610381">
            <text:p>0.6102941756</text:p>
          </table:table-cell>
          <table:table-cell table:style-name="Default" table:formula="of:=[.BJ79]/[.BK79]" office:value-type="float" office:value="3.87276810165196">
            <text:p>3.8727681017</text:p>
          </table:table-cell>
          <table:table-cell office:value-type="float" office:value="5277093861">
            <text:p>5277093861</text:p>
          </table:table-cell>
          <table:table-cell office:value-type="float" office:value="877974724">
            <text:p>877974724</text:p>
          </table:table-cell>
          <table:table-cell office:value-type="float" office:value="547326295">
            <text:p>547326295</text:p>
          </table:table-cell>
          <table:table-cell office:value-type="float" office:value="2493">
            <text:p>2493.000000</text:p>
          </table:table-cell>
          <table:table-cell table:style-name="Default" table:formula="of:=[.BR79]/[.BT79]/10^3" office:value-type="float" office:value="352.175982350582">
            <text:p>352.1759823506</text:p>
          </table:table-cell>
          <table:table-cell table:style-name="Default" table:formula="of:=[.BS79]/[.BR79]" office:value-type="float" office:value="0.623396414541884">
            <text:p>0.6233964145</text:p>
          </table:table-cell>
          <table:table-cell table:style-name="Default" table:formula="of:=[.BQ79]/[.BR79]" office:value-type="float" office:value="6.01053050474834">
            <text:p>6.0105305047</text:p>
          </table:table-cell>
          <table:table-cell office:value-type="float" office:value="729">
            <text:p>729</text:p>
          </table:table-cell>
          <table:table-cell office:value-type="float" office:value="18812921861">
            <text:p>18812921861</text:p>
          </table:table-cell>
          <table:table-cell office:value-type="float" office:value="774973972">
            <text:p>774973972</text:p>
          </table:table-cell>
          <table:table-cell office:value-type="float" office:value="13364936">
            <text:p>13364936</text:p>
          </table:table-cell>
          <table:table-cell office:value-type="float" office:value="3866">
            <text:p>3866</text:p>
          </table:table-cell>
          <table:table-cell table:style-name="Default" table:formula="of:=[.BZ79]/[.CB79]/10^3" office:value-type="float" office:value="200.45886497672">
            <text:p>200.4588649767</text:p>
          </table:table-cell>
          <table:table-cell table:style-name="Default" table:formula="of:=[.CA79]/[.BZ79]" office:value-type="float" office:value="0.0172456578967532">
            <text:p>0.0172456579</text:p>
          </table:table-cell>
          <table:table-cell table:style-name="Default" table:formula="of:=[.BY79]/[.BZ79]" office:value-type="float" office:value="24.2755531678682">
            <text:p>24.2755531679</text:p>
          </table:table-cell>
          <table:table-cell office:value-type="float" office:value="1368091164">
            <text:p>1368091164</text:p>
          </table:table-cell>
          <table:table-cell office:value-type="float" office:value="877988936">
            <text:p>877988936</text:p>
          </table:table-cell>
          <table:table-cell office:value-type="float" office:value="2445756">
            <text:p>2445756</text:p>
          </table:table-cell>
          <table:table-cell office:value-type="float" office:value="239">
            <text:p>239</text:p>
          </table:table-cell>
          <table:table-cell table:style-name="Default" table:formula="of:=[.CG79]/[.CI79]/10^3" office:value-type="float" office:value="3673.59387447699">
            <text:p>3673.593874477</text:p>
          </table:table-cell>
          <table:table-cell table:style-name="Default" table:formula="of:=[.CH79]/[.CG79]" office:value-type="float" office:value="0.00278563419163633">
            <text:p>0.0027856342</text:p>
          </table:table-cell>
          <table:table-cell table:style-name="Default" table:formula="of:=[.CF79]/[.CG79]" office:value-type="float" office:value="1.55821002737556">
            <text:p>1.5582100274</text:p>
          </table:table-cell>
          <table:table-cell office:value-type="float" office:value="358185928">
            <text:p>358185928</text:p>
          </table:table-cell>
          <table:table-cell office:value-type="float" office:value="220292757">
            <text:p>220292757</text:p>
          </table:table-cell>
          <table:table-cell office:value-type="float" office:value="3804008">
            <text:p>3804008</text:p>
          </table:table-cell>
          <table:table-cell office:value-type="float" office:value="55">
            <text:p>55</text:p>
          </table:table-cell>
          <table:table-cell table:style-name="Default" table:formula="of:=[.CN79]/[.CP79]/10^3" office:value-type="float" office:value="4005.32285454545">
            <text:p>4005.3228545455</text:p>
          </table:table-cell>
          <table:table-cell table:style-name="Default" table:formula="of:=[.CO79]/[.CN79]" office:value-type="float" office:value="0.0172679667357379">
            <text:p>0.0172679667</text:p>
          </table:table-cell>
          <table:table-cell table:style-name="Default" table:formula="of:=[.CM79]/[.CN79]" office:value-type="float" office:value="1.62595417515248">
            <text:p>1.625954175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80]" office:value-type="float" office:value="729">
            <text:p>729</text:p>
          </table:table-cell>
          <table:table-cell office:value-type="string">
            <text:p>,</text:p>
          </table:table-cell>
          <table:table-cell table:formula="of:=[.CS80]" office:value-type="float" office:value="1.63667931985611">
            <text:p>1.6366793199</text:p>
          </table:table-cell>
          <table:table-cell office:value-type="string">
            <text:p>)</text:p>
          </table:table-cell>
          <table:table-cell office:value-type="float" office:value="21014915415">
            <text:p>21014915415</text:p>
          </table:table-cell>
          <table:table-cell office:value-type="float" office:value="914106811">
            <text:p>914106811</text:p>
          </table:table-cell>
          <table:table-cell office:value-type="float" office:value="572405084">
            <text:p>572405084</text:p>
          </table:table-cell>
          <table:table-cell table:style-name="Default" office:value-type="float" office:value="5591">
            <text:p>5591</text:p>
          </table:table-cell>
          <table:table-cell table:style-name="Default" table:formula="of:=[.G80]/[.I80]/10^3" office:value-type="float" office:value="163.496120729744">
            <text:p>163.4961207297</text:p>
          </table:table-cell>
          <table:table-cell table:style-name="Default" table:formula="of:=[.H80]/[.G80]" office:value-type="float" office:value="0.626190590762374">
            <text:p>0.6261905908</text:p>
          </table:table-cell>
          <table:table-cell table:style-name="Default" table:formula="of:=[.F80]/[.G80]" office:value-type="float" office:value="22.9895622285217">
            <text:p>22.9895622285</text:p>
          </table:table-cell>
          <table:table-cell office:value-type="float" office:value="21014915290">
            <text:p>21014915290</text:p>
          </table:table-cell>
          <table:table-cell office:value-type="float" office:value="913646743">
            <text:p>913646743</text:p>
          </table:table-cell>
          <table:table-cell office:value-type="float" office:value="28848399">
            <text:p>28848399</text:p>
          </table:table-cell>
          <table:table-cell office:value-type="float" office:value="4396">
            <text:p>4396.000000</text:p>
          </table:table-cell>
          <table:table-cell table:style-name="Default" table:formula="of:=[.N80]/[.P80]/10^3" office:value-type="float" office:value="207.835928798908">
            <text:p>207.8359287989</text:p>
          </table:table-cell>
          <table:table-cell table:style-name="Default" table:formula="of:=[.O80]/[.N80]" office:value-type="float" office:value="0.0315750033818049">
            <text:p>0.0315750034</text:p>
          </table:table-cell>
          <table:table-cell table:style-name="Default" table:formula="of:=[.M80]/[.N80]" office:value-type="float" office:value="23.0011385155236">
            <text:p>23.0011385155</text:p>
          </table:table-cell>
          <table:table-cell office:value-type="float" office:value="21014915380">
            <text:p>21014915380</text:p>
          </table:table-cell>
          <table:table-cell office:value-type="float" office:value="914231555">
            <text:p>914231555</text:p>
          </table:table-cell>
          <table:table-cell office:value-type="float" office:value="569983838">
            <text:p>569983838</text:p>
          </table:table-cell>
          <table:table-cell office:value-type="float" office:value="5246">
            <text:p>5246.000000</text:p>
          </table:table-cell>
          <table:table-cell table:style-name="Default" table:formula="of:=[.U80]/[.W80]/10^3" office:value-type="float" office:value="174.272122569577">
            <text:p>174.2721225696</text:p>
          </table:table-cell>
          <table:table-cell table:style-name="Default" table:formula="of:=[.V80]/[.U80]" office:value-type="float" office:value="0.62345675434491">
            <text:p>0.6234567543</text:p>
          </table:table-cell>
          <table:table-cell table:style-name="Default" table:formula="of:=[.T80]/[.U80]" office:value-type="float" office:value="22.9864253372878">
            <text:p>22.9864253373</text:p>
          </table:table-cell>
          <table:table-cell office:value-type="float" office:value="21014915567">
            <text:p>21014915567</text:p>
          </table:table-cell>
          <table:table-cell office:value-type="float" office:value="913471526">
            <text:p>913471526</text:p>
          </table:table-cell>
          <table:table-cell office:value-type="float" office:value="1127152061">
            <text:p>1127152061</text:p>
          </table:table-cell>
          <table:table-cell office:value-type="float" office:value="7115">
            <text:p>7115.000000</text:p>
          </table:table-cell>
          <table:table-cell table:style-name="Default" table:formula="of:=[.AB80]/[.AD80]/10^3" office:value-type="float" office:value="128.386721855235">
            <text:p>128.3867218552</text:p>
          </table:table-cell>
          <table:table-cell table:style-name="Default" table:formula="of:=[.AC80]/[.AB80]" office:value-type="float" office:value="1.23392139647273">
            <text:p>1.2339213965</text:p>
          </table:table-cell>
          <table:table-cell table:style-name="Default" table:formula="of:=[.AA80]/[.AB80]" office:value-type="float" office:value="23.0055507685305">
            <text:p>23.0055507685</text:p>
          </table:table-cell>
          <table:table-cell office:value-type="float" office:value="21014915290">
            <text:p>21014915290</text:p>
          </table:table-cell>
          <table:table-cell office:value-type="float" office:value="913666851">
            <text:p>913666851</text:p>
          </table:table-cell>
          <table:table-cell office:value-type="float" office:value="30126597">
            <text:p>30126597</text:p>
          </table:table-cell>
          <table:table-cell office:value-type="float" office:value="4411">
            <text:p>4411.000000</text:p>
          </table:table-cell>
          <table:table-cell table:style-name="Default" table:formula="of:=[.AI80]/[.AK80]/10^3" office:value-type="float" office:value="207.133722738608">
            <text:p>207.1337227386</text:p>
          </table:table-cell>
          <table:table-cell table:style-name="Default" table:formula="of:=[.AJ80]/[.AI80]" office:value-type="float" office:value="0.0329732844822232">
            <text:p>0.0329732845</text:p>
          </table:table-cell>
          <table:table-cell table:style-name="Default" table:formula="of:=[.AH80]/[.AI80]" office:value-type="float" office:value="23.0006323059651">
            <text:p>23.000632306</text:p>
          </table:table-cell>
          <table:table-cell office:value-type="float" office:value="21014915564">
            <text:p>21014915564</text:p>
          </table:table-cell>
          <table:table-cell office:value-type="float" office:value="913570886">
            <text:p>913570886</text:p>
          </table:table-cell>
          <table:table-cell office:value-type="float" office:value="1126740459">
            <text:p>1126740459</text:p>
          </table:table-cell>
          <table:table-cell office:value-type="float" office:value="7073">
            <text:p>7073.000000</text:p>
          </table:table-cell>
          <table:table-cell table:style-name="Default" table:formula="of:=[.AP80]/[.AR80]/10^3" office:value-type="float" office:value="129.163139544748">
            <text:p>129.1631395447</text:p>
          </table:table-cell>
          <table:table-cell table:style-name="Default" table:formula="of:=[.AQ80]/[.AP80]" office:value-type="float" office:value="1.23333665319978">
            <text:p>1.2333366532</text:p>
          </table:table-cell>
          <table:table-cell table:style-name="Default" table:formula="of:=[.AO80]/[.AP80]" office:value-type="float" office:value="23.0030486807786">
            <text:p>23.0030486808</text:p>
          </table:table-cell>
          <table:table-cell office:value-type="float" office:value="5487433911">
            <text:p>5487433911</text:p>
          </table:table-cell>
          <table:table-cell office:value-type="float" office:value="913085399">
            <text:p>913085399</text:p>
          </table:table-cell>
          <table:table-cell office:value-type="float" office:value="573984126">
            <text:p>573984126</text:p>
          </table:table-cell>
          <table:table-cell office:value-type="float" office:value="2750">
            <text:p>2750.000000</text:p>
          </table:table-cell>
          <table:table-cell table:style-name="Default" table:formula="of:=[.AW80]/[.AY80]/10^3" office:value-type="float" office:value="332.031054181818">
            <text:p>332.0310541818</text:p>
          </table:table-cell>
          <table:table-cell table:style-name="Default" table:formula="of:=[.AX80]/[.AW80]" office:value-type="float" office:value="0.628620418888113">
            <text:p>0.6286204189</text:p>
          </table:table-cell>
          <table:table-cell table:style-name="Default" table:formula="of:=[.AV80]/[.AW80]" office:value-type="float" office:value="6.00977073668002">
            <text:p>6.0097707367</text:p>
          </table:table-cell>
          <table:table-cell office:value-type="float" office:value="3661892489">
            <text:p>3661892489</text:p>
          </table:table-cell>
          <table:table-cell office:value-type="float" office:value="952671399">
            <text:p>952671399</text:p>
          </table:table-cell>
          <table:table-cell office:value-type="float" office:value="579641998">
            <text:p>579641998</text:p>
          </table:table-cell>
          <table:table-cell office:value-type="float" office:value="2563">
            <text:p>2563.000000</text:p>
          </table:table-cell>
          <table:table-cell table:style-name="Default" table:formula="of:=[.BD80]/[.BF80]/10^3" office:value-type="float" office:value="371.701677331252">
            <text:p>371.7016773313</text:p>
          </table:table-cell>
          <table:table-cell table:style-name="Default" table:formula="of:=[.BE80]/[.BD80]" office:value-type="float" office:value="0.608438543036391">
            <text:p>0.608438543</text:p>
          </table:table-cell>
          <table:table-cell table:style-name="Default" table:formula="of:=[.BC80]/[.BD80]" office:value-type="float" office:value="3.84381486926533">
            <text:p>3.8438148693</text:p>
          </table:table-cell>
          <table:table-cell office:value-type="float" office:value="3659694097">
            <text:p>3659694097</text:p>
          </table:table-cell>
          <table:table-cell office:value-type="float" office:value="951645256">
            <text:p>951645256</text:p>
          </table:table-cell>
          <table:table-cell office:value-type="float" office:value="579854596">
            <text:p>579854596</text:p>
          </table:table-cell>
          <table:table-cell office:value-type="float" office:value="2563">
            <text:p>2563.000000</text:p>
          </table:table-cell>
          <table:table-cell table:style-name="Default" table:formula="of:=[.BK80]/[.BM80]/10^3" office:value-type="float" office:value="371.301309403043">
            <text:p>371.301309403</text:p>
          </table:table-cell>
          <table:table-cell table:style-name="Default" table:formula="of:=[.BL80]/[.BK80]" office:value-type="float" office:value="0.609318012509485">
            <text:p>0.6093180125</text:p>
          </table:table-cell>
          <table:table-cell table:style-name="Default" table:formula="of:=[.BJ80]/[.BK80]" office:value-type="float" office:value="3.84564949378574">
            <text:p>3.8456494938</text:p>
          </table:table-cell>
          <table:table-cell office:value-type="float" office:value="5488024506">
            <text:p>5488024506</text:p>
          </table:table-cell>
          <table:table-cell office:value-type="float" office:value="913086340">
            <text:p>913086340</text:p>
          </table:table-cell>
          <table:table-cell office:value-type="float" office:value="573276597">
            <text:p>573276597</text:p>
          </table:table-cell>
          <table:table-cell office:value-type="float" office:value="2750">
            <text:p>2750.000000</text:p>
          </table:table-cell>
          <table:table-cell table:style-name="Default" table:formula="of:=[.BR80]/[.BT80]/10^3" office:value-type="float" office:value="332.031396363636">
            <text:p>332.0313963636</text:p>
          </table:table-cell>
          <table:table-cell table:style-name="Default" table:formula="of:=[.BS80]/[.BR80]" office:value-type="float" office:value="0.627844894711709">
            <text:p>0.6278448947</text:p>
          </table:table-cell>
          <table:table-cell table:style-name="Default" table:formula="of:=[.BQ80]/[.BR80]" office:value-type="float" office:value="6.01041135496562">
            <text:p>6.010411355</text:p>
          </table:table-cell>
          <table:table-cell office:value-type="float" office:value="729">
            <text:p>729</text:p>
          </table:table-cell>
          <table:table-cell office:value-type="float" office:value="18812921862">
            <text:p>18812921862</text:p>
          </table:table-cell>
          <table:table-cell office:value-type="float" office:value="774975699">
            <text:p>774975699</text:p>
          </table:table-cell>
          <table:table-cell office:value-type="float" office:value="11711593">
            <text:p>11711593</text:p>
          </table:table-cell>
          <table:table-cell office:value-type="float" office:value="3864">
            <text:p>3864</text:p>
          </table:table-cell>
          <table:table-cell table:style-name="Default" table:formula="of:=[.BZ80]/[.CB80]/10^3" office:value-type="float" office:value="200.563069099379">
            <text:p>200.5630690994</text:p>
          </table:table-cell>
          <table:table-cell table:style-name="Default" table:formula="of:=[.CA80]/[.BZ80]" office:value-type="float" office:value="0.015112206763531">
            <text:p>0.0151122068</text:p>
          </table:table-cell>
          <table:table-cell table:style-name="Default" table:formula="of:=[.BY80]/[.BZ80]" office:value-type="float" office:value="24.2754990721328">
            <text:p>24.2754990721</text:p>
          </table:table-cell>
          <table:table-cell office:value-type="float" office:value="1421736278">
            <text:p>1421736278</text:p>
          </table:table-cell>
          <table:table-cell office:value-type="float" office:value="913111998">
            <text:p>913111998</text:p>
          </table:table-cell>
          <table:table-cell office:value-type="float" office:value="2491837">
            <text:p>2491837</text:p>
          </table:table-cell>
          <table:table-cell office:value-type="float" office:value="247">
            <text:p>247</text:p>
          </table:table-cell>
          <table:table-cell table:style-name="Default" table:formula="of:=[.CG80]/[.CI80]/10^3" office:value-type="float" office:value="3696.80970850202">
            <text:p>3696.809708502</text:p>
          </table:table-cell>
          <table:table-cell table:style-name="Default" table:formula="of:=[.CH80]/[.CG80]" office:value-type="float" office:value="0.00272895001430044">
            <text:p>0.00272895</text:p>
          </table:table-cell>
          <table:table-cell table:style-name="Default" table:formula="of:=[.CF80]/[.CG80]" office:value-type="float" office:value="1.55702288559787">
            <text:p>1.5570228856</text:p>
          </table:table-cell>
          <table:table-cell office:value-type="float" office:value="376437075">
            <text:p>376437075</text:p>
          </table:table-cell>
          <table:table-cell office:value-type="float" office:value="230000508">
            <text:p>230000508</text:p>
          </table:table-cell>
          <table:table-cell office:value-type="float" office:value="4081029">
            <text:p>4081029</text:p>
          </table:table-cell>
          <table:table-cell office:value-type="float" office:value="59">
            <text:p>59</text:p>
          </table:table-cell>
          <table:table-cell table:style-name="Default" table:formula="of:=[.CN80]/[.CP80]/10^3" office:value-type="float" office:value="3898.31369491525">
            <text:p>3898.3136949153</text:p>
          </table:table-cell>
          <table:table-cell table:style-name="Default" table:formula="of:=[.CO80]/[.CN80]" office:value-type="float" office:value="0.0177435651576909">
            <text:p>0.0177435652</text:p>
          </table:table-cell>
          <table:table-cell table:style-name="Default" table:formula="of:=[.CM80]/[.CN80]" office:value-type="float" office:value="1.63667931985611">
            <text:p>1.636679319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81]" office:value-type="float" office:value="729">
            <text:p>729</text:p>
          </table:table-cell>
          <table:table-cell office:value-type="string">
            <text:p>,</text:p>
          </table:table-cell>
          <table:table-cell table:formula="of:=[.CS81]" office:value-type="float" office:value="1.63014902871623">
            <text:p>1.6301490287</text:p>
          </table:table-cell>
          <table:table-cell office:value-type="string">
            <text:p>)</text:p>
          </table:table-cell>
          <table:table-cell office:value-type="float" office:value="21844166029">
            <text:p>21844166029</text:p>
          </table:table-cell>
          <table:table-cell office:value-type="float" office:value="950322025">
            <text:p>950322025</text:p>
          </table:table-cell>
          <table:table-cell office:value-type="float" office:value="601351845">
            <text:p>601351845</text:p>
          </table:table-cell>
          <table:table-cell table:style-name="Default" office:value-type="float" office:value="5607">
            <text:p>5607</text:p>
          </table:table-cell>
          <table:table-cell table:style-name="Default" table:formula="of:=[.G81]/[.I81]/10^3" office:value-type="float" office:value="169.488500980917">
            <text:p>169.4885009809</text:p>
          </table:table-cell>
          <table:table-cell table:style-name="Default" table:formula="of:=[.H81]/[.G81]" office:value-type="float" office:value="0.632787443814111">
            <text:p>0.6327874438</text:p>
          </table:table-cell>
          <table:table-cell table:style-name="Default" table:formula="of:=[.F81]/[.G81]" office:value-type="float" office:value="22.9860673059745">
            <text:p>22.986067306</text:p>
          </table:table-cell>
          <table:table-cell office:value-type="float" office:value="21844165920">
            <text:p>21844165920</text:p>
          </table:table-cell>
          <table:table-cell office:value-type="float" office:value="949754137">
            <text:p>949754137</text:p>
          </table:table-cell>
          <table:table-cell office:value-type="float" office:value="30060440">
            <text:p>30060440</text:p>
          </table:table-cell>
          <table:table-cell office:value-type="float" office:value="4571">
            <text:p>4571.000000</text:p>
          </table:table-cell>
          <table:table-cell table:style-name="Default" table:formula="of:=[.N81]/[.P81]/10^3" office:value-type="float" office:value="207.778196674688">
            <text:p>207.7781966747</text:p>
          </table:table-cell>
          <table:table-cell table:style-name="Default" table:formula="of:=[.O81]/[.N81]" office:value-type="float" office:value="0.0316507597376225">
            <text:p>0.0316507597</text:p>
          </table:table-cell>
          <table:table-cell table:style-name="Default" table:formula="of:=[.M81]/[.N81]" office:value-type="float" office:value="22.9998112869499">
            <text:p>22.999811287</text:p>
          </table:table-cell>
          <table:table-cell office:value-type="float" office:value="21844166015">
            <text:p>21844166015</text:p>
          </table:table-cell>
          <table:table-cell office:value-type="float" office:value="950340846">
            <text:p>950340846</text:p>
          </table:table-cell>
          <table:table-cell office:value-type="float" office:value="599280065">
            <text:p>599280065</text:p>
          </table:table-cell>
          <table:table-cell office:value-type="float" office:value="5484">
            <text:p>5484.000000</text:p>
          </table:table-cell>
          <table:table-cell table:style-name="Default" table:formula="of:=[.U81]/[.W81]/10^3" office:value-type="float" office:value="173.293370897155">
            <text:p>173.2933708972</text:p>
          </table:table-cell>
          <table:table-cell table:style-name="Default" table:formula="of:=[.V81]/[.U81]" office:value-type="float" office:value="0.63059487290521">
            <text:p>0.6305948729</text:p>
          </table:table-cell>
          <table:table-cell table:style-name="Default" table:formula="of:=[.T81]/[.U81]" office:value-type="float" office:value="22.9856120642846">
            <text:p>22.9856120643</text:p>
          </table:table-cell>
          <table:table-cell office:value-type="float" office:value="21844166203">
            <text:p>21844166203</text:p>
          </table:table-cell>
          <table:table-cell office:value-type="float" office:value="949447280">
            <text:p>949447280</text:p>
          </table:table-cell>
          <table:table-cell office:value-type="float" office:value="1168598609">
            <text:p>1168598609</text:p>
          </table:table-cell>
          <table:table-cell office:value-type="float" office:value="7357">
            <text:p>7357.000000</text:p>
          </table:table-cell>
          <table:table-cell table:style-name="Default" table:formula="of:=[.AB81]/[.AD81]/10^3" office:value-type="float" office:value="129.053592496942">
            <text:p>129.0535924969</text:p>
          </table:table-cell>
          <table:table-cell table:style-name="Default" table:formula="of:=[.AC81]/[.AB81]" office:value-type="float" office:value="1.23081990292289">
            <text:p>1.2308199029</text:p>
          </table:table-cell>
          <table:table-cell table:style-name="Default" table:formula="of:=[.AA81]/[.AB81]" office:value-type="float" office:value="23.0072450183859">
            <text:p>23.0072450184</text:p>
          </table:table-cell>
          <table:table-cell office:value-type="float" office:value="21844165921">
            <text:p>21844165921</text:p>
          </table:table-cell>
          <table:table-cell office:value-type="float" office:value="949716311">
            <text:p>949716311</text:p>
          </table:table-cell>
          <table:table-cell office:value-type="float" office:value="31367467">
            <text:p>31367467</text:p>
          </table:table-cell>
          <table:table-cell office:value-type="float" office:value="4584">
            <text:p>4584.000000</text:p>
          </table:table-cell>
          <table:table-cell table:style-name="Default" table:formula="of:=[.AI81]/[.AK81]/10^3" office:value-type="float" office:value="207.180696116928">
            <text:p>207.1806961169</text:p>
          </table:table-cell>
          <table:table-cell table:style-name="Default" table:formula="of:=[.AJ81]/[.AI81]" office:value-type="float" office:value="0.033028249211569">
            <text:p>0.0330282492</text:p>
          </table:table-cell>
          <table:table-cell table:style-name="Default" table:formula="of:=[.AH81]/[.AI81]" office:value-type="float" office:value="23.0007273414092">
            <text:p>23.0007273414</text:p>
          </table:table-cell>
          <table:table-cell office:value-type="float" office:value="21844166198">
            <text:p>21844166198</text:p>
          </table:table-cell>
          <table:table-cell office:value-type="float" office:value="949356652">
            <text:p>949356652</text:p>
          </table:table-cell>
          <table:table-cell office:value-type="float" office:value="1168408182">
            <text:p>1168408182</text:p>
          </table:table-cell>
          <table:table-cell office:value-type="float" office:value="7302">
            <text:p>7302.000000</text:p>
          </table:table-cell>
          <table:table-cell table:style-name="Default" table:formula="of:=[.AP81]/[.AR81]/10^3" office:value-type="float" office:value="130.013236373596">
            <text:p>130.0132363736</text:p>
          </table:table-cell>
          <table:table-cell table:style-name="Default" table:formula="of:=[.AQ81]/[.AP81]" office:value-type="float" office:value="1.23073681480877">
            <text:p>1.2307368148</text:p>
          </table:table-cell>
          <table:table-cell table:style-name="Default" table:formula="of:=[.AO81]/[.AP81]" office:value-type="float" office:value="23.0094413432308">
            <text:p>23.0094413432</text:p>
          </table:table-cell>
          <table:table-cell office:value-type="float" office:value="5703898755">
            <text:p>5703898755</text:p>
          </table:table-cell>
          <table:table-cell office:value-type="float" office:value="949112032">
            <text:p>949112032</text:p>
          </table:table-cell>
          <table:table-cell office:value-type="float" office:value="602215147">
            <text:p>602215147</text:p>
          </table:table-cell>
          <table:table-cell office:value-type="float" office:value="3077">
            <text:p>3077.000000</text:p>
          </table:table-cell>
          <table:table-cell table:style-name="Default" table:formula="of:=[.AW81]/[.AY81]/10^3" office:value-type="float" office:value="308.453699057524">
            <text:p>308.4536990575</text:p>
          </table:table-cell>
          <table:table-cell table:style-name="Default" table:formula="of:=[.AX81]/[.AW81]" office:value-type="float" office:value="0.634503753714925">
            <text:p>0.6345037537</text:p>
          </table:table-cell>
          <table:table-cell table:style-name="Default" table:formula="of:=[.AV81]/[.AW81]" office:value-type="float" office:value="6.00972125806956">
            <text:p>6.0097212581</text:p>
          </table:table-cell>
          <table:table-cell office:value-type="float" office:value="3806296816">
            <text:p>3806296816</text:p>
          </table:table-cell>
          <table:table-cell office:value-type="float" office:value="985520765">
            <text:p>985520765</text:p>
          </table:table-cell>
          <table:table-cell office:value-type="float" office:value="605876227">
            <text:p>605876227</text:p>
          </table:table-cell>
          <table:table-cell office:value-type="float" office:value="2991">
            <text:p>2991.000000</text:p>
          </table:table-cell>
          <table:table-cell table:style-name="Default" table:formula="of:=[.BD81]/[.BF81]/10^3" office:value-type="float" office:value="329.495407890338">
            <text:p>329.4954078903</text:p>
          </table:table-cell>
          <table:table-cell table:style-name="Default" table:formula="of:=[.BE81]/[.BD81]" office:value-type="float" office:value="0.614777738346284">
            <text:p>0.6147777383</text:p>
          </table:table-cell>
          <table:table-cell table:style-name="Default" table:formula="of:=[.BC81]/[.BD81]" office:value-type="float" office:value="3.86221878947421">
            <text:p>3.8622187895</text:p>
          </table:table-cell>
          <table:table-cell office:value-type="float" office:value="3804032437">
            <text:p>3804032437</text:p>
          </table:table-cell>
          <table:table-cell office:value-type="float" office:value="988347295">
            <text:p>988347295</text:p>
          </table:table-cell>
          <table:table-cell office:value-type="float" office:value="605769312">
            <text:p>605769312</text:p>
          </table:table-cell>
          <table:table-cell office:value-type="float" office:value="2994">
            <text:p>2994.000000</text:p>
          </table:table-cell>
          <table:table-cell table:style-name="Default" table:formula="of:=[.BK81]/[.BM81]/10^3" office:value-type="float" office:value="330.109316967268">
            <text:p>330.1093169673</text:p>
          </table:table-cell>
          <table:table-cell table:style-name="Default" table:formula="of:=[.BL81]/[.BK81]" office:value-type="float" office:value="0.612911387590736">
            <text:p>0.6129113876</text:p>
          </table:table-cell>
          <table:table-cell table:style-name="Default" table:formula="of:=[.BJ81]/[.BK81]" office:value-type="float" office:value="3.84888232734021">
            <text:p>3.8488823273</text:p>
          </table:table-cell>
          <table:table-cell office:value-type="float" office:value="5704504820">
            <text:p>5704504820</text:p>
          </table:table-cell>
          <table:table-cell office:value-type="float" office:value="949111643">
            <text:p>949111643</text:p>
          </table:table-cell>
          <table:table-cell office:value-type="float" office:value="598869289">
            <text:p>598869289</text:p>
          </table:table-cell>
          <table:table-cell office:value-type="float" office:value="3080">
            <text:p>3080.000000</text:p>
          </table:table-cell>
          <table:table-cell table:style-name="Default" table:formula="of:=[.BR81]/[.BT81]/10^3" office:value-type="float" office:value="308.153130844156">
            <text:p>308.1531308442</text:p>
          </table:table-cell>
          <table:table-cell table:style-name="Default" table:formula="of:=[.BS81]/[.BR81]" office:value-type="float" office:value="0.63097876147327">
            <text:p>0.6309787615</text:p>
          </table:table-cell>
          <table:table-cell table:style-name="Default" table:formula="of:=[.BQ81]/[.BR81]" office:value-type="float" office:value="6.01036228147925">
            <text:p>6.0103622815</text:p>
          </table:table-cell>
          <table:table-cell office:value-type="float" office:value="729">
            <text:p>729</text:p>
          </table:table-cell>
          <table:table-cell office:value-type="float" office:value="18812921861">
            <text:p>18812921861</text:p>
          </table:table-cell>
          <table:table-cell office:value-type="float" office:value="774976295">
            <text:p>774976295</text:p>
          </table:table-cell>
          <table:table-cell office:value-type="float" office:value="8696455">
            <text:p>8696455</text:p>
          </table:table-cell>
          <table:table-cell office:value-type="float" office:value="3860">
            <text:p>3860</text:p>
          </table:table-cell>
          <table:table-cell table:style-name="Default" table:formula="of:=[.BZ81]/[.CB81]/10^3" office:value-type="float" office:value="200.771060880829">
            <text:p>200.7710608808</text:p>
          </table:table-cell>
          <table:table-cell table:style-name="Default" table:formula="of:=[.CA81]/[.BZ81]" office:value-type="float" office:value="0.0112215754934801">
            <text:p>0.0112215755</text:p>
          </table:table-cell>
          <table:table-cell table:style-name="Default" table:formula="of:=[.BY81]/[.BZ81]" office:value-type="float" office:value="24.2754804016296">
            <text:p>24.2754804016</text:p>
          </table:table-cell>
          <table:table-cell office:value-type="float" office:value="1477317268">
            <text:p>1477317268</text:p>
          </table:table-cell>
          <table:table-cell office:value-type="float" office:value="949185519">
            <text:p>949185519</text:p>
          </table:table-cell>
          <table:table-cell office:value-type="float" office:value="2596028">
            <text:p>2596028</text:p>
          </table:table-cell>
          <table:table-cell office:value-type="float" office:value="258">
            <text:p>258</text:p>
          </table:table-cell>
          <table:table-cell table:style-name="Default" table:formula="of:=[.CG81]/[.CI81]/10^3" office:value-type="float" office:value="3679.01363953488">
            <text:p>3679.0136395349</text:p>
          </table:table-cell>
          <table:table-cell table:style-name="Default" table:formula="of:=[.CH81]/[.CG81]" office:value-type="float" office:value="0.00273500590562634">
            <text:p>0.0027350059</text:p>
          </table:table-cell>
          <table:table-cell table:style-name="Default" table:formula="of:=[.CF81]/[.CG81]" office:value-type="float" office:value="1.55640518995318">
            <text:p>1.55640519</text:p>
          </table:table-cell>
          <table:table-cell office:value-type="float" office:value="388478153">
            <text:p>388478153</text:p>
          </table:table-cell>
          <table:table-cell office:value-type="float" office:value="238308367">
            <text:p>238308367</text:p>
          </table:table-cell>
          <table:table-cell office:value-type="float" office:value="4122940">
            <text:p>4122940</text:p>
          </table:table-cell>
          <table:table-cell office:value-type="float" office:value="60">
            <text:p>60</text:p>
          </table:table-cell>
          <table:table-cell table:style-name="Default" table:formula="of:=[.CN81]/[.CP81]/10^3" office:value-type="float" office:value="3971.80611666667">
            <text:p>3971.8061166667</text:p>
          </table:table-cell>
          <table:table-cell table:style-name="Default" table:formula="of:=[.CO81]/[.CN81]" office:value-type="float" office:value="0.0173008612828101">
            <text:p>0.0173008613</text:p>
          </table:table-cell>
          <table:table-cell table:style-name="Default" table:formula="of:=[.CM81]/[.CN81]" office:value-type="float" office:value="1.63014902871623">
            <text:p>1.630149028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82]" office:value-type="float" office:value="784">
            <text:p>784</text:p>
          </table:table-cell>
          <table:table-cell office:value-type="string">
            <text:p>,</text:p>
          </table:table-cell>
          <table:table-cell table:formula="of:=[.CS82]" office:value-type="float" office:value="1.63767791763203">
            <text:p>1.6376779176</text:p>
          </table:table-cell>
          <table:table-cell office:value-type="string">
            <text:p>)</text:p>
          </table:table-cell>
          <table:table-cell office:value-type="float" office:value="22694947034">
            <text:p>22694947034</text:p>
          </table:table-cell>
          <table:table-cell office:value-type="float" office:value="987348460">
            <text:p>987348460</text:p>
          </table:table-cell>
          <table:table-cell office:value-type="float" office:value="625938688">
            <text:p>625938688</text:p>
          </table:table-cell>
          <table:table-cell table:style-name="Default" office:value-type="float" office:value="5910">
            <text:p>5910</text:p>
          </table:table-cell>
          <table:table-cell table:style-name="Default" table:formula="of:=[.G82]/[.I82]/10^3" office:value-type="float" office:value="167.064037225042">
            <text:p>167.064037225</text:p>
          </table:table-cell>
          <table:table-cell table:style-name="Default" table:formula="of:=[.H82]/[.G82]" office:value-type="float" office:value="0.633959248794494">
            <text:p>0.6339592488</text:p>
          </table:table-cell>
          <table:table-cell table:style-name="Default" table:formula="of:=[.F82]/[.G82]" office:value-type="float" office:value="22.9857521973549">
            <text:p>22.9857521974</text:p>
          </table:table-cell>
          <table:table-cell office:value-type="float" office:value="22694946911">
            <text:p>22694946911</text:p>
          </table:table-cell>
          <table:table-cell office:value-type="float" office:value="986710174">
            <text:p>986710174</text:p>
          </table:table-cell>
          <table:table-cell office:value-type="float" office:value="31155147">
            <text:p>31155147</text:p>
          </table:table-cell>
          <table:table-cell office:value-type="float" office:value="4750">
            <text:p>4750.000000</text:p>
          </table:table-cell>
          <table:table-cell table:style-name="Default" table:formula="of:=[.N82]/[.P82]/10^3" office:value-type="float" office:value="207.728457684211">
            <text:p>207.7284576842</text:p>
          </table:table-cell>
          <table:table-cell table:style-name="Default" table:formula="of:=[.O82]/[.N82]" office:value-type="float" office:value="0.0315747702019742">
            <text:p>0.0315747702</text:p>
          </table:table-cell>
          <table:table-cell table:style-name="Default" table:formula="of:=[.M82]/[.N82]" office:value-type="float" office:value="23.0006211641637">
            <text:p>23.0006211642</text:p>
          </table:table-cell>
          <table:table-cell office:value-type="float" office:value="22694947015">
            <text:p>22694947015</text:p>
          </table:table-cell>
          <table:table-cell office:value-type="float" office:value="987375384">
            <text:p>987375384</text:p>
          </table:table-cell>
          <table:table-cell office:value-type="float" office:value="622792873">
            <text:p>622792873</text:p>
          </table:table-cell>
          <table:table-cell office:value-type="float" office:value="5727">
            <text:p>5727.000000</text:p>
          </table:table-cell>
          <table:table-cell table:style-name="Default" table:formula="of:=[.U82]/[.W82]/10^3" office:value-type="float" office:value="172.407086432687">
            <text:p>172.4070864327</text:p>
          </table:table-cell>
          <table:table-cell table:style-name="Default" table:formula="of:=[.V82]/[.U82]" office:value-type="float" office:value="0.630755924334448">
            <text:p>0.6307559243</text:p>
          </table:table-cell>
          <table:table-cell table:style-name="Default" table:formula="of:=[.T82]/[.U82]" office:value-type="float" office:value="22.985125396847">
            <text:p>22.9851253968</text:p>
          </table:table-cell>
          <table:table-cell office:value-type="float" office:value="22694947221">
            <text:p>22694947221</text:p>
          </table:table-cell>
          <table:table-cell office:value-type="float" office:value="986604474">
            <text:p>986604474</text:p>
          </table:table-cell>
          <table:table-cell office:value-type="float" office:value="1213641198">
            <text:p>1213641198</text:p>
          </table:table-cell>
          <table:table-cell office:value-type="float" office:value="7741">
            <text:p>7741.000000</text:p>
          </table:table-cell>
          <table:table-cell table:style-name="Default" table:formula="of:=[.AB82]/[.AD82]/10^3" office:value-type="float" office:value="127.451811652241">
            <text:p>127.4518116522</text:p>
          </table:table-cell>
          <table:table-cell table:style-name="Default" table:formula="of:=[.AC82]/[.AB82]" office:value-type="float" office:value="1.23011929297211">
            <text:p>1.230119293</text:p>
          </table:table-cell>
          <table:table-cell table:style-name="Default" table:formula="of:=[.AA82]/[.AB82]" office:value-type="float" office:value="23.0030856529442">
            <text:p>23.0030856529</text:p>
          </table:table-cell>
          <table:table-cell office:value-type="float" office:value="22694946913">
            <text:p>22694946913</text:p>
          </table:table-cell>
          <table:table-cell office:value-type="float" office:value="986707006">
            <text:p>986707006</text:p>
          </table:table-cell>
          <table:table-cell office:value-type="float" office:value="32491632">
            <text:p>32491632</text:p>
          </table:table-cell>
          <table:table-cell office:value-type="float" office:value="4761">
            <text:p>4761.000000</text:p>
          </table:table-cell>
          <table:table-cell table:style-name="Default" table:formula="of:=[.AI82]/[.AK82]/10^3" office:value-type="float" office:value="207.247848351187">
            <text:p>207.2478483512</text:p>
          </table:table-cell>
          <table:table-cell table:style-name="Default" table:formula="of:=[.AJ82]/[.AI82]" office:value-type="float" office:value="0.0329293618089502">
            <text:p>0.0329293618</text:p>
          </table:table-cell>
          <table:table-cell table:style-name="Default" table:formula="of:=[.AH82]/[.AI82]" office:value-type="float" office:value="23.0006950138145">
            <text:p>23.0006950138</text:p>
          </table:table-cell>
          <table:table-cell office:value-type="float" office:value="22694947218">
            <text:p>22694947218</text:p>
          </table:table-cell>
          <table:table-cell office:value-type="float" office:value="986446225">
            <text:p>986446225</text:p>
          </table:table-cell>
          <table:table-cell office:value-type="float" office:value="1213465603">
            <text:p>1213465603</text:p>
          </table:table-cell>
          <table:table-cell office:value-type="float" office:value="7707">
            <text:p>7707.000000</text:p>
          </table:table-cell>
          <table:table-cell table:style-name="Default" table:formula="of:=[.AP82]/[.AR82]/10^3" office:value-type="float" office:value="127.993541585572">
            <text:p>127.9935415856</text:p>
          </table:table-cell>
          <table:table-cell table:style-name="Default" table:formula="of:=[.AQ82]/[.AP82]" office:value-type="float" office:value="1.23013862514401">
            <text:p>1.2301386251</text:p>
          </table:table-cell>
          <table:table-cell table:style-name="Default" table:formula="of:=[.AO82]/[.AP82]" office:value-type="float" office:value="23.006775881777">
            <text:p>23.0067758818</text:p>
          </table:table-cell>
          <table:table-cell office:value-type="float" office:value="5925980158">
            <text:p>5925980158</text:p>
          </table:table-cell>
          <table:table-cell office:value-type="float" office:value="986084481">
            <text:p>986084481</text:p>
          </table:table-cell>
          <table:table-cell office:value-type="float" office:value="630426193">
            <text:p>630426193</text:p>
          </table:table-cell>
          <table:table-cell office:value-type="float" office:value="3368">
            <text:p>3368.000000</text:p>
          </table:table-cell>
          <table:table-cell table:style-name="Default" table:formula="of:=[.AW82]/[.AY82]/10^3" office:value-type="float" office:value="292.780427850356">
            <text:p>292.7804278504</text:p>
          </table:table-cell>
          <table:table-cell table:style-name="Default" table:formula="of:=[.AX82]/[.AW82]" office:value-type="float" office:value="0.639322700181507">
            <text:p>0.6393227002</text:p>
          </table:table-cell>
          <table:table-cell table:style-name="Default" table:formula="of:=[.AV82]/[.AW82]" office:value-type="float" office:value="6.00960695780385">
            <text:p>6.0096069578</text:p>
          </table:table-cell>
          <table:table-cell office:value-type="float" office:value="3954445901">
            <text:p>3954445901</text:p>
          </table:table-cell>
          <table:table-cell office:value-type="float" office:value="1033741881">
            <text:p>1033741881</text:p>
          </table:table-cell>
          <table:table-cell office:value-type="float" office:value="634486815">
            <text:p>634486815</text:p>
          </table:table-cell>
          <table:table-cell office:value-type="float" office:value="3395">
            <text:p>3395.000000</text:p>
          </table:table-cell>
          <table:table-cell table:style-name="Default" table:formula="of:=[.BD82]/[.BF82]/10^3" office:value-type="float" office:value="304.489508394698">
            <text:p>304.4895083947</text:p>
          </table:table-cell>
          <table:table-cell table:style-name="Default" table:formula="of:=[.BE82]/[.BD82]" office:value-type="float" office:value="0.613776830233697">
            <text:p>0.6137768302</text:p>
          </table:table-cell>
          <table:table-cell table:style-name="Default" table:formula="of:=[.BC82]/[.BD82]" office:value-type="float" office:value="3.82537069812305">
            <text:p>3.8253706981</text:p>
          </table:table-cell>
          <table:table-cell office:value-type="float" office:value="3952131161">
            <text:p>3952131161</text:p>
          </table:table-cell>
          <table:table-cell office:value-type="float" office:value="1033608211">
            <text:p>1033608211</text:p>
          </table:table-cell>
          <table:table-cell office:value-type="float" office:value="634240992">
            <text:p>634240992</text:p>
          </table:table-cell>
          <table:table-cell office:value-type="float" office:value="3395">
            <text:p>3395.000000</text:p>
          </table:table-cell>
          <table:table-cell table:style-name="Default" table:formula="of:=[.BK82]/[.BM82]/10^3" office:value-type="float" office:value="304.450135787923">
            <text:p>304.4501357879</text:p>
          </table:table-cell>
          <table:table-cell table:style-name="Default" table:formula="of:=[.BL82]/[.BK82]" office:value-type="float" office:value="0.61361837614117">
            <text:p>0.6136183761</text:p>
          </table:table-cell>
          <table:table-cell table:style-name="Default" table:formula="of:=[.BJ82]/[.BK82]" office:value-type="float" office:value="3.82362593383074">
            <text:p>3.8236259338</text:p>
          </table:table-cell>
          <table:table-cell office:value-type="float" office:value="5926601893">
            <text:p>5926601893</text:p>
          </table:table-cell>
          <table:table-cell office:value-type="float" office:value="986084556">
            <text:p>986084556</text:p>
          </table:table-cell>
          <table:table-cell office:value-type="float" office:value="627066201">
            <text:p>627066201</text:p>
          </table:table-cell>
          <table:table-cell office:value-type="float" office:value="3366">
            <text:p>3366.000000</text:p>
          </table:table-cell>
          <table:table-cell table:style-name="Default" table:formula="of:=[.BR82]/[.BT82]/10^3" office:value-type="float" office:value="292.954413547237">
            <text:p>292.9544135472</text:p>
          </table:table-cell>
          <table:table-cell table:style-name="Default" table:formula="of:=[.BS82]/[.BR82]" office:value-type="float" office:value="0.635915243966157">
            <text:p>0.635915244</text:p>
          </table:table-cell>
          <table:table-cell table:style-name="Default" table:formula="of:=[.BQ82]/[.BR82]" office:value-type="float" office:value="6.01023700953288">
            <text:p>6.0102370095</text:p>
          </table:table-cell>
          <table:table-cell office:value-type="float" office:value="784">
            <text:p>784</text:p>
          </table:table-cell>
          <table:table-cell office:value-type="float" office:value="23389988003">
            <text:p>23389988003</text:p>
          </table:table-cell>
          <table:table-cell office:value-type="float" office:value="963914356">
            <text:p>963914356</text:p>
          </table:table-cell>
          <table:table-cell office:value-type="float" office:value="5371037">
            <text:p>5371037</text:p>
          </table:table-cell>
          <table:table-cell office:value-type="float" office:value="4794">
            <text:p>4794</text:p>
          </table:table-cell>
          <table:table-cell table:style-name="Default" table:formula="of:=[.BZ82]/[.CB82]/10^3" office:value-type="float" office:value="201.066824363788">
            <text:p>201.0668243638</text:p>
          </table:table-cell>
          <table:table-cell table:style-name="Default" table:formula="of:=[.CA82]/[.BZ82]" office:value-type="float" office:value="0.00557211018444464">
            <text:p>0.0055721102</text:p>
          </table:table-cell>
          <table:table-cell table:style-name="Default" table:formula="of:=[.BY82]/[.BZ82]" office:value-type="float" office:value="24.2656288470093">
            <text:p>24.265628847</text:p>
          </table:table-cell>
          <table:table-cell office:value-type="float" office:value="1541736342">
            <text:p>1541736342</text:p>
          </table:table-cell>
          <table:table-cell office:value-type="float" office:value="986096117">
            <text:p>986096117</text:p>
          </table:table-cell>
          <table:table-cell office:value-type="float" office:value="2816403">
            <text:p>2816403</text:p>
          </table:table-cell>
          <table:table-cell office:value-type="float" office:value="268">
            <text:p>268</text:p>
          </table:table-cell>
          <table:table-cell table:style-name="Default" table:formula="of:=[.CG82]/[.CI82]/10^3" office:value-type="float" office:value="3679.46312313433">
            <text:p>3679.4631231343</text:p>
          </table:table-cell>
          <table:table-cell table:style-name="Default" table:formula="of:=[.CH82]/[.CG82]" office:value-type="float" office:value="0.00285611407594661">
            <text:p>0.0028561141</text:p>
          </table:table-cell>
          <table:table-cell table:style-name="Default" table:formula="of:=[.CF82]/[.CG82]" office:value-type="float" office:value="1.56347471146162">
            <text:p>1.5634747115</text:p>
          </table:table-cell>
          <table:table-cell office:value-type="float" office:value="406682389">
            <text:p>406682389</text:p>
          </table:table-cell>
          <table:table-cell office:value-type="float" office:value="248328676">
            <text:p>248328676</text:p>
          </table:table-cell>
          <table:table-cell office:value-type="float" office:value="4418150">
            <text:p>4418150</text:p>
          </table:table-cell>
          <table:table-cell office:value-type="float" office:value="63">
            <text:p>63</text:p>
          </table:table-cell>
          <table:table-cell table:style-name="Default" table:formula="of:=[.CN82]/[.CP82]/10^3" office:value-type="float" office:value="3941.72501587302">
            <text:p>3941.725015873</text:p>
          </table:table-cell>
          <table:table-cell table:style-name="Default" table:formula="of:=[.CO82]/[.CN82]" office:value-type="float" office:value="0.0177915417227127">
            <text:p>0.0177915417</text:p>
          </table:table-cell>
          <table:table-cell table:style-name="Default" table:formula="of:=[.CM82]/[.CN82]" office:value-type="float" office:value="1.63767791763203">
            <text:p>1.6376779176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83]" office:value-type="float" office:value="784">
            <text:p>784</text:p>
          </table:table-cell>
          <table:table-cell office:value-type="string">
            <text:p>,</text:p>
          </table:table-cell>
          <table:table-cell table:formula="of:=[.CS83]" office:value-type="float" office:value="1.62849889154892">
            <text:p>1.6284988915</text:p>
          </table:table-cell>
          <table:table-cell office:value-type="string">
            <text:p>)</text:p>
          </table:table-cell>
          <table:table-cell office:value-type="float" office:value="23567536981">
            <text:p>23567536981</text:p>
          </table:table-cell>
          <table:table-cell office:value-type="float" office:value="1025256095">
            <text:p>1025256095</text:p>
          </table:table-cell>
          <table:table-cell office:value-type="float" office:value="659288733">
            <text:p>659288733</text:p>
          </table:table-cell>
          <table:table-cell table:style-name="Default" office:value-type="float" office:value="6395">
            <text:p>6395</text:p>
          </table:table-cell>
          <table:table-cell table:style-name="Default" table:formula="of:=[.G83]/[.I83]/10^3" office:value-type="float" office:value="160.321516028147">
            <text:p>160.3215160281</text:p>
          </table:table-cell>
          <table:table-cell table:style-name="Default" table:formula="of:=[.H83]/[.G83]" office:value-type="float" office:value="0.643047855277564">
            <text:p>0.6430478553</text:p>
          </table:table-cell>
          <table:table-cell table:style-name="Default" table:formula="of:=[.F83]/[.G83]" office:value-type="float" office:value="22.9869757379984">
            <text:p>22.986975738</text:p>
          </table:table-cell>
          <table:table-cell office:value-type="float" office:value="23567536828">
            <text:p>23567536828</text:p>
          </table:table-cell>
          <table:table-cell office:value-type="float" office:value="1024658535">
            <text:p>1024658535</text:p>
          </table:table-cell>
          <table:table-cell office:value-type="float" office:value="32436064">
            <text:p>32436064</text:p>
          </table:table-cell>
          <table:table-cell office:value-type="float" office:value="4930">
            <text:p>4930.000000</text:p>
          </table:table-cell>
          <table:table-cell table:style-name="Default" table:formula="of:=[.N83]/[.P83]/10^3" office:value-type="float" office:value="207.841487829615">
            <text:p>207.8414878296</text:p>
          </table:table-cell>
          <table:table-cell table:style-name="Default" table:formula="of:=[.O83]/[.N83]" office:value-type="float" office:value="0.0316554860883484">
            <text:p>0.0316554861</text:p>
          </table:table-cell>
          <table:table-cell table:style-name="Default" table:formula="of:=[.M83]/[.N83]" office:value-type="float" office:value="23.0003811250155">
            <text:p>23.000381125</text:p>
          </table:table-cell>
          <table:table-cell office:value-type="float" office:value="23567536941">
            <text:p>23567536941</text:p>
          </table:table-cell>
          <table:table-cell office:value-type="float" office:value="1025487967">
            <text:p>1025487967</text:p>
          </table:table-cell>
          <table:table-cell office:value-type="float" office:value="655240962">
            <text:p>655240962</text:p>
          </table:table-cell>
          <table:table-cell office:value-type="float" office:value="5992">
            <text:p>5992.000000</text:p>
          </table:table-cell>
          <table:table-cell table:style-name="Default" table:formula="of:=[.U83]/[.W83]/10^3" office:value-type="float" office:value="171.142851635514">
            <text:p>171.1428516355</text:p>
          </table:table-cell>
          <table:table-cell table:style-name="Default" table:formula="of:=[.V83]/[.U83]" office:value-type="float" office:value="0.63895529063775">
            <text:p>0.6389552906</text:p>
          </table:table-cell>
          <table:table-cell table:style-name="Default" table:formula="of:=[.T83]/[.U83]" office:value-type="float" office:value="22.9817781382119">
            <text:p>22.9817781382</text:p>
          </table:table-cell>
          <table:table-cell office:value-type="float" office:value="23567537169">
            <text:p>23567537169</text:p>
          </table:table-cell>
          <table:table-cell office:value-type="float" office:value="1024657253">
            <text:p>1024657253</text:p>
          </table:table-cell>
          <table:table-cell office:value-type="float" office:value="1263057332">
            <text:p>1263057332</text:p>
          </table:table-cell>
          <table:table-cell office:value-type="float" office:value="8209">
            <text:p>8209.000000</text:p>
          </table:table-cell>
          <table:table-cell table:style-name="Default" table:formula="of:=[.AB83]/[.AD83]/10^3" office:value-type="float" office:value="124.821202704349">
            <text:p>124.8212027043</text:p>
          </table:table-cell>
          <table:table-cell table:style-name="Default" table:formula="of:=[.AC83]/[.AB83]" office:value-type="float" office:value="1.23266324256429">
            <text:p>1.2326632426</text:p>
          </table:table-cell>
          <table:table-cell table:style-name="Default" table:formula="of:=[.AA83]/[.AB83]" office:value-type="float" office:value="23.0004102347383">
            <text:p>23.0004102347</text:p>
          </table:table-cell>
          <table:table-cell office:value-type="float" office:value="23567536830">
            <text:p>23567536830</text:p>
          </table:table-cell>
          <table:table-cell office:value-type="float" office:value="1024708164">
            <text:p>1024708164</text:p>
          </table:table-cell>
          <table:table-cell office:value-type="float" office:value="33802326">
            <text:p>33802326</text:p>
          </table:table-cell>
          <table:table-cell office:value-type="float" office:value="4946">
            <text:p>4946.000000</text:p>
          </table:table-cell>
          <table:table-cell table:style-name="Default" table:formula="of:=[.AI83]/[.AK83]/10^3" office:value-type="float" office:value="207.179167812374">
            <text:p>207.1791678124</text:p>
          </table:table-cell>
          <table:table-cell table:style-name="Default" table:formula="of:=[.AJ83]/[.AI83]" office:value-type="float" office:value="0.0329872710958512">
            <text:p>0.0329872711</text:p>
          </table:table-cell>
          <table:table-cell table:style-name="Default" table:formula="of:=[.AH83]/[.AI83]" office:value-type="float" office:value="22.9992671650072">
            <text:p>22.999267165</text:p>
          </table:table-cell>
          <table:table-cell office:value-type="float" office:value="23567537157">
            <text:p>23567537157</text:p>
          </table:table-cell>
          <table:table-cell office:value-type="float" office:value="1024470379">
            <text:p>1024470379</text:p>
          </table:table-cell>
          <table:table-cell office:value-type="float" office:value="1261211369">
            <text:p>1261211369</text:p>
          </table:table-cell>
          <table:table-cell office:value-type="float" office:value="8103">
            <text:p>8103.000000</text:p>
          </table:table-cell>
          <table:table-cell table:style-name="Default" table:formula="of:=[.AP83]/[.AR83]/10^3" office:value-type="float" office:value="126.430998272245">
            <text:p>126.4309982722</text:p>
          </table:table-cell>
          <table:table-cell table:style-name="Default" table:formula="of:=[.AQ83]/[.AP83]" office:value-type="float" office:value="1.23108622255246">
            <text:p>1.2310862226</text:p>
          </table:table-cell>
          <table:table-cell table:style-name="Default" table:formula="of:=[.AO83]/[.AP83]" office:value-type="float" office:value="23.004605735897">
            <text:p>23.0046057359</text:p>
          </table:table-cell>
          <table:table-cell office:value-type="float" office:value="6153752692">
            <text:p>6153752692</text:p>
          </table:table-cell>
          <table:table-cell office:value-type="float" office:value="1024003826">
            <text:p>1024003826</text:p>
          </table:table-cell>
          <table:table-cell office:value-type="float" office:value="657380597">
            <text:p>657380597</text:p>
          </table:table-cell>
          <table:table-cell office:value-type="float" office:value="3707">
            <text:p>3707.000000</text:p>
          </table:table-cell>
          <table:table-cell table:style-name="Default" table:formula="of:=[.AW83]/[.AY83]/10^3" office:value-type="float" office:value="276.235183706501">
            <text:p>276.2351837065</text:p>
          </table:table-cell>
          <table:table-cell table:style-name="Default" table:formula="of:=[.AX83]/[.AW83]" office:value-type="float" office:value="0.641970840644105">
            <text:p>0.6419708406</text:p>
          </table:table-cell>
          <table:table-cell table:style-name="Default" table:formula="of:=[.AV83]/[.AW83]" office:value-type="float" office:value="6.00950165981118">
            <text:p>6.0095016598</text:p>
          </table:table-cell>
          <table:table-cell office:value-type="float" office:value="4106390319">
            <text:p>4106390319</text:p>
          </table:table-cell>
          <table:table-cell office:value-type="float" office:value="1092840392">
            <text:p>1092840392</text:p>
          </table:table-cell>
          <table:table-cell office:value-type="float" office:value="664189038">
            <text:p>664189038</text:p>
          </table:table-cell>
          <table:table-cell office:value-type="float" office:value="3872">
            <text:p>3872.000000</text:p>
          </table:table-cell>
          <table:table-cell table:style-name="Default" table:formula="of:=[.BD83]/[.BF83]/10^3" office:value-type="float" office:value="282.241836776859">
            <text:p>282.2418367769</text:p>
          </table:table-cell>
          <table:table-cell table:style-name="Default" table:formula="of:=[.BE83]/[.BD83]" office:value-type="float" office:value="0.607763990846341">
            <text:p>0.6077639908</text:p>
          </table:table-cell>
          <table:table-cell table:style-name="Default" table:formula="of:=[.BC83]/[.BD83]" office:value-type="float" office:value="3.75753893163202">
            <text:p>3.7575389316</text:p>
          </table:table-cell>
          <table:table-cell office:value-type="float" office:value="4104007879">
            <text:p>4104007879</text:p>
          </table:table-cell>
          <table:table-cell office:value-type="float" office:value="1090976574">
            <text:p>1090976574</text:p>
          </table:table-cell>
          <table:table-cell office:value-type="float" office:value="663958349">
            <text:p>663958349</text:p>
          </table:table-cell>
          <table:table-cell office:value-type="float" office:value="3870">
            <text:p>3870.000000</text:p>
          </table:table-cell>
          <table:table-cell table:style-name="Default" table:formula="of:=[.BK83]/[.BM83]/10^3" office:value-type="float" office:value="281.906091472868">
            <text:p>281.9060914729</text:p>
          </table:table-cell>
          <table:table-cell table:style-name="Default" table:formula="of:=[.BL83]/[.BK83]" office:value-type="float" office:value="0.6085908394583">
            <text:p>0.6085908395</text:p>
          </table:table-cell>
          <table:table-cell table:style-name="Default" table:formula="of:=[.BJ83]/[.BK83]" office:value-type="float" office:value="3.76177452092569">
            <text:p>3.7617745209</text:p>
          </table:table-cell>
          <table:table-cell office:value-type="float" office:value="6154390298">
            <text:p>6154390298</text:p>
          </table:table-cell>
          <table:table-cell office:value-type="float" office:value="1024004027">
            <text:p>1024004027</text:p>
          </table:table-cell>
          <table:table-cell office:value-type="float" office:value="659737824">
            <text:p>659737824</text:p>
          </table:table-cell>
          <table:table-cell office:value-type="float" office:value="3721">
            <text:p>3721.000000</text:p>
          </table:table-cell>
          <table:table-cell table:style-name="Default" table:formula="of:=[.BR83]/[.BT83]/10^3" office:value-type="float" office:value="275.195922332706">
            <text:p>275.1959223327</text:p>
          </table:table-cell>
          <table:table-cell table:style-name="Default" table:formula="of:=[.BS83]/[.BR83]" office:value-type="float" office:value="0.644272685072165">
            <text:p>0.6442726851</text:p>
          </table:table-cell>
          <table:table-cell table:style-name="Default" table:formula="of:=[.BQ83]/[.BR83]" office:value-type="float" office:value="6.01012313987707">
            <text:p>6.0101231399</text:p>
          </table:table-cell>
          <table:table-cell office:value-type="float" office:value="784">
            <text:p>784</text:p>
          </table:table-cell>
          <table:table-cell office:value-type="float" office:value="23389988003">
            <text:p>23389988003</text:p>
          </table:table-cell>
          <table:table-cell office:value-type="float" office:value="963910337">
            <text:p>963910337</text:p>
          </table:table-cell>
          <table:table-cell office:value-type="float" office:value="5491736">
            <text:p>5491736</text:p>
          </table:table-cell>
          <table:table-cell office:value-type="float" office:value="4793">
            <text:p>4793</text:p>
          </table:table-cell>
          <table:table-cell table:style-name="Default" table:formula="of:=[.BZ83]/[.CB83]/10^3" office:value-type="float" office:value="201.107935948258">
            <text:p>201.1079359483</text:p>
          </table:table-cell>
          <table:table-cell table:style-name="Default" table:formula="of:=[.CA83]/[.BZ83]" office:value-type="float" office:value="0.00569735149546384">
            <text:p>0.0056973515</text:p>
          </table:table-cell>
          <table:table-cell table:style-name="Default" table:formula="of:=[.BY83]/[.BZ83]" office:value-type="float" office:value="24.2657300219408">
            <text:p>24.2657300219</text:p>
          </table:table-cell>
          <table:table-cell office:value-type="float" office:value="1604244452">
            <text:p>1604244452</text:p>
          </table:table-cell>
          <table:table-cell office:value-type="float" office:value="1024038297">
            <text:p>1024038297</text:p>
          </table:table-cell>
          <table:table-cell office:value-type="float" office:value="2885642">
            <text:p>2885642</text:p>
          </table:table-cell>
          <table:table-cell office:value-type="float" office:value="280">
            <text:p>280</text:p>
          </table:table-cell>
          <table:table-cell table:style-name="Default" table:formula="of:=[.CG83]/[.CI83]/10^3" office:value-type="float" office:value="3657.27963214286">
            <text:p>3657.2796321429</text:p>
          </table:table-cell>
          <table:table-cell table:style-name="Default" table:formula="of:=[.CH83]/[.CG83]" office:value-type="float" office:value="0.00281790437765239">
            <text:p>0.0028179044</text:p>
          </table:table-cell>
          <table:table-cell table:style-name="Default" table:formula="of:=[.CF83]/[.CG83]" office:value-type="float" office:value="1.56658638324344">
            <text:p>1.5665863832</text:p>
          </table:table-cell>
          <table:table-cell office:value-type="float" office:value="418667567">
            <text:p>418667567</text:p>
          </table:table-cell>
          <table:table-cell office:value-type="float" office:value="257088027">
            <text:p>257088027</text:p>
          </table:table-cell>
          <table:table-cell office:value-type="float" office:value="4470422">
            <text:p>4470422</text:p>
          </table:table-cell>
          <table:table-cell office:value-type="float" office:value="64">
            <text:p>64</text:p>
          </table:table-cell>
          <table:table-cell table:style-name="Default" table:formula="of:=[.CN83]/[.CP83]/10^3" office:value-type="float" office:value="4017.000421875">
            <text:p>4017.000421875</text:p>
          </table:table-cell>
          <table:table-cell table:style-name="Default" table:formula="of:=[.CO83]/[.CN83]" office:value-type="float" office:value="0.0173886822041697">
            <text:p>0.0173886822</text:p>
          </table:table-cell>
          <table:table-cell table:style-name="Default" table:formula="of:=[.CM83]/[.CN83]" office:value-type="float" office:value="1.62849889154892">
            <text:p>1.628498891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84]" office:value-type="float" office:value="784">
            <text:p>784</text:p>
          </table:table-cell>
          <table:table-cell office:value-type="string">
            <text:p>,</text:p>
          </table:table-cell>
          <table:table-cell table:formula="of:=[.CS84]" office:value-type="float" office:value="1.63538574019124">
            <text:p>1.6353857402</text:p>
          </table:table-cell>
          <table:table-cell office:value-type="string">
            <text:p>)</text:p>
          </table:table-cell>
          <table:table-cell office:value-type="float" office:value="24462211584">
            <text:p>24462211584</text:p>
          </table:table-cell>
          <table:table-cell office:value-type="float" office:value="1064216481">
            <text:p>1064216481</text:p>
          </table:table-cell>
          <table:table-cell office:value-type="float" office:value="684009149">
            <text:p>684009149</text:p>
          </table:table-cell>
          <table:table-cell table:style-name="Default" office:value-type="float" office:value="6660">
            <text:p>6660</text:p>
          </table:table-cell>
          <table:table-cell table:style-name="Default" table:formula="of:=[.G84]/[.I84]/10^3" office:value-type="float" office:value="159.792264414414">
            <text:p>159.7922644144</text:p>
          </table:table-cell>
          <table:table-cell table:style-name="Default" table:formula="of:=[.H84]/[.G84]" office:value-type="float" office:value="0.642734970949957">
            <text:p>0.6427349709</text:p>
          </table:table-cell>
          <table:table-cell table:style-name="Default" table:formula="of:=[.F84]/[.G84]" office:value-type="float" office:value="22.9861236136974">
            <text:p>22.9861236137</text:p>
          </table:table-cell>
          <table:table-cell office:value-type="float" office:value="24462211426">
            <text:p>24462211426</text:p>
          </table:table-cell>
          <table:table-cell office:value-type="float" office:value="1063558719">
            <text:p>1063558719</text:p>
          </table:table-cell>
          <table:table-cell office:value-type="float" office:value="33580288">
            <text:p>33580288</text:p>
          </table:table-cell>
          <table:table-cell office:value-type="float" office:value="5118">
            <text:p>5118.000000</text:p>
          </table:table-cell>
          <table:table-cell table:style-name="Default" table:formula="of:=[.N84]/[.P84]/10^3" office:value-type="float" office:value="207.807487104338">
            <text:p>207.8074871043</text:p>
          </table:table-cell>
          <table:table-cell table:style-name="Default" table:formula="of:=[.O84]/[.N84]" office:value-type="float" office:value="0.0315735157825357">
            <text:p>0.0315735158</text:p>
          </table:table-cell>
          <table:table-cell table:style-name="Default" table:formula="of:=[.M84]/[.N84]" office:value-type="float" office:value="23.0003393221207">
            <text:p>23.0003393221</text:p>
          </table:table-cell>
          <table:table-cell office:value-type="float" office:value="24462211542">
            <text:p>24462211542</text:p>
          </table:table-cell>
          <table:table-cell office:value-type="float" office:value="1064370861">
            <text:p>1064370861</text:p>
          </table:table-cell>
          <table:table-cell office:value-type="float" office:value="680264692">
            <text:p>680264692</text:p>
          </table:table-cell>
          <table:table-cell office:value-type="float" office:value="6230">
            <text:p>6230.000000</text:p>
          </table:table-cell>
          <table:table-cell table:style-name="Default" table:formula="of:=[.U84]/[.W84]/10^3" office:value-type="float" office:value="170.846045104334">
            <text:p>170.8460451043</text:p>
          </table:table-cell>
          <table:table-cell table:style-name="Default" table:formula="of:=[.V84]/[.U84]" office:value-type="float" office:value="0.63912374617328">
            <text:p>0.6391237462</text:p>
          </table:table-cell>
          <table:table-cell table:style-name="Default" table:formula="of:=[.T84]/[.U84]" office:value-type="float" office:value="22.9827895880363">
            <text:p>22.982789588</text:p>
          </table:table-cell>
          <table:table-cell office:value-type="float" office:value="24462211775">
            <text:p>24462211775</text:p>
          </table:table-cell>
          <table:table-cell office:value-type="float" office:value="1063532666">
            <text:p>1063532666</text:p>
          </table:table-cell>
          <table:table-cell office:value-type="float" office:value="1310500952">
            <text:p>1310500952</text:p>
          </table:table-cell>
          <table:table-cell office:value-type="float" office:value="8515">
            <text:p>8515.000000</text:p>
          </table:table-cell>
          <table:table-cell table:style-name="Default" table:formula="of:=[.AB84]/[.AD84]/10^3" office:value-type="float" office:value="124.901076453318">
            <text:p>124.9010764533</text:p>
          </table:table-cell>
          <table:table-cell table:style-name="Default" table:formula="of:=[.AC84]/[.AB84]" office:value-type="float" office:value="1.23221504509952">
            <text:p>1.2322150451</text:p>
          </table:table-cell>
          <table:table-cell table:style-name="Default" table:formula="of:=[.AA84]/[.AB84]" office:value-type="float" office:value="23.0009030818053">
            <text:p>23.0009030818</text:p>
          </table:table-cell>
          <table:table-cell office:value-type="float" office:value="24462211427">
            <text:p>24462211427</text:p>
          </table:table-cell>
          <table:table-cell office:value-type="float" office:value="1063595125">
            <text:p>1063595125</text:p>
          </table:table-cell>
          <table:table-cell office:value-type="float" office:value="34992011">
            <text:p>34992011</text:p>
          </table:table-cell>
          <table:table-cell office:value-type="float" office:value="5133">
            <text:p>5133.000000</text:p>
          </table:table-cell>
          <table:table-cell table:style-name="Default" table:formula="of:=[.AI84]/[.AK84]/10^3" office:value-type="float" office:value="207.207310539645">
            <text:p>207.2073105396</text:p>
          </table:table-cell>
          <table:table-cell table:style-name="Default" table:formula="of:=[.AJ84]/[.AI84]" office:value-type="float" office:value="0.0328997474485416">
            <text:p>0.0328997474</text:p>
          </table:table-cell>
          <table:table-cell table:style-name="Default" table:formula="of:=[.AH84]/[.AI84]" office:value-type="float" office:value="22.9995520400679">
            <text:p>22.9995520401</text:p>
          </table:table-cell>
          <table:table-cell office:value-type="float" office:value="24462211768">
            <text:p>24462211768</text:p>
          </table:table-cell>
          <table:table-cell office:value-type="float" office:value="1063569450">
            <text:p>1063569450</text:p>
          </table:table-cell>
          <table:table-cell office:value-type="float" office:value="1311008093">
            <text:p>1311008093</text:p>
          </table:table-cell>
          <table:table-cell office:value-type="float" office:value="8439">
            <text:p>8439.000000</text:p>
          </table:table-cell>
          <table:table-cell table:style-name="Default" table:formula="of:=[.AP84]/[.AR84]/10^3" office:value-type="float" office:value="126.030270174191">
            <text:p>126.0302701742</text:p>
          </table:table-cell>
          <table:table-cell table:style-name="Default" table:formula="of:=[.AQ84]/[.AP84]" office:value-type="float" office:value="1.23264925764838">
            <text:p>1.2326492576</text:p>
          </table:table-cell>
          <table:table-cell table:style-name="Default" table:formula="of:=[.AO84]/[.AP84]" office:value-type="float" office:value="23.0001075792465">
            <text:p>23.0001075792</text:p>
          </table:table-cell>
          <table:table-cell office:value-type="float" office:value="6387288100">
            <text:p>6387288100</text:p>
          </table:table-cell>
          <table:table-cell office:value-type="float" office:value="1062883784">
            <text:p>1062883784</text:p>
          </table:table-cell>
          <table:table-cell office:value-type="float" office:value="685554007">
            <text:p>685554007</text:p>
          </table:table-cell>
          <table:table-cell office:value-type="float" office:value="4036">
            <text:p>4036.000000</text:p>
          </table:table-cell>
          <table:table-cell table:style-name="Default" table:formula="of:=[.AW84]/[.AY84]/10^3" office:value-type="float" office:value="263.350788899901">
            <text:p>263.3507888999</text:p>
          </table:table-cell>
          <table:table-cell table:style-name="Default" table:formula="of:=[.AX84]/[.AW84]" office:value-type="float" office:value="0.644994323292828">
            <text:p>0.6449943233</text:p>
          </table:table-cell>
          <table:table-cell table:style-name="Default" table:formula="of:=[.AV84]/[.AW84]" office:value-type="float" office:value="6.00939462634609">
            <text:p>6.0093946263</text:p>
          </table:table-cell>
          <table:table-cell office:value-type="float" office:value="4262177805">
            <text:p>4262177805</text:p>
          </table:table-cell>
          <table:table-cell office:value-type="float" office:value="1133650292">
            <text:p>1133650292</text:p>
          </table:table-cell>
          <table:table-cell office:value-type="float" office:value="689186025">
            <text:p>689186025</text:p>
          </table:table-cell>
          <table:table-cell office:value-type="float" office:value="4281">
            <text:p>4281.000000</text:p>
          </table:table-cell>
          <table:table-cell table:style-name="Default" table:formula="of:=[.BD84]/[.BF84]/10^3" office:value-type="float" office:value="264.809692128008">
            <text:p>264.809692128</text:p>
          </table:table-cell>
          <table:table-cell table:style-name="Default" table:formula="of:=[.BE84]/[.BD84]" office:value-type="float" office:value="0.607935295270051">
            <text:p>0.6079352953</text:p>
          </table:table-cell>
          <table:table-cell table:style-name="Default" table:formula="of:=[.BC84]/[.BD84]" office:value-type="float" office:value="3.7596936507471">
            <text:p>3.7596936507</text:p>
          </table:table-cell>
          <table:table-cell office:value-type="float" office:value="4259743714">
            <text:p>4259743714</text:p>
          </table:table-cell>
          <table:table-cell office:value-type="float" office:value="1132744516">
            <text:p>1132744516</text:p>
          </table:table-cell>
          <table:table-cell office:value-type="float" office:value="689677612">
            <text:p>689677612</text:p>
          </table:table-cell>
          <table:table-cell office:value-type="float" office:value="4281">
            <text:p>4281.000000</text:p>
          </table:table-cell>
          <table:table-cell table:style-name="Default" table:formula="of:=[.BK84]/[.BM84]/10^3" office:value-type="float" office:value="264.598111656155">
            <text:p>264.5981116562</text:p>
          </table:table-cell>
          <table:table-cell table:style-name="Default" table:formula="of:=[.BL84]/[.BK84]" office:value-type="float" office:value="0.608855397009929">
            <text:p>0.608855397</text:p>
          </table:table-cell>
          <table:table-cell table:style-name="Default" table:formula="of:=[.BJ84]/[.BK84]" office:value-type="float" office:value="3.76055116915702">
            <text:p>3.7605511692</text:p>
          </table:table-cell>
          <table:table-cell office:value-type="float" office:value="6387941774">
            <text:p>6387941774</text:p>
          </table:table-cell>
          <table:table-cell office:value-type="float" office:value="1062883829">
            <text:p>1062883829</text:p>
          </table:table-cell>
          <table:table-cell office:value-type="float" office:value="684992289">
            <text:p>684992289</text:p>
          </table:table-cell>
          <table:table-cell office:value-type="float" office:value="4027">
            <text:p>4027.000000</text:p>
          </table:table-cell>
          <table:table-cell table:style-name="Default" table:formula="of:=[.BR84]/[.BT84]/10^3" office:value-type="float" office:value="263.93936652595">
            <text:p>263.939366526</text:p>
          </table:table-cell>
          <table:table-cell table:style-name="Default" table:formula="of:=[.BS84]/[.BR84]" office:value-type="float" office:value="0.644465811136167">
            <text:p>0.6444658111</text:p>
          </table:table-cell>
          <table:table-cell table:style-name="Default" table:formula="of:=[.BQ84]/[.BR84]" office:value-type="float" office:value="6.01000937234129">
            <text:p>6.0100093723</text:p>
          </table:table-cell>
          <table:table-cell office:value-type="float" office:value="784">
            <text:p>784</text:p>
          </table:table-cell>
          <table:table-cell office:value-type="float" office:value="23389988002">
            <text:p>23389988002</text:p>
          </table:table-cell>
          <table:table-cell office:value-type="float" office:value="963919368">
            <text:p>963919368</text:p>
          </table:table-cell>
          <table:table-cell office:value-type="float" office:value="5453938">
            <text:p>5453938</text:p>
          </table:table-cell>
          <table:table-cell office:value-type="float" office:value="4794">
            <text:p>4794</text:p>
          </table:table-cell>
          <table:table-cell table:style-name="Default" table:formula="of:=[.BZ84]/[.CB84]/10^3" office:value-type="float" office:value="201.067869837297">
            <text:p>201.0678698373</text:p>
          </table:table-cell>
          <table:table-cell table:style-name="Default" table:formula="of:=[.CA84]/[.BZ84]" office:value-type="float" office:value="0.00565808529329188">
            <text:p>0.0056580853</text:p>
          </table:table-cell>
          <table:table-cell table:style-name="Default" table:formula="of:=[.BY84]/[.BZ84]" office:value-type="float" office:value="24.2655026742859">
            <text:p>24.2655026743</text:p>
          </table:table-cell>
          <table:table-cell office:value-type="float" office:value="1656079196">
            <text:p>1656079196</text:p>
          </table:table-cell>
          <table:table-cell office:value-type="float" office:value="1062915397">
            <text:p>1062915397</text:p>
          </table:table-cell>
          <table:table-cell office:value-type="float" office:value="2957504">
            <text:p>2957504</text:p>
          </table:table-cell>
          <table:table-cell office:value-type="float" office:value="288">
            <text:p>288</text:p>
          </table:table-cell>
          <table:table-cell table:style-name="Default" table:formula="of:=[.CG84]/[.CI84]/10^3" office:value-type="float" office:value="3690.67846180556">
            <text:p>3690.6784618056</text:p>
          </table:table-cell>
          <table:table-cell table:style-name="Default" table:formula="of:=[.CH84]/[.CG84]" office:value-type="float" office:value="0.00278244534640042">
            <text:p>0.0027824453</text:p>
          </table:table-cell>
          <table:table-cell table:style-name="Default" table:formula="of:=[.CF84]/[.CG84]" office:value-type="float" office:value="1.55805363312467">
            <text:p>1.5580536331</text:p>
          </table:table-cell>
          <table:table-cell office:value-type="float" office:value="437654131">
            <text:p>437654131</text:p>
          </table:table-cell>
          <table:table-cell office:value-type="float" office:value="267615230">
            <text:p>267615230</text:p>
          </table:table-cell>
          <table:table-cell office:value-type="float" office:value="4698632">
            <text:p>4698632</text:p>
          </table:table-cell>
          <table:table-cell office:value-type="float" office:value="67">
            <text:p>67</text:p>
          </table:table-cell>
          <table:table-cell table:style-name="Default" table:formula="of:=[.CN84]/[.CP84]/10^3" office:value-type="float" office:value="3994.2571641791">
            <text:p>3994.2571641791</text:p>
          </table:table-cell>
          <table:table-cell table:style-name="Default" table:formula="of:=[.CO84]/[.CN84]" office:value-type="float" office:value="0.0175574162950292">
            <text:p>0.0175574163</text:p>
          </table:table-cell>
          <table:table-cell table:style-name="Default" table:formula="of:=[.CM84]/[.CN84]" office:value-type="float" office:value="1.63538574019124">
            <text:p>1.635385740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85]" office:value-type="float" office:value="784">
            <text:p>784</text:p>
          </table:table-cell>
          <table:table-cell office:value-type="string">
            <text:p>,</text:p>
          </table:table-cell>
          <table:table-cell table:formula="of:=[.CS85]" office:value-type="float" office:value="1.62879164828346">
            <text:p>1.6287916483</text:p>
          </table:table-cell>
          <table:table-cell office:value-type="string">
            <text:p>)</text:p>
          </table:table-cell>
          <table:table-cell office:value-type="float" office:value="25379247087">
            <text:p>25379247087</text:p>
          </table:table-cell>
          <table:table-cell office:value-type="float" office:value="1104103838">
            <text:p>1104103838</text:p>
          </table:table-cell>
          <table:table-cell office:value-type="float" office:value="710983529">
            <text:p>710983529</text:p>
          </table:table-cell>
          <table:table-cell table:style-name="Default" office:value-type="float" office:value="6679">
            <text:p>6679</text:p>
          </table:table-cell>
          <table:table-cell table:style-name="Default" table:formula="of:=[.G85]/[.I85]/10^3" office:value-type="float" office:value="165.309752657584">
            <text:p>165.3097526576</text:p>
          </table:table-cell>
          <table:table-cell table:style-name="Default" table:formula="of:=[.H85]/[.G85]" office:value-type="float" office:value="0.643946252634981">
            <text:p>0.6439462526</text:p>
          </table:table-cell>
          <table:table-cell table:style-name="Default" table:formula="of:=[.F85]/[.G85]" office:value-type="float" office:value="22.9862864465471">
            <text:p>22.9862864465</text:p>
          </table:table-cell>
          <table:table-cell office:value-type="float" office:value="25379246950">
            <text:p>25379246950</text:p>
          </table:table-cell>
          <table:table-cell office:value-type="float" office:value="1103436878">
            <text:p>1103436878</text:p>
          </table:table-cell>
          <table:table-cell office:value-type="float" office:value="34920748">
            <text:p>34920748</text:p>
          </table:table-cell>
          <table:table-cell office:value-type="float" office:value="5311">
            <text:p>5311.000000</text:p>
          </table:table-cell>
          <table:table-cell table:style-name="Default" table:formula="of:=[.N85]/[.P85]/10^3" office:value-type="float" office:value="207.764428167953">
            <text:p>207.764428168</text:p>
          </table:table-cell>
          <table:table-cell table:style-name="Default" table:formula="of:=[.O85]/[.N85]" office:value-type="float" office:value="0.0316472547693843">
            <text:p>0.0316472548</text:p>
          </table:table-cell>
          <table:table-cell table:style-name="Default" table:formula="of:=[.M85]/[.N85]" office:value-type="float" office:value="23.0001801244856">
            <text:p>23.0001801245</text:p>
          </table:table-cell>
          <table:table-cell office:value-type="float" office:value="25379247067">
            <text:p>25379247067</text:p>
          </table:table-cell>
          <table:table-cell office:value-type="float" office:value="1104200255">
            <text:p>1104200255</text:p>
          </table:table-cell>
          <table:table-cell office:value-type="float" office:value="708031829">
            <text:p>708031829</text:p>
          </table:table-cell>
          <table:table-cell office:value-type="float" office:value="6479">
            <text:p>6479.000000</text:p>
          </table:table-cell>
          <table:table-cell table:style-name="Default" table:formula="of:=[.U85]/[.W85]/10^3" office:value-type="float" office:value="170.427574471369">
            <text:p>170.4275744714</text:p>
          </table:table-cell>
          <table:table-cell table:style-name="Default" table:formula="of:=[.V85]/[.U85]" office:value-type="float" office:value="0.641216867858811">
            <text:p>0.6412168679</text:p>
          </table:table-cell>
          <table:table-cell table:style-name="Default" table:formula="of:=[.T85]/[.U85]" office:value-type="float" office:value="22.9842793026705">
            <text:p>22.9842793027</text:p>
          </table:table-cell>
          <table:table-cell office:value-type="float" office:value="25379247316">
            <text:p>25379247316</text:p>
          </table:table-cell>
          <table:table-cell office:value-type="float" office:value="1103108210">
            <text:p>1103108210</text:p>
          </table:table-cell>
          <table:table-cell office:value-type="float" office:value="1359053631">
            <text:p>1359053631</text:p>
          </table:table-cell>
          <table:table-cell office:value-type="float" office:value="8909">
            <text:p>8909.000000</text:p>
          </table:table-cell>
          <table:table-cell table:style-name="Default" table:formula="of:=[.AB85]/[.AD85]/10^3" office:value-type="float" office:value="123.819531933999">
            <text:p>123.819531934</text:p>
          </table:table-cell>
          <table:table-cell table:style-name="Default" table:formula="of:=[.AC85]/[.AB85]" office:value-type="float" office:value="1.2320220434222">
            <text:p>1.2320220434</text:p>
          </table:table-cell>
          <table:table-cell table:style-name="Default" table:formula="of:=[.AA85]/[.AB85]" office:value-type="float" office:value="23.0070332954915">
            <text:p>23.0070332955</text:p>
          </table:table-cell>
          <table:table-cell office:value-type="float" office:value="25379246952">
            <text:p>25379246952</text:p>
          </table:table-cell>
          <table:table-cell office:value-type="float" office:value="1103493541">
            <text:p>1103493541</text:p>
          </table:table-cell>
          <table:table-cell office:value-type="float" office:value="36361824">
            <text:p>36361824</text:p>
          </table:table-cell>
          <table:table-cell office:value-type="float" office:value="5326">
            <text:p>5326.000000</text:p>
          </table:table-cell>
          <table:table-cell table:style-name="Default" table:formula="of:=[.AI85]/[.AK85]/10^3" office:value-type="float" office:value="207.189925084491">
            <text:p>207.1899250845</text:p>
          </table:table-cell>
          <table:table-cell table:style-name="Default" table:formula="of:=[.AJ85]/[.AI85]" office:value-type="float" office:value="0.0329515512769096">
            <text:p>0.0329515513</text:p>
          </table:table-cell>
          <table:table-cell table:style-name="Default" table:formula="of:=[.AH85]/[.AI85]" office:value-type="float" office:value="22.9989990960899">
            <text:p>22.9989990961</text:p>
          </table:table-cell>
          <table:table-cell office:value-type="float" office:value="25379247306">
            <text:p>25379247306</text:p>
          </table:table-cell>
          <table:table-cell office:value-type="float" office:value="1103223109">
            <text:p>1103223109</text:p>
          </table:table-cell>
          <table:table-cell office:value-type="float" office:value="1358570497">
            <text:p>1358570497</text:p>
          </table:table-cell>
          <table:table-cell office:value-type="float" office:value="8804">
            <text:p>8804.000000</text:p>
          </table:table-cell>
          <table:table-cell table:style-name="Default" table:formula="of:=[.AP85]/[.AR85]/10^3" office:value-type="float" office:value="125.309303611995">
            <text:p>125.309303612</text:p>
          </table:table-cell>
          <table:table-cell table:style-name="Default" table:formula="of:=[.AQ85]/[.AP85]" office:value-type="float" office:value="1.23145580065981">
            <text:p>1.2314558007</text:p>
          </table:table-cell>
          <table:table-cell table:style-name="Default" table:formula="of:=[.AO85]/[.AP85]" office:value-type="float" office:value="23.0046371390866">
            <text:p>23.0046371391</text:p>
          </table:table-cell>
          <table:table-cell office:value-type="float" office:value="6626658624">
            <text:p>6626658624</text:p>
          </table:table-cell>
          <table:table-cell office:value-type="float" office:value="1102737948">
            <text:p>1102737948</text:p>
          </table:table-cell>
          <table:table-cell office:value-type="float" office:value="711843466">
            <text:p>711843466</text:p>
          </table:table-cell>
          <table:table-cell office:value-type="float" office:value="4256">
            <text:p>4256.000000</text:p>
          </table:table-cell>
          <table:table-cell table:style-name="Default" table:formula="of:=[.AW85]/[.AY85]/10^3" office:value-type="float" office:value="259.101961466165">
            <text:p>259.1019614662</text:p>
          </table:table-cell>
          <table:table-cell table:style-name="Default" table:formula="of:=[.AX85]/[.AW85]" office:value-type="float" office:value="0.645523687011087">
            <text:p>0.645523687</text:p>
          </table:table-cell>
          <table:table-cell table:style-name="Default" table:formula="of:=[.AV85]/[.AW85]" office:value-type="float" office:value="6.00927775816417">
            <text:p>6.0092777582</text:p>
          </table:table-cell>
          <table:table-cell office:value-type="float" office:value="4421856601">
            <text:p>4421856601</text:p>
          </table:table-cell>
          <table:table-cell office:value-type="float" office:value="1171860834">
            <text:p>1171860834</text:p>
          </table:table-cell>
          <table:table-cell office:value-type="float" office:value="715638525">
            <text:p>715638525</text:p>
          </table:table-cell>
          <table:table-cell office:value-type="float" office:value="4518">
            <text:p>4518.000000</text:p>
          </table:table-cell>
          <table:table-cell table:style-name="Default" table:formula="of:=[.BD85]/[.BF85]/10^3" office:value-type="float" office:value="259.376014608234">
            <text:p>259.3760146082</text:p>
          </table:table-cell>
          <table:table-cell table:style-name="Default" table:formula="of:=[.BE85]/[.BD85]" office:value-type="float" office:value="0.610685590162833">
            <text:p>0.6106855902</text:p>
          </table:table-cell>
          <table:table-cell table:style-name="Default" table:formula="of:=[.BC85]/[.BD85]" office:value-type="float" office:value="3.77336324647573">
            <text:p>3.7733632465</text:p>
          </table:table-cell>
          <table:table-cell office:value-type="float" office:value="4419353101">
            <text:p>4419353101</text:p>
          </table:table-cell>
          <table:table-cell office:value-type="float" office:value="1173183620">
            <text:p>1173183620</text:p>
          </table:table-cell>
          <table:table-cell office:value-type="float" office:value="715738100">
            <text:p>715738100</text:p>
          </table:table-cell>
          <table:table-cell office:value-type="float" office:value="4517">
            <text:p>4517.000000</text:p>
          </table:table-cell>
          <table:table-cell table:style-name="Default" table:formula="of:=[.BK85]/[.BM85]/10^3" office:value-type="float" office:value="259.726282931149">
            <text:p>259.7262829311</text:p>
          </table:table-cell>
          <table:table-cell table:style-name="Default" table:formula="of:=[.BL85]/[.BK85]" office:value-type="float" office:value="0.610081906871492">
            <text:p>0.6100819069</text:p>
          </table:table-cell>
          <table:table-cell table:style-name="Default" table:formula="of:=[.BJ85]/[.BK85]" office:value-type="float" office:value="3.76697477330957">
            <text:p>3.7669747733</text:p>
          </table:table-cell>
          <table:table-cell office:value-type="float" office:value="6627328571">
            <text:p>6627328571</text:p>
          </table:table-cell>
          <table:table-cell office:value-type="float" office:value="1102737598">
            <text:p>1102737598</text:p>
          </table:table-cell>
          <table:table-cell office:value-type="float" office:value="712099375">
            <text:p>712099375</text:p>
          </table:table-cell>
          <table:table-cell office:value-type="float" office:value="4275">
            <text:p>4275.000000</text:p>
          </table:table-cell>
          <table:table-cell table:style-name="Default" table:formula="of:=[.BR85]/[.BT85]/10^3" office:value-type="float" office:value="257.950315321637">
            <text:p>257.9503153216</text:p>
          </table:table-cell>
          <table:table-cell table:style-name="Default" table:formula="of:=[.BS85]/[.BR85]" office:value-type="float" office:value="0.645755958889505">
            <text:p>0.6457559589</text:p>
          </table:table-cell>
          <table:table-cell table:style-name="Default" table:formula="of:=[.BQ85]/[.BR85]" office:value-type="float" office:value="6.00988719621039">
            <text:p>6.0098871962</text:p>
          </table:table-cell>
          <table:table-cell office:value-type="float" office:value="784">
            <text:p>784</text:p>
          </table:table-cell>
          <table:table-cell office:value-type="float" office:value="23389988001">
            <text:p>23389988001</text:p>
          </table:table-cell>
          <table:table-cell office:value-type="float" office:value="963912297">
            <text:p>963912297</text:p>
          </table:table-cell>
          <table:table-cell office:value-type="float" office:value="5473123">
            <text:p>5473123</text:p>
          </table:table-cell>
          <table:table-cell office:value-type="float" office:value="4793">
            <text:p>4793</text:p>
          </table:table-cell>
          <table:table-cell table:style-name="Default" table:formula="of:=[.BZ85]/[.CB85]/10^3" office:value-type="float" office:value="201.108344877947">
            <text:p>201.1083448779</text:p>
          </table:table-cell>
          <table:table-cell table:style-name="Default" table:formula="of:=[.CA85]/[.BZ85]" office:value-type="float" office:value="0.00567803006252134">
            <text:p>0.0056780301</text:p>
          </table:table-cell>
          <table:table-cell table:style-name="Default" table:formula="of:=[.BY85]/[.BZ85]" office:value-type="float" office:value="24.2656806784155">
            <text:p>24.2656806784</text:p>
          </table:table-cell>
          <table:table-cell office:value-type="float" office:value="1716950279">
            <text:p>1716950279</text:p>
          </table:table-cell>
          <table:table-cell office:value-type="float" office:value="1102779044">
            <text:p>1102779044</text:p>
          </table:table-cell>
          <table:table-cell office:value-type="float" office:value="3018189">
            <text:p>3018189</text:p>
          </table:table-cell>
          <table:table-cell office:value-type="float" office:value="298">
            <text:p>298</text:p>
          </table:table-cell>
          <table:table-cell table:style-name="Default" table:formula="of:=[.CG85]/[.CI85]/10^3" office:value-type="float" office:value="3700.60081879195">
            <text:p>3700.600818792</text:p>
          </table:table-cell>
          <table:table-cell table:style-name="Default" table:formula="of:=[.CH85]/[.CG85]" office:value-type="float" office:value="0.00273689368366343">
            <text:p>0.0027368937</text:p>
          </table:table-cell>
          <table:table-cell table:style-name="Default" table:formula="of:=[.CF85]/[.CG85]" office:value-type="float" office:value="1.55693045523633">
            <text:p>1.5569304552</text:p>
          </table:table-cell>
          <table:table-cell office:value-type="float" office:value="450877936">
            <text:p>450877936</text:p>
          </table:table-cell>
          <table:table-cell office:value-type="float" office:value="276817441">
            <text:p>276817441</text:p>
          </table:table-cell>
          <table:table-cell office:value-type="float" office:value="4892520">
            <text:p>4892520</text:p>
          </table:table-cell>
          <table:table-cell office:value-type="float" office:value="68">
            <text:p>68</text:p>
          </table:table-cell>
          <table:table-cell table:style-name="Default" table:formula="of:=[.CN85]/[.CP85]/10^3" office:value-type="float" office:value="4070.84472058824">
            <text:p>4070.8447205882</text:p>
          </table:table-cell>
          <table:table-cell table:style-name="Default" table:formula="of:=[.CO85]/[.CN85]" office:value-type="float" office:value="0.0176741753782776">
            <text:p>0.0176741754</text:p>
          </table:table-cell>
          <table:table-cell table:style-name="Default" table:formula="of:=[.CM85]/[.CN85]" office:value-type="float" office:value="1.62879164828346">
            <text:p>1.628791648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86]" office:value-type="float" office:value="784">
            <text:p>784</text:p>
          </table:table-cell>
          <table:table-cell office:value-type="string">
            <text:p>,</text:p>
          </table:table-cell>
          <table:table-cell table:formula="of:=[.CS86]" office:value-type="float" office:value="1.63600943433631">
            <text:p>1.6360094343</text:p>
          </table:table-cell>
          <table:table-cell office:value-type="string">
            <text:p>)</text:p>
          </table:table-cell>
          <table:table-cell office:value-type="float" office:value="26318919440">
            <text:p>26318919440</text:p>
          </table:table-cell>
          <table:table-cell office:value-type="float" office:value="1144522933">
            <text:p>1144522933</text:p>
          </table:table-cell>
          <table:table-cell office:value-type="float" office:value="616727219">
            <text:p>616727219</text:p>
          </table:table-cell>
          <table:table-cell table:style-name="Default" office:value-type="float" office:value="8392">
            <text:p>8392</text:p>
          </table:table-cell>
          <table:table-cell table:style-name="Default" table:formula="of:=[.G86]/[.I86]/10^3" office:value-type="float" office:value="136.382618326978">
            <text:p>136.382618327</text:p>
          </table:table-cell>
          <table:table-cell table:style-name="Default" table:formula="of:=[.H86]/[.G86]" office:value-type="float" office:value="0.538850905663766">
            <text:p>0.5388509057</text:p>
          </table:table-cell>
          <table:table-cell table:style-name="Default" table:formula="of:=[.F86]/[.G86]" office:value-type="float" office:value="22.9955369885105">
            <text:p>22.9955369885</text:p>
          </table:table-cell>
          <table:table-cell office:value-type="float" office:value="26318919146">
            <text:p>26318919146</text:p>
          </table:table-cell>
          <table:table-cell office:value-type="float" office:value="1144299912">
            <text:p>1144299912</text:p>
          </table:table-cell>
          <table:table-cell office:value-type="float" office:value="36127142">
            <text:p>36127142</text:p>
          </table:table-cell>
          <table:table-cell office:value-type="float" office:value="5506">
            <text:p>5506.000000</text:p>
          </table:table-cell>
          <table:table-cell table:style-name="Default" table:formula="of:=[.N86]/[.P86]/10^3" office:value-type="float" office:value="207.827808209226">
            <text:p>207.8278082092</text:p>
          </table:table-cell>
          <table:table-cell table:style-name="Default" table:formula="of:=[.O86]/[.N86]" office:value-type="float" office:value="0.0315713927975903">
            <text:p>0.0315713928</text:p>
          </table:table-cell>
          <table:table-cell table:style-name="Default" table:formula="of:=[.M86]/[.N86]" office:value-type="float" office:value="23.0000185003947">
            <text:p>23.0000185004</text:p>
          </table:table-cell>
          <table:table-cell office:value-type="float" office:value="26318919430">
            <text:p>26318919430</text:p>
          </table:table-cell>
          <table:table-cell office:value-type="float" office:value="1144556224">
            <text:p>1144556224</text:p>
          </table:table-cell>
          <table:table-cell office:value-type="float" office:value="641177533">
            <text:p>641177533</text:p>
          </table:table-cell>
          <table:table-cell office:value-type="float" office:value="8295">
            <text:p>8295.000000</text:p>
          </table:table-cell>
          <table:table-cell table:style-name="Default" table:formula="of:=[.U86]/[.W86]/10^3" office:value-type="float" office:value="137.981461603376">
            <text:p>137.9814616034</text:p>
          </table:table-cell>
          <table:table-cell table:style-name="Default" table:formula="of:=[.V86]/[.U86]" office:value-type="float" office:value="0.56019749799552">
            <text:p>0.560197498</text:p>
          </table:table-cell>
          <table:table-cell table:style-name="Default" table:formula="of:=[.T86]/[.U86]" office:value-type="float" office:value="22.9948681227913">
            <text:p>22.9948681228</text:p>
          </table:table-cell>
          <table:table-cell office:value-type="float" office:value="26318919681">
            <text:p>26318919681</text:p>
          </table:table-cell>
          <table:table-cell office:value-type="float" office:value="1144136036">
            <text:p>1144136036</text:p>
          </table:table-cell>
          <table:table-cell office:value-type="float" office:value="1268745241">
            <text:p>1268745241</text:p>
          </table:table-cell>
          <table:table-cell office:value-type="float" office:value="10737">
            <text:p>10737.000000</text:p>
          </table:table-cell>
          <table:table-cell table:style-name="Default" table:formula="of:=[.AB86]/[.AD86]/10^3" office:value-type="float" office:value="106.560122566825">
            <text:p>106.5601225668</text:p>
          </table:table-cell>
          <table:table-cell table:style-name="Default" table:formula="of:=[.AC86]/[.AB86]" office:value-type="float" office:value="1.10891117933462">
            <text:p>1.1089111793</text:p>
          </table:table-cell>
          <table:table-cell table:style-name="Default" table:formula="of:=[.AA86]/[.AB86]" office:value-type="float" office:value="23.0033132887006">
            <text:p>23.0033132887</text:p>
          </table:table-cell>
          <table:table-cell office:value-type="float" office:value="26318919147">
            <text:p>26318919147</text:p>
          </table:table-cell>
          <table:table-cell office:value-type="float" office:value="1144304149">
            <text:p>1144304149</text:p>
          </table:table-cell>
          <table:table-cell office:value-type="float" office:value="37605667">
            <text:p>37605667</text:p>
          </table:table-cell>
          <table:table-cell office:value-type="float" office:value="5521">
            <text:p>5521.000000</text:p>
          </table:table-cell>
          <table:table-cell table:style-name="Default" table:formula="of:=[.AI86]/[.AK86]/10^3" office:value-type="float" office:value="207.26392845499">
            <text:p>207.263928455</text:p>
          </table:table-cell>
          <table:table-cell table:style-name="Default" table:formula="of:=[.AJ86]/[.AI86]" office:value-type="float" office:value="0.0328633493401762">
            <text:p>0.0328633493</text:p>
          </table:table-cell>
          <table:table-cell table:style-name="Default" table:formula="of:=[.AH86]/[.AI86]" office:value-type="float" office:value="22.999933339401">
            <text:p>22.9999333394</text:p>
          </table:table-cell>
          <table:table-cell office:value-type="float" office:value="26318919669">
            <text:p>26318919669</text:p>
          </table:table-cell>
          <table:table-cell office:value-type="float" office:value="1144207388">
            <text:p>1144207388</text:p>
          </table:table-cell>
          <table:table-cell office:value-type="float" office:value="1269181938">
            <text:p>1269181938</text:p>
          </table:table-cell>
          <table:table-cell office:value-type="float" office:value="10625">
            <text:p>10625.000000</text:p>
          </table:table-cell>
          <table:table-cell table:style-name="Default" table:formula="of:=[.AP86]/[.AR86]/10^3" office:value-type="float" office:value="107.690107105882">
            <text:p>107.6901071059</text:p>
          </table:table-cell>
          <table:table-cell table:style-name="Default" table:formula="of:=[.AQ86]/[.AP86]" office:value-type="float" office:value="1.10922368734085">
            <text:p>1.1092236873</text:p>
          </table:table-cell>
          <table:table-cell table:style-name="Default" table:formula="of:=[.AO86]/[.AP86]" office:value-type="float" office:value="23.0018788071311">
            <text:p>23.0018788071</text:p>
          </table:table-cell>
          <table:table-cell office:value-type="float" office:value="6871936008">
            <text:p>6871936008</text:p>
          </table:table-cell>
          <table:table-cell office:value-type="float" office:value="1143576128">
            <text:p>1143576128</text:p>
          </table:table-cell>
          <table:table-cell office:value-type="float" office:value="616805326">
            <text:p>616805326</text:p>
          </table:table-cell>
          <table:table-cell office:value-type="float" office:value="4345">
            <text:p>4345.000000</text:p>
          </table:table-cell>
          <table:table-cell table:style-name="Default" table:formula="of:=[.AW86]/[.AY86]/10^3" office:value-type="float" office:value="263.193585270426">
            <text:p>263.1935852704</text:p>
          </table:table-cell>
          <table:table-cell table:style-name="Default" table:formula="of:=[.AX86]/[.AW86]" office:value-type="float" office:value="0.539365339042824">
            <text:p>0.539365339</text:p>
          </table:table-cell>
          <table:table-cell table:style-name="Default" table:formula="of:=[.AV86]/[.AW86]" office:value-type="float" office:value="6.0091635700881">
            <text:p>6.0091635701</text:p>
          </table:table-cell>
          <table:table-cell office:value-type="float" office:value="4585474482">
            <text:p>4585474482</text:p>
          </table:table-cell>
          <table:table-cell office:value-type="float" office:value="1245083095">
            <text:p>1245083095</text:p>
          </table:table-cell>
          <table:table-cell office:value-type="float" office:value="617345133">
            <text:p>617345133</text:p>
          </table:table-cell>
          <table:table-cell office:value-type="float" office:value="4882">
            <text:p>4882.000000</text:p>
          </table:table-cell>
          <table:table-cell table:style-name="Default" table:formula="of:=[.BD86]/[.BF86]/10^3" office:value-type="float" office:value="255.035455755838">
            <text:p>255.0354557558</text:p>
          </table:table-cell>
          <table:table-cell table:style-name="Default" table:formula="of:=[.BE86]/[.BD86]" office:value-type="float" office:value="0.49582645164739">
            <text:p>0.4958264516</text:p>
          </table:table-cell>
          <table:table-cell table:style-name="Default" table:formula="of:=[.BC86]/[.BD86]" office:value-type="float" office:value="3.6828662282978">
            <text:p>3.6828662283</text:p>
          </table:table-cell>
          <table:table-cell office:value-type="float" office:value="4582918040">
            <text:p>4582918040</text:p>
          </table:table-cell>
          <table:table-cell office:value-type="float" office:value="1255322910">
            <text:p>1255322910</text:p>
          </table:table-cell>
          <table:table-cell office:value-type="float" office:value="617275793">
            <text:p>617275793</text:p>
          </table:table-cell>
          <table:table-cell office:value-type="float" office:value="4865">
            <text:p>4865.000000</text:p>
          </table:table-cell>
          <table:table-cell table:style-name="Default" table:formula="of:=[.BK86]/[.BM86]/10^3" office:value-type="float" office:value="258.031430626927">
            <text:p>258.0314306269</text:p>
          </table:table-cell>
          <table:table-cell table:style-name="Default" table:formula="of:=[.BL86]/[.BK86]" office:value-type="float" office:value="0.491726700821544">
            <text:p>0.4917267008</text:p>
          </table:table-cell>
          <table:table-cell table:style-name="Default" table:formula="of:=[.BJ86]/[.BK86]" office:value-type="float" office:value="3.65078817847752">
            <text:p>3.6507881785</text:p>
          </table:table-cell>
          <table:table-cell office:value-type="float" office:value="6872622424">
            <text:p>6872622424</text:p>
          </table:table-cell>
          <table:table-cell office:value-type="float" office:value="1143575956">
            <text:p>1143575956</text:p>
          </table:table-cell>
          <table:table-cell office:value-type="float" office:value="616697377">
            <text:p>616697377</text:p>
          </table:table-cell>
          <table:table-cell office:value-type="float" office:value="4353">
            <text:p>4353.000000</text:p>
          </table:table-cell>
          <table:table-cell table:style-name="Default" table:formula="of:=[.BR86]/[.BT86]/10^3" office:value-type="float" office:value="262.709845164255">
            <text:p>262.7098451643</text:p>
          </table:table-cell>
          <table:table-cell table:style-name="Default" table:formula="of:=[.BS86]/[.BR86]" office:value-type="float" office:value="0.539271024162736">
            <text:p>0.5392710242</text:p>
          </table:table-cell>
          <table:table-cell table:style-name="Default" table:formula="of:=[.BQ86]/[.BR86]" office:value-type="float" office:value="6.00976471037312">
            <text:p>6.0097647104</text:p>
          </table:table-cell>
          <table:table-cell office:value-type="float" office:value="784">
            <text:p>784</text:p>
          </table:table-cell>
          <table:table-cell office:value-type="float" office:value="23389988002">
            <text:p>23389988002</text:p>
          </table:table-cell>
          <table:table-cell office:value-type="float" office:value="963915731">
            <text:p>963915731</text:p>
          </table:table-cell>
          <table:table-cell office:value-type="float" office:value="5446553">
            <text:p>5446553</text:p>
          </table:table-cell>
          <table:table-cell office:value-type="float" office:value="4794">
            <text:p>4794</text:p>
          </table:table-cell>
          <table:table-cell table:style-name="Default" table:formula="of:=[.BZ86]/[.CB86]/10^3" office:value-type="float" office:value="201.067111180642">
            <text:p>201.0671111806</text:p>
          </table:table-cell>
          <table:table-cell table:style-name="Default" table:formula="of:=[.CA86]/[.BZ86]" office:value-type="float" office:value="0.00565044518398881">
            <text:p>0.0056504452</text:p>
          </table:table-cell>
          <table:table-cell table:style-name="Default" table:formula="of:=[.BY86]/[.BZ86]" office:value-type="float" office:value="24.2655942317016">
            <text:p>24.2655942317</text:p>
          </table:table-cell>
          <table:table-cell office:value-type="float" office:value="1779924823">
            <text:p>1779924823</text:p>
          </table:table-cell>
          <table:table-cell office:value-type="float" office:value="1143646765">
            <text:p>1143646765</text:p>
          </table:table-cell>
          <table:table-cell office:value-type="float" office:value="3137818">
            <text:p>3137818</text:p>
          </table:table-cell>
          <table:table-cell office:value-type="float" office:value="310">
            <text:p>310</text:p>
          </table:table-cell>
          <table:table-cell table:style-name="Default" table:formula="of:=[.CG86]/[.CI86]/10^3" office:value-type="float" office:value="3689.18311290323">
            <text:p>3689.1831129032</text:p>
          </table:table-cell>
          <table:table-cell table:style-name="Default" table:formula="of:=[.CH86]/[.CG86]" office:value-type="float" office:value="0.00274369507791158">
            <text:p>0.0027436951</text:p>
          </table:table-cell>
          <table:table-cell table:style-name="Default" table:formula="of:=[.CF86]/[.CG86]" office:value-type="float" office:value="1.55635890160543">
            <text:p>1.5563589016</text:p>
          </table:table-cell>
          <table:table-cell office:value-type="float" office:value="470966638">
            <text:p>470966638</text:p>
          </table:table-cell>
          <table:table-cell office:value-type="float" office:value="287875258">
            <text:p>287875258</text:p>
          </table:table-cell>
          <table:table-cell office:value-type="float" office:value="5087257">
            <text:p>5087257</text:p>
          </table:table-cell>
          <table:table-cell office:value-type="float" office:value="71">
            <text:p>71</text:p>
          </table:table-cell>
          <table:table-cell table:style-name="Default" table:formula="of:=[.CN86]/[.CP86]/10^3" office:value-type="float" office:value="4054.58109859155">
            <text:p>4054.5810985916</text:p>
          </table:table-cell>
          <table:table-cell table:style-name="Default" table:formula="of:=[.CO86]/[.CN86]" office:value-type="float" office:value="0.0176717410010971">
            <text:p>0.017671741</text:p>
          </table:table-cell>
          <table:table-cell table:style-name="Default" table:formula="of:=[.CM86]/[.CN86]" office:value-type="float" office:value="1.63600943433631">
            <text:p>1.636009434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87]" office:value-type="float" office:value="784">
            <text:p>784</text:p>
          </table:table-cell>
          <table:table-cell office:value-type="string">
            <text:p>,</text:p>
          </table:table-cell>
          <table:table-cell table:formula="of:=[.CS87]" office:value-type="float" office:value="1.62730856434524">
            <text:p>1.6273085643</text:p>
          </table:table-cell>
          <table:table-cell office:value-type="string">
            <text:p>)</text:p>
          </table:table-cell>
          <table:table-cell office:value-type="float" office:value="27281504442">
            <text:p>27281504442</text:p>
          </table:table-cell>
          <table:table-cell office:value-type="float" office:value="1186722338">
            <text:p>1186722338</text:p>
          </table:table-cell>
          <table:table-cell office:value-type="float" office:value="766061819">
            <text:p>766061819</text:p>
          </table:table-cell>
          <table:table-cell table:style-name="Default" office:value-type="float" office:value="7452">
            <text:p>7452</text:p>
          </table:table-cell>
          <table:table-cell table:style-name="Default" table:formula="of:=[.G87]/[.I87]/10^3" office:value-type="float" office:value="159.248837627483">
            <text:p>159.2488376275</text:p>
          </table:table-cell>
          <table:table-cell table:style-name="Default" table:formula="of:=[.H87]/[.G87]" office:value-type="float" office:value="0.645527428337664">
            <text:p>0.6455274283</text:p>
          </table:table-cell>
          <table:table-cell table:style-name="Default" table:formula="of:=[.F87]/[.G87]" office:value-type="float" office:value="22.9889533283564">
            <text:p>22.9889533284</text:p>
          </table:table-cell>
          <table:table-cell office:value-type="float" office:value="27281504268">
            <text:p>27281504268</text:p>
          </table:table-cell>
          <table:table-cell office:value-type="float" office:value="1186173686">
            <text:p>1186173686</text:p>
          </table:table-cell>
          <table:table-cell office:value-type="float" office:value="37533107">
            <text:p>37533107</text:p>
          </table:table-cell>
          <table:table-cell office:value-type="float" office:value="5707">
            <text:p>5707.000000</text:p>
          </table:table-cell>
          <table:table-cell table:style-name="Default" table:formula="of:=[.N87]/[.P87]/10^3" office:value-type="float" office:value="207.845397932364">
            <text:p>207.8453979324</text:p>
          </table:table-cell>
          <table:table-cell table:style-name="Default" table:formula="of:=[.O87]/[.N87]" office:value-type="float" office:value="0.0316421679581923">
            <text:p>0.031642168</text:p>
          </table:table-cell>
          <table:table-cell table:style-name="Default" table:formula="of:=[.M87]/[.N87]" office:value-type="float" office:value="22.9995864770853">
            <text:p>22.9995864771</text:p>
          </table:table-cell>
          <table:table-cell office:value-type="float" office:value="27281504395">
            <text:p>27281504395</text:p>
          </table:table-cell>
          <table:table-cell office:value-type="float" office:value="1186925041">
            <text:p>1186925041</text:p>
          </table:table-cell>
          <table:table-cell office:value-type="float" office:value="762542023">
            <text:p>762542023</text:p>
          </table:table-cell>
          <table:table-cell office:value-type="float" office:value="6975">
            <text:p>6975.000000</text:p>
          </table:table-cell>
          <table:table-cell table:style-name="Default" table:formula="of:=[.U87]/[.W87]/10^3" office:value-type="float" office:value="170.168464659498">
            <text:p>170.1684646595</text:p>
          </table:table-cell>
          <table:table-cell table:style-name="Default" table:formula="of:=[.V87]/[.U87]" office:value-type="float" office:value="0.642451710646823">
            <text:p>0.6424517106</text:p>
          </table:table-cell>
          <table:table-cell table:style-name="Default" table:formula="of:=[.T87]/[.U87]" office:value-type="float" office:value="22.985027236442">
            <text:p>22.9850272364</text:p>
          </table:table-cell>
          <table:table-cell office:value-type="float" office:value="27281504674">
            <text:p>27281504674</text:p>
          </table:table-cell>
          <table:table-cell office:value-type="float" office:value="1185943674">
            <text:p>1185943674</text:p>
          </table:table-cell>
          <table:table-cell office:value-type="float" office:value="1463618666">
            <text:p>1463618666</text:p>
          </table:table-cell>
          <table:table-cell office:value-type="float" office:value="9719">
            <text:p>9719.000000</text:p>
          </table:table-cell>
          <table:table-cell table:style-name="Default" table:formula="of:=[.AB87]/[.AD87]/10^3" office:value-type="float" office:value="122.023219878588">
            <text:p>122.0232198786</text:p>
          </table:table-cell>
          <table:table-cell table:style-name="Default" table:formula="of:=[.AC87]/[.AB87]" office:value-type="float" office:value="1.23413843177176">
            <text:p>1.2341384318</text:p>
          </table:table-cell>
          <table:table-cell table:style-name="Default" table:formula="of:=[.AA87]/[.AB87]" office:value-type="float" office:value="23.0040475547914">
            <text:p>23.0040475548</text:p>
          </table:table-cell>
          <table:table-cell office:value-type="float" office:value="27281504270">
            <text:p>27281504270</text:p>
          </table:table-cell>
          <table:table-cell office:value-type="float" office:value="1186167164">
            <text:p>1186167164</text:p>
          </table:table-cell>
          <table:table-cell office:value-type="float" office:value="39047866">
            <text:p>39047866</text:p>
          </table:table-cell>
          <table:table-cell office:value-type="float" office:value="5722">
            <text:p>5722.000000</text:p>
          </table:table-cell>
          <table:table-cell table:style-name="Default" table:formula="of:=[.AI87]/[.AK87]/10^3" office:value-type="float" office:value="207.299399510661">
            <text:p>207.2993995107</text:p>
          </table:table-cell>
          <table:table-cell table:style-name="Default" table:formula="of:=[.AJ87]/[.AI87]" office:value-type="float" office:value="0.032919361777241">
            <text:p>0.0329193618</text:p>
          </table:table-cell>
          <table:table-cell table:style-name="Default" table:formula="of:=[.AH87]/[.AI87]" office:value-type="float" office:value="22.9997129392801">
            <text:p>22.9997129393</text:p>
          </table:table-cell>
          <table:table-cell office:value-type="float" office:value="27281504664">
            <text:p>27281504664</text:p>
          </table:table-cell>
          <table:table-cell office:value-type="float" office:value="1185981713">
            <text:p>1185981713</text:p>
          </table:table-cell>
          <table:table-cell office:value-type="float" office:value="1462975536">
            <text:p>1462975536</text:p>
          </table:table-cell>
          <table:table-cell office:value-type="float" office:value="9619">
            <text:p>9619.000000</text:p>
          </table:table-cell>
          <table:table-cell table:style-name="Default" table:formula="of:=[.AP87]/[.AR87]/10^3" office:value-type="float" office:value="123.295738954153">
            <text:p>123.2957389542</text:p>
          </table:table-cell>
          <table:table-cell table:style-name="Default" table:formula="of:=[.AQ87]/[.AP87]" office:value-type="float" office:value="1.23355657171082">
            <text:p>1.2335565717</text:p>
          </table:table-cell>
          <table:table-cell table:style-name="Default" table:formula="of:=[.AO87]/[.AP87]" office:value-type="float" office:value="23.0033097179804">
            <text:p>23.003309718</text:p>
          </table:table-cell>
          <table:table-cell office:value-type="float" office:value="7123192545">
            <text:p>7123192545</text:p>
          </table:table-cell>
          <table:table-cell office:value-type="float" office:value="1185409754">
            <text:p>1185409754</text:p>
          </table:table-cell>
          <table:table-cell office:value-type="float" office:value="766698464">
            <text:p>766698464</text:p>
          </table:table-cell>
          <table:table-cell office:value-type="float" office:value="4700">
            <text:p>4700.000000</text:p>
          </table:table-cell>
          <table:table-cell table:style-name="Default" table:formula="of:=[.AW87]/[.AY87]/10^3" office:value-type="float" office:value="252.214841276596">
            <text:p>252.2148412766</text:p>
          </table:table-cell>
          <table:table-cell table:style-name="Default" table:formula="of:=[.AX87]/[.AW87]" office:value-type="float" office:value="0.64677927730296">
            <text:p>0.6467792773</text:p>
          </table:table-cell>
          <table:table-cell table:style-name="Default" table:formula="of:=[.AV87]/[.AW87]" office:value-type="float" office:value="6.00905511445623">
            <text:p>6.0090551145</text:p>
          </table:table-cell>
          <table:table-cell office:value-type="float" office:value="4753079665">
            <text:p>4753079665</text:p>
          </table:table-cell>
          <table:table-cell office:value-type="float" office:value="1267092438">
            <text:p>1267092438</text:p>
          </table:table-cell>
          <table:table-cell office:value-type="float" office:value="771536224">
            <text:p>771536224</text:p>
          </table:table-cell>
          <table:table-cell office:value-type="float" office:value="5000">
            <text:p>5000.000000</text:p>
          </table:table-cell>
          <table:table-cell table:style-name="Default" table:formula="of:=[.BD87]/[.BF87]/10^3" office:value-type="float" office:value="253.4184876">
            <text:p>253.4184876</text:p>
          </table:table-cell>
          <table:table-cell table:style-name="Default" table:formula="of:=[.BE87]/[.BD87]" office:value-type="float" office:value="0.608902871536196">
            <text:p>0.6089028715</text:p>
          </table:table-cell>
          <table:table-cell table:style-name="Default" table:formula="of:=[.BC87]/[.BD87]" office:value-type="float" office:value="3.75117041381948">
            <text:p>3.7511704138</text:p>
          </table:table-cell>
          <table:table-cell office:value-type="float" office:value="4750452105">
            <text:p>4750452105</text:p>
          </table:table-cell>
          <table:table-cell office:value-type="float" office:value="1265938085">
            <text:p>1265938085</text:p>
          </table:table-cell>
          <table:table-cell office:value-type="float" office:value="770651944">
            <text:p>770651944</text:p>
          </table:table-cell>
          <table:table-cell office:value-type="float" office:value="4997">
            <text:p>4997.000000</text:p>
          </table:table-cell>
          <table:table-cell table:style-name="Default" table:formula="of:=[.BK87]/[.BM87]/10^3" office:value-type="float" office:value="253.339620772463">
            <text:p>253.3396207725</text:p>
          </table:table-cell>
          <table:table-cell table:style-name="Default" table:formula="of:=[.BL87]/[.BK87]" office:value-type="float" office:value="0.608759585584314">
            <text:p>0.6087595856</text:p>
          </table:table-cell>
          <table:table-cell table:style-name="Default" table:formula="of:=[.BJ87]/[.BK87]" office:value-type="float" office:value="3.7525153570208">
            <text:p>3.752515357</text:p>
          </table:table-cell>
          <table:table-cell office:value-type="float" office:value="7123895632">
            <text:p>7123895632</text:p>
          </table:table-cell>
          <table:table-cell office:value-type="float" office:value="1185409867">
            <text:p>1185409867</text:p>
          </table:table-cell>
          <table:table-cell office:value-type="float" office:value="766470366">
            <text:p>766470366</text:p>
          </table:table-cell>
          <table:table-cell office:value-type="float" office:value="4712">
            <text:p>4712.000000</text:p>
          </table:table-cell>
          <table:table-cell table:style-name="Default" table:formula="of:=[.BR87]/[.BT87]/10^3" office:value-type="float" office:value="251.572552419355">
            <text:p>251.5725524194</text:p>
          </table:table-cell>
          <table:table-cell table:style-name="Default" table:formula="of:=[.BS87]/[.BR87]" office:value-type="float" office:value="0.646586794439092">
            <text:p>0.6465867944</text:p>
          </table:table-cell>
          <table:table-cell table:style-name="Default" table:formula="of:=[.BQ87]/[.BR87]" office:value-type="float" office:value="6.00964765885486">
            <text:p>6.0096476589</text:p>
          </table:table-cell>
          <table:table-cell office:value-type="float" office:value="784">
            <text:p>784</text:p>
          </table:table-cell>
          <table:table-cell office:value-type="float" office:value="23389988003">
            <text:p>23389988003</text:p>
          </table:table-cell>
          <table:table-cell office:value-type="float" office:value="963915755">
            <text:p>963915755</text:p>
          </table:table-cell>
          <table:table-cell office:value-type="float" office:value="5479485">
            <text:p>5479485</text:p>
          </table:table-cell>
          <table:table-cell office:value-type="float" office:value="4795">
            <text:p>4795</text:p>
          </table:table-cell>
          <table:table-cell table:style-name="Default" table:formula="of:=[.BZ87]/[.CB87]/10^3" office:value-type="float" office:value="201.025183524505">
            <text:p>201.0251835245</text:p>
          </table:table-cell>
          <table:table-cell table:style-name="Default" table:formula="of:=[.CA87]/[.BZ87]" office:value-type="float" office:value="0.0056846098547274">
            <text:p>0.0056846099</text:p>
          </table:table-cell>
          <table:table-cell table:style-name="Default" table:formula="of:=[.BY87]/[.BZ87]" office:value-type="float" office:value="24.2655936285635">
            <text:p>24.2655936286</text:p>
          </table:table-cell>
          <table:table-cell office:value-type="float" office:value="1844626806">
            <text:p>1844626806</text:p>
          </table:table-cell>
          <table:table-cell office:value-type="float" office:value="1184717659">
            <text:p>1184717659</text:p>
          </table:table-cell>
          <table:table-cell office:value-type="float" office:value="3328702">
            <text:p>3328702</text:p>
          </table:table-cell>
          <table:table-cell office:value-type="float" office:value="320">
            <text:p>320</text:p>
          </table:table-cell>
          <table:table-cell table:style-name="Default" table:formula="of:=[.CG87]/[.CI87]/10^3" office:value-type="float" office:value="3702.242684375">
            <text:p>3702.242684375</text:p>
          </table:table-cell>
          <table:table-cell table:style-name="Default" table:formula="of:=[.CH87]/[.CG87]" office:value-type="float" office:value="0.00280970066978634">
            <text:p>0.0028097007</text:p>
          </table:table-cell>
          <table:table-cell table:style-name="Default" table:formula="of:=[.CF87]/[.CG87]" office:value-type="float" office:value="1.55701807260729">
            <text:p>1.5570180726</text:p>
          </table:table-cell>
          <table:table-cell office:value-type="float" office:value="484179532">
            <text:p>484179532</text:p>
          </table:table-cell>
          <table:table-cell office:value-type="float" office:value="297533942">
            <text:p>297533942</text:p>
          </table:table-cell>
          <table:table-cell office:value-type="float" office:value="5147544">
            <text:p>5147544</text:p>
          </table:table-cell>
          <table:table-cell office:value-type="float" office:value="73">
            <text:p>73</text:p>
          </table:table-cell>
          <table:table-cell table:style-name="Default" table:formula="of:=[.CN87]/[.CP87]/10^3" office:value-type="float" office:value="4075.80742465753">
            <text:p>4075.8074246575</text:p>
          </table:table-cell>
          <table:table-cell table:style-name="Default" table:formula="of:=[.CO87]/[.CN87]" office:value-type="float" office:value="0.0173006950581793">
            <text:p>0.0173006951</text:p>
          </table:table-cell>
          <table:table-cell table:style-name="Default" table:formula="of:=[.CM87]/[.CN87]" office:value-type="float" office:value="1.62730856434524">
            <text:p>1.6273085643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88]" office:value-type="float" office:value="841">
            <text:p>841</text:p>
          </table:table-cell>
          <table:table-cell office:value-type="string">
            <text:p>,</text:p>
          </table:table-cell>
          <table:table-cell table:formula="of:=[.CS88]" office:value-type="float" office:value="1.63375179241516">
            <text:p>1.6337517924</text:p>
          </table:table-cell>
          <table:table-cell office:value-type="string">
            <text:p>)</text:p>
          </table:table-cell>
          <table:table-cell office:value-type="float" office:value="28267278251">
            <text:p>28267278251</text:p>
          </table:table-cell>
          <table:table-cell office:value-type="float" office:value="1229642312">
            <text:p>1229642312</text:p>
          </table:table-cell>
          <table:table-cell office:value-type="float" office:value="794553655">
            <text:p>794553655</text:p>
          </table:table-cell>
          <table:table-cell table:style-name="Default" office:value-type="float" office:value="7730">
            <text:p>7730</text:p>
          </table:table-cell>
          <table:table-cell table:style-name="Default" table:formula="of:=[.G88]/[.I88]/10^3" office:value-type="float" office:value="159.074037774903">
            <text:p>159.0740377749</text:p>
          </table:table-cell>
          <table:table-cell table:style-name="Default" table:formula="of:=[.H88]/[.G88]" office:value-type="float" office:value="0.646166488617057">
            <text:p>0.6461664886</text:p>
          </table:table-cell>
          <table:table-cell table:style-name="Default" table:formula="of:=[.F88]/[.G88]" office:value-type="float" office:value="22.9882120801647">
            <text:p>22.9882120802</text:p>
          </table:table-cell>
          <table:table-cell office:value-type="float" office:value="28267278063">
            <text:p>28267278063</text:p>
          </table:table-cell>
          <table:table-cell office:value-type="float" office:value="1229046789">
            <text:p>1229046789</text:p>
          </table:table-cell>
          <table:table-cell office:value-type="float" office:value="38793593">
            <text:p>38793593</text:p>
          </table:table-cell>
          <table:table-cell office:value-type="float" office:value="5912">
            <text:p>5912.000000</text:p>
          </table:table-cell>
          <table:table-cell table:style-name="Default" table:formula="of:=[.N88]/[.P88]/10^3" office:value-type="float" office:value="207.890187584574">
            <text:p>207.8901875846</text:p>
          </table:table-cell>
          <table:table-cell table:style-name="Default" table:formula="of:=[.O88]/[.N88]" office:value-type="float" office:value="0.0315639675781294">
            <text:p>0.0315639676</text:p>
          </table:table-cell>
          <table:table-cell table:style-name="Default" table:formula="of:=[.M88]/[.N88]" office:value-type="float" office:value="22.9993506479923">
            <text:p>22.999350648</text:p>
          </table:table-cell>
          <table:table-cell office:value-type="float" office:value="28267278199">
            <text:p>28267278199</text:p>
          </table:table-cell>
          <table:table-cell office:value-type="float" office:value="1229777067">
            <text:p>1229777067</text:p>
          </table:table-cell>
          <table:table-cell office:value-type="float" office:value="789994829">
            <text:p>789994829</text:p>
          </table:table-cell>
          <table:table-cell office:value-type="float" office:value="7253">
            <text:p>7253.000000</text:p>
          </table:table-cell>
          <table:table-cell table:style-name="Default" table:formula="of:=[.U88]/[.W88]/10^3" office:value-type="float" office:value="169.554262649938">
            <text:p>169.5542626499</text:p>
          </table:table-cell>
          <table:table-cell table:style-name="Default" table:formula="of:=[.V88]/[.U88]" office:value-type="float" office:value="0.642388649291669">
            <text:p>0.6423886493</text:p>
          </table:table-cell>
          <table:table-cell table:style-name="Default" table:formula="of:=[.T88]/[.U88]" office:value-type="float" office:value="22.9856930638307">
            <text:p>22.9856930638</text:p>
          </table:table-cell>
          <table:table-cell office:value-type="float" office:value="28267278493">
            <text:p>28267278493</text:p>
          </table:table-cell>
          <table:table-cell office:value-type="float" office:value="1228999136">
            <text:p>1228999136</text:p>
          </table:table-cell>
          <table:table-cell office:value-type="float" office:value="1517241446">
            <text:p>1517241446</text:p>
          </table:table-cell>
          <table:table-cell office:value-type="float" office:value="10129">
            <text:p>10129.000000</text:p>
          </table:table-cell>
          <table:table-cell table:style-name="Default" table:formula="of:=[.AB88]/[.AD88]/10^3" office:value-type="float" office:value="121.334696021325">
            <text:p>121.3346960213</text:p>
          </table:table-cell>
          <table:table-cell table:style-name="Default" table:formula="of:=[.AC88]/[.AB88]" office:value-type="float" office:value="1.23453418440808">
            <text:p>1.2345341844</text:p>
          </table:table-cell>
          <table:table-cell table:style-name="Default" table:formula="of:=[.AA88]/[.AB88]" office:value-type="float" office:value="23.0002427707158">
            <text:p>23.0002427707</text:p>
          </table:table-cell>
          <table:table-cell office:value-type="float" office:value="28267278065">
            <text:p>28267278065</text:p>
          </table:table-cell>
          <table:table-cell office:value-type="float" office:value="1229092227">
            <text:p>1229092227</text:p>
          </table:table-cell>
          <table:table-cell office:value-type="float" office:value="40351416">
            <text:p>40351416</text:p>
          </table:table-cell>
          <table:table-cell office:value-type="float" office:value="5931">
            <text:p>5931.000000</text:p>
          </table:table-cell>
          <table:table-cell table:style-name="Default" table:formula="of:=[.AI88]/[.AK88]/10^3" office:value-type="float" office:value="207.231871016692">
            <text:p>207.2318710167</text:p>
          </table:table-cell>
          <table:table-cell table:style-name="Default" table:formula="of:=[.AJ88]/[.AI88]" office:value-type="float" office:value="0.0328302588801581">
            <text:p>0.0328302589</text:p>
          </table:table-cell>
          <table:table-cell table:style-name="Default" table:formula="of:=[.AH88]/[.AI88]" office:value-type="float" office:value="22.9985003924364">
            <text:p>22.9985003924</text:p>
          </table:table-cell>
          <table:table-cell office:value-type="float" office:value="28267278489">
            <text:p>28267278489</text:p>
          </table:table-cell>
          <table:table-cell office:value-type="float" office:value="1228987115">
            <text:p>1228987115</text:p>
          </table:table-cell>
          <table:table-cell office:value-type="float" office:value="1516997079">
            <text:p>1516997079</text:p>
          </table:table-cell>
          <table:table-cell office:value-type="float" office:value="10097">
            <text:p>10097.000000</text:p>
          </table:table-cell>
          <table:table-cell table:style-name="Default" table:formula="of:=[.AP88]/[.AR88]/10^3" office:value-type="float" office:value="121.71804644944">
            <text:p>121.7180464494</text:p>
          </table:table-cell>
          <table:table-cell table:style-name="Default" table:formula="of:=[.AQ88]/[.AP88]" office:value-type="float" office:value="1.2343474235692">
            <text:p>1.2343474236</text:p>
          </table:table-cell>
          <table:table-cell table:style-name="Default" table:formula="of:=[.AO88]/[.AP88]" office:value-type="float" office:value="23.0004677380202">
            <text:p>23.000467738</text:p>
          </table:table-cell>
          <table:table-cell office:value-type="float" office:value="7380499941">
            <text:p>7380499941</text:p>
          </table:table-cell>
          <table:table-cell office:value-type="float" office:value="1228251919">
            <text:p>1228251919</text:p>
          </table:table-cell>
          <table:table-cell office:value-type="float" office:value="795712694">
            <text:p>795712694</text:p>
          </table:table-cell>
          <table:table-cell office:value-type="float" office:value="4924">
            <text:p>4924.000000</text:p>
          </table:table-cell>
          <table:table-cell table:style-name="Default" table:formula="of:=[.AW88]/[.AY88]/10^3" office:value-type="float" office:value="249.441900690496">
            <text:p>249.4419006905</text:p>
          </table:table-cell>
          <table:table-cell table:style-name="Default" table:formula="of:=[.AX88]/[.AW88]" office:value-type="float" office:value="0.647841604552787">
            <text:p>0.6478416046</text:p>
          </table:table-cell>
          <table:table-cell table:style-name="Default" table:formula="of:=[.AV88]/[.AW88]" office:value-type="float" office:value="6.00894639514095">
            <text:p>6.0089463951</text:p>
          </table:table-cell>
          <table:table-cell office:value-type="float" office:value="4924719939">
            <text:p>4924719939</text:p>
          </table:table-cell>
          <table:table-cell office:value-type="float" office:value="1312484282">
            <text:p>1312484282</text:p>
          </table:table-cell>
          <table:table-cell office:value-type="float" office:value="799176657">
            <text:p>799176657</text:p>
          </table:table-cell>
          <table:table-cell office:value-type="float" office:value="5229">
            <text:p>5229.000000</text:p>
          </table:table-cell>
          <table:table-cell table:style-name="Default" table:formula="of:=[.BD88]/[.BF88]/10^3" office:value-type="float" office:value="251.001010135781">
            <text:p>251.0010101358</text:p>
          </table:table-cell>
          <table:table-cell table:style-name="Default" table:formula="of:=[.BE88]/[.BD88]" office:value-type="float" office:value="0.608903792571285">
            <text:p>0.6089037926</text:p>
          </table:table-cell>
          <table:table-cell table:style-name="Default" table:formula="of:=[.BC88]/[.BD88]" office:value-type="float" office:value="3.75221250763901">
            <text:p>3.7522125076</text:p>
          </table:table-cell>
          <table:table-cell office:value-type="float" office:value="4922038149">
            <text:p>4922038149</text:p>
          </table:table-cell>
          <table:table-cell office:value-type="float" office:value="1312027249">
            <text:p>1312027249</text:p>
          </table:table-cell>
          <table:table-cell office:value-type="float" office:value="800078049">
            <text:p>800078049</text:p>
          </table:table-cell>
          <table:table-cell office:value-type="float" office:value="5230">
            <text:p>5230.000000</text:p>
          </table:table-cell>
          <table:table-cell table:style-name="Default" table:formula="of:=[.BK88]/[.BM88]/10^3" office:value-type="float" office:value="250.865630783939">
            <text:p>250.8656307839</text:p>
          </table:table-cell>
          <table:table-cell table:style-name="Default" table:formula="of:=[.BL88]/[.BK88]" office:value-type="float" office:value="0.609802921097716">
            <text:p>0.6098029211</text:p>
          </table:table-cell>
          <table:table-cell table:style-name="Default" table:formula="of:=[.BJ88]/[.BK88]" office:value-type="float" office:value="3.75147555262398">
            <text:p>3.7514755526</text:p>
          </table:table-cell>
          <table:table-cell office:value-type="float" office:value="7381219897">
            <text:p>7381219897</text:p>
          </table:table-cell>
          <table:table-cell office:value-type="float" office:value="1228251622">
            <text:p>1228251622</text:p>
          </table:table-cell>
          <table:table-cell office:value-type="float" office:value="794958969">
            <text:p>794958969</text:p>
          </table:table-cell>
          <table:table-cell office:value-type="float" office:value="4926">
            <text:p>4926.000000</text:p>
          </table:table-cell>
          <table:table-cell table:style-name="Default" table:formula="of:=[.BR88]/[.BT88]/10^3" office:value-type="float" office:value="249.340564758425">
            <text:p>249.3405647584</text:p>
          </table:table-cell>
          <table:table-cell table:style-name="Default" table:formula="of:=[.BS88]/[.BR88]" office:value-type="float" office:value="0.6472281043729">
            <text:p>0.6472281044</text:p>
          </table:table-cell>
          <table:table-cell table:style-name="Default" table:formula="of:=[.BQ88]/[.BR88]" office:value-type="float" office:value="6.00953401142751">
            <text:p>6.0095340114</text:p>
          </table:table-cell>
          <table:table-cell office:value-type="float" office:value="841">
            <text:p>841</text:p>
          </table:table-cell>
          <table:table-cell office:value-type="float" office:value="28859717073">
            <text:p>28859717073</text:p>
          </table:table-cell>
          <table:table-cell office:value-type="float" office:value="1189849818">
            <text:p>1189849818</text:p>
          </table:table-cell>
          <table:table-cell office:value-type="float" office:value="6970255">
            <text:p>6970255</text:p>
          </table:table-cell>
          <table:table-cell office:value-type="float" office:value="5908">
            <text:p>5908</text:p>
          </table:table-cell>
          <table:table-cell table:style-name="Default" table:formula="of:=[.BZ88]/[.CB88]/10^3" office:value-type="float" office:value="201.39638083954">
            <text:p>201.3963808395</text:p>
          </table:table-cell>
          <table:table-cell table:style-name="Default" table:formula="of:=[.CA88]/[.BZ88]" office:value-type="float" office:value="0.00585809645432076">
            <text:p>0.0058580965</text:p>
          </table:table-cell>
          <table:table-cell table:style-name="Default" table:formula="of:=[.BY88]/[.BZ88]" office:value-type="float" office:value="24.2549241395102">
            <text:p>24.2549241395</text:p>
          </table:table-cell>
          <table:table-cell office:value-type="float" office:value="1920838987">
            <text:p>1920838987</text:p>
          </table:table-cell>
          <table:table-cell office:value-type="float" office:value="1228290393">
            <text:p>1228290393</text:p>
          </table:table-cell>
          <table:table-cell office:value-type="float" office:value="3473596">
            <text:p>3473596</text:p>
          </table:table-cell>
          <table:table-cell office:value-type="float" office:value="334">
            <text:p>334</text:p>
          </table:table-cell>
          <table:table-cell table:style-name="Default" table:formula="of:=[.CG88]/[.CI88]/10^3" office:value-type="float" office:value="3677.51614670659">
            <text:p>3677.5161467066</text:p>
          </table:table-cell>
          <table:table-cell table:style-name="Default" table:formula="of:=[.CH88]/[.CG88]" office:value-type="float" office:value="0.00282799248434731">
            <text:p>0.0028279925</text:p>
          </table:table-cell>
          <table:table-cell table:style-name="Default" table:formula="of:=[.CF88]/[.CG88]" office:value-type="float" office:value="1.56383132030245">
            <text:p>1.5638313203</text:p>
          </table:table-cell>
          <table:table-cell office:value-type="float" office:value="505082207">
            <text:p>505082207</text:p>
          </table:table-cell>
          <table:table-cell office:value-type="float" office:value="309154799">
            <text:p>309154799</text:p>
          </table:table-cell>
          <table:table-cell office:value-type="float" office:value="5423947">
            <text:p>5423947</text:p>
          </table:table-cell>
          <table:table-cell office:value-type="float" office:value="76">
            <text:p>76</text:p>
          </table:table-cell>
          <table:table-cell table:style-name="Default" table:formula="of:=[.CN88]/[.CP88]/10^3" office:value-type="float" office:value="4067.82630263158">
            <text:p>4067.8263026316</text:p>
          </table:table-cell>
          <table:table-cell table:style-name="Default" table:formula="of:=[.CO88]/[.CN88]" office:value-type="float" office:value="0.0175444373418897">
            <text:p>0.0175444373</text:p>
          </table:table-cell>
          <table:table-cell table:style-name="Default" table:formula="of:=[.CM88]/[.CN88]" office:value-type="float" office:value="1.63375179241516">
            <text:p>1.6337517924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89]" office:value-type="float" office:value="841">
            <text:p>841</text:p>
          </table:table-cell>
          <table:table-cell office:value-type="string">
            <text:p>,</text:p>
          </table:table-cell>
          <table:table-cell table:formula="of:=[.CS89]" office:value-type="float" office:value="1.62754865606188">
            <text:p>1.6275486561</text:p>
          </table:table-cell>
          <table:table-cell office:value-type="string">
            <text:p>)</text:p>
          </table:table-cell>
          <table:table-cell office:value-type="float" office:value="29276516960">
            <text:p>29276516960</text:p>
          </table:table-cell>
          <table:table-cell office:value-type="float" office:value="1273344254">
            <text:p>1273344254</text:p>
          </table:table-cell>
          <table:table-cell office:value-type="float" office:value="735173099">
            <text:p>735173099</text:p>
          </table:table-cell>
          <table:table-cell table:style-name="Default" office:value-type="float" office:value="7784">
            <text:p>7784</text:p>
          </table:table-cell>
          <table:table-cell table:style-name="Default" table:formula="of:=[.G89]/[.I89]/10^3" office:value-type="float" office:value="163.584821942446">
            <text:p>163.5848219424</text:p>
          </table:table-cell>
          <table:table-cell table:style-name="Default" table:formula="of:=[.H89]/[.G89]" office:value-type="float" office:value="0.577356120853081">
            <text:p>0.5773561209</text:p>
          </table:table-cell>
          <table:table-cell table:style-name="Default" table:formula="of:=[.F89]/[.G89]" office:value-type="float" office:value="22.9918318381166">
            <text:p>22.9918318381</text:p>
          </table:table-cell>
          <table:table-cell office:value-type="float" office:value="29276516788">
            <text:p>29276516788</text:p>
          </table:table-cell>
          <table:table-cell office:value-type="float" office:value="1272966083">
            <text:p>1272966083</text:p>
          </table:table-cell>
          <table:table-cell office:value-type="float" office:value="40266557">
            <text:p>40266557</text:p>
          </table:table-cell>
          <table:table-cell office:value-type="float" office:value="6125">
            <text:p>6125.000000</text:p>
          </table:table-cell>
          <table:table-cell table:style-name="Default" table:formula="of:=[.N89]/[.P89]/10^3" office:value-type="float" office:value="207.83119722449">
            <text:p>207.8311972245</text:p>
          </table:table-cell>
          <table:table-cell table:style-name="Default" table:formula="of:=[.O89]/[.N89]" office:value-type="float" office:value="0.0316320737353063">
            <text:p>0.0316320737</text:p>
          </table:table-cell>
          <table:table-cell table:style-name="Default" table:formula="of:=[.M89]/[.N89]" office:value-type="float" office:value="22.998662084542">
            <text:p>22.9986620845</text:p>
          </table:table-cell>
          <table:table-cell office:value-type="float" office:value="29276516928">
            <text:p>29276516928</text:p>
          </table:table-cell>
          <table:table-cell office:value-type="float" office:value="1273410627">
            <text:p>1273410627</text:p>
          </table:table-cell>
          <table:table-cell office:value-type="float" office:value="749808147">
            <text:p>749808147</text:p>
          </table:table-cell>
          <table:table-cell office:value-type="float" office:value="7534">
            <text:p>7534.000000</text:p>
          </table:table-cell>
          <table:table-cell table:style-name="Default" table:formula="of:=[.U89]/[.W89]/10^3" office:value-type="float" office:value="169.021851207858">
            <text:p>169.0218512079</text:p>
          </table:table-cell>
          <table:table-cell table:style-name="Default" table:formula="of:=[.V89]/[.U89]" office:value-type="float" office:value="0.588818823325243">
            <text:p>0.5888188233</text:p>
          </table:table-cell>
          <table:table-cell table:style-name="Default" table:formula="of:=[.T89]/[.U89]" office:value-type="float" office:value="22.9906334274686">
            <text:p>22.9906334275</text:p>
          </table:table-cell>
          <table:table-cell office:value-type="float" office:value="29276517305">
            <text:p>29276517305</text:p>
          </table:table-cell>
          <table:table-cell office:value-type="float" office:value="1272857743">
            <text:p>1272857743</text:p>
          </table:table-cell>
          <table:table-cell office:value-type="float" office:value="1503870061">
            <text:p>1503870061</text:p>
          </table:table-cell>
          <table:table-cell office:value-type="float" office:value="11190">
            <text:p>11190.000000</text:p>
          </table:table-cell>
          <table:table-cell table:style-name="Default" table:formula="of:=[.AB89]/[.AD89]/10^3" office:value-type="float" office:value="113.749574888293">
            <text:p>113.7495748883</text:p>
          </table:table-cell>
          <table:table-cell table:style-name="Default" table:formula="of:=[.AC89]/[.AB89]" office:value-type="float" office:value="1.18149107335084">
            <text:p>1.1814910734</text:p>
          </table:table-cell>
          <table:table-cell table:style-name="Default" table:formula="of:=[.AA89]/[.AB89]" office:value-type="float" office:value="23.0006200347245">
            <text:p>23.0006200347</text:p>
          </table:table-cell>
          <table:table-cell office:value-type="float" office:value="29276516790">
            <text:p>29276516790</text:p>
          </table:table-cell>
          <table:table-cell office:value-type="float" office:value="1272999328">
            <text:p>1272999328</text:p>
          </table:table-cell>
          <table:table-cell office:value-type="float" office:value="41845912">
            <text:p>41845912</text:p>
          </table:table-cell>
          <table:table-cell office:value-type="float" office:value="6142">
            <text:p>6142.000000</text:p>
          </table:table-cell>
          <table:table-cell table:style-name="Default" table:formula="of:=[.AI89]/[.AK89]/10^3" office:value-type="float" office:value="207.2613689352">
            <text:p>207.2613689352</text:p>
          </table:table-cell>
          <table:table-cell table:style-name="Default" table:formula="of:=[.AJ89]/[.AI89]" office:value-type="float" office:value="0.0328719042340296">
            <text:p>0.0328719042</text:p>
          </table:table-cell>
          <table:table-cell table:style-name="Default" table:formula="of:=[.AH89]/[.AI89]" office:value-type="float" office:value="22.9980614648054">
            <text:p>22.9980614648</text:p>
          </table:table-cell>
          <table:table-cell office:value-type="float" office:value="29276517299">
            <text:p>29276517299</text:p>
          </table:table-cell>
          <table:table-cell office:value-type="float" office:value="1272768525">
            <text:p>1272768525</text:p>
          </table:table-cell>
          <table:table-cell office:value-type="float" office:value="1505064085">
            <text:p>1505064085</text:p>
          </table:table-cell>
          <table:table-cell office:value-type="float" office:value="11133">
            <text:p>11133.000000</text:p>
          </table:table-cell>
          <table:table-cell table:style-name="Default" table:formula="of:=[.AP89]/[.AR89]/10^3" office:value-type="float" office:value="114.323949070331">
            <text:p>114.3239490703</text:p>
          </table:table-cell>
          <table:table-cell table:style-name="Default" table:formula="of:=[.AQ89]/[.AP89]" office:value-type="float" office:value="1.18251202432901">
            <text:p>1.1825120243</text:p>
          </table:table-cell>
          <table:table-cell table:style-name="Default" table:formula="of:=[.AO89]/[.AP89]" office:value-type="float" office:value="23.0022323179307">
            <text:p>23.0022323179</text:p>
          </table:table-cell>
          <table:table-cell office:value-type="float" office:value="7643930465">
            <text:p>7643930465</text:p>
          </table:table-cell>
          <table:table-cell office:value-type="float" office:value="1272113497">
            <text:p>1272113497</text:p>
          </table:table-cell>
          <table:table-cell office:value-type="float" office:value="735872019">
            <text:p>735872019</text:p>
          </table:table-cell>
          <table:table-cell office:value-type="float" office:value="5116">
            <text:p>5116.000000</text:p>
          </table:table-cell>
          <table:table-cell table:style-name="Default" table:formula="of:=[.AW89]/[.AY89]/10^3" office:value-type="float" office:value="248.653928264269">
            <text:p>248.6539282643</text:p>
          </table:table-cell>
          <table:table-cell table:style-name="Default" table:formula="of:=[.AX89]/[.AW89]" office:value-type="float" office:value="0.578464123472782">
            <text:p>0.5784641235</text:p>
          </table:table-cell>
          <table:table-cell table:style-name="Default" table:formula="of:=[.AV89]/[.AW89]" office:value-type="float" office:value="6.0088431441271">
            <text:p>6.0088431441</text:p>
          </table:table-cell>
          <table:table-cell office:value-type="float" office:value="5100443531">
            <text:p>5100443531</text:p>
          </table:table-cell>
          <table:table-cell office:value-type="float" office:value="1324774378">
            <text:p>1324774378</text:p>
          </table:table-cell>
          <table:table-cell office:value-type="float" office:value="737744832">
            <text:p>737744832</text:p>
          </table:table-cell>
          <table:table-cell office:value-type="float" office:value="5424">
            <text:p>5424.000000</text:p>
          </table:table-cell>
          <table:table-cell table:style-name="Default" table:formula="of:=[.BD89]/[.BF89]/10^3" office:value-type="float" office:value="244.24306379056">
            <text:p>244.2430637906</text:p>
          </table:table-cell>
          <table:table-cell table:style-name="Default" table:formula="of:=[.BE89]/[.BD89]" office:value-type="float" office:value="0.556883378974891">
            <text:p>0.556883379</text:p>
          </table:table-cell>
          <table:table-cell table:style-name="Default" table:formula="of:=[.BC89]/[.BD89]" office:value-type="float" office:value="3.8500469330484">
            <text:p>3.850046933</text:p>
          </table:table-cell>
          <table:table-cell office:value-type="float" office:value="5097688911">
            <text:p>5097688911</text:p>
          </table:table-cell>
          <table:table-cell office:value-type="float" office:value="1319961779">
            <text:p>1319961779</text:p>
          </table:table-cell>
          <table:table-cell office:value-type="float" office:value="737565104">
            <text:p>737565104</text:p>
          </table:table-cell>
          <table:table-cell office:value-type="float" office:value="5428">
            <text:p>5428.000000</text:p>
          </table:table-cell>
          <table:table-cell table:style-name="Default" table:formula="of:=[.BK89]/[.BM89]/10^3" office:value-type="float" office:value="243.176451547531">
            <text:p>243.1764515475</text:p>
          </table:table-cell>
          <table:table-cell table:style-name="Default" table:formula="of:=[.BL89]/[.BK89]" office:value-type="float" office:value="0.558777621999614">
            <text:p>0.558777622</text:p>
          </table:table-cell>
          <table:table-cell table:style-name="Default" table:formula="of:=[.BJ89]/[.BK89]" office:value-type="float" office:value="3.86199736394034">
            <text:p>3.8619973639</text:p>
          </table:table-cell>
          <table:table-cell office:value-type="float" office:value="7644667489">
            <text:p>7644667489</text:p>
          </table:table-cell>
          <table:table-cell office:value-type="float" office:value="1272113581">
            <text:p>1272113581</text:p>
          </table:table-cell>
          <table:table-cell office:value-type="float" office:value="735680577">
            <text:p>735680577</text:p>
          </table:table-cell>
          <table:table-cell office:value-type="float" office:value="5113">
            <text:p>5113.000000</text:p>
          </table:table-cell>
          <table:table-cell table:style-name="Default" table:formula="of:=[.BR89]/[.BT89]/10^3" office:value-type="float" office:value="248.799839820066">
            <text:p>248.7998398201</text:p>
          </table:table-cell>
          <table:table-cell table:style-name="Default" table:formula="of:=[.BS89]/[.BR89]" office:value-type="float" office:value="0.578313593996604">
            <text:p>0.578313594</text:p>
          </table:table-cell>
          <table:table-cell table:style-name="Default" table:formula="of:=[.BQ89]/[.BR89]" office:value-type="float" office:value="6.00942211700199">
            <text:p>6.009422117</text:p>
          </table:table-cell>
          <table:table-cell office:value-type="float" office:value="841">
            <text:p>841</text:p>
          </table:table-cell>
          <table:table-cell office:value-type="float" office:value="28859717073">
            <text:p>28859717073</text:p>
          </table:table-cell>
          <table:table-cell office:value-type="float" office:value="1189853033">
            <text:p>1189853033</text:p>
          </table:table-cell>
          <table:table-cell office:value-type="float" office:value="7010731">
            <text:p>7010731</text:p>
          </table:table-cell>
          <table:table-cell office:value-type="float" office:value="5909">
            <text:p>5909</text:p>
          </table:table-cell>
          <table:table-cell table:style-name="Default" table:formula="of:=[.BZ89]/[.CB89]/10^3" office:value-type="float" office:value="201.36284193603">
            <text:p>201.362841936</text:p>
          </table:table-cell>
          <table:table-cell table:style-name="Default" table:formula="of:=[.CA89]/[.BZ89]" office:value-type="float" office:value="0.00589209827227461">
            <text:p>0.0058920983</text:p>
          </table:table-cell>
          <table:table-cell table:style-name="Default" table:formula="of:=[.BY89]/[.BZ89]" office:value-type="float" office:value="24.2548586023565">
            <text:p>24.2548586024</text:p>
          </table:table-cell>
          <table:table-cell office:value-type="float" office:value="1981892039">
            <text:p>1981892039</text:p>
          </table:table-cell>
          <table:table-cell office:value-type="float" office:value="1272156058">
            <text:p>1272156058</text:p>
          </table:table-cell>
          <table:table-cell office:value-type="float" office:value="3533745">
            <text:p>3533745</text:p>
          </table:table-cell>
          <table:table-cell office:value-type="float" office:value="344">
            <text:p>344</text:p>
          </table:table-cell>
          <table:table-cell table:style-name="Default" table:formula="of:=[.CG89]/[.CI89]/10^3" office:value-type="float" office:value="3698.1280755814">
            <text:p>3698.1280755814</text:p>
          </table:table-cell>
          <table:table-cell table:style-name="Default" table:formula="of:=[.CH89]/[.CG89]" office:value-type="float" office:value="0.0027777606196802">
            <text:p>0.0027777606</text:p>
          </table:table-cell>
          <table:table-cell table:style-name="Default" table:formula="of:=[.CF89]/[.CG89]" office:value-type="float" office:value="1.55790009137385">
            <text:p>1.5579000914</text:p>
          </table:table-cell>
          <table:table-cell office:value-type="float" office:value="519625674">
            <text:p>519625674</text:p>
          </table:table-cell>
          <table:table-cell office:value-type="float" office:value="319268903">
            <text:p>319268903</text:p>
          </table:table-cell>
          <table:table-cell office:value-type="float" office:value="5521895">
            <text:p>5521895</text:p>
          </table:table-cell>
          <table:table-cell office:value-type="float" office:value="78">
            <text:p>78</text:p>
          </table:table-cell>
          <table:table-cell table:style-name="Default" table:formula="of:=[.CN89]/[.CP89]/10^3" office:value-type="float" office:value="4093.19106410256">
            <text:p>4093.1910641026</text:p>
          </table:table-cell>
          <table:table-cell table:style-name="Default" table:formula="of:=[.CO89]/[.CN89]" office:value-type="float" office:value="0.0172954363801601">
            <text:p>0.0172954364</text:p>
          </table:table-cell>
          <table:table-cell table:style-name="Default" table:formula="of:=[.CM89]/[.CN89]" office:value-type="float" office:value="1.62754865606188">
            <text:p>1.627548656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90]" office:value-type="float" office:value="841">
            <text:p>841</text:p>
          </table:table-cell>
          <table:table-cell office:value-type="string">
            <text:p>,</text:p>
          </table:table-cell>
          <table:table-cell table:formula="of:=[.CS90]" office:value-type="float" office:value="1.63442915850929">
            <text:p>1.6344291585</text:p>
          </table:table-cell>
          <table:table-cell office:value-type="string">
            <text:p>)</text:p>
          </table:table-cell>
          <table:table-cell office:value-type="float" office:value="30309496363">
            <text:p>30309496363</text:p>
          </table:table-cell>
          <table:table-cell office:value-type="float" office:value="1318558965">
            <text:p>1318558965</text:p>
          </table:table-cell>
          <table:table-cell office:value-type="float" office:value="852960153">
            <text:p>852960153</text:p>
          </table:table-cell>
          <table:table-cell table:style-name="Default" office:value-type="float" office:value="8042">
            <text:p>8042</text:p>
          </table:table-cell>
          <table:table-cell table:style-name="Default" table:formula="of:=[.G90]/[.I90]/10^3" office:value-type="float" office:value="163.959085426511">
            <text:p>163.9590854265</text:p>
          </table:table-cell>
          <table:table-cell table:style-name="Default" table:formula="of:=[.H90]/[.G90]" office:value-type="float" office:value="0.646888137459973">
            <text:p>0.6468881375</text:p>
          </table:table-cell>
          <table:table-cell table:style-name="Default" table:formula="of:=[.F90]/[.G90]" office:value-type="float" office:value="22.9868342391499">
            <text:p>22.9868342391</text:p>
          </table:table-cell>
          <table:table-cell office:value-type="float" office:value="30309496187">
            <text:p>30309496187</text:p>
          </table:table-cell>
          <table:table-cell office:value-type="float" office:value="1317847684">
            <text:p>1317847684</text:p>
          </table:table-cell>
          <table:table-cell office:value-type="float" office:value="41587504">
            <text:p>41587504</text:p>
          </table:table-cell>
          <table:table-cell office:value-type="float" office:value="6341">
            <text:p>6341.000000</text:p>
          </table:table-cell>
          <table:table-cell table:style-name="Default" table:formula="of:=[.N90]/[.P90]/10^3" office:value-type="float" office:value="207.82963002681">
            <text:p>207.8296300268</text:p>
          </table:table-cell>
          <table:table-cell table:style-name="Default" table:formula="of:=[.O90]/[.N90]" office:value-type="float" office:value="0.0315571401042125">
            <text:p>0.0315571401</text:p>
          </table:table-cell>
          <table:table-cell table:style-name="Default" table:formula="of:=[.M90]/[.N90]" office:value-type="float" office:value="22.9992407734125">
            <text:p>22.9992407734</text:p>
          </table:table-cell>
          <table:table-cell office:value-type="float" office:value="30309496334">
            <text:p>30309496334</text:p>
          </table:table-cell>
          <table:table-cell office:value-type="float" office:value="1318568841">
            <text:p>1318568841</text:p>
          </table:table-cell>
          <table:table-cell office:value-type="float" office:value="848835258">
            <text:p>848835258</text:p>
          </table:table-cell>
          <table:table-cell office:value-type="float" office:value="7765">
            <text:p>7765.000000</text:p>
          </table:table-cell>
          <table:table-cell table:style-name="Default" table:formula="of:=[.U90]/[.W90]/10^3" office:value-type="float" office:value="169.809251899549">
            <text:p>169.8092518996</text:p>
          </table:table-cell>
          <table:table-cell table:style-name="Default" table:formula="of:=[.V90]/[.U90]" office:value-type="float" office:value="0.643754980101187">
            <text:p>0.6437549801</text:p>
          </table:table-cell>
          <table:table-cell table:style-name="Default" table:formula="of:=[.T90]/[.U90]" office:value-type="float" office:value="22.9866620471733">
            <text:p>22.9866620472</text:p>
          </table:table-cell>
          <table:table-cell office:value-type="float" office:value="30309496661">
            <text:p>30309496661</text:p>
          </table:table-cell>
          <table:table-cell office:value-type="float" office:value="1317524785">
            <text:p>1317524785</text:p>
          </table:table-cell>
          <table:table-cell office:value-type="float" office:value="1628072519">
            <text:p>1628072519</text:p>
          </table:table-cell>
          <table:table-cell office:value-type="float" office:value="10958">
            <text:p>10958.000000</text:p>
          </table:table-cell>
          <table:table-cell table:style-name="Default" table:formula="of:=[.AB90]/[.AD90]/10^3" office:value-type="float" office:value="120.234055940865">
            <text:p>120.2340559409</text:p>
          </table:table-cell>
          <table:table-cell table:style-name="Default" table:formula="of:=[.AC90]/[.AB90]" office:value-type="float" office:value="1.23570542090409">
            <text:p>1.2357054209</text:p>
          </table:table-cell>
          <table:table-cell table:style-name="Default" table:formula="of:=[.AA90]/[.AB90]" office:value-type="float" office:value="23.0048777875552">
            <text:p>23.0048777876</text:p>
          </table:table-cell>
          <table:table-cell office:value-type="float" office:value="30309496187">
            <text:p>30309496187</text:p>
          </table:table-cell>
          <table:table-cell office:value-type="float" office:value="1317968101">
            <text:p>1317968101</text:p>
          </table:table-cell>
          <table:table-cell office:value-type="float" office:value="43216630">
            <text:p>43216630</text:p>
          </table:table-cell>
          <table:table-cell office:value-type="float" office:value="6359">
            <text:p>6359.000000</text:p>
          </table:table-cell>
          <table:table-cell table:style-name="Default" table:formula="of:=[.AI90]/[.AK90]/10^3" office:value-type="float" office:value="207.260276930335">
            <text:p>207.2602769303</text:p>
          </table:table-cell>
          <table:table-cell table:style-name="Default" table:formula="of:=[.AJ90]/[.AI90]" office:value-type="float" office:value="0.032790345963009">
            <text:p>0.032790346</text:p>
          </table:table-cell>
          <table:table-cell table:style-name="Default" table:formula="of:=[.AH90]/[.AI90]" office:value-type="float" office:value="22.9971394330431">
            <text:p>22.997139433</text:p>
          </table:table-cell>
          <table:table-cell office:value-type="float" office:value="30309496654">
            <text:p>30309496654</text:p>
          </table:table-cell>
          <table:table-cell office:value-type="float" office:value="1317400790">
            <text:p>1317400790</text:p>
          </table:table-cell>
          <table:table-cell office:value-type="float" office:value="1626960624">
            <text:p>1626960624</text:p>
          </table:table-cell>
          <table:table-cell office:value-type="float" office:value="10904">
            <text:p>10904.000000</text:p>
          </table:table-cell>
          <table:table-cell table:style-name="Default" table:formula="of:=[.AP90]/[.AR90]/10^3" office:value-type="float" office:value="120.818120873074">
            <text:p>120.8181208731</text:p>
          </table:table-cell>
          <table:table-cell table:style-name="Default" table:formula="of:=[.AQ90]/[.AP90]" office:value-type="float" office:value="1.23497772003006">
            <text:p>1.23497772</text:p>
          </table:table-cell>
          <table:table-cell table:style-name="Default" table:formula="of:=[.AO90]/[.AP90]" office:value-type="float" office:value="23.0070430229513">
            <text:p>23.007043023</text:p>
          </table:table-cell>
          <table:table-cell office:value-type="float" office:value="7913555880">
            <text:p>7913555880</text:p>
          </table:table-cell>
          <table:table-cell office:value-type="float" office:value="1317007627">
            <text:p>1317007627</text:p>
          </table:table-cell>
          <table:table-cell office:value-type="float" office:value="853845513">
            <text:p>853845513</text:p>
          </table:table-cell>
          <table:table-cell office:value-type="float" office:value="5461">
            <text:p>5461.000000</text:p>
          </table:table-cell>
          <table:table-cell table:style-name="Default" table:formula="of:=[.AW90]/[.AY90]/10^3" office:value-type="float" office:value="241.166018494781">
            <text:p>241.1660184948</text:p>
          </table:table-cell>
          <table:table-cell table:style-name="Default" table:formula="of:=[.AX90]/[.AW90]" office:value-type="float" office:value="0.648322375281127">
            <text:p>0.6483223753</text:p>
          </table:table-cell>
          <table:table-cell table:style-name="Default" table:formula="of:=[.AV90]/[.AW90]" office:value-type="float" office:value="6.00873959859004">
            <text:p>6.0087395986</text:p>
          </table:table-cell>
          <table:table-cell office:value-type="float" office:value="5280298211">
            <text:p>5280298211</text:p>
          </table:table-cell>
          <table:table-cell office:value-type="float" office:value="1399562377">
            <text:p>1399562377</text:p>
          </table:table-cell>
          <table:table-cell office:value-type="float" office:value="858349096">
            <text:p>858349096</text:p>
          </table:table-cell>
          <table:table-cell office:value-type="float" office:value="5767">
            <text:p>5767.000000</text:p>
          </table:table-cell>
          <table:table-cell table:style-name="Default" table:formula="of:=[.BD90]/[.BF90]/10^3" office:value-type="float" office:value="242.68465007803">
            <text:p>242.684650078</text:p>
          </table:table-cell>
          <table:table-cell table:style-name="Default" table:formula="of:=[.BE90]/[.BD90]" office:value-type="float" office:value="0.613298206715084">
            <text:p>0.6132982067</text:p>
          </table:table-cell>
          <table:table-cell table:style-name="Default" table:formula="of:=[.BC90]/[.BD90]" office:value-type="float" office:value="3.77282091729163">
            <text:p>3.7728209173</text:p>
          </table:table-cell>
          <table:table-cell office:value-type="float" office:value="5277488070">
            <text:p>5277488070</text:p>
          </table:table-cell>
          <table:table-cell office:value-type="float" office:value="1397986878">
            <text:p>1397986878</text:p>
          </table:table-cell>
          <table:table-cell office:value-type="float" office:value="858392217">
            <text:p>858392217</text:p>
          </table:table-cell>
          <table:table-cell office:value-type="float" office:value="5761">
            <text:p>5761.000000</text:p>
          </table:table-cell>
          <table:table-cell table:style-name="Default" table:formula="of:=[.BK90]/[.BM90]/10^3" office:value-type="float" office:value="242.663926054504">
            <text:p>242.6639260545</text:p>
          </table:table-cell>
          <table:table-cell table:style-name="Default" table:formula="of:=[.BL90]/[.BK90]" office:value-type="float" office:value="0.614020224730607">
            <text:p>0.6140202247</text:p>
          </table:table-cell>
          <table:table-cell table:style-name="Default" table:formula="of:=[.BJ90]/[.BK90]" office:value-type="float" office:value="3.77506266550236">
            <text:p>3.7750626655</text:p>
          </table:table-cell>
          <table:table-cell office:value-type="float" office:value="7914310174">
            <text:p>7914310174</text:p>
          </table:table-cell>
          <table:table-cell office:value-type="float" office:value="1317007743">
            <text:p>1317007743</text:p>
          </table:table-cell>
          <table:table-cell office:value-type="float" office:value="852817306">
            <text:p>852817306</text:p>
          </table:table-cell>
          <table:table-cell office:value-type="float" office:value="5450">
            <text:p>5450.000000</text:p>
          </table:table-cell>
          <table:table-cell table:style-name="Default" table:formula="of:=[.BR90]/[.BT90]/10^3" office:value-type="float" office:value="241.652796880734">
            <text:p>241.6527968807</text:p>
          </table:table-cell>
          <table:table-cell table:style-name="Default" table:formula="of:=[.BS90]/[.BR90]" office:value-type="float" office:value="0.647541603709463">
            <text:p>0.6475416037</text:p>
          </table:table-cell>
          <table:table-cell table:style-name="Default" table:formula="of:=[.BQ90]/[.BR90]" office:value-type="float" office:value="6.00931180250472">
            <text:p>6.0093118025</text:p>
          </table:table-cell>
          <table:table-cell office:value-type="float" office:value="841">
            <text:p>841</text:p>
          </table:table-cell>
          <table:table-cell office:value-type="float" office:value="28859717072">
            <text:p>28859717072</text:p>
          </table:table-cell>
          <table:table-cell office:value-type="float" office:value="1189852567">
            <text:p>1189852567</text:p>
          </table:table-cell>
          <table:table-cell office:value-type="float" office:value="6980426">
            <text:p>6980426</text:p>
          </table:table-cell>
          <table:table-cell office:value-type="float" office:value="5908">
            <text:p>5908</text:p>
          </table:table-cell>
          <table:table-cell table:style-name="Default" table:formula="of:=[.BZ90]/[.CB90]/10^3" office:value-type="float" office:value="201.396846140826">
            <text:p>201.3968461408</text:p>
          </table:table-cell>
          <table:table-cell table:style-name="Default" table:formula="of:=[.CA90]/[.BZ90]" office:value-type="float" office:value="0.00586663103782672">
            <text:p>0.005866631</text:p>
          </table:table-cell>
          <table:table-cell table:style-name="Default" table:formula="of:=[.BY90]/[.BZ90]" office:value-type="float" office:value="24.254868100814">
            <text:p>24.2548681008</text:p>
          </table:table-cell>
          <table:table-cell office:value-type="float" office:value="2050448004">
            <text:p>2050448004</text:p>
          </table:table-cell>
          <table:table-cell office:value-type="float" office:value="1317046893">
            <text:p>1317046893</text:p>
          </table:table-cell>
          <table:table-cell office:value-type="float" office:value="3610942">
            <text:p>3610942</text:p>
          </table:table-cell>
          <table:table-cell office:value-type="float" office:value="355">
            <text:p>355</text:p>
          </table:table-cell>
          <table:table-cell table:style-name="Default" table:formula="of:=[.CG90]/[.CI90]/10^3" office:value-type="float" office:value="3709.99124788732">
            <text:p>3709.9912478873</text:p>
          </table:table-cell>
          <table:table-cell table:style-name="Default" table:formula="of:=[.CH90]/[.CG90]" office:value-type="float" office:value="0.00274169584939752">
            <text:p>0.0027416958</text:p>
          </table:table-cell>
          <table:table-cell table:style-name="Default" table:formula="of:=[.CF90]/[.CG90]" office:value-type="float" office:value="1.55685269438618">
            <text:p>1.5568526944</text:p>
          </table:table-cell>
          <table:table-cell office:value-type="float" office:value="541691640">
            <text:p>541691640</text:p>
          </table:table-cell>
          <table:table-cell office:value-type="float" office:value="331425585">
            <text:p>331425585</text:p>
          </table:table-cell>
          <table:table-cell office:value-type="float" office:value="5822494">
            <text:p>5822494</text:p>
          </table:table-cell>
          <table:table-cell office:value-type="float" office:value="81">
            <text:p>81</text:p>
          </table:table-cell>
          <table:table-cell table:style-name="Default" table:formula="of:=[.CN90]/[.CP90]/10^3" office:value-type="float" office:value="4091.67388888889">
            <text:p>4091.6738888889</text:p>
          </table:table-cell>
          <table:table-cell table:style-name="Default" table:formula="of:=[.CO90]/[.CN90]" office:value-type="float" office:value="0.01756802812915">
            <text:p>0.0175680281</text:p>
          </table:table-cell>
          <table:table-cell table:style-name="Default" table:formula="of:=[.CM90]/[.CN90]" office:value-type="float" office:value="1.63442915850929">
            <text:p>1.634429158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91]" office:value-type="float" office:value="841">
            <text:p>841</text:p>
          </table:table-cell>
          <table:table-cell office:value-type="string">
            <text:p>,</text:p>
          </table:table-cell>
          <table:table-cell table:formula="of:=[.CS91]" office:value-type="float" office:value="1.6260890390476">
            <text:p>1.626089039</text:p>
          </table:table-cell>
          <table:table-cell office:value-type="string">
            <text:p>)</text:p>
          </table:table-cell>
          <table:table-cell office:value-type="float" office:value="31366492721">
            <text:p>31366492721</text:p>
          </table:table-cell>
          <table:table-cell office:value-type="float" office:value="1364387261">
            <text:p>1364387261</text:p>
          </table:table-cell>
          <table:table-cell office:value-type="float" office:value="882225093">
            <text:p>882225093</text:p>
          </table:table-cell>
          <table:table-cell table:style-name="Default" office:value-type="float" office:value="8601">
            <text:p>8601</text:p>
          </table:table-cell>
          <table:table-cell table:style-name="Default" table:formula="of:=[.G91]/[.I91]/10^3" office:value-type="float" office:value="158.631236019068">
            <text:p>158.6312360191</text:p>
          </table:table-cell>
          <table:table-cell table:style-name="Default" table:formula="of:=[.H91]/[.G91]" office:value-type="float" office:value="0.646609007733912">
            <text:p>0.6466090077</text:p>
          </table:table-cell>
          <table:table-cell table:style-name="Default" table:formula="of:=[.F91]/[.G91]" office:value-type="float" office:value="22.9894353440464">
            <text:p>22.989435344</text:p>
          </table:table-cell>
          <table:table-cell office:value-type="float" office:value="31366492511">
            <text:p>31366492511</text:p>
          </table:table-cell>
          <table:table-cell office:value-type="float" office:value="1363827075">
            <text:p>1363827075</text:p>
          </table:table-cell>
          <table:table-cell office:value-type="float" office:value="43133286">
            <text:p>43133286</text:p>
          </table:table-cell>
          <table:table-cell office:value-type="float" office:value="6561">
            <text:p>6561.000000</text:p>
          </table:table-cell>
          <table:table-cell table:style-name="Default" table:formula="of:=[.N91]/[.P91]/10^3" office:value-type="float" office:value="207.868781435757">
            <text:p>207.8687814358</text:p>
          </table:table-cell>
          <table:table-cell table:style-name="Default" table:formula="of:=[.O91]/[.N91]" office:value-type="float" office:value="0.0316266532544091">
            <text:p>0.0316266533</text:p>
          </table:table-cell>
          <table:table-cell table:style-name="Default" table:formula="of:=[.M91]/[.N91]" office:value-type="float" office:value="22.998877999984">
            <text:p>22.998878</text:p>
          </table:table-cell>
          <table:table-cell office:value-type="float" office:value="31366492669">
            <text:p>31366492669</text:p>
          </table:table-cell>
          <table:table-cell office:value-type="float" office:value="1364576103">
            <text:p>1364576103</text:p>
          </table:table-cell>
          <table:table-cell office:value-type="float" office:value="879710403">
            <text:p>879710403</text:p>
          </table:table-cell>
          <table:table-cell office:value-type="float" office:value="8080">
            <text:p>8080.000000</text:p>
          </table:table-cell>
          <table:table-cell table:style-name="Default" table:formula="of:=[.U91]/[.W91]/10^3" office:value-type="float" office:value="168.883181064356">
            <text:p>168.8831810644</text:p>
          </table:table-cell>
          <table:table-cell table:style-name="Default" table:formula="of:=[.V91]/[.U91]" office:value-type="float" office:value="0.644676688288744">
            <text:p>0.6446766883</text:p>
          </table:table-cell>
          <table:table-cell table:style-name="Default" table:formula="of:=[.T91]/[.U91]" office:value-type="float" office:value="22.9862538264016">
            <text:p>22.9862538264</text:p>
          </table:table-cell>
          <table:table-cell office:value-type="float" office:value="31366493018">
            <text:p>31366493018</text:p>
          </table:table-cell>
          <table:table-cell office:value-type="float" office:value="1363707530">
            <text:p>1363707530</text:p>
          </table:table-cell>
          <table:table-cell office:value-type="float" office:value="1687003780">
            <text:p>1687003780</text:p>
          </table:table-cell>
          <table:table-cell office:value-type="float" office:value="11522">
            <text:p>11522.000000</text:p>
          </table:table-cell>
          <table:table-cell table:style-name="Default" table:formula="of:=[.AB91]/[.AD91]/10^3" office:value-type="float" office:value="118.35684169415">
            <text:p>118.3568416942</text:p>
          </table:table-cell>
          <table:table-cell table:style-name="Default" table:formula="of:=[.AC91]/[.AB91]" office:value-type="float" office:value="1.23707154421887">
            <text:p>1.2370715442</text:p>
          </table:table-cell>
          <table:table-cell table:style-name="Default" table:formula="of:=[.AA91]/[.AB91]" office:value-type="float" office:value="23.0008944938509">
            <text:p>23.0008944939</text:p>
          </table:table-cell>
          <table:table-cell office:value-type="float" office:value="31366492512">
            <text:p>31366492512</text:p>
          </table:table-cell>
          <table:table-cell office:value-type="float" office:value="1363844260">
            <text:p>1363844260</text:p>
          </table:table-cell>
          <table:table-cell office:value-type="float" office:value="44799216">
            <text:p>44799216</text:p>
          </table:table-cell>
          <table:table-cell office:value-type="float" office:value="6577">
            <text:p>6577.000000</text:p>
          </table:table-cell>
          <table:table-cell table:style-name="Default" table:formula="of:=[.AI91]/[.AK91]/10^3" office:value-type="float" office:value="207.3657077695">
            <text:p>207.3657077695</text:p>
          </table:table-cell>
          <table:table-cell table:style-name="Default" table:formula="of:=[.AJ91]/[.AI91]" office:value-type="float" office:value="0.0328477505195498">
            <text:p>0.0328477505</text:p>
          </table:table-cell>
          <table:table-cell table:style-name="Default" table:formula="of:=[.AH91]/[.AI91]" office:value-type="float" office:value="22.9985882053718">
            <text:p>22.9985882054</text:p>
          </table:table-cell>
          <table:table-cell office:value-type="float" office:value="31366493023">
            <text:p>31366493023</text:p>
          </table:table-cell>
          <table:table-cell office:value-type="float" office:value="1363568439">
            <text:p>1363568439</text:p>
          </table:table-cell>
          <table:table-cell office:value-type="float" office:value="1686156101">
            <text:p>1686156101</text:p>
          </table:table-cell>
          <table:table-cell office:value-type="float" office:value="11563">
            <text:p>11563.000000</text:p>
          </table:table-cell>
          <table:table-cell table:style-name="Default" table:formula="of:=[.AP91]/[.AR91]/10^3" office:value-type="float" office:value="117.925143907291">
            <text:p>117.9251439073</text:p>
          </table:table-cell>
          <table:table-cell table:style-name="Default" table:formula="of:=[.AQ91]/[.AP91]" office:value-type="float" office:value="1.2365760696519">
            <text:p>1.2365760697</text:p>
          </table:table-cell>
          <table:table-cell table:style-name="Default" table:formula="of:=[.AO91]/[.AP91]" office:value-type="float" office:value="23.0032407071575">
            <text:p>23.0032407072</text:p>
          </table:table-cell>
          <table:table-cell office:value-type="float" office:value="8189448407">
            <text:p>8189448407</text:p>
          </table:table-cell>
          <table:table-cell office:value-type="float" office:value="1362945920">
            <text:p>1362945920</text:p>
          </table:table-cell>
          <table:table-cell office:value-type="float" office:value="885246074">
            <text:p>885246074</text:p>
          </table:table-cell>
          <table:table-cell office:value-type="float" office:value="5692">
            <text:p>5692.000000</text:p>
          </table:table-cell>
          <table:table-cell table:style-name="Default" table:formula="of:=[.AW91]/[.AY91]/10^3" office:value-type="float" office:value="239.449388615601">
            <text:p>239.4493886156</text:p>
          </table:table-cell>
          <table:table-cell table:style-name="Default" table:formula="of:=[.AX91]/[.AW91]" office:value-type="float" office:value="0.649509317288246">
            <text:p>0.6495093173</text:p>
          </table:table-cell>
          <table:table-cell table:style-name="Default" table:formula="of:=[.AV91]/[.AW91]" office:value-type="float" office:value="6.00863782401579">
            <text:p>6.008637824</text:p>
          </table:table-cell>
          <table:table-cell office:value-type="float" office:value="5464332212">
            <text:p>5464332212</text:p>
          </table:table-cell>
          <table:table-cell office:value-type="float" office:value="1456307977">
            <text:p>1456307977</text:p>
          </table:table-cell>
          <table:table-cell office:value-type="float" office:value="889421492">
            <text:p>889421492</text:p>
          </table:table-cell>
          <table:table-cell office:value-type="float" office:value="6042">
            <text:p>6042.000000</text:p>
          </table:table-cell>
          <table:table-cell table:style-name="Default" table:formula="of:=[.BD91]/[.BF91]/10^3" office:value-type="float" office:value="241.030780701754">
            <text:p>241.0307807018</text:p>
          </table:table-cell>
          <table:table-cell table:style-name="Default" table:formula="of:=[.BE91]/[.BD91]" office:value-type="float" office:value="0.610737224575403">
            <text:p>0.6107372246</text:p>
          </table:table-cell>
          <table:table-cell table:style-name="Default" table:formula="of:=[.BC91]/[.BD91]" office:value-type="float" office:value="3.75218174884721">
            <text:p>3.7521817488</text:p>
          </table:table-cell>
          <table:table-cell office:value-type="float" office:value="5461447531">
            <text:p>5461447531</text:p>
          </table:table-cell>
          <table:table-cell office:value-type="float" office:value="1456006009">
            <text:p>1456006009</text:p>
          </table:table-cell>
          <table:table-cell office:value-type="float" office:value="889300537">
            <text:p>889300537</text:p>
          </table:table-cell>
          <table:table-cell office:value-type="float" office:value="6039">
            <text:p>6039.000000</text:p>
          </table:table-cell>
          <table:table-cell table:style-name="Default" table:formula="of:=[.BK91]/[.BM91]/10^3" office:value-type="float" office:value="241.100514820334">
            <text:p>241.1005148203</text:p>
          </table:table-cell>
          <table:table-cell table:style-name="Default" table:formula="of:=[.BL91]/[.BK91]" office:value-type="float" office:value="0.610780815122309">
            <text:p>0.6107808151</text:p>
          </table:table-cell>
          <table:table-cell table:style-name="Default" table:formula="of:=[.BJ91]/[.BK91]" office:value-type="float" office:value="3.75097870286331">
            <text:p>3.7509787029</text:p>
          </table:table-cell>
          <table:table-cell office:value-type="float" office:value="8190220171">
            <text:p>8190220171</text:p>
          </table:table-cell>
          <table:table-cell office:value-type="float" office:value="1362945902">
            <text:p>1362945902</text:p>
          </table:table-cell>
          <table:table-cell office:value-type="float" office:value="884609259">
            <text:p>884609259</text:p>
          </table:table-cell>
          <table:table-cell office:value-type="float" office:value="5687">
            <text:p>5687.000000</text:p>
          </table:table-cell>
          <table:table-cell table:style-name="Default" table:formula="of:=[.BR91]/[.BT91]/10^3" office:value-type="float" office:value="239.659908915069">
            <text:p>239.6599089151</text:p>
          </table:table-cell>
          <table:table-cell table:style-name="Default" table:formula="of:=[.BS91]/[.BR91]" office:value-type="float" office:value="0.649042091620743">
            <text:p>0.6490420916</text:p>
          </table:table-cell>
          <table:table-cell table:style-name="Default" table:formula="of:=[.BQ91]/[.BR91]" office:value-type="float" office:value="6.00920415034932">
            <text:p>6.0092041503</text:p>
          </table:table-cell>
          <table:table-cell office:value-type="float" office:value="841">
            <text:p>841</text:p>
          </table:table-cell>
          <table:table-cell office:value-type="float" office:value="28859717074">
            <text:p>28859717074</text:p>
          </table:table-cell>
          <table:table-cell office:value-type="float" office:value="1189851945">
            <text:p>1189851945</text:p>
          </table:table-cell>
          <table:table-cell office:value-type="float" office:value="7000678">
            <text:p>7000678</text:p>
          </table:table-cell>
          <table:table-cell office:value-type="float" office:value="5909">
            <text:p>5909</text:p>
          </table:table-cell>
          <table:table-cell table:style-name="Default" table:formula="of:=[.BZ91]/[.CB91]/10^3" office:value-type="float" office:value="201.36265781012">
            <text:p>201.3626578101</text:p>
          </table:table-cell>
          <table:table-cell table:style-name="Default" table:formula="of:=[.CA91]/[.BZ91]" office:value-type="float" office:value="0.00588365470966222">
            <text:p>0.0058836547</text:p>
          </table:table-cell>
          <table:table-cell table:style-name="Default" table:formula="of:=[.BY91]/[.BZ91]" office:value-type="float" office:value="24.254880781827">
            <text:p>24.2548807818</text:p>
          </table:table-cell>
          <table:table-cell office:value-type="float" office:value="2121276571">
            <text:p>2121276571</text:p>
          </table:table-cell>
          <table:table-cell office:value-type="float" office:value="1363028713">
            <text:p>1363028713</text:p>
          </table:table-cell>
          <table:table-cell office:value-type="float" office:value="3746943">
            <text:p>3746943</text:p>
          </table:table-cell>
          <table:table-cell office:value-type="float" office:value="368">
            <text:p>368</text:p>
          </table:table-cell>
          <table:table-cell table:style-name="Default" table:formula="of:=[.CG91]/[.CI91]/10^3" office:value-type="float" office:value="3703.88237228261">
            <text:p>3703.8823722826</text:p>
          </table:table-cell>
          <table:table-cell table:style-name="Default" table:formula="of:=[.CH91]/[.CG91]" office:value-type="float" office:value="0.00274898317567577">
            <text:p>0.0027489832</text:p>
          </table:table-cell>
          <table:table-cell table:style-name="Default" table:formula="of:=[.CF91]/[.CG91]" office:value-type="float" office:value="1.55629632066306">
            <text:p>1.5562963207</text:p>
          </table:table-cell>
          <table:table-cell office:value-type="float" office:value="556192100">
            <text:p>556192100</text:p>
          </table:table-cell>
          <table:table-cell office:value-type="float" office:value="342042832">
            <text:p>342042832</text:p>
          </table:table-cell>
          <table:table-cell office:value-type="float" office:value="5900371">
            <text:p>5900371</text:p>
          </table:table-cell>
          <table:table-cell office:value-type="float" office:value="83">
            <text:p>83</text:p>
          </table:table-cell>
          <table:table-cell table:style-name="Default" table:formula="of:=[.CN91]/[.CP91]/10^3" office:value-type="float" office:value="4120.99797590361">
            <text:p>4120.9979759036</text:p>
          </table:table-cell>
          <table:table-cell table:style-name="Default" table:formula="of:=[.CO91]/[.CN91]" office:value-type="float" office:value="0.0172503863492745">
            <text:p>0.0172503863</text:p>
          </table:table-cell>
          <table:table-cell table:style-name="Default" table:formula="of:=[.CM91]/[.CN91]" office:value-type="float" office:value="1.6260890390476">
            <text:p>1.62608903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92]" office:value-type="float" office:value="841">
            <text:p>841</text:p>
          </table:table-cell>
          <table:table-cell office:value-type="string">
            <text:p>,</text:p>
          </table:table-cell>
          <table:table-cell table:formula="of:=[.CS92]" office:value-type="float" office:value="1.63238506569468">
            <text:p>1.6323850657</text:p>
          </table:table-cell>
          <table:table-cell office:value-type="string">
            <text:p>)</text:p>
          </table:table-cell>
          <table:table-cell office:value-type="float" office:value="32447781728">
            <text:p>32447781728</text:p>
          </table:table-cell>
          <table:table-cell office:value-type="float" office:value="1411469668">
            <text:p>1411469668</text:p>
          </table:table-cell>
          <table:table-cell office:value-type="float" office:value="949634716">
            <text:p>949634716</text:p>
          </table:table-cell>
          <table:table-cell table:style-name="Default" office:value-type="float" office:value="8917">
            <text:p>8917</text:p>
          </table:table-cell>
          <table:table-cell table:style-name="Default" table:formula="of:=[.G92]/[.I92]/10^3" office:value-type="float" office:value="158.28974632724">
            <text:p>158.2897463272</text:p>
          </table:table-cell>
          <table:table-cell table:style-name="Default" table:formula="of:=[.H92]/[.G92]" office:value-type="float" office:value="0.672798528745996">
            <text:p>0.6727985287</text:p>
          </table:table-cell>
          <table:table-cell table:style-name="Default" table:formula="of:=[.F92]/[.G92]" office:value-type="float" office:value="22.988649677451">
            <text:p>22.9886496775</text:p>
          </table:table-cell>
          <table:table-cell office:value-type="float" office:value="32447781509">
            <text:p>32447781509</text:p>
          </table:table-cell>
          <table:table-cell office:value-type="float" office:value="1410854393">
            <text:p>1410854393</text:p>
          </table:table-cell>
          <table:table-cell office:value-type="float" office:value="44518291">
            <text:p>44518291</text:p>
          </table:table-cell>
          <table:table-cell office:value-type="float" office:value="6787">
            <text:p>6787.000000</text:p>
          </table:table-cell>
          <table:table-cell table:style-name="Default" table:formula="of:=[.N92]/[.P92]/10^3" office:value-type="float" office:value="207.87599720053">
            <text:p>207.8759972005</text:p>
          </table:table-cell>
          <table:table-cell table:style-name="Default" table:formula="of:=[.O92]/[.N92]" office:value-type="float" office:value="0.0315541357215025">
            <text:p>0.0315541357</text:p>
          </table:table-cell>
          <table:table-cell table:style-name="Default" table:formula="of:=[.M92]/[.N92]" office:value-type="float" office:value="22.9986748951492">
            <text:p>22.9986748951</text:p>
          </table:table-cell>
          <table:table-cell office:value-type="float" office:value="32447781672">
            <text:p>32447781672</text:p>
          </table:table-cell>
          <table:table-cell office:value-type="float" office:value="1411609323">
            <text:p>1411609323</text:p>
          </table:table-cell>
          <table:table-cell office:value-type="float" office:value="945403919">
            <text:p>945403919</text:p>
          </table:table-cell>
          <table:table-cell office:value-type="float" office:value="8357">
            <text:p>8357.000000</text:p>
          </table:table-cell>
          <table:table-cell table:style-name="Default" table:formula="of:=[.U92]/[.W92]/10^3" office:value-type="float" office:value="168.913404690678">
            <text:p>168.9134046907</text:p>
          </table:table-cell>
          <table:table-cell table:style-name="Default" table:formula="of:=[.V92]/[.U92]" office:value-type="float" office:value="0.669734822231689">
            <text:p>0.6697348222</text:p>
          </table:table-cell>
          <table:table-cell table:style-name="Default" table:formula="of:=[.T92]/[.U92]" office:value-type="float" office:value="22.9863752975511">
            <text:p>22.9863752976</text:p>
          </table:table-cell>
          <table:table-cell office:value-type="float" office:value="32447782058">
            <text:p>32447782058</text:p>
          </table:table-cell>
          <table:table-cell office:value-type="float" office:value="1410643366">
            <text:p>1410643366</text:p>
          </table:table-cell>
          <table:table-cell office:value-type="float" office:value="1781546945">
            <text:p>1781546945</text:p>
          </table:table-cell>
          <table:table-cell office:value-type="float" office:value="12162">
            <text:p>12162.000000</text:p>
          </table:table-cell>
          <table:table-cell table:style-name="Default" table:formula="of:=[.AB92]/[.AD92]/10^3" office:value-type="float" office:value="115.987778819273">
            <text:p>115.9877788193</text:p>
          </table:table-cell>
          <table:table-cell table:style-name="Default" table:formula="of:=[.AC92]/[.AB92]" office:value-type="float" office:value="1.26293221089022">
            <text:p>1.2629322109</text:p>
          </table:table-cell>
          <table:table-cell table:style-name="Default" table:formula="of:=[.AA92]/[.AB92]" office:value-type="float" office:value="23.0021158005432">
            <text:p>23.0021158005</text:p>
          </table:table-cell>
          <table:table-cell office:value-type="float" office:value="32447781511">
            <text:p>32447781511</text:p>
          </table:table-cell>
          <table:table-cell office:value-type="float" office:value="1410871188">
            <text:p>1410871188</text:p>
          </table:table-cell>
          <table:table-cell office:value-type="float" office:value="46227922">
            <text:p>46227922</text:p>
          </table:table-cell>
          <table:table-cell office:value-type="float" office:value="6804">
            <text:p>6804.000000</text:p>
          </table:table-cell>
          <table:table-cell table:style-name="Default" table:formula="of:=[.AI92]/[.AK92]/10^3" office:value-type="float" office:value="207.359081128748">
            <text:p>207.3590811287</text:p>
          </table:table-cell>
          <table:table-cell table:style-name="Default" table:formula="of:=[.AJ92]/[.AI92]" office:value-type="float" office:value="0.0327655156566993">
            <text:p>0.0327655157</text:p>
          </table:table-cell>
          <table:table-cell table:style-name="Default" table:formula="of:=[.AH92]/[.AI92]" office:value-type="float" office:value="22.9984011205139">
            <text:p>22.9984011205</text:p>
          </table:table-cell>
          <table:table-cell office:value-type="float" office:value="32447782039">
            <text:p>32447782039</text:p>
          </table:table-cell>
          <table:table-cell office:value-type="float" office:value="1410523611">
            <text:p>1410523611</text:p>
          </table:table-cell>
          <table:table-cell office:value-type="float" office:value="1779791850">
            <text:p>1779791850</text:p>
          </table:table-cell>
          <table:table-cell office:value-type="float" office:value="11954">
            <text:p>11954.000000</text:p>
          </table:table-cell>
          <table:table-cell table:style-name="Default" table:formula="of:=[.AP92]/[.AR92]/10^3" office:value-type="float" office:value="117.995952066254">
            <text:p>117.9959520663</text:p>
          </table:table-cell>
          <table:table-cell table:style-name="Default" table:formula="of:=[.AQ92]/[.AP92]" office:value-type="float" office:value="1.26179514906397">
            <text:p>1.2617951491</text:p>
          </table:table-cell>
          <table:table-cell table:style-name="Default" table:formula="of:=[.AO92]/[.AP92]" office:value-type="float" office:value="23.0040686919065">
            <text:p>23.0040686919</text:p>
          </table:table-cell>
          <table:table-cell office:value-type="float" office:value="8471679808">
            <text:p>8471679808</text:p>
          </table:table-cell>
          <table:table-cell office:value-type="float" office:value="1409939993">
            <text:p>1409939993</text:p>
          </table:table-cell>
          <table:table-cell office:value-type="float" office:value="948277517">
            <text:p>948277517</text:p>
          </table:table-cell>
          <table:table-cell office:value-type="float" office:value="5966">
            <text:p>5966.000000</text:p>
          </table:table-cell>
          <table:table-cell table:style-name="Default" table:formula="of:=[.AW92]/[.AY92]/10^3" office:value-type="float" office:value="236.329197619846">
            <text:p>236.3291976198</text:p>
          </table:table-cell>
          <table:table-cell table:style-name="Default" table:formula="of:=[.AX92]/[.AW92]" office:value-type="float" office:value="0.672565869262494">
            <text:p>0.6725658693</text:p>
          </table:table-cell>
          <table:table-cell table:style-name="Default" table:formula="of:=[.AV92]/[.AW92]" office:value-type="float" office:value="6.00853926412456">
            <text:p>6.0085392641</text:p>
          </table:table-cell>
          <table:table-cell office:value-type="float" office:value="5652593284">
            <text:p>5652593284</text:p>
          </table:table-cell>
          <table:table-cell office:value-type="float" office:value="1504999814">
            <text:p>1504999814</text:p>
          </table:table-cell>
          <table:table-cell office:value-type="float" office:value="957046455">
            <text:p>957046455</text:p>
          </table:table-cell>
          <table:table-cell office:value-type="float" office:value="6311">
            <text:p>6311.000000</text:p>
          </table:table-cell>
          <table:table-cell table:style-name="Default" table:formula="of:=[.BD92]/[.BF92]/10^3" office:value-type="float" office:value="238.472478846459">
            <text:p>238.4724788465</text:p>
          </table:table-cell>
          <table:table-cell table:style-name="Default" table:formula="of:=[.BE92]/[.BD92]" office:value-type="float" office:value="0.635911344371767">
            <text:p>0.6359113444</text:p>
          </table:table-cell>
          <table:table-cell table:style-name="Default" table:formula="of:=[.BC92]/[.BD92]" office:value-type="float" office:value="3.75587640039403">
            <text:p>3.7558764004</text:p>
          </table:table-cell>
          <table:table-cell office:value-type="float" office:value="5649651794">
            <text:p>5649651794</text:p>
          </table:table-cell>
          <table:table-cell office:value-type="float" office:value="1504903912">
            <text:p>1504903912</text:p>
          </table:table-cell>
          <table:table-cell office:value-type="float" office:value="956151916">
            <text:p>956151916</text:p>
          </table:table-cell>
          <table:table-cell office:value-type="float" office:value="6313">
            <text:p>6313.000000</text:p>
          </table:table-cell>
          <table:table-cell table:style-name="Default" table:formula="of:=[.BK92]/[.BM92]/10^3" office:value-type="float" office:value="238.38173800095">
            <text:p>238.381738001</text:p>
          </table:table-cell>
          <table:table-cell table:style-name="Default" table:formula="of:=[.BL92]/[.BK92]" office:value-type="float" office:value="0.635357452642465">
            <text:p>0.6353574526</text:p>
          </table:table-cell>
          <table:table-cell table:style-name="Default" table:formula="of:=[.BJ92]/[.BK92]" office:value-type="float" office:value="3.75416114540607">
            <text:p>3.7541611454</text:p>
          </table:table-cell>
          <table:table-cell office:value-type="float" office:value="8472469241">
            <text:p>8472469241</text:p>
          </table:table-cell>
          <table:table-cell office:value-type="float" office:value="1409940042">
            <text:p>1409940042</text:p>
          </table:table-cell>
          <table:table-cell office:value-type="float" office:value="948895467">
            <text:p>948895467</text:p>
          </table:table-cell>
          <table:table-cell office:value-type="float" office:value="5954">
            <text:p>5954.000000</text:p>
          </table:table-cell>
          <table:table-cell table:style-name="Default" table:formula="of:=[.BR92]/[.BT92]/10^3" office:value-type="float" office:value="236.80551595566">
            <text:p>236.8055159557</text:p>
          </table:table-cell>
          <table:table-cell table:style-name="Default" table:formula="of:=[.BS92]/[.BR92]" office:value-type="float" office:value="0.673004126937194">
            <text:p>0.6730041269</text:p>
          </table:table-cell>
          <table:table-cell table:style-name="Default" table:formula="of:=[.BQ92]/[.BR92]" office:value-type="float" office:value="6.00909896067765">
            <text:p>6.0090989607</text:p>
          </table:table-cell>
          <table:table-cell office:value-type="float" office:value="841">
            <text:p>841</text:p>
          </table:table-cell>
          <table:table-cell office:value-type="float" office:value="28859717073">
            <text:p>28859717073</text:p>
          </table:table-cell>
          <table:table-cell office:value-type="float" office:value="1189852835">
            <text:p>1189852835</text:p>
          </table:table-cell>
          <table:table-cell office:value-type="float" office:value="6931834">
            <text:p>6931834</text:p>
          </table:table-cell>
          <table:table-cell office:value-type="float" office:value="5918">
            <text:p>5918</text:p>
          </table:table-cell>
          <table:table-cell table:style-name="Default" table:formula="of:=[.BZ92]/[.CB92]/10^3" office:value-type="float" office:value="201.056579080771">
            <text:p>201.0565790808</text:p>
          </table:table-cell>
          <table:table-cell table:style-name="Default" table:formula="of:=[.CA92]/[.BZ92]" office:value-type="float" office:value="0.00582579105255483">
            <text:p>0.0058257911</text:p>
          </table:table-cell>
          <table:table-cell table:style-name="Default" table:formula="of:=[.BY92]/[.BZ92]" office:value-type="float" office:value="24.254862638538">
            <text:p>24.2548626385</text:p>
          </table:table-cell>
          <table:table-cell office:value-type="float" office:value="2193081274">
            <text:p>2193081274</text:p>
          </table:table-cell>
          <table:table-cell office:value-type="float" office:value="1410012387">
            <text:p>1410012387</text:p>
          </table:table-cell>
          <table:table-cell office:value-type="float" office:value="3836176">
            <text:p>3836176</text:p>
          </table:table-cell>
          <table:table-cell office:value-type="float" office:value="380">
            <text:p>380</text:p>
          </table:table-cell>
          <table:table-cell table:style-name="Default" table:formula="of:=[.CG92]/[.CI92]/10^3" office:value-type="float" office:value="3710.55891315789">
            <text:p>3710.5589131579</text:p>
          </table:table-cell>
          <table:table-cell table:style-name="Default" table:formula="of:=[.CH92]/[.CG92]" office:value-type="float" office:value="0.00272066829722114">
            <text:p>0.0027206683</text:p>
          </table:table-cell>
          <table:table-cell table:style-name="Default" table:formula="of:=[.CF92]/[.CG92]" office:value-type="float" office:value="1.5553631260404">
            <text:p>1.555363126</text:p>
          </table:table-cell>
          <table:table-cell office:value-type="float" office:value="579102985">
            <text:p>579102985</text:p>
          </table:table-cell>
          <table:table-cell office:value-type="float" office:value="354758811">
            <text:p>354758811</text:p>
          </table:table-cell>
          <table:table-cell office:value-type="float" office:value="6161329">
            <text:p>6161329</text:p>
          </table:table-cell>
          <table:table-cell office:value-type="float" office:value="86">
            <text:p>86</text:p>
          </table:table-cell>
          <table:table-cell table:style-name="Default" table:formula="of:=[.CN92]/[.CP92]/10^3" office:value-type="float" office:value="4125.10245348837">
            <text:p>4125.1024534884</text:p>
          </table:table-cell>
          <table:table-cell table:style-name="Default" table:formula="of:=[.CO92]/[.CN92]" office:value-type="float" office:value="0.017367656021375">
            <text:p>0.017367656</text:p>
          </table:table-cell>
          <table:table-cell table:style-name="Default" table:formula="of:=[.CM92]/[.CN92]" office:value-type="float" office:value="1.63238506569468">
            <text:p>1.632385065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93]" office:value-type="float" office:value="900">
            <text:p>900</text:p>
          </table:table-cell>
          <table:table-cell office:value-type="string">
            <text:p>,</text:p>
          </table:table-cell>
          <table:table-cell table:formula="of:=[.CS93]" office:value-type="float" office:value="1.62640973569423">
            <text:p>1.6264097357</text:p>
          </table:table-cell>
          <table:table-cell office:value-type="string">
            <text:p>)</text:p>
          </table:table-cell>
          <table:table-cell office:value-type="float" office:value="33553639632">
            <text:p>33553639632</text:p>
          </table:table-cell>
          <table:table-cell office:value-type="float" office:value="1459549563">
            <text:p>1459549563</text:p>
          </table:table-cell>
          <table:table-cell office:value-type="float" office:value="966782942">
            <text:p>966782942</text:p>
          </table:table-cell>
          <table:table-cell table:style-name="Default" office:value-type="float" office:value="8914">
            <text:p>8914</text:p>
          </table:table-cell>
          <table:table-cell table:style-name="Default" table:formula="of:=[.G93]/[.I93]/10^3" office:value-type="float" office:value="163.736769463765">
            <text:p>163.7367694638</text:p>
          </table:table-cell>
          <table:table-cell table:style-name="Default" table:formula="of:=[.H93]/[.G93]" office:value-type="float" office:value="0.662384455114252">
            <text:p>0.6623844551</text:p>
          </table:table-cell>
          <table:table-cell table:style-name="Default" table:formula="of:=[.F93]/[.G93]" office:value-type="float" office:value="22.9890374966321">
            <text:p>22.9890374966</text:p>
          </table:table-cell>
          <table:table-cell office:value-type="float" office:value="33553639436">
            <text:p>33553639436</text:p>
          </table:table-cell>
          <table:table-cell office:value-type="float" office:value="1458935401">
            <text:p>1458935401</text:p>
          </table:table-cell>
          <table:table-cell office:value-type="float" office:value="46134195">
            <text:p>46134195</text:p>
          </table:table-cell>
          <table:table-cell office:value-type="float" office:value="7019">
            <text:p>7019.000000</text:p>
          </table:table-cell>
          <table:table-cell table:style-name="Default" table:formula="of:=[.N93]/[.P93]/10^3" office:value-type="float" office:value="207.855164695826">
            <text:p>207.8551646958</text:p>
          </table:table-cell>
          <table:table-cell table:style-name="Default" table:formula="of:=[.O93]/[.N93]" office:value-type="float" office:value="0.0316218216162129">
            <text:p>0.0316218216</text:p>
          </table:table-cell>
          <table:table-cell table:style-name="Default" table:formula="of:=[.M93]/[.N93]" office:value-type="float" office:value="22.9987149622946">
            <text:p>22.9987149623</text:p>
          </table:table-cell>
          <table:table-cell office:value-type="float" office:value="33553639605">
            <text:p>33553639605</text:p>
          </table:table-cell>
          <table:table-cell office:value-type="float" office:value="1459603003">
            <text:p>1459603003</text:p>
          </table:table-cell>
          <table:table-cell office:value-type="float" office:value="962888301">
            <text:p>962888301</text:p>
          </table:table-cell>
          <table:table-cell office:value-type="float" office:value="8655">
            <text:p>8655.000000</text:p>
          </table:table-cell>
          <table:table-cell table:style-name="Default" table:formula="of:=[.U93]/[.W93]/10^3" office:value-type="float" office:value="168.642750202195">
            <text:p>168.6427502022</text:p>
          </table:table-cell>
          <table:table-cell table:style-name="Default" table:formula="of:=[.V93]/[.U93]" office:value-type="float" office:value="0.659691915555753">
            <text:p>0.6596919156</text:p>
          </table:table-cell>
          <table:table-cell table:style-name="Default" table:formula="of:=[.T93]/[.U93]" office:value-type="float" office:value="22.9881957875089">
            <text:p>22.9881957875</text:p>
          </table:table-cell>
          <table:table-cell office:value-type="float" office:value="33553640001">
            <text:p>33553640001</text:p>
          </table:table-cell>
          <table:table-cell office:value-type="float" office:value="1458433489">
            <text:p>1458433489</text:p>
          </table:table-cell>
          <table:table-cell office:value-type="float" office:value="1825250077">
            <text:p>1825250077</text:p>
          </table:table-cell>
          <table:table-cell office:value-type="float" office:value="12553">
            <text:p>12553.000000</text:p>
          </table:table-cell>
          <table:table-cell table:style-name="Default" table:formula="of:=[.AB93]/[.AD93]/10^3" office:value-type="float" office:value="116.182067155262">
            <text:p>116.1820671553</text:p>
          </table:table-cell>
          <table:table-cell table:style-name="Default" table:formula="of:=[.AC93]/[.AB93]" office:value-type="float" office:value="1.25151410110002">
            <text:p>1.2515141011</text:p>
          </table:table-cell>
          <table:table-cell table:style-name="Default" table:formula="of:=[.AA93]/[.AB93]" office:value-type="float" office:value="23.0066302331049">
            <text:p>23.0066302331</text:p>
          </table:table-cell>
          <table:table-cell office:value-type="float" office:value="33553639437">
            <text:p>33553639437</text:p>
          </table:table-cell>
          <table:table-cell office:value-type="float" office:value="1458967696">
            <text:p>1458967696</text:p>
          </table:table-cell>
          <table:table-cell office:value-type="float" office:value="47871376">
            <text:p>47871376</text:p>
          </table:table-cell>
          <table:table-cell office:value-type="float" office:value="7036">
            <text:p>7036.000000</text:p>
          </table:table-cell>
          <table:table-cell table:style-name="Default" table:formula="of:=[.AI93]/[.AK93]/10^3" office:value-type="float" office:value="207.357546333144">
            <text:p>207.3575463331</text:p>
          </table:table-cell>
          <table:table-cell table:style-name="Default" table:formula="of:=[.AJ93]/[.AI93]" office:value-type="float" office:value="0.0328118135386049">
            <text:p>0.0328118135</text:p>
          </table:table-cell>
          <table:table-cell table:style-name="Default" table:formula="of:=[.AH93]/[.AI93]" office:value-type="float" office:value="22.9982058746008">
            <text:p>22.9982058746</text:p>
          </table:table-cell>
          <table:table-cell office:value-type="float" office:value="33553639990">
            <text:p>33553639990</text:p>
          </table:table-cell>
          <table:table-cell office:value-type="float" office:value="1458574796">
            <text:p>1458574796</text:p>
          </table:table-cell>
          <table:table-cell office:value-type="float" office:value="1823415149">
            <text:p>1823415149</text:p>
          </table:table-cell>
          <table:table-cell office:value-type="float" office:value="12438">
            <text:p>12438.000000</text:p>
          </table:table-cell>
          <table:table-cell table:style-name="Default" table:formula="of:=[.AP93]/[.AR93]/10^3" office:value-type="float" office:value="117.267631130407">
            <text:p>117.2676311304</text:p>
          </table:table-cell>
          <table:table-cell table:style-name="Default" table:formula="of:=[.AQ93]/[.AP93]" office:value-type="float" office:value="1.25013482613339">
            <text:p>1.2501348261</text:p>
          </table:table-cell>
          <table:table-cell table:style-name="Default" table:formula="of:=[.AO93]/[.AP93]" office:value-type="float" office:value="23.0044013389081">
            <text:p>23.0044013389</text:p>
          </table:table-cell>
          <table:table-cell office:value-type="float" office:value="8760322344">
            <text:p>8760322344</text:p>
          </table:table-cell>
          <table:table-cell office:value-type="float" office:value="1458002012">
            <text:p>1458002012</text:p>
          </table:table-cell>
          <table:table-cell office:value-type="float" office:value="965278056">
            <text:p>965278056</text:p>
          </table:table-cell>
          <table:table-cell office:value-type="float" office:value="6272">
            <text:p>6272.000000</text:p>
          </table:table-cell>
          <table:table-cell table:style-name="Default" table:formula="of:=[.AW93]/[.AY93]/10^3" office:value-type="float" office:value="232.462055484694">
            <text:p>232.4620554847</text:p>
          </table:table-cell>
          <table:table-cell table:style-name="Default" table:formula="of:=[.AX93]/[.AW93]" office:value-type="float" office:value="0.662055366217149">
            <text:p>0.6620553662</text:p>
          </table:table-cell>
          <table:table-cell table:style-name="Default" table:formula="of:=[.AV93]/[.AW93]" office:value-type="float" office:value="6.00844324760781">
            <text:p>6.0084432476</text:p>
          </table:table-cell>
          <table:table-cell office:value-type="float" office:value="5845129687">
            <text:p>5845129687</text:p>
          </table:table-cell>
          <table:table-cell office:value-type="float" office:value="1551311791">
            <text:p>1551311791</text:p>
          </table:table-cell>
          <table:table-cell office:value-type="float" office:value="979507575">
            <text:p>979507575</text:p>
          </table:table-cell>
          <table:table-cell office:value-type="float" office:value="6626">
            <text:p>6626.000000</text:p>
          </table:table-cell>
          <table:table-cell table:style-name="Default" table:formula="of:=[.BD93]/[.BF93]/10^3" office:value-type="float" office:value="234.124930727437">
            <text:p>234.1249307274</text:p>
          </table:table-cell>
          <table:table-cell table:style-name="Default" table:formula="of:=[.BE93]/[.BD93]" office:value-type="float" office:value="0.631406001477365">
            <text:p>0.6314060015</text:p>
          </table:table-cell>
          <table:table-cell table:style-name="Default" table:formula="of:=[.BC93]/[.BD93]" office:value-type="float" office:value="3.76786260564173">
            <text:p>3.7678626056</text:p>
          </table:table-cell>
          <table:table-cell office:value-type="float" office:value="5842111948">
            <text:p>5842111948</text:p>
          </table:table-cell>
          <table:table-cell office:value-type="float" office:value="1550697349">
            <text:p>1550697349</text:p>
          </table:table-cell>
          <table:table-cell office:value-type="float" office:value="978022489">
            <text:p>978022489</text:p>
          </table:table-cell>
          <table:table-cell office:value-type="float" office:value="6629">
            <text:p>6629.000000</text:p>
          </table:table-cell>
          <table:table-cell table:style-name="Default" table:formula="of:=[.BK93]/[.BM93]/10^3" office:value-type="float" office:value="233.926285865138">
            <text:p>233.9262858651</text:p>
          </table:table-cell>
          <table:table-cell table:style-name="Default" table:formula="of:=[.BL93]/[.BK93]" office:value-type="float" office:value="0.630698498085844">
            <text:p>0.6306984981</text:p>
          </table:table-cell>
          <table:table-cell table:style-name="Default" table:formula="of:=[.BJ93]/[.BK93]" office:value-type="float" office:value="3.76740951531736">
            <text:p>3.7674095153</text:p>
          </table:table-cell>
          <table:table-cell office:value-type="float" office:value="8761129648">
            <text:p>8761129648</text:p>
          </table:table-cell>
          <table:table-cell office:value-type="float" office:value="1458001896">
            <text:p>1458001896</text:p>
          </table:table-cell>
          <table:table-cell office:value-type="float" office:value="966953694">
            <text:p>966953694</text:p>
          </table:table-cell>
          <table:table-cell office:value-type="float" office:value="6269">
            <text:p>6269.000000</text:p>
          </table:table-cell>
          <table:table-cell table:style-name="Default" table:formula="of:=[.BR93]/[.BT93]/10^3" office:value-type="float" office:value="232.573280587015">
            <text:p>232.573280587</text:p>
          </table:table-cell>
          <table:table-cell table:style-name="Default" table:formula="of:=[.BS93]/[.BR93]" office:value-type="float" office:value="0.66320468900131">
            <text:p>0.663204689</text:p>
          </table:table-cell>
          <table:table-cell table:style-name="Default" table:formula="of:=[.BQ93]/[.BR93]" office:value-type="float" office:value="6.00899743137234">
            <text:p>6.0089974314</text:p>
          </table:table-cell>
          <table:table-cell office:value-type="float" office:value="900">
            <text:p>900</text:p>
          </table:table-cell>
          <table:table-cell office:value-type="float" office:value="35356270525">
            <text:p>35356270525</text:p>
          </table:table-cell>
          <table:table-cell office:value-type="float" office:value="1458230568">
            <text:p>1458230568</text:p>
          </table:table-cell>
          <table:table-cell office:value-type="float" office:value="8604163">
            <text:p>8604163</text:p>
          </table:table-cell>
          <table:table-cell office:value-type="float" office:value="7231">
            <text:p>7231</text:p>
          </table:table-cell>
          <table:table-cell table:style-name="Default" table:formula="of:=[.BZ93]/[.CB93]/10^3" office:value-type="float" office:value="201.663748859079">
            <text:p>201.6637488591</text:p>
          </table:table-cell>
          <table:table-cell table:style-name="Default" table:formula="of:=[.CA93]/[.BZ93]" office:value-type="float" office:value="0.00590041327401388">
            <text:p>0.0059004133</text:p>
          </table:table-cell>
          <table:table-cell table:style-name="Default" table:formula="of:=[.BY93]/[.BZ93]" office:value-type="float" office:value="24.2460083479748">
            <text:p>24.246008348</text:p>
          </table:table-cell>
          <table:table-cell office:value-type="float" office:value="2276489077">
            <text:p>2276489077</text:p>
          </table:table-cell>
          <table:table-cell office:value-type="float" office:value="1458044977">
            <text:p>1458044977</text:p>
          </table:table-cell>
          <table:table-cell office:value-type="float" office:value="4128878">
            <text:p>4128878</text:p>
          </table:table-cell>
          <table:table-cell office:value-type="float" office:value="395">
            <text:p>395</text:p>
          </table:table-cell>
          <table:table-cell table:style-name="Default" table:formula="of:=[.CG93]/[.CI93]/10^3" office:value-type="float" office:value="3691.25310632911">
            <text:p>3691.2531063291</text:p>
          </table:table-cell>
          <table:table-cell table:style-name="Default" table:formula="of:=[.CH93]/[.CG93]" office:value-type="float" office:value="0.00283179055868041">
            <text:p>0.0028317906</text:p>
          </table:table-cell>
          <table:table-cell table:style-name="Default" table:formula="of:=[.CF93]/[.CG93]" office:value-type="float" office:value="1.56132980320263">
            <text:p>1.5613298032</text:p>
          </table:table-cell>
          <table:table-cell office:value-type="float" office:value="595028862">
            <text:p>595028862</text:p>
          </table:table-cell>
          <table:table-cell office:value-type="float" office:value="365854218">
            <text:p>365854218</text:p>
          </table:table-cell>
          <table:table-cell office:value-type="float" office:value="6306152">
            <text:p>6306152</text:p>
          </table:table-cell>
          <table:table-cell office:value-type="float" office:value="89">
            <text:p>89</text:p>
          </table:table-cell>
          <table:table-cell table:style-name="Default" table:formula="of:=[.CN93]/[.CP93]/10^3" office:value-type="float" office:value="4110.7215505618">
            <text:p>4110.7215505618</text:p>
          </table:table-cell>
          <table:table-cell table:style-name="Default" table:formula="of:=[.CO93]/[.CN93]" office:value-type="float" office:value="0.0172367891081688">
            <text:p>0.0172367891</text:p>
          </table:table-cell>
          <table:table-cell table:style-name="Default" table:formula="of:=[.CM93]/[.CN93]" office:value-type="float" office:value="1.62640973569423">
            <text:p>1.6264097357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94]" office:value-type="float" office:value="900">
            <text:p>900</text:p>
          </table:table-cell>
          <table:table-cell office:value-type="string">
            <text:p>,</text:p>
          </table:table-cell>
          <table:table-cell table:formula="of:=[.CS94]" office:value-type="float" office:value="1.63299825194663">
            <text:p>1.6329982519</text:p>
          </table:table-cell>
          <table:table-cell office:value-type="string">
            <text:p>)</text:p>
          </table:table-cell>
          <table:table-cell office:value-type="float" office:value="34684342232">
            <text:p>34684342232</text:p>
          </table:table-cell>
          <table:table-cell office:value-type="float" office:value="1508855518">
            <text:p>1508855518</text:p>
          </table:table-cell>
          <table:table-cell office:value-type="float" office:value="1020420659">
            <text:p>1020420659</text:p>
          </table:table-cell>
          <table:table-cell table:style-name="Default" office:value-type="float" office:value="9145">
            <text:p>9145</text:p>
          </table:table-cell>
          <table:table-cell table:style-name="Default" table:formula="of:=[.G94]/[.I94]/10^3" office:value-type="float" office:value="164.992402186987">
            <text:p>164.992402187</text:p>
          </table:table-cell>
          <table:table-cell table:style-name="Default" table:formula="of:=[.H94]/[.G94]" office:value-type="float" office:value="0.676287853162094">
            <text:p>0.6762878532</text:p>
          </table:table-cell>
          <table:table-cell table:style-name="Default" table:formula="of:=[.F94]/[.G94]" office:value-type="float" office:value="22.9871858625499">
            <text:p>22.9871858625</text:p>
          </table:table-cell>
          <table:table-cell office:value-type="float" office:value="34684342036">
            <text:p>34684342036</text:p>
          </table:table-cell>
          <table:table-cell office:value-type="float" office:value="1508131144">
            <text:p>1508131144</text:p>
          </table:table-cell>
          <table:table-cell office:value-type="float" office:value="47577348">
            <text:p>47577348</text:p>
          </table:table-cell>
          <table:table-cell office:value-type="float" office:value="7255">
            <text:p>7255.000000</text:p>
          </table:table-cell>
          <table:table-cell table:style-name="Default" table:formula="of:=[.N94]/[.P94]/10^3" office:value-type="float" office:value="207.874726946933">
            <text:p>207.8747269469</text:p>
          </table:table-cell>
          <table:table-cell table:style-name="Default" table:formula="of:=[.O94]/[.N94]" office:value-type="float" office:value="0.0315472219967629">
            <text:p>0.031547222</text:p>
          </table:table-cell>
          <table:table-cell table:style-name="Default" table:formula="of:=[.M94]/[.N94]" office:value-type="float" office:value="22.9982267616376">
            <text:p>22.9982267616</text:p>
          </table:table-cell>
          <table:table-cell office:value-type="float" office:value="34684342215">
            <text:p>34684342215</text:p>
          </table:table-cell>
          <table:table-cell office:value-type="float" office:value="1508777621">
            <text:p>1508777621</text:p>
          </table:table-cell>
          <table:table-cell office:value-type="float" office:value="1017189928">
            <text:p>1017189928</text:p>
          </table:table-cell>
          <table:table-cell office:value-type="float" office:value="8975">
            <text:p>8975.000000</text:p>
          </table:table-cell>
          <table:table-cell table:style-name="Default" table:formula="of:=[.U94]/[.W94]/10^3" office:value-type="float" office:value="168.108927130919">
            <text:p>168.1089271309</text:p>
          </table:table-cell>
          <table:table-cell table:style-name="Default" table:formula="of:=[.V94]/[.U94]" office:value-type="float" office:value="0.674181478994776">
            <text:p>0.674181479</text:p>
          </table:table-cell>
          <table:table-cell table:style-name="Default" table:formula="of:=[.T94]/[.U94]" office:value-type="float" office:value="22.9883726615799">
            <text:p>22.9883726616</text:p>
          </table:table-cell>
          <table:table-cell office:value-type="float" office:value="34684342637">
            <text:p>34684342637</text:p>
          </table:table-cell>
          <table:table-cell office:value-type="float" office:value="1507909580">
            <text:p>1507909580</text:p>
          </table:table-cell>
          <table:table-cell office:value-type="float" office:value="1919104322">
            <text:p>1919104322</text:p>
          </table:table-cell>
          <table:table-cell office:value-type="float" office:value="13088">
            <text:p>13088.000000</text:p>
          </table:table-cell>
          <table:table-cell table:style-name="Default" table:formula="of:=[.AB94]/[.AD94]/10^3" office:value-type="float" office:value="115.213140281174">
            <text:p>115.2131402812</text:p>
          </table:table-cell>
          <table:table-cell table:style-name="Default" table:formula="of:=[.AC94]/[.AB94]" office:value-type="float" office:value="1.27269190902017">
            <text:p>1.272691909</text:p>
          </table:table-cell>
          <table:table-cell table:style-name="Default" table:formula="of:=[.AA94]/[.AB94]" office:value-type="float" office:value="23.0016063940651">
            <text:p>23.0016063941</text:p>
          </table:table-cell>
          <table:table-cell office:value-type="float" office:value="34684342038">
            <text:p>34684342038</text:p>
          </table:table-cell>
          <table:table-cell office:value-type="float" office:value="1508151459">
            <text:p>1508151459</text:p>
          </table:table-cell>
          <table:table-cell office:value-type="float" office:value="49361372">
            <text:p>49361372</text:p>
          </table:table-cell>
          <table:table-cell office:value-type="float" office:value="7273">
            <text:p>7273.000000</text:p>
          </table:table-cell>
          <table:table-cell table:style-name="Default" table:formula="of:=[.AI94]/[.AK94]/10^3" office:value-type="float" office:value="207.363049498144">
            <text:p>207.3630494981</text:p>
          </table:table-cell>
          <table:table-cell table:style-name="Default" table:formula="of:=[.AJ94]/[.AI94]" office:value-type="float" office:value="0.0327297180302632">
            <text:p>0.032729718</text:p>
          </table:table-cell>
          <table:table-cell table:style-name="Default" table:formula="of:=[.AH94]/[.AI94]" office:value-type="float" office:value="22.9979169738018">
            <text:p>22.9979169738</text:p>
          </table:table-cell>
          <table:table-cell office:value-type="float" office:value="34684342630">
            <text:p>34684342630</text:p>
          </table:table-cell>
          <table:table-cell office:value-type="float" office:value="1507705202">
            <text:p>1507705202</text:p>
          </table:table-cell>
          <table:table-cell office:value-type="float" office:value="1920261841">
            <text:p>1920261841</text:p>
          </table:table-cell>
          <table:table-cell office:value-type="float" office:value="13018">
            <text:p>13018.000000</text:p>
          </table:table-cell>
          <table:table-cell table:style-name="Default" table:formula="of:=[.AP94]/[.AR94]/10^3" office:value-type="float" office:value="115.816961284375">
            <text:p>115.8169612844</text:p>
          </table:table-cell>
          <table:table-cell table:style-name="Default" table:formula="of:=[.AQ94]/[.AP94]" office:value-type="float" office:value="1.27363216526197">
            <text:p>1.2736321653</text:p>
          </table:table-cell>
          <table:table-cell table:style-name="Default" table:formula="of:=[.AO94]/[.AP94]" office:value-type="float" office:value="23.0047243877587">
            <text:p>23.0047243878</text:p>
          </table:table-cell>
          <table:table-cell office:value-type="float" office:value="9055447751">
            <text:p>9055447751</text:p>
          </table:table-cell>
          <table:table-cell office:value-type="float" office:value="1507143910">
            <text:p>1507143910</text:p>
          </table:table-cell>
          <table:table-cell office:value-type="float" office:value="1022290227">
            <text:p>1022290227</text:p>
          </table:table-cell>
          <table:table-cell office:value-type="float" office:value="6587">
            <text:p>6587.000000</text:p>
          </table:table-cell>
          <table:table-cell table:style-name="Default" table:formula="of:=[.AW94]/[.AY94]/10^3" office:value-type="float" office:value="228.805816001215">
            <text:p>228.8058160012</text:p>
          </table:table-cell>
          <table:table-cell table:style-name="Default" table:formula="of:=[.AX94]/[.AW94]" office:value-type="float" office:value="0.67829635923752">
            <text:p>0.6782963592</text:p>
          </table:table-cell>
          <table:table-cell table:style-name="Default" table:formula="of:=[.AV94]/[.AW94]" office:value-type="float" office:value="6.00834976070732">
            <text:p>6.0083497607</text:p>
          </table:table-cell>
          <table:table-cell office:value-type="float" office:value="6041989162">
            <text:p>6041989162</text:p>
          </table:table-cell>
          <table:table-cell office:value-type="float" office:value="1573431783">
            <text:p>1573431783</text:p>
          </table:table-cell>
          <table:table-cell office:value-type="float" office:value="1028450276">
            <text:p>1028450276</text:p>
          </table:table-cell>
          <table:table-cell office:value-type="float" office:value="6904">
            <text:p>6904.000000</text:p>
          </table:table-cell>
          <table:table-cell table:style-name="Default" table:formula="of:=[.BD94]/[.BF94]/10^3" office:value-type="float" office:value="227.901474942063">
            <text:p>227.9014749421</text:p>
          </table:table-cell>
          <table:table-cell table:style-name="Default" table:formula="of:=[.BE94]/[.BD94]" office:value-type="float" office:value="0.653635122355985">
            <text:p>0.6536351224</text:p>
          </table:table-cell>
          <table:table-cell table:style-name="Default" table:formula="of:=[.BC94]/[.BD94]" office:value-type="float" office:value="3.84000706435457">
            <text:p>3.8400070644</text:p>
          </table:table-cell>
          <table:table-cell office:value-type="float" office:value="6038913322">
            <text:p>6038913322</text:p>
          </table:table-cell>
          <table:table-cell office:value-type="float" office:value="1571448201">
            <text:p>1571448201</text:p>
          </table:table-cell>
          <table:table-cell office:value-type="float" office:value="1029745695">
            <text:p>1029745695</text:p>
          </table:table-cell>
          <table:table-cell office:value-type="float" office:value="6904">
            <text:p>6904.000000</text:p>
          </table:table-cell>
          <table:table-cell table:style-name="Default" table:formula="of:=[.BK94]/[.BM94]/10^3" office:value-type="float" office:value="227.614165845886">
            <text:p>227.6141658459</text:p>
          </table:table-cell>
          <table:table-cell table:style-name="Default" table:formula="of:=[.BL94]/[.BK94]" office:value-type="float" office:value="0.655284529483514">
            <text:p>0.6552845295</text:p>
          </table:table-cell>
          <table:table-cell table:style-name="Default" table:formula="of:=[.BJ94]/[.BK94]" office:value-type="float" office:value="3.8428968375522">
            <text:p>3.8428968376</text:p>
          </table:table-cell>
          <table:table-cell office:value-type="float" office:value="9056273123">
            <text:p>9056273123</text:p>
          </table:table-cell>
          <table:table-cell office:value-type="float" office:value="1507143452">
            <text:p>1507143452</text:p>
          </table:table-cell>
          <table:table-cell office:value-type="float" office:value="1020686477">
            <text:p>1020686477</text:p>
          </table:table-cell>
          <table:table-cell office:value-type="float" office:value="6555">
            <text:p>6555.000000</text:p>
          </table:table-cell>
          <table:table-cell table:style-name="Default" table:formula="of:=[.BR94]/[.BT94]/10^3" office:value-type="float" office:value="229.922723417239">
            <text:p>229.9227234172</text:p>
          </table:table-cell>
          <table:table-cell table:style-name="Default" table:formula="of:=[.BS94]/[.BR94]" office:value-type="float" office:value="0.677232466256304">
            <text:p>0.6772324663</text:p>
          </table:table-cell>
          <table:table-cell table:style-name="Default" table:formula="of:=[.BQ94]/[.BR94]" office:value-type="float" office:value="6.00889922653494">
            <text:p>6.0088992265</text:p>
          </table:table-cell>
          <table:table-cell office:value-type="float" office:value="900">
            <text:p>900</text:p>
          </table:table-cell>
          <table:table-cell office:value-type="float" office:value="35356270524">
            <text:p>35356270524</text:p>
          </table:table-cell>
          <table:table-cell office:value-type="float" office:value="1458231569">
            <text:p>1458231569</text:p>
          </table:table-cell>
          <table:table-cell office:value-type="float" office:value="8621072">
            <text:p>8621072</text:p>
          </table:table-cell>
          <table:table-cell office:value-type="float" office:value="7230">
            <text:p>7230</text:p>
          </table:table-cell>
          <table:table-cell table:style-name="Default" table:formula="of:=[.BZ94]/[.CB94]/10^3" office:value-type="float" office:value="201.691779944675">
            <text:p>201.6917799447</text:p>
          </table:table-cell>
          <table:table-cell table:style-name="Default" table:formula="of:=[.CA94]/[.BZ94]" office:value-type="float" office:value="0.00591200477569691">
            <text:p>0.0059120048</text:p>
          </table:table-cell>
          <table:table-cell table:style-name="Default" table:formula="of:=[.BY94]/[.BZ94]" office:value-type="float" office:value="24.2459917036675">
            <text:p>24.2459917037</text:p>
          </table:table-cell>
          <table:table-cell office:value-type="float" office:value="2356652834">
            <text:p>2356652834</text:p>
          </table:table-cell>
          <table:table-cell office:value-type="float" office:value="1507177285">
            <text:p>1507177285</text:p>
          </table:table-cell>
          <table:table-cell office:value-type="float" office:value="4195130">
            <text:p>4195130</text:p>
          </table:table-cell>
          <table:table-cell office:value-type="float" office:value="407">
            <text:p>407</text:p>
          </table:table-cell>
          <table:table-cell table:style-name="Default" table:formula="of:=[.CG94]/[.CI94]/10^3" office:value-type="float" office:value="3703.13829238329">
            <text:p>3703.1382923833</text:p>
          </table:table-cell>
          <table:table-cell table:style-name="Default" table:formula="of:=[.CH94]/[.CG94]" office:value-type="float" office:value="0.00278343499583727">
            <text:p>0.002783435</text:p>
          </table:table-cell>
          <table:table-cell table:style-name="Default" table:formula="of:=[.CF94]/[.CG94]" office:value-type="float" office:value="1.56362019083906">
            <text:p>1.5636201908</text:p>
          </table:table-cell>
          <table:table-cell office:value-type="float" office:value="619164895">
            <text:p>619164895</text:p>
          </table:table-cell>
          <table:table-cell office:value-type="float" office:value="379158333">
            <text:p>379158333</text:p>
          </table:table-cell>
          <table:table-cell office:value-type="float" office:value="6625490">
            <text:p>6625490</text:p>
          </table:table-cell>
          <table:table-cell office:value-type="float" office:value="91">
            <text:p>91</text:p>
          </table:table-cell>
          <table:table-cell table:style-name="Default" table:formula="of:=[.CN94]/[.CP94]/10^3" office:value-type="float" office:value="4166.57508791209">
            <text:p>4166.5750879121</text:p>
          </table:table-cell>
          <table:table-cell table:style-name="Default" table:formula="of:=[.CO94]/[.CN94]" office:value-type="float" office:value="0.0174742038440178">
            <text:p>0.0174742038</text:p>
          </table:table-cell>
          <table:table-cell table:style-name="Default" table:formula="of:=[.CM94]/[.CN94]" office:value-type="float" office:value="1.63299825194663">
            <text:p>1.632998251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95]" office:value-type="float" office:value="900">
            <text:p>900</text:p>
          </table:table-cell>
          <table:table-cell office:value-type="string">
            <text:p>,</text:p>
          </table:table-cell>
          <table:table-cell table:formula="of:=[.CS95]" office:value-type="float" office:value="1.62507129121161">
            <text:p>1.6250712912</text:p>
          </table:table-cell>
          <table:table-cell office:value-type="string">
            <text:p>)</text:p>
          </table:table-cell>
          <table:table-cell office:value-type="float" office:value="35840165804">
            <text:p>35840165804</text:p>
          </table:table-cell>
          <table:table-cell office:value-type="float" office:value="1558944081">
            <text:p>1558944081</text:p>
          </table:table-cell>
          <table:table-cell office:value-type="float" office:value="1030889000">
            <text:p>1030889000</text:p>
          </table:table-cell>
          <table:table-cell table:style-name="Default" office:value-type="float" office:value="9844">
            <text:p>9844</text:p>
          </table:table-cell>
          <table:table-cell table:style-name="Default" table:formula="of:=[.G95]/[.I95]/10^3" office:value-type="float" office:value="158.364900548558">
            <text:p>158.3649005486</text:p>
          </table:table-cell>
          <table:table-cell table:style-name="Default" table:formula="of:=[.H95]/[.G95]" office:value-type="float" office:value="0.661273879264948">
            <text:p>0.6612738793</text:p>
          </table:table-cell>
          <table:table-cell table:style-name="Default" table:formula="of:=[.F95]/[.G95]" office:value-type="float" office:value="22.9900265447687">
            <text:p>22.9900265448</text:p>
          </table:table-cell>
          <table:table-cell office:value-type="float" office:value="35840165564">
            <text:p>35840165564</text:p>
          </table:table-cell>
          <table:table-cell office:value-type="float" office:value="1558388720">
            <text:p>1558388720</text:p>
          </table:table-cell>
          <table:table-cell office:value-type="float" office:value="49264979">
            <text:p>49264979</text:p>
          </table:table-cell>
          <table:table-cell office:value-type="float" office:value="7497">
            <text:p>7497.000000</text:p>
          </table:table-cell>
          <table:table-cell table:style-name="Default" table:formula="of:=[.N95]/[.P95]/10^3" office:value-type="float" office:value="207.868309990663">
            <text:p>207.8683099907</text:p>
          </table:table-cell>
          <table:table-cell table:style-name="Default" table:formula="of:=[.O95]/[.N95]" office:value-type="float" office:value="0.03161276667865">
            <text:p>0.0316127667</text:p>
          </table:table-cell>
          <table:table-cell table:style-name="Default" table:formula="of:=[.M95]/[.N95]" office:value-type="float" office:value="22.9982193171932">
            <text:p>22.9982193172</text:p>
          </table:table-cell>
          <table:table-cell office:value-type="float" office:value="35840165745">
            <text:p>35840165745</text:p>
          </table:table-cell>
          <table:table-cell office:value-type="float" office:value="1559137185">
            <text:p>1559137185</text:p>
          </table:table-cell>
          <table:table-cell office:value-type="float" office:value="1026570134">
            <text:p>1026570134</text:p>
          </table:table-cell>
          <table:table-cell office:value-type="float" office:value="9243">
            <text:p>9243.000000</text:p>
          </table:table-cell>
          <table:table-cell table:style-name="Default" table:formula="of:=[.U95]/[.W95]/10^3" office:value-type="float" office:value="168.683023369036">
            <text:p>168.683023369</text:p>
          </table:table-cell>
          <table:table-cell table:style-name="Default" table:formula="of:=[.V95]/[.U95]" office:value-type="float" office:value="0.658421942518163">
            <text:p>0.6584219425</text:p>
          </table:table-cell>
          <table:table-cell table:style-name="Default" table:formula="of:=[.T95]/[.U95]" office:value-type="float" office:value="22.9871791204826">
            <text:p>22.9871791205</text:p>
          </table:table-cell>
          <table:table-cell office:value-type="float" office:value="35840166204">
            <text:p>35840166204</text:p>
          </table:table-cell>
          <table:table-cell office:value-type="float" office:value="1558074962">
            <text:p>1558074962</text:p>
          </table:table-cell>
          <table:table-cell office:value-type="float" office:value="1954061410">
            <text:p>1954061410</text:p>
          </table:table-cell>
          <table:table-cell office:value-type="float" office:value="13709">
            <text:p>13709.000000</text:p>
          </table:table-cell>
          <table:table-cell table:style-name="Default" table:formula="of:=[.AB95]/[.AD95]/10^3" office:value-type="float" office:value="113.653436574513">
            <text:p>113.6534365745</text:p>
          </table:table-cell>
          <table:table-cell table:style-name="Default" table:formula="of:=[.AC95]/[.AB95]" office:value-type="float" office:value="1.25415108878439">
            <text:p>1.2541510888</text:p>
          </table:table-cell>
          <table:table-cell table:style-name="Default" table:formula="of:=[.AA95]/[.AB95]" office:value-type="float" office:value="23.0028510040328">
            <text:p>23.002851004</text:p>
          </table:table-cell>
          <table:table-cell office:value-type="float" office:value="35840165567">
            <text:p>35840165567</text:p>
          </table:table-cell>
          <table:table-cell office:value-type="float" office:value="1558412930">
            <text:p>1558412930</text:p>
          </table:table-cell>
          <table:table-cell office:value-type="float" office:value="51098147">
            <text:p>51098147</text:p>
          </table:table-cell>
          <table:table-cell office:value-type="float" office:value="7514">
            <text:p>7514.000000</text:p>
          </table:table-cell>
          <table:table-cell table:style-name="Default" table:formula="of:=[.AI95]/[.AK95]/10^3" office:value-type="float" office:value="207.401241682193">
            <text:p>207.4012416822</text:p>
          </table:table-cell>
          <table:table-cell table:style-name="Default" table:formula="of:=[.AJ95]/[.AI95]" office:value-type="float" office:value="0.0327885799818152">
            <text:p>0.03278858</text:p>
          </table:table-cell>
          <table:table-cell table:style-name="Default" table:formula="of:=[.AH95]/[.AI95]" office:value-type="float" office:value="22.9978620409675">
            <text:p>22.997862041</text:p>
          </table:table-cell>
          <table:table-cell office:value-type="float" office:value="35840166187">
            <text:p>35840166187</text:p>
          </table:table-cell>
          <table:table-cell office:value-type="float" office:value="1557970157">
            <text:p>1557970157</text:p>
          </table:table-cell>
          <table:table-cell office:value-type="float" office:value="1951794984">
            <text:p>1951794984</text:p>
          </table:table-cell>
          <table:table-cell office:value-type="float" office:value="13539">
            <text:p>13539.000000</text:p>
          </table:table-cell>
          <table:table-cell table:style-name="Default" table:formula="of:=[.AP95]/[.AR95]/10^3" office:value-type="float" office:value="115.072764384371">
            <text:p>115.0727643844</text:p>
          </table:table-cell>
          <table:table-cell table:style-name="Default" table:formula="of:=[.AQ95]/[.AP95]" office:value-type="float" office:value="1.25278072576072">
            <text:p>1.2527807258</text:p>
          </table:table-cell>
          <table:table-cell table:style-name="Default" table:formula="of:=[.AO95]/[.AP95]" office:value-type="float" office:value="23.0043984000394">
            <text:p>23.0043984</text:p>
          </table:table-cell>
          <table:table-cell office:value-type="float" office:value="9357128279">
            <text:p>9357128279</text:p>
          </table:table-cell>
          <table:table-cell office:value-type="float" office:value="1557378899">
            <text:p>1557378899</text:p>
          </table:table-cell>
          <table:table-cell office:value-type="float" office:value="1032544003">
            <text:p>1032544003</text:p>
          </table:table-cell>
          <table:table-cell office:value-type="float" office:value="6834">
            <text:p>6834.000000</text:p>
          </table:table-cell>
          <table:table-cell table:style-name="Default" table:formula="of:=[.AW95]/[.AY95]/10^3" office:value-type="float" office:value="227.886874304946">
            <text:p>227.8868743049</text:p>
          </table:table-cell>
          <table:table-cell table:style-name="Default" table:formula="of:=[.AX95]/[.AW95]" office:value-type="float" office:value="0.663001151269611">
            <text:p>0.6630011513</text:p>
          </table:table-cell>
          <table:table-cell table:style-name="Default" table:formula="of:=[.AV95]/[.AW95]" office:value-type="float" office:value="6.00825417951165">
            <text:p>6.0082541795</text:p>
          </table:table-cell>
          <table:table-cell office:value-type="float" office:value="6243219969">
            <text:p>6243219969</text:p>
          </table:table-cell>
          <table:table-cell office:value-type="float" office:value="1659458151">
            <text:p>1659458151</text:p>
          </table:table-cell>
          <table:table-cell office:value-type="float" office:value="1038344963">
            <text:p>1038344963</text:p>
          </table:table-cell>
          <table:table-cell office:value-type="float" office:value="7239">
            <text:p>7239.000000</text:p>
          </table:table-cell>
          <table:table-cell table:style-name="Default" table:formula="of:=[.BD95]/[.BF95]/10^3" office:value-type="float" office:value="229.238589722337">
            <text:p>229.2385897223</text:p>
          </table:table-cell>
          <table:table-cell table:style-name="Default" table:formula="of:=[.BE95]/[.BD95]" office:value-type="float" office:value="0.6257132560856">
            <text:p>0.6257132561</text:p>
          </table:table-cell>
          <table:table-cell table:style-name="Default" table:formula="of:=[.BC95]/[.BD95]" office:value-type="float" office:value="3.76220392496056">
            <text:p>3.762203925</text:p>
          </table:table-cell>
          <table:table-cell office:value-type="float" office:value="6240066169">
            <text:p>6240066169</text:p>
          </table:table-cell>
          <table:table-cell office:value-type="float" office:value="1658571242">
            <text:p>1658571242</text:p>
          </table:table-cell>
          <table:table-cell office:value-type="float" office:value="1038563283">
            <text:p>1038563283</text:p>
          </table:table-cell>
          <table:table-cell office:value-type="float" office:value="7237">
            <text:p>7237.000000</text:p>
          </table:table-cell>
          <table:table-cell table:style-name="Default" table:formula="of:=[.BK95]/[.BM95]/10^3" office:value-type="float" office:value="229.179389526047">
            <text:p>229.179389526</text:p>
          </table:table-cell>
          <table:table-cell table:style-name="Default" table:formula="of:=[.BL95]/[.BK95]" office:value-type="float" office:value="0.626179483099949">
            <text:p>0.6261794831</text:p>
          </table:table-cell>
          <table:table-cell table:style-name="Default" table:formula="of:=[.BJ95]/[.BK95]" office:value-type="float" office:value="3.7623142202052">
            <text:p>3.7623142202</text:p>
          </table:table-cell>
          <table:table-cell office:value-type="float" office:value="9357971923">
            <text:p>9357971923</text:p>
          </table:table-cell>
          <table:table-cell office:value-type="float" office:value="1557377961">
            <text:p>1557377961</text:p>
          </table:table-cell>
          <table:table-cell office:value-type="float" office:value="1034490617">
            <text:p>1034490617</text:p>
          </table:table-cell>
          <table:table-cell office:value-type="float" office:value="6815">
            <text:p>6815.000000</text:p>
          </table:table-cell>
          <table:table-cell table:style-name="Default" table:formula="of:=[.BR95]/[.BT95]/10^3" office:value-type="float" office:value="228.522077916361">
            <text:p>228.5220779164</text:p>
          </table:table-cell>
          <table:table-cell table:style-name="Default" table:formula="of:=[.BS95]/[.BR95]" office:value-type="float" office:value="0.664251480954404">
            <text:p>0.664251481</text:p>
          </table:table-cell>
          <table:table-cell table:style-name="Default" table:formula="of:=[.BQ95]/[.BR95]" office:value-type="float" office:value="6.00879950618487">
            <text:p>6.0087995062</text:p>
          </table:table-cell>
          <table:table-cell office:value-type="float" office:value="900">
            <text:p>900</text:p>
          </table:table-cell>
          <table:table-cell office:value-type="float" office:value="35356270524">
            <text:p>35356270524</text:p>
          </table:table-cell>
          <table:table-cell office:value-type="float" office:value="1458222584">
            <text:p>1458222584</text:p>
          </table:table-cell>
          <table:table-cell office:value-type="float" office:value="8520014">
            <text:p>8520014</text:p>
          </table:table-cell>
          <table:table-cell office:value-type="float" office:value="7231">
            <text:p>7231</text:p>
          </table:table-cell>
          <table:table-cell table:style-name="Default" table:formula="of:=[.BZ95]/[.CB95]/10^3" office:value-type="float" office:value="201.662644724105">
            <text:p>201.6626447241</text:p>
          </table:table-cell>
          <table:table-cell table:style-name="Default" table:formula="of:=[.CA95]/[.BZ95]" office:value-type="float" office:value="0.00584273902590992">
            <text:p>0.005842739</text:p>
          </table:table-cell>
          <table:table-cell table:style-name="Default" table:formula="of:=[.BY95]/[.BZ95]" office:value-type="float" office:value="24.2461410980314">
            <text:p>24.246141098</text:p>
          </table:table-cell>
          <table:table-cell office:value-type="float" office:value="2424562250">
            <text:p>2424562250</text:p>
          </table:table-cell>
          <table:table-cell office:value-type="float" office:value="1557412429">
            <text:p>1557412429</text:p>
          </table:table-cell>
          <table:table-cell office:value-type="float" office:value="4288910">
            <text:p>4288910</text:p>
          </table:table-cell>
          <table:table-cell office:value-type="float" office:value="418">
            <text:p>418</text:p>
          </table:table-cell>
          <table:table-cell table:style-name="Default" table:formula="of:=[.CG95]/[.CI95]/10^3" office:value-type="float" office:value="3725.86705502392">
            <text:p>3725.8670550239</text:p>
          </table:table-cell>
          <table:table-cell table:style-name="Default" table:formula="of:=[.CH95]/[.CG95]" office:value-type="float" office:value="0.0027538691230003">
            <text:p>0.0027538691</text:p>
          </table:table-cell>
          <table:table-cell table:style-name="Default" table:formula="of:=[.CF95]/[.CG95]" office:value-type="float" office:value="1.55678881512252">
            <text:p>1.5567888151</text:p>
          </table:table-cell>
          <table:table-cell office:value-type="float" office:value="635012770">
            <text:p>635012770</text:p>
          </table:table-cell>
          <table:table-cell office:value-type="float" office:value="390759946">
            <text:p>390759946</text:p>
          </table:table-cell>
          <table:table-cell office:value-type="float" office:value="6716705">
            <text:p>6716705</text:p>
          </table:table-cell>
          <table:table-cell office:value-type="float" office:value="93">
            <text:p>93</text:p>
          </table:table-cell>
          <table:table-cell table:style-name="Default" table:formula="of:=[.CN95]/[.CP95]/10^3" office:value-type="float" office:value="4201.71984946237">
            <text:p>4201.7198494624</text:p>
          </table:table-cell>
          <table:table-cell table:style-name="Default" table:formula="of:=[.CO95]/[.CN95]" office:value-type="float" office:value="0.0171888267176698">
            <text:p>0.0171888267</text:p>
          </table:table-cell>
          <table:table-cell table:style-name="Default" table:formula="of:=[.CM95]/[.CN95]" office:value-type="float" office:value="1.62507129121161">
            <text:p>1.6250712912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96]" office:value-type="float" office:value="900">
            <text:p>900</text:p>
          </table:table-cell>
          <table:table-cell office:value-type="string">
            <text:p>,</text:p>
          </table:table-cell>
          <table:table-cell table:formula="of:=[.CS96]" office:value-type="float" office:value="1.63102120675366">
            <text:p>1.6310212068</text:p>
          </table:table-cell>
          <table:table-cell office:value-type="string">
            <text:p>)</text:p>
          </table:table-cell>
          <table:table-cell office:value-type="float" office:value="37021386018">
            <text:p>37021386018</text:p>
          </table:table-cell>
          <table:table-cell office:value-type="float" office:value="1610308067">
            <text:p>1610308067</text:p>
          </table:table-cell>
          <table:table-cell office:value-type="float" office:value="1046701924">
            <text:p>1046701924</text:p>
          </table:table-cell>
          <table:table-cell table:style-name="Default" office:value-type="float" office:value="10204">
            <text:p>10204</text:p>
          </table:table-cell>
          <table:table-cell table:style-name="Default" table:formula="of:=[.G96]/[.I96]/10^3" office:value-type="float" office:value="157.811453057624">
            <text:p>157.8114530576</text:p>
          </table:table-cell>
          <table:table-cell table:style-name="Default" table:formula="of:=[.H96]/[.G96]" office:value-type="float" office:value="0.650001043558083">
            <text:p>0.6500010436</text:p>
          </table:table-cell>
          <table:table-cell table:style-name="Default" table:formula="of:=[.F96]/[.G96]" office:value-type="float" office:value="22.9902506089849">
            <text:p>22.990250609</text:p>
          </table:table-cell>
          <table:table-cell office:value-type="float" office:value="37021385772">
            <text:p>37021385772</text:p>
          </table:table-cell>
          <table:table-cell office:value-type="float" office:value="1609765230">
            <text:p>1609765230</text:p>
          </table:table-cell>
          <table:table-cell office:value-type="float" office:value="50777184">
            <text:p>50777184</text:p>
          </table:table-cell>
          <table:table-cell office:value-type="float" office:value="7741">
            <text:p>7741.000000</text:p>
          </table:table-cell>
          <table:table-cell table:style-name="Default" table:formula="of:=[.N96]/[.P96]/10^3" office:value-type="float" office:value="207.953136545666">
            <text:p>207.9531365457</text:p>
          </table:table-cell>
          <table:table-cell table:style-name="Default" table:formula="of:=[.O96]/[.N96]" office:value-type="float" office:value="0.0315432232313777">
            <text:p>0.0315432232</text:p>
          </table:table-cell>
          <table:table-cell table:style-name="Default" table:formula="of:=[.M96]/[.N96]" office:value-type="float" office:value="22.9980031137832">
            <text:p>22.9980031138</text:p>
          </table:table-cell>
          <table:table-cell office:value-type="float" office:value="37021385953">
            <text:p>37021385953</text:p>
          </table:table-cell>
          <table:table-cell office:value-type="float" office:value="1610487858">
            <text:p>1610487858</text:p>
          </table:table-cell>
          <table:table-cell office:value-type="float" office:value="1043349830">
            <text:p>1043349830</text:p>
          </table:table-cell>
          <table:table-cell office:value-type="float" office:value="9545">
            <text:p>9545.000000</text:p>
          </table:table-cell>
          <table:table-cell table:style-name="Default" table:formula="of:=[.U96]/[.W96]/10^3" office:value-type="float" office:value="168.725810162389">
            <text:p>168.7258101624</text:p>
          </table:table-cell>
          <table:table-cell table:style-name="Default" table:formula="of:=[.V96]/[.U96]" office:value-type="float" office:value="0.647847063743588">
            <text:p>0.6478470637</text:p>
          </table:table-cell>
          <table:table-cell table:style-name="Default" table:formula="of:=[.T96]/[.U96]" office:value-type="float" office:value="22.987683992213">
            <text:p>22.9876839922</text:p>
          </table:table-cell>
          <table:table-cell office:value-type="float" office:value="37021386428">
            <text:p>37021386428</text:p>
          </table:table-cell>
          <table:table-cell office:value-type="float" office:value="1609396118">
            <text:p>1609396118</text:p>
          </table:table-cell>
          <table:table-cell office:value-type="float" office:value="1999791451">
            <text:p>1999791451</text:p>
          </table:table-cell>
          <table:table-cell office:value-type="float" office:value="14184">
            <text:p>14184.000000</text:p>
          </table:table-cell>
          <table:table-cell table:style-name="Default" table:formula="of:=[.AB96]/[.AD96]/10^3" office:value-type="float" office:value="113.465603355894">
            <text:p>113.4656033559</text:p>
          </table:table-cell>
          <table:table-cell table:style-name="Default" table:formula="of:=[.AC96]/[.AB96]" office:value-type="float" office:value="1.24257255788907">
            <text:p>1.2425725579</text:p>
          </table:table-cell>
          <table:table-cell table:style-name="Default" table:formula="of:=[.AA96]/[.AB96]" office:value-type="float" office:value="23.003278070539">
            <text:p>23.0032780705</text:p>
          </table:table-cell>
          <table:table-cell office:value-type="float" office:value="37021385774">
            <text:p>37021385774</text:p>
          </table:table-cell>
          <table:table-cell office:value-type="float" office:value="1609745266">
            <text:p>1609745266</text:p>
          </table:table-cell>
          <table:table-cell office:value-type="float" office:value="52656697">
            <text:p>52656697</text:p>
          </table:table-cell>
          <table:table-cell office:value-type="float" office:value="7761">
            <text:p>7761.000000</text:p>
          </table:table-cell>
          <table:table-cell table:style-name="Default" table:formula="of:=[.AI96]/[.AK96]/10^3" office:value-type="float" office:value="207.414671562943">
            <text:p>207.4146715629</text:p>
          </table:table-cell>
          <table:table-cell table:style-name="Default" table:formula="of:=[.AJ96]/[.AI96]" office:value-type="float" office:value="0.0327111985431364">
            <text:p>0.0327111985</text:p>
          </table:table-cell>
          <table:table-cell table:style-name="Default" table:formula="of:=[.AH96]/[.AI96]" office:value-type="float" office:value="22.9982883353918">
            <text:p>22.9982883354</text:p>
          </table:table-cell>
          <table:table-cell office:value-type="float" office:value="37021386424">
            <text:p>37021386424</text:p>
          </table:table-cell>
          <table:table-cell office:value-type="float" office:value="1609317251">
            <text:p>1609317251</text:p>
          </table:table-cell>
          <table:table-cell office:value-type="float" office:value="1998050625">
            <text:p>1998050625</text:p>
          </table:table-cell>
          <table:table-cell office:value-type="float" office:value="14144">
            <text:p>14144.000000</text:p>
          </table:table-cell>
          <table:table-cell table:style-name="Default" table:formula="of:=[.AP96]/[.AR96]/10^3" office:value-type="float" office:value="113.780914239253">
            <text:p>113.7809142393</text:p>
          </table:table-cell>
          <table:table-cell table:style-name="Default" table:formula="of:=[.AQ96]/[.AP96]" office:value-type="float" office:value="1.24155173491022">
            <text:p>1.2415517349</text:p>
          </table:table-cell>
          <table:table-cell table:style-name="Default" table:formula="of:=[.AO96]/[.AP96]" office:value-type="float" office:value="23.0044053781165">
            <text:p>23.0044053781</text:p>
          </table:table-cell>
          <table:table-cell office:value-type="float" office:value="9665435684">
            <text:p>9665435684</text:p>
          </table:table-cell>
          <table:table-cell office:value-type="float" office:value="1608716724">
            <text:p>1608716724</text:p>
          </table:table-cell>
          <table:table-cell office:value-type="float" office:value="1048687148">
            <text:p>1048687148</text:p>
          </table:table-cell>
          <table:table-cell office:value-type="float" office:value="7116">
            <text:p>7116.000000</text:p>
          </table:table-cell>
          <table:table-cell table:style-name="Default" table:formula="of:=[.AW96]/[.AY96]/10^3" office:value-type="float" office:value="226.070365935919">
            <text:p>226.0703659359</text:p>
          </table:table-cell>
          <table:table-cell table:style-name="Default" table:formula="of:=[.AX96]/[.AW96]" office:value-type="float" office:value="0.651878066756519">
            <text:p>0.6518780668</text:p>
          </table:table-cell>
          <table:table-cell table:style-name="Default" table:formula="of:=[.AV96]/[.AW96]" office:value-type="float" office:value="6.00816510439908">
            <text:p>6.0081651044</text:p>
          </table:table-cell>
          <table:table-cell office:value-type="float" office:value="6448869847">
            <text:p>6448869847</text:p>
          </table:table-cell>
          <table:table-cell office:value-type="float" office:value="1720101772">
            <text:p>1720101772</text:p>
          </table:table-cell>
          <table:table-cell office:value-type="float" office:value="1054089200">
            <text:p>1054089200</text:p>
          </table:table-cell>
          <table:table-cell office:value-type="float" office:value="7549">
            <text:p>7549.000000</text:p>
          </table:table-cell>
          <table:table-cell table:style-name="Default" table:formula="of:=[.BD96]/[.BF96]/10^3" office:value-type="float" office:value="227.858229169426">
            <text:p>227.8582291694</text:p>
          </table:table-cell>
          <table:table-cell table:style-name="Default" table:formula="of:=[.BE96]/[.BD96]" office:value-type="float" office:value="0.612806298533364">
            <text:p>0.6128062985</text:p>
          </table:table-cell>
          <table:table-cell table:style-name="Default" table:formula="of:=[.BC96]/[.BD96]" office:value-type="float" office:value="3.74912109967875">
            <text:p>3.7491210997</text:p>
          </table:table-cell>
          <table:table-cell office:value-type="float" office:value="6445656657">
            <text:p>6445656657</text:p>
          </table:table-cell>
          <table:table-cell office:value-type="float" office:value="1718789318">
            <text:p>1718789318</text:p>
          </table:table-cell>
          <table:table-cell office:value-type="float" office:value="1053868338">
            <text:p>1053868338</text:p>
          </table:table-cell>
          <table:table-cell office:value-type="float" office:value="7551">
            <text:p>7551.000000</text:p>
          </table:table-cell>
          <table:table-cell table:style-name="Default" table:formula="of:=[.BK96]/[.BM96]/10^3" office:value-type="float" office:value="227.624065421798">
            <text:p>227.6240654218</text:p>
          </table:table-cell>
          <table:table-cell table:style-name="Default" table:formula="of:=[.BL96]/[.BK96]" office:value-type="float" office:value="0.61314573401369">
            <text:p>0.613145734</text:p>
          </table:table-cell>
          <table:table-cell table:style-name="Default" table:formula="of:=[.BJ96]/[.BK96]" office:value-type="float" office:value="3.75011444945459">
            <text:p>3.7501144495</text:p>
          </table:table-cell>
          <table:table-cell office:value-type="float" office:value="9666297797">
            <text:p>9666297797</text:p>
          </table:table-cell>
          <table:table-cell office:value-type="float" office:value="1608719698">
            <text:p>1608719698</text:p>
          </table:table-cell>
          <table:table-cell office:value-type="float" office:value="1048420442">
            <text:p>1048420442</text:p>
          </table:table-cell>
          <table:table-cell office:value-type="float" office:value="7102">
            <text:p>7102.000000</text:p>
          </table:table-cell>
          <table:table-cell table:style-name="Default" table:formula="of:=[.BR96]/[.BT96]/10^3" office:value-type="float" office:value="226.516431709378">
            <text:p>226.5164317094</text:p>
          </table:table-cell>
          <table:table-cell table:style-name="Default" table:formula="of:=[.BS96]/[.BR96]" office:value-type="float" office:value="0.651711073907668">
            <text:p>0.6517110739</text:p>
          </table:table-cell>
          <table:table-cell table:style-name="Default" table:formula="of:=[.BQ96]/[.BR96]" office:value-type="float" office:value="6.0086898973248">
            <text:p>6.0086898973</text:p>
          </table:table-cell>
          <table:table-cell office:value-type="float" office:value="900">
            <text:p>900</text:p>
          </table:table-cell>
          <table:table-cell office:value-type="float" office:value="35356270525">
            <text:p>35356270525</text:p>
          </table:table-cell>
          <table:table-cell office:value-type="float" office:value="1458230682">
            <text:p>1458230682</text:p>
          </table:table-cell>
          <table:table-cell office:value-type="float" office:value="8619320">
            <text:p>8619320</text:p>
          </table:table-cell>
          <table:table-cell office:value-type="float" office:value="7230">
            <text:p>7230</text:p>
          </table:table-cell>
          <table:table-cell table:style-name="Default" table:formula="of:=[.BZ96]/[.CB96]/10^3" office:value-type="float" office:value="201.691657261411">
            <text:p>201.6916572614</text:p>
          </table:table-cell>
          <table:table-cell table:style-name="Default" table:formula="of:=[.CA96]/[.BZ96]" office:value-type="float" office:value="0.00591080691580182">
            <text:p>0.0059108069</text:p>
          </table:table-cell>
          <table:table-cell table:style-name="Default" table:formula="of:=[.BY96]/[.BZ96]" office:value-type="float" office:value="24.2460064524962">
            <text:p>24.2460064525</text:p>
          </table:table-cell>
          <table:table-cell office:value-type="float" office:value="2503707557">
            <text:p>2503707557</text:p>
          </table:table-cell>
          <table:table-cell office:value-type="float" office:value="1608793650">
            <text:p>1608793650</text:p>
          </table:table-cell>
          <table:table-cell office:value-type="float" office:value="4401508">
            <text:p>4401508</text:p>
          </table:table-cell>
          <table:table-cell office:value-type="float" office:value="433">
            <text:p>433</text:p>
          </table:table-cell>
          <table:table-cell table:style-name="Default" table:formula="of:=[.CG96]/[.CI96]/10^3" office:value-type="float" office:value="3715.45877598152">
            <text:p>3715.4587759815</text:p>
          </table:table-cell>
          <table:table-cell table:style-name="Default" table:formula="of:=[.CH96]/[.CG96]" office:value-type="float" office:value="0.00273590587580949">
            <text:p>0.0027359059</text:p>
          </table:table-cell>
          <table:table-cell table:style-name="Default" table:formula="of:=[.CF96]/[.CG96]" office:value-type="float" office:value="1.55626394783445">
            <text:p>1.5562639478</text:p>
          </table:table-cell>
          <table:table-cell office:value-type="float" office:value="660023967">
            <text:p>660023967</text:p>
          </table:table-cell>
          <table:table-cell office:value-type="float" office:value="404669151">
            <text:p>404669151</text:p>
          </table:table-cell>
          <table:table-cell office:value-type="float" office:value="6979921">
            <text:p>6979921</text:p>
          </table:table-cell>
          <table:table-cell office:value-type="float" office:value="98">
            <text:p>98</text:p>
          </table:table-cell>
          <table:table-cell table:style-name="Default" table:formula="of:=[.CN96]/[.CP96]/10^3" office:value-type="float" office:value="4129.27705102041">
            <text:p>4129.2770510204</text:p>
          </table:table-cell>
          <table:table-cell table:style-name="Default" table:formula="of:=[.CO96]/[.CN96]" office:value-type="float" office:value="0.0172484633008262">
            <text:p>0.0172484633</text:p>
          </table:table-cell>
          <table:table-cell table:style-name="Default" table:formula="of:=[.CM96]/[.CN96]" office:value-type="float" office:value="1.63102120675366">
            <text:p>1.6310212068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97]" office:value-type="float" office:value="900">
            <text:p>900</text:p>
          </table:table-cell>
          <table:table-cell office:value-type="string">
            <text:p>,</text:p>
          </table:table-cell>
          <table:table-cell table:formula="of:=[.CS97]" office:value-type="float" office:value="1.62533315046481">
            <text:p>1.6253331505</text:p>
          </table:table-cell>
          <table:table-cell office:value-type="string">
            <text:p>)</text:p>
          </table:table-cell>
          <table:table-cell office:value-type="float" office:value="38228279111">
            <text:p>38228279111</text:p>
          </table:table-cell>
          <table:table-cell office:value-type="float" office:value="1662823605">
            <text:p>1662823605</text:p>
          </table:table-cell>
          <table:table-cell office:value-type="float" office:value="1083434066">
            <text:p>1083434066</text:p>
          </table:table-cell>
          <table:table-cell table:style-name="Default" office:value-type="float" office:value="10083">
            <text:p>10083</text:p>
          </table:table-cell>
          <table:table-cell table:style-name="Default" table:formula="of:=[.G97]/[.I97]/10^3" office:value-type="float" office:value="164.913577804225">
            <text:p>164.9135778042</text:p>
          </table:table-cell>
          <table:table-cell table:style-name="Default" table:formula="of:=[.H97]/[.G97]" office:value-type="float" office:value="0.651562837298067">
            <text:p>0.6515628373</text:p>
          </table:table-cell>
          <table:table-cell table:style-name="Default" table:formula="of:=[.F97]/[.G97]" office:value-type="float" office:value="22.9899786099079">
            <text:p>22.9899786099</text:p>
          </table:table-cell>
          <table:table-cell office:value-type="float" office:value="38228278902">
            <text:p>38228278902</text:p>
          </table:table-cell>
          <table:table-cell office:value-type="float" office:value="1662234136">
            <text:p>1662234136</text:p>
          </table:table-cell>
          <table:table-cell office:value-type="float" office:value="52539583">
            <text:p>52539583</text:p>
          </table:table-cell>
          <table:table-cell office:value-type="float" office:value="7995">
            <text:p>7995.000000</text:p>
          </table:table-cell>
          <table:table-cell table:style-name="Default" table:formula="of:=[.N97]/[.P97]/10^3" office:value-type="float" office:value="207.90921025641">
            <text:p>207.9092102564</text:p>
          </table:table-cell>
          <table:table-cell table:style-name="Default" table:formula="of:=[.O97]/[.N97]" office:value-type="float" office:value="0.0316078113558847">
            <text:p>0.0316078114</text:p>
          </table:table-cell>
          <table:table-cell table:style-name="Default" table:formula="of:=[.M97]/[.N97]" office:value-type="float" office:value="22.9981312945435">
            <text:p>22.9981312945</text:p>
          </table:table-cell>
          <table:table-cell office:value-type="float" office:value="38228279090">
            <text:p>38228279090</text:p>
          </table:table-cell>
          <table:table-cell office:value-type="float" office:value="1662804595">
            <text:p>1662804595</text:p>
          </table:table-cell>
          <table:table-cell office:value-type="float" office:value="1081510496">
            <text:p>1081510496</text:p>
          </table:table-cell>
          <table:table-cell office:value-type="float" office:value="9878">
            <text:p>9878.000000</text:p>
          </table:table-cell>
          <table:table-cell table:style-name="Default" table:formula="of:=[.U97]/[.W97]/10^3" office:value-type="float" office:value="168.334135958696">
            <text:p>168.3341359587</text:p>
          </table:table-cell>
          <table:table-cell table:style-name="Default" table:formula="of:=[.V97]/[.U97]" office:value-type="float" office:value="0.650413463645739">
            <text:p>0.6504134636</text:p>
          </table:table-cell>
          <table:table-cell table:style-name="Default" table:formula="of:=[.T97]/[.U97]" office:value-type="float" office:value="22.990241430022">
            <text:p>22.99024143</text:p>
          </table:table-cell>
          <table:table-cell office:value-type="float" office:value="38228279597">
            <text:p>38228279597</text:p>
          </table:table-cell>
          <table:table-cell office:value-type="float" office:value="1661735331">
            <text:p>1661735331</text:p>
          </table:table-cell>
          <table:table-cell office:value-type="float" office:value="2066345705">
            <text:p>2066345705</text:p>
          </table:table-cell>
          <table:table-cell office:value-type="float" office:value="14821">
            <text:p>14821.000000</text:p>
          </table:table-cell>
          <table:table-cell table:style-name="Default" table:formula="of:=[.AB97]/[.AD97]/10^3" office:value-type="float" office:value="112.120324606977">
            <text:p>112.120324607</text:p>
          </table:table-cell>
          <table:table-cell table:style-name="Default" table:formula="of:=[.AC97]/[.AB97]" office:value-type="float" office:value="1.24348665304993">
            <text:p>1.243486653</text:p>
          </table:table-cell>
          <table:table-cell table:style-name="Default" table:formula="of:=[.AA97]/[.AB97]" office:value-type="float" office:value="23.0050350882261">
            <text:p>23.0050350882</text:p>
          </table:table-cell>
          <table:table-cell office:value-type="float" office:value="38228278905">
            <text:p>38228278905</text:p>
          </table:table-cell>
          <table:table-cell office:value-type="float" office:value="1662278207">
            <text:p>1662278207</text:p>
          </table:table-cell>
          <table:table-cell office:value-type="float" office:value="54452640">
            <text:p>54452640</text:p>
          </table:table-cell>
          <table:table-cell office:value-type="float" office:value="8014">
            <text:p>8014.000000</text:p>
          </table:table-cell>
          <table:table-cell table:style-name="Default" table:formula="of:=[.AI97]/[.AK97]/10^3" office:value-type="float" office:value="207.421787746444">
            <text:p>207.4217877464</text:p>
          </table:table-cell>
          <table:table-cell table:style-name="Default" table:formula="of:=[.AJ97]/[.AI97]" office:value-type="float" office:value="0.0327578378701562">
            <text:p>0.0327578379</text:p>
          </table:table-cell>
          <table:table-cell table:style-name="Default" table:formula="of:=[.AH97]/[.AI97]" office:value-type="float" office:value="22.9975215604809">
            <text:p>22.9975215605</text:p>
          </table:table-cell>
          <table:table-cell office:value-type="float" office:value="38228279590">
            <text:p>38228279590</text:p>
          </table:table-cell>
          <table:table-cell office:value-type="float" office:value="1661752680">
            <text:p>1661752680</text:p>
          </table:table-cell>
          <table:table-cell office:value-type="float" office:value="2064984459">
            <text:p>2064984459</text:p>
          </table:table-cell>
          <table:table-cell office:value-type="float" office:value="14765">
            <text:p>14765.000000</text:p>
          </table:table-cell>
          <table:table-cell table:style-name="Default" table:formula="of:=[.AP97]/[.AR97]/10^3" office:value-type="float" office:value="112.546744327802">
            <text:p>112.5467443278</text:p>
          </table:table-cell>
          <table:table-cell table:style-name="Default" table:formula="of:=[.AQ97]/[.AP97]" office:value-type="float" office:value="1.24265450801018">
            <text:p>1.242654508</text:p>
          </table:table-cell>
          <table:table-cell table:style-name="Default" table:formula="of:=[.AO97]/[.AP97]" office:value-type="float" office:value="23.0047949072662">
            <text:p>23.0047949073</text:p>
          </table:table-cell>
          <table:table-cell office:value-type="float" office:value="9980442233">
            <text:p>9980442233</text:p>
          </table:table-cell>
          <table:table-cell office:value-type="float" office:value="1661170547">
            <text:p>1661170547</text:p>
          </table:table-cell>
          <table:table-cell office:value-type="float" office:value="1084883340">
            <text:p>1084883340</text:p>
          </table:table-cell>
          <table:table-cell office:value-type="float" office:value="7505">
            <text:p>7505.000000</text:p>
          </table:table-cell>
          <table:table-cell table:style-name="Default" table:formula="of:=[.AW97]/[.AY97]/10^3" office:value-type="float" office:value="221.341845036642">
            <text:p>221.3418450366</text:p>
          </table:table-cell>
          <table:table-cell table:style-name="Default" table:formula="of:=[.AX97]/[.AW97]" office:value-type="float" office:value="0.653083659567195">
            <text:p>0.6530836596</text:p>
          </table:table-cell>
          <table:table-cell table:style-name="Default" table:formula="of:=[.AV97]/[.AW97]" office:value-type="float" office:value="6.00807800922322">
            <text:p>6.0080780092</text:p>
          </table:table-cell>
          <table:table-cell office:value-type="float" office:value="6658987061">
            <text:p>6658987061</text:p>
          </table:table-cell>
          <table:table-cell office:value-type="float" office:value="1733211160">
            <text:p>1733211160</text:p>
          </table:table-cell>
          <table:table-cell office:value-type="float" office:value="1089487481">
            <text:p>1089487481</text:p>
          </table:table-cell>
          <table:table-cell office:value-type="float" office:value="7876">
            <text:p>7876.000000</text:p>
          </table:table-cell>
          <table:table-cell table:style-name="Default" table:formula="of:=[.BD97]/[.BF97]/10^3" office:value-type="float" office:value="220.062361604876">
            <text:p>220.0623616049</text:p>
          </table:table-cell>
          <table:table-cell table:style-name="Default" table:formula="of:=[.BE97]/[.BD97]" office:value-type="float" office:value="0.628594776068716">
            <text:p>0.6285947761</text:p>
          </table:table-cell>
          <table:table-cell table:style-name="Default" table:formula="of:=[.BC97]/[.BD97]" office:value-type="float" office:value="3.84199410589994">
            <text:p>3.8419941059</text:p>
          </table:table-cell>
          <table:table-cell office:value-type="float" office:value="6655694201">
            <text:p>6655694201</text:p>
          </table:table-cell>
          <table:table-cell office:value-type="float" office:value="1732524133">
            <text:p>1732524133</text:p>
          </table:table-cell>
          <table:table-cell office:value-type="float" office:value="1090316469">
            <text:p>1090316469</text:p>
          </table:table-cell>
          <table:table-cell office:value-type="float" office:value="7879">
            <text:p>7879.000000</text:p>
          </table:table-cell>
          <table:table-cell table:style-name="Default" table:formula="of:=[.BK97]/[.BM97]/10^3" office:value-type="float" office:value="219.891373651479">
            <text:p>219.8913736515</text:p>
          </table:table-cell>
          <table:table-cell table:style-name="Default" table:formula="of:=[.BL97]/[.BK97]" office:value-type="float" office:value="0.629322529038619">
            <text:p>0.629322529</text:p>
          </table:table-cell>
          <table:table-cell table:style-name="Default" table:formula="of:=[.BJ97]/[.BK97]" office:value-type="float" office:value="3.84161702237022">
            <text:p>3.8416170224</text:p>
          </table:table-cell>
          <table:table-cell office:value-type="float" office:value="9981323008">
            <text:p>9981323008</text:p>
          </table:table-cell>
          <table:table-cell office:value-type="float" office:value="1661169472">
            <text:p>1661169472</text:p>
          </table:table-cell>
          <table:table-cell office:value-type="float" office:value="1084988247">
            <text:p>1084988247</text:p>
          </table:table-cell>
          <table:table-cell office:value-type="float" office:value="7451">
            <text:p>7451.000000</text:p>
          </table:table-cell>
          <table:table-cell table:style-name="Default" table:formula="of:=[.BR97]/[.BT97]/10^3" office:value-type="float" office:value="222.945842437257">
            <text:p>222.9458424373</text:p>
          </table:table-cell>
          <table:table-cell table:style-name="Default" table:formula="of:=[.BS97]/[.BR97]" office:value-type="float" office:value="0.653147234697075">
            <text:p>0.6531472347</text:p>
          </table:table-cell>
          <table:table-cell table:style-name="Default" table:formula="of:=[.BQ97]/[.BR97]" office:value-type="float" office:value="6.00861211107063">
            <text:p>6.0086121111</text:p>
          </table:table-cell>
          <table:table-cell office:value-type="float" office:value="900">
            <text:p>900</text:p>
          </table:table-cell>
          <table:table-cell office:value-type="float" office:value="35356270524">
            <text:p>35356270524</text:p>
          </table:table-cell>
          <table:table-cell office:value-type="float" office:value="1458222618">
            <text:p>1458222618</text:p>
          </table:table-cell>
          <table:table-cell office:value-type="float" office:value="8593521">
            <text:p>8593521</text:p>
          </table:table-cell>
          <table:table-cell office:value-type="float" office:value="7228">
            <text:p>7228</text:p>
          </table:table-cell>
          <table:table-cell table:style-name="Default" table:formula="of:=[.BZ97]/[.CB97]/10^3" office:value-type="float" office:value="201.74635002767">
            <text:p>201.7463500277</text:p>
          </table:table-cell>
          <table:table-cell table:style-name="Default" table:formula="of:=[.CA97]/[.BZ97]" office:value-type="float" office:value="0.00589314751665716">
            <text:p>0.0058931475</text:p>
          </table:table-cell>
          <table:table-cell table:style-name="Default" table:formula="of:=[.BY97]/[.BZ97]" office:value-type="float" office:value="24.2461405327071">
            <text:p>24.2461405327</text:p>
          </table:table-cell>
          <table:table-cell office:value-type="float" office:value="2583842651">
            <text:p>2583842651</text:p>
          </table:table-cell>
          <table:table-cell office:value-type="float" office:value="1661250003">
            <text:p>1661250003</text:p>
          </table:table-cell>
          <table:table-cell office:value-type="float" office:value="4503857">
            <text:p>4503857</text:p>
          </table:table-cell>
          <table:table-cell office:value-type="float" office:value="446">
            <text:p>446</text:p>
          </table:table-cell>
          <table:table-cell table:style-name="Default" table:formula="of:=[.CG97]/[.CI97]/10^3" office:value-type="float" office:value="3724.77579147982">
            <text:p>3724.7757914798</text:p>
          </table:table-cell>
          <table:table-cell table:style-name="Default" table:formula="of:=[.CH97]/[.CG97]" office:value-type="float" office:value="0.00271112535251565">
            <text:p>0.0027111254</text:p>
          </table:table-cell>
          <table:table-cell table:style-name="Default" table:formula="of:=[.CF97]/[.CG97]" office:value-type="float" office:value="1.55536050945608">
            <text:p>1.5553605095</text:p>
          </table:table-cell>
          <table:table-cell office:value-type="float" office:value="677395004">
            <text:p>677395004</text:p>
          </table:table-cell>
          <table:table-cell office:value-type="float" office:value="416773019">
            <text:p>416773019</text:p>
          </table:table-cell>
          <table:table-cell office:value-type="float" office:value="7135886">
            <text:p>7135886</text:p>
          </table:table-cell>
          <table:table-cell office:value-type="float" office:value="99">
            <text:p>99</text:p>
          </table:table-cell>
          <table:table-cell table:style-name="Default" table:formula="of:=[.CN97]/[.CP97]/10^3" office:value-type="float" office:value="4209.82847474747">
            <text:p>4209.8284747475</text:p>
          </table:table-cell>
          <table:table-cell table:style-name="Default" table:formula="of:=[.CO97]/[.CN97]" office:value-type="float" office:value="0.0171217561470792">
            <text:p>0.0171217561</text:p>
          </table:table-cell>
          <table:table-cell table:style-name="Default" table:formula="of:=[.CM97]/[.CN97]" office:value-type="float" office:value="1.62533315046481">
            <text:p>1.625333150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98]" office:value-type="float" office:value="900">
            <text:p>900</text:p>
          </table:table-cell>
          <table:table-cell office:value-type="string">
            <text:p>,</text:p>
          </table:table-cell>
          <table:table-cell table:formula="of:=[.CS98]" office:value-type="float" office:value="1.63159814748731">
            <text:p>1.6315981475</text:p>
          </table:table-cell>
          <table:table-cell office:value-type="string">
            <text:p>)</text:p>
          </table:table-cell>
          <table:table-cell office:value-type="float" office:value="39461121063">
            <text:p>39461121063</text:p>
          </table:table-cell>
          <table:table-cell office:value-type="float" office:value="1716426969">
            <text:p>1716426969</text:p>
          </table:table-cell>
          <table:table-cell office:value-type="float" office:value="1117340437">
            <text:p>1117340437</text:p>
          </table:table-cell>
          <table:table-cell table:style-name="Default" office:value-type="float" office:value="10520">
            <text:p>10520</text:p>
          </table:table-cell>
          <table:table-cell table:style-name="Default" table:formula="of:=[.G98]/[.I98]/10^3" office:value-type="float" office:value="163.158457129278">
            <text:p>163.1584571293</text:p>
          </table:table-cell>
          <table:table-cell table:style-name="Default" table:formula="of:=[.H98]/[.G98]" office:value-type="float" office:value="0.650968819052621">
            <text:p>0.6509688191</text:p>
          </table:table-cell>
          <table:table-cell table:style-name="Default" table:formula="of:=[.F98]/[.G98]" office:value-type="float" office:value="22.990270938233">
            <text:p>22.9902709382</text:p>
          </table:table-cell>
          <table:table-cell office:value-type="float" office:value="39461120831">
            <text:p>39461120831</text:p>
          </table:table-cell>
          <table:table-cell office:value-type="float" office:value="1715883144">
            <text:p>1715883144</text:p>
          </table:table-cell>
          <table:table-cell office:value-type="float" office:value="54119635">
            <text:p>54119635</text:p>
          </table:table-cell>
          <table:table-cell office:value-type="float" office:value="8252">
            <text:p>8252.000000</text:p>
          </table:table-cell>
          <table:table-cell table:style-name="Default" table:formula="of:=[.N98]/[.P98]/10^3" office:value-type="float" office:value="207.935427047988">
            <text:p>207.935427048</text:p>
          </table:table-cell>
          <table:table-cell table:style-name="Default" table:formula="of:=[.O98]/[.N98]" office:value-type="float" office:value="0.0315403966693433">
            <text:p>0.0315403967</text:p>
          </table:table-cell>
          <table:table-cell table:style-name="Default" table:formula="of:=[.M98]/[.N98]" office:value-type="float" office:value="22.9975572456582">
            <text:p>22.9975572457</text:p>
          </table:table-cell>
          <table:table-cell office:value-type="float" office:value="39461121026">
            <text:p>39461121026</text:p>
          </table:table-cell>
          <table:table-cell office:value-type="float" office:value="1716502569">
            <text:p>1716502569</text:p>
          </table:table-cell>
          <table:table-cell office:value-type="float" office:value="1114624118">
            <text:p>1114624118</text:p>
          </table:table-cell>
          <table:table-cell office:value-type="float" office:value="10214">
            <text:p>10214.000000</text:p>
          </table:table-cell>
          <table:table-cell table:style-name="Default" table:formula="of:=[.U98]/[.W98]/10^3" office:value-type="float" office:value="168.053903367926">
            <text:p>168.0539033679</text:p>
          </table:table-cell>
          <table:table-cell table:style-name="Default" table:formula="of:=[.V98]/[.U98]" office:value-type="float" office:value="0.649357675386037">
            <text:p>0.6493576754</text:p>
          </table:table-cell>
          <table:table-cell table:style-name="Default" table:formula="of:=[.T98]/[.U98]" office:value-type="float" office:value="22.9892583551385">
            <text:p>22.9892583551</text:p>
          </table:table-cell>
          <table:table-cell office:value-type="float" office:value="39461121546">
            <text:p>39461121546</text:p>
          </table:table-cell>
          <table:table-cell office:value-type="float" office:value="1715278762">
            <text:p>1715278762</text:p>
          </table:table-cell>
          <table:table-cell office:value-type="float" office:value="2134036608">
            <text:p>2134036608</text:p>
          </table:table-cell>
          <table:table-cell office:value-type="float" office:value="15292">
            <text:p>15292.000000</text:p>
          </table:table-cell>
          <table:table-cell table:style-name="Default" table:formula="of:=[.AB98]/[.AD98]/10^3" office:value-type="float" office:value="112.16837313628">
            <text:p>112.1683731363</text:p>
          </table:table-cell>
          <table:table-cell table:style-name="Default" table:formula="of:=[.AC98]/[.AB98]" office:value-type="float" office:value="1.24413398875862">
            <text:p>1.2441339888</text:p>
          </table:table-cell>
          <table:table-cell table:style-name="Default" table:formula="of:=[.AA98]/[.AB98]" office:value-type="float" office:value="23.0056608991">
            <text:p>23.0056608991</text:p>
          </table:table-cell>
          <table:table-cell office:value-type="float" office:value="39461120832">
            <text:p>39461120832</text:p>
          </table:table-cell>
          <table:table-cell office:value-type="float" office:value="1715914223">
            <text:p>1715914223</text:p>
          </table:table-cell>
          <table:table-cell office:value-type="float" office:value="56073769">
            <text:p>56073769</text:p>
          </table:table-cell>
          <table:table-cell office:value-type="float" office:value="8273">
            <text:p>8273.000000</text:p>
          </table:table-cell>
          <table:table-cell table:style-name="Default" table:formula="of:=[.AI98]/[.AK98]/10^3" office:value-type="float" office:value="207.411365042911">
            <text:p>207.4113650429</text:p>
          </table:table-cell>
          <table:table-cell table:style-name="Default" table:formula="of:=[.AJ98]/[.AI98]" office:value-type="float" office:value="0.0326786550565238">
            <text:p>0.0326786551</text:p>
          </table:table-cell>
          <table:table-cell table:style-name="Default" table:formula="of:=[.AH98]/[.AI98]" office:value-type="float" office:value="22.9971407096379">
            <text:p>22.9971407096</text:p>
          </table:table-cell>
          <table:table-cell office:value-type="float" office:value="39461121546">
            <text:p>39461121546</text:p>
          </table:table-cell>
          <table:table-cell office:value-type="float" office:value="1715149651">
            <text:p>1715149651</text:p>
          </table:table-cell>
          <table:table-cell office:value-type="float" office:value="2132266184">
            <text:p>2132266184</text:p>
          </table:table-cell>
          <table:table-cell office:value-type="float" office:value="15301">
            <text:p>15301.000000</text:p>
          </table:table-cell>
          <table:table-cell table:style-name="Default" table:formula="of:=[.AP98]/[.AR98]/10^3" office:value-type="float" office:value="112.093957976603">
            <text:p>112.0939579766</text:p>
          </table:table-cell>
          <table:table-cell table:style-name="Default" table:formula="of:=[.AQ98]/[.AP98]" office:value-type="float" office:value="1.2431954160716">
            <text:p>1.2431954161</text:p>
          </table:table-cell>
          <table:table-cell table:style-name="Default" table:formula="of:=[.AO98]/[.AP98]" office:value-type="float" office:value="23.0073926919395">
            <text:p>23.0073926919</text:p>
          </table:table-cell>
          <table:table-cell office:value-type="float" office:value="10302219764">
            <text:p>10302219764</text:p>
          </table:table-cell>
          <table:table-cell office:value-type="float" office:value="1714759225">
            <text:p>1714759225</text:p>
          </table:table-cell>
          <table:table-cell office:value-type="float" office:value="1119265419">
            <text:p>1119265419</text:p>
          </table:table-cell>
          <table:table-cell office:value-type="float" office:value="7795">
            <text:p>7795.000000</text:p>
          </table:table-cell>
          <table:table-cell table:style-name="Default" table:formula="of:=[.AW98]/[.AY98]/10^3" office:value-type="float" office:value="219.981940346376">
            <text:p>219.9819403464</text:p>
          </table:table-cell>
          <table:table-cell table:style-name="Default" table:formula="of:=[.AX98]/[.AW98]" office:value-type="float" office:value="0.652724535714336">
            <text:p>0.6527245357</text:p>
          </table:table-cell>
          <table:table-cell table:style-name="Default" table:formula="of:=[.AV98]/[.AW98]" office:value-type="float" office:value="6.00796870709356">
            <text:p>6.0079687071</text:p>
          </table:table-cell>
          <table:table-cell office:value-type="float" office:value="6873619467">
            <text:p>6873619467</text:p>
          </table:table-cell>
          <table:table-cell office:value-type="float" office:value="1820144480">
            <text:p>1820144480</text:p>
          </table:table-cell>
          <table:table-cell office:value-type="float" office:value="1125537137">
            <text:p>1125537137</text:p>
          </table:table-cell>
          <table:table-cell office:value-type="float" office:value="8235">
            <text:p>8235.000000</text:p>
          </table:table-cell>
          <table:table-cell table:style-name="Default" table:formula="of:=[.BD98]/[.BF98]/10^3" office:value-type="float" office:value="221.025437765634">
            <text:p>221.0254377656</text:p>
          </table:table-cell>
          <table:table-cell table:style-name="Default" table:formula="of:=[.BE98]/[.BD98]" office:value-type="float" office:value="0.618377908659207">
            <text:p>0.6183779087</text:p>
          </table:table-cell>
          <table:table-cell table:style-name="Default" table:formula="of:=[.BC98]/[.BD98]" office:value-type="float" office:value="3.77641420366805">
            <text:p>3.7764142037</text:p>
          </table:table-cell>
          <table:table-cell office:value-type="float" office:value="6870265927">
            <text:p>6870265927</text:p>
          </table:table-cell>
          <table:table-cell office:value-type="float" office:value="1827130561">
            <text:p>1827130561</text:p>
          </table:table-cell>
          <table:table-cell office:value-type="float" office:value="1124928136">
            <text:p>1124928136</text:p>
          </table:table-cell>
          <table:table-cell office:value-type="float" office:value="8229">
            <text:p>8229.000000</text:p>
          </table:table-cell>
          <table:table-cell table:style-name="Default" table:formula="of:=[.BK98]/[.BM98]/10^3" office:value-type="float" office:value="222.035552436505">
            <text:p>222.0355524365</text:p>
          </table:table-cell>
          <table:table-cell table:style-name="Default" table:formula="of:=[.BL98]/[.BK98]" office:value-type="float" office:value="0.615680214655443">
            <text:p>0.6156802147</text:p>
          </table:table-cell>
          <table:table-cell table:style-name="Default" table:formula="of:=[.BJ98]/[.BK98]" office:value-type="float" office:value="3.76013957275164">
            <text:p>3.7601395728</text:p>
          </table:table-cell>
          <table:table-cell office:value-type="float" office:value="10303119414">
            <text:p>10303119414</text:p>
          </table:table-cell>
          <table:table-cell office:value-type="float" office:value="1714752419">
            <text:p>1714752419</text:p>
          </table:table-cell>
          <table:table-cell office:value-type="float" office:value="1118710067">
            <text:p>1118710067</text:p>
          </table:table-cell>
          <table:table-cell office:value-type="float" office:value="7756">
            <text:p>7756.000000</text:p>
          </table:table-cell>
          <table:table-cell table:style-name="Default" table:formula="of:=[.BR98]/[.BT98]/10^3" office:value-type="float" office:value="221.087212351728">
            <text:p>221.0872123517</text:p>
          </table:table-cell>
          <table:table-cell table:style-name="Default" table:formula="of:=[.BS98]/[.BR98]" office:value-type="float" office:value="0.652403259271915">
            <text:p>0.6524032593</text:p>
          </table:table-cell>
          <table:table-cell table:style-name="Default" table:formula="of:=[.BQ98]/[.BR98]" office:value-type="float" office:value="6.00851720623816">
            <text:p>6.0085172062</text:p>
          </table:table-cell>
          <table:table-cell office:value-type="float" office:value="900">
            <text:p>900</text:p>
          </table:table-cell>
          <table:table-cell office:value-type="float" office:value="35356270524">
            <text:p>35356270524</text:p>
          </table:table-cell>
          <table:table-cell office:value-type="float" office:value="1458239606">
            <text:p>1458239606</text:p>
          </table:table-cell>
          <table:table-cell office:value-type="float" office:value="8640324">
            <text:p>8640324</text:p>
          </table:table-cell>
          <table:table-cell office:value-type="float" office:value="7232">
            <text:p>7232</text:p>
          </table:table-cell>
          <table:table-cell table:style-name="Default" table:formula="of:=[.BZ98]/[.CB98]/10^3" office:value-type="float" office:value="201.637113661504">
            <text:p>201.6371136615</text:p>
          </table:table-cell>
          <table:table-cell table:style-name="Default" table:formula="of:=[.CA98]/[.BZ98]" office:value-type="float" office:value="0.0059251744119752">
            <text:p>0.0059251744</text:p>
          </table:table-cell>
          <table:table-cell table:style-name="Default" table:formula="of:=[.BY98]/[.BZ98]" office:value-type="float" office:value="24.2458580733405">
            <text:p>24.2458580733</text:p>
          </table:table-cell>
          <table:table-cell office:value-type="float" office:value="2665614128">
            <text:p>2665614128</text:p>
          </table:table-cell>
          <table:table-cell office:value-type="float" office:value="1714838018">
            <text:p>1714838018</text:p>
          </table:table-cell>
          <table:table-cell office:value-type="float" office:value="4584366">
            <text:p>4584366</text:p>
          </table:table-cell>
          <table:table-cell office:value-type="float" office:value="459">
            <text:p>459</text:p>
          </table:table-cell>
          <table:table-cell table:style-name="Default" table:formula="of:=[.CG98]/[.CI98]/10^3" office:value-type="float" office:value="3736.03054030501">
            <text:p>3736.030540305</text:p>
          </table:table-cell>
          <table:table-cell table:style-name="Default" table:formula="of:=[.CH98]/[.CG98]" office:value-type="float" office:value="0.00267335220696046">
            <text:p>0.0026733522</text:p>
          </table:table-cell>
          <table:table-cell table:style-name="Default" table:formula="of:=[.CF98]/[.CG98]" office:value-type="float" office:value="1.55444076934385">
            <text:p>1.5544407693</text:p>
          </table:table-cell>
          <table:table-cell office:value-type="float" office:value="703693905">
            <text:p>703693905</text:p>
          </table:table-cell>
          <table:table-cell office:value-type="float" office:value="431291189">
            <text:p>431291189</text:p>
          </table:table-cell>
          <table:table-cell office:value-type="float" office:value="7515426">
            <text:p>7515426</text:p>
          </table:table-cell>
          <table:table-cell office:value-type="float" office:value="103">
            <text:p>103</text:p>
          </table:table-cell>
          <table:table-cell table:style-name="Default" table:formula="of:=[.CN98]/[.CP98]/10^3" office:value-type="float" office:value="4187.29309708738">
            <text:p>4187.2930970874</text:p>
          </table:table-cell>
          <table:table-cell table:style-name="Default" table:formula="of:=[.CO98]/[.CN98]" office:value-type="float" office:value="0.0174254104690277">
            <text:p>0.0174254105</text:p>
          </table:table-cell>
          <table:table-cell table:style-name="Default" table:formula="of:=[.CM98]/[.CN98]" office:value-type="float" office:value="1.63159814748731">
            <text:p>1.6315981475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99]" office:value-type="float" office:value="900">
            <text:p>900</text:p>
          </table:table-cell>
          <table:table-cell office:value-type="string">
            <text:p>,</text:p>
          </table:table-cell>
          <table:table-cell table:formula="of:=[.CS99]" office:value-type="float" office:value="1.62399517713678">
            <text:p>1.6239951771</text:p>
          </table:table-cell>
          <table:table-cell office:value-type="string">
            <text:p>)</text:p>
          </table:table-cell>
          <table:table-cell office:value-type="float" office:value="40720187717">
            <text:p>40720187717</text:p>
          </table:table-cell>
          <table:table-cell office:value-type="float" office:value="1771072079">
            <text:p>1771072079</text:p>
          </table:table-cell>
          <table:table-cell office:value-type="float" office:value="1165845116">
            <text:p>1165845116</text:p>
          </table:table-cell>
          <table:table-cell table:style-name="Default" office:value-type="float" office:value="11278">
            <text:p>11278</text:p>
          </table:table-cell>
          <table:table-cell table:style-name="Default" table:formula="of:=[.G99]/[.I99]/10^3" office:value-type="float" office:value="157.037779659514">
            <text:p>157.0377796595</text:p>
          </table:table-cell>
          <table:table-cell table:style-name="Default" table:formula="of:=[.H99]/[.G99]" office:value-type="float" office:value="0.65827084612969">
            <text:p>0.6582708461</text:p>
          </table:table-cell>
          <table:table-cell table:style-name="Default" table:formula="of:=[.F99]/[.G99]" office:value-type="float" office:value="22.9918297509336">
            <text:p>22.9918297509</text:p>
          </table:table-cell>
          <table:table-cell office:value-type="float" office:value="40720187435">
            <text:p>40720187435</text:p>
          </table:table-cell>
          <table:table-cell office:value-type="float" office:value="1770620376">
            <text:p>1770620376</text:p>
          </table:table-cell>
          <table:table-cell office:value-type="float" office:value="55957592">
            <text:p>55957592</text:p>
          </table:table-cell>
          <table:table-cell office:value-type="float" office:value="8513">
            <text:p>8513.000000</text:p>
          </table:table-cell>
          <table:table-cell table:style-name="Default" table:formula="of:=[.N99]/[.P99]/10^3" office:value-type="float" office:value="207.990176905909">
            <text:p>207.9901769059</text:p>
          </table:table-cell>
          <table:table-cell table:style-name="Default" table:formula="of:=[.O99]/[.N99]" office:value-type="float" office:value="0.03160338193239">
            <text:p>0.0316033819</text:p>
          </table:table-cell>
          <table:table-cell table:style-name="Default" table:formula="of:=[.M99]/[.N99]" office:value-type="float" office:value="22.997695037821">
            <text:p>22.9976950378</text:p>
          </table:table-cell>
          <table:table-cell office:value-type="float" office:value="40720187645">
            <text:p>40720187645</text:p>
          </table:table-cell>
          <table:table-cell office:value-type="float" office:value="1771194164">
            <text:p>1771194164</text:p>
          </table:table-cell>
          <table:table-cell office:value-type="float" office:value="1161784485">
            <text:p>1161784485</text:p>
          </table:table-cell>
          <table:table-cell office:value-type="float" office:value="10552">
            <text:p>10552.000000</text:p>
          </table:table-cell>
          <table:table-cell table:style-name="Default" table:formula="of:=[.U99]/[.W99]/10^3" office:value-type="float" office:value="167.853882107657">
            <text:p>167.8538821077</text:p>
          </table:table-cell>
          <table:table-cell table:style-name="Default" table:formula="of:=[.V99]/[.U99]" office:value-type="float" office:value="0.655932877723732">
            <text:p>0.6559328777</text:p>
          </table:table-cell>
          <table:table-cell table:style-name="Default" table:formula="of:=[.T99]/[.U99]" office:value-type="float" office:value="22.9902449277718">
            <text:p>22.9902449278</text:p>
          </table:table-cell>
          <table:table-cell office:value-type="float" office:value="40720188228">
            <text:p>40720188228</text:p>
          </table:table-cell>
          <table:table-cell office:value-type="float" office:value="1770124612">
            <text:p>1770124612</text:p>
          </table:table-cell>
          <table:table-cell office:value-type="float" office:value="2215390123">
            <text:p>2215390123</text:p>
          </table:table-cell>
          <table:table-cell office:value-type="float" office:value="16257">
            <text:p>16257.000000</text:p>
          </table:table-cell>
          <table:table-cell table:style-name="Default" table:formula="of:=[.AB99]/[.AD99]/10^3" office:value-type="float" office:value="108.883841545181">
            <text:p>108.8838415452</text:p>
          </table:table-cell>
          <table:table-cell table:style-name="Default" table:formula="of:=[.AC99]/[.AB99]" office:value-type="float" office:value="1.25154472627603">
            <text:p>1.2515447263</text:p>
          </table:table-cell>
          <table:table-cell table:style-name="Default" table:formula="of:=[.AA99]/[.AB99]" office:value-type="float" office:value="23.0041365178193">
            <text:p>23.0041365178</text:p>
          </table:table-cell>
          <table:table-cell office:value-type="float" office:value="40720187438">
            <text:p>40720187438</text:p>
          </table:table-cell>
          <table:table-cell office:value-type="float" office:value="1770692789">
            <text:p>1770692789</text:p>
          </table:table-cell>
          <table:table-cell office:value-type="float" office:value="57956000">
            <text:p>57956000</text:p>
          </table:table-cell>
          <table:table-cell office:value-type="float" office:value="8536">
            <text:p>8536.000000</text:p>
          </table:table-cell>
          <table:table-cell table:style-name="Default" table:formula="of:=[.AI99]/[.AK99]/10^3" office:value-type="float" office:value="207.438236761949">
            <text:p>207.438236762</text:p>
          </table:table-cell>
          <table:table-cell table:style-name="Default" table:formula="of:=[.AJ99]/[.AI99]" office:value-type="float" office:value="0.0327306918286659">
            <text:p>0.0327306918</text:p>
          </table:table-cell>
          <table:table-cell table:style-name="Default" table:formula="of:=[.AH99]/[.AI99]" office:value-type="float" office:value="22.9967545420438">
            <text:p>22.996754542</text:p>
          </table:table-cell>
          <table:table-cell office:value-type="float" office:value="40720188205">
            <text:p>40720188205</text:p>
          </table:table-cell>
          <table:table-cell office:value-type="float" office:value="1770039448">
            <text:p>1770039448</text:p>
          </table:table-cell>
          <table:table-cell office:value-type="float" office:value="2213365008">
            <text:p>2213365008</text:p>
          </table:table-cell>
          <table:table-cell office:value-type="float" office:value="16023">
            <text:p>16023.000000</text:p>
          </table:table-cell>
          <table:table-cell table:style-name="Default" table:formula="of:=[.AP99]/[.AR99]/10^3" office:value-type="float" office:value="110.468666791487">
            <text:p>110.4686667915</text:p>
          </table:table-cell>
          <table:table-cell table:style-name="Default" table:formula="of:=[.AQ99]/[.AP99]" office:value-type="float" office:value="1.25046083605703">
            <text:p>1.2504608361</text:p>
          </table:table-cell>
          <table:table-cell table:style-name="Default" table:formula="of:=[.AO99]/[.AP99]" office:value-type="float" office:value="23.0052433300345">
            <text:p>23.00524333</text:p>
          </table:table-cell>
          <table:table-cell office:value-type="float" office:value="10630840176">
            <text:p>10630840176</text:p>
          </table:table-cell>
          <table:table-cell office:value-type="float" office:value="1769474855">
            <text:p>1769474855</text:p>
          </table:table-cell>
          <table:table-cell office:value-type="float" office:value="1167255288">
            <text:p>1167255288</text:p>
          </table:table-cell>
          <table:table-cell office:value-type="float" office:value="8128">
            <text:p>8128.000000</text:p>
          </table:table-cell>
          <table:table-cell table:style-name="Default" table:formula="of:=[.AW99]/[.AY99]/10^3" office:value-type="float" office:value="217.701138656496">
            <text:p>217.7011386565</text:p>
          </table:table-cell>
          <table:table-cell table:style-name="Default" table:formula="of:=[.AX99]/[.AW99]" office:value-type="float" office:value="0.659661980898847">
            <text:p>0.6596619809</text:p>
          </table:table-cell>
          <table:table-cell table:style-name="Default" table:formula="of:=[.AV99]/[.AW99]" office:value-type="float" office:value="6.00790689167493">
            <text:p>6.0079068917</text:p>
          </table:table-cell>
          <table:table-cell office:value-type="float" office:value="7092814953">
            <text:p>7092814953</text:p>
          </table:table-cell>
          <table:table-cell office:value-type="float" office:value="1890066387">
            <text:p>1890066387</text:p>
          </table:table-cell>
          <table:table-cell office:value-type="float" office:value="1174346650">
            <text:p>1174346650</text:p>
          </table:table-cell>
          <table:table-cell office:value-type="float" office:value="8611">
            <text:p>8611.000000</text:p>
          </table:table-cell>
          <table:table-cell table:style-name="Default" table:formula="of:=[.BD99]/[.BF99]/10^3" office:value-type="float" office:value="219.494412611776">
            <text:p>219.4944126118</text:p>
          </table:table-cell>
          <table:table-cell table:style-name="Default" table:formula="of:=[.BE99]/[.BD99]" office:value-type="float" office:value="0.621325609553841">
            <text:p>0.6213256096</text:p>
          </table:table-cell>
          <table:table-cell table:style-name="Default" table:formula="of:=[.BC99]/[.BD99]" office:value-type="float" office:value="3.75268033005869">
            <text:p>3.7526803301</text:p>
          </table:table-cell>
          <table:table-cell office:value-type="float" office:value="7089380034">
            <text:p>7089380034</text:p>
          </table:table-cell>
          <table:table-cell office:value-type="float" office:value="1889391667">
            <text:p>1889391667</text:p>
          </table:table-cell>
          <table:table-cell office:value-type="float" office:value="1173815641">
            <text:p>1173815641</text:p>
          </table:table-cell>
          <table:table-cell office:value-type="float" office:value="8609">
            <text:p>8609.000000</text:p>
          </table:table-cell>
          <table:table-cell table:style-name="Default" table:formula="of:=[.BK99]/[.BM99]/10^3" office:value-type="float" office:value="219.467030665583">
            <text:p>219.4670306656</text:p>
          </table:table-cell>
          <table:table-cell table:style-name="Default" table:formula="of:=[.BL99]/[.BK99]" office:value-type="float" office:value="0.621266443322363">
            <text:p>0.6212664433</text:p>
          </table:table-cell>
          <table:table-cell table:style-name="Default" table:formula="of:=[.BJ99]/[.BK99]" office:value-type="float" office:value="3.75220244580448">
            <text:p>3.7522024458</text:p>
          </table:table-cell>
          <table:table-cell office:value-type="float" office:value="10631758897">
            <text:p>10631758897</text:p>
          </table:table-cell>
          <table:table-cell office:value-type="float" office:value="1769474049">
            <text:p>1769474049</text:p>
          </table:table-cell>
          <table:table-cell office:value-type="float" office:value="1167531848">
            <text:p>1167531848</text:p>
          </table:table-cell>
          <table:table-cell office:value-type="float" office:value="8087">
            <text:p>8087.000000</text:p>
          </table:table-cell>
          <table:table-cell table:style-name="Default" table:formula="of:=[.BR99]/[.BT99]/10^3" office:value-type="float" office:value="218.804754420675">
            <text:p>218.8047544207</text:p>
          </table:table-cell>
          <table:table-cell table:style-name="Default" table:formula="of:=[.BS99]/[.BR99]" office:value-type="float" office:value="0.659818576406825">
            <text:p>0.6598185764</text:p>
          </table:table-cell>
          <table:table-cell table:style-name="Default" table:formula="of:=[.BQ99]/[.BR99]" office:value-type="float" office:value="6.00842883398512">
            <text:p>6.008428834</text:p>
          </table:table-cell>
          <table:table-cell office:value-type="float" office:value="900">
            <text:p>900</text:p>
          </table:table-cell>
          <table:table-cell office:value-type="float" office:value="35356270525">
            <text:p>35356270525</text:p>
          </table:table-cell>
          <table:table-cell office:value-type="float" office:value="1458227089">
            <text:p>1458227089</text:p>
          </table:table-cell>
          <table:table-cell office:value-type="float" office:value="8590204">
            <text:p>8590204</text:p>
          </table:table-cell>
          <table:table-cell office:value-type="float" office:value="7230">
            <text:p>7230</text:p>
          </table:table-cell>
          <table:table-cell table:style-name="Default" table:formula="of:=[.BZ99]/[.CB99]/10^3" office:value-type="float" office:value="201.691160304288">
            <text:p>201.6911603043</text:p>
          </table:table-cell>
          <table:table-cell table:style-name="Default" table:formula="of:=[.CA99]/[.BZ99]" office:value-type="float" office:value="0.0058908547679572">
            <text:p>0.0058908548</text:p>
          </table:table-cell>
          <table:table-cell table:style-name="Default" table:formula="of:=[.BY99]/[.BZ99]" office:value-type="float" office:value="24.2460661934665">
            <text:p>24.2460661935</text:p>
          </table:table-cell>
          <table:table-cell office:value-type="float" office:value="2762836616">
            <text:p>2762836616</text:p>
          </table:table-cell>
          <table:table-cell office:value-type="float" office:value="1769511060">
            <text:p>1769511060</text:p>
          </table:table-cell>
          <table:table-cell office:value-type="float" office:value="4976448">
            <text:p>4976448</text:p>
          </table:table-cell>
          <table:table-cell office:value-type="float" office:value="477">
            <text:p>477</text:p>
          </table:table-cell>
          <table:table-cell table:style-name="Default" table:formula="of:=[.CG99]/[.CI99]/10^3" office:value-type="float" office:value="3709.66679245283">
            <text:p>3709.6667924528</text:p>
          </table:table-cell>
          <table:table-cell table:style-name="Default" table:formula="of:=[.CH99]/[.CG99]" office:value-type="float" office:value="0.00281232941262317">
            <text:p>0.0028123294</text:p>
          </table:table-cell>
          <table:table-cell table:style-name="Default" table:formula="of:=[.CF99]/[.CG99]" office:value-type="float" office:value="1.5613559465404">
            <text:p>1.5613559465</text:p>
          </table:table-cell>
          <table:table-cell office:value-type="float" office:value="720949046">
            <text:p>720949046</text:p>
          </table:table-cell>
          <table:table-cell office:value-type="float" office:value="443935460">
            <text:p>443935460</text:p>
          </table:table-cell>
          <table:table-cell office:value-type="float" office:value="7611579">
            <text:p>7611579</text:p>
          </table:table-cell>
          <table:table-cell office:value-type="float" office:value="105">
            <text:p>105</text:p>
          </table:table-cell>
          <table:table-cell table:style-name="Default" table:formula="of:=[.CN99]/[.CP99]/10^3" office:value-type="float" office:value="4227.95676190476">
            <text:p>4227.9567619048</text:p>
          </table:table-cell>
          <table:table-cell table:style-name="Default" table:formula="of:=[.CO99]/[.CN99]" office:value-type="float" office:value="0.0171456882493685">
            <text:p>0.0171456882</text:p>
          </table:table-cell>
          <table:table-cell table:style-name="Default" table:formula="of:=[.CM99]/[.CN99]" office:value-type="float" office:value="1.62399517713678">
            <text:p>1.6239951771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00]" office:value-type="float" office:value="961">
            <text:p>961</text:p>
          </table:table-cell>
          <table:table-cell office:value-type="string">
            <text:p>,</text:p>
          </table:table-cell>
          <table:table-cell table:formula="of:=[.CS100]" office:value-type="float" office:value="1.62976204094707">
            <text:p>1.6297620409</text:p>
          </table:table-cell>
          <table:table-cell office:value-type="string">
            <text:p>)</text:p>
          </table:table-cell>
          <table:table-cell office:value-type="float" office:value="42005755259">
            <text:p>42005755259</text:p>
          </table:table-cell>
          <table:table-cell office:value-type="float" office:value="1827037968">
            <text:p>1827037968</text:p>
          </table:table-cell>
          <table:table-cell office:value-type="float" office:value="1192704822">
            <text:p>1192704822</text:p>
          </table:table-cell>
          <table:table-cell table:style-name="Default" office:value-type="float" office:value="11671">
            <text:p>11671</text:p>
          </table:table-cell>
          <table:table-cell table:style-name="Default" table:formula="of:=[.G100]/[.I100]/10^3" office:value-type="float" office:value="156.545109073773">
            <text:p>156.5451090738</text:p>
          </table:table-cell>
          <table:table-cell table:style-name="Default" table:formula="of:=[.H100]/[.G100]" office:value-type="float" office:value="0.652807901581605">
            <text:p>0.6528079016</text:p>
          </table:table-cell>
          <table:table-cell table:style-name="Default" table:formula="of:=[.F100]/[.G100]" office:value-type="float" office:value="22.9911780678441">
            <text:p>22.9911780678</text:p>
          </table:table-cell>
          <table:table-cell office:value-type="float" office:value="42005754964">
            <text:p>42005754964</text:p>
          </table:table-cell>
          <table:table-cell office:value-type="float" office:value="1826530665">
            <text:p>1826530665</text:p>
          </table:table-cell>
          <table:table-cell office:value-type="float" office:value="57601430">
            <text:p>57601430</text:p>
          </table:table-cell>
          <table:table-cell office:value-type="float" office:value="8780">
            <text:p>8780.000000</text:p>
          </table:table-cell>
          <table:table-cell table:style-name="Default" table:formula="of:=[.N100]/[.P100]/10^3" office:value-type="float" office:value="208.033105353075">
            <text:p>208.0331053531</text:p>
          </table:table-cell>
          <table:table-cell table:style-name="Default" table:formula="of:=[.O100]/[.N100]" office:value-type="float" office:value="0.0315359775249106">
            <text:p>0.0315359775</text:p>
          </table:table-cell>
          <table:table-cell table:style-name="Default" table:formula="of:=[.M100]/[.N100]" office:value-type="float" office:value="22.9975635060033">
            <text:p>22.997563506</text:p>
          </table:table-cell>
          <table:table-cell office:value-type="float" office:value="42005755184">
            <text:p>42005755184</text:p>
          </table:table-cell>
          <table:table-cell office:value-type="float" office:value="1827178426">
            <text:p>1827178426</text:p>
          </table:table-cell>
          <table:table-cell office:value-type="float" office:value="1190165691">
            <text:p>1190165691</text:p>
          </table:table-cell>
          <table:table-cell office:value-type="float" office:value="10919">
            <text:p>10919.000000</text:p>
          </table:table-cell>
          <table:table-cell table:style-name="Default" table:formula="of:=[.U100]/[.W100]/10^3" office:value-type="float" office:value="167.339355801813">
            <text:p>167.3393558018</text:p>
          </table:table-cell>
          <table:table-cell table:style-name="Default" table:formula="of:=[.V100]/[.U100]" office:value-type="float" office:value="0.65136807334436">
            <text:p>0.6513680733</text:p>
          </table:table-cell>
          <table:table-cell table:style-name="Default" table:formula="of:=[.T100]/[.U100]" office:value-type="float" office:value="22.9894106597776">
            <text:p>22.9894106598</text:p>
          </table:table-cell>
          <table:table-cell office:value-type="float" office:value="42005755779">
            <text:p>42005755779</text:p>
          </table:table-cell>
          <table:table-cell office:value-type="float" office:value="1825989710">
            <text:p>1825989710</text:p>
          </table:table-cell>
          <table:table-cell office:value-type="float" office:value="2276193192">
            <text:p>2276193192</text:p>
          </table:table-cell>
          <table:table-cell office:value-type="float" office:value="16745">
            <text:p>16745.000000</text:p>
          </table:table-cell>
          <table:table-cell table:style-name="Default" table:formula="of:=[.AB100]/[.AD100]/10^3" office:value-type="float" office:value="109.046862346969">
            <text:p>109.046862347</text:p>
          </table:table-cell>
          <table:table-cell table:style-name="Default" table:formula="of:=[.AC100]/[.AB100]" office:value-type="float" office:value="1.24655313199985">
            <text:p>1.246553132</text:p>
          </table:table-cell>
          <table:table-cell table:style-name="Default" table:formula="of:=[.AA100]/[.AB100]" office:value-type="float" office:value="23.0043770504052">
            <text:p>23.0043770504</text:p>
          </table:table-cell>
          <table:table-cell office:value-type="float" office:value="42005754966">
            <text:p>42005754966</text:p>
          </table:table-cell>
          <table:table-cell office:value-type="float" office:value="1826552993">
            <text:p>1826552993</text:p>
          </table:table-cell>
          <table:table-cell office:value-type="float" office:value="59649823">
            <text:p>59649823</text:p>
          </table:table-cell>
          <table:table-cell office:value-type="float" office:value="8806">
            <text:p>8806.000000</text:p>
          </table:table-cell>
          <table:table-cell table:style-name="Default" table:formula="of:=[.AI100]/[.AK100]/10^3" office:value-type="float" office:value="207.421416420622">
            <text:p>207.4214164206</text:p>
          </table:table-cell>
          <table:table-cell table:style-name="Default" table:formula="of:=[.AJ100]/[.AI100]" office:value-type="float" office:value="0.032657044842717">
            <text:p>0.0326570448</text:p>
          </table:table-cell>
          <table:table-cell table:style-name="Default" table:formula="of:=[.AH100]/[.AI100]" office:value-type="float" office:value="22.9972823821597">
            <text:p>22.9972823822</text:p>
          </table:table-cell>
          <table:table-cell office:value-type="float" office:value="42005755761">
            <text:p>42005755761</text:p>
          </table:table-cell>
          <table:table-cell office:value-type="float" office:value="1825873252">
            <text:p>1825873252</text:p>
          </table:table-cell>
          <table:table-cell office:value-type="float" office:value="2273777619">
            <text:p>2273777619</text:p>
          </table:table-cell>
          <table:table-cell office:value-type="float" office:value="16564">
            <text:p>16564.000000</text:p>
          </table:table-cell>
          <table:table-cell table:style-name="Default" table:formula="of:=[.AP100]/[.AR100]/10^3" office:value-type="float" office:value="110.231420671335">
            <text:p>110.2314206713</text:p>
          </table:table-cell>
          <table:table-cell table:style-name="Default" table:formula="of:=[.AQ100]/[.AP100]" office:value-type="float" office:value="1.24530967114469">
            <text:p>1.2453096711</text:p>
          </table:table-cell>
          <table:table-cell table:style-name="Default" table:formula="of:=[.AO100]/[.AP100]" office:value-type="float" office:value="23.005844307642">
            <text:p>23.0058443076</text:p>
          </table:table-cell>
          <table:table-cell office:value-type="float" office:value="10966375711">
            <text:p>10966375711</text:p>
          </table:table-cell>
          <table:table-cell office:value-type="float" office:value="1825349028">
            <text:p>1825349028</text:p>
          </table:table-cell>
          <table:table-cell office:value-type="float" office:value="1194522470">
            <text:p>1194522470</text:p>
          </table:table-cell>
          <table:table-cell office:value-type="float" office:value="8457">
            <text:p>8457.000000</text:p>
          </table:table-cell>
          <table:table-cell table:style-name="Default" table:formula="of:=[.AW100]/[.AY100]/10^3" office:value-type="float" office:value="215.838835047889">
            <text:p>215.8388350479</text:p>
          </table:table-cell>
          <table:table-cell table:style-name="Default" table:formula="of:=[.AX100]/[.AW100]" office:value-type="float" office:value="0.65440770596559">
            <text:p>0.654407706</text:p>
          </table:table-cell>
          <table:table-cell table:style-name="Default" table:formula="of:=[.AV100]/[.AW100]" office:value-type="float" office:value="6.00782400668635">
            <text:p>6.0078240067</text:p>
          </table:table-cell>
          <table:table-cell office:value-type="float" office:value="7316621761">
            <text:p>7316621761</text:p>
          </table:table-cell>
          <table:table-cell office:value-type="float" office:value="1951890859">
            <text:p>1951890859</text:p>
          </table:table-cell>
          <table:table-cell office:value-type="float" office:value="1201196722">
            <text:p>1201196722</text:p>
          </table:table-cell>
          <table:table-cell office:value-type="float" office:value="8964">
            <text:p>8964.000000</text:p>
          </table:table-cell>
          <table:table-cell table:style-name="Default" table:formula="of:=[.BD100]/[.BF100]/10^3" office:value-type="float" office:value="217.747753123606">
            <text:p>217.7477531236</text:p>
          </table:table-cell>
          <table:table-cell table:style-name="Default" table:formula="of:=[.BE100]/[.BD100]" office:value-type="float" office:value="0.615401581733623">
            <text:p>0.6154015817</text:p>
          </table:table-cell>
          <table:table-cell table:style-name="Default" table:formula="of:=[.BC100]/[.BD100]" office:value-type="float" office:value="3.74847893121877">
            <text:p>3.7484789312</text:p>
          </table:table-cell>
          <table:table-cell office:value-type="float" office:value="7313124871">
            <text:p>7313124871</text:p>
          </table:table-cell>
          <table:table-cell office:value-type="float" office:value="1949696724">
            <text:p>1949696724</text:p>
          </table:table-cell>
          <table:table-cell office:value-type="float" office:value="1200232383">
            <text:p>1200232383</text:p>
          </table:table-cell>
          <table:table-cell office:value-type="float" office:value="8962">
            <text:p>8962.000000</text:p>
          </table:table-cell>
          <table:table-cell table:style-name="Default" table:formula="of:=[.BK100]/[.BM100]/10^3" office:value-type="float" office:value="217.551520196385">
            <text:p>217.5515201964</text:p>
          </table:table-cell>
          <table:table-cell table:style-name="Default" table:formula="of:=[.BL100]/[.BK100]" office:value-type="float" office:value="0.615599527980742">
            <text:p>0.615599528</text:p>
          </table:table-cell>
          <table:table-cell table:style-name="Default" table:formula="of:=[.BJ100]/[.BK100]" office:value-type="float" office:value="3.75090381030973">
            <text:p>3.7509038103</text:p>
          </table:table-cell>
          <table:table-cell office:value-type="float" office:value="10967313702">
            <text:p>10967313702</text:p>
          </table:table-cell>
          <table:table-cell office:value-type="float" office:value="1825348139">
            <text:p>1825348139</text:p>
          </table:table-cell>
          <table:table-cell office:value-type="float" office:value="1194305470">
            <text:p>1194305470</text:p>
          </table:table-cell>
          <table:table-cell office:value-type="float" office:value="8417">
            <text:p>8417.000000</text:p>
          </table:table-cell>
          <table:table-cell table:style-name="Default" table:formula="of:=[.BR100]/[.BT100]/10^3" office:value-type="float" office:value="216.864457526435">
            <text:p>216.8644575264</text:p>
          </table:table-cell>
          <table:table-cell table:style-name="Default" table:formula="of:=[.BS100]/[.BR100]" office:value-type="float" office:value="0.654289143250388">
            <text:p>0.6542891433</text:p>
          </table:table-cell>
          <table:table-cell table:style-name="Default" table:formula="of:=[.BQ100]/[.BR100]" office:value-type="float" office:value="6.00834080232407">
            <text:p>6.0083408023</text:p>
          </table:table-cell>
          <table:table-cell office:value-type="float" office:value="961">
            <text:p>961</text:p>
          </table:table-cell>
          <table:table-cell office:value-type="float" office:value="43028400532">
            <text:p>43028400532</text:p>
          </table:table-cell>
          <table:table-cell office:value-type="float" office:value="1775262490">
            <text:p>1775262490</text:p>
          </table:table-cell>
          <table:table-cell office:value-type="float" office:value="10778494">
            <text:p>10778494</text:p>
          </table:table-cell>
          <table:table-cell office:value-type="float" office:value="8808">
            <text:p>8808</text:p>
          </table:table-cell>
          <table:table-cell table:style-name="Default" table:formula="of:=[.BZ100]/[.CB100]/10^3" office:value-type="float" office:value="201.5511455495">
            <text:p>201.5511455495</text:p>
          </table:table-cell>
          <table:table-cell table:style-name="Default" table:formula="of:=[.CA100]/[.BZ100]" office:value-type="float" office:value="0.00607149312325075">
            <text:p>0.0060714931</text:p>
          </table:table-cell>
          <table:table-cell table:style-name="Default" table:formula="of:=[.BY100]/[.BZ100]" office:value-type="float" office:value="24.2377680902839">
            <text:p>24.2377680903</text:p>
          </table:table-cell>
          <table:table-cell office:value-type="float" office:value="2841629006">
            <text:p>2841629006</text:p>
          </table:table-cell>
          <table:table-cell office:value-type="float" office:value="1825387018">
            <text:p>1825387018</text:p>
          </table:table-cell>
          <table:table-cell office:value-type="float" office:value="5024692">
            <text:p>5024692</text:p>
          </table:table-cell>
          <table:table-cell office:value-type="float" office:value="489">
            <text:p>489</text:p>
          </table:table-cell>
          <table:table-cell table:style-name="Default" table:formula="of:=[.CG100]/[.CI100]/10^3" office:value-type="float" office:value="3732.89778732106">
            <text:p>3732.8977873211</text:p>
          </table:table-cell>
          <table:table-cell table:style-name="Default" table:formula="of:=[.CH100]/[.CG100]" office:value-type="float" office:value="0.00275267214593503">
            <text:p>0.0027526721</text:p>
          </table:table-cell>
          <table:table-cell table:style-name="Default" table:formula="of:=[.CF100]/[.CG100]" office:value-type="float" office:value="1.55672686284">
            <text:p>1.5567268628</text:p>
          </table:table-cell>
          <table:table-cell office:value-type="float" office:value="748152653">
            <text:p>748152653</text:p>
          </table:table-cell>
          <table:table-cell office:value-type="float" office:value="459056374">
            <text:p>459056374</text:p>
          </table:table-cell>
          <table:table-cell office:value-type="float" office:value="7922565">
            <text:p>7922565</text:p>
          </table:table-cell>
          <table:table-cell office:value-type="float" office:value="110">
            <text:p>110</text:p>
          </table:table-cell>
          <table:table-cell table:style-name="Default" table:formula="of:=[.CN100]/[.CP100]/10^3" office:value-type="float" office:value="4173.23976363636">
            <text:p>4173.2397636364</text:p>
          </table:table-cell>
          <table:table-cell table:style-name="Default" table:formula="of:=[.CO100]/[.CN100]" office:value-type="float" office:value="0.017258370537297">
            <text:p>0.0172583705</text:p>
          </table:table-cell>
          <table:table-cell table:style-name="Default" table:formula="of:=[.CM100]/[.CN100]" office:value-type="float" office:value="1.62976204094707">
            <text:p>1.629762040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01]" office:value-type="float" office:value="961">
            <text:p>961</text:p>
          </table:table-cell>
          <table:table-cell office:value-type="string">
            <text:p>,</text:p>
          </table:table-cell>
          <table:table-cell table:formula="of:=[.CS101]" office:value-type="float" office:value="1.62436647076231">
            <text:p>1.6243664708</text:p>
          </table:table-cell>
          <table:table-cell office:value-type="string">
            <text:p>)</text:p>
          </table:table-cell>
          <table:table-cell office:value-type="float" office:value="43318099434">
            <text:p>43318099434</text:p>
          </table:table-cell>
          <table:table-cell office:value-type="float" office:value="1884086569">
            <text:p>1884086569</text:p>
          </table:table-cell>
          <table:table-cell office:value-type="float" office:value="1237682139">
            <text:p>1237682139</text:p>
          </table:table-cell>
          <table:table-cell table:style-name="Default" office:value-type="float" office:value="11596">
            <text:p>11596</text:p>
          </table:table-cell>
          <table:table-cell table:style-name="Default" table:formula="of:=[.G101]/[.I101]/10^3" office:value-type="float" office:value="162.477282597447">
            <text:p>162.4772825974</text:p>
          </table:table-cell>
          <table:table-cell table:style-name="Default" table:formula="of:=[.H101]/[.G101]" office:value-type="float" office:value="0.656913625607402">
            <text:p>0.6569136256</text:p>
          </table:table-cell>
          <table:table-cell table:style-name="Default" table:formula="of:=[.F101]/[.G101]" office:value-type="float" office:value="22.9915653275908">
            <text:p>22.9915653276</text:p>
          </table:table-cell>
          <table:table-cell office:value-type="float" office:value="43318099173">
            <text:p>43318099173</text:p>
          </table:table-cell>
          <table:table-cell office:value-type="float" office:value="1883596991">
            <text:p>1883596991</text:p>
          </table:table-cell>
          <table:table-cell office:value-type="float" office:value="59519800">
            <text:p>59519800</text:p>
          </table:table-cell>
          <table:table-cell office:value-type="float" office:value="9058">
            <text:p>9058.000000</text:p>
          </table:table-cell>
          <table:table-cell table:style-name="Default" table:formula="of:=[.N101]/[.P101]/10^3" office:value-type="float" office:value="207.948442371384">
            <text:p>207.9484423714</text:p>
          </table:table-cell>
          <table:table-cell table:style-name="Default" table:formula="of:=[.O101]/[.N101]" office:value-type="float" office:value="0.0315990099179342">
            <text:p>0.0315990099</text:p>
          </table:table-cell>
          <table:table-cell table:style-name="Default" table:formula="of:=[.M101]/[.N101]" office:value-type="float" office:value="22.9975410769808">
            <text:p>22.997541077</text:p>
          </table:table-cell>
          <table:table-cell office:value-type="float" office:value="43318099396">
            <text:p>43318099396</text:p>
          </table:table-cell>
          <table:table-cell office:value-type="float" office:value="1884050217">
            <text:p>1884050217</text:p>
          </table:table-cell>
          <table:table-cell office:value-type="float" office:value="1235948784">
            <text:p>1235948784</text:p>
          </table:table-cell>
          <table:table-cell office:value-type="float" office:value="11227">
            <text:p>11227.000000</text:p>
          </table:table-cell>
          <table:table-cell table:style-name="Default" table:formula="of:=[.U101]/[.W101]/10^3" office:value-type="float" office:value="167.814217244144">
            <text:p>167.8142172441</text:p>
          </table:table-cell>
          <table:table-cell table:style-name="Default" table:formula="of:=[.V101]/[.U101]" office:value-type="float" office:value="0.656006285208267">
            <text:p>0.6560062852</text:p>
          </table:table-cell>
          <table:table-cell table:style-name="Default" table:formula="of:=[.T101]/[.U101]" office:value-type="float" office:value="22.9920089205351">
            <text:p>22.9920089205</text:p>
          </table:table-cell>
          <table:table-cell office:value-type="float" office:value="43318100015">
            <text:p>43318100015</text:p>
          </table:table-cell>
          <table:table-cell office:value-type="float" office:value="1882934571">
            <text:p>1882934571</text:p>
          </table:table-cell>
          <table:table-cell office:value-type="float" office:value="2357234707">
            <text:p>2357234707</text:p>
          </table:table-cell>
          <table:table-cell office:value-type="float" office:value="17296">
            <text:p>17296.000000</text:p>
          </table:table-cell>
          <table:table-cell table:style-name="Default" table:formula="of:=[.AB101]/[.AD101]/10^3" office:value-type="float" office:value="108.865319784921">
            <text:p>108.8653197849</text:p>
          </table:table-cell>
          <table:table-cell table:style-name="Default" table:formula="of:=[.AC101]/[.AB101]" office:value-type="float" office:value="1.25189411427509">
            <text:p>1.2518941143</text:p>
          </table:table-cell>
          <table:table-cell table:style-name="Default" table:formula="of:=[.AA101]/[.AB101]" office:value-type="float" office:value="23.0056321032942">
            <text:p>23.0056321033</text:p>
          </table:table-cell>
          <table:table-cell office:value-type="float" office:value="43318099176">
            <text:p>43318099176</text:p>
          </table:table-cell>
          <table:table-cell office:value-type="float" office:value="1883684593">
            <text:p>1883684593</text:p>
          </table:table-cell>
          <table:table-cell office:value-type="float" office:value="61601315">
            <text:p>61601315</text:p>
          </table:table-cell>
          <table:table-cell office:value-type="float" office:value="9082">
            <text:p>9082.000000</text:p>
          </table:table-cell>
          <table:table-cell table:style-name="Default" table:formula="of:=[.AI101]/[.AK101]/10^3" office:value-type="float" office:value="207.408565624312">
            <text:p>207.4085656243</text:p>
          </table:table-cell>
          <table:table-cell table:style-name="Default" table:formula="of:=[.AJ101]/[.AI101]" office:value-type="float" office:value="0.0327025634912118">
            <text:p>0.0327025635</text:p>
          </table:table-cell>
          <table:table-cell table:style-name="Default" table:formula="of:=[.AH101]/[.AI101]" office:value-type="float" office:value="22.9964715626891">
            <text:p>22.9964715627</text:p>
          </table:table-cell>
          <table:table-cell office:value-type="float" office:value="43318100011">
            <text:p>43318100011</text:p>
          </table:table-cell>
          <table:table-cell office:value-type="float" office:value="1882789571">
            <text:p>1882789571</text:p>
          </table:table-cell>
          <table:table-cell office:value-type="float" office:value="2354594640">
            <text:p>2354594640</text:p>
          </table:table-cell>
          <table:table-cell office:value-type="float" office:value="17247">
            <text:p>17247.000000</text:p>
          </table:table-cell>
          <table:table-cell table:style-name="Default" table:formula="of:=[.AP101]/[.AR101]/10^3" office:value-type="float" office:value="109.166206934539">
            <text:p>109.1662069345</text:p>
          </table:table-cell>
          <table:table-cell table:style-name="Default" table:formula="of:=[.AQ101]/[.AP101]" office:value-type="float" office:value="1.25058831654215">
            <text:p>1.2505883165</text:p>
          </table:table-cell>
          <table:table-cell table:style-name="Default" table:formula="of:=[.AO101]/[.AP101]" office:value-type="float" office:value="23.0074038427951">
            <text:p>23.0074038428</text:p>
          </table:table-cell>
          <table:table-cell office:value-type="float" office:value="11308898133">
            <text:p>11308898133</text:p>
          </table:table-cell>
          <table:table-cell office:value-type="float" office:value="1882386619">
            <text:p>1882386619</text:p>
          </table:table-cell>
          <table:table-cell office:value-type="float" office:value="1237995557">
            <text:p>1237995557</text:p>
          </table:table-cell>
          <table:table-cell office:value-type="float" office:value="8866">
            <text:p>8866.000000</text:p>
          </table:table-cell>
          <table:table-cell table:style-name="Default" table:formula="of:=[.AW101]/[.AY101]/10^3" office:value-type="float" office:value="212.315206293706">
            <text:p>212.3152062937</text:p>
          </table:table-cell>
          <table:table-cell table:style-name="Default" table:formula="of:=[.AX101]/[.AW101]" office:value-type="float" office:value="0.657673372995858">
            <text:p>0.657673373</text:p>
          </table:table-cell>
          <table:table-cell table:style-name="Default" table:formula="of:=[.AV101]/[.AW101]" office:value-type="float" office:value="6.00774464653162">
            <text:p>6.0077446465</text:p>
          </table:table-cell>
          <table:table-cell office:value-type="float" office:value="7545087651">
            <text:p>7545087651</text:p>
          </table:table-cell>
          <table:table-cell office:value-type="float" office:value="2008372490">
            <text:p>2008372490</text:p>
          </table:table-cell>
          <table:table-cell office:value-type="float" office:value="1255390972">
            <text:p>1255390972</text:p>
          </table:table-cell>
          <table:table-cell office:value-type="float" office:value="9356">
            <text:p>9356.000000</text:p>
          </table:table-cell>
          <table:table-cell table:style-name="Default" table:formula="of:=[.BD101]/[.BF101]/10^3" office:value-type="float" office:value="214.661446130825">
            <text:p>214.6614461308</text:p>
          </table:table-cell>
          <table:table-cell table:style-name="Default" table:formula="of:=[.BE101]/[.BD101]" office:value-type="float" office:value="0.625078753194832">
            <text:p>0.6250787532</text:p>
          </table:table-cell>
          <table:table-cell table:style-name="Default" table:formula="of:=[.BC101]/[.BD101]" office:value-type="float" office:value="3.75681686966346">
            <text:p>3.7568168697</text:p>
          </table:table-cell>
          <table:table-cell office:value-type="float" office:value="7541507671">
            <text:p>7541507671</text:p>
          </table:table-cell>
          <table:table-cell office:value-type="float" office:value="2007251278">
            <text:p>2007251278</text:p>
          </table:table-cell>
          <table:table-cell office:value-type="float" office:value="1255050865">
            <text:p>1255050865</text:p>
          </table:table-cell>
          <table:table-cell office:value-type="float" office:value="9356">
            <text:p>9356.000000</text:p>
          </table:table-cell>
          <table:table-cell table:style-name="Default" table:formula="of:=[.BK101]/[.BM101]/10^3" office:value-type="float" office:value="214.541607310817">
            <text:p>214.5416073108</text:p>
          </table:table-cell>
          <table:table-cell table:style-name="Default" table:formula="of:=[.BL101]/[.BK101]" office:value-type="float" office:value="0.625258471002453">
            <text:p>0.625258471</text:p>
          </table:table-cell>
          <table:table-cell table:style-name="Default" table:formula="of:=[.BJ101]/[.BK101]" office:value-type="float" office:value="3.75713183180248">
            <text:p>3.7571318318</text:p>
          </table:table-cell>
          <table:table-cell office:value-type="float" office:value="11309855592">
            <text:p>11309855592</text:p>
          </table:table-cell>
          <table:table-cell office:value-type="float" office:value="1882386009">
            <text:p>1882386009</text:p>
          </table:table-cell>
          <table:table-cell office:value-type="float" office:value="1244892187">
            <text:p>1244892187</text:p>
          </table:table-cell>
          <table:table-cell office:value-type="float" office:value="8807">
            <text:p>8807.000000</text:p>
          </table:table-cell>
          <table:table-cell table:style-name="Default" table:formula="of:=[.BR101]/[.BT101]/10^3" office:value-type="float" office:value="213.737482570682">
            <text:p>213.7374825707</text:p>
          </table:table-cell>
          <table:table-cell table:style-name="Default" table:formula="of:=[.BS101]/[.BR101]" office:value-type="float" office:value="0.661337356444408">
            <text:p>0.6613373564</text:p>
          </table:table-cell>
          <table:table-cell table:style-name="Default" table:formula="of:=[.BQ101]/[.BR101]" office:value-type="float" office:value="6.00825523454047">
            <text:p>6.0082552345</text:p>
          </table:table-cell>
          <table:table-cell office:value-type="float" office:value="961">
            <text:p>961</text:p>
          </table:table-cell>
          <table:table-cell office:value-type="float" office:value="43028400531">
            <text:p>43028400531</text:p>
          </table:table-cell>
          <table:table-cell office:value-type="float" office:value="1775260545">
            <text:p>1775260545</text:p>
          </table:table-cell>
          <table:table-cell office:value-type="float" office:value="10694437">
            <text:p>10694437</text:p>
          </table:table-cell>
          <table:table-cell office:value-type="float" office:value="8809">
            <text:p>8809</text:p>
          </table:table-cell>
          <table:table-cell table:style-name="Default" table:formula="of:=[.BZ101]/[.CB101]/10^3" office:value-type="float" office:value="201.528044613464">
            <text:p>201.5280446135</text:p>
          </table:table-cell>
          <table:table-cell table:style-name="Default" table:formula="of:=[.CA101]/[.BZ101]" office:value-type="float" office:value="0.00602415066910643">
            <text:p>0.0060241507</text:p>
          </table:table-cell>
          <table:table-cell table:style-name="Default" table:formula="of:=[.BY101]/[.BZ101]" office:value-type="float" office:value="24.2377946449545">
            <text:p>24.237794645</text:p>
          </table:table-cell>
          <table:table-cell office:value-type="float" office:value="2929553075">
            <text:p>2929553075</text:p>
          </table:table-cell>
          <table:table-cell office:value-type="float" office:value="1882457801">
            <text:p>1882457801</text:p>
          </table:table-cell>
          <table:table-cell office:value-type="float" office:value="5154304">
            <text:p>5154304</text:p>
          </table:table-cell>
          <table:table-cell office:value-type="float" office:value="506">
            <text:p>506</text:p>
          </table:table-cell>
          <table:table-cell table:style-name="Default" table:formula="of:=[.CG101]/[.CI101]/10^3" office:value-type="float" office:value="3720.27233399209">
            <text:p>3720.2723339921</text:p>
          </table:table-cell>
          <table:table-cell table:style-name="Default" table:formula="of:=[.CH101]/[.CG101]" office:value-type="float" office:value="0.00273807147085153">
            <text:p>0.0027380715</text:p>
          </table:table-cell>
          <table:table-cell table:style-name="Default" table:formula="of:=[.CF101]/[.CG101]" office:value-type="float" office:value="1.55623837806285">
            <text:p>1.5562383781</text:p>
          </table:table-cell>
          <table:table-cell office:value-type="float" office:value="767031601">
            <text:p>767031601</text:p>
          </table:table-cell>
          <table:table-cell office:value-type="float" office:value="472203542">
            <text:p>472203542</text:p>
          </table:table-cell>
          <table:table-cell office:value-type="float" office:value="8073563">
            <text:p>8073563</text:p>
          </table:table-cell>
          <table:table-cell office:value-type="float" office:value="111">
            <text:p>111</text:p>
          </table:table-cell>
          <table:table-cell table:style-name="Default" table:formula="of:=[.CN101]/[.CP101]/10^3" office:value-type="float" office:value="4254.08596396396">
            <text:p>4254.085963964</text:p>
          </table:table-cell>
          <table:table-cell table:style-name="Default" table:formula="of:=[.CO101]/[.CN101]" office:value-type="float" office:value="0.0170976332913657">
            <text:p>0.0170976333</text:p>
          </table:table-cell>
          <table:table-cell table:style-name="Default" table:formula="of:=[.CM101]/[.CN101]" office:value-type="float" office:value="1.62436647076231">
            <text:p>1.6243664708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02]" office:value-type="float" office:value="961">
            <text:p>961</text:p>
          </table:table-cell>
          <table:table-cell office:value-type="string">
            <text:p>,</text:p>
          </table:table-cell>
          <table:table-cell table:formula="of:=[.CS102]" office:value-type="float" office:value="1.6304087599279">
            <text:p>1.6304087599</text:p>
          </table:table-cell>
          <table:table-cell office:value-type="string">
            <text:p>)</text:p>
          </table:table-cell>
          <table:table-cell office:value-type="float" office:value="44657496617">
            <text:p>44657496617</text:p>
          </table:table-cell>
          <table:table-cell office:value-type="float" office:value="1941901961">
            <text:p>1941901961</text:p>
          </table:table-cell>
          <table:table-cell office:value-type="float" office:value="1132509461">
            <text:p>1132509461</text:p>
          </table:table-cell>
          <table:table-cell table:style-name="Default" office:value-type="float" office:value="12412">
            <text:p>12412</text:p>
          </table:table-cell>
          <table:table-cell table:style-name="Default" table:formula="of:=[.G102]/[.I102]/10^3" office:value-type="float" office:value="156.453590154689">
            <text:p>156.4535901547</text:p>
          </table:table-cell>
          <table:table-cell table:style-name="Default" table:formula="of:=[.H102]/[.G102]" office:value-type="float" office:value="0.583196002550409">
            <text:p>0.5831960026</text:p>
          </table:table-cell>
          <table:table-cell table:style-name="Default" table:formula="of:=[.F102]/[.G102]" office:value-type="float" office:value="22.9967822855502">
            <text:p>22.9967822856</text:p>
          </table:table-cell>
          <table:table-cell office:value-type="float" office:value="44657496303">
            <text:p>44657496303</text:p>
          </table:table-cell>
          <table:table-cell office:value-type="float" office:value="1941837045">
            <text:p>1941837045</text:p>
          </table:table-cell>
          <table:table-cell office:value-type="float" office:value="61229347">
            <text:p>61229347</text:p>
          </table:table-cell>
          <table:table-cell office:value-type="float" office:value="9336">
            <text:p>9336.000000</text:p>
          </table:table-cell>
          <table:table-cell table:style-name="Default" table:formula="of:=[.N102]/[.P102]/10^3" office:value-type="float" office:value="207.994542095116">
            <text:p>207.9945420951</text:p>
          </table:table-cell>
          <table:table-cell table:style-name="Default" table:formula="of:=[.O102]/[.N102]" office:value-type="float" office:value="0.0315316607836164">
            <text:p>0.0315316608</text:p>
          </table:table-cell>
          <table:table-cell table:style-name="Default" table:formula="of:=[.M102]/[.N102]" office:value-type="float" office:value="22.9975509108696">
            <text:p>22.9975509109</text:p>
          </table:table-cell>
          <table:table-cell office:value-type="float" office:value="44657496602">
            <text:p>44657496602</text:p>
          </table:table-cell>
          <table:table-cell office:value-type="float" office:value="1941967809">
            <text:p>1941967809</text:p>
          </table:table-cell>
          <table:table-cell office:value-type="float" office:value="1151994001">
            <text:p>1151994001</text:p>
          </table:table-cell>
          <table:table-cell office:value-type="float" office:value="12270">
            <text:p>12270.000000</text:p>
          </table:table-cell>
          <table:table-cell table:style-name="Default" table:formula="of:=[.U102]/[.W102]/10^3" office:value-type="float" office:value="158.269585085575">
            <text:p>158.2695850856</text:p>
          </table:table-cell>
          <table:table-cell table:style-name="Default" table:formula="of:=[.V102]/[.U102]" office:value-type="float" office:value="0.593209627709127">
            <text:p>0.5932096277</text:p>
          </table:table-cell>
          <table:table-cell table:style-name="Default" table:formula="of:=[.T102]/[.U102]" office:value-type="float" office:value="22.9960025058273">
            <text:p>22.9960025058</text:p>
          </table:table-cell>
          <table:table-cell office:value-type="float" office:value="44657497271">
            <text:p>44657497271</text:p>
          </table:table-cell>
          <table:table-cell office:value-type="float" office:value="1941115293">
            <text:p>1941115293</text:p>
          </table:table-cell>
          <table:table-cell office:value-type="float" office:value="2320714175">
            <text:p>2320714175</text:p>
          </table:table-cell>
          <table:table-cell office:value-type="float" office:value="18764">
            <text:p>18764.000000</text:p>
          </table:table-cell>
          <table:table-cell table:style-name="Default" table:formula="of:=[.AB102]/[.AD102]/10^3" office:value-type="float" office:value="103.448907109358">
            <text:p>103.4489071094</text:p>
          </table:table-cell>
          <table:table-cell table:style-name="Default" table:formula="of:=[.AC102]/[.AB102]" office:value-type="float" office:value="1.19555710233642">
            <text:p>1.1955571023</text:p>
          </table:table-cell>
          <table:table-cell table:style-name="Default" table:formula="of:=[.AA102]/[.AB102]" office:value-type="float" office:value="23.0061024360803">
            <text:p>23.0061024361</text:p>
          </table:table-cell>
          <table:table-cell office:value-type="float" office:value="44657496306">
            <text:p>44657496306</text:p>
          </table:table-cell>
          <table:table-cell office:value-type="float" office:value="1941956422">
            <text:p>1941956422</text:p>
          </table:table-cell>
          <table:table-cell office:value-type="float" office:value="63365827">
            <text:p>63365827</text:p>
          </table:table-cell>
          <table:table-cell office:value-type="float" office:value="9362">
            <text:p>9362.000000</text:p>
          </table:table-cell>
          <table:table-cell table:style-name="Default" table:formula="of:=[.AI102]/[.AK102]/10^3" office:value-type="float" office:value="207.429654133732">
            <text:p>207.4296541337</text:p>
          </table:table-cell>
          <table:table-cell table:style-name="Default" table:formula="of:=[.AJ102]/[.AI102]" office:value-type="float" office:value="0.0326298913210113">
            <text:p>0.0326298913</text:p>
          </table:table-cell>
          <table:table-cell table:style-name="Default" table:formula="of:=[.AH102]/[.AI102]" office:value-type="float" office:value="22.9961371944731">
            <text:p>22.9961371945</text:p>
          </table:table-cell>
          <table:table-cell office:value-type="float" office:value="44657497275">
            <text:p>44657497275</text:p>
          </table:table-cell>
          <table:table-cell office:value-type="float" office:value="1941206940">
            <text:p>1941206940</text:p>
          </table:table-cell>
          <table:table-cell office:value-type="float" office:value="2316165657">
            <text:p>2316165657</text:p>
          </table:table-cell>
          <table:table-cell office:value-type="float" office:value="18808">
            <text:p>18808.000000</text:p>
          </table:table-cell>
          <table:table-cell table:style-name="Default" table:formula="of:=[.AP102]/[.AR102]/10^3" office:value-type="float" office:value="103.211768396427">
            <text:p>103.2117683964</text:p>
          </table:table-cell>
          <table:table-cell table:style-name="Default" table:formula="of:=[.AQ102]/[.AP102]" office:value-type="float" office:value="1.19315751931116">
            <text:p>1.1931575193</text:p>
          </table:table-cell>
          <table:table-cell table:style-name="Default" table:formula="of:=[.AO102]/[.AP102]" office:value-type="float" office:value="23.0050162889898">
            <text:p>23.005016289</text:p>
          </table:table-cell>
          <table:table-cell office:value-type="float" office:value="11658479659">
            <text:p>11658479659</text:p>
          </table:table-cell>
          <table:table-cell office:value-type="float" office:value="1940600279">
            <text:p>1940600279</text:p>
          </table:table-cell>
          <table:table-cell office:value-type="float" office:value="1132468365">
            <text:p>1132468365</text:p>
          </table:table-cell>
          <table:table-cell office:value-type="float" office:value="9118">
            <text:p>9118.000000</text:p>
          </table:table-cell>
          <table:table-cell table:style-name="Default" table:formula="of:=[.AW102]/[.AY102]/10^3" office:value-type="float" office:value="212.831791949989">
            <text:p>212.83179195</text:p>
          </table:table-cell>
          <table:table-cell table:style-name="Default" table:formula="of:=[.AX102]/[.AW102]" office:value-type="float" office:value="0.583566011638196">
            <text:p>0.5835660116</text:p>
          </table:table-cell>
          <table:table-cell table:style-name="Default" table:formula="of:=[.AV102]/[.AW102]" office:value-type="float" office:value="6.00766669218849">
            <text:p>6.0076666922</text:p>
          </table:table-cell>
          <table:table-cell office:value-type="float" office:value="7778260854">
            <text:p>7778260854</text:p>
          </table:table-cell>
          <table:table-cell office:value-type="float" office:value="2040518780">
            <text:p>2040518780</text:p>
          </table:table-cell>
          <table:table-cell office:value-type="float" office:value="1134491144">
            <text:p>1134491144</text:p>
          </table:table-cell>
          <table:table-cell office:value-type="float" office:value="9662">
            <text:p>9662.000000</text:p>
          </table:table-cell>
          <table:table-cell table:style-name="Default" table:formula="of:=[.BD102]/[.BF102]/10^3" office:value-type="float" office:value="211.19010349824">
            <text:p>211.1901034982</text:p>
          </table:table-cell>
          <table:table-cell table:style-name="Default" table:formula="of:=[.BE102]/[.BD102]" office:value-type="float" office:value="0.555981721471831">
            <text:p>0.5559817215</text:p>
          </table:table-cell>
          <table:table-cell table:style-name="Default" table:formula="of:=[.BC102]/[.BD102]" office:value-type="float" office:value="3.81190358561659">
            <text:p>3.8119035856</text:p>
          </table:table-cell>
          <table:table-cell office:value-type="float" office:value="7774617619">
            <text:p>7774617619</text:p>
          </table:table-cell>
          <table:table-cell office:value-type="float" office:value="2043629261">
            <text:p>2043629261</text:p>
          </table:table-cell>
          <table:table-cell office:value-type="float" office:value="1134592156">
            <text:p>1134592156</text:p>
          </table:table-cell>
          <table:table-cell office:value-type="float" office:value="9733">
            <text:p>9733.000000</text:p>
          </table:table-cell>
          <table:table-cell table:style-name="Default" table:formula="of:=[.BK102]/[.BM102]/10^3" office:value-type="float" office:value="209.969101099353">
            <text:p>209.9691010994</text:p>
          </table:table-cell>
          <table:table-cell table:style-name="Default" table:formula="of:=[.BL102]/[.BK102]" office:value-type="float" office:value="0.555184924023262">
            <text:p>0.555184924</text:p>
          </table:table-cell>
          <table:table-cell table:style-name="Default" table:formula="of:=[.BJ102]/[.BK102]" office:value-type="float" office:value="3.80431899629176">
            <text:p>3.8043189963</text:p>
          </table:table-cell>
          <table:table-cell office:value-type="float" office:value="11659456786">
            <text:p>11659456786</text:p>
          </table:table-cell>
          <table:table-cell office:value-type="float" office:value="1940603983">
            <text:p>1940603983</text:p>
          </table:table-cell>
          <table:table-cell office:value-type="float" office:value="1132112415">
            <text:p>1132112415</text:p>
          </table:table-cell>
          <table:table-cell office:value-type="float" office:value="9026">
            <text:p>9026.000000</text:p>
          </table:table-cell>
          <table:table-cell table:style-name="Default" table:formula="of:=[.BR102]/[.BT102]/10^3" office:value-type="float" office:value="215.001549191225">
            <text:p>215.0015491912</text:p>
          </table:table-cell>
          <table:table-cell table:style-name="Default" table:formula="of:=[.BS102]/[.BR102]" office:value-type="float" office:value="0.583381475518697">
            <text:p>0.5833814755</text:p>
          </table:table-cell>
          <table:table-cell table:style-name="Default" table:formula="of:=[.BQ102]/[.BR102]" office:value-type="float" office:value="6.00815874240118">
            <text:p>6.0081587424</text:p>
          </table:table-cell>
          <table:table-cell office:value-type="float" office:value="961">
            <text:p>961</text:p>
          </table:table-cell>
          <table:table-cell office:value-type="float" office:value="43028400531">
            <text:p>43028400531</text:p>
          </table:table-cell>
          <table:table-cell office:value-type="float" office:value="1775259586">
            <text:p>1775259586</text:p>
          </table:table-cell>
          <table:table-cell office:value-type="float" office:value="10773927">
            <text:p>10773927</text:p>
          </table:table-cell>
          <table:table-cell office:value-type="float" office:value="8814">
            <text:p>8814</text:p>
          </table:table-cell>
          <table:table-cell table:style-name="Default" table:formula="of:=[.BZ102]/[.CB102]/10^3" office:value-type="float" office:value="201.413613115498">
            <text:p>201.4136131155</text:p>
          </table:table-cell>
          <table:table-cell table:style-name="Default" table:formula="of:=[.CA102]/[.BZ102]" office:value-type="float" office:value="0.0060689304735854">
            <text:p>0.0060689305</text:p>
          </table:table-cell>
          <table:table-cell table:style-name="Default" table:formula="of:=[.BY102]/[.BZ102]" office:value-type="float" office:value="24.2378077382763">
            <text:p>24.2378077383</text:p>
          </table:table-cell>
          <table:table-cell office:value-type="float" office:value="3018474537">
            <text:p>3018474537</text:p>
          </table:table-cell>
          <table:table-cell office:value-type="float" office:value="1940670074">
            <text:p>1940670074</text:p>
          </table:table-cell>
          <table:table-cell office:value-type="float" office:value="5297786">
            <text:p>5297786</text:p>
          </table:table-cell>
          <table:table-cell office:value-type="float" office:value="521">
            <text:p>521</text:p>
          </table:table-cell>
          <table:table-cell table:style-name="Default" table:formula="of:=[.CG102]/[.CI102]/10^3" office:value-type="float" office:value="3724.89457581574">
            <text:p>3724.8945758157</text:p>
          </table:table-cell>
          <table:table-cell table:style-name="Default" table:formula="of:=[.CH102]/[.CG102]" office:value-type="float" office:value="0.00272987462989034">
            <text:p>0.0027298746</text:p>
          </table:table-cell>
          <table:table-cell table:style-name="Default" table:formula="of:=[.CF102]/[.CG102]" office:value-type="float" office:value="1.55537748401432">
            <text:p>1.555377484</text:p>
          </table:table-cell>
          <table:table-cell office:value-type="float" office:value="795586167">
            <text:p>795586167</text:p>
          </table:table-cell>
          <table:table-cell office:value-type="float" office:value="487967304">
            <text:p>487967304</text:p>
          </table:table-cell>
          <table:table-cell office:value-type="float" office:value="8511340">
            <text:p>8511340</text:p>
          </table:table-cell>
          <table:table-cell office:value-type="float" office:value="116">
            <text:p>116</text:p>
          </table:table-cell>
          <table:table-cell table:style-name="Default" table:formula="of:=[.CN102]/[.CP102]/10^3" office:value-type="float" office:value="4206.61468965517">
            <text:p>4206.6146896552</text:p>
          </table:table-cell>
          <table:table-cell table:style-name="Default" table:formula="of:=[.CO102]/[.CN102]" office:value-type="float" office:value="0.0174424391352253">
            <text:p>0.0174424391</text:p>
          </table:table-cell>
          <table:table-cell table:style-name="Default" table:formula="of:=[.CM102]/[.CN102]" office:value-type="float" office:value="1.6304087599279">
            <text:p>1.6304087599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.BX103]" office:value-type="float" office:value="961">
            <text:p>961</text:p>
          </table:table-cell>
          <table:table-cell office:value-type="string">
            <text:p>,</text:p>
          </table:table-cell>
          <table:table-cell table:formula="of:=[.CS103]" office:value-type="float" office:value="1.6230606432229">
            <text:p>1.6230606432</text:p>
          </table:table-cell>
          <table:table-cell office:value-type="string">
            <text:p>)</text:p>
          </table:table-cell>
          <table:table-cell office:value-type="float" office:value="46024222438">
            <text:p>46024222438</text:p>
          </table:table-cell>
          <table:table-cell office:value-type="float" office:value="2001637795">
            <text:p>2001637795</text:p>
          </table:table-cell>
          <table:table-cell office:value-type="float" office:value="1311206569">
            <text:p>1311206569</text:p>
          </table:table-cell>
          <table:table-cell table:style-name="Default" office:value-type="float" office:value="12784">
            <text:p>12784</text:p>
          </table:table-cell>
          <table:table-cell table:style-name="Default" table:formula="of:=[.G103]/[.I103]/10^3" office:value-type="float" office:value="156.573669821652">
            <text:p>156.5736698217</text:p>
          </table:table-cell>
          <table:table-cell table:style-name="Default" table:formula="of:=[.H103]/[.G103]" office:value-type="float" office:value="0.655066851892652">
            <text:p>0.6550668519</text:p>
          </table:table-cell>
          <table:table-cell table:style-name="Default" table:formula="of:=[.F103]/[.G103]" office:value-type="float" office:value="22.9932820777897">
            <text:p>22.9932820778</text:p>
          </table:table-cell>
          <table:table-cell office:value-type="float" office:value="46024222115">
            <text:p>46024222115</text:p>
          </table:table-cell>
          <table:table-cell office:value-type="float" office:value="2001318926">
            <text:p>2001318926</text:p>
          </table:table-cell>
          <table:table-cell office:value-type="float" office:value="63229087">
            <text:p>63229087</text:p>
          </table:table-cell>
          <table:table-cell office:value-type="float" office:value="9625">
            <text:p>9625.000000</text:p>
          </table:table-cell>
          <table:table-cell table:style-name="Default" table:formula="of:=[.N103]/[.P103]/10^3" office:value-type="float" office:value="207.929239064935">
            <text:p>207.9292390649</text:p>
          </table:table-cell>
          <table:table-cell table:style-name="Default" table:formula="of:=[.O103]/[.N103]" office:value-type="float" office:value="0.0315937086181336">
            <text:p>0.0315937086</text:p>
          </table:table-cell>
          <table:table-cell table:style-name="Default" table:formula="of:=[.M103]/[.N103]" office:value-type="float" office:value="22.9969454228806">
            <text:p>22.9969454229</text:p>
          </table:table-cell>
          <table:table-cell office:value-type="float" office:value="46024222357">
            <text:p>46024222357</text:p>
          </table:table-cell>
          <table:table-cell office:value-type="float" office:value="2001808459">
            <text:p>2001808459</text:p>
          </table:table-cell>
          <table:table-cell office:value-type="float" office:value="1307193101">
            <text:p>1307193101</text:p>
          </table:table-cell>
          <table:table-cell office:value-type="float" office:value="11981">
            <text:p>11981.000000</text:p>
          </table:table-cell>
          <table:table-cell table:style-name="Default" table:formula="of:=[.U103]/[.W103]/10^3" office:value-type="float" office:value="167.081917953426">
            <text:p>167.0819179534</text:p>
          </table:table-cell>
          <table:table-cell table:style-name="Default" table:formula="of:=[.V103]/[.U103]" office:value-type="float" office:value="0.653006083135949">
            <text:p>0.6530060831</text:p>
          </table:table-cell>
          <table:table-cell table:style-name="Default" table:formula="of:=[.T103]/[.U103]" office:value-type="float" office:value="22.9913217471322">
            <text:p>22.9913217471</text:p>
          </table:table-cell>
          <table:table-cell office:value-type="float" office:value="46024223042">
            <text:p>46024223042</text:p>
          </table:table-cell>
          <table:table-cell office:value-type="float" office:value="2000475119">
            <text:p>2000475119</text:p>
          </table:table-cell>
          <table:table-cell office:value-type="float" office:value="2500405096">
            <text:p>2500405096</text:p>
          </table:table-cell>
          <table:table-cell office:value-type="float" office:value="18640">
            <text:p>18640.000000</text:p>
          </table:table-cell>
          <table:table-cell table:style-name="Default" table:formula="of:=[.AB103]/[.AD103]/10^3" office:value-type="float" office:value="107.321626555794">
            <text:p>107.3216265558</text:p>
          </table:table-cell>
          <table:table-cell table:style-name="Default" table:formula="of:=[.AC103]/[.AB103]" office:value-type="float" office:value="1.24990562104562">
            <text:p>1.249905621</text:p>
          </table:table-cell>
          <table:table-cell table:style-name="Default" table:formula="of:=[.AA103]/[.AB103]" office:value-type="float" office:value="23.0066460736621">
            <text:p>23.0066460737</text:p>
          </table:table-cell>
          <table:table-cell office:value-type="float" office:value="46024222118">
            <text:p>46024222118</text:p>
          </table:table-cell>
          <table:table-cell office:value-type="float" office:value="2001343069">
            <text:p>2001343069</text:p>
          </table:table-cell>
          <table:table-cell office:value-type="float" office:value="65407378">
            <text:p>65407378</text:p>
          </table:table-cell>
          <table:table-cell office:value-type="float" office:value="9647">
            <text:p>9647.000000</text:p>
          </table:table-cell>
          <table:table-cell table:style-name="Default" table:formula="of:=[.AI103]/[.AK103]/10^3" office:value-type="float" office:value="207.457558722919">
            <text:p>207.4575587229</text:p>
          </table:table-cell>
          <table:table-cell table:style-name="Default" table:formula="of:=[.AJ103]/[.AI103]" office:value-type="float" office:value="0.0326817420826714">
            <text:p>0.0326817421</text:p>
          </table:table-cell>
          <table:table-cell table:style-name="Default" table:formula="of:=[.AH103]/[.AI103]" office:value-type="float" office:value="22.9966680030509">
            <text:p>22.9966680031</text:p>
          </table:table-cell>
          <table:table-cell office:value-type="float" office:value="46024223045">
            <text:p>46024223045</text:p>
          </table:table-cell>
          <table:table-cell office:value-type="float" office:value="2000582685">
            <text:p>2000582685</text:p>
          </table:table-cell>
          <table:table-cell office:value-type="float" office:value="2499280256">
            <text:p>2499280256</text:p>
          </table:table-cell>
          <table:table-cell office:value-type="float" office:value="18676">
            <text:p>18676.000000</text:p>
          </table:table-cell>
          <table:table-cell table:style-name="Default" table:formula="of:=[.AP103]/[.AR103]/10^3" office:value-type="float" office:value="107.120512154637">
            <text:p>107.1205121546</text:p>
          </table:table-cell>
          <table:table-cell table:style-name="Default" table:formula="of:=[.AQ103]/[.AP103]" office:value-type="float" office:value="1.24927616076013">
            <text:p>1.2492761608</text:p>
          </table:table-cell>
          <table:table-cell table:style-name="Default" table:formula="of:=[.AO103]/[.AP103]" office:value-type="float" office:value="23.0054090691083">
            <text:p>23.0054090691</text:p>
          </table:table-cell>
          <table:table-cell office:value-type="float" office:value="12015192088">
            <text:p>12015192088</text:p>
          </table:table-cell>
          <table:table-cell office:value-type="float" office:value="2000003359">
            <text:p>2000003359</text:p>
          </table:table-cell>
          <table:table-cell office:value-type="float" office:value="1316963033">
            <text:p>1316963033</text:p>
          </table:table-cell>
          <table:table-cell office:value-type="float" office:value="9586">
            <text:p>9586.000000</text:p>
          </table:table-cell>
          <table:table-cell table:style-name="Default" table:formula="of:=[.AW103]/[.AY103]/10^3" office:value-type="float" office:value="208.637946901732">
            <text:p>208.6379469017</text:p>
          </table:table-cell>
          <table:table-cell table:style-name="Default" table:formula="of:=[.AX103]/[.AW103]" office:value-type="float" office:value="0.65848041058215">
            <text:p>0.6584804106</text:p>
          </table:table-cell>
          <table:table-cell table:style-name="Default" table:formula="of:=[.AV103]/[.AW103]" office:value-type="float" office:value="6.00758595425939">
            <text:p>6.0075859543</text:p>
          </table:table-cell>
          <table:table-cell office:value-type="float" office:value="8016189156">
            <text:p>8016189156</text:p>
          </table:table-cell>
          <table:table-cell office:value-type="float" office:value="2142087299">
            <text:p>2142087299</text:p>
          </table:table-cell>
          <table:table-cell office:value-type="float" office:value="1319059649">
            <text:p>1319059649</text:p>
          </table:table-cell>
          <table:table-cell office:value-type="float" office:value="10164">
            <text:p>10164.000000</text:p>
          </table:table-cell>
          <table:table-cell table:style-name="Default" table:formula="of:=[.BD103]/[.BF103]/10^3" office:value-type="float" office:value="210.752390692641">
            <text:p>210.7523906926</text:p>
          </table:table-cell>
          <table:table-cell table:style-name="Default" table:formula="of:=[.BE103]/[.BD103]" office:value-type="float" office:value="0.615782395804215">
            <text:p>0.6157823958</text:p>
          </table:table-cell>
          <table:table-cell table:style-name="Default" table:formula="of:=[.BC103]/[.BD103]" office:value-type="float" office:value="3.74223270906944">
            <text:p>3.7422327091</text:p>
          </table:table-cell>
          <table:table-cell office:value-type="float" office:value="8012461115">
            <text:p>8012461115</text:p>
          </table:table-cell>
          <table:table-cell office:value-type="float" office:value="2138922598">
            <text:p>2138922598</text:p>
          </table:table-cell>
          <table:table-cell office:value-type="float" office:value="1319778204">
            <text:p>1319778204</text:p>
          </table:table-cell>
          <table:table-cell office:value-type="float" office:value="10161">
            <text:p>10161.000000</text:p>
          </table:table-cell>
          <table:table-cell table:style-name="Default" table:formula="of:=[.BK103]/[.BM103]/10^3" office:value-type="float" office:value="210.503158941049">
            <text:p>210.503158941</text:p>
          </table:table-cell>
          <table:table-cell table:style-name="Default" table:formula="of:=[.BL103]/[.BK103]" office:value-type="float" office:value="0.617029435863672">
            <text:p>0.6170294359</text:p>
          </table:table-cell>
          <table:table-cell table:style-name="Default" table:formula="of:=[.BJ103]/[.BK103]" office:value-type="float" office:value="3.74602667833425">
            <text:p>3.7460266783</text:p>
          </table:table-cell>
          <table:table-cell office:value-type="float" office:value="12016189087">
            <text:p>12016189087</text:p>
          </table:table-cell>
          <table:table-cell office:value-type="float" office:value="2000004201">
            <text:p>2000004201</text:p>
          </table:table-cell>
          <table:table-cell office:value-type="float" office:value="1312652212">
            <text:p>1312652212</text:p>
          </table:table-cell>
          <table:table-cell office:value-type="float" office:value="9524">
            <text:p>9524.000000</text:p>
          </table:table-cell>
          <table:table-cell table:style-name="Default" table:formula="of:=[.BR103]/[.BT103]/10^3" office:value-type="float" office:value="209.996241180176">
            <text:p>209.9962411802</text:p>
          </table:table-cell>
          <table:table-cell table:style-name="Default" table:formula="of:=[.BS103]/[.BR103]" office:value-type="float" office:value="0.65632472738991">
            <text:p>0.6563247274</text:p>
          </table:table-cell>
          <table:table-cell table:style-name="Default" table:formula="of:=[.BQ103]/[.BR103]" office:value-type="float" office:value="6.00808192352392">
            <text:p>6.0080819235</text:p>
          </table:table-cell>
          <table:table-cell office:value-type="float" office:value="961">
            <text:p>961</text:p>
          </table:table-cell>
          <table:table-cell office:value-type="float" office:value="43028400532">
            <text:p>43028400532</text:p>
          </table:table-cell>
          <table:table-cell office:value-type="float" office:value="1775258660">
            <text:p>1775258660</text:p>
          </table:table-cell>
          <table:table-cell office:value-type="float" office:value="10686559">
            <text:p>10686559</text:p>
          </table:table-cell>
          <table:table-cell office:value-type="float" office:value="8814">
            <text:p>8814</text:p>
          </table:table-cell>
          <table:table-cell table:style-name="Default" table:formula="of:=[.BZ103]/[.CB103]/10^3" office:value-type="float" office:value="201.413508055366">
            <text:p>201.4135080554</text:p>
          </table:table-cell>
          <table:table-cell table:style-name="Default" table:formula="of:=[.CA103]/[.BZ103]" office:value-type="float" office:value="0.00601971940246724">
            <text:p>0.0060197194</text:p>
          </table:table-cell>
          <table:table-cell table:style-name="Default" table:formula="of:=[.BY103]/[.BZ103]" office:value-type="float" office:value="24.2378203816226">
            <text:p>24.2378203816</text:p>
          </table:table-cell>
          <table:table-cell office:value-type="float" office:value="3109115694">
            <text:p>3109115694</text:p>
          </table:table-cell>
          <table:table-cell office:value-type="float" office:value="2000084344">
            <text:p>2000084344</text:p>
          </table:table-cell>
          <table:table-cell office:value-type="float" office:value="5358734">
            <text:p>5358734</text:p>
          </table:table-cell>
          <table:table-cell office:value-type="float" office:value="535">
            <text:p>535</text:p>
          </table:table-cell>
          <table:table-cell table:style-name="Default" table:formula="of:=[.CG103]/[.CI103]/10^3" office:value-type="float" office:value="3738.47540934579">
            <text:p>3738.4754093458</text:p>
          </table:table-cell>
          <table:table-cell table:style-name="Default" table:formula="of:=[.CH103]/[.CG103]" office:value-type="float" office:value="0.00267925401049987">
            <text:p>0.002679254</text:p>
          </table:table-cell>
          <table:table-cell table:style-name="Default" table:formula="of:=[.CF103]/[.CG103]" office:value-type="float" office:value="1.55449229095111">
            <text:p>1.554492291</text:p>
          </table:table-cell>
          <table:table-cell office:value-type="float" office:value="814308422">
            <text:p>814308422</text:p>
          </table:table-cell>
          <table:table-cell office:value-type="float" office:value="501711643">
            <text:p>501711643</text:p>
          </table:table-cell>
          <table:table-cell office:value-type="float" office:value="8666630">
            <text:p>8666630</text:p>
          </table:table-cell>
          <table:table-cell office:value-type="float" office:value="118">
            <text:p>118</text:p>
          </table:table-cell>
          <table:table-cell table:style-name="Default" table:formula="of:=[.CN103]/[.CP103]/10^3" office:value-type="float" office:value="4251.79358474576">
            <text:p>4251.7935847458</text:p>
          </table:table-cell>
          <table:table-cell table:style-name="Default" table:formula="of:=[.CO103]/[.CN103]" office:value-type="float" office:value="0.0172741257272357">
            <text:p>0.0172741257</text:p>
          </table:table-cell>
          <table:table-cell table:style-name="Default" table:formula="of:=[.CM103]/[.CN103]" office:value-type="float" office:value="1.6230606432229">
            <text:p>1.6230606432</text:p>
          </table:table-cell>
        </table:table-row>
        <table:table-row table:style-name="ro1" table:number-rows-repeated="1048472">
          <table:table-cell table:number-columns-repeated="97"/>
        </table:table-row>
        <table:table-row table:style-name="ro1">
          <table:table-cell table:number-columns-repeated="9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2">10/22/2011</text:date>, <text:time>04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stin@cs.drexel.edu </meta:initial-creator>
    <meta:creation-date>2011-10-20T13:39:25</meta:creation-date>
    <dc:date>2011-10-22T04:01:03</dc:date>
    <dc:creator>dustin@cs.drexel.edu </dc:creator>
    <meta:editing-duration>P1DT8H39M32S</meta:editing-duration>
    <meta:editing-cycles>7</meta:editing-cycles>
    <meta:generator>LibreOffice/3.3$Unix LibreOffice_project/330m19$Build-301</meta:generator>
    <meta:document-statistic meta:table-count="3" meta:cell-count="10003" meta:object-count="0"/>
  </office:meta>
</office:document-meta>
</file>